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apitula Libri Primi</text:h>
      <text:h text:style-name="Heading_20_4" text:outline-level="4">I</text:h>
      <text:p text:style-name="Text_20_body">Quali proportione quibusque collectionibus Plutarchus ratiocinatum esse Pythagoram philosophum dixerit de comprehendenda corporis proceritate qua fuit Hercules, cum vitam inter homines viveret. </text:p>
      <text:h text:style-name="Heading_20_4" text:outline-level="4">II</text:h>
      <text:p text:style-name="Text_20_body">Ab Herode Attico C. V. tempestive deprompta in quendam iactantem et gloriosum adulescentem, specie tantum philosophiae sectatorem, verba Epicteti Stoici, quibus festiviter a vero Stoico seiunxit vulgus loquacium nebulonum qui se Stoicos nuncuparent […] </text:p>
      <text:h text:style-name="Heading_20_4" text:outline-level="4">III</text:h>
      <text:p text:style-name="Text_20_body">Quod Chilo Lacedaemonius consilium anceps pro salute amici cepit; quodque est circumspecte et anxie considerandum an pro utilitatibus amicorum delinquendum aliquando sit; notataque inibi et relata quae et Theophrastus et M. Cicero super ea re scripserunt […] </text:p>
      <text:h text:style-name="Heading_20_4" text:outline-level="4">IV</text:h>
      <text:p text:style-name="Text_20_body">Quam tenuiter curioseque exploraverit Antonius Iulianus in oratione M. Tulii verbi ab eo mutate argutiam […] </text:p>
      <text:h text:style-name="Heading_20_4" text:outline-level="4">V</text:h>
      <text:p text:style-name="Text_20_body">Quod Demosthenes rhetor cultu corporis atque vestitu probris obnoxio infamique munditia fuit; quodque item Hortensius orator, ob eiusmodi munditias gestumque in agendo histrionicum, Dionysiae saltatriculae cognomento compellatus est […] </text:p>
      <text:h text:style-name="Heading_20_4" text:outline-level="4">VI</text:h>
      <text:p text:style-name="Text_20_body">Verba ex oratione Metelli Numidici quam dixit in censura ad populum, cum eum ad uxores ducendas adhortaretur; eaque oratio quam ob causam reprehensa et quo contra modo defensa sit […] </text:p>
      <text:h text:style-name="Heading_20_4" text:outline-level="4">VII</text:h>
      <text:p text:style-name="Text_20_body">In hisce verbis Ciceronis ex oratione quinta in Verrem, ‘hanc sibi rem praesidio speraut futurum,’ neque mendum esse neque vitium errareque istos qui bonos libros violent et ‘futuram’ scribunt; atque ibi de quodam alio Ciceronis verbo dictum, quod probe scriptum perperam mutatur; et aspersa pauca de modulis numerisque orationis, quos Cicero avide sectatus est […] </text:p>
      <text:h text:style-name="Heading_20_4" text:outline-level="4">VIII</text:h>
      <text:p text:style-name="Text_20_body">Historia in libris Sotionis philosophi reperta super Laide meretrice et Demosthene rhetore <text:s/></text:p>
      <text:h text:style-name="Heading_20_4" text:outline-level="4"><text:soft-page-break/>IX</text:h>
      <text:p text:style-name="Text_20_body">Quis modus fuerit, quis ordo disciplinae Pythagoricae, quantumque temporis imperatum observatumque sit discendi simul ac tacendi […] </text:p>
      <text:h text:style-name="Heading_20_4" text:outline-level="4">X</text:h>
      <text:p text:style-name="Text_20_body">Quibus verbis compellaverit Favorinus philosophus adulescentem casce nimis et prisce loquentem <text:s/></text:p>
      <text:h text:style-name="Heading_20_4" text:outline-level="4">XI</text:h>
      <text:p text:style-name="Text_20_body">Quod Thucydides, scriptor inclitus, Lacedaemonios in acie non tuba, sed tibiis esse usos dicit, verbaque eius super ea re posita; quodque Herodotus Alyattem regem fidicinas in procinctu habuisse tradit; atque inibi quaedam notata de Gracchi fistula contionaria […] </text:p>
      <text:h text:style-name="Heading_20_4" text:outline-level="4">XII</text:h>
      <text:p text:style-name="Text_20_body">Virgo Vestae quid aetatis et ex quali familia et quo ritu quibusque caerimoniis et religionibus ac quo nomine a pontifice maximo capiatur, et quo statim iure esse incipiat simul atque capta est; quodque, ut Labeo dicit, nec intestato cuiquam nec eius intestatae quisquam iure heres est […] </text:p>
      <text:h text:style-name="Heading_20_4" text:outline-level="4">XIII</text:h>
      <text:p text:style-name="Text_20_body">Quaesitum esse in philosophia, quidnam foret in recepto mandato rectius, idne omnino facere quod mandatum est, an nonnumquam etiam contra, si id </text:p>
      <text:p text:style-name="Text_20_body">speres ei qui mandavit utilius fore; superque ea quaestione expositae diversac sententiae […] </text:p>
      <text:h text:style-name="Heading_20_4" text:outline-level="4">XIV</text:h>
      <text:p text:style-name="Text_20_body">Quid dixerit feceritque C. Fabricius, magna vir gloria magnisque rebus gestis, sed familiae pecuniaeque inops, cum ei Samnites tamquam indigenti grave aurum donarent […] </text:p>
      <text:h text:style-name="Heading_20_4" text:outline-level="4">XV</text:h>
      <text:p text:style-name="Text_20_body">Quam inportunum vitium plenumque odii sit futilis inanisque loquacitas, et quam multis in locis a principibus utriusque linguae viris detestatione iusta culpata sit …</text:p>
      <text:h text:style-name="Heading_20_4" text:outline-level="4">XVI</text:h>
      <text:p text:style-name="Text_20_body">Quod verba istaec Quadrigari ex <text:span text:style-name="Emphasis">Annali</text:span> tertio,‘ibi mille hominum occiditur,’ non licenter neque de poetarum figura, sed ratione certa et proba grammaticae disciplinae dicta sunt […] </text:p>
      <text:h text:style-name="Heading_20_4" text:outline-level="4">XVII</text:h>
      <text:p text:style-name="Text_20_body">Quanta cum animi aequitate toleraverit Socrates uxoris ingenium intractabile; atque inibi, quid M. Varro in quadam satura de officio mariti scripserit </text:p>
      <text:h text:style-name="Heading_20_4" text:outline-level="4"><text:soft-page-break/>XVIII</text:h>
      <text:p text:style-name="Text_20_body">Quod M. Varro in quarto decimo <text:span text:style-name="Emphasis">Humanarum</text:span> L. Aelium magistrum suum in <text:span text:style-name="Emphasis">ἐτυμολογίᾳ</text:span> falsa reprehendit; quodque idem Varro in eodem libro falsum furis <text:span text:style-name="Emphasis">ἔτυμον</text:span> dicit […] </text:p>
      <text:h text:style-name="Heading_20_4" text:outline-level="4">XIX</text:h>
      <text:p text:style-name="Text_20_body">Historia super libris Sibyllinis ac de Tarquinio Superbo rege […] </text:p>
      <text:h text:style-name="Heading_20_4" text:outline-level="4">XX</text:h>
      <text:p text:style-name="Text_20_body">Quid geometrae dicant <text:span text:style-name="Emphasis">ἐπίπεδον</text:span> liquid (<text:span text:style-name="Emphasis">στερεόν</text:span>, quid <text:span text:style-name="Emphasis">κύβον</text:span>, quid <text:span text:style-name="Emphasis">γραμμήν</text:span>; quibusque ista omnia Latinis vocabulis appellentur […] </text:p>
      <text:h text:style-name="Heading_20_4" text:outline-level="4">XXI</text:h>
      <text:p text:style-name="Text_20_body">Quod Iulius Hyginus affirmatissime contendit, legisse se librum P. Vergilii domesticum, ubi scriptum esset ‘et ora tristia temptantum sensus torquebit amaror,’ non quod vulgus legeret ‘sensu torquebit amaro’ […] </text:p>
      <text:h text:style-name="Heading_20_4" text:outline-level="4">XXII</text:h>
      <text:p text:style-name="Text_20_body">An qui causas defendit recte Latineque dicat ‘superesse se’ is quos defendit; et ‘supercsse’ proprie quid sit […] </text:p>
      <text:h text:style-name="Heading_20_4" text:outline-level="4">XXIII</text:h>
      <text:p text:style-name="Text_20_body">Quis fuerit Papirius Praetextatus; quae istius causa cognomenti sit; historiaque ista omnis super eodem Papirio cognitu iucunda […] </text:p>
      <text:h text:style-name="Heading_20_4" text:outline-level="4">XXIV</text:h>
      <text:p text:style-name="Text_20_body">Tria epigrammata trium veterum poetarum, Naevii, Plauti, Pacuvii, quae facta ab ipsis sepulcris eorum incisa sunt […] </text:p>
      <text:h text:style-name="Heading_20_4" text:outline-level="4">XXV</text:h>
      <text:p text:style-name="Text_20_body">Quibus verbis M. Varro indutias definierit; quaesitumque inibi curiosius quaenam ratio sit vocabuli indutiarum […] </text:p>
      <text:h text:style-name="Heading_20_4" text:outline-level="4">XXVI</text:h>
      <text:p text:style-name="Text_20_body">Quem in modum mihi Taurus philosophus responderit percontanti an sapiens irasceretur <text:s/></text:p>
      <text:h text:style-name="Heading_20_3" text:outline-level="3">Capitula Libri Secundi</text:h>
      <text:h text:style-name="Heading_20_4" text:outline-level="4">I</text:h>
      <text:p text:style-name="Text_20_body">Quo genere solitus sit philosophus Socrates exercere patientiam corporis; deque eiusdem viri <text:soft-page-break/>temperantia </text:p>
      <text:h text:style-name="Heading_20_4" text:outline-level="4">II</text:h>
      <text:p text:style-name="Text_20_body">Quae ratio observatioque officiorum esse debeat inter patres filiosque in discumbendo sedendoque atque id genus rebus domi forisque, si filii magistratus sunt et patres privati; superque ea re Tauri hilosophi dissertatio et exemplum ex historia Romana petitum […] </text:p>
      <text:h text:style-name="Heading_20_4" text:outline-level="4">III</text:h>
      <text:p text:style-name="Text_20_body">Qua ratione verbis quibusdam vocabulisque veteres immiserint <text:span text:style-name="Emphasis">h</text:span> litterae spiritum […] </text:p>
      <text:h text:style-name="Heading_20_4" text:outline-level="4">IV</text:h>
      <text:p text:style-name="Text_20_body">Quam ob causam Gavius Bassus genus quoddam iudicii ‘divinationem’ appellari scripserit; et quam alii causam esse eiusdem vocabuli dixerint . </text:p>
      <text:h text:style-name="Heading_20_4" text:outline-level="4">V</text:h>
      <text:p text:style-name="Text_20_body">Quam lepide signateque dixerit Favorinus philosophus quid intersit inter Platonis et Lysiae orationem […] </text:p>
      <text:h text:style-name="Heading_20_4" text:outline-level="4">VI</text:h>
      <text:p text:style-name="Text_20_body">Quibus verbis ignaviter et abiecte Vergilius usus esse dicatur; et quid his qui improbe id dicunt respondeatur […] </text:p>
      <text:h text:style-name="Heading_20_4" text:outline-level="4">VII</text:h>
      <text:p text:style-name="Text_20_body">De officio erga patres liberorum; deque ea re ex philosophiae libris, in quibus scriptum quaesitumque est an omnibus patris iussis obsequendum sit […] </text:p>
      <text:h text:style-name="Heading_20_4" text:outline-level="4">VIII</text:h>
      <text:p text:style-name="Text_20_body">Quod parum aequa reprehensio Epicuri a Plutarcho facta sit in synlogismi disciplina […] </text:p>
      <text:h text:style-name="Heading_20_4" text:outline-level="4">IX</text:h>
      <text:p text:style-name="Text_20_body">Quod idem Plutarchus evidenti calumnia verbum ab Epicuro dictum insectatus sit […] </text:p>
      <text:h text:style-name="Heading_20_4" text:outline-level="4">X</text:h>
      <text:p text:style-name="Text_20_body">Quid sint favisae Capitolinae; et quid super eo verbo M. Varro Servio Sulpicio quaerenti rescripserit […] </text:p>
      <text:h text:style-name="Heading_20_4" text:outline-level="4">XI</text:h>
      <text:p text:style-name="Text_20_body">De Sicinio Dentato egregio bellatore multa memoratu digna […] </text:p>
      <text:h text:style-name="Heading_20_4" text:outline-level="4"><text:soft-page-break/>XII</text:h>
      <text:p text:style-name="Text_20_body">Considerata perpensaque lex quaedam Solonis, speciem habens primorem iniquae iniustaeque legis, sed ad usum et emolumentum salubritatis penitus reperta […] </text:p>
      <text:h text:style-name="Heading_20_4" text:outline-level="4">XIII</text:h>
      <text:p text:style-name="Text_20_body">Liberos in multitudinis numero etiam unum filium filiamve veteres dixisse […] </text:p>
      <text:h text:style-name="Heading_20_4" text:outline-level="4">XIV</text:h>
      <text:p text:style-name="Text_20_body">Quod M. Cato, in libro qui inscriptus est <text:span text:style-name="Emphasis">Contra Tiberium Exulem,</text:span> ‘stitisses vadimonium’ per ‘i’ litteram dicit, non ‘stetisses’ ; eiusque verbi ratio reddita […] </text:p>
      <text:h text:style-name="Heading_20_4" text:outline-level="4">XV</text:h>
      <text:p text:style-name="Text_20_body">Quod antiquitus aetati senectae potissimum habiti sint ampli honores; et cur postea ad maritos et ad patres idem isti honores delati sint; atque ibi de capite quaedam legis Iuliae septio […] </text:p>
      <text:h text:style-name="Heading_20_4" text:outline-level="4">XVI</text:h>
      <text:p text:style-name="Text_20_body">Quod Caesellius Vindex a Sulpicio Apollinari reprehensus est in sensus Vergiliani enarratione . </text:p>
      <text:h text:style-name="Heading_20_4" text:outline-level="4">XVII</text:h>
      <text:p text:style-name="Text_20_body">Cuiusmodi esse naturam quarundam praepositionum M. Cicero animadverterit; disceptatumque ibi super eo ipso quod Cicero observaverat <text:s/></text:p>
      <text:h text:style-name="Heading_20_4" text:outline-level="4">XVIII</text:h>
      <text:p text:style-name="Text_20_body">Quod Phaedon Socraticus servus fuit; quodque item alii complusculi servitutem servierunt […] </text:p>
      <text:h text:style-name="Heading_20_4" text:outline-level="4">XIX</text:h>
      <text:p text:style-name="Text_20_body">‘Rescire’ verbum quid sit; et quam habeat veram atque propriam significationem […] </text:p>
      <text:h text:style-name="Heading_20_4" text:outline-level="4">XX</text:h>
      <text:p text:style-name="Text_20_body">Quae volgo dicuntur ‘vivaria,’ id vocabulum veteres non dixisse; et quid pro eo P. Scipio in oratione ad populum, quid postea M. Varro in libris <text:span text:style-name="Emphasis">De Re Rustica</text:span> dixerit […] </text:p>
      <text:h text:style-name="Heading_20_4" text:outline-level="4">XXI</text:h>
      <text:p text:style-name="Text_20_body">Super eo sidere quod Graeci <text:span text:style-name="Emphasis">ἅμαξαν,</text:span> nos ‘septentriones’ vocamus; ac de utriusque vocabuli ratione et origine […] </text:p>
      <text:h text:style-name="Heading_20_4" text:outline-level="4">XXII</text:h>
      <text:p text:style-name="Text_20_body">De vento ‘Iapyge’ deque aliorum ventorum vocabulis regionibusque accepta ex Favorini sermonibus […] </text:p>
      <text:h text:style-name="Heading_20_4" text:outline-level="4"><text:soft-page-break/>XXIII</text:h>
      <text:p text:style-name="Text_20_body">Consultatio diiudicatioque locorum facta ex comoedia Menandri et Caecilii, quae <text:span text:style-name="Emphasis">Plocium</text:span> inscripta est […] </text:p>
      <text:h text:style-name="Heading_20_4" text:outline-level="4">XXIV</text:h>
      <text:p text:style-name="Text_20_body">De vetere parsimonia; deque antiquis legibus sumptuariis […] </text:p>
      <text:h text:style-name="Heading_20_4" text:outline-level="4">XXV</text:h>
      <text:p text:style-name="Text_20_body">Quid Graeci <text:span text:style-name="Emphasis">ἀναλογίαν</text:span> quid contra <text:span text:style-name="Emphasis">ἀνωμαλίαν</text:span> vocent […] </text:p>
      <text:h text:style-name="Heading_20_4" text:outline-level="4">XXVI</text:h>
      <text:p text:style-name="Text_20_body">Sermones M. Frontonis et Favorini philosophi de generibus colorum vocabulisque eorum Graecis et Latinis; atque inibi color spadix cuiusmodi sit . </text:p>
      <text:h text:style-name="Heading_20_4" text:outline-level="4">XXVII</text:h>
      <text:p text:style-name="Text_20_body">Quid T. Castricius existimarit super Sallustii verbis et Demosthenis, quibus alter Philippum descripsit, alter Sertorium […] </text:p>
      <text:h text:style-name="Heading_20_4" text:outline-level="4">XXVIII</text:h>
      <text:p text:style-name="Text_20_body">Non esse compertum cui deo rem divinam fieri oporteat, cum terra movet […] </text:p>
      <text:h text:style-name="Heading_20_4" text:outline-level="4">XXIX</text:h>
      <text:p text:style-name="Text_20_body">Apologus Aesopi Phrygis memoratu non inutilis […] </text:p>
      <text:h text:style-name="Heading_20_4" text:outline-level="4">XXX</text:h>
      <text:p text:style-name="Text_20_body">Quid observatum sit in undarum motibus, quae in mari alio atque alio modo fiunt austris flantibus aquilonibusque […] </text:p>
      <text:h text:style-name="Heading_20_3" text:outline-level="3">Capitula Libri Tertii</text:h>
      <text:h text:style-name="Heading_20_4" text:outline-level="4">I</text:h>
      <text:p text:style-name="Text_20_body">Quaesitum atque tractatum quam ob causam Sallustius avaritiam dixerit non animum modo virilem, sed corpus quoque ipsum effeminare <text:s/></text:p>
      <text:h text:style-name="Heading_20_4" text:outline-level="4">II</text:h>
      <text:p text:style-name="Text_20_body">Quemnam esse natalem diem M. Varro dicat, qui ante noctis horam sextam postve eam nata sunt; atque inibi de temporibus terminisque dierum qui civiles nominantur et usquequaque gentium varie observantur; et praeterea quid Q. Mucius scripserit super ea muliere quae a marito non iure se usurpavisset, quod rationem civilis anni non habuerit. </text:p>
      <text:h text:style-name="Heading_20_4" text:outline-level="4"><text:soft-page-break/>III</text:h>
      <text:p text:style-name="Text_20_body">De noscendis explorandisque Plauti comoediis, quoniam promise verae atque falsae nomine eius inscriptae feruntur; atque inibi, quod Plautus in pistrino et Naevius in carcere fabulas scriptitarint </text:p>
      <text:h text:style-name="Heading_20_4" text:outline-level="4">IV</text:h>
      <text:p text:style-name="Text_20_body">Quod P. Africano et aliis tunc viris nobilibus ante aetatem senectam barbam et genas radere mos patrius fuit […] </text:p>
      <text:h text:style-name="Heading_20_4" text:outline-level="4">V</text:h>
      <text:p text:style-name="Text_20_body">Deliciarum vitium et mollities oculorum et corporis ab Arcesila philosopho cuidam obprobrata acerbe simul et festiviter […] </text:p>
      <text:h text:style-name="Heading_20_4" text:outline-level="4">VI</text:h>
      <text:p text:style-name="Text_20_body">De vi atque natura palmae arboris, quod lignum ex ea ponderibus positis renitatur […] </text:p>
      <text:h text:style-name="Heading_20_4" text:outline-level="4">VII</text:h>
      <text:p text:style-name="Text_20_body">Historia ex annalibus sumpta de Q. Caedicio tribuno militum; verbaque ex <text:span text:style-name="Emphasis">Originibus</text:span> M. Catonis apposita, quibus Caedici virtutem cum Spartano Leonida aequiperat […] </text:p>
      <text:h text:style-name="Heading_20_4" text:outline-level="4">VIII</text:h>
      <text:p text:style-name="Text_20_body">Litterae eximiae consulum C. Fabricii et Q. Aemilii ad regem Pyrrum, a Q. Claudio scriptore historiarum in memorial datae […] </text:p>
      <text:h text:style-name="Heading_20_4" text:outline-level="4">IX</text:h>
      <text:p text:style-name="Text_20_body">Quis et cuiusmodi fuerit qui in proverbio fertur equus Seianus; et qualis color equorum sit qui </text:p>
      <text:p text:style-name="Text_20_body">‘spadices’ vocantur; deque istius vocablli ratione […] </text:p>
      <text:h text:style-name="Heading_20_4" text:outline-level="4">X</text:h>
      <text:p text:style-name="Text_20_body">Quod est quaedam septenarii numeri vis et facultas in multis naturae rebus animadversa, de qua M. Varro in <text:span text:style-name="Emphasis">Hebdomadibus</text:span> disserit copiose […] </text:p>
      <text:h text:style-name="Heading_20_4" text:outline-level="4">XI</text:h>
      <text:p text:style-name="Text_20_body">Quibus et quam frivolis argumentis Accius in <text:span text:style-name="Emphasis">Didascalicis</text:span> utatur, quibus docere nititur Hesiodum esse quam Homerum natu antiquiorem […] </text:p>
      <text:h text:style-name="Heading_20_4" text:outline-level="4">XII</text:h>
      <text:p text:style-name="Text_20_body">Largum atque avidum bibendi a P. Nigidio, doctissimo viro, nova et prope absurda vocabuli figura ‘bibosum’ dictum […] </text:p>
      <text:h text:style-name="Heading_20_4" text:outline-level="4"><text:soft-page-break/>XIII</text:h>
      <text:p text:style-name="Text_20_body">Quod Demosthenes etiamtum adulescens, cum Platonis philosophi discipulus foret, audito forte Callistrato rhetore in contione populi, destitit a Platone et sectatus Callistratum est […] </text:p>
      <text:h text:style-name="Heading_20_4" text:outline-level="4">XIV</text:h>
      <text:p text:style-name="Text_20_body">‘Dimidium librum legi’ aut ‘dimidiam fabulam audivi’ aliaque huiuscemodi qui dicat, vitiose dicere; eiusque vitii causas reddere M. Varronem; nec quemquam veterem hisce verbis ita usum esse. </text:p>
      <text:h text:style-name="Heading_20_4" text:outline-level="4">XV</text:h>
      <text:p text:style-name="Text_20_body">Extare in litteris perque hominum memorias traditum, quod repente multis mortem attulit gaudium ingens insperatum, interclusa anima et vim magni novique motus non sustinente […] </text:p>
      <text:h text:style-name="Heading_20_4" text:outline-level="4">XVI</text:h>
      <text:p text:style-name="Text_20_body">Temporis varietas in puerperis mulierum quaenam sit a medicis et a philosophis tradita; atque inibi poetarum quoque veterum super eadem re opiniones multaque alia auditu atque memoratu digna; verbaque ipsa Hippocratis medici ex libro illius sumpta qui inscriptus est <text:span text:style-name="Emphasis">Περὶ Τροφῆς</text:span> […] </text:p>
      <text:h text:style-name="Heading_20_4" text:outline-level="4">XVII</text:h>
      <text:p text:style-name="Text_20_body">Id quoque esse a gravissimis viris memoriae mandatum, quod tris libros Plato Philolai Pythagorici et Aristoteles pauculos Speusippi philosophi mercati sunt pretiis fidem non capientibus […] </text:p>
      <text:h text:style-name="Heading_20_4" text:outline-level="4">XVIII</text:h>
      <text:p text:style-name="Text_20_body">Quid sint ‘pedari senatores’ et quam ob causam ita appellati; quamque habeant originem verba haec ex edicto tralaticio consulum: ‘senators quibusque in senatu sententiam dicere licet’ <text:s/></text:p>
      <text:h text:style-name="Heading_20_4" text:outline-level="4">XIX</text:h>
      <text:p text:style-name="Text_20_body">Qua ratione Gavius Bassus scripserit ‘parcum’ hominem appellatum et quam esse eius vocabuli causam putarit; et contra, quem in modum quibusque verbis Favorinus hanc traditionem eius eluserit […] </text:p>
      <text:h text:style-name="Heading_20_3" text:outline-level="3">Capitula Libri Quarti</text:h>
      <text:h text:style-name="Heading_20_4" text:outline-level="4">I</text:h>
      <text:p text:style-name="Text_20_body">Sermo quidam Favorini philosophi cum grammatico iactantiore factus in Socraticum modum; atque ibi in sermone dictum quibus verbis ‘penus’ a Q. Scaevola definita sit; quodque eadem definition culpata reprehensaque est […] </text:p>
      <text:h text:style-name="Heading_20_4" text:outline-level="4">II</text:h>
      <text:p text:style-name="Text_20_body">Morbus et vitium quid differat et quam vim habeant vocabula ista in edicto aedilium; et an eunuchus et steriles mulieres redhiberi possint; diversaeque super ea re sententiae […] </text:p>
      <text:h text:style-name="Heading_20_4" text:outline-level="4"><text:soft-page-break/>III</text:h>
      <text:p text:style-name="Text_20_body">Quod nullae fuerint rei uxoriae actiones in urbe Roma ante Carvilianum divortium; atque inibi, quid sit proprie paelex quaeque eius vocabuli ratio sit […] </text:p>
      <text:h text:style-name="Heading_20_4" text:outline-level="4">IV</text:h>
      <text:p text:style-name="Text_20_body">Quid Servius Sulpicius, in libro qui est <text:span text:style-name="Emphasis">De Dotibiis,</text:span> scripserit de iure atque more veterum sponsaliorum </text:p>
      <text:h text:style-name="Heading_20_4" text:outline-level="4">V</text:h>
      <text:p text:style-name="Text_20_body">Historia narrata de perfidia aruspicum Etruscorum; quodque ob eam rem versus hic a pueris Romae urbe tota cantatus est: ‘Malum consilium consultori pessimum est’ […] </text:p>
      <text:h text:style-name="Heading_20_4" text:outline-level="4">VI</text:h>
      <text:p text:style-name="Text_20_body">Verba veteris senatusconsulti posita, quo decretum est hostiis maioribus expiandum, quod in sacrario hastae Martiae movissent; atque ibi enarratum quid sint ‘hostiae succidaneae,’ quid item ‘porca praecidanea’ ; et quod Capito Ateius ferias quasdam ‘praecidaneas’ appellavit […] </text:p>
      <text:h text:style-name="Heading_20_4" text:outline-level="4">VII</text:h>
      <text:p text:style-name="Text_20_body">De epistula Valerii Probi grammatici ad Marcellum scripta super accentu nominum quorundam Poenicorum […] </text:p>
      <text:h text:style-name="Heading_20_4" text:outline-level="4">VIII</text:h>
      <text:p text:style-name="Text_20_body">Quid C. Fabricius de Cornelio Rufino homine avaro dixerit, quem, cuin odisset inimicusque esset, designandum tamen consulem curavit <text:s/></text:p>
      <text:h text:style-name="Heading_20_4" text:outline-level="4">IX</text:h>
      <text:p text:style-name="Text_20_body">Quid significet proprie ‘religiosus’ ; et in quae diverticula significatio istius vocabuli flexa sit; et verba Nigidii Figuli ex <text:span text:style-name="Emphasis">Commentariis</text:span> eius super ea re sumpta. . </text:p>
      <text:h text:style-name="Heading_20_4" text:outline-level="4">X</text:h>
      <text:p text:style-name="Text_20_body">Quid observatum de ordine rogandarum in senatu sententiarum; iurgiumque in senatu C. Caesaris consulis et M. Catonis, diem dicendo eximentis . </text:p>
      <text:h text:style-name="Heading_20_4" text:outline-level="4">XI</text:h>
      <text:p text:style-name="Text_20_body">Quae qualiaque sint quae Aristoxenus quasi magis comperta de Pythagora memoriae mandavit; et quae item Plutarchus in eundem modum de eodem Pythagora scripserit […] </text:p>
      <text:h text:style-name="Heading_20_4" text:outline-level="4">XII</text:h>
      <text:p text:style-name="Text_20_body">Notae et animadversiones censoriae in veteribus monumentis repertae memoria dignae […] </text:p>
      <text:h text:style-name="Heading_20_4" text:outline-level="4"><text:soft-page-break/>XIII</text:h>
      <text:p text:style-name="Text_20_body">Quod incentiones quaedam tibiarum certo modo factae ischiacis mederi possunt […] </text:p>
      <text:h text:style-name="Heading_20_4" text:outline-level="4">XIV</text:h>
      <text:p text:style-name="Text_20_body">Narratur historia de Hostilio Mancino aedili cur. et Manilia meretrice; verbaque decreti tribunorum ad quos a Manilia provocatum est […] </text:p>
      <text:h text:style-name="Heading_20_4" text:outline-level="4">XV</text:h>
      <text:p text:style-name="Text_20_body">Defensa a culpa sententia ex historia Sallustii, quam iniqui eius cum insectatione maligni reprehenderint […] </text:p>
      <text:h text:style-name="Heading_20_4" text:outline-level="4">XVI</text:h>
      <text:p text:style-name="Text_20_body">De vocabulis quibusdam a Varrone et Nigidio contra cotidiani sermonis consuetudinem declinatis; atque inibi id genus quaedam cum exemplis veterum relata […] </text:p>
      <text:h text:style-name="Heading_20_4" text:outline-level="4">XVII</text:h>
      <text:p text:style-name="Text_20_body">De natura quarundam particularly quae praepositae verbis intendi atque produci barbare et inscite videntur, exemplis rationibusque plusculis disceptatum […] </text:p>
      <text:h text:style-name="Heading_20_4" text:outline-level="4">XVIII</text:h>
      <text:p text:style-name="Text_20_body">De P. Africano superiore sumpta quaedam ex annalibus memoratu dignissima. . </text:p>
      <text:h text:style-name="Heading_20_4" text:outline-level="4">XIX</text:h>
      <text:p text:style-name="Text_20_body">Quid M. Varro in Logislorico scripserit de moderando victu puerorum inpubium […] </text:p>
      <text:h text:style-name="Heading_20_4" text:outline-level="4">XX</text:h>
      <text:p text:style-name="Text_20_body">Notati a censoribus qui audientibus iis dixerant ioca quaedam intempestiviter; ac de eius quoque nota deliberatum qui steterat forte apud eos oscitabundus […] </text:p>
      <text:h text:style-name="Heading_20_3" text:outline-level="3">Capitula Libri Quinti</text:h>
      <text:h text:style-name="Heading_20_4" text:outline-level="4">I</text:h>
      <text:p text:style-name="Text_20_body">Quod Musonius philosophus reprehendit inprobavitque laudari philosophum disserentem a vociferantibus et in laudando gestientibus […] </text:p>
      <text:h text:style-name="Heading_20_4" text:outline-level="4">II</text:h>
      <text:p text:style-name="Text_20_body">Super equo Alexandri regis, qui Bucephalas appellatus est […] </text:p>
      <text:h text:style-name="Heading_20_4" text:outline-level="4"><text:soft-page-break/>III</text:h>
      <text:p text:style-name="Text_20_body">Quae causa quodque initium fuisse dicatur Protagorae ad philosophiae litteras adeundi […] </text:p>
      <text:h text:style-name="Heading_20_4" text:outline-level="4">IV</text:h>
      <text:p text:style-name="Text_20_body">De verbo ‘duovicesimlo,’ quod vulgo incognitum est, a viris doctis multifariam in libris scriptum est </text:p>
      <text:h text:style-name="Heading_20_4" text:outline-level="4">V</text:h>
      <text:p text:style-name="Text_20_body">Cuiusmodi ioco incavillatus sit Antiochum regem Poenus Hannibal […] </text:p>
      <text:h text:style-name="Heading_20_4" text:outline-level="4">VI</text:h>
      <text:p text:style-name="Text_20_body">De coronis militaribus; quae sit earum triumphalis, quae obsidionalis, quae civica, quae muralis, quae castrensis, quae navalis, quae ovalis, quae oleaginea </text:p>
      <text:h text:style-name="Heading_20_4" text:outline-level="4">VII</text:h>
      <text:p text:style-name="Text_20_body">‘Personae’ vocabulum quam lepide interpretatus sit quamque esse vocis eius originem dixerit Gavius Bassus […] </text:p>
      <text:h text:style-name="Heading_20_4" text:outline-level="4">VIII</text:h>
      <text:p text:style-name="Text_20_body">Defensus error a Vergilii versibus, quos arguerat Iulius Hyginus grammaticus; et ibidem, quid sit lituus; deque <text:span text:style-name="Emphasis">ἐτυμολογίᾳ</text:span> vocis eius […] </text:p>
      <text:h text:style-name="Heading_20_4" text:outline-level="4">IX</text:h>
      <text:p text:style-name="Text_20_body">Historia de Croesi filio muto, ex Herodoti libris . </text:p>
      <text:h text:style-name="Heading_20_4" text:outline-level="4">X</text:h>
      <text:p text:style-name="Text_20_body">De argumentis quae Graece <text:span text:style-name="Emphasis">ἀντιστρέφοντα</text:span> appellantur, a nobis ‘reciproca’ dici possunt […] </text:p>
      <text:h text:style-name="Heading_20_4" text:outline-level="4">XI</text:h>
      <text:p text:style-name="Text_20_body">Biantis de re uxoria syllogismu non posse videri <text:span text:style-name="Emphasis">ἀντιστρέφειν</text:span> […] </text:p>
      <text:h text:style-name="Heading_20_4" text:outline-level="4">XII</text:h>
      <text:p text:style-name="Text_20_body">De nominibus deorum populi Romani Diovis et Vediovis […] </text:p>
      <text:h text:style-name="Heading_20_4" text:outline-level="4">XIII</text:h>
      <text:p text:style-name="Text_20_body">De officiorum gradu atque ordine moribus populi Romani observato […] </text:p>
      <text:h text:style-name="Heading_20_4" text:outline-level="4">XIV</text:h>
      <text:p text:style-name="Text_20_body">Quod Apion, doctus homo, qui Plistonices appellatus est, vidisse se Romae scripsit recognitionem <text:soft-page-break/>inter sese mutuam ex vetere notitia hominis et leonis […] </text:p>
      <text:h text:style-name="Heading_20_4" text:outline-level="4">XV</text:h>
      <text:p text:style-name="Text_20_body">Corpusne sit vox an <text:span text:style-name="Emphasis">ἀσώματον</text:span> varias esse philosophorum sententias […] </text:p>
      <text:h text:style-name="Heading_20_4" text:outline-level="4">XVI</text:h>
      <text:p text:style-name="Text_20_body">De vi oculorum deque videndi rationibus […] </text:p>
      <text:h text:style-name="Heading_20_4" text:outline-level="4">XVII</text:h>
      <text:p text:style-name="Text_20_body">Quam ob causam dies primi post Kalendas, Nonas, Idus atri habeantur; et cur diem quoque quartum ante Kalendas vel Nonas vel Idus quasi religiosum plerique vitent […] </text:p>
      <text:h text:style-name="Heading_20_4" text:outline-level="4">XVIII</text:h>
      <text:p text:style-name="Text_20_body">In quid et quantum differat historia ab annalibus; superque ea re verba posita ex libro <text:span text:style-name="Emphasis">Rerum Gestarum</text:span> Sempronii Asellionis primo […] </text:p>
      <text:h text:style-name="Heading_20_4" text:outline-level="4">XIX</text:h>
      <text:p text:style-name="Text_20_body">Quid sit adoptatio, quid item sit adrogatio, quantumque haec inter se differant; verbaque eius quae qualiaque sint qui in liberis adrogandis super ea re populum rogat […] </text:p>
      <text:h text:style-name="Heading_20_4" text:outline-level="4">XX</text:h>
      <text:p text:style-name="Text_20_body">Quod vocabulum Latinum soloecismo fecerit Capito Sinnius, quid autemn id ipsum appellaverint veteres Latini; quibusquc verbis soloecismum definierit idem Capito Sinnius […] </text:p>
      <text:h text:style-name="Heading_20_4" text:outline-level="4">XXI</text:h>
      <text:p text:style-name="Text_20_body">‘Pluria’ qui dicat et ‘compluria’ et ‘compluriens,’ non barbare dicere, sed Latine […] </text:p>
      <text:h text:style-name="Heading_20_3" text:outline-level="3">Capitula Libri Sexti</text:h>
      <text:h text:style-name="Heading_20_4" text:outline-level="4">I</text:h>
      <text:p text:style-name="Text_20_body">Admiranda quaedam ex annalibus sumpta de P. Africano superiore </text:p>
      <text:h text:style-name="Heading_20_4" text:outline-level="4">II</text:h>
      <text:p text:style-name="Text_20_body">De Caeselli Vindicis pudendo errore, quem offendimus in libris eius quos inscripsit <text:span text:style-name="Emphasis">Lectionum Antiquarum</text:span> </text:p>
      <text:h text:style-name="Heading_20_4" text:outline-level="4">III</text:h>
      <text:p text:style-name="Text_20_body">Quid Tiro Tullius, Ciceronis libertus, reprehenderit in M. Catonis oratione quam pro Rodiensibus in senatu dixit; et quid ad ea, quae reprehenderat,responderimus </text:p>
      <text:h text:style-name="Heading_20_4" text:outline-level="4"><text:soft-page-break/>IV</text:h>
      <text:p text:style-name="Text_20_body">Cuiusmodi servos et quam ob causam Caelius Sabinus, iuris civilis auctor, pilleatos venundari solitos scripserit; et quae mancipia sub corona more maiorum venierint; atque id ipsum ‘sub corona’ quid sit </text:p>
      <text:h text:style-name="Heading_20_4" text:outline-level="4">V</text:h>
      <text:p text:style-name="Text_20_body">Historia de Polo histrione memoratu digna </text:p>
      <text:h text:style-name="Heading_20_4" text:outline-level="4">VI</text:h>
      <text:p text:style-name="Text_20_body">Quid de quorundam sensuum naturali defectione Aristoteles scripserit </text:p>
      <text:h text:style-name="Heading_20_4" text:outline-level="4">VII</text:h>
      <text:p text:style-name="Text_20_body">An ‘affatim,’ quasi ‘admodum,’ prima acuta pronuntiandum sit; et quaedam itidem non incuriose tractata super aliarum vocum accentibus </text:p>
      <text:h text:style-name="Heading_20_4" text:outline-level="4">VIII</text:h>
      <text:p text:style-name="Text_20_body">Res ultra fidem tradita super amatore delphino et puero amato </text:p>
      <text:h text:style-name="Heading_20_4" text:outline-level="4">IX</text:h>
      <text:p text:style-name="Text_20_body">‘Peposci’ et ‘memordi,’ ‘pepugi’ et ‘spepondi’ et ‘cecurri’ plerosque veterum dixisse, non, uti postea receptum est dicere, per o aut per <text:span text:style-name="Emphasis">u</text:span> litteram in prima syllaba positam, atque id eos Graecae rationis exemplo dixisse; praeterea notatum quod viri non indocti neque ignobiles a verbo ‘descendo,’ non ‘descendi,’ sed ‘descendidi,’ dixerunt </text:p>
      <text:h text:style-name="Heading_20_4" text:outline-level="4">X</text:h>
      <text:p text:style-name="Text_20_body">Ut ‘ususcapio’ copulate recto vocabuli casu dicitur, ita ‘pignoriscapio’ coniuncte eadem vocabuli forma dictum esse </text:p>
      <text:h text:style-name="Heading_20_4" text:outline-level="4">XI</text:h>
      <text:p text:style-name="Text_20_body">Neque ‘levitatem’ neque ‘nequitiam’ ea significatione esse qua in volgi sermonibus dicuntur </text:p>
      <text:h text:style-name="Heading_20_4" text:outline-level="4">XII</text:h>
      <text:p text:style-name="Text_20_body">De tunicis chiridotis; quod earum usum P. Africanus Sulpicio Gallo obiecit </text:p>
      <text:h text:style-name="Heading_20_4" text:outline-level="4">XIII</text:h>
      <text:p text:style-name="Text_20_body">Quem ‘classicum’ dicat M. Cato, quem ‘infra classem.’ </text:p>
      <text:h text:style-name="Heading_20_4" text:outline-level="4"><text:soft-page-break/>XIV</text:h>
      <text:p text:style-name="Text_20_body">De tribus dicendi generibus; ac de tribus philosophis qui ab Atheniensibus ad senatum Romam legati missi sunt </text:p>
      <text:h text:style-name="Heading_20_4" text:outline-level="4">XV</text:h>
      <text:p text:style-name="Text_20_body">Quam severe moribus maiorum in fures vindicatum sit; et quid scripserit Mucius Scaevola super eo quod servandum datum commodatumve esset </text:p>
      <text:h text:style-name="Heading_20_4" text:outline-level="4">XVI</text:h>
      <text:p text:style-name="Text_20_body">Locus exscriptus ex satura M. Varronis, quae <text:span text:style-name="Emphasis">Περὶ Ἐδεσμάτων</text:span> inscripta est, de peregrinis ciborum generibus; et appositi versus Euripidi, quibus delicatorum hominum luxuriantem gulam confutavit </text:p>
      <text:h text:style-name="Heading_20_4" text:outline-level="4">XVII</text:h>
      <text:p text:style-name="Text_20_body">Sermo habitus cum grammatico insolentiarum et inperitiarum pleno de significatione vocabuli quod est ‘obnoxius’; deque eius vocis origine </text:p>
      <text:h text:style-name="Heading_20_4" text:outline-level="4">XVIII</text:h>
      <text:p text:style-name="Text_20_body">De observata custoditaque apud Romanos iurisiurandi sanctimonia; atque inibi de decem captivis, quos Romam Hannibal deiurio ab his accepto legavit </text:p>
      <text:h text:style-name="Heading_20_4" text:outline-level="4">XIX</text:h>
      <text:p text:style-name="Text_20_body">Historia ex annalibus sumpta de Tiberio Graccho, Gracchorum patre, tribuno plebis; atque inibi tribunicia decreta cum ipsis verbis relata </text:p>
      <text:h text:style-name="Heading_20_4" text:outline-level="4">XX</text:h>
      <text:p text:style-name="Text_20_body">Quod Vergilius a Nolanis ob aquam sibi non permissam sustulit e versu suo ‘Nolam’ et posuit ‘oram’; atque ibi quaedam alia de iucunda consonantia litterarum </text:p>
      <text:h text:style-name="Heading_20_4" text:outline-level="4">XXI</text:h>
      <text:p text:style-name="Text_20_body">‘Quoad vivet’ ‘quoad’ que ‘morietur’ cur id ipsum temporis significent, cum ex duobus sint facta contrariis </text:p>
      <text:h text:style-name="Heading_20_4" text:outline-level="4">XXII</text:h>
      <text:p text:style-name="Text_20_body">Quod censores equum adimere soliti sunt equitibus corpulentis et praepinguibus; quaesitumque utrum ea res cum ignominia an incolumi dignitate equitum facta sit </text:p>
      <text:h text:style-name="Heading_20_3" text:outline-level="3"><text:soft-page-break/>Capitula Libri Septimi</text:h>
      <text:h text:style-name="Heading_20_4" text:outline-level="4">I</text:h>
      <text:p text:style-name="Text_20_body">Quem in modum respondent Chrysippus adversum eos qui providentiam consistere negaverunt </text:p>
      <text:h text:style-name="Heading_20_4" text:outline-level="4">II</text:h>
      <text:p text:style-name="Text_20_body">Quo itidem modo et vim necessitatemque fati constituent e esse tamen in nobis consilii iudiciique nostri arbitrium confirmaverit </text:p>
      <text:h text:style-name="Heading_20_4" text:outline-level="4">III</text:h>
      <text:p text:style-name="Text_20_body">Historia sumpta ex libris Tuberonis de serpente invisitatae longitudinis </text:p>
      <text:h text:style-name="Heading_20_4" text:outline-level="4">IV</text:h>
      <text:p text:style-name="Text_20_body">Quid idem Tubero novae historiae de Atilio Regulo a Carthaginiensibus capta litteris mandaverit; quid etiam Tuditanus super eodem Regulo scripserit </text:p>
      <text:h text:style-name="Heading_20_4" text:outline-level="4">V</text:h>
      <text:p text:style-name="Text_20_body">Quod Alfenus iureconsultus in verbis veteribus interpretandis erravit </text:p>
      <text:h text:style-name="Heading_20_4" text:outline-level="4">VI</text:h>
      <text:p text:style-name="Text_20_body">Temere inepteque reprehensum esse a Iulio Hygino Vergilium, quod ‘praepetes’ Daedali pennas dixit; atque inibi quid sint ‘aves praepetes’ et quid illae sint aves quas Nigidius ‘inferas’ appellavit </text:p>
      <text:h text:style-name="Heading_20_4" text:outline-level="4">VII</text:h>
      <text:p text:style-name="Text_20_body">De Acca Larentia et Gaia Taracia; deque origine sacerdotii Fratrum Arvalium </text:p>
      <text:h text:style-name="Heading_20_4" text:outline-level="4">VIII</text:h>
      <text:p text:style-name="Text_20_body">Notata quaedam de rege Alexandro et de P.Scipione memoratu digna </text:p>
      <text:h text:style-name="Heading_20_4" text:outline-level="4">IX</text:h>
      <text:p text:style-name="Text_20_body">Locus exemptus ex <text:span text:style-name="Emphasis">Annalibus</text:span> L. Pisonis historiae et orationis lepidissimae </text:p>
      <text:h text:style-name="Heading_20_4" text:outline-level="4">X</text:h>
      <text:p text:style-name="Text_20_body">Historia super Euclida Socratico, cuius exemplo Taurus philosophus hortari adulescentes suos solitus ad philosophiam naviter sectandam </text:p>
      <text:h text:style-name="Heading_20_4" text:outline-level="4">XI</text:h>
      <text:p text:style-name="Text_20_body">Verba ex oratione Q. Metelli Numidici, quae libuit meminisse, ad officium gravitatis dignitatisque vitae ducentia </text:p>
      <text:h text:style-name="Heading_20_4" text:outline-level="4"><text:soft-page-break/>XII</text:h>
      <text:p text:style-name="Text_20_body">Quod neque ‘testamentum,’ sicuti Servius Sulpicius existimavit, neque ‘sacellum,’ sicuti C. Trebatius, duplicia verba sunt, sed a ‘testatione’ productum alterum, alterum a ‘sacro’ imminutum </text:p>
      <text:h text:style-name="Heading_20_4" text:outline-level="4">XIII</text:h>
      <text:p text:style-name="Text_20_body">De quaestiunculis apud Taurum philosophum in convivio agitatis, quae ‘sympoticae’ vocantur </text:p>
      <text:h text:style-name="Heading_20_4" text:outline-level="4">XIV</text:h>
      <text:p text:style-name="Text_20_body">Poeniendis peccatis tres esse rationes a philosophis attributas; et quamobrem Plato duarum ex his meminerit, non trium </text:p>
      <text:h text:style-name="Heading_20_4" text:outline-level="4">XV</text:h>
      <text:p text:style-name="Text_20_body">De verbo ‘quiesco,’ an <text:span text:style-name="Emphasis">e</text:span> littera corripi an produci debeat </text:p>
      <text:h text:style-name="Heading_20_4" text:outline-level="4">XVI</text:h>
      <text:p text:style-name="Text_20_body">Verbum ‘deprecor’ a poeta Catullo inusitate quidem, sed apte positum et proprie; deque ratione eius verbi exemplisque veterum scriptorum </text:p>
      <text:h text:style-name="Heading_20_4" text:outline-level="4">XVII</text:h>
      <text:p text:style-name="Text_20_body">Quis omnium primus libros publice praebuerit legendos; quantusque numerus fuerit Athenis ante clades Persicas librorum in bibliothecis publicis </text:p>
      <text:h text:style-name="Heading_20_3" text:outline-level="3">Capitula Libri Octavi</text:h>
      <text:h text:style-name="Heading_20_4" text:outline-level="4">I</text:h>
      <text:p text:style-name="Text_20_body">‘Hesterna noctu’ rectene an cum vitio dicatur et quaenam super istis verbis grammatica traditio sit; item quod decemviri in <text:span text:style-name="Emphasis">Xll. Tabulis</text:span> ‘nox’ pro ‘noctu’ dixerunt </text:p>
      <text:h text:style-name="Heading_20_4" text:outline-level="4">II</text:h>
      <text:p text:style-name="Text_20_body">Quae mihi decem verba ediderit Favorínus, quae usurpentur quidem a Graecis, sed sint adulterina et barbara; quae item a me totidem acceperit, quae </text:p>
      <text:p text:style-name="Text_20_body">ex medio communique usu Latine loquentium minime Latina sint neque in veterum libris reperiantur </text:p>
      <text:h text:style-name="Heading_20_4" text:outline-level="4">III</text:h>
      <text:p text:style-name="Text_20_body">Quem in modum et quam severe increpuerit audientibus nobis Peregrinus philosophus adulescentem Romanum ex equestri familia, stantem segnem apud se et assidue oscitantem </text:p>
      <text:h text:style-name="Heading_20_4" text:outline-level="4"><text:soft-page-break/>IV</text:h>
      <text:p text:style-name="Text_20_body">Quod Herodotus, scriptor historiae memoratissimus, parum vere dixerit unam solamque pinum arborum omnium caesam numquam denuo ex isdem radicibus pullulare; et quod item de aqua pluviali et nive rem non satis exploratam pro comperta posuerit </text:p>
      <text:h text:style-name="Heading_20_4" text:outline-level="4">V</text:h>
      <text:p text:style-name="Text_20_body">Quid illud sit, quod Vergilius ‘caelum stare pulvere,’ et quod Lucilius ‘pectus sentibus stare’ dixit </text:p>
      <text:h text:style-name="Heading_20_4" text:outline-level="4">VI</text:h>
      <text:p text:style-name="Text_20_body">Cum post offensiunculas in gratiam redeatur, expostulationes fieri mutuas minime utile esse, superque ea re et sermo Tauri expositus et verba ex Theophrasti libro sumpta; et quid M. quoque Cicero de amore amicitiae senserit, cum ipsius verbis additum </text:p>
      <text:h text:style-name="Heading_20_4" text:outline-level="4">VII</text:h>
      <text:p text:style-name="Text_20_body">Ex Aristotelis libro, qui <text:span text:style-name="Emphasis">Περὶ Μνήμης</text:span> inscriptus est, cognita acceptaque de natura memoriae et habitu; atque inibi alia quaedam de exuherantia aut interitu eius lecta auditaque </text:p>
      <text:h text:style-name="Heading_20_4" text:outline-level="4">VIII</text:h>
      <text:p text:style-name="Text_20_body">Quid mihi usu venerit, interpretari et quasi effingere volenti locos quosdam Platonicos Latina oratione </text:p>
      <text:h text:style-name="Heading_20_4" text:outline-level="4">IX</text:h>
      <text:p text:style-name="Text_20_body">Quod Theophrastus, philosophus omnis suae aetatis facundissimus, verba pauca ad populum Atheniensem facturus, deturbatus verecundia obticuerit; quodque idem hoc Demostheni apud Philippum regem verbal facienti evenerit </text:p>
      <text:h text:style-name="Heading_20_4" text:outline-level="4">X</text:h>
      <text:p text:style-name="Text_20_body">Qualis mihi fuerit in oppido Eleusino disceptatio cum grammatico quodam praestigioso, tempora verborum et puerilia meditamenta ignorante, remotarum autem quaestionum nebulas et formidines capiendis imperitorum animis ostentante </text:p>
      <text:h text:style-name="Heading_20_4" text:outline-level="4">XI</text:h>
      <text:p text:style-name="Text_20_body">Quam festive respondent Xanthippae uxori Socrates, petenti ut per Dionysia largiore sumptu cenitarent </text:p>
      <text:h text:style-name="Heading_20_4" text:outline-level="4">XII</text:h>
      <text:p text:style-name="Text_20_body">Quid significet in veterum libris scriptum ‘plerique omness’; et quod ea verba accepta a Graecis videntur </text:p>
      <text:h text:style-name="Heading_20_4" text:outline-level="4"><text:soft-page-break/>XIII</text:h>
      <text:p text:style-name="Text_20_body">‘Eupsones,’ quod homines Afri dicunt, non esse verbum Poenicum, sed Graecum </text:p>
      <text:h text:style-name="Heading_20_4" text:outline-level="4">XIV</text:h>
      <text:p text:style-name="Text_20_body">Lepidissima altercatio Favorini philosophi adversus quendam intempestivum de ambiguitate verborum disserentem; atque inibi verba quaedam ex Naevio poeta et Cn. Gellio non usitate collocata; atque ibidem a P. Nigidio origines vocabulorum exploratae </text:p>
      <text:h text:style-name="Heading_20_4" text:outline-level="4">XV</text:h>
      <text:p text:style-name="Text_20_body">Quibus modis ignominiatus tractatusque sit a C. Caesare Laberius poeta; atque inibi appositi versus super eadem re eiusdem Laberii </text:p>
      <text:h text:style-name="Heading_20_3" text:outline-level="3">Capitula Libri Noni</text:h>
      <text:h text:style-name="Heading_20_4" text:outline-level="4">I</text:h>
      <text:p text:style-name="Text_20_body">Quamobrem Quintus Claudius Quadrigarius, in undevicesimo <text:span text:style-name="Emphasis">Annali,</text:span> scripserit rectiores certioresque ictus fieri, si sursum quid mittas quam si deorsum </text:p>
      <text:h text:style-name="Heading_20_4" text:outline-level="4">II</text:h>
      <text:p text:style-name="Text_20_body">Qualibus verbis notarit Herodes Atticus falso quempiam cultu amictuque nomen habitumque philosophi ementientem </text:p>
      <text:h text:style-name="Heading_20_4" text:outline-level="4">III</text:h>
      <text:p text:style-name="Text_20_body">Epistula Philippi regis ad Aristotclem philosophum super Alexandro recens nato </text:p>
      <text:h text:style-name="Heading_20_4" text:outline-level="4">IV</text:h>
      <text:p text:style-name="Text_20_body">De barbararum gentium prodigiosis miraculis; deque diris et exitiosis effascinationibus; atque inibi de feminis repente versis in mares </text:p>
      <text:h text:style-name="Heading_20_4" text:outline-level="4">V</text:h>
      <text:p text:style-name="Text_20_body">Diversae nobilium philosophorum sententiae de genere ac natura voluptatis; verbaque Hieroclis philosophi quibus decreta Epicuri insectatus est </text:p>
      <text:h text:style-name="Heading_20_4" text:outline-level="4">VI</text:h>
      <text:p text:style-name="Text_20_body">Verbum quod est ab ‘ago’ frequentativum, in syllaba prima quonam sit modulo pronuntiandum </text:p>
      <text:h text:style-name="Heading_20_4" text:outline-level="4">VII</text:h>
      <text:p text:style-name="Text_20_body">De conversione foliorum in arbore olea brumali et solstitiali die; deque fidibus id temporis ictu alieno sonantibus </text:p>
      <text:h text:style-name="Heading_20_4" text:outline-level="4"><text:soft-page-break/>VIII</text:h>
      <text:p text:style-name="Text_20_body">Necessum esse qui multa habeat multis indigere; deque ea re Favorini philosophi cum brevitate eleganti sententia </text:p>
      <text:h text:style-name="Heading_20_4" text:outline-level="4">IX</text:h>
      <text:p text:style-name="Text_20_body">Quis modus sit vertendi verba in Graecis sententiis; deque his Homeri versibus quos Vergilius vertisse aut bene apteque aut inprospere existimatus est </text:p>
      <text:h text:style-name="Heading_20_4" text:outline-level="4">X</text:h>
      <text:p text:style-name="Text_20_body">Quod Annaeus Cornutus versus Vergilii, quibus Veneris et Vulcani concubitum pudice operteque dixit, reprehensione spurca et odiosa inquinavit </text:p>
      <text:h text:style-name="Heading_20_4" text:outline-level="4">XI</text:h>
      <text:p text:style-name="Text_20_body">De Valerio Corvino; et unde Corvinus </text:p>
      <text:h text:style-name="Heading_20_4" text:outline-level="4">XII</text:h>
      <text:p text:style-name="Text_20_body">De verbis quae in utramque partem significatione adversa et reciproca dicuntur </text:p>
      <text:h text:style-name="Heading_20_4" text:outline-level="4">XIII</text:h>
      <text:p text:style-name="Text_20_body">Verba ex historia Claudi Quadrigari, quibus Manli Torquati, nobilis adulescentis, et hostis Galli provocantis pugnam depinxit </text:p>
      <text:h text:style-name="Heading_20_4" text:outline-level="4">XIV</text:h>
      <text:p text:style-name="Text_20_body">Quod idem Quadrigarius ‘huius facies’ patrio casu probe et Latine dixit; et quaedam alia adposita de similium vocabulorum declinationibus </text:p>
      <text:h text:style-name="Heading_20_4" text:outline-level="4">XV</text:h>
      <text:p text:style-name="Text_20_body">De genere controversiae quod Graece <text:span text:style-name="Emphasis">ἄπορον</text:span> appellatur </text:p>
      <text:h text:style-name="Heading_20_4" text:outline-level="4">XVI</text:h>
      <text:p text:style-name="Text_20_body">Quod Plinium Secundum, non hominem indoctum, fugerit latueritque vitium argumenti quod <text:span text:style-name="Emphasis">ἀντίστρεφον</text:span> Graeci dicunt </text:p>
      <text:h text:style-name="Heading_20_3" text:outline-level="3">Capitula Libri Decimi</text:h>
      <text:h text:style-name="Heading_20_4" text:outline-level="4">I</text:h>
      <text:p text:style-name="Text_20_body">‘Tertium’ ne ‘consul’ an ‘tertio’ dici oporteat; et quonam modo Cn. Pompeius, cum in theatro, quod erat dedicaturus, honores suos scriberet, quaestionem ancipitem istius verbi de consilio Ciceronis vitaverit </text:p>
      <text:h text:style-name="Heading_20_4" text:outline-level="4"><text:soft-page-break/>II</text:h>
      <text:p text:style-name="Text_20_body">Quid Aristoteles de numero puerperii memoriae mandaverit </text:p>
      <text:h text:style-name="Heading_20_4" text:outline-level="4">III</text:h>
      <text:p text:style-name="Text_20_body">Locorum quorundam inlustrium conlatio contentioque facta ex orationibus C. Gracchi et M. Ciceronis et M. Catonis </text:p>
      <text:h text:style-name="Heading_20_4" text:outline-level="4">IV</text:h>
      <text:p text:style-name="Text_20_body">Quod P. Nigidius argutissime docuit nomina non positiva esse, sed naturalia </text:p>
      <text:h text:style-name="Heading_20_4" text:outline-level="4">V</text:h>
      <text:p text:style-name="Text_20_body">‘Avarus’ simplexne vocabulum sit, an compositum et duplex, sicut P. Nigidio videtur </text:p>
      <text:h text:style-name="Heading_20_4" text:outline-level="4">VI</text:h>
      <text:p text:style-name="Text_20_body">Multam dictam esse ab aedilibus plebei Appi Caeci filiae, mulieri nobili, quod locuta esset petulantius </text:p>
      <text:h text:style-name="Heading_20_4" text:outline-level="4">VII</text:h>
      <text:p text:style-name="Text_20_body">Fluminum, quae ultra imperium Romanum fluunt, prima magnitudine esse Nilum, secunda Histrum, proxima Rodanum, sicuti M. Varronem memini scribere </text:p>
      <text:h text:style-name="Heading_20_4" text:outline-level="4">VIII</text:h>
      <text:p text:style-name="Text_20_body">Inter ignominias militares quibus milites exercebantur, fuisse sanguinis dimissionem; et quaenam esse videatur causa huiuscemodi castigationis </text:p>
      <text:h text:style-name="Heading_20_4" text:outline-level="4">IX</text:h>
      <text:p text:style-name="Text_20_body">Quibus modis quoque habitu acies Romana instrui solita sit, qlineque earnm instrllctionum suit vocabula </text:p>
      <text:h text:style-name="Heading_20_4" text:outline-level="4">X</text:h>
      <text:p text:style-name="Text_20_body">Quae eius rei causa sit, quod et Graeci veteres et Romani anulum hoc digito gestaverint qui est in manu sinistra minimo proximus </text:p>
      <text:h text:style-name="Heading_20_4" text:outline-level="4">XI</text:h>
      <text:p text:style-name="Text_20_body">Verbum ‘mature’ quid significet quaeque vocis eius ratio sit; et quod eo verbo volgus hominum inproprie utitur; atque inibi, quod ‘praecox’ declinatum ‘praecocis’ faciat, non ‘praecoquis’ </text:p>
      <text:h text:style-name="Heading_20_4" text:outline-level="4"><text:soft-page-break/>XII</text:h>
      <text:p text:style-name="Text_20_body">De portentis fabularum quae Plinius Secundus indignissime in Democritum philosophum confert; et ibidem de simulacro volueri columbae </text:p>
      <text:h text:style-name="Heading_20_4" text:outline-level="4">XIII</text:h>
      <text:p text:style-name="Text_20_body">‘Cum partim hominum’ qua ratione veteres dixerint </text:p>
      <text:h text:style-name="Heading_20_4" text:outline-level="4">XIV</text:h>
      <text:p text:style-name="Text_20_body">‘Iniuria mihi factum itur’ quali verborum ordine Cato dixerit </text:p>
      <text:h text:style-name="Heading_20_4" text:outline-level="4">XV</text:h>
      <text:p text:style-name="Text_20_body">De flaminis Dialis deque flaminicae caerimonis; verbaque ex edicto praetoris apposita, quibus dicit non coacturum se ad iurandum neque virgines Vestae neque Dialem </text:p>
      <text:h text:style-name="Heading_20_4" text:outline-level="4">XVI</text:h>
      <text:p text:style-name="Text_20_body">Quos errores Iulius Hyginus in sexto Vergilii animadverterit in Romana historia erratos </text:p>
      <text:h text:style-name="Heading_20_4" text:outline-level="4">XVII</text:h>
      <text:p text:style-name="Text_20_body">Quam ob causam et quali modo Democritus philosophus luminibus oculorum sese privaverit; et super ea re versus Laberii pure admodum et venuste facti </text:p>
      <text:h text:style-name="Heading_20_4" text:outline-level="4">XVIII</text:h>
      <text:p text:style-name="Text_20_body">Historia de Artemisia; deque eo certamine quod aput Mausoli sepulcrum a scriptoribus inclutis decertatum est </text:p>
      <text:h text:style-name="Heading_20_4" text:outline-level="4">XIX</text:h>
      <text:p text:style-name="Text_20_body">Non purgari neque levari peccatum, cum praetenditur peccatorum quae alii quoque peccaverunt similitudo; atque inibi verba ex oratione super ea re Demosthenis </text:p>
      <text:h text:style-name="Heading_20_4" text:outline-level="4">XX</text:h>
      <text:p text:style-name="Text_20_body">Quid sit ‘rogatio,’ quid ‘lex,’ quid ‘plebisscitum,’ quid ‘privilegium’; et quantum ista omnia different </text:p>
      <text:h text:style-name="Heading_20_4" text:outline-level="4">XXI</text:h>
      <text:p text:style-name="Text_20_body">Quam ob causam M. Cicero his omnino verbis ‘novissime’ et ‘novissimus’ observantissime uti vitarit </text:p>
      <text:h text:style-name="Heading_20_4" text:outline-level="4"><text:soft-page-break/>XXII</text:h>
      <text:p text:style-name="Text_20_body">Locus exemptus ex Platonis libro qui inscribitur <text:span text:style-name="Emphasis">Gorgias,</text:span> de falsae philosophiae probris, quibus philosophos temere incessunt qui emolumenta verae philosophiae ignorant </text:p>
      <text:h text:style-name="Heading_20_4" text:outline-level="4">XXIII</text:h>
      <text:p text:style-name="Text_20_body">Verba ex oratione M. Catonis de mulierum veterum victu et moribus; atque inibi, quod fuerit ius marito in adulterio uxorem deprehensam necare </text:p>
      <text:h text:style-name="Heading_20_4" text:outline-level="4">XXIV</text:h>
      <text:p text:style-name="Text_20_body">‘Die pristini,’ ‘die crastini’ et ‘die quarti’ et ‘die quinti’ qui elegantius locuti sint dixisse, non ut ea nunc vulgo dicuntur </text:p>
      <text:h text:style-name="Heading_20_4" text:outline-level="4">XXV</text:h>
      <text:p text:style-name="Text_20_body">Telorum et iaculorum gladiorumque, atque inibi navium quoque vocabula, quae scripta in veterum libris reperiuntur </text:p>
      <text:h text:style-name="Heading_20_4" text:outline-level="4">XXVI</text:h>
      <text:p text:style-name="Text_20_body">Iscite ab Asinio Pollione reprehensum Sallustium, quod transfretationem ‘transgressum’ dixerit, et ‘transgressos’ qui transfretassent </text:p>
      <text:h text:style-name="Heading_20_4" text:outline-level="4">XXVII</text:h>
      <text:p text:style-name="Text_20_body">Historia de populo Romano deque populo Poenico, quod pari propemodum vigore fuerint aemuli </text:p>
      <text:h text:style-name="Heading_20_4" text:outline-level="4">XXVIII</text:h>
      <text:p text:style-name="Text_20_body">De aetatum finibus pueritiae, iuventae, senectae, ex Tuberonis historia sumptum </text:p>
      <text:h text:style-name="Heading_20_4" text:outline-level="4">XXIX</text:h>
      <text:p text:style-name="Text_20_body">Quod particula ‘atque’ non complexiva tantum sit, sed vim habeat plusculam variamque </text:p>
      <text:h text:style-name="Heading_20_3" text:outline-level="3">Capitula Libri Undecimi</text:h>
      <text:h text:style-name="Heading_20_4" text:outline-level="4">I</text:h>
      <text:p text:style-name="Text_20_body">De origine vocabuli ‘terrae Italiae’; deque ea multa quae suprema appellatur, deque eius nominis ratione ac de lege Aternia; et quibus verbis antiquitus multa minima dici solita sit </text:p>
      <text:h text:style-name="Heading_20_4" text:outline-level="4">II</text:h>
      <text:p text:style-name="Text_20_body">Quod ‘elegantia’ apud antiquiores, non de amoeniore ingenio, sed de nitidiore cultu atque victu dicebatur, eaque in vitio ponebatur </text:p>
      <text:h text:style-name="Heading_20_4" text:outline-level="4"><text:soft-page-break/>III</text:h>
      <text:p text:style-name="Text_20_body">Qualis quantaque sit ‘pro’ particulae varietas; deque exemplis eius varietatis </text:p>
      <text:h text:style-name="Heading_20_4" text:outline-level="4">IV</text:h>
      <text:p text:style-name="Text_20_body">Quem in modum Q. Ennius versus Euripidi aemulatus sit </text:p>
      <text:h text:style-name="Heading_20_4" text:outline-level="4">V</text:h>
      <text:p text:style-name="Text_20_body">De Pyrronis philosophis quaedam deque Academicis strictim notata: deque inter eos differentia </text:p>
      <text:h text:style-name="Heading_20_4" text:outline-level="4">VI</text:h>
      <text:p text:style-name="Text_20_body">Quod mulieres Romae per Herculem non iuraverint neque viri per Castorem </text:p>
      <text:h text:style-name="Heading_20_4" text:outline-level="4">VII</text:h>
      <text:p text:style-name="Text_20_body">Verbis antiquissimis relictisque iam et desitis minime utendum. </text:p>
      <text:h text:style-name="Heading_20_4" text:outline-level="4">VIII</text:h>
      <text:p text:style-name="Text_20_body">Quid senserit dixeritque M. Cato de Albino, qui homo Romanus Graeca oratione res Romanas, venia sibi ante eius imperitiae petita, composuit </text:p>
      <text:h text:style-name="Heading_20_4" text:outline-level="4">IX</text:h>
      <text:p text:style-name="Text_20_body">Historia de legatis Mileti ac Demosthene rhetore in libris Critolai reperta </text:p>
      <text:h text:style-name="Heading_20_4" text:outline-level="4">X</text:h>
      <text:p text:style-name="Text_20_body">Quod C. Gracchus in oratione sua historiam supra scriptam Demadi rhetori, non Demostheni, adtribuit; verbaque ipsius C. Gracchi relata </text:p>
      <text:h text:style-name="Heading_20_4" text:outline-level="4">XI</text:h>
      <text:p text:style-name="Text_20_body">Verba P. Nigidii, quibus differre dicit ‘mentiri’ et ‘mendacium dicere.’ </text:p>
      <text:h text:style-name="Heading_20_4" text:outline-level="4">XII</text:h>
      <text:p text:style-name="Text_20_body">Quod Chrysippus philosophus omne verbum ambiguum dubiumque esse dicit, Diodorus contra nullum verbum ambiguum esse putat </text:p>
      <text:h text:style-name="Heading_20_4" text:outline-level="4">XIII</text:h>
      <text:p text:style-name="Text_20_body">Quid Titus Castricius de verbis deque sententia quadam C. Gracchi existimarit; quodque esse earn sine ullo sensus emolumento docuerit </text:p>
      <text:h text:style-name="Heading_20_4" text:outline-level="4"><text:soft-page-break/>XIV</text:h>
      <text:p text:style-name="Text_20_body">Sobria et pulcherrima Romuli regis responsio circa vini usum </text:p>
      <text:h text:style-name="Heading_20_4" text:outline-level="4">XV</text:h>
      <text:p text:style-name="Text_20_body">De ‘ludibundo’ et ‘errabundo’ atque id genus verborum productionibus; et quod Laberius sic ‘amorabundam’ dixit, ut dicitur ‘ludibunda’ et ‘errabunda’; atque inibi quod Sisenna per huiuscemodi verbum nova figura usus est </text:p>
      <text:h text:style-name="Heading_20_4" text:outline-level="4">XVI</text:h>
      <text:p text:style-name="Text_20_body">Quod Graecorum verborum quorundam difficillima est in Latinam linguam mutatio, velut quod Graece dicitur <text:span text:style-name="Emphasis">πολυπραγμοσύνη</text:span> </text:p>
      <text:h text:style-name="Heading_20_4" text:outline-level="4">XVII</text:h>
      <text:p text:style-name="Text_20_body">Quid significet in veteribus praetorum edictis: ‘qui flumina retanda publice redempta habent.’ </text:p>
      <text:h text:style-name="Heading_20_4" text:outline-level="4">XVIII</text:h>
      <text:p text:style-name="Text_20_body">Qua poena Draco Atheniensis, in legibus quas populo Athensiensi scripsit, fures adfecerit; et qua postea Solon; et qua item decemviri nostri qui<text:span text:style-name="Emphasis">Duodecim Tabulas</text:span> scripserunt; atque inibi adscriptum quod aput Aegyptios furta licita et permissa sunt, aput Lacedaemonios autem cum studio quoque adfectata et pro exercitio utili celebrata; ac praeterea M. Catonis de poeniendis furtis digna memoria sententia </text:p>
      <text:h text:style-name="Heading_20_3" text:outline-level="3">Capitula Libri Duodecimi</text:h>
      <text:h text:style-name="Heading_20_4" text:outline-level="4">I</text:h>
      <text:p text:style-name="Text_20_body">Dissertatio Favorini philosophi, qua suasit nobili feminae uti liberos quos peperisset, non nutricum aliarum, sed sibi suo lacte aleret </text:p>
      <text:h text:style-name="Heading_20_4" text:outline-level="4">II</text:h>
      <text:p text:style-name="Text_20_body">Quod Annaeus Seneca, iudicans de Q. Ennio deque M. Tullio, levi futtilique iudicio fuit </text:p>
      <text:h text:style-name="Heading_20_4" text:outline-level="4">III</text:h>
      <text:p text:style-name="Text_20_body">Lictoris vocabulum qua ratione conceptum ortumque sit; et super eo diversae sententiae Valgi Rufi et Tulli Tironis </text:p>
      <text:h text:style-name="Heading_20_4" text:outline-level="4">IV</text:h>
      <text:p text:style-name="Text_20_body">Versus accepti ex Q. Enni septimo <text:span text:style-name="Emphasis">Annalium,</text:span> quibus depingitur finiturque ingenium comitasque hominis minoris erga amicum superiorem </text:p>
      <text:h text:style-name="Heading_20_4" text:outline-level="4"><text:soft-page-break/>V</text:h>
      <text:p text:style-name="Text_20_body">Sermo Tauri philosophi de modo atque ratione tolerandi doloris secundum Stoicorum decreta </text:p>
      <text:h text:style-name="Heading_20_4" text:outline-level="4">VI</text:h>
      <text:p text:style-name="Text_20_body">De aeniglnate </text:p>
      <text:h text:style-name="Heading_20_4" text:outline-level="4">VII</text:h>
      <text:p text:style-name="Text_20_body">Quam ob causam Cn. Dolabella proconsul ream mulierem veneficii confitentemque ad Ariopagitas reiecerit </text:p>
      <text:h text:style-name="Heading_20_4" text:outline-level="4">VIII</text:h>
      <text:p text:style-name="Text_20_body">Reditiones in gratiam nobilium virorum memoratu dignae </text:p>
      <text:h text:style-name="Heading_20_4" text:outline-level="4">IX</text:h>
      <text:p text:style-name="Text_20_body">Quae dicantur vocabula ancipitia; et quod honoris quoque vocabulum ancipiti sententia fuerit </text:p>
      <text:h text:style-name="Heading_20_4" text:outline-level="4">X</text:h>
      <text:p text:style-name="Text_20_body">Quod ‘aeditumus’ verbum Latinum sit </text:p>
      <text:h text:style-name="Heading_20_4" text:outline-level="4">XI</text:h>
      <text:p text:style-name="Text_20_body">Errare istos qui spe et fiducia latendi peccent, cum latebra peccati perpetua nulla sit; et super ea re Peregrini philosophi sermo et Sophocli poetae sententia </text:p>
      <text:h text:style-name="Heading_20_4" text:outline-level="4">XII</text:h>
      <text:p text:style-name="Text_20_body">Faceta responsio M. Ciceronis, amolientis a se crimen manifesti mendacii </text:p>
      <text:h text:style-name="Heading_20_4" text:outline-level="4">XIII</text:h>
      <text:p text:style-name="Text_20_body">‘Intra Kalendas’ cum dicitur, quid significet, utrum ‘ante Kalendas’ an ‘Kalendis’ an utrumque; atque inibi, quid sit in oratione M. Tulli ‘intra oceanum’ et ‘intra montem Taurum’ et in quadam epistula ‘intra modum.’ </text:p>
      <text:h text:style-name="Heading_20_4" text:outline-level="4">XIV</text:h>
      <text:p text:style-name="Text_20_body">‘Saltem’ particula quam vim habeat et quam originem </text:p>
      <text:h text:style-name="Heading_20_4" text:outline-level="4">XV</text:h>
      <text:p text:style-name="Text_20_body">Quod Sisenna in libris <text:span text:style-name="Emphasis">Historiarum</text:span> adverbis huiuscemodi saepenumero usus est: ‘celatim,’ ‘vellicatim,’ ‘saltuatim’ </text:p>
      <text:h text:style-name="Heading_20_3" text:outline-level="3"><text:soft-page-break/>Capitula Libri Tertii Decimi</text:h>
      <text:h text:style-name="Heading_20_4" text:outline-level="4">I</text:h>
      <text:p text:style-name="Text_20_body">Inquisitio verborum istorum M. Tulli curiosior quae sunt in primo <text:span text:style-name="Emphasis">Antonianarum</text:span> libro, ‘multa autem inpendere videntur praeter naturam etiam praeterque fatum’; tractatumque an idem duo ista significent, ‘fatum’ atque ‘natura,’ an diversum </text:p>
      <text:h text:style-name="Heading_20_4" text:outline-level="4">II</text:h>
      <text:p text:style-name="Text_20_body">Super poetarum Pacuvii et Accii conloquio familiari in oppido Tarentino </text:p>
      <text:h text:style-name="Heading_20_4" text:outline-level="4">III</text:h>
      <text:p text:style-name="Text_20_body">An vocabula haec, ‘necessitudo’ et ‘necessitas,’ differenti significatione sint </text:p>
      <text:h text:style-name="Heading_20_4" text:outline-level="4">IV</text:h>
      <text:p text:style-name="Text_20_body">Descripta Alexandi ad matrem Olympiadem epistula; et quid Olympias festive ei rescripserit </text:p>
      <text:h text:style-name="Heading_20_4" text:outline-level="4">V</text:h>
      <text:p text:style-name="Text_20_body">De Aristotele et Theophrasto et Eudemo philosophis; deque eleganti verecundia Aristotelis successorem diatribae suae eligentis </text:p>
      <text:h text:style-name="Heading_20_4" text:outline-level="4">VI</text:h>
      <text:p text:style-name="Text_20_body">Quid veteres Latini dixerint quas Graeci <text:span text:style-name="Emphasis">προσῳδίας</text:span> appellant; item quod vocabulum barbarismi non usurpaverint neque Romani antiquiores neque Attici </text:p>
      <text:h text:style-name="Heading_20_4" text:outline-level="4">VII</text:h>
      <text:p text:style-name="Text_20_body">Diversum de natura leonum dixisse Homerum in carminibus et Herodotum in historiis </text:p>
      <text:h text:style-name="Heading_20_4" text:outline-level="4">VIII</text:h>
      <text:p text:style-name="Text_20_body">Quod Afranius poeta prudenter et lepide Sapientiam filiam esse Usus et Memoriae dixit </text:p>
      <text:h text:style-name="Heading_20_4" text:outline-level="4">IX</text:h>
      <text:p text:style-name="Text_20_body">Quid Tullius Tiro in commentariis scripserit de ‘Suculis’ et ‘Hyadibus,’ quae sunt stellarum vocabula </text:p>
      <text:h text:style-name="Heading_20_4" text:outline-level="4">X</text:h>
      <text:p text:style-name="Text_20_body">Quid ‘sororis’ <text:span text:style-name="Emphasis">ἔτυμον</text:span> esse dixerit Labeo Antistius, et quid ‘fratris’ P. Nigidius </text:p>
      <text:h text:style-name="Heading_20_4" text:outline-level="4"><text:soft-page-break/>XI</text:h>
      <text:p text:style-name="Text_20_body">Quem M. Varro aptum iustumque esse numerum convivarum existimarit; ac de mensis secundis et de bellariis </text:p>
      <text:h text:style-name="Heading_20_4" text:outline-level="4">XII</text:h>
      <text:p text:style-name="Text_20_body">Tribunos plebis prensionem habere, vocationem non habere </text:p>
      <text:h text:style-name="Heading_20_4" text:outline-level="4">XIII</text:h>
      <text:p text:style-name="Text_20_body">Quod in libris <text:span text:style-name="Emphasis">Humanarum</text:span> M. Varronis scriptum est aediles et quaestores populi Romani in ius a privato ad praetorem vocari posse </text:p>
      <text:h text:style-name="Heading_20_4" text:outline-level="4">XIV</text:h>
      <text:p text:style-name="Text_20_body">Quid sit ‘pomerium’ </text:p>
      <text:h text:style-name="Heading_20_4" text:outline-level="4">XV</text:h>
      <text:p text:style-name="Text_20_body">Verba ex libro Messalae auguris, quibus docet qui sint minores magistratus, et consulem praetoremque conlegas esse; et quaedam alia de auspiciis </text:p>
      <text:h text:style-name="Heading_20_4" text:outline-level="4">XVI</text:h>
      <text:p text:style-name="Text_20_body">Item verba eiusdem Messalae, disserentis aliud esse ad populum loqui, aliud cum populo agere; et qui magistratus a quibus avocent comitiatum </text:p>
      <text:h text:style-name="Heading_20_4" text:outline-level="4">XVII</text:h>
      <text:p text:style-name="Text_20_body">‘Humanitatem’ non significare id quod vulgus putat, sed eo vocabulo qui sinceriter locuti sunt magis proprie esse usos </text:p>
      <text:h text:style-name="Heading_20_4" text:outline-level="4">XVIII</text:h>
      <text:p text:style-name="Text_20_body">Quid aput M. Catonerm significent verba haec ‘inter os atque offam’ </text:p>
      <text:h text:style-name="Heading_20_4" text:outline-level="4">XIX</text:h>
      <text:p text:style-name="Text_20_body">Platonem tribuere Euripidi Sophocli versum; et similia quaedam alia </text:p>
      <text:h text:style-name="Heading_20_4" text:outline-level="4">XX</text:h>
      <text:p text:style-name="Text_20_body">De genere atque nominibus familiae Porciae. </text:p>
      <text:h text:style-name="Heading_20_4" text:outline-level="4">XXI</text:h>
      <text:p text:style-name="Text_20_body">Quod a scriptoribus elegantissimis maior ratio habita sit sonitus vocum atque verborum iucundioris, quae a Graecis <text:span text:style-name="Emphasis">εὐφωνία</text:span> dicitur, quam regulae disciplinaeque quae a grammaticis reperta est </text:p>
      <text:h text:style-name="Heading_20_4" text:outline-level="4"><text:soft-page-break/>XXII</text:h>
      <text:p text:style-name="Text_20_body">Verba Titi Castricii rhetoris ad discipulos adulescentes de vestitu atque calciatu non decoro </text:p>
      <text:h text:style-name="Heading_20_4" text:outline-level="4">XXIII</text:h>
      <text:p text:style-name="Text_20_body">De Neriene Martis in antiquis conprecationibus </text:p>
      <text:h text:style-name="Heading_20_4" text:outline-level="4">XXIV</text:h>
      <text:p text:style-name="Text_20_body">Verba M. Catonis, egere se multis rebus et nihil tamen cupere dicentis </text:p>
      <text:h text:style-name="Heading_20_4" text:outline-level="4">XXV</text:h>
      <text:p text:style-name="Text_20_body">Quaesitum tractatumque quid sint ‘manubiae’; atque inibi dicta quaedam de ratione utendi verbis pluribus idem significantibus </text:p>
      <text:h text:style-name="Heading_20_4" text:outline-level="4">XXVI</text:h>
      <text:p text:style-name="Text_20_body">Verba P. Nigidii quibus dicit in nomine Valeri in casu vocandi primam syllabam acuendam esse; et item alia ex eiusdem verbis ad rectam scripturam pertinentia </text:p>
      <text:h text:style-name="Heading_20_4" text:outline-level="4">XXVII</text:h>
      <text:p text:style-name="Text_20_body">De versibus, quos Vergilius sectatus videtur, Homeri ac Partheni </text:p>
      <text:h text:style-name="Heading_20_4" text:outline-level="4">XXVIII</text:h>
      <text:p text:style-name="Text_20_body">De sententia Panaetii philosophi, quam scripsit in libro <text:span text:style-name="Emphasis">De Officiis</text:span> secundo, qua hortatur ut homines ad cavendas inilllias in otni loco intenti paratique sint </text:p>
      <text:h text:style-name="Heading_20_4" text:outline-level="4">XXIX</text:h>
      <text:p text:style-name="Text_20_body">Quod Quadrigarius ‘cum multis mortalibus’ dixit; an quid et quantum differret, si dixisset ‘cum multis hominibus’ </text:p>
      <text:h text:style-name="Heading_20_4" text:outline-level="4">XXX</text:h>
      <text:p text:style-name="Text_20_body">Non hactenus esse faciem qua vulgo dicitur </text:p>
      <text:h text:style-name="Heading_20_4" text:outline-level="4">XXXI</text:h>
      <text:p text:style-name="Text_20_body">Quid sit in satura M. Varronis ‘caninum prandium’ </text:p>
      <text:h text:style-name="Heading_20_3" text:outline-level="3"><text:soft-page-break/>Capitula Libri Quarti Decimi</text:h>
      <text:h text:style-name="Heading_20_4" text:outline-level="4">I</text:h>
      <text:p text:style-name="Text_20_body">Dissertatio Favorini philosophi adversus eos qui Chaldaei appellantur, et ex coetu motibusque side rum et stellarum fata hoininum dicturos pollicentur </text:p>
      <text:h text:style-name="Heading_20_4" text:outline-level="4">II</text:h>
      <text:p text:style-name="Text_20_body">Quem in modum disseruerit Favorinus consultus a me super officio iudicis </text:p>
      <text:h text:style-name="Heading_20_4" text:outline-level="4">III</text:h>
      <text:p text:style-name="Text_20_body">An aemuli offensique inter sese fuerint Xenophon et Plato </text:p>
      <text:h text:style-name="Heading_20_4" text:outline-level="4">IV</text:h>
      <text:p text:style-name="Text_20_body">Quod apte Chrysippus et graphice imaginem Iustitiae modulis coloribusque verborum depinxit </text:p>
      <text:h text:style-name="Heading_20_4" text:outline-level="4">V</text:h>
      <text:p text:style-name="Text_20_body">Lis atque contentio grammaticorum Romae inlustrium enarrata, super casu vocativo vocabuli quod est ‘egregious’ </text:p>
      <text:h text:style-name="Heading_20_4" text:outline-level="4">VI</text:h>
      <text:p text:style-name="Text_20_body">Cuimodi sint quae speciem doctrinarum habeant, sed neque delectent neque utilia sint; atque inibi de vocabulis singularum urbium regionumque inmutatis </text:p>
      <text:h text:style-name="Heading_20_4" text:outline-level="4">VII</text:h>
      <text:p text:style-name="Text_20_body">Quod M. Varro Cn. Pompeio, consuli primum designato, commentarium dedit, quem appellavit ipse <text:span text:style-name="Emphasis">Εἰσαγωγικόν,</text:span> de officio senatus habendi </text:p>
      <text:h text:style-name="Heading_20_4" text:outline-level="4">VIII</text:h>
      <text:p text:style-name="Text_20_body">Quaesitum esse dissensumque an praefectus Latinarum causa creatus ius senatus convocandi consuleudique habeat </text:p>
      <text:h text:style-name="Heading_20_3" text:outline-level="3">Capitula Libri Quinti Decimi</text:h>
      <text:h text:style-name="Heading_20_4" text:outline-level="4">I</text:h>
      <text:p text:style-name="Text_20_body">Quod in Quinti Claudii <text:span text:style-name="Emphasis">Annalibus</text:span> scriptum est lignum alumine oblitum non ardere </text:p>
      <text:h text:style-name="Heading_20_4" text:outline-level="4">II</text:h>
      <text:p text:style-name="Text_20_body">Quod Plato, in libris quos <text:span text:style-name="Emphasis">De Legibus</text:span> composuit, largiores laetioresque in conviviis invitatiunculas vini non inutiles esse existimavit </text:p>
      <text:h text:style-name="Heading_20_4" text:outline-level="4"><text:soft-page-break/>III</text:h>
      <text:p text:style-name="Text_20_body">Quid M. Cicero de particula ista senserit scripseritque quae praeposita est verbis ‘aufugio’ et ‘aufero’; et an in verbo ‘autumo’ eadem istaec praepositio esse videri debeat </text:p>
      <text:h text:style-name="Heading_20_4" text:outline-level="4">IV</text:h>
      <text:p text:style-name="Text_20_body">Historia de Ventidio Basso, ignobili homine, quem primum de Parthis triumphasse memoriae traditum est </text:p>
      <text:h text:style-name="Heading_20_4" text:outline-level="4">V</text:h>
      <text:p text:style-name="Text_20_body">Verbum ‘profligo’ a plerisque dici inproprie insciteque </text:p>
      <text:h text:style-name="Heading_20_4" text:outline-level="4">VI</text:h>
      <text:p text:style-name="Text_20_body">In libro M. Ciceronis <text:span text:style-name="Emphasis">De Gloria</text:span> secundo manifestum erratum, in ea parte in qua scriptum est super Hectore et Aiace </text:p>
      <text:h text:style-name="Heading_20_4" text:outline-level="4">VII</text:h>
      <text:p text:style-name="Text_20_body">Observatum esse in senibus quod annum fere aetatis tertium et sexagesimum agant aut laboribus aut interitu aut clade aliqua insignitum; atque inibi super eadem observatione exemplum adpositum epistulae divi Augusti ad Gaium filium </text:p>
      <text:h text:style-name="Heading_20_4" text:outline-level="4">VIII</text:h>
      <text:p text:style-name="Text_20_body">Locus ex oratione Favoni, veteris oratoris, de cenarum atque luxuriae obprobratione, qua usus est cum legem Liciniam de sumptu minuendo suasit </text:p>
      <text:h text:style-name="Heading_20_4" text:outline-level="4">IX</text:h>
      <text:p text:style-name="Text_20_body">Quod Caecilius poeta ‘frontem’ genere virili non poetice, sed cum probatione et cum analogia appelavit </text:p>
      <text:h text:style-name="Heading_20_4" text:outline-level="4">X</text:h>
      <text:p text:style-name="Text_20_body">De voluntario et admirando interitu virginum Milesiarum </text:p>
      <text:h text:style-name="Heading_20_4" text:outline-level="4">XI</text:h>
      <text:p text:style-name="Text_20_body">Verba senatusconsulti de exigendis urbe Roma philosophis; item verba edicti censorum, quo inprobati et coerciti sunt qui disciplinam rhetoricam mstituere et exercere Romae coeperant </text:p>
      <text:h text:style-name="Heading_20_4" text:outline-level="4">XII</text:h>
      <text:p text:style-name="Text_20_body">Locus ex oratione Gracchi de parsimonia ac de pudicitia sua memoratissimus </text:p>
      <text:h text:style-name="Heading_20_4" text:outline-level="4"><text:soft-page-break/>XIII</text:h>
      <text:p text:style-name="Text_20_body">De verbis inopinatis, quae utroque versum dicuntur et a grammaticis ‘communia’ vocantur </text:p>
      <text:h text:style-name="Heading_20_4" text:outline-level="4">XIV</text:h>
      <text:p text:style-name="Text_20_body">Quod Metellus Numidicus figuram orationis novam ex orationibus Graecis mutuatus est </text:p>
      <text:h text:style-name="Heading_20_4" text:outline-level="4">XV</text:h>
      <text:p text:style-name="Text_20_body">‘Passis velis’ et ‘passis manibus’ dixisse veteres non a verbo suo, quod est ‘patior,’ sed ab alieio, quod est ‘pando’ </text:p>
      <text:h text:style-name="Heading_20_4" text:outline-level="4">XVI</text:h>
      <text:p text:style-name="Text_20_body">De novo genere interitus Crotoniensis Milonis </text:p>
      <text:h text:style-name="Heading_20_4" text:outline-level="4">XVII</text:h>
      <text:p text:style-name="Text_20_body">Quam ob causam nobiles pueri Atheniensium tibiis canere desierint, cum patrium istumr morem canendi haberent </text:p>
      <text:h text:style-name="Heading_20_4" text:outline-level="4">XVIII</text:h>
      <text:p text:style-name="Text_20_body">Quod pugna belli civilis victoriaque Gai Caesaris, quam vicit in Pharsaliis campis, nuntiata praedictaque est per cuiuspiam sacerdotis vaticinium eodem ipso die in Italia Patavi </text:p>
      <text:h text:style-name="Heading_20_4" text:outline-level="4">XIX</text:h>
      <text:p text:style-name="Text_20_body">Verba M. Varronis memoria digna ex <text:span text:style-name="Emphasis">Satura,</text:span> quae inscribitur <text:span text:style-name="Emphasis">Περὶ Ἐδεσμάτων</text:span> </text:p>
      <text:h text:style-name="Heading_20_4" text:outline-level="4">XX</text:h>
      <text:p text:style-name="Text_20_body">Notata quaedam de Euripidis poetae genere, vita, moribus deque eiusdem fine vitae </text:p>
      <text:h text:style-name="Heading_20_4" text:outline-level="4">XXI</text:h>
      <text:p text:style-name="Text_20_body">Quod a poetis Iovis filii prudentissimi humanissimique, Neptuni autem ferocissimi et inhumanissimi traduntur </text:p>
      <text:h text:style-name="Heading_20_4" text:outline-level="4">XXII</text:h>
      <text:p text:style-name="Text_20_body">Historia de Sertorio, egregio duce, deque astu eius comnnenticiisque simuamnentis quibus ad barbaros milites continendos conciliandosque sihi utebatur </text:p>
      <text:h text:style-name="Heading_20_4" text:outline-level="4">XXIII</text:h>
      <text:p text:style-name="Text_20_body">De aetatibus historicorum nobilium, Hellanici, Herodoti, Thucydidis </text:p>
      <text:h text:style-name="Heading_20_4" text:outline-level="4"><text:soft-page-break/>XXIV</text:h>
      <text:p text:style-name="Text_20_body">Quid Vulcacius Sedigitus, in libro quem <text:span text:style-name="Emphasis">De Poetis</text:span> scripsit, de comicis Latinis iudicarit </text:p>
      <text:h text:style-name="Heading_20_4" text:outline-level="4">XXV</text:h>
      <text:p text:style-name="Text_20_body">De verbis quibusdam novis, quae in Gnaei Mati <text:span text:style-name="Emphasis">Mimiambis</text:span> offendearnus </text:p>
      <text:h text:style-name="Heading_20_4" text:outline-level="4">XXVI</text:h>
      <text:p text:style-name="Text_20_body">Quibus verbis Aristoteles philosophus definierit syllogismum; eiusque definitionis interpretamentum verbis Latinis factum </text:p>
      <text:h text:style-name="Heading_20_4" text:outline-level="4">XXVII</text:h>
      <text:p text:style-name="Text_20_body">Quid sint ‘comitia calata,’ quid ‘curiata,’ quid ‘centuriata,’ quid ‘tributa,’ quid ‘concilium’; atque inibi quaedam eiusdemmodi </text:p>
      <text:h text:style-name="Heading_20_4" text:outline-level="4">XXVIII</text:h>
      <text:p text:style-name="Text_20_body">Quod erravit Cornelius Nepos, cum scripsit Ciceronem tres et viginti annos natum causam pro Sexto Roscio dixisse </text:p>
      <text:h text:style-name="Heading_20_4" text:outline-level="4">XXIX</text:h>
      <text:p text:style-name="Text_20_body">Quali figura orationis et quam nova L. Piso annalium scriptor usus sit </text:p>
      <text:h text:style-name="Heading_20_4" text:outline-level="4">XXX</text:h>
      <text:p text:style-name="Text_20_body">Vehiculum quod ‘petorritum’ appellatur, cuiatis linguae vocabulum sit, Graecae an Gallicae </text:p>
      <text:h text:style-name="Heading_20_4" text:outline-level="4">XXXI</text:h>
      <text:p text:style-name="Text_20_body">Quae verba legaverint Rodii ad hostium ducem Demetrium, cum ab eo obsiderentur, super illa incluta Ialysi imagine </text:p>
      <text:h text:style-name="Heading_20_3" text:outline-level="3">Capitula Libri Sexti Decimi</text:h>
      <text:h text:style-name="Heading_20_4" text:outline-level="4">I</text:h>
      <text:p text:style-name="Text_20_body">Verba Musoni philosophi Graeca, digna atque utilia audiri observarique; eiusdemque utilitatis sententia a M. Catone multis ante annis Numantiae ad equites dicta </text:p>
      <text:h text:style-name="Heading_20_4" text:outline-level="4">II</text:h>
      <text:p text:style-name="Text_20_body">Cuiusmodi sit lex apud dialecticos percontandi disserendique; et quae sit eius legis reprehensio </text:p>
      <text:h text:style-name="Heading_20_4" text:outline-level="4"><text:soft-page-break/>III</text:h>
      <text:p text:style-name="Text_20_body">Quanam ratione effici dixerit Erasistratus medicus, si cibus forte deerit, ut tolerari aliquantisper inedia possit et tolerari fames; verbaque ipsa Erasistrati super ea re scripta </text:p>
      <text:h text:style-name="Heading_20_4" text:outline-level="4">IV</text:h>
      <text:p text:style-name="Text_20_body">Quo ritu quibusque verbis fetialis populi Romani bellum indicere solitus sit his quibus populus bellum fieri iusserat; et item in quae verba conceptum fuerit iusiurandum de furtis militaribus sanciendis; et uti milites scripti intra praedictum diem in loco certo frequentitarerit, causis quibusdam exceptis, propter quns id iusinrandum remitti aecum esset </text:p>
      <text:h text:style-name="Heading_20_4" text:outline-level="4">V</text:h>
      <text:p text:style-name="Text_20_body">‘Vestibulum’ quid significet; deque eius vocabuli rationibus </text:p>
      <text:h text:style-name="Heading_20_4" text:outline-level="4">VI</text:h>
      <text:p text:style-name="Text_20_body">Hostiae quae dicuntur ‘bidentes,’ quid sint et quam ob causam ita appellatae sint; superque ea re P. Nigidii et Iulii Hygini sententiae </text:p>
      <text:h text:style-name="Heading_20_4" text:outline-level="4">VII</text:h>
      <text:p text:style-name="Text_20_body">Quod Laberius verba pleraque licentius petulantiusque finxit; et quod multis item verbis utitur de quibus an sint Latini quaeri solet </text:p>
      <text:h text:style-name="Heading_20_4" text:outline-level="4">VIII</text:h>
      <text:p text:style-name="Text_20_body">Quid significet et quid a nostris appellatum sit quod ‘axioma’ dialectici dicunt; et quaedam alia quae prima in disciplina dialectica traduntur </text:p>
      <text:h text:style-name="Heading_20_4" text:outline-level="4">IX</text:h>
      <text:p text:style-name="Text_20_body">Quid significet verbum in libris veterum creberrime positum ‘susque deque’ </text:p>
      <text:h text:style-name="Heading_20_4" text:outline-level="4">X</text:h>
      <text:p text:style-name="Text_20_body">Quid sint ‘proletarii,’ quid ‘capite censi’; quid item sit in <text:span text:style-name="Emphasis">XII. Tabidis</text:span> ‘adsiduus’; et quae eius vocabuli ratio sit </text:p>
      <text:h text:style-name="Heading_20_4" text:outline-level="4">XI</text:h>
      <text:p text:style-name="Text_20_body">Historia ex Herodoti libris sumpta de Psyllorum interitu, qui in Syrtibus Africanis colebant </text:p>
      <text:h text:style-name="Heading_20_4" text:outline-level="4">XII</text:h>
      <text:p text:style-name="Text_20_body">De his vocabulis quae Cloatius Verus aut satis commode aut nimis absurde et inlepide ad origins linguae Graecae redigit </text:p>
      <text:h text:style-name="Heading_20_4" text:outline-level="4"><text:soft-page-break/>XIII</text:h>
      <text:p text:style-name="Text_20_body">Quid sit ‘municipium’ et quid a ‘colonia’ differat; et quid sint ‘municipes’ quaeque sit eius vocabuli ratio ac proprietas; atque inibi, quod divus Hadrianus in senatu de iure atque vocabulo municipum verba fecit </text:p>
      <text:h text:style-name="Heading_20_4" text:outline-level="4">XIV</text:h>
      <text:p text:style-name="Text_20_body">Quod M. Cato differre dixit ‘properare’ et ‘festinare’; et quam incommode Verrius Flaccus verbi quod est ‘festinat’ <text:span text:style-name="Emphasis">ἔτυμον</text:span> interpretatus est </text:p>
      <text:h text:style-name="Heading_20_4" text:outline-level="4">XV</text:h>
      <text:p text:style-name="Text_20_body">Quid Theophrastus mirum de perdicibus scriptum reliquerit et quid Theopompus de leporibus </text:p>
      <text:h text:style-name="Heading_20_4" text:outline-level="4">XVI</text:h>
      <text:p text:style-name="Text_20_body">‘Agrippas’ a partus aegri et inprosperi vitio appellatos; deque his deabus quae vocattur ‘Prorsa’ et ‘Postverta’ </text:p>
      <text:h text:style-name="Heading_20_4" text:outline-level="4">XVII</text:h>
      <text:p text:style-name="Text_20_body">Quae ratio vocabuli sit agri Vaticani </text:p>
      <text:h text:style-name="Heading_20_4" text:outline-level="4">XVIII</text:h>
      <text:p text:style-name="Text_20_body">Lepida quaedam et memoratu et cognitu de parte geometriae quae <text:span text:style-name="Emphasis">ὀπτική</text:span> appellatur, et item alia quae <text:span text:style-name="Emphasis">κανονική,</text:span> et tertia itidem quae dicitur <text:span text:style-name="Emphasis">μετρική</text:span> </text:p>
      <text:h text:style-name="Heading_20_4" text:outline-level="4">XIX</text:h>
      <text:p text:style-name="Text_20_body">Sumpta historia ex Herodoti libro super fidicine Arione </text:p>
      <text:h text:style-name="Heading_20_3" text:outline-level="3">Capitula Libri Septimi Decimi</text:h>
      <text:h text:style-name="Heading_20_4" text:outline-level="4">I</text:h>
      <text:p text:style-name="Text_20_body">Quod Gallus Asinius et Largius Licinus sententiam M. Ciceronis reprehenderunt ex oratione quam dixit <text:span text:style-name="Emphasis">Pro M. Caelio;</text:span> et quid adversus hominess stolidissimos pro eadem sententia vere digneque dici posit </text:p>
      <text:h text:style-name="Heading_20_4" text:outline-level="4">II</text:h>
      <text:p text:style-name="Text_20_body">Verba quaedam ex Q. Claudi <text:span text:style-name="Emphasis">Annalium</text:span> primo cursim in legendo notata </text:p>
      <text:h text:style-name="Heading_20_4" text:outline-level="4">III</text:h>
      <text:p text:style-name="Text_20_body">Verba M. Varronis ex libro quinto et vicesimo <text:span text:style-name="Emphasis">Humanarum,</text:span> quibus contra opinionem volgariam interpretatus est Homeri versum </text:p>
      <text:h text:style-name="Heading_20_4" text:outline-level="4"><text:soft-page-break/>IV</text:h>
      <text:p text:style-name="Text_20_body">Quid Menander poeta Philemoni poetae dixerit, a quo saepe indigne in certaminibus comoediarum superatus est; et quod saepissime Euripides in tragoedia ab ignobilibus poetis victus est </text:p>
      <text:h text:style-name="Heading_20_4" text:outline-level="4">V</text:h>
      <text:p text:style-name="Text_20_body">Nequaquam esse verum, quod minutis quibusdam rhetoricae artificibus videatur, M. Ciceronem in libro quem <text:span text:style-name="Emphasis">De Amicitia</text:span> scripsit vitioso argumento <text:span text:style-name="Emphasis">ἀμφισβητούμενον ἀντὶ ὁμολογουμένου</text:span> posuisse; totumque id consideratius tractatum exploratumque </text:p>
      <text:h text:style-name="Heading_20_4" text:outline-level="4">VI</text:h>
      <text:p text:style-name="Text_20_body">Falsum esse, quod Verrius Flaccus, in libro secundo quos <text:span text:style-name="Emphasis">De Obscuris M. Catonis</text:span> composuit, de servo recepticio scriptum reliquit </text:p>
      <text:h text:style-name="Heading_20_4" text:outline-level="4">VII</text:h>
      <text:p text:style-name="Text_20_body">Verba haec ex Atinia lege: ‘quod subruptum erit, eius rei aeterna auctoritas esto,’ P. Nigidio et Q. Scaevolae visa esse non minus de praeterito furto quam de futuro cavisse </text:p>
      <text:h text:style-name="Heading_20_4" text:outline-level="4">VIII</text:h>
      <text:p text:style-name="Text_20_body">In sermonibus apud mensam Tauri philosophi quaeri agitarique eiusmodi solita: ‘cur oleum saepe et facile, vina rarius congelascant, acetum haut fere umquam’ et ‘quod aquae fluviorum fontiumque durentur, mare gelu non duretur’ </text:p>
      <text:h text:style-name="Heading_20_4" text:outline-level="4">IX</text:h>
      <text:p text:style-name="Text_20_body">De notis litterarum quae in C. Caesaris epistulis reperiuntur; deque aliis clandestinis litteris ex vetere historia petitis; et quid <text:span text:style-name="Emphasis">σκυτάλη</text:span> sit Laconica </text:p>
      <text:h text:style-name="Heading_20_4" text:outline-level="4">X</text:h>
      <text:p text:style-name="Text_20_body">Quid de versibus Vergilii Favorinus existumarit, quibus in describenda fiagrantia montis Aetnae Pindarum poetam secutus est; conlataque ab eo super eadem re utriusque carmina et diiudicata </text:p>
      <text:h text:style-name="Heading_20_4" text:outline-level="4">XI</text:h>
      <text:p text:style-name="Text_20_body">Quod Plutarchus in libris <text:span text:style-name="Emphasis">Symposiacis</text:span> opinionem Platonis de habitu atque natura stomachi, fistulaeque eius quae <text:span text:style-name="Emphasis">τραχεῖα</text:span> dicitur, adversum Erasistratum medicum tutatus est, auctoritate adhibita antiqui medici Hippocratis </text:p>
      <text:h text:style-name="Heading_20_4" text:outline-level="4">XII</text:h>
      <text:p text:style-name="Text_20_body">De materiis infamibus, quas Graeci <text:span text:style-name="Emphasis">ἀδόξους</text:span> appellant, a Favorino exercendi gratia disputatis </text:p>
      <text:h text:style-name="Heading_20_4" text:outline-level="4">XIII</text:h>
      <text:p text:style-name="Text_20_body">‘Quin’ particula quot qualesque varietates significationis habeat et quam saepe in veterum scriptis <text:soft-page-break/>obscura sit </text:p>
      <text:h text:style-name="Heading_20_4" text:outline-level="4">XIV</text:h>
      <text:p text:style-name="Text_20_body">Sententiae ex Publili <text:span text:style-name="Emphasis">Mimis</text:span> selectae lepidiores </text:p>
      <text:h text:style-name="Heading_20_4" text:outline-level="4">XV</text:h>
      <text:p text:style-name="Text_20_body">Quod Carneades Academicus elleboro stomachum purgavit, scripturus adversus Zenonis Stoici decreta; deque natura medellaque ellebori candidi et nigri </text:p>
      <text:h text:style-name="Heading_20_4" text:outline-level="4">XVI</text:h>
      <text:p text:style-name="Text_20_body">Anates Ponticas vim habere venenis digerendis potentem; atque inibi de Mitridati regis in id genus medicamentum sollertia </text:p>
      <text:h text:style-name="Heading_20_4" text:outline-level="4">XVII</text:h>
      <text:p text:style-name="Text_20_body">Mitridatem, Ponti regem, quinque et viginti gentium linguis locutum; Quintumque Ennium tria corda habere sese dixisse, quod tris linguas percalluisset, Graecam, Oscam, Latinam </text:p>
      <text:h text:style-name="Heading_20_4" text:outline-level="4">XVIII</text:h>
      <text:p text:style-name="Text_20_body">Quod M. Varro C. Sallustium, historiae scriptorem, deprehensum ab Annio Milone in adulterio scribit et loris caesum pecuniaque data dimissum </text:p>
      <text:h text:style-name="Heading_20_4" text:outline-level="4">XIX</text:h>
      <text:p text:style-name="Text_20_body">Quid Epictetus philosophus dicere solitus sit hominibus nequam et inpuris, disciplinas philosophiae studiose tractantibus; et quae duo verba observanda praeceperit omnium rerum longe saluberrima </text:p>
      <text:h text:style-name="Heading_20_4" text:outline-level="4">XX</text:h>
      <text:p text:style-name="Text_20_body">Verba sumpta ex <text:span text:style-name="Emphasis">Symposio</text:span> Platonis, numeris coagmentisque verborum scite modulateque apta, exercendi gratia in Latinam orationem versa </text:p>
      <text:h text:style-name="Heading_20_4" text:outline-level="4">XXI</text:h>
      <text:p text:style-name="Text_20_body">Quibus temporibus post Romam conditam Graeci Romanique inlustres viri floruerint ante secundum bellum Carthaginensium </text:p>
      <text:h text:style-name="Heading_20_3" text:outline-level="3">Capitula Libri Octavi Decimi</text:h>
      <text:h text:style-name="Heading_20_4" text:outline-level="4">I</text:h>
      <text:p text:style-name="Text_20_body">Disputationes a philosopho Stoico et contra a Peripatetico, arbitro Favorino, factae; quaesitumque inter eos quantum in perficienda vita beata virtus valeret quantumque esset in his quae dicuntur extranea </text:p>
      <text:h text:style-name="Heading_20_4" text:outline-level="4"><text:soft-page-break/>II</text:h>
      <text:p text:style-name="Text_20_body">Cuiusmodi quaestionum certationibus Saturnalicia ludicra Athenis agitare soliti simus; atque inibi expressa quaedam sophismatia et aenigmata oblectatoria </text:p>
      <text:h text:style-name="Heading_20_4" text:outline-level="4">III</text:h>
      <text:p text:style-name="Text_20_body">Quid Aeschines rhetor, in oratione qua Timarchum de inpudicitia accusavit, Lacedaemonios statuisse dixerit super sententia probatissima, quam improbatissimus homo dixisset </text:p>
      <text:h text:style-name="Heading_20_4" text:outline-level="4">IV</text:h>
      <text:p text:style-name="Text_20_body">Quod Sulpicius Apollinaris praedicantem quondam a sese uno Sallusti historias intellegi inlusit, quaestione proposita quid verba ista apud Sallustium significarent: ‘incertum, stolidior an vanior’ </text:p>
      <text:h text:style-name="Heading_20_4" text:outline-level="4">V</text:h>
      <text:p text:style-name="Text_20_body">Quod Q. Ennius in septimo <text:span text:style-name="Emphasis">Annali</text:span> ‘quadrupes eques’ ac non ‘quadrupes equus,’ ut legunt multi, scriptum reliquit </text:p>
      <text:h text:style-name="Heading_20_4" text:outline-level="4">VI</text:h>
      <text:p text:style-name="Text_20_body">Quod Aelius Melissus in libro cui titulum fecit <text:span text:style-name="Emphasis">De Loquetdi Propritate,</text:span> quem, cum ederet, cornum esse copiae dicebat, rem scripsit neque dictu neque auditu dignam, cum differre ‘matronam’ et ‘matrem familias’ existimavit differentia longe vanissima </text:p>
      <text:h text:style-name="Heading_20_4" text:outline-level="4">VII</text:h>
      <text:p text:style-name="Text_20_body">Quem in modum Favorinus tractaverit intempestivum quendaim de verborum ambiguitatibus quaerentem; atque ibi, quot significationes capiat ‘contio’ </text:p>
      <text:h text:style-name="Heading_20_4" text:outline-level="4">VIII</text:h>
      <text:p text:style-name="Text_20_body"><text:span text:style-name="Emphasis">Ὁμοιοτέλευτα</text:span> et <text:span text:style-name="Emphasis">ὁμοιόπτωτα</text:span> atque alia id genus quae ornamenta orationis putantur inepta esse et puerilia, Lucili quoque versibus declarari </text:p>
      <text:h text:style-name="Heading_20_4" text:outline-level="4">IX</text:h>
      <text:p text:style-name="Text_20_body">Quid significet apud M. Catonem verbum ‘insecenda’; quodque ‘insecenda’ potius legendum sit quam, quod plerique existimant, ‘insequenda’ </text:p>
      <text:h text:style-name="Heading_20_4" text:outline-level="4">X</text:h>
      <text:p text:style-name="Text_20_body">Errare istos qui in exploranda febri venarum pulsus pertemptari putant, non arteriarum </text:p>
      <text:h text:style-name="Heading_20_4" text:outline-level="4">XI</text:h>
      <text:p text:style-name="Text_20_body">Verba ex carminibus Furi Antiatis inscite a Caesellio Vindice reprehensa; versusque ipsi in quibus ea verba sunt subscripti </text:p>
      <text:h text:style-name="Heading_20_4" text:outline-level="4"><text:soft-page-break/>XII</text:h>
      <text:p text:style-name="Text_20_body">Morem istum veteribus nostris fuisse verba patiendi mutare ac vertere in agendi modum </text:p>
      <text:h text:style-name="Heading_20_4" text:outline-level="4">XIII</text:h>
      <text:p text:style-name="Text_20_body">Quali talione Diogenes philosophus usus sit, pertemptatus a dialectico quodam sophismatio inpudenti </text:p>
      <text:h text:style-name="Heading_20_4" text:outline-level="4">XIV</text:h>
      <text:p text:style-name="Text_20_body">Quid sit numerus ‘hemiolios,’ quid ‘epitritos’; et quod vocabula ista non facile nostri ausi sunt convertere in linguam Latinam </text:p>
      <text:h text:style-name="Heading_20_4" text:outline-level="4">XV</text:h>
      <text:p text:style-name="Text_20_body">Quod M. Varro in herois versibus observaverit rem nimis anxiae et curiosae observationis </text:p>
      <text:h text:style-name="Heading_20_3" text:outline-level="3">Capitula Libri Noni Decimi</text:h>
      <text:p text:style-name="tei_5f_displayNote">The lemmata of Book xix are ommited by <text:span text:style-name="Emphasis">ω</text:span>; they are supplied in varying forms in <text:span text:style-name="Emphasis">ς.</text:span></text:p>
      <text:h text:style-name="Heading_20_4" text:outline-level="4">I</text:h>
      <text:p text:style-name="Text_20_body">Responsio cuiusdam philosophi, interrogati quam ob causam maris tempestate palluerit </text:p>
      <text:h text:style-name="Heading_20_4" text:outline-level="4">II</text:h>
      <text:p text:style-name="Text_20_body">Ex quinque corporis sensibus duos esse cum beluis maxime communes; quodque turpis et improba est voluptas quae ex auditu, visu odoratuque procedit, quae vero ex gustu tactuque est, rerum omnium foedissima est, cum hae duae bestiarnm etiam sint, reliquae hominum tantum </text:p>
      <text:h text:style-name="Heading_20_4" text:outline-level="4">III</text:h>
      <text:p text:style-name="Text_20_body">Quod turpius est frigide laudari quam acerbius vituperari </text:p>
      <text:h text:style-name="Heading_20_4" text:outline-level="4">IV</text:h>
      <text:p text:style-name="Text_20_body">Quamobrem venter repentino timore effluat; quare etiam ignis urinam lacessat </text:p>
      <text:h text:style-name="Heading_20_4" text:outline-level="4">V</text:h>
      <text:p text:style-name="Text_20_body">Ex Aristotelis libris sumptum quod nivis aqua potui pessima sit; et quod ex nive crystallus concreatur </text:p>
      <text:h text:style-name="Heading_20_4" text:outline-level="4">VI</text:h>
      <text:p text:style-name="Text_20_body">Quod pudor sanguinem ad extera diffundit, timor vero contrahit </text:p>
      <text:h text:style-name="Heading_20_4" text:outline-level="4"><text:soft-page-break/>VII</text:h>
      <text:p text:style-name="Text_20_body">Quid sit ‘obesum’; nonnullaque alia prisca vocabula </text:p>
      <text:h text:style-name="Heading_20_4" text:outline-level="4">VIII</text:h>
      <text:p text:style-name="Text_20_body">Quaestio an ‘harena,’ ‘caelum,’ ‘triticum’ pluralia inveniantur; atque inibi de ‘quadrigis,’ ‘inimicitiis,’ nonnullis praeterea vocabulis, an singulari numero comperiantur </text:p>
      <text:h text:style-name="Heading_20_4" text:outline-level="4">IX</text:h>
      <text:p text:style-name="Text_20_body">Antonii Iuliani in convivio ad quosdam Graecos lepidissima responsio </text:p>
      <text:h text:style-name="Heading_20_4" text:outline-level="4">X</text:h>
      <text:p text:style-name="Text_20_body">Verba haec, ‘praeter propter,’ in usu volgi protrita, etiam Ennii fuisse </text:p>
      <text:h text:style-name="Heading_20_4" text:outline-level="4">XI</text:h>
      <text:p text:style-name="Text_20_body">Ponit versus Platonis amatorios quos admodum iuvenis lusit, dum tragoediis contendit </text:p>
      <text:h text:style-name="Heading_20_4" text:outline-level="4">XII</text:h>
      <text:p text:style-name="Text_20_body">Dissertatio Herodis Attici super vi et natura doloris suaeque opinionis affirmatio per exemplum indocti rustici, qui cum rubis fructiferas arbores praecidit </text:p>
      <text:h text:style-name="Heading_20_4" text:outline-level="4">XIII</text:h>
      <text:p text:style-name="Text_20_body">Quos ‘pumiliones’ dicimus, Graece <text:span text:style-name="Emphasis">νάνους</text:span> appellari </text:p>
      <text:h text:style-name="Heading_20_4" text:outline-level="4">XIV</text:h>
      <text:p text:style-name="Text_20_body">Contemporaneos fuisse Caesari et Ciceroni M. Varronem et P. Nigidium, aetatis suae doctissimos Romanos; et quod Nigidii commentationes propter earum obscuritatem subtilitatemque in volgus non exeunt </text:p>
      <text:h text:style-name="Heading_20_3" text:outline-level="3">Capitula Libri Vicesimi</text:h>
      <text:h text:style-name="Heading_20_4" text:outline-level="4">I</text:h>
      <text:p text:style-name="Text_20_body">Disputatio Sex. Caecilii iureconsulti et Favorini philosophi de legibus <text:span text:style-name="Emphasis">Duodecim Tabularum</text:span> </text:p>
      <text:h text:style-name="Heading_20_4" text:outline-level="4">II</text:h>
      <text:p text:style-name="Text_20_body">Vocabulum ‘siticinum’ in M. Catonis oratione quid significet </text:p>
      <text:h text:style-name="Heading_20_4" text:outline-level="4">III</text:h>
      <text:p text:style-name="Text_20_body">Quam ob causam L. Accius poeta in <text:span text:style-name="Emphasis">Pragmaticis</text:span> sicinnistas ‘nebuloso nomine’ esse dixerit </text:p>
      <text:h text:style-name="Heading_20_4" text:outline-level="4"><text:soft-page-break/>IV</text:h>
      <text:p text:style-name="Text_20_body">Artificum scaenicorum studium amoremque inhonestum probrosumque esse; et super ea re verba Aristotelis philosophi adscripta </text:p>
      <text:h text:style-name="Heading_20_4" text:outline-level="4">V</text:h>
      <text:p text:style-name="Text_20_body">Exempla epistularum Alexandri regis et Aristotelis philosophi, ita uti sunt edita; eaque in linguam Latinam versa </text:p>
      <text:h text:style-name="Heading_20_4" text:outline-level="4">VI</text:h>
      <text:p text:style-name="Text_20_body">Quaesitum atque tractatum utrum siet rectius dicere ‘habeo curam vestri,’ an ‘vestrum’ </text:p>
      <text:h text:style-name="Heading_20_4" text:outline-level="4">VII</text:h>
      <text:p text:style-name="Text_20_body">Quam diversae Graecorum sint sententiae super numero Niobae filiorum </text:p>
      <text:h text:style-name="Heading_20_4" text:outline-level="4">VIII</text:h>
      <text:p text:style-name="Text_20_body">De his quae habere <text:span text:style-name="Emphasis">συμπτωσίαν</text:span> videntur cum luna iuvenescente ac senescente </text:p>
      <text:h text:style-name="Heading_20_4" text:outline-level="4">IX</text:h>
      <text:p text:style-name="Text_20_body">Qualibus verbis delectari solitus sit Antonius Iulianus, positis in <text:span text:style-name="Emphasis">Mimiambis</text:span> Cn. Matii; et quid significet M. Cato in oratione quam scripsit de innocentia sua, cum ita dictitat: ‘numquam vestimenta a populo peposci’ </text:p>
      <text:h text:style-name="Heading_20_4" text:outline-level="4">X</text:h>
      <text:p text:style-name="Text_20_body">Quid vocabulum ‘ex iure manum consertum’ significet </text:p>
      <text:h text:style-name="Heading_20_4" text:outline-level="4">XI</text:h>
      <text:p text:style-name="Text_20_body">Quid sit ‘sculnae’ verbum positum apud M. Varronem </text:p>
      <text:h text:style-name="Heading_20_2" text:outline-level="2">Praefatio</text:h>
      <text:p text:style-name="Text_20_body">[…] iucundiora alia reperiri queunt, ad hoc ut liberis quoque meis partae istiusmodi remissiones essent, quando animus eorum interstitione aliqua negotiorum data laxari indulgerique potuisset.</text:p>
      <text:p text:style-name="Text_20_body">Usi autem sumus ordine rerum fortuito, quem antea in excerpendo feceramus. Nam proinde ut librum quemque in manus ceperam seu Graecum seu Latinum vel quid memoratu dignum audieram, ita quae libitum erat, cuius generis cumque erant, indistincte atque promisce annotabam eaque mihi ad subsidium memoriae quasi quoddam litterarum penus recondebam, ut quando usus venisset aut rei aut verbi, cuius me repens forte oblivio tenuisset, et libri ex quibus ea sumpseram non adessent, facile inde nobis inventu atque depromptu foret.</text:p>
      <text:p text:style-name="Text_20_body">Facta igitur est in his quoque commentariis eadem rerum disparilitas quae [fuit] in illis <text:soft-page-break/>annotationibus pristinis, quas breviter et indigeste et incondite ex eruditionibus lectionibusque variis feceramus.</text:p>
      <text:p text:style-name="Text_20_body">Sed quoniam longinquis per hiemem noctibus in agro, sicuti dixi, terrae Atticae commentationes hasce ludere ac facere exorsi sumus, idcirco eas inscripsimus <text:span text:style-name="Emphasis"><text:span text:style-name="Emphasis"><text:span text:style-name="Emphasis"><text:span text:style-name="Emphasis">Noctium</text:span></text:span></text:span></text:span> esse <text:span text:style-name="Emphasis"><text:span text:style-name="Emphasis"><text:span text:style-name="Emphasis"><text:span text:style-name="Emphasis">Atticarum,</text:span></text:span></text:span></text:span> nihil imitati festivitates</text:p>
      <text:p text:style-name="Text_20_body">inscriptionum quas plerique alii utriusque linguae scriptores in id genus libris fecerunt. </text:p>
      <text:p text:style-name="Text_20_body">Nam quia variam et miscellam et quasi confusaneam doctrinam conquisiverant, eo titulos quoque ad eam sententiam exquisitissimos indiderunt. </text:p>
      <text:p text:style-name="Text_20_body">Namque alii <text:span text:style-name="Emphasis">Musarum</text:span> inscripserunt, alii <text:span text:style-name="Emphasis">Silvarum,</text:span> ille <text:span text:style-name="Emphasis">Πείπλον</text:span>, hic <text:span text:style-name="Emphasis">Ἀμαλθείας</text:span> <text:span text:style-name="Emphasis">Κέρας</text:span>, alius <text:span text:style-name="Emphasis">Κηρία,</text:span> partim <text:span text:style-name="Emphasis">Λειμῶνας</text:span> quidam <text:span text:style-name="Emphasis">Lectionis Suae,</text:span> alius <text:span text:style-name="Emphasis">[antiquarum] Lectionum</text:span> atque alius <text:span text:style-name="Emphasis">Ἀνθηρῶν</text:span> et item alius <text:span text:style-name="Emphasis">Εὑρημάτων.</text:span></text:p>
      <text:p text:style-name="Text_20_body">Sunt etiam qui <text:span text:style-name="Emphasis">Λὔχνους</text:span> inscripserint, sunt item qui <text:span text:style-name="Emphasis">Στρωματεις,</text:span>, sunt adeo qui <text:span text:style-name="Emphasis">Πανδέκτας</text:span> et <text:span text:style-name="Emphasis">Ἑλικῶνα</text:span> et qui <text:span text:style-name="Emphasis">Προβλήματα</text:span> et <text:span text:style-name="Emphasis">Ἐγχειρίδια</text:span> et <text:span text:style-name="Emphasis">Παραξιφίδας</text:span>.</text:p>
      <text:p text:style-name="Text_20_body">Est qui Memoriales titulum fecerit, est qui Πραγματικὰ et Πάρεργα et Διδασκαλικά, est item qui Historiae Naturalis, et Παντοδαπῆς Ἱστορίας, est praeterea qui Pratum, est itidem qui Πάγκαρπον, est qui Τόπων scripserit ; sunt item multi qui Coniectanea,</text:p>
      <text:p text:style-name="Text_20_body">neque item non sunt qui indices libris suis fecerint aut <text:span text:style-name="Emphasis">Epistularum Moralium</text:span> aut <text:span text:style-name="Emphasis">Epistolicarum Quaestionum</text:span> aut <text:span text:style-name="Emphasis">Confusarum</text:span> et quaedam alia inscripta nimis lepida multasque prorsum concinnitates redolentia.</text:p>
      <text:p text:style-name="Text_20_body">Nos vero, ut captus noster est, incuriose et inmeditate ac prope etiam subrustice ex ipso loco ac tempore hibernarum vigiliarum Atticas Noctes</text:p>
      <text:p text:style-name="Text_20_body">inscripsimus, tantum ceteris omnibus in ipsius quoque inscriptionis laude cedentes, quantum cessimus in cura et elegantia scriptionis.</text:p>
      <text:p text:style-name="Text_20_body">Sed ne consilium quidem in excerpendis notandisque rebus idem mihi, quod plerisque illis, fuit. Namque illi omnes et eorum maxime Graeci, multa et varia lectitantes, in quas res cumque inciderant, ‘alba,’ ut dicitur, ‘linea’ sine cura discriminis solam copiam sectati converrebant, quibus in legendis ante animus senio ac taedio languebit quam unum alterumve reppererit quod sit aut voluptati legere aut cultui legisse aut usui meminisse.</text:p>
      <text:p text:style-name="Text_20_body">Ego vero, cum illud Ephesii viri summe nobilis verbum cordi haberem, quod profecto ita est <text:span text:style-name="Emphasis">πολυμαθίη νόον οὐ διδάσκει,</text:span> ipse quidem volvendis transeundisque multis admodum voluminibus per omnia semper negotiorum intervalla in quibus furari otium potui exercitus defessusque sum, sed modica ex his eaque sola accepi quae aut ingenia prompta expeditaque ad honestae eruditionis cupidinem utiliumque artium contemplationem celeri facilique compendio ducerent aut homines aliis iam vitae negotiis occupatos a turpi certe agrestique rerum atque verborum imperitia vindicarent.</text:p>
      <text:p text:style-name="Text_20_body">Quod erunt autem in his commentariis pauca quaedam scrupulosa et anxia, vel ex grammatica vel ex dialectica vel etiam ex geometrica, quodque erunt</text:p>
      <text:p text:style-name="Text_20_body"><text:soft-page-break/>item paucula remotiora super augurio iure et pontificio, non oportet ea defugere, quasi aut cognitu non utilia aut perceptu difficilia. Non enim fecimus altos nimis et obscuros in his rebus quaestionum sinus, sed primitias quasdam et quasi libamenta ingenuarum artium dedimus, quae virum civiliter eruditum neque audisse umquam neque attigisse, si non inutile, at quidem certe indecorum est. </text:p>
      <text:p text:style-name="Text_20_body">Ab his igitur, si cui forte nonnumquam tempus voluptasque erit lucubratiunculas istas cognoscere, petitum impetratumque volumus, ut in legendo quae pridem scierint non aspernentur quasi nota invulgataque. </text:p>
      <text:p text:style-name="Text_20_body">Nam ecquid tam remotum in litteris est quin id tamen complusculi sciant? Et satis hoc blandum est, non esse haec neque in scholis decantata neque in commentariis protrita.</text:p>
      <text:p text:style-name="Text_20_body">Quae porro nova sibi ignotaque offenderint, aequum esse puto ut sine vano obtrectatu considerent an minutae istae admonitiones et pauxillulae nequaquam tamen sint vel ad alendum studium vescae vel ad oblectandum fovendumque animum frigidae, sed eius seminis generisque sint ex quo facile adolescent aut ingenia hominum vegetiora aut memoria adminiculatior aut oratio sollertior aut sermo incorruptior aut delectatio in otio atque in ludo liberalior. </text:p>
      <text:p text:style-name="Text_20_body">Quae autem parum plana videbuntur aut minus plena in </text:p>
      <text:p text:style-name="Text_20_body">structaque, petimus, inquam, ut ea non docendi magis quam admonendi gratia scripta existiment et, quasi demonstratione vestigiorum contenti, persequantur ea post, si libebit, vel libris repertis vel magistris. </text:p>
      <text:p text:style-name="Text_20_body">Quae vero putaverint reprehendenda, his, si audebunt, succenseant, unde ea nos accepimus; sed enim, si quae aliter apud alium scripta legerint, ne iam statim temere obstrepant, sed et rationes rerum et auctoritates hominum pensitent, quos illi quosque nos secuti sumus.</text:p>
      <text:p text:style-name="Text_20_body">Erit autem id longe optimum, ut qui in lectitando, percontando, scribendo, commentando, numquam voluptates, numquam labores ceperunt, nullas hoc genus vigilias vigilarunt neque ullis inter eiusdem Musae aemulos certationibus disceptationibusque elimati sunt, sed intemperiarum negotiorumque pleni sunt, abeant a ‘Noctibus’ his procul, atque alia sibi oblectamenta quaerant. Vetus adagium est:</text:p>
      <text:p text:style-name="Text_20_body">Atque etiam, quo sit quorundam male doctorum hominum scaevitas et invidentia irritatior, mutuabor ex Aristophanae choro anapaesta pauca et quam ille homo festivissimus fabulae suae spectandae legem dedit, eandem ego commentariis his legendis dabo, ut ea ne attingat neve adeat profestum et profanum </text:p>
      <text:p text:style-name="Text_20_body">vulgus, a ludo musico diversum. </text:p>
      <text:p text:style-name="Text_20_body">Versus legis datae hi sunt: </text:p>
      <text:p text:style-name="Text_20_body">Volumina commentariorum ad hunc diem viginti iam facta sunt. </text:p>
      <text:p text:style-name="Text_20_body">Quantum autem vitae mihi deinceps deum voluntate erit quantumque a tuenda re familiari procurandoque cultu liberorum meorum dabitur otium, ea omnia subsiciva et subsecundaria tempora ad colligendas huiuscemodi memoriarum delectatiunculas conferam. </text:p>
      <text:p text:style-name="Text_20_body">Progredietur ergo numerus librorum, diis bene iuvantibus, cum ipsius vitae quantuli quomque <text:soft-page-break/>fuerint progressibus, neque longiora mihi dari spatia vivendi volo quam dum ero ad hanc quoque facultatem scribendi commentandique idoneus.</text:p>
      <text:p text:style-name="Text_20_body">Capita rerum quae cuique commentario insunt, exposuimus hic universa, ut iam statim declaretur quid quo in libro quaeri invenirique possit. </text:p>
      <text:h text:style-name="Heading_20_2" text:outline-level="2">Liber Primus</text:h>
      <text:h text:style-name="Heading_20_3" text:outline-level="3">I</text:h>
      <text:h text:style-name="Heading_20_4" text:outline-level="4">Argument</text:h>
      <text:p text:style-name="Text_20_body">Quali proportione quibusque collectionibus Plutarchus ratiocinatum esse Pythagoram philosophum dixerit de comprehendenda corporis proceritate qua fuit Hercules, cum vitam inter homines viveret.</text:p>
      <text:p text:style-name="Text_20_body">Plutarchus in libro quem de Herculis quam diu inter homines fuit animi corporisque ingenio atque virtutibus conscripsit, scite subtiliterque ratiocinatum Pythagoram philosophum dicit in reperienda modulandaque status longitudinisque eius praestantia.</text:p>
      <text:p text:style-name="Text_20_body">Nam cum fere constaret, curriculum stadii quod est Pisis apud Iovem Olympium Herculem pedibus suis metatum idque fecisse longum pedes sescentos, cetera quoque stadia in terra Graecia ab aliis postea instituta pedum quidem esse numero sescentum, sed tamen esse aliquantulum breviora, facile intellexit, modum spatiumque plantae Herculis, ratione proportionis habita, tanto fuisse quam aliorum procerius, quanto Olympicum stadium longius esset quam cetera. </text:p>
      <text:p text:style-name="Text_20_body">Comprehensa autem mensura </text:p>
      <text:p text:style-name="Text_20_body">Herculani pedis, quanta longinquitas corporis ei mensurae conveniret secundum naturalem membrorum omnium inter se competentiam modificatus est atque ita id collegit, quod erat consequens, tanto fuisse Herculem corpore excelsiorem quam alios, quanto Olympicum stadium ceteris pari numero factis anteiret. </text:p>
      <text:h text:style-name="Heading_20_3" text:outline-level="3">II</text:h>
      <text:h text:style-name="Heading_20_4" text:outline-level="4">Argument</text:h>
      <text:p text:style-name="Text_20_body">Ab Herode Attico C. V. tempestive deprompta in quondam iactantem et gloriosum adulescentem, specie tantum philosophiae sectatorem, verba Epicteti Stoici, quibus festiviter a vero Stoico seiunxit vulgus [loquacium] nebulonum qui se Stoicos nuncuparent.</text:p>
      <text:p text:style-name="Text_20_body">HERODES ATTICUS, vir et Graeca facundia et consulari honore praeditus, accersebat saepe, nos cum apud magistros Athenis essemus, in villas ei urbi proximas me et clarissimum virum Servilianum compluresque alios nostrates qui Roma in Graeciam ad capiendum ingenii cultum concesserant. </text:p>
      <text:p text:style-name="Text_20_body">Atque ibi tunc, cum essemus apud eum in villa cui nomen est Cephisia, et aestu anni et sidere autumni flagrantissimo, propulsabamus incommoda caloris lucorum umbra ingentium, longis ambulacris et mollibus, medium positu refrigeranti, lavacris [nitidis] et abundis et collucentibus <text:soft-page-break/>[totiusque] villae venustate, aquis undique canoris atque avibus personante.</text:p>
      <text:p text:style-name="tei_5f_displayNote">The proper height was six times the length of the foot.</text:p>
      <text:p text:style-name="Text_20_body">Erat ibidem nobiscum simul adulescens philosophiae sectator, ‘disciplinae,’ ut ipse dicebat, ‘stoicae,’ sed loquacior inpendio et promptior.</text:p>
      <text:p text:style-name="Text_20_body">Is plerumque in convivio sermonibus, qui post epulas haberi solent, multa atque inmodica de philosophiae doctrinis intempestive atque insubide disserebat praeque se uno ceteros omnes linguae Atticae principes gentemque omnem togatam, quodcumque nomen Latinum rudes esse et agrestes praedicabat atque interea vocabulis haut facile cognitis, syllogismorum captionumque dialecticarum laqueis strepebat, <text:span text:style-name="Emphasis">χυριεύοντας</text:span> et <text:span text:style-name="Emphasis">σωρείτας</text:span> aliosque id genus griphos neminem posse dicens nisi se dissolvere. Rem vero ethicam naturamque humani ingenii virtutumque origines officiaque earum et confinia, aut contra morborum vitiorumque fraudes animorumque labes et pestilentias, asseverabat nulli esse ulli magis ea omnia explorata, comperta meditataque.</text:p>
      <text:p text:style-name="Text_20_body">Cruciatibus autem doloribusque corporis et periculis mortem minitantibus habitum statumque vitae beatae, quem se esse adeptum putabat, neque laedi neque inminui existimabat, ac ne oris quoque et vultus serenitatem stoici hominis umquam ulla posse aegritudine obnubilari.</text:p>
      <text:p text:style-name="Text_20_body">Has ille inanes glorias cum flaret iamque omnes finem cuperent verbisque eius defetigati pertaeduissent, tum Herodes Graeca, uti plurimus ei mos [fuit], oratione utens, ‘Permitte,’ inquit, ‘philosophorum amplissime, quoniam respondere nos tibi, quos vocas idiotas, non quimus, recitari ex libro quid de huiuscemodi magniloquentia vestra senserit dixeritque Epictetus, Stoicorum maximus,’ iussitque proferri <text:span text:style-name="Emphasis">Dissertationum Epicteti</text:span> digestarum ab Arriano primum librum, in quo ille venerandus senex iuvenes qui se ‘Stoicos’ appellabant, neque frugis neque operae probae, sed theorematis tantum nugalibus et puerilium isagogarum commentationibus deblaterantes, obiurgatione iusta incessuit.</text:p>
      <text:p text:style-name="Text_20_body">Lecta igitur sunt ex libro qui prolatus est ea quae addidi; quibus verbis Epictetus severe simul et festiviter seiunxit atque divisit a vero atque sincero Stoico, qui esset procul dubio <text:span text:style-name="Emphasis">ἀκώλυτος, ἀνανάγκαστος, ἀπαραπόδιστος, ἐλεύθερος, εὐπορῶν, εὐδαιμονῶν,</text:span> vulgus</text:p>
      <text:p text:style-name="Text_20_body"><text:span text:style-name="Emphasis">κακῶν. Ἄκουε.</text:span> aliud nebulonum hominum qui se ‘Stoicos’ nuncuparent, atraque verborum et argutiarum fuligine ob oculos audientium iacta <text:span text:style-name="tei_5f_inlineNote">iacto, </text:span><text:span text:style-name="tei_5f_inlineNote"><text:span text:style-name="Emphasis">ω</text:span></text:span><text:span text:style-name="tei_5f_inlineNote">.] </text:span>sanctissimae disciplinae nomen ementirentur:<text:span text:style-name="Emphasis">Εἰπέ μοι περὶ ἀγαθῶν καὶ κακῶν. Ἄκουε.</text:span></text:p>
      <text:p text:style-name="Text_20_body">Τῶν ὅντων τὰ μέν ἐστιν ἀγαθά, τὰ δὲ ἀδιάφορα. Ἀγαθὰ μὲν οὖν ἀρεταὶ τὰ μετέχοιτα αὐτῶν, κακὰ δὲ κακία καὶ τὰ μετέχοντα κακίας, ἀδιάφορα δὲ τὰ μεταξὺ</text:p>
      <text:p text:style-name="Text_20_body"><text:span text:style-name="Emphasis">τούων, πλοῦτος, ὑγεία, ζωή, θάνατος, ἡδονή, πόνος.</text:span></text:p>
      <text:p text:style-name="Text_20_body"><text:span text:style-name="Emphasis">Πόθεν οἶδας; Ἑλλάνικος λέγει ἐν τοῖς Αἰγυπτιακοῖς. Τι</text:span> <text:span text:style-name="Emphasis">γὰρ διαφέρει τοῦτο εἰπεῖν, ἢ ὅτι Διογένης ἐν τῇ ἠθικῇ ἢ</text:span> <text:span text:style-name="Emphasis">Χρύσιππος ἢ Κλεάνθης; βεβασάνικας οὖν τι</text:span> <text:span text:style-name="Emphasis">αὐτῶν καὶ</text:span></text:p>
      <text:p text:style-name="Text_20_body">δόγμα σαυτοῦ πεποίησαι. Δείκνυε πῶς εἴωθας ἐν πλοίῳ χειμάζεσθαι· μέμνησαι ταύτης τῆς διαιρέσεως, ὅταν ψοφήσῃ τὸ ἱστίον καὶ ἀνακραυγάσῃς. Ἄν σοί τις κακόσχολός πως παραστὰς εἴπῃ, λέγε μοι, τοὺς θεούς σοι, ἃ πρῴην ἔλεγες, μή τι κακία ἐστὶν τὸ ναυαγῆσαι; μήτι κακίας μετέχον; οὐκ ἄρα ξύλον ἐνσείσεις αὐτῷ; τί ἡμῖν καὶ σοί, ἄνθρωπε; ἀπολλύμεθα, καὶ σὺ ἐλθὼν</text:p>
      <text:p text:style-name="Text_20_body"><text:soft-page-break/><text:span text:style-name="Emphasis">παίζεις. Ἐὰν δέ σε ὁ Καῖσαρ μεταπέμψηται κατηγορούμενον</text:span>[…]</text:p>
      <text:p text:style-name="Text_20_body">His ille auditis insolentissimus adulescens obticuit, tamquam si ea omnia non ab Epicteto in [quosdam] alios, sed ab Herode in eum dicta essent. <text:span text:style-name="tei_5f_inlineNote">essent, </text:span><text:span text:style-name="tei_5f_inlineNote"><text:span text:style-name="Emphasis">only in</text:span></text:span><text:span text:style-name="tei_5f_inlineNote"> </text:span><text:span text:style-name="tei_5f_inlineNote"><text:span text:style-name="Emphasis">Α. β.</text:span></text:span><text:span text:style-name="tei_5f_inlineNote">] </text:span></text:p>
      <text:h text:style-name="Heading_20_3" text:outline-level="3">III</text:h>
      <text:h text:style-name="Heading_20_4" text:outline-level="4">Argument</text:h>
      <text:p text:style-name="Text_20_body">Quod Chilo Lacedaemonius consilium anceps pro salute amici cepit; quodque est circumspecte et anxie considerandum an pro utilitatibus amicorum delinquendum aliquando sit; notataque inibi et relata quae et Theophrastus et M. Cicero super ea re scripserunt.</text:p>
      <text:p text:style-name="Text_20_body">LACEDAEMONIUM Chilonem, virum ex illo incluto numero sapientium, scriptum est in libris eorum qui </text:p>
      <text:p text:style-name="Text_20_body">vitas resque gestas clarorum hominum memoriae mandaverunt, eum Chilonem in vitae suae postremo, cum iam inibi mors occuparet, ad circumstantis amicos sic locutum:</text:p>
      <text:p text:style-name="Text_20_body">‘Dicta,’ inquit, ‘mea factaque in aetate longa pleraque omnia fuisse non paenitenda, fors sit ut vos etiam sciatis.’</text:p>
      <text:p text:style-name="Text_20_body">‘Ego quidem in hoc certe tempore non fallo me, nihil esse quicquam commissum a me cuius memoria mihi aegritudini sit, ni illud profecto unum sit, quod rectene an perperam fecerim nondum mihi plane liquet.’</text:p>
      <text:p text:style-name="Text_20_body">‘Super amici capite index cum duobus aliis fui. Ita lex fuit uti eum hominem condemnari necessum esset. Aut amicus igitur capitis perdendus aut adhibenda fraus legi fuit.’</text:p>
      <text:p text:style-name="Text_20_body">‘Multa cum animo meo ad casum tam ancipitem medendum consultavi. Visum est esse id quod feci praequam erant alia toleratu facilius: ’</text:p>
      <text:p text:style-name="Text_20_body">‘ipse tacitus ad condemnandum sententiam tuli, is qui simul iudicabant ut absolverent persuasi.’</text:p>
      <text:p text:style-name="Text_20_body">‘Sic mihi et iudicis et amici officium in re tanta salvum fuit. Hanc capio ex eo facto molestiam, quod metuo ne a perfidia et culpa non abhorreat, in eadem re eodemque tempore inque communi negotio, quod mihi optimum factu duxerim, diversum eius aliis suasisse.’</text:p>
      <text:p text:style-name="Text_20_body">Et hic autem Chilo, praestabilis homo sapientiae, quonam usque debuerit contra legem contraque ius pro amico progredi dubitavit, eaque res in fine quoque vitae ipso animum eius anxit, </text:p>
      <text:p text:style-name="Text_20_body">et alii deinceps multi philosophiae sectatores, ut in libris eorum </text:p>
      <text:p text:style-name="Text_20_body">scriptum est, satis inquisite satisque sollicite quaesiverunt, ut verbis quae scripta sunt ipsis utar,<text:span text:style-name="Emphasis">εἰ δεῖ βοηθεῖν τῷ φίλῳ παρὰ τὸ δίκαιον καὶ μέχρι πόσου καὶ ποῖα.</text:span> Ea verba significant, quaesisse eos an nonnumquam contra ius contrave morem faciendum pro amico sit et in qualibus causis et quemnam usque ad modum.</text:p>
      <text:p text:style-name="Text_20_body">Super hac quaestione cum ab aliis, sicuti dixi, multis, tum vel diligentissime a Theophrasto disputatur, viro in philosophia peripatetica modestissimo doctissimoque, eaque disputatio scripta <text:soft-page-break/>est, si recte meminimus, in libro eius <text:span text:style-name="Emphasis">De Amicitia</text:span> primo.</text:p>
      <text:p text:style-name="Text_20_body">Eum librum M. Cicero videtur legisse, cum ipse quoque librum <text:span text:style-name="Emphasis">De Amicitia</text:span> componeret. Et cetera quidem quae sumenda a Theophrasto existimavit, ut ingenium facundiaque eius fuit, sumpsit et transposuit commodissime aptissimeque;</text:p>
      <text:p text:style-name="Text_20_body">hunc autem locum de quo satis quaesitum esse dixi, omnium rerum aliarum difficillimum, strictim atque cursim transgressus est, neque ea quae a Theophrasto pensiculate atque enucleate scripta sunt [exsecutus] est, sed anxietate illa et quasi morositate disputationis praetermissa, genus ipsum rei tantum paucis verbis notavit.</text:p>
      <text:p text:style-name="Text_20_body">Ea verba Ciceronis, si recensere quis vellet, apposui: ‘His igitur finibus utendum esse arbitror, ut, cum emendati mores [amicorum] sunt, tum sit inter eos omnium rerum, consiliorum, voluntatum sine ulla exceptione communitas, ut etiam, si qua fortuna accident, ut minus iustae voluntates amicorum adiuvandae sint, in quibus eorum aut caput agatur aut fama, declinandum de via sit, modo ne summa turpitudo sequatur; est enim quatenus amicitiae venia dari possit.’</text:p>
      <text:p text:style-name="Text_20_body">‘Cum agetur,’ inquit, ‘aut caput amici aut fama, declinandum est de via, ut etiam iniquam voluntatem illius adiutemus.’</text:p>
      <text:p text:style-name="Text_20_body">Sed cuiusmodi declinatio esse ista debeat qualisque ad adiuvandum digressio et in quanta voluntatis amici iniquitate, non dicit. </text:p>
      <text:p text:style-name="Text_20_body">Quid autem refert scire me in eiusmodi periculis amicorum, si non magna me turpitudo insecutura est, de via esse recta declinandum, nisi id quoque me docuerit, quam putet magnam turpitudinem, et cum decessero de via, quousque degredi debeam? ‘Est enim,’ inquit, ‘quatenus dari amicitiae venia possit.’</text:p>
      <text:p text:style-name="Text_20_body">Hoc immo ipsum est quod maxime discendum est quodque ab his qui docent minime dicitur, quatenus quaque fini dari [amicitiae] venia debeat.</text:p>
      <text:p text:style-name="Text_20_body">Chilo ille sapiens, de quo paulo ante dixi, conservandi amici causa de via declinavit. Sed video quousque progressus sit; falsum enim pro amici salute consilium dedit. </text:p>
      <text:p text:style-name="Text_20_body">Id ipsum tamen in fine quoque vitae an iure posset reprehendi culparique dubitavit.</text:p>
      <text:p text:style-name="Text_20_body">‘Contra patriam,’ inquit Cicero, ‘arma Pro amico sumenda non sunt.’</text:p>
      <text:p text:style-name="Text_20_body">Hoc profecto nemo ignoravit, et ‘priusquam Theognis,’ quod Lucilius</text:p>
      <text:p text:style-name="Text_20_body">ait, ‘nasceretur.’ Set id quaero, id desidero: cum pro amico contra ius, contra quam licet, salva tamen libertate atque pace, faciendum est et cum de via, sicut ipse ait, declinandum est, quid et quantum et in quali causa et quonam usque id fieri debeat.</text:p>
      <text:p text:style-name="Text_20_body">Pericles ille Atheniensis, vir egregio ingenio bonisque omnibus disciplinis ornatus, in una quidem specie, set planius tamen quid existimaret professus est. Nam cum amicus eum rogaret ut pro re causaque eius falsum deiuraret, his ad eum verbis usus est: ‘<text:span text:style-name="Emphasis">Δεῖ μὲν συμπράττειν τοῖς φίλοις, ἀλλὰ μέχρι τῶν φεῶν.</text:span>’</text:p>
      <text:p text:style-name="Text_20_body">Theophrastus autem in eo quo dixi libro inquisitius quidem super hac ipsa re et exactius <text:soft-page-break/>expressiusque quam Cicero disserit.</text:p>
      <text:p text:style-name="Text_20_body">Set is quoque in docendo non de unoquoque facto singillatim existimat neque certis exemplorum documentis, set generibus rerum summatim universimque utitur ad hunc ferme modum:</text:p>
      <text:p text:style-name="Text_20_body">‘<text:span text:style-name="Emphasis">Parva,</text:span>’ inquit, ‘et tenuis vel turpitudo vel [infamia] subeunda est, si ea re magna utilitas amico quaeri potest. Rependitur quippe et compensatur leve damnum delibatae honestatis maiore alia gravioreque in adiuvando amico honestate, minimaque illa labes et quasi lacuna famae munimentis partarum amico utilitatium solidatur.’</text:p>
      <text:p text:style-name="Text_20_body">‘Neque nominibus,’ inquit, ‘moveri nos oportet, quod paria genere ipso non sunt honestas meae famae et rei amici utilitas. Ponderibus haec enim potestatibusque praesentibus, non vocabulorum appellationibus neque dignitatibus generum diiudicanda sunt.’</text:p>
      <text:p text:style-name="Text_20_body">‘Nam cum in rebus aut paribus aut non longe secus utilitas amici aut honestas nostra consistit, honestas procul dubio praeponderat; cum vero amici utilitas nimio est amplior, honestatis autem nostrae in re non gravi levis iactura est, tunc quod utile amico est, id prae illo quod honestum nobis est fit plenius, sicuti est magnum pondus aeris parva lamna auri pretiosius.’</text:p>
      <text:p text:style-name="Text_20_body">Verba adeo ipsa Theophrasti super ea re adscripsi: </text:p>
      <text:p text:style-name="Text_20_body"><text:span text:style-name="Emphasis">Οὐκ, εἰ δή που τοῦτο τῷ γένει τιμιώτερον, ἤδη καὶ ὁτιοῦν ἂν ᾖ μέρος τούτου πρὸς τ ὸ τηλίκον θατέρου συγκρινόμενον αἱρετὸν ἔσται. Λέγω δὲ οἷον, οὐκ, εἰ χρυσίον τιμιώτερον χαλκοῦ, καὶ τηλίκον τοῦ χρυσίου πρὸς τὸ τηλίκον χαλκοῦ μέγεθος ἀντιπαραβαλλόμενον πλέον δόξει: ἀλλὰ ποιήσει τινὰ ῥοπὴν καὶ τὸ πλῆθος καὶ τὸ μέγεθος.</text:span></text:p>
      <text:p text:style-name="Text_20_body">[Favorinus] quoque [philosophus] [huiuscemodi] indulgentiam gratiae, tempestive laxato paulum remissoque subtili iustitiae examine, his verbis definivit: <text:span text:style-name="Emphasis">Ἡ καλουμέιν χάρις παρὰ τοῖς ἀνθρώποις, τοῦτο ἔστιν ὕφεσις ἀκριβείας ἐν δέοντι.</text:span></text:p>
      <text:p text:style-name="Text_20_body">Post deinde idem Theophrastus ad hane ferme sententiam disseruit: ‘Has [tamen],’ inquit, ‘parvitates rerum et [magnitudines] [atque] has omnes officiorum aestimationes alia nonnumquam momenta extrinsecus atque aliae quasi appendices personarum et causarum et temporum et circumstantiae ipsius necessitates, quas includere in praecepta difficilest, moderantur et regunt et quasi gubernant et nunc ratas efficiunt, nunc inritas.’</text:p>
      <text:p text:style-name="Text_20_body">Haec taliaque Theophrastus satis caute et sollicite et religiose, cum discernendi magis disceptandique diligentia quam cum decernendi sententia atque fiducia scripsit, quoniam profecto causarum ac temporum varietates discriminumque ac differentiarum tenuitates derectum atque perpetuum distinctumque in rebus singulis praeceptum, quod ego nos in prima tractatus istius parte desiderare dixeram, non capiunt.</text:p>
      <text:p text:style-name="Text_20_body">Eius autem Chilonis, a quo disputatiunculae huius initium fecimus, cum alia quaedam sunt monita utilia atque prudentia, tum id maxime exploratae utilitatis est, quod duas ferocissimas adfectiones amoris atque odii intra modum cautum coercuit. ‘Hac,’ inquit, ‘fini ames, tamquam forte fortuna et osurus; hac itidem tenus oderis, tamquam fortasse post amaturus.’</text:p>
      <text:p text:style-name="Text_20_body">Super hoc eodem Chilone Plutarchus philosophus, in libro <text:span text:style-name="Emphasis">Περὶ Ψυχῆς</text:span> primo, verbis his ita scripsit: <text:span text:style-name="Emphasis">Χείλων ὁ παλαιός, ἀκούσας τινὸς λέγοντος, μηδένα ἔχειν</text:span> <text:span text:style-name="Emphasis">ἐχθρόν, ἠρώτησεν, εἰ μηδένα δίλον ἔχει, νομίζων ἐξ</text:span> <text:span text:style-name="Emphasis">ἀνάγκης ἐπακολουθεῖν καὶ συνεμπλέκεσθαι ταῖς φιλίαις</text:span> <text:span text:style-name="Emphasis">ἀπεχθείας.</text:span></text:p>
      <text:h text:style-name="Heading_20_3" text:outline-level="3"><text:soft-page-break/>IV</text:h>
      <text:h text:style-name="Heading_20_4" text:outline-level="4">Argument</text:h>
      <text:p text:style-name="Text_20_body">Quam tenuiter curioseque exploraverit Antonius Iulianus in oratione M. Tullii verbi ab eo mutati argutiam.</text:p>
      <text:p text:style-name="Text_20_body">ANTONIUS [Iulianus] rhetor perquam fuit honesti atque amoeni ingeni. Doctrina quoque iste utiliore ac delectabili veterumque elegantiarum cura et memoria multa fuit; ad hoc [scripta] omnia antiquiora tam curiose spectabat et aut virtutes pensitabat aut vitia rimabatur, ut iudicium esse factum ad amussim diceres.</text:p>
      <text:p text:style-name="Text_20_body">Is Iulianus super eo enthymemate, quod est in oratione M. Tullii, </text:p>
      <text:p text:style-name="Text_20_body">quam <text:span text:style-name="Emphasis">Pro Cn. Plancio</text:span> dixit, ita existimavit—sed verba prius, de quibus iudicium ab eo factum est, ipsa ponam: ‘Quamquam dissimilis est pecuniae debitio et gratiae. Nam qui pecuniam dissolvit, statim non habet id quod reddidit, qui autem [debet], is retinet alienun; gratiam autem et qui refert habet, et qui habet in eo ipso quod habet refert. Neque ego nunc Plancio desinam debere, si [hoc] solvero, nec minus ei redderem voluntate ipsa, si hoc molestiae non accidisset’ — ‘Crispum sane,’</text:p>
      <text:p text:style-name="Text_20_body">inquit, ‘agmen orationis rotundumque ac modulo ipso numerorum venustum, sed quod cum venia legendum sit verbi paulum ideo inmutati, ut sententiae fides salva esset.’</text:p>
      <text:p text:style-name="Text_20_body">‘Namque debitio gratiae et pecuniae conlata verbum utrubique servari postulat. Ita enim recte opposita inter sese gratiae pecuniaeque debitio videbitur, si et pecunia quidem deberi dicatur et gratia, sed quid eveniat in pecunia debita solutave, quid contra in gratia debita redditave, debitionis verbo utrimque servato disseratur.’</text:p>
      <text:p text:style-name="Text_20_body">‘Cicero autem,’ inquit, ‘cum gratiae pecuniaeque debitionem dissimilem esse dixisset eiusque sententiae rationem redderet, verbum ‘debet’ in pecunia ponit, in gratia ‘habet’ subicit pro debet; ita enim dicit: ‘gratiam autem et qui refert habet, et qui habet in eo ipso quod habet refert.’’</text:p>
      <text:p text:style-name="Text_20_body">‘Sed id verbum ‘habet’ cum proposita comparatione non satis convenit. Debitio enim gratiae, non habitio, cum pecunia confertur, atque ideo consequens quidem fuerat sic dicere: ‘et qui debet in eo ipso quod debet refert’; sed absurdum et nimis coactum foret, si nondum redditam gratiam eo ipso redditam diceret, quia debetur.’</text:p>
      <text:p text:style-name="Text_20_body">‘Inmutavit ergo,’ inquit, ‘et subdidit verbum ei verbo, quod omiserat, finitimum, ut videretur et sensum debitionis conlatae non reliquisse et concinnitatem sententiae retinuisse.’ Ad hunc modum Iulianus enodabat diiudicabatque veterum scriptorum sententias, quae aput eum adulescentes delecti lectitabant. </text:p>
      <text:h text:style-name="Heading_20_3" text:outline-level="3">V</text:h>
      <text:h text:style-name="Heading_20_4" text:outline-level="4">Argument</text:h>
      <text:p text:style-name="Text_20_body">Quod Demosthenes rhetor cultu corporis atque vestitu probris obnoxio infamique munditia fuit; quodque item Hortensius orator, ob eiusmodi munditias gestumque in agendo histrionicum, Dionysiae saltatriculae cognomento compellatus est.</text:p>
      <text:p text:style-name="Text_20_body"><text:soft-page-break/>DEMOSTHENEN traditum est vestitu ceteroque cultu corporis nitido venustoque nimisque accurato fuisse. Et hinc ei <text:span text:style-name="Emphasis">τὰ κομψὰ</text:span> illa <text:span text:style-name="Emphasis">χλανίσκια</text:span> et <text:span text:style-name="Emphasis">μαλακοὶ χιτωνίσκοι</text:span> ab aemulis adversariisque probro data, hinc etiam turpibus indignisque in eum verbis non temperatum, quin parum vir et ore quoque polluto diceretur.</text:p>
      <text:p text:style-name="Text_20_body">Ad eundem modum Q. Hortensius omnibus ferme oratoribus aetatis suae, nisi M. Tullio, clarior, quod multa munditia et circumspecte compositeque indutus et amictus esset manusque eius inter agendum forent argutae admodum et gestuosae, maledictis compellationibusque probris iactatus est multaque in eum, quasi in histrionem, in ipsis causis atque iudiciis dicta sunt. </text:p>
      <text:p text:style-name="Text_20_body">Sed cum L. Torquatus, subagresti homo ingenio et infestivo, gravius [acerbiusque] apud consilium iudicum, cum de causa Sullae quaereretur, non iam histrionem eum esse diceret, sed gesticulariam Dionysiamque eum notissimae saltatriculae nomine appellaret, tum voce molli [atque] demissa Hortensius ‘Dionysia,’ inquit, ‘Dionysia malo equidem esse quam quod tu, Torquate, <text:span text:style-name="Emphasis">ἄμουσος,</text:span> <text:span text:style-name="Emphasis">ἀναφρόδιτος, ἀπροσδιόνυσος</text:span>.’</text:p>
      <text:h text:style-name="Heading_20_3" text:outline-level="3">VI</text:h>
      <text:h text:style-name="Heading_20_4" text:outline-level="4">Argument</text:h>
      <text:p text:style-name="Text_20_body">Verba ex oratione Metelli Numidici quam dixit in censura ad populum, cum eum ad uxores ducendas adhortaretur; eaque oratio quam ob causam reprehensa et quo contra modo defensa sit.</text:p>
      <text:p text:style-name="Text_20_body">MULTIS et eruditis viris audientibus legebatur oratio Metelli Numidici, gravis ac diserti viri, quam in censura dixit ad populum de ducendis uxoribus, cum eum ad matrimonia capessenda hortaretur. In ea oratione ita scriptum fuit: </text:p>
      <text:p text:style-name="Text_20_body">‘Si sine uxore pati possemus, Quirites, omnes ea molestia careremus; set quoniam ita natura tradidit, ut nec cum illis satis commode, nec sine illis ullo modo vivi possit, saluti perpetuae potius quam brevi voluptati consulendum est.’</text:p>
      <text:p text:style-name="Text_20_body">Videbatur quibusdam, Q. Metellum censorem, cui consilium esset ad uxores ducendas populum hortari, non oportuisse de molestia incommodisque perpetuis rei uxoriae confiteri, neque id hortari magis esse quam dissuadere absterrereque; set contra in id potius orationem debuisse sumi dicebant, ut et nullas plerumque esse in matrimoniis molestias adseveraret et, si quae tamen accidere nonnumquam viderentur, parvas et leves facilesque esse toleratu diceret maioribusque eas emolumentis et </text:p>
      <text:p text:style-name="Text_20_body">voluptatibus oblitterari easdemque ipsas neque omnibus neque naturae vitio, set quorundam maritorum culpa et iniustitia evenire. </text:p>
      <text:p text:style-name="Text_20_body">Titus autem Castricius recte atque condigne Metellum esse locutum existimabat. ‘Aliter,’ inquit, ‘censor loqui debet, aliter rhetor. rhetori concessum est, sententiis uti falsis, audacibus, versutis, subdolis, captiosis, si veri modo similes sint et possint movendos hominumn animos qualicunque astu inrepere.’ Praeterea turpe esse ait rhetori, si quid in mala causa destitutum atque inpropugnatum relinquat.</text:p>
      <text:p text:style-name="Text_20_body">‘Sed enim Metellum,’ inquit, "sanctum virum, illa gravitate et fide praeditum cum tanta honorum atque vitae dignitate aput populum Romanum loquentem, nihil decuit aliud dicere quam quod <text:soft-page-break/>verum esse sibi atque omnibus videbatur, praesertim cum super ea re diceret quae cotidiana intellegentia et communi pervolgatoque vitae usu comprenderetur.</text:p>
      <text:p text:style-name="Text_20_body">De molestia igitur cunctis hominibus notissima confessus, fidem sedulitatis veritatisque commeritus, tum denique facile et procliviter, quod fuit rerum omnium validissimum atque [verissimum] i, persuasit civitatem salvam esse sine matrimoniorum frequentia non posse.</text:p>
      <text:p text:style-name="Text_20_body">[Hoc] quoque aliut ex eadem oratione Q. Metelli dignum esse existimavimus adsidua lectione non hercle minus quam quae a gravissimis philosophis</text:p>
      <text:p text:style-name="Text_20_body">scripta sunt. </text:p>
      <text:p text:style-name="Text_20_body">Verba Metelli haec sunt: ‘Di immortales plurimum possunt; sed non plus velle nobis debent quam parentes. At parentes, si pergunt liberi errare, bonis exheredant. Quid ergo nos ab immortalibus dissimile ius <text:span text:style-name="tei_5f_inlineNote">diutius, </text:span><text:span text:style-name="tei_5f_inlineNote"><text:span text:style-name="Emphasis">ω</text:span></text:span><text:span text:style-name="tei_5f_inlineNote">; ab immortalibus dis divinitus, </text:span><text:span text:style-name="tei_5f_inlineNote"><text:span text:style-name="Emphasis">Hertz;</text:span></text:span><text:span text:style-name="tei_5f_inlineNote"> nos immortalibus dissimilius, </text:span><text:span text:style-name="tei_5f_inlineNote"><text:span text:style-name="Emphasis">Hosius, comparing A.</text:span></text:span><text:span text:style-name="tei_5f_inlineNote">] </text:span>expectemus, nisi malis rationibus finem faciamus? Is demum deos propitios esse aecum est, qui sibi adversarii non sunt. Dii immortales virtutem adprobare, non adhibere debent.’</text:p>
      <text:h text:style-name="Heading_20_3" text:outline-level="3">VII</text:h>
      <text:h text:style-name="Heading_20_4" text:outline-level="4">Argument</text:h>
      <text:p text:style-name="Text_20_body">In hisce verbis Ciceronis ex oratione quinta in Verrem ‘hanc sibi rem praesidio sperant futurum,’ neque mendum esse neque vitium, errareque istos qui bonos libros violant et ‘futuram’ scribunt; atque ibi de quodam alio Ciceronis verbo dictum, quod probe scriptum perperam mutatur; et aspersa pauca de modulis numerisque orationis, quos Cicero avide sectatus est.</text:p>
      <text:p text:style-name="Text_20_body">IN oratione Ciceronis quinta <text:span text:style-name="Emphasis">In Verrem,</text:span> libro spectatae fidei,</text:p>
      <text:p text:style-name="Text_20_body">Tironiana cura atque disciplina facto, ita scriptum fuit: "Homines tenues, obscuro loco nati, navigant; adeunt ad ea loca quae numquam antea adierant. Neque noti esse iis quo venerunt neque semper cum cognitoribus esse possunt, hac una tamen fiducia civitatis, non modo apud nostros magistratus, qui et legum et existimationis periculo</text:p>
      <text:p text:style-name="Text_20_body">continentur, neque apud cives solum Romanos, qui et sermonis et iuris et multarum rerum societate iuncti sunt, fore se tutos arbitrantur, sed quocumque venerint, hanc sibi rem praesidio sperant futurum. </text:p>
      <text:p text:style-name="Text_20_body">Videbatur compluribus in extremo verbo menda esse. Debuisse enim scribi putabant non ‘futurum,’ sed ‘futuram,’ neque dubitabant quin liber emendandus esset, ne, ut in Plauti comoedia moechus, sic enim mendae suae inludiabant, ita in Ciceronis oratione soloecismus esset ‘manifestarius.’</text:p>
      <text:p text:style-name="Text_20_body">Aderat forte ibi amicus noster, homo lectione multa exercitus, cui pleraque omnia veterum litterarum quaesita, meditata evigilataque erant. </text:p>
      <text:p text:style-name="Text_20_body">Is, libro inspecto, ait nullum esse in eo verbo neque mendum neque vitium et Ciceronem probe ac vetuste locutum. </text:p>
      <text:p text:style-name="Text_20_body">‘Nam futurum,’ inquit, ‘non refertur ad rem, sicut legentibus temere et incuriose videtur, neque pro <text:soft-page-break/>participio positum est, set verbum est indefinitum, quod Graeci appellant <text:span text:style-name="Emphasis">ἀπαρέμφατον,</text:span> neque numeris neque generibus praeserviens,’</text:p>
      <text:p text:style-name="Text_20_body">‘set liberum undique et impromiscum, quali C. Gracchus verbo usus est in oratione cuius titulus est <text:span text:style-name="Emphasis">De P. Popilio circum Conciliabula,</text:span> in qua ita [scriptum] est: ‘Credo ego inimicos meos hoc dicturum.’ ‘Inimicos dicturum,’ inquit, non ‘dicturos’; videturne ea ratione positum esse aput Gracchum ‘dicturum,’’</text:p>
      <text:p text:style-name="Text_20_body">‘qua est aput Ciceronem ‘futurum’? Sicut in Graeca oratione sine ulla vitii suspicione omnibus numeris generibusque sine discrimine tribuuntur huiuscemodi verba: <text:span text:style-name="Emphasis">ἐρεῖν, ποιήσειν, ἔσεσθαι</text:span> et similia.’</text:p>
      <text:p text:style-name="Text_20_body">In Claudi quoque Quadrigarii tertio <text:span text:style-name="Emphasis">Annali</text:span> verba haec esse dixit: ‘I<text:span text:style-name="tei_5f_inlineNote"> </text:span>dum conciderentur, hostium copias ibi occupatas futurum’ ; in duodevicesimo <text:span text:style-name="Emphasis">Annali</text:span> eiusdem Quadrigarii principium libri sic scriptum: ‘Si pro tua bonitate et nostra voluntate tibi valitudo subpetit, est quod speremus deos bonis benefacturum’;</text:p>
      <text:p text:style-name="Text_20_body">item in Valerii Antiatis libro quarto vicesimo simili modo scriptum esse: ‘Si eae res divinae factae recteque perlitatae essent, haruspices dixerunt omnia ex sententia processurum esse.’ ‘Plautus etiam in <text:span text:style-name="Emphasis">Casina,</text:span>’</text:p>
      <text:p text:style-name="Text_20_body">‘cum de puella loqueretur, ‘occisurum’ dixit, non ‘occisuram,’ his verbis: ’</text:p>
      <text:p text:style-name="Text_20_body">‘Item Laberius in <text:span text:style-name="Emphasis">Gemellis:</text:span> ’</text:p>
      <text:p text:style-name="Text_20_body">‘Non ergo isti omnes soloecismus quid esset ignorarunt, sed et Gracchus ‘dicturum’ et Quadrigarius ‘[futurum]’ et ‘facturum’ et Antias ‘processurum’ et Plautus ‘occisurum’ et Laberius ‘facturum’ indefinito modo dixerunt,’</text:p>
      <text:p text:style-name="Text_20_body">‘qui modus neque in numeros neque in personas neque in tempora neque in genera distrahitur, sed omnia istaec una eademque declinatione complectitur,’</text:p>
      <text:p text:style-name="Text_20_body">‘sicuti M. Cicero ‘futurum’ dixit non virili genere neque neutro, soloecismus enim plane foret, sed verbo usus est ab omni necessitate generum absoluto.’</text:p>
      <text:p text:style-name="Text_20_body">Idem autem ille amicus noster in eiusdem M. Tullii oratione, quae est <text:span text:style-name="Emphasis">De imperio Cn. Pompei,</text:span> ita scriptum esse a Cicerone dicebat atque ipse ita lectitabat: ‘Cum vestros portus, atque eos portus quibus vitam ac spiritum ducitis, in praedonum fuisse potestatem sciatis,’</text:p>
      <text:p text:style-name="Text_20_body">neque soloecismum esse aiebat ‘in potestatem fuisse,’ ut vulgus semidoctum putat, sed ratione dictum certa et proba contendebat, qua et Graeci ita uterentur; et Plautus, verborum Latinorum elegantissimus, in <text:span text:style-name="Emphasis">Amphitruone</text:span> dixit:</text:p>
      <text:p text:style-name="Text_20_body">non, ut dici solitum est, ‘in mente.’</text:p>
      <text:p text:style-name="Text_20_body">Sed enim praeter Plautum, cuius ille in praesens exemplo usus est, multam nos quoque apud veteres scriptores locutionum talium copiam offendimus atque his vulgo adnotamentis inspersimus. </text:p>
      <text:p text:style-name="Text_20_body">Ut et rationem autem istam missam facias et auctoritates, sonus tamen et positura ipsa verborum satis declarat id potius <text:span text:style-name="Emphasis">ἐπιμελείᾳ τῶν λέξεων</text:span> modulamentisque orationis M. Tullii convenisse, ut, <text:soft-page-break/>quoniam utrumvis dici</text:p>
      <text:p text:style-name="Text_20_body">Latine posset, ‘potestatem’ dicere mallet, non ‘potestate.’</text:p>
      <text:p text:style-name="Text_20_body">Illud enim sic compositum iucundius ad aurem completiusque, insuavius hoc imperfectiusque est, si modo ita explorata aure homo sit, non surda nec iacenti; sicuti est hercle quod ‘explicavit’ dicere maluit quam ‘explicuit,’ quod esse iam usitatius coeperat.</text:p>
      <text:p text:style-name="Text_20_body">Verba sunt haec ipsius ex oratione, quam <text:span text:style-name="Emphasis">De inperio Cn. Pompei</text:span> habuit: ‘Testis est Sicilia, quam, multis undique cinctam periculis, non terrore belli, sed consilii celeritate explicavit.’ At si ‘explicuit’ diceret, inperfecto et debili numero verborum sonus clauderet.</text:p>
      <text:h text:style-name="Heading_20_3" text:outline-level="3">VIII</text:h>
      <text:h text:style-name="Heading_20_4" text:outline-level="4">Argument</text:h>
      <text:p text:style-name="Text_20_body">Historia in libris Sotionis philosophi reperta super Laide meretrice et Demosthene rhetore.</text:p>
      <text:p text:style-name="Text_20_body">SOTION ex peripatetica disciplina haut sane ignobilis vir fuit. Is librum multae variaeque historiae refertum composuit eumque inscripsit <text:span text:style-name="Emphasis">Κέρας Ἀμαλθείας</text:span>.</text:p>
      <text:p text:style-name="Text_20_body">Ea vox hoc ferme valet, tamquam si dicas ‘<text:span text:style-name="Emphasis">Cornum Copiae.</text:span>’</text:p>
      <text:p text:style-name="Text_20_body">In eo libro super Demosthene rhetore et Laide meretrice historia haec scripta est: ‘Lais,’ inquit, ‘Corinthia ob elegantiam venustatemque formae grandem pecuniam demerebat conventusque ad eam ditiorum hominum ex omni Graecia celebres erant, neque admittebatur nisi qui dabat quod poposcerat; poscebat autem illa nimium quantum.’</text:p>
      <text:p text:style-name="Text_20_body">Hinc ait natum esse illud frequens apud Graecos adagium: </text:p>
      <text:p text:style-name="Text_20_body">quod frustra iret Corinthum ad Laidem qui non quiret dare quod posceretur. </text:p>
      <text:p text:style-name="Text_20_body">‘Ad hanc ille Demosthenes clanculum adit et ut sibi copiam sui faceret petit. At Lais <text:span text:style-name="Emphasis">μυρίας δραχμὰς</text:span> poposcit—’ hoc facit nummi nostratis denarium decem milia.</text:p>
      <text:p text:style-name="Text_20_body">‘Tali petulantia mulieris atque pecuniae magnitudine ictus expavidusque Demosthenes avertitur et discedens ‘ego,’ inquit, ‘paenitere tanti non emo.’’ Sed Graeca ipsa, quae fertur dixisse, lepidiora sunt: <text:span text:style-name="Emphasis">οὐκ ὠνοῦμαι,</text:span> inquit, <text:span text:style-name="Emphasis">μυρίων δραχμῶν μεταμέλειαν.</text:span></text:p>
      <text:h text:style-name="Heading_20_3" text:outline-level="3">IX</text:h>
      <text:h text:style-name="Heading_20_4" text:outline-level="4">Argument</text:h>
      <text:p text:style-name="Text_20_body">Quis modus fuerit, quis ordo disciplinae Pythagoricae, quantumque temporis imperatum observatumque sit discendi simul ac tacendi.</text:p>
      <text:p text:style-name="Text_20_body">ordo atque ratio Pythagorae, ac deinceps familiae et successionis eius, recipiendi instituendique discipulos huiuscemodi fuisse traditur:</text:p>
      <text:p text:style-name="Text_20_body"><text:soft-page-break/>[Iam] a principio adulescentes qui sese ad discendum obtulerant <text:span text:style-name="Emphasis">εφυ</text:span>- <text:span text:style-name="Emphasis">σιογνωμόνει</text:span>. Id verbum significat, mores naturasque hominum coniectatione quadam de oris et</text:p>
      <text:p text:style-name="Text_20_body">vultus ingenio deque totius corporis filo atque habitu sciscitari. </text:p>
      <text:p text:style-name="Text_20_body">[tum] qui exploratus ab eo idoneusque inventus fuerat recipi in disciplinam statim iubebat et tempus certum tacere; non omnes idem, sed alios aliud tempus pro aestimato captu sollertiae.</text:p>
      <text:p text:style-name="Text_20_body">Is autem qui tacebat quae dicebantur ab aliis audiebat, neque percontari, si parum intellexerat, commentari quae audierat fas erat; sed non minus quisquam tacuit quam biennium: hi prorsus appellabantur intra tempus tacendi audiendique <text:span text:style-name="Emphasis">ἀκουστικοί.</text:span></text:p>
      <text:p text:style-name="Text_20_body">Ast ubi res didicerant rerum omnium difficillimas, tacere audireque, atque esse iam coeperant silentio eruditi cui erat nomen <text:span text:style-name="Emphasis">ἐχεμυθία,</text:span> tum verba facere et quaerere, quaeque audissent scribere, et quae ipsi opinarentur expromere potestas erat;</text:p>
      <text:p text:style-name="Text_20_body">hi dicebantur in eo tempore <text:span text:style-name="Emphasis">μαθηματικοί,</text:span> ab his scilicet artibus quas iam discere atque meditari inceptaverant: quoniam geometriam, gnomonicam, musicam ceterasque item disciplinas altiores <text:span text:style-name="Emphasis">μαθήματα</text:span> veteres Graeci appellabant; vulgus autem, quos gentilicio vocabulo ‘Chaldaeos’ dicere oportet, ‘mathematicos’ dicit.</text:p>
      <text:p text:style-name="Text_20_body">Exinde, his scientiae studiis ornati, ad perspicienda mundi opera et principia </text:p>
      <text:p text:style-name="Text_20_body">naturae procedebant ac tunc denique nominabantur <text:span text:style-name="Emphasis">φυσικοί</text:span>.</text:p>
      <text:p text:style-name="Text_20_body">Haec eadem super Pythagora noster Taurus cum dixisset: ‘Nunc autem,’ inquit, ‘isti qui repente pedibus [inlotis] ad philosophos devertunt, non est hoc satis quod sunt omnino <text:span text:style-name="Emphasis">ἀθεώρητοι, ἄμουσοι, ἀγεωμέτρητοι,</text:span> sed legem etiam dant qua philosophari discant.’</text:p>
      <text:p text:style-name="Text_20_body">‘Alius ait ‘hoc me primum doce,’ item alius ‘hoc volo,’ inquit, ‘discere, istud nolo’; hic a <text:span text:style-name="Emphasis">Symposio</text:span> Platonis incipere gestit propter Alcibiadae comisationem, ille a <text:span text:style-name="Emphasis">Phaedro</text:span> propter Lysiae orationem.’</text:p>
      <text:p text:style-name="Text_20_body">‘Est etiam,’ inquit, ‘pro Iuppiter! qui Platonem legere postulet non vitae ornandae, sed linguae orationisque comendae gratia, nec ut modestior fiat, sed ut lepidior.’</text:p>
      <text:p text:style-name="Text_20_body">Haec Taurus dicere solitus, novicios [philosophorum] sectatores cum veteribus Pythagoricis pensitans.</text:p>
      <text:p text:style-name="Text_20_body">Sed id quoque non Praetereundum est, quod omnes, simul atque a Pythagora in cohortem illam disciplinarum recepti erant, quod quisque familiae, pecuniae habebat in medium dabat et coibatur societas inseparabilis, [tamquam] illud fuit anticum consortium, quod iure atque verbo Romano appellabatur ‘ercto non cito.’</text:p>
      <text:h text:style-name="Heading_20_3" text:outline-level="3">X</text:h>
      <text:h text:style-name="Heading_20_4" text:outline-level="4">Argument</text:h>
      <text:p text:style-name="Text_20_body">Quibus verbis compellaverit Favorinus philosophus adulescentem casce nimis et prisce loquentem.</text:p>
      <text:p text:style-name="Text_20_body">FAVORINUS philosophus adulescenti veterum verborum cupidissimo et plerasque voces nimis <text:soft-page-break/>priscas et ignotas in cotidianis communibusque sermonibus expromenti: ‘Curius,’ inquit, ‘et Fabricius et Coruncanius, antiquissimi viri, et his antiquiores Horatii illi trigemini, plane ac dilucide cum suis fabulati sunt neque Auruncorum aut Sicanorum aut Pelasgorum, qui primi coluisse Italiam dicuntur, sed aetatis suae verbis locuti sunt;’</text:p>
      <text:p text:style-name="Text_20_body">‘tu autem, proinde quasi cum matre Euandri nunc loquare, sermone abhinc multis annis iam desito uteris, quod scire atque intellegere neminem vis quae dicas. Nonne, homo inepte, ut quod vis abunde consequaris, taces?’</text:p>
      <text:p text:style-name="Text_20_body">‘Sed antiquitatem tibi placere ais, quod honesta et bona et sobria et modesta sit.’</text:p>
      <text:p text:style-name="Text_20_body">‘Vive ergo moribus praeteritis, loquere verbis praesentibus atque id, quod a C. Caesare, excellentis ingenii ac prudentiae viro, in primo <text:span text:style-name="Emphasis">De Analogia</text:span> libro scriptum est, habe semper in [memoria] atque in pectore, ut tamquam scopulum, sic fugias inauditum atque insolens verbum.’</text:p>
      <text:h text:style-name="Heading_20_3" text:outline-level="3">XI</text:h>
      <text:h text:style-name="Heading_20_4" text:outline-level="4">Argument</text:h>
      <text:p text:style-name="Text_20_body">Quod Thucydides, scriptor inclitus, Lacedaemonios in acie non tuba, sed tibiis esse usos dicit verbaque eius super ea re posita; quodque Herodotus Alyattem regem fidicinas in [procinctu] [habuisse] tradit; atque inibi quaedam notata de Gracchi fistula contionaria.</text:p>
      <text:p text:style-name="Text_20_body">AUCTOR historiae Graecae gravissimus Thucydides, Lacedaemonios, summos bellatores, non cornuum tubarumve signis, sed tibiarum modulis in proeliis esse usos refert, non prorsus ex aliquo ritu religionum neque rei divinae gratia neque autem ut excitarentur atque evibrarentur animi, quod cornua et litui moliuntur; sed contra, ut moderatiores modulatioresque fierent, quod tibicinis numeris vis temperatur.</text:p>
      <text:p text:style-name="Text_20_body">Nihil adeo in congrediendis hostibus atque in principiis proeliorum ad salutem virtutemque aptius rati, quam si [permulti] sonis mitioribus non inmodice ferocirent.</text:p>
      <text:p text:style-name="Text_20_body">Cum procinctae igitur classes erant et instructa acies [coeptumque] in hostem progredi tibicines inter exercitum positi canere inceptabant.</text:p>
      <text:p text:style-name="Text_20_body">Ea ibi praecentione tranquilla et delectabili atque adeo <text:span text:style-name="tei_5f_inlineNote">adeo, </text:span><text:span text:style-name="tei_5f_inlineNote"><text:span text:style-name="Emphasis">β.</text:span></text:span><text:span text:style-name="tei_5f_inlineNote">; omitted by </text:span><text:span text:style-name="tei_5f_inlineNote"><text:span text:style-name="Emphasis">ω</text:span></text:span><text:span text:style-name="tei_5f_inlineNote">.] </text:span>venerabili ad quandam quasi militaris musicae disciplinam vis et impetus militum, ne sparsi dispalatique proruerent, cohibebatur.</text:p>
      <text:p text:style-name="Text_20_body">Sed ipsius illius egregii scriptoris uti verbis libet, quae et dignitate et fide graviora sunt: <text:span text:style-name="Emphasis">Καὶ μετὰ</text:span></text:p>
      <text:p text:style-name="Text_20_body"><text:span text:style-name="Emphasis">ταῦτα ἡ ξύνοδος ἦν· Ἀργεῖοι μὲν καὶ οἱ σύμμαχοι ἐντόνως καὶ ὀργῇ χωροῦντες, Λακεδαιμόνιοι δὲ βραδέως καὶ ὑπὸ αὐλητῶν πολλῶν, νόμου</text:span> <text:span text:style-name="Emphasis">ἐγκαθεστώτων, οὐ τοῦ θείου χάριν, ἀλλʼ ἵνα ὁμαλῶς μετὰ ῥυθμοῦ βαίνοντες προσέλθοιεν καὶ μὴ διασπασθείη αὐτοῖς ἡ τάξις, ὅπερ φιλεῖ τὰ μεγάλα στρατόπεδα ἐν ταῖς προσόδοις ποιεῖν</text:span></text:p>
      <text:p text:style-name="Text_20_body">Cretenses quoque proelia ingredi solitos memoriae datum est praecinente ac praemoderante cithara gressibus; </text:p>
      <text:p text:style-name="Text_20_body"><text:soft-page-break/>Alyattes autem, rex terrae Lydiae, more atque luxu barbarico praeditus, cum bellum Milesiis faceret, ut Herodotus in <text:span text:style-name="Emphasis">Historiis</text:span> tradit, concinentes habuit fistulatores et fidicines atque feminas etiam tibicinas in exercitu atque in procinctu habuit, lascivientium delicias conviviorum.</text:p>
      <text:p text:style-name="Text_20_body">Sed enim Achaeos Homerus pugnam indipisci ait non fidicularum tibiarumque, sed mentium animorumque <text:span text:style-name="tei_5f_inlineNote">-que </text:span><text:span text:style-name="tei_5f_inlineNote"><text:span text:style-name="Emphasis">β.</text:span></text:span><text:span text:style-name="tei_5f_inlineNote">; </text:span><text:span text:style-name="tei_5f_inlineNote"><text:span text:style-name="Emphasis">omitted by</text:span></text:span><text:span text:style-name="tei_5f_inlineNote"> </text:span><text:span text:style-name="tei_5f_inlineNote"><text:span text:style-name="Emphasis">ω</text:span></text:span><text:span text:style-name="tei_5f_inlineNote">.] </text:span>concentu conspiratuque tacito nitibundos:</text:p>
      <text:p text:style-name="Text_20_body">Quid ille vult ardentissimus clamor militum Romanorum, quem in congressibus proeliorum fieri solitum scriptores annalium memoravere? Contrane institutum fiebat antiquae disciplinae tam probabile? An tum et gradu clementi et silentio est opus, cum ad hostem itur in conspectu longinquo procul distantem, cum vero prope ad manus ventum est tum iam e propinquo hostis et impetu propulsandus et clamore terrendus est?</text:p>
      <text:p text:style-name="Text_20_body">Ecce autem per tibicinia Laconica tibiae quoque illius contionariae in mentem venit, quam C. Graccho cum populo agente praeisse ac [praeministrasse] modulos ferunt.</text:p>
      <text:p text:style-name="Text_20_body">Sed [nequaquam] sic est, ut a vulgo dicitur, canere tibia solitum qui pone eum loquentem staret, et variis modis tum demulcere animum actionemque eius, tum intendere.</text:p>
      <text:p text:style-name="Text_20_body">Quid enim foret ista re ineptius, si, ut planipedi saltanti, ita Graccho contionanti numeros et modos et frequentamenta quaedam varia tibicen incineret?</text:p>
      <text:p text:style-name="Text_20_body">Sed qui hoc compertius memoriae tradiderunt, stetisse in circumstantibus dicunt occultius, qui fistula brevi sensim graviusculum sonum inspiraret ad reprimendum sedandumque inpetus vocis eius effervescentes; </text:p>
      <text:p text:style-name="Text_20_body">namque inpulsu et instinctu extraneo naturalis illa Gracchi vehementia indiguisse, non, opinor, existimanda est. </text:p>
      <text:p text:style-name="Text_20_body">M. tamen Cicero fistulatorem istum utrique rei [adhibitum] esse a Graccho putat, ut sonis tum placidis tum citatis aut demissam iacentemque orationem eius erigeret aut ferocientem saevientemque cohiberet. Verba ipsius Ciceronis apposui:</text:p>
      <text:p text:style-name="Text_20_body">‘Itaque idem Gracchus, quod potes audire, Catule, ex Licinio cliente tuo, litterato homine, quem servum sibi habuit ad manum, cum eburnea solitus est habere fistula, qui staret occulte post ipsum cum contionaretur, peritum hominem, qui inflaret celeriter eum sonum, qui illum aut remissum excitaret aut a contentione revocaret.’</text:p>
      <text:p text:style-name="Text_20_body">Morem autem illum ingrediendi ad tibicinum modulos proelii institutum esse a Lacedaemonis, Aristoteles in libris <text:span text:style-name="Emphasis">Problematon</text:span> scripsit, quo manifestior fieret exploratiorque militum securitas et alacritas.</text:p>
      <text:p text:style-name="Text_20_body">‘Nam diffidentiae,’ inquit, ‘et timori cum ingressione huiuscemodi minime convenit et maesti atque formidantes ab hac tam intrepida ac tam decora incedendi modulatione alieni sunt.’</text:p>
      <text:p text:style-name="Text_20_body">Verba pauca Aristotelis super ea re apposui: <text:span text:style-name="Emphasis">Διὰ τί, ἐπειδὰν κινδυνεύειν μέλλωσιν, πρὸς αὐλὸν ἐμβαίνουσιν; ἵνα τοὺς δειλοὺς ἀσχημονοῦντας γινώσκωσιν.</text:span> […]</text:p>
      <text:h text:style-name="Heading_20_3" text:outline-level="3"><text:soft-page-break/>XII</text:h>
      <text:h text:style-name="Heading_20_4" text:outline-level="4">Argument</text:h>
      <text:p text:style-name="Text_20_body">Virgo Vestae quid aetatis et ex quali familia et quo ritu quibusque caerimoniis et religionibus ac quo nomine a pontifice maximo capiatur, et quo statim iure esse incipiat simul atque capta est; quodque, ut Labeo dicit, [nec] intestato cuiquam nec eius intestatae quisquam iure heres est.</text:p>
      <text:p text:style-name="Text_20_body">QUI de virgine capienda scripserunt, quorum diligentissime scripsit Labeo Antistius, minorem quam annos sex, maiorem quam annos decem natam, negaverunt capi fas esse; </text:p>
      <text:p text:style-name="Text_20_body">item quae non sit patrima et matrima; </text:p>
      <text:p text:style-name="Text_20_body">item quae lingua debili sensuve aurium deminuta aliave qua corporis labe insignita sit; </text:p>
      <text:p text:style-name="Text_20_body">item </text:p>
      <text:p text:style-name="Text_20_body">quae ipsa aut cuius pater emancipatus sit, etiamsi vivo patre in avi potestate sit; </text:p>
      <text:p text:style-name="Text_20_body">item cuius parentes alter [amboue] servitutem servierunt aut in negotiis sordidis versantur.</text:p>
      <text:p text:style-name="Text_20_body">Set et eam cuius soror ad id sacerdotium lecta est excusationem mereri aiunt; item cuius pater flamen aut augur aut quindecimvirum sacris faciundis aut septemvirum epulonum aut Salius est.</text:p>
      <text:p text:style-name="Text_20_body">Sponsae quoque pontificis et tubicinis sacrorum filiae vacatio a sacerdotio isto tribui solet. </text:p>
      <text:p text:style-name="Text_20_body">Praeterea Capito Ateius scriptum reliquit, neque eius legendam filiam qui domicilium in Italia non haberet, et excusandam eius qui liberos tres haberet. </text:p>
      <text:p text:style-name="Text_20_body">Virgo autem Vestalis simul est capta atque in atrium Vestae deducta et pontificibus tradita est, eo statim tempore sine emancipatione ac sine capitis minutione e patris potestate exit et ius testamenti faciundi adipiscitur.</text:p>
      <text:p text:style-name="Text_20_body">De more autem rituque capiundae virginis litterae quidem antiquiores non extant, nisi quae capta prima </text:p>
      <text:p text:style-name="Text_20_body">est a Numa rege esse captam. </text:p>
      <text:p text:style-name="Text_20_body">Sed Papiam legem invenimus, qua cavetur ut pontificis maximi arbitratu virgines e populo viginti legantur sortitioque in contione ex eo numero fiat et <text:span text:style-name="tei_5f_inlineNote">fiat, </text:span><text:span text:style-name="tei_5f_inlineNote"><text:span text:style-name="Emphasis">β</text:span></text:span><text:span text:style-name="tei_5f_inlineNote">; </text:span><text:span text:style-name="tei_5f_inlineNote"><text:span text:style-name="Emphasis">omitted by</text:span></text:span><text:span text:style-name="tei_5f_inlineNote"> </text:span><text:span text:style-name="tei_5f_inlineNote"><text:span text:style-name="Emphasis">ω</text:span></text:span><text:span text:style-name="tei_5f_inlineNote">.] </text:span>cuius sors virginis ducta erit, ut eam pontifex maximus capiat eaque Vestae fiat.</text:p>
      <text:p text:style-name="Text_20_body">Sed ea sortitio ex lege Papia non necessaria nunc videri solet. Nam si quis honesto loco natus adeat pontificem maximum atque offerat ad sacerdotium filiam suam, cuius dumtaxat salvis religionum observationibus ratio haberi possit, gratia Papiae legis per senatum fit.</text:p>
      <text:p text:style-name="Text_20_body">‘Capi’ autem virgo propterea dici videtur, quia pontificis maximi manu prensa ab eo parente in cuius potestate est, veluti bello capta, abducitur.</text:p>
      <text:p text:style-name="Text_20_body">In libro primo Fabii Pictoris, quae verba pontificem maximum dicere oporteat, cum virginem capiat, <text:soft-page-break/>scriptum est. Ea verba haec sunt: ‘Sacerdotem Vestalem, quae sacra faciat quae ius siet sacerdotem Vestalem facere pro populo Romano Quiritibus, uti quae optima lege fuit, ita te, Amata, capio.’</text:p>
      <text:p text:style-name="Text_20_body">Plerique autem ‘capi’ virginem solam debere dici putant. Sed flamines quoque Diales, item pontifices et augures ‘capi’ dicebantur.</text:p>
      <text:p text:style-name="Text_20_body">L. Sulla <text:span text:style-name="Emphasis">Rerum Gestarum</text:span> libro secundo ita scripsit: ‘P. Cornelius, cui primum cognomen Sullae impositum est, flamen Dialis captus.’</text:p>
      <text:p text:style-name="Text_20_body">M. Cato de Lusitanis, </text:p>
      <text:p text:style-name="Text_20_body">cum Servium Galbam accusavit : ‘Tamen dicunt deficere voluisse. Ego me nunc volo ius pontificium optime scire; iamne ea causa pontifex capiar? Si volo augurium optime tenere, ecquis me ob [eam] rem augurem capiat?’</text:p>
      <text:p text:style-name="Text_20_body">Praeterea in <text:span text:style-name="Emphasis">[commentariis]</text:span> Labeonis, quae <text:span text:style-name="Emphasis">ad [duodecim] Tabulas</text:span> composuit, ita scriptum est: ‘Virgo Vestalis neque heres est cuiquam intestato, neque intestatae quisquam, sed bona eius in publicum redigi aiunt. Id quo iure fiat, quaeritur.’</text:p>
      <text:p text:style-name="Text_20_body">‘Amata’ inter capiendum a pontifice maximo appellatur, quoniam quae prima capta est hoc fuisse nomen traditum est.</text:p>
      <text:h text:style-name="Heading_20_3" text:outline-level="3">XIII</text:h>
      <text:h text:style-name="Heading_20_4" text:outline-level="4">Argument</text:h>
      <text:p text:style-name="Text_20_body">Quaesitum esse in philosophia, quidnam foret in recepto mandato rectius, idne omnino facere quod mandatum est, an nonnumquam etiam contra, si id speres ei qui mandavit utilius fore; superque ea quaestione expositae diversae sententiae.</text:p>
      <text:p text:style-name="Text_20_body">IN officiis capiendis, censendis iudicandisque, quae <text:span text:style-name="Emphasis">καθήκοντα</text:span> philosophi appellant, quaeri solet an negotio tibi dato et quid omnino faceres definite. contra quid facere debeas, si eo facto videri possit</text:p>
      <text:p text:style-name="Text_20_body">res eventura prosperius exque utilitate eius qui id tibi negotium mandavit. </text:p>
      <text:p text:style-name="Text_20_body">Anceps quaestio et in utramque partem a prudentibus viris arbitrata est. </text:p>
      <text:p text:style-name="Text_20_body">Sunt enim non pauci qui sententiam suam una in parte defixerint et re semel statuta deliberataque ab eo cuius id negotium pontificiumque esset, nequaquam putaverint contra dictum eius esse faciendum, etiamsi repentinus aliqui casus rem commodius agi posse polliceretur; ne, si spes fefellisset, culpa inpatientiae et poena indeprecabilis subeunda esset; </text:p>
      <text:p text:style-name="Text_20_body">si res forte melius vertisset, dis quidem gratia habenda, sed exemplum tamen intromissum videretur, quo bene consulta consilia religione mandati soluta corrumperentur. </text:p>
      <text:p text:style-name="Text_20_body">Alii existimaverunt incommoda prius quae metuenda essent, si res gesta aliter foret quam imperatum est, cum emolumento spei pensitanda esse et, si ea leviora minoraque, utilitas autem contra gravior et amplior spe quantum potest firma ostenderetur, tum posse adversum mandata fieri censuerunt, ne oblata divinitus rei bene gerendae occasio amitteretur; </text:p>
      <text:p text:style-name="Text_20_body"><text:soft-page-break/>neque timendum exemplum non parendi crediderunt, si rationes dumtaxat huiuscemodi non abessent. </text:p>
      <text:p text:style-name="Text_20_body">[cum] autem respiciendum putaverunt ingenium naturamque illius cuia res praeceptumque esset: ne ferox, durus, indomitus</text:p>
      <text:p text:style-name="Text_20_body">inexorabilisque sit, qualia fuerunt Postumiana imperia et Manliana. </text:p>
      <text:p text:style-name="Text_20_body">Nam si tali praeceptori ratio reddenda sit, nihil faciendum esse monuerunt aliter quam praeceptum est.</text:p>
      <text:p text:style-name="Text_20_body">Instructius deliberatiusque fore arbitramur theorematium hoc de mandatis huiuscemodi obsequendis, si exemplum quoque P. Crassi Muciani, clari atque incluti viri, apposuerimus. </text:p>
      <text:p text:style-name="Text_20_body">Is Crassus a Sempronio Asellione et plerisque aliis historiae Romanae scriptoribus traditur habuisse quinque rerum bonarum maxima et praecipua: quod esset ditissimus, quod nobilissimus, quod eloquentissimus, quod iuris consultissimus, quod pontifex maximus. </text:p>
      <text:p text:style-name="Text_20_body">Is cum in consulatu obtineret Asiam provinciam et circumsedere oppugnareque Leucas pararet opusque esset firma atque procera trabe, qui arietem faceret quo muros eius oppidi quateret, scripsit ad magistrum <text:span text:style-name="Emphasis">ἀρχιτεκτόνων</text:span> Mylattensium, sociorum amicorumque populi Romani, ut ex malis duobus, quos apud eos vidisset, uter maior esset eum mittendum curaret.</text:p>
      <text:p text:style-name="Text_20_body">Tum magister <text:span text:style-name="Emphasis">ἀρχιτεκτόνων</text:span> comperto quamobrem malum desideraret, non, uti iussus erat, maiorem, sed quem esse magis idoneum aptioremque faciendo arieti</text:p>
      <text:p text:style-name="Text_20_body">facilioremque portatu existimabat, minorem misit. </text:p>
      <text:p text:style-name="Text_20_body">Crassus eum vocari iussit et, cum interrogasset cur non quem iusserat misisset, causis rationibusque quas dictitabat spretis, vestimenta detrahi imperavit virgisque multum cecidit, corrumpi atque dissolvi officium omne imperantis ratus. si quis ad id quod facere iussus est non obsequio debito, sed consilio non desiderato respondeat. </text:p>
      <text:h text:style-name="Heading_20_3" text:outline-level="3">XIV</text:h>
      <text:h text:style-name="Heading_20_4" text:outline-level="4">Argument</text:h>
      <text:p text:style-name="Text_20_body">Quid dixerit feceritque C. Fabricius, magna vir gloria magnisque rebus gestis, sed familiae pecuniaeque inops, cum ei Samnites tamquam indigent grave aurum donarent.</text:p>
      <text:p text:style-name="Text_20_body">IULIUS Hyginus, in libro <text:span text:style-name="Emphasis">De Vita Rebusque [inlustrium] Virorum</text:span> sexto, legatos dicit a Samnitibus ad C. [Fabricium], [imperatorem] populi Romani, venisse et memoratis multis magnisque rebus quae bene ac benivole post redditam pacem Samnitibus fecisset, obtulisse dono grandem pecuniam orasseque uti acciperet utereturque, atque id facere Samnites dixisse, quod viderent multa ad splendorem domus atque victus defieri neque pro amplitudine dignitateque lautum paratum esse.</text:p>
      <text:p text:style-name="Text_20_body">[tum] Fabricium planas manus ab auribus ad oculos et infra deinceps ad nares et ad os et ad gulam atque inde porro ad ventrem imum deduxisse et legatis ita respondisse: dum illis omnibus membris quae attigisset obsistere atque imperare posset, numquam quicquam defuturum;</text:p>
      <text:p text:style-name="Text_20_body"><text:soft-page-break/>propterea se pecuniam qua nihil sibi esset usus ab his quibus [eam] sciret usui esse non accipere.</text:p>
      <text:h text:style-name="Heading_20_3" text:outline-level="3">XV</text:h>
      <text:h text:style-name="Heading_20_4" text:outline-level="4">Argument</text:h>
      <text:p text:style-name="Text_20_body">Quam inportunum [vitium] plenumque odii sit futilis inanisque loquacitas, et quam multis in locis a principibus utriusque linguae viris detestatione iusta culpata sit.</text:p>
      <text:p text:style-name="Text_20_body">QUI sunt leves et futiles et importuni locutores quique nullo rerum pondere innixi verbis uvidis et lapsantibus diffluunt, eorum orationem bene existimatum est in ore nasci, non in pectore, linguam autem debere aiunt non esse liberam nec vagam, sed vinclis de pectore imo ac de corde aptis [moveri] et quasi gubernari.</text:p>
      <text:p text:style-name="Text_20_body">Sed enim videas quosdam scatere verbis sine ullo iudicii negotio cum securitate multa et profunda, ut loquentes plerumque videantur loqui sese nescire. </text:p>
      <text:p text:style-name="Text_20_body">Ulixen contra Homerus, virum sapienti facundia praeditum, vocem mittere ait non ex ore, sed ex pectore, quod scilicet non ad sonum magis [habitumque] vocis quam ad sententiarum penitus conceptarum altitudinem pertineret, petulantiaeque verborum coercendae vallum esse oppositum dentium luculente dixit, ut loquendi temeritas non cordis tantum custodia atque vigilia cohibeatur, sed et quibusdam quasi excubiis in ore positis saepiatur.</text:p>
      <text:p text:style-name="Text_20_body">Homerica, </text:p>
      <text:p text:style-name="Text_20_body">de quibus supra dixi, haec sunt: </text:p>
      <text:p text:style-name="Text_20_body">et: </text:p>
      <text:p text:style-name="Text_20_body">M. Tullii quoque verba posui, quibus stultam et inanem dicendi copiam graviter et vere detestatus est: </text:p>
      <text:p text:style-name="Text_20_body">‘Dummodo,’ inquit, ‘hoc constet, neque infantiam eius, qui rem norit, sed eam explicare dicendo non queat, neque inscientiam illius, cui res non subpetat, verba non desint, esse laudandam; quorum si alterum sit optandum, malim equidem indisertam prudentiam quam stultam loquacitatem.’</text:p>
      <text:p text:style-name="Text_20_body"><text:span text:style-name="tei_5f_inlineNote"><text:s/></text:span>Item in libro <text:span text:style-name="Emphasis">De Oratore</text:span> primo verba haec posuit: ‘Quid enim est tam furiosum quam verborum vel optimorum atque ornatissimorum sonitus inanis, nulla subiecta sententia nec scientia?’</text:p>
      <text:p text:style-name="Text_20_body">Cumprimis autem M. Cato atrocissimus huiusce vitii insectator est. </text:p>
      <text:p text:style-name="Text_20_body">Namque in oratione, quae inscripta est <text:span text:style-name="Emphasis">Si se Caelius tribunus plebis appellasset,</text:span> ‘Numquam,’ inquit, ‘tacet, [quem] morbus tenet loquendi tamquam veternosum bibendi atque dormiendi. Quod si non conveniatis, cum convocari iubet, ita cupidus orationis conducat, qui auscultet. Itaque auditis, non auscultatis, tamquam pharmacopolam. Nam eius verba audiuntur, verum se ei nemo committit, si aeger est.’</text:p>
      <text:p text:style-name="Text_20_body">Idem Cato in eadem oratione eidem M. Caelio tribuno plebi vilitatem obprobrans non loquendi tantum, verum etiam tacendi: ‘Frusto,’ inquit, ‘panis conduci potest, vel uti taceat vel uti loquatur.’</text:p>
      <text:p text:style-name="Text_20_body"><text:soft-page-break/>Neque non merito Homerus unum ex omnibus Thersitam <text:span text:style-name="Emphasis">ἀμετροεπῆ</text:span> et <text:span text:style-name="Emphasis">ἀκριτόμυθον</text:span> appellat verbaque illius multa et <text:span text:style-name="Emphasis">ἄκοσμα</text:span> strepentium sine modo graculorum similia esse dicit. Quid enim est aliud <text:span text:style-name="Emphasis">ἐκολώα</text:span>?</text:p>
      <text:p text:style-name="Text_20_body">Eupolidis quoque versus de id genus hominibus consignatissime factus est: </text:p>
      <text:p text:style-name="Text_20_body">quod Sallustius noster imitari volens sic scribit:</text:p>
      <text:p text:style-name="Text_20_body">‘Loquax,’ inquit, ‘magis quam facundus.’ Quapropter Hesiodus, [poetarum] prudentissimus, linguam non vulgandam, sed recondendam esse dicit proinde ut thesaurum, eiusque esse in promendo gratiam plurimam, si modesta et parca et modulata sit:</text:p>
      <text:p text:style-name="Text_20_body">Epicharmium quoque illud non inscite se habet: </text:p>
      <text:p text:style-name="Text_20_body">ex quo hoc profecto sumptum est: </text:p>
      <text:p text:style-name="Text_20_body">‘Qui cum loqui non posset, tacere non potuit.’</text:p>
      <text:p text:style-name="Text_20_body">Favorinum ego audivi dicere versus istos Euripidi: </text:p>
      <text:p text:style-name="Text_20_body">non de his tantum factos accipi debere, qui impia aut inlicita dicerent, sed vel maxime de hominibus quoque posse dici stulta et inmodica blaterantibus, quorum lingua tam prodiga infrenisque sit, ut fluat semper et aestuet conluvione verborum taeterrima, quod genus homines a Graecis significantissimo vocabulo <text:span text:style-name="Emphasis">κατάγλωσσοι</text:span> appellantur.</text:p>
      <text:p text:style-name="Text_20_body">Valerium Probum, grammaticum inlustrem, ex familiari eius, docto viro, comperi, Sallustianum illud, ‘satis eloquentiae, sapientiae parum,’ brevi antequam vita decederet, sic legere coepisse et sic a Sallustio relictum affirmavisse: ‘satis loquentiae, sapientiae parum,’ quod ‘loquentia’ novatori verborum Sallustio maxime congrueret, ‘eloquentia’ cum insipientia minime conveniret.</text:p>
      <text:p text:style-name="Text_20_body">Huiuscemodi autem loquacitatem verborumque turbam magnitudine inani vastam facetissimus poeta Aristophanes insignibus vocabulis denotavit in his versibus: </text:p>
      <text:p text:style-name="Text_20_body">neque minus insigniter veteres quoque nostri hoc genus homines in verba proiectos ‘locutuleios’ et ‘blaterones’ et ‘linguaces’ dixerunt</text:p>
      <text:h text:style-name="Heading_20_3" text:outline-level="3">XVI</text:h>
      <text:h text:style-name="Heading_20_4" text:outline-level="4">Argument</text:h>
      <text:p text:style-name="Text_20_body">Quod verba istaec Quadrigari ex <text:span text:style-name="Emphasis">Annali</text:span> tertio, ‘ibi mille hominum occiditur,’ non licenter neque de poetarum figura, sed ratione certa et proba grammaticae disciplinae dicta sunt.</text:p>
      <text:p text:style-name="Text_20_body">QUADRIGARIUS in tertio <text:span text:style-name="Emphasis">Annalium</text:span> ita scripsit: ‘Ibi occiditur mille hominum.’ ‘Occiditur,’ inquit, non ‘occiduntur.’</text:p>
      <text:p text:style-name="Text_20_body">Item Lucilius in tertio <text:span text:style-name="Emphasis">[satirarum]:</text:span></text:p>
      <text:p text:style-name="Text_20_body">mille, inquit, est, non ‘mille sunt.’</text:p>
      <text:p text:style-name="Text_20_body"><text:soft-page-break/>Varro in XVII. <text:span text:style-name="Emphasis">Humanarum:</text:span> ‘Ad Romuli initium plus mille et centum annorum est.’</text:p>
      <text:p text:style-name="Text_20_body">M. Cato in primo <text:span text:style-name="Emphasis">Originum:</text:span> ‘Inde est ferme mille passum.’</text:p>
      <text:p text:style-name="Text_20_body">M. Cicero in sexta in Antonium: ‘Itane [Ianus] medius in L. Antonii clientela est? Quis umquam in illo Iano inventus est, qui L. Antonio mille nummum ferret expensum?’</text:p>
      <text:p text:style-name="Text_20_body">In his atque in multis aliis ‘mille’ numero singulari dictum est;</text:p>
      <text:p text:style-name="Text_20_body">neque hoc, ut quidam putant, vetustati concessum est aut per figurarum concinnitatem admissum est, [sed] sic videtur ratio poscere.</text:p>
      <text:p text:style-name="Text_20_body">‘Mille’ enim non pro eo ponitur,</text:p>
      <text:p text:style-name="Text_20_body">quod Graece <text:span text:style-name="Emphasis">χίλιοι</text:span> dicitur, sed quod <text:span text:style-name="Emphasis">χιλιάς</text:span> et sicuti una <text:span text:style-name="Emphasis">χιλιὰς</text:span> et duae <text:span text:style-name="Emphasis">χιλιάδες,</text:span> ita ‘unum mille’ et ‘duo milia’ certa atque directa ratione dicitur.</text:p>
      <text:p text:style-name="Text_20_body">Quamobrem id quoque recte et probabiliter dici solitum ‘mille denarium in area est’ et ‘mille equitum in exercitu est.’</text:p>
      <text:p text:style-name="Text_20_body">Lucilius autem, praeterquam supra posui, alio quoque in loco id manifestius demonstrat, </text:p>
      <text:p text:style-name="Text_20_body">nam in libro XV. ita dicit: </text:p>
      <text:p text:style-name="Text_20_body">item libro nono: </text:p>
      <text:p text:style-name="Text_20_body"><text:span text:style-name="tei_5f_inlineNote"><text:s/></text:span></text:p>
      <text:p text:style-name="Text_20_body">milli passum dixit pro ‘mille passibus’ et ‘uno milli nummum’ pro ‘unis mille nummis’ aperteque ostendit ‘mille’ et vocabulum esse et singulari numero dici eiusque plurativum esse ‘milia’ et casum etiam capere ablativum.</text:p>
      <text:p text:style-name="Text_20_body">Neque ceteros casus requiri oportet, cum sint alia pleraque vocabula, quae in singulos tantum casus, quaedam etiam, quae in nullum inclinentur. </text:p>
      <text:p text:style-name="Text_20_body">Quapropter nihil iam dubium est, quin M. Cicero in oratione, quam scripsit <text:span text:style-name="Emphasis">pro Milone,</text:span> ita scriptum reliquerit: ‘Ante fundum Clodi, quo in fundo propter insanas illas substructiones facile mille hominum versabatur valentium,’ non ‘versabantur,’ quod in libris minus accuratis scriptum est; alia enim ratione ‘mille homines,’ alia <text:span text:style-name="tei_5f_inlineNote">alia, </text:span><text:span text:style-name="tei_5f_inlineNote"><text:span text:style-name="Emphasis">supplied by Klotz.</text:span></text:span><text:span text:style-name="tei_5f_inlineNote">] </text:span>‘mille hominum’ dicendum est.</text:p>
      <text:h text:style-name="Heading_20_3" text:outline-level="3">XVII</text:h>
      <text:h text:style-name="Heading_20_4" text:outline-level="4">Argument</text:h>
      <text:p text:style-name="Text_20_body">Quanta cum animi aequitate toleraverit Socrates uxoris ingenium intractabile; atque inibi, quid M. Varro in quadam satura de officio mariti scripserit.</text:p>
      <text:p text:style-name="Text_20_body">XANTHIPPE, Socratis [philosophi] uxor, morosa admodum fuisse fertur et iurgiosa, irarumque et molestiarum muliebrium per diem perque noctem scatebat.</text:p>
      <text:p text:style-name="Text_20_body"><text:soft-page-break/>Has eius intemperies in maritum Alcibiades demiratus, interrogavit Socraten quaenam ratio esset cur mulierem tam acerbam domo non exigeret. </text:p>
      <text:p text:style-name="Text_20_body">‘Quoniam,’ inquit Socrates, ‘cum illam domi talem perpetior, insuesco et exerceor, ut ceterorum quoque foris petulantiam et iniuriam facilius feram.’</text:p>
      <text:p text:style-name="Text_20_body">Secundum hanc sententiam quoque Varro in <text:span text:style-name="Emphasis">Satura Menippea,</text:span> quam <text:span text:style-name="Emphasis">De Officio Mariti</text:span> inscripsit: ‘Vitium,’ inquit, ‘uxoris aut tollendum aut ferendum est. Qui tollit vitium, uxorem commodiorem praestat, qui fert, sese meliorem facit.’</text:p>
      <text:p text:style-name="Text_20_body">Haec verba Varronis ‘tollere’ et ‘ferre’ lepide quidem</text:p>
      <text:p text:style-name="Text_20_body">composita sunt, sed ‘tollere’ apparet dictum pro ‘corrigere.’</text:p>
      <text:p text:style-name="Text_20_body">Id etiam apparet, eiusmodi vitium uxoris, si corrigi non possit, ferendum esse Varronem censuisse, quod ferri scilicet a viro honeste potest; vitia enim flagitiis leviora sunt. </text:p>
      <text:h text:style-name="Heading_20_3" text:outline-level="3">XVIII</text:h>
      <text:h text:style-name="Heading_20_4" text:outline-level="4">Argument</text:h>
      <text:p text:style-name="Text_20_body">Quod M. Varro in quarto decimo <text:span text:style-name="Emphasis">Humanarum</text:span> L. Aelium magistrum suum in <text:span text:style-name="Emphasis">ἐτμολογίᾳ</text:span> falsa reprehendit; quodque idem Varro in eodem libro falsum furis <text:span text:style-name="Emphasis">ἔτυμον</text:span> dicit.</text:p>
      <text:p text:style-name="Text_20_body">IN XIV. <text:span text:style-name="Emphasis">Rerum Divinarum</text:span> libro M. Varro doctissimum tunc civitatis hominem L. Aelium errasse ostendit, quod vocabulum Graecum vetus traductum in linguam Romanam, proinde atque si primitus Latine fictum esset, resolverit in voces Latinas ratione etymologica falsa.</text:p>
      <text:p text:style-name="Text_20_body">Verba ipsa super ea re Varronis posuimus: ‘In quo L. Aelius noster, litteris ornatissimus memoria nostra, erravit aliquotiens. Nam aliquot verborum Graecorum antiquiorum, proinde atque essent propria nostra, reddidit causas falsas. Non ‘leporem’ dicimus, ut ait, quod est levipes, sed quod est vocabulum anticum Graecum. Multa vetera illorum ignorantur, quod pro his aliis nunc vocabulis utuntur; et illorum esse plerique ignorent ‘Graecum,’ quod nunc nominant <text:span text:style-name="Emphasis">Ἕλληνα,</text:span> ‘puteum,’ quod vocant <text:span text:style-name="Emphasis">φρέαρ</text:span> ‘leporem,’ quod <text:span text:style-name="Emphasis">λαγωὸν</text:span> dicunt. In quo non modo Aelii ingenium non reprehendo, sed industriam laudo; successum enim fert fortuna, experientiam laus sequitur.’</text:p>
      <text:p text:style-name="Text_20_body">[Haec] Varro in primore libro scripsit, de ratione vocabulorum [scitissime], de usu utriusque linguae peritissime, de ipso Aelio clementissime.</text:p>
      <text:p text:style-name="Text_20_body">Sed in posteriore eiusdem libri parte ‘furem’ dicit ex eo dictum, quod veteres Romani ‘[furuum]’ atrum [appellaverint] et fures per noctem, quae atra sit, facilius furentur.</text:p>
      <text:p text:style-name="Text_20_body">Nonne sic videtur Varro de fure, tamquam Aelius de lepore? Nam quod a Graecis nunc <text:span text:style-name="Emphasis">κλέπτης</text:span> dicitur, antiquiore Graeca lingua <text:span text:style-name="Emphasis">φὼρ</text:span> dictum est. Hinc per adfinitatem litterarum, qui <text:span text:style-name="Emphasis">φὼρ</text:span> Graece, est Latine ‘<text:span text:style-name="Emphasis">fur.</text:span>’</text:p>
      <text:p text:style-name="Text_20_body">Sed ea res fugeritne tunc Varronis [memoriam] , an contra aptius et [cohaerentius] putarit, ‘furem’ a ‘furvo,’ id est nigro, appellari, in hac re de viro tam excellentis doctrinae non meum iudicium est.</text:p>
      <text:h text:style-name="Heading_20_3" text:outline-level="3"><text:soft-page-break/>XIX</text:h>
      <text:h text:style-name="Heading_20_4" text:outline-level="4">Argument</text:h>
      <text:p text:style-name="Text_20_body">Historia super libris Sibyllinis ac de Tarquinio Superbo rege.</text:p>
      <text:p text:style-name="Text_20_body">IN antiquis annalibus memoria super libris Sibyllinis haec prodita est: </text:p>
      <text:p text:style-name="Text_20_body">Anus hospita atque incognita ad Tarquinium Superbum regem adiit, [novem] libros ferens, quos esse [divina] divina oracula: eos velle venundare.</text:p>
      <text:p text:style-name="Text_20_body">Tarquinius pretium percontatus est. </text:p>
      <text:p text:style-name="Text_20_body">Mulier nimium atque inmensum </text:p>
      <text:p text:style-name="Text_20_body">poposcit; rex, quasi anus aetate desiperet, derisit. </text:p>
      <text:p text:style-name="Text_20_body">[tum] illa foculum coram cum igni apponit, tris libros ex novem deurit et ecquid reliquos sex eodem pretio emere vellet regem interrogavit.</text:p>
      <text:p text:style-name="Text_20_body">Sed enim Tarquinius id multo risit magis dixitque anum iam procul dubio delirare. </text:p>
      <text:p text:style-name="Text_20_body">Mulier ibidem statim tris alios libros exussit atque id ipsum denuo placide rogat, ut tris reliquos [eodem] illo pretio emat.</text:p>
      <text:p text:style-name="Text_20_body">Tarquinius ore iam serio atque attentiore animo fit, [eam] constantiam confidentiamque non insuper habendam intellegit, libros tris reliquos mercatur nihilo minore pretio quam quod erat petitum pro omnibus.</text:p>
      <text:p text:style-name="Text_20_body">Sed [eam] mulierem tunc a Tarquinio digressam postea nusquam loci visam constitit.</text:p>
      <text:p text:style-name="Text_20_body">Libri tres, in sacrarium conditi, ‘Sibyllini’ appellati;</text:p>
      <text:p text:style-name="Text_20_body">ad eos quasi ad oraculum [quindecimuiri] adeunt, cum di immortales [publice] consulendi sunt.</text:p>
      <text:h text:style-name="Heading_20_3" text:outline-level="3">XX</text:h>
      <text:h text:style-name="Heading_20_4" text:outline-level="4">Argument</text:h>
      <text:p text:style-name="Text_20_body">Quid geometrae dicant <text:span text:style-name="Emphasis">ἐπίπεδον,</text:span> quid <text:span text:style-name="Emphasis">στερεόν,</text:span> quid <text:span text:style-name="Emphasis">κύβον</text:span> quid <text:span text:style-name="Emphasis">γραμμήν;</text:span> quibusque ista omnia Latinis vocabulis appellentur.</text:p>
      <text:p text:style-name="Text_20_body">FIGURARUM quae <text:span text:style-name="Emphasis">σχήματα</text:span> geometrae appellant, genera sunt duo, ‘planum’ et ‘solidum.’</text:p>
      <text:p text:style-name="Text_20_body">Haec ipsi vocant <text:span text:style-name="Emphasis">ἐπίπεδον καὶ στερεόν.</text:span> ‘Planum’ est quod in duas partis solum lineas habet, qua latum est et</text:p>
      <text:p text:style-name="Text_20_body">qua longum; qualia sunt triquetra et quadrata, quae in area fiunt, sine altitudine. </text:p>
      <text:p text:style-name="Text_20_body">‘Solidum’ est quando non longitudines modo et latitudines [planas] numeri linearum efficiunt, sed <text:soft-page-break/>etiam extollunt altitudines, quales sunt ferme metae triangulae quas ‘pyramidas’ appellant, vel qualia sunt quadrata undique, quae, <text:span text:style-name="Emphasis">κύβους</text:span> illi, nos ‘quadrantalia’ dicimus.</text:p>
      <text:p text:style-name="Text_20_body"><text:span text:style-name="Emphasis">Κύβος</text:span> enim est figura ex omni latere quadrate, ‘quales sunt,’ inquit M. Varro, ‘tesserae quibus in alveolo luditur,’</text:p>
      <text:p text:style-name="Text_20_body">‘ex quo ipsae quoque appellatae <text:span text:style-name="Emphasis">κύβοι</text:span>’ In numeris etiam similiter <text:span text:style-name="Emphasis">κύβος</text:span> dicitur, cum omne latus eiusdem numeri aequabiliter in sese solvitur, sicuti fit cum ter terna ducuntur atque ipse numerus terplicatur.</text:p>
      <text:p text:style-name="Text_20_body">Huius numeri cubum Pythagoras vim habere lunaris circuli dixit, quod et luna orbem suum lustret septem et viginti diebus et numerus ternio, qui <text:span text:style-name="Emphasis">τριὰς</text:span> Graece dicitur, [tantundem] efficiat in cubo.</text:p>
      <text:p text:style-name="Text_20_body">‘Linea’ autem a nostris dicitur, quam <text:span text:style-name="Emphasis">γραμμὴν</text:span> Graeci nominant.</text:p>
      <text:p text:style-name="Text_20_body">Eam M. Varro ita definit: ‘Linea est,’ inquit, ‘longitudo quaedam sine latitudine et altitudine.’</text:p>
      <text:p text:style-name="Text_20_body"><text:span text:style-name="Emphasis">Εὐκλείδης</text:span> autem brevius, praetermissa altitudine: <text:span text:style-name="Emphasis">γραμμὴ,</text:span> inquit, est <text:span text:style-name="Emphasis">μῆκος ἀπλατές,</text:span> quod exprimere uno Latino verbo non queas, nisi audeas dicere ‘inlatabile.’</text:p>
      <text:h text:style-name="Heading_20_3" text:outline-level="3">XXI</text:h>
      <text:h text:style-name="Heading_20_4" text:outline-level="4">Argument</text:h>
      <text:p text:style-name="Text_20_body">Quod Iulius Hyginus affirmatissime contendit, legisse se librum P. Vergilii domesticum, ubi scriptum esset ‘et ora Tristia temptantum sensus torquebit amaror,’ non quod vulgus legeret ‘sensu torquebit amaro.’</text:p>
      <text:p text:style-name="Text_20_body">VERSUS istos ex <text:span text:style-name="Emphasis">Georgicis</text:span> Vergilii plerique omnes sic legunt:</text:p>
      <text:p text:style-name="Text_20_body">Hyginus autem, non hercle ignobilis grammaticus, in <text:span text:style-name="Emphasis">[commentariis]</text:span> quae in Vergilium fecit, confirmat et perseverat, non hoc a Vergilio relictum, sed quod ipse invenerit in libro qui fuerit ex domo atque ex familia Vergilii:</text:p>
      <text:p text:style-name="Text_20_body">neque id soli Hygino, </text:p>
      <text:p text:style-name="Text_20_body">sed doctis quibusdam etiam viris complacitum, quoniam videtur absurde dici ‘sapor sensu amaro torquet.’ ‘Cum ipse,’ inquiunt, ‘sapor sensus sit, non alium in semet ipso sensum habeat ac proinde sit quasi dicatur ‘sensus sensu amaro torquet.’’</text:p>
      <text:p text:style-name="Text_20_body">Sed enim cum Favorino Hygini [commentarium] legissem atque ei [statim] displicita esset insolentia et insuavitas illius ‘sensu torquebit amaro,’ risit et <text:span text:style-name="tei_5f_inlineNote">risit et, </text:span><text:span text:style-name="tei_5f_inlineNote"><text:span text:style-name="Emphasis">β.</text:span></text:span><text:span text:style-name="tei_5f_inlineNote"> amaror is, </text:span><text:span text:style-name="tei_5f_inlineNote"><text:span text:style-name="Emphasis">ω</text:span></text:span><text:span text:style-name="tei_5f_inlineNote">.] </text:span>: ‘Iovem lapidem,’ </text:p>
      <text:p text:style-name="Text_20_body">inquit, ‘quod sanctissimum iusiurandum habitum est, paratus ego iurare sum Vergilium hoc numquam scripsisse, sed Hyginum ego verum dicere arbitror.’</text:p>
      <text:p text:style-name="Text_20_body">‘Non [enim] primus finxit hoc verbum Vergilius insolenter, sed in [carminibus] Lucreti invento usus est, non aspernatus auctoritatem poetae ingenio et facundia praecellentis.’</text:p>
      <text:p text:style-name="Text_20_body"><text:soft-page-break/>Verba ex IV. Lucreti haec sunt: </text:p>
      <text:p text:style-name="Text_20_body">Non verba autem sola, sed versus prope totos et locos quoque Lucreti plurimos sectatum esse Vergilium videmus. </text:p>
      <text:h text:style-name="Heading_20_3" text:outline-level="3">XXII</text:h>
      <text:h text:style-name="Heading_20_4" text:outline-level="4">Argument</text:h>
      <text:p text:style-name="Text_20_body">An qui causas defendit recte Latineque dicat ‘superesse se’ is quos defendit; et ‘superesse’ proprie quid sit.</text:p>
      <text:p text:style-name="Text_20_body">INROBORAVIT inveteravitque falsa atque aliena verbi significatio, quod dicitur ‘hic illi superest,’ cum dicendum est advocatum esse quem cuipiam causamque eius defendere.</text:p>
      <text:p text:style-name="Text_20_body">Atque id dicitur non in [compitis] tantum neque in plebe vulgaria, sed in foro, in comitio, apud tribunalia.</text:p>
      <text:p text:style-name="Text_20_body">Qui integre autem </text:p>
      <text:p text:style-name="Text_20_body">locuti sunt [magnam] partem ‘superesse’ ita dixerunt, ut eo verbo significarent superfluere et supervacare atque esse supra necessarium modum.</text:p>
      <text:p text:style-name="Text_20_body">Itaque M. Varro, in satura quae inscripta est <text:span text:style-name="Emphasis">Nescis Quid Vesper Vehat,</text:span> ‘superfuisse’ dicit immodice et intempestive fuisse.</text:p>
      <text:p text:style-name="Text_20_body">Verba ex eo libro haec sunt: ‘In convivio legi nec omnia debent et ea potissimum, quae simul sint <text:span text:style-name="Emphasis">βιωφελῆ</text:span> et delectent, potius ut id quoque videatur non defuisse quam superfuisse.’ </text:p>
      <text:p text:style-name="Text_20_body">Memini ego praetoris, docti hominis, tribunali me forte assistere atque ibi advocatum non incelebrem sic postulare, ut extra causam diceret remque quae agebatur non attingeret. Tunc praetorem ei cuia res erat dixisse advocatum eum non habere, et cum is qui verba faciebat reclamasset ‘ego illi V. C. supersum,’ respondisse praetorem festiviter ‘tu plane superes, non ades.’</text:p>
      <text:p text:style-name="Text_20_body">M. autem Cicero, in libro qui inscriptus est <text:span text:style-name="Emphasis">De [iure] Civili in Artem Redigendo,</text:span> verba haec posuit: ‘Nec vero scientia iuris maioribus suis Q. Aelius Tubero defuit, doctrina etiam superfuit.’ In quo loco ‘superfuit’ significare videtur ‘supra fuit et praestitit superavitque maiores suos doctrina sua, superfluenti tamen et nimis abundanti,’ disciplinas enim Tubero stoicas et dialecticas percalluerat</text:p>
      <text:p text:style-name="Text_20_body">. In </text:p>
      <text:p text:style-name="Text_20_body">libro quoque <text:span text:style-name="Emphasis">De Republica</text:span> secundo id ipsum verbum Cicero ponit non temere transeundum. Verba ex eo libro haec sunt: ‘Non gravarer, Laeli, nisi et hos velle putarem et ipse cuperem te quoque aliquam partem huius nostri sermonis attingere, praesertim cum heri ipse dixeris te nobis etiam superfuturum. Verum id quidem fieri non potest; ne desis omnes te rogamus.’</text:p>
      <text:p text:style-name="Text_20_body">Exquisite igitur et comperte Iulius Paulus dicebat, homo in nostra memoria doctissimus, ‘superesse’ non simplici ratione dici tam Latine quam Graece; Graecos enim <text:span text:style-name="Emphasis">περισσὸν</text:span> in utramque [partem] ponere, vel quod supervacaneum esset ac non necessarium,</text:p>
      <text:p text:style-name="Text_20_body"><text:soft-page-break/>vel quod abundans nimis et afluens et exuberans ; sic nostros quoque veteres ‘superesse’ alias dixisse pro superfluenti et vacivo neque admodum necessario, ita ut supra posuimus Varronem dicere, alias ita ut Cicero dixit, pro eo quod copia quidem et facultate ceteris anteiret, super modum tamen et largius prolixiusque flueret quam esset satis.</text:p>
      <text:p text:style-name="Text_20_body">Qui dicit ergo ‘superesse se’ ei quem defendit, nihil istorum vult dicere sed nescio quid <text:s/>aliud indictum inscitumque [dicit]</text:p>
      <text:p text:style-name="Text_20_body">ac ne Vergilii quidem poterit auctoritate uti, qui in <text:span text:style-name="Emphasis">Georgicis</text:span> ita scripsit·</text:p>
      <text:p text:style-name="Text_20_body">Hoc enim in loco Vergilius <text:span text:style-name="Emphasis">ἀκυρότερον</text:span> eo verbo usus videtur, quod ‘supersit’ dixit pro ‘longinquius diutiusque adsit,’</text:p>
      <text:p text:style-name="Text_20_body">illudque contra eiusdem Vergili aliquanto est probabilius: </text:p>
      <text:p text:style-name="Text_20_body">significat enim supra laborem esse neque opprimi a labore.</text:p>
      <text:p text:style-name="Text_20_body">An autem ‘superesse’ dixerint veteres pro ‘restare et perficiendae rei deesse,’ quaerebamus. Nam Sallustius in significatione ista non ‘superesse,’</text:p>
      <text:p text:style-name="Text_20_body">sed ‘superare’ dicit. Verba eius in <text:span text:style-name="Emphasis">Iugurtha</text:span> haec sunt: ‘Is plerumque seorsum a rege exercitum ductare et omnis res exequi solitus erat, quae Iugurthae fesso aut maioribus astricto superaverant.’</text:p>
      <text:p text:style-name="Text_20_body">Sed invenimus in tertio Enni <text:span text:style-name="Emphasis">Annalium</text:span> in hoc versu:</text:p>
      <text:p text:style-name="Text_20_body">id est relicum esse et restare, quod, quia id est, divise pronuntiandum est, ut non una pars orationis esse videatur, sed duae. </text:p>
      <text:p text:style-name="Text_20_body">Cicero autem in secunda <text:span text:style-name="Emphasis">Antonianarum,</text:span> quod est relicum, non ‘superesse,’ sed ‘restare’ dicit.</text:p>
      <text:p text:style-name="Text_20_body">Praeter haec ‘superesse’ invenimus dictum pro ‘superstitem esse.’</text:p>
      <text:p text:style-name="Text_20_body">Ita enim scriptum est in libro epistularum M. Ciceronis ad L. Plancum, et in </text:p>
      <text:p text:style-name="Text_20_body">epistula M. Asini Pollionis ad Ciceronem, verbis his: ‘Nam neque deesse reipublicae volo neque superesse,’ per quod significant, si respublica emoriatur et pereat, nolle se vivere.</text:p>
      <text:p text:style-name="Text_20_body">In Plauti autem <text:span text:style-name="Emphasis">Asinaria</text:span> manifestius id ipsum [scriptum] est in his versibus, qui sunt eius [comoediae] [primi]:</text:p>
      <text:p text:style-name="Text_20_body">Cavenda igitur est non [inproprietas] sola verbi, sed etiam pravitas ominis, si quis senior advocatus adulescenti ‘superesse se’ dicat.</text:p>
      <text:h text:style-name="Heading_20_3" text:outline-level="3">XXIII</text:h>
      <text:h text:style-name="Heading_20_4" text:outline-level="4">Argument</text:h>
      <text:p text:style-name="Text_20_body">Quis fuerit Papirius Praetextatus; quae istius causa cognomenti sit; historiaque ista omnis super eodem Papirio cognitu iucunda.</text:p>
      <text:p text:style-name="Text_20_body"><text:soft-page-break/>HISTORIA de Papirio Praetextato dicta scriptaque est a M. Catone in oratione qua usus est <text:span text:style-name="Emphasis">Ad Milites contra Galbam,</text:span> cum multa quidem venustate atque luce atque munditia verborum.</text:p>
      <text:p text:style-name="Text_20_body">Ea Catonis verba huic prorsus commentario indidissem, si libri copia fuisset id temporis, cum haec dictavi. </text:p>
      <text:p text:style-name="Text_20_body">Quod si non virtutes dignitatesque verborum, sed rem ipsam scire quaeris, res ferme ad hunc modum est: </text:p>
      <text:p text:style-name="Text_20_body">Mos antea senatoribus Romae fuit in curiam cum praetextatis filiis introire. </text:p>
      <text:p text:style-name="Text_20_body">Tum, cum in senatu res </text:p>
      <text:p text:style-name="Text_20_body">maior quaepiam consultata eaque in diem posterum prolata est placuitque ut [eam] rem super qua tractavissent ne quis enuntiaret priusquam decreta esset, mater Papirii pueri, qui [cum] parente suo in curia fuerat, percontata est filium quidnam in senatu patres egissent.</text:p>
      <text:p text:style-name="Text_20_body">Puer respondit tacendum esse neque id dici licere. </text:p>
      <text:p text:style-name="Text_20_body">Mulier fit audiendi cupidior; secretum rei et silentium pueri animum eius ad inquirendum everberat; quaerit igitur compressius violentiusque. </text:p>
      <text:p text:style-name="Text_20_body">[tum] puer, matre urgente, lepidi atque festivi mendacii consilium capit. Actum in senatu dixit, utrum videretur utilius exque republica esse unusne ut duas uxores haberet, an ut una apud duos nupta esset.</text:p>
      <text:p text:style-name="Text_20_body">Hoc illa ubi audivit, animus compavescit, </text:p>
      <text:p text:style-name="Text_20_body">domo trepidans egreditur, ad ceteras matronas perfert. Venit ad senatum postridie matrum familias caterva. Lacrimantes atque obsecrantes orant una potius ut duobus nupta fieret quam ut uni duae.</text:p>
      <text:p text:style-name="Text_20_body">Senatores, ingredientes in curiam, quae illa mulierum intemperies et quid sibi postulatio istaec vellet, mirabantur. </text:p>
      <text:p text:style-name="Text_20_body">Puer Papirius in medium curiae progressus, quid mater audire institisset, quid ipse matri dixisset, rem, sicut fuerat, denarrat. </text:p>
      <text:p text:style-name="Text_20_body">Senatus fidem atque ingenium pueri exosculatur, consultum facit uti posthac pueri cum patribus in curiam ne introeant, praeter ille unus Papirius, atque puero postea cognomentum honoris </text:p>
      <text:p text:style-name="Text_20_body">gratia inditum ‘Praetextatus’ ob tacendi loquendique in aetate praetextae prudentiam.</text:p>
      <text:h text:style-name="Heading_20_3" text:outline-level="3">XXIV</text:h>
      <text:h text:style-name="Heading_20_4" text:outline-level="4">Argument</text:h>
      <text:p text:style-name="Text_20_body">Tria epigrammata trium veterum poetarum, Naevii, Plauti, Pacuvii, quae facta ab ipsis sepulcris eorum incisa sunt.</text:p>
      <text:p text:style-name="Text_20_body">TRIUM poetarum inlustrium epigrammata, Cn. Naevii, Plauti, M. Pacuvii, quae ipsi fecerunt et <text:soft-page-break/>incidenda sepulcro suo reliquerunt, nobilitatis eorum gratia et venustatis scribenda in his commentariis esse duxi.</text:p>
      <text:p text:style-name="Text_20_body">Epigramma Naevi plenum superbiae Campanae, quod testimonium esse iustum potuisset, nisi ab ipso dictum esset:</text:p>
      <text:p text:style-name="Text_20_body">Epigramma Plauti, quod dubitassemus an Plauti foret, nisi a M. Varrone positum esset in libro <text:span text:style-name="Emphasis">De Poetis</text:span> primo:</text:p>
      <text:p text:style-name="Text_20_body">Epigramma Pacuvii verecundissimum et purissimum dignumque eius elegantissima gravitate:</text:p>
      <text:h text:style-name="Heading_20_3" text:outline-level="3">XXV</text:h>
      <text:h text:style-name="Heading_20_4" text:outline-level="4">Argument</text:h>
      <text:p text:style-name="Text_20_body">Quibus verbis M. Varro indutias definierit; quaesitumque inibi [curiosius], quaenam ratio sit vocabuli indutiarum.</text:p>
      <text:p text:style-name="Text_20_body">DUOBUS modis M. Varro in libro <text:span text:style-name="Emphasis">Humanarum,</text:span> qui est <text:span text:style-name="Emphasis">De Bello et Pace,</text:span> ‘indutiae’ quid sint, definit. ‘Indutiae sunt,’ inquit, ‘pax castrensis paucorum dierum’;</text:p>
      <text:p text:style-name="Text_20_body">item alio in loco, ‘indutiae sunt,’ inquit, ‘belli feriae.’</text:p>
      <text:p text:style-name="Text_20_body">Sed lepidae magis atque iucundae brevitatis utraque definitio quam plana aut proba esse videtur. </text:p>
      <text:p text:style-name="Text_20_body">Nam neque pax est indutiae— bellum enim manet, pugna cessat—neque in solis castris neque paucorum tantum dierum indutiae sunt. </text:p>
      <text:p text:style-name="Text_20_body">Quid enim dicemus, si indutiis mensum </text:p>
      <text:p text:style-name="Text_20_body">aliquot factis in oppida castris concedatur? Nonne tum quoque indutiae sunt? </text:p>
      <text:p text:style-name="Text_20_body">Aut rursus quid esse id dicemus quod in primo <text:span text:style-name="Emphasis">Annalium</text:span> Quadrigarii scriptum est, C. Pontium Samnitem a dictatore Romano sex horarum indutias postulasse, si indutiae paucorum tantum dierum appellandae sunt?</text:p>
      <text:p text:style-name="Text_20_body">‘Belli’ autem ‘ferias’ festive magis dixit quam aperte atque definite.</text:p>
      <text:p text:style-name="Text_20_body">Graeci autem significantius consignatiusque cessationem istam pugnae pacticiam <text:span text:style-name="Emphasis">ἐκεχειρίαν</text:span> dixerunt, exempta littera una sonitus vastioris et subdita lenioris.</text:p>
      <text:p text:style-name="Text_20_body">Nam quod eo tempore non pugnetur et manus cohibeantur, <text:span text:style-name="Emphasis">ἐκεχειρίαν</text:span> appellarunt.</text:p>
      <text:p text:style-name="Text_20_body">Sed profecto non id fuit Varroni negotium, ut indutias superstitiose definiret et legibus rationibusque omnibus definitionum inserviret. </text:p>
      <text:p text:style-name="Text_20_body">Satis enim [visum] est, eiusmodi facere demonstrationemn, quod genus Graeci <text:span text:style-name="Emphasis">τύπους</text:span> magis et <text:span text:style-name="Emphasis">ὑπογραφὰς</text:span> quam <text:span text:style-name="Emphasis">ὁρισμοὺς</text:span> vocant.</text:p>
      <text:p text:style-name="Text_20_body">‘Indutiarum’ autem vocabulum qua sit ratione factum, iam diu est, cum quaerimus.</text:p>
      <text:p text:style-name="Text_20_body"><text:soft-page-break/>Sed ex multis, quae vel audimus vel legimus, probabilius id, quod dicam, videtur. </text:p>
      <text:p text:style-name="Text_20_body">‘Indutias’ sic dictas [arbitramur], quasi tu dicas ‘inde uti iam.’</text:p>
      <text:p text:style-name="Text_20_body">Pactum indutiarum eiusmodi est, ut in diem certum non pugnetur [nihilque] incommodetur, sed ex eo die postea uti iam omnia belli iure agantur.</text:p>
      <text:p text:style-name="Text_20_body">Quod igitur dies certus</text:p>
      <text:p text:style-name="Text_20_body">praefinitur pactumque fit, ut ante eum diem ne pugnetur atque is dies ubi venit ‘inde uti iam’ pugnetur, idcirco ex his quibus dixi vocibus, quasi per quendam coitum et copulam nomen indutiarum [conexum] est.</text:p>
      <text:p text:style-name="Text_20_body">Aurelius autem Opilius in primo librorum, quos <text:span text:style-name="Emphasis">Musarum</text:span> inscripsit, ‘indutiae,’ inquit, ‘dicuntur, cum hostes inter sese utrimque utroque alteri ad alteros impune et sine pugna ineunt; inde adeo inquit nomen factum videtur, quasi initiae, hoc est initus atque introitus.’</text:p>
      <text:p text:style-name="Text_20_body">Hoc ab Aurelio scriptum propterea non praeterii, ne cui harum <text:span text:style-name="Emphasis">Noctium</text:span> aemulo eo tantum nomine elegantius id videretur, tamquam id nos originem verbi requirentes fugisset.</text:p>
      <text:h text:style-name="Heading_20_3" text:outline-level="3">XXVI</text:h>
      <text:h text:style-name="Heading_20_4" text:outline-level="4">Argument</text:h>
      <text:p text:style-name="Text_20_body">Quem in modum mihi Taurus philosophus responderit percontanti an sapiens irasceretur.</text:p>
      <text:p text:style-name="Text_20_body">INTERROGAVI in diatriba Taurum, an sapiens irasceretur. </text:p>
      <text:p text:style-name="Text_20_body">Dabat enim saepe post cotidianas lectiones quaerendi quod quis vellet potestatem. </text:p>
      <text:p text:style-name="Text_20_body">Is cum graviter, copiose de morbo affectuve irae disseruisset, quae et in veterum libris et in ipsius commentariis exposita sunt, convertit ad me, qui interrogaveram, </text:p>
      <text:p text:style-name="Text_20_body">et ‘haec ego,’ inquit, ‘super irascendo sentio;’</text:p>
      <text:p text:style-name="Text_20_body">‘sed, quid et Plutarchus noster, vir doctissimus ac prudentissimus, senserit, non ab re est ut id quoque audias.’</text:p>
      <text:p text:style-name="Text_20_body">‘Plutarchus,’ inquit, ‘servo suo, nequam homini et contumaci, sed libris disputationibusque philosophiae aures [inbutas] habenti, tunicam [detrahi] ob nescio quod delictum caedique eum loro iussit.’</text:p>
      <text:p text:style-name="Text_20_body">‘Coeperat verberari et [obloquebatur] non meruisse ut vapulet, nihil mali, nihil sceleris admisisse. Postremo vociferari inter vapulandum incipit,’</text:p>
      <text:p text:style-name="Text_20_body">‘neque iam querimonias aut gemitus eiulatusque facere, sed verba seria et obiurgatoria: non ita esse Plutarchum, ut philosophum deceret; irasci turpe esse: saepe eum de malo irae dissertavisse, librum quoque <text:span text:style-name="Emphasis">Περὶ Ἀοργησίας</text:span> pulcherrimum conscripsisse; his omnibus quae in eo libro scripta sint nequaquam convenire, quod provolutus [effususque] in iram plurimis se plagis multaret.’</text:p>
      <text:p text:style-name="Text_20_body"><text:soft-page-break/>‘[tum] Plutarchus lente et leniter ‘quid autem,’ inquit, ‘verbero, nunc ego tibi irasci videor? Ex vultune meo an ex voce an ex colore an etiam ex verbis correptum esse me ira intellegis? Mihi quidem neque oculi, opinor, truces sunt neque os turbidum neque inmaniter clamo neque in spumam ruborenve effervesco neque pudenda dico aut paenitenda neque omnino trepido ira et gestio.’’</text:p>
      <text:p text:style-name="Text_20_body">‘‘Haec enim omnia, si ignoras, signa esse irarum solent.’ Et simul ad eum qui caedebat conversus, ‘interim,’ inquit, ‘dum ego atque hic disputamus, tu hoc age.’’</text:p>
      <text:p text:style-name="Text_20_body">Summa autem totius sententiae Tauri haec fuit: Non idem esse existimavit <text:span text:style-name="Emphasis">ἀοργησίαν</text:span> et <text:span text:style-name="Emphasis">ἀναλγησίαν</text:span> aliudque esse non iracundum animum, aliud <text:span text:style-name="Emphasis">ἀνάλγητον</text:span> et <text:span text:style-name="Emphasis">ἀναίσθητον,</text:span> id est hebetem et stupentem.</text:p>
      <text:p text:style-name="Text_20_body">Nam sicut aliorum omnium, quos Latini philosophi ‘affectus’ vel ‘affectiones,’ Graeci <text:span text:style-name="Emphasis">πάθη</text:span> appellant, ita huius quoque motus animi, qui cum est ulciscendi causa saevior ‘ira’ dicitur, non privationem esse utilem censuit, quam Graeci <text:span text:style-name="Emphasis">στέρησιν</text:span> dicunt, sed mediocritatem, quam <text:span text:style-name="Emphasis">μετριότητα</text:span> illi appellant.</text:p>
      <text:h text:style-name="Heading_20_2" text:outline-level="2">Liber Secundus</text:h>
      <text:h text:style-name="Heading_20_3" text:outline-level="3">I</text:h>
      <text:h text:style-name="Heading_20_4" text:outline-level="4">Argument</text:h>
      <text:p text:style-name="Text_20_body">Quo genere solitus sit philosophus Socrates exercere patientiam corporis; deque eiusdem viri temperantia. </text:p>
      <text:p text:style-name="Text_20_body">INTER labores voluntarios et exercitia corporis ad fortuitas patientiae vices firmandi id quoque accepimus Socraten facere insuevisse: </text:p>
      <text:p text:style-name="Text_20_body">stare solitus Socrates dicitur pertinaci statu perdius atque pernox a summo lucis ortu ad solem [alterum] orientem inconivens, immobilis, isdem in vestigiis et ore atque oculis eundem in locum directis cogitabundus, tamquam quodam secessu mentis atque animi facto a corpore.</text:p>
      <text:p text:style-name="Text_20_body">Quam rem cum Favorinus de fortitudine eius viri ut pleraque disserens attigisset, <text:span text:style-name="Emphasis">πολλάκις,</text:span> inquit, <text:span text:style-name="Emphasis">ἐξ ἡλίου εἰς ἥλιον εἱστήκει ἀστραβέστερος τῶν πρέμνων.</text:span></text:p>
      <text:p text:style-name="Text_20_body">Temperantia quoque fuisse eum tanta traditum est, ut omnia fere vitae suae tempora valitudine inoffensa vixerit. </text:p>
      <text:p text:style-name="Text_20_body">In illius etiam pestilentiae vastitate quae in belli Peloponnensiaci principis Atheniensium civitatem internecivo genere morbi depopulata est, is parcendi moderandique rationibus dicitur et a voluptatum labe cavisse et salubritates corporis retinuisse, ut nequaquam fuerit communi omnium cladi obnoxius.</text:p>
      <text:h text:style-name="Heading_20_3" text:outline-level="3"><text:soft-page-break/>II</text:h>
      <text:h text:style-name="Heading_20_4" text:outline-level="4">Argument</text:h>
      <text:p text:style-name="Text_20_body">Quae ratio observatioque officiorum esse debeat inter patres filiosque in discumbendo sedendoque atque id genus rebus [domi] forisque, si filii magistratus sunt et patres privati; superque ea re Tauri philosophi dissertatio et exemplum ex historia Romana petitum.</text:p>
      <text:p text:style-name="Text_20_body">AD philosophum Taurum Athenas visendi cognoscendique eius gratia venerat V. C., praeses Cretae provinciae, et cum eo simul eiusdem praesidis pater. </text:p>
      <text:p text:style-name="Text_20_body">Taurus, sectatoribus commodum dimissis, sedebat pro cubiculi sui foribus et cum assistentibus nobis sermocinabatur. </text:p>
      <text:p text:style-name="Text_20_body">Introivit provinciae praeses et cum eo pater; </text:p>
      <text:p text:style-name="Text_20_body">assurrexit placide Taurus et post mutuam salutationem resedit. </text:p>
      <text:p text:style-name="Text_20_body">Allata [mox] una sella est, quae in [promptu] erat, atque dum aliae [promebantur], apposita est. Invitavit Taurus patrem [praesidis] uti sederet.</text:p>
      <text:p text:style-name="Text_20_body">Ad quae ille ait: ‘Sedeat hic potius qui populi Romani magistratus est.’</text:p>
      <text:p text:style-name="Text_20_body">‘Absque praeiudicio,’ inquit Taurus, ‘tu interea sede, dum inspicimus [quaerimusque] utrum conveniat, tene potius sedere, qui pater es, an filium, qui magistratus est.’</text:p>
      <text:p text:style-name="Text_20_body">Et cum pater assedisset appositumque esset aliud filio quoque eius sedile, verba super ea re Taurus facit cum summa, dii boni, honorum atque officiorum [perpensatione].</text:p>
      <text:p text:style-name="Text_20_body">Eorum verborum sententia haec fuit: In publicis locis atque muneribus atque actionibus patrum iura, </text:p>
      <text:p text:style-name="Text_20_body">cum filiorum qui in magistratu sunt potestatibus collata, interquiescere paululum et conivere; sed cum extra rempublicam in [domestica] re atque vita sedeatur, ambuletur, in convivio quoque [familiari] discumbatur, tum inter filium magistratum et patrem privatum publicos honores cessare, naturales et genuinos exoriri.</text:p>
      <text:p text:style-name="Text_20_body">‘Hoc igitur,’ inquit, ‘quod ad me venistis, quod colloquimur nunc, quod de officiis disceptamus, privata actio est. Itaque utere apud me his honoribus prius, quibus domi quoque vestrae te uti priorem decet.’</text:p>
      <text:p text:style-name="Text_20_body">Haec atque alia in eandem sententiam Taurus graviter simul et comiter disseruit. </text:p>
      <text:p text:style-name="Text_20_body">Quid autem super [huiuscemodi] patris atque filii officio apud Claudium legerimus, non esse ab re visum est ut adscriberemus.</text:p>
      <text:p text:style-name="Text_20_body">Posuimus igitur verba ipsa Quadrigarii ex <text:span text:style-name="Emphasis">Annali</text:span> eius sexto transscripta: ‘Deinde facti consules Ti. Sempronius Gracchus iterum, Q. Fabius Maximus, filius eius qui priore anno erat consul. Ei [consuli] pater proconsul obviam in equo vehens venit neque descendere voluit, quod pater erat, et quod inter eos sciebant maxima concordia convenire, lictores non ausi sunt descendere iubere. Ubi iuxta venit, tum consul ait: ‘Quid postea?’ ; lictor ille qui apparebat cito intellexit, Maximum <text:soft-page-break/>proconsulem descendere iussit. Fabius imperio paret et filium collaudavit, cum imperium, quod populi esset, retineret.’</text:p>
      <text:h text:style-name="Heading_20_3" text:outline-level="3">III</text:h>
      <text:h text:style-name="Heading_20_4" text:outline-level="4">Argument</text:h>
      <text:p text:style-name="Text_20_body">Qua ratione verbis quibusdam vocabulisque veteres [immiserint] <text:span text:style-name="Emphasis">h</text:span> litterae spiritum.</text:p>
      <text:p text:style-name="Text_20_body">H LITTERAM, sive illam spiritum magis quam litteram dici oportet, inserebant [eam] veteres nostri plerisque vocibus [verborum] firmandis roborandisque, ut sonus earum esset viridior vegetiorque; atque id videntur fecisse studio et exemplo linguae Atticae.</text:p>
      <text:p text:style-name="Text_20_body">Satis notum est Atticos <text:span text:style-name="Emphasis">ἱχθὺν</text:span> et <text:span text:style-name="Emphasis">ἵππον</text:span> et multa itidem alia contra morem gentium Graeciae ceterarum inspirantis prime litterae dixisse.</text:p>
      <text:p text:style-name="Text_20_body">Sic ‘lachrumas,’ sic ‘sepulcrum,’ sic ‘ahenum,’ sic ‘vehemens,’ sic ‘incohare,’ sic ‘helluari,’ sic ‘halucinari,’ sic ‘honera,’ sic ‘honustum’ dixerunt.</text:p>
      <text:p text:style-name="Text_20_body">In his enim verbis omnibus litterae seu spiritus istius nulla ratio visa est, nisi ut firmitas et vigor vocis quasi quibusdam nervis additis intenderetur.</text:p>
      <text:p text:style-name="Text_20_body">Sed quoniam ‘aheni’ quoque exemplo usi sumus, venit nobis in memoriam Fidum Optatum, multi nominis Romae grammaticum, ostendisse mihi librum <text:span text:style-name="Emphasis">Aeneidos</text:span> secundum mirandae vetustatis, emptum in Sigillariis viginti aureis, [quem] ipsius Vergili fuisse</text:p>
      <text:p text:style-name="Text_20_body">credebatur. In quo duo isti versus cum ita scripti forent: </text:p>
      <text:p text:style-name="Text_20_body">additam supra vidimus <text:span text:style-name="Emphasis">h</text:span> litteram et ‘ahena’ factum.</text:p>
      <text:p text:style-name="Text_20_body">Sic in illo quoque Vergili versu in optimis libris [scriptum] invenimus:</text:p>
      <text:h text:style-name="Heading_20_3" text:outline-level="3">IV</text:h>
      <text:h text:style-name="Heading_20_4" text:outline-level="4">Argument</text:h>
      <text:p text:style-name="Text_20_body">Quam ob causam Gavius Bassus genus quoddam iudicii ‘divinationem’ appellari scripserit; et quam alii causam esse eiusdem vocabuli dixerint. </text:p>
      <text:p text:style-name="Text_20_body">CUM de constituendo accusatore quaeritur iudiciumque super ea re redditur cuinam potissimum ex duobus pluribusque accusatio subscriptiove in reum permittatur, ea res atque iudicum cognitio ‘divinatio’ appellatur.</text:p>
      <text:p text:style-name="Text_20_body">Id vocabulum quam ob causam ita factum sit, quaeri solet.</text:p>
      <text:p text:style-name="Text_20_body">Gavius Bassus in tertio librorum, quos <text:span text:style-name="Emphasis">De Origine [vocabulorum]</text:span> composuit, ‘Divinatio,’ inquit, ‘iudicium appellatur, quoniam divinet quodammodo iudex oportet quam sententiam sese ferre par sit.’</text:p>
      <text:p text:style-name="Text_20_body"><text:soft-page-break/>Nimis quidem est in verbis Gavi Bassi ratio inperfecta vel magis inops et ieiuna. </text:p>
      <text:p text:style-name="Text_20_body">Sed videtur tamen significare velle idcirco dici ‘divinationem,’ quod in aliis</text:p>
      <text:p text:style-name="Text_20_body">quidem causis iudex ea quae didicit quaeque argumentis vel testibus demonstrata sunt sequi solet, in hac autem re, cum eligendus accusator est, parva admodum et exilia sunt quibus moveri iudex possit, et propterea quinam magis ad accusandum idoneus sit quasi divinandum est.</text:p>
      <text:p text:style-name="Text_20_body">Haec Bassus. Sed alii quidam ‘divinationem’ esse appellatam putant quoniam, cum accusator et reus duae res quasi cognatae coniunctaeque sint neque utra sine altera constare possit, in hoc tamen genere causae reus quidem iam est, sed accusator nondum est, et idcirco quod adhuc usque deest et latet divinatione supplendum est, quisnam sit accusator futurus.</text:p>
      <text:h text:style-name="Heading_20_3" text:outline-level="3">V</text:h>
      <text:h text:style-name="Heading_20_4" text:outline-level="4">Argument</text:h>
      <text:p text:style-name="Text_20_body">Quam lepide signateque dixerit Favorinus philosophus quid intersit inter Platonis et Lysiae orationem.</text:p>
      <text:p text:style-name="Text_20_body">FAVORINUS de Lysia et Platone solitus dicere est: ‘Si ex Platonis,’ inquit, ‘oratione verbum aliquod demas mutesve atque id [commodatissime] facias, de [elegantia] tamen detraxeris; si ex Lysiae, de sententia.’</text:p>
      <text:h text:style-name="Heading_20_3" text:outline-level="3">VI</text:h>
      <text:h text:style-name="Heading_20_4" text:outline-level="4">Argument</text:h>
      <text:p text:style-name="Text_20_body">Quibus verbis ignaviter et abiecte Vergilius usus esse dicatur; et quid his qui improbe id dicunt respondeatur.</text:p>
      <text:p text:style-name="Text_20_body">NONNULLI grammatici aetatis superioris, in quibus est Cornutus Annaeus, haut sane indocti neque </text:p>
      <text:p text:style-name="Text_20_body">ignobiles, qui commentaria in Vergilium composuerunt, reprehendunt quasi incuriose et abiecte verbum positum in his versibus:</text:p>
      <text:p text:style-name="Text_20_body">‘vexasse’ enim putant verbum esse leve et tenuis ac parvi incommodi, nec tantae atrocitati congruere, cum homines repente a belua immanissima rapti laniatique sint.</text:p>
      <text:p text:style-name="Text_20_body">Item aliud huiuscemodi reprehendunt: </text:p>
      <text:p text:style-name="Text_20_body">‘Inlaudati’ parum idoneum verbum esse dicunt, neque id satis esse ad faciendam scelerati hominis detestationem, qui, quod hospites omnium gentium immolare solitus fuit, non laude indignus, sed detestatione execrationeque totius generis humani dignus esset.</text:p>
      <text:p text:style-name="Text_20_body">Item aliud verbum culpaverunt: </text:p>
      <text:p text:style-name="Text_20_body">tamquam si non convenerit dicere ‘auro squalentem,’ quoniam nitoribus splendoribusque auri squaloris inluvies sit contraria.</text:p>
      <text:p text:style-name="Text_20_body"><text:soft-page-break/>Sed de verbo ‘vexasse’ ita responderi posse credo: ‘Vexasse’ grave verbum est factumque ab eo videtur,</text:p>
      <text:p text:style-name="Text_20_body">quod est ‘vehere,’ in quo inest vis iam quaedam alieni arbitrii; non enim sui potens est, qui vehitur. ‘Vexare’ autem, quod ex eo inclinatum est, vi atque motu procul dubio vastiorest. Nam qui fertur et rapsatur atque huc atque illuc distrahitur, is ‘vexari’ proprie dicitur, sicuti ‘taxare’ pressius crebriusque est quam ‘tangere,’ unde id procul dubio inclinatum est, et ‘iactare’ multo fusius largiusque est quam ‘iacere,’ unde id verbum traductum est, et ‘quassare’ quam ‘quatere’ gravius violentiusque est.</text:p>
      <text:p text:style-name="Text_20_body">Non igitur, quia vulgo dici solet ‘(vexatum esse’ quem fumo aut vento aut pulvere, propterea debet vis vera atque natura verbi deperire, quae a veteribus, qui proprie atque signate locuti sunt, ita ut decuit, conservata est.</text:p>
      <text:p text:style-name="Text_20_body">M. Catonis verba sunt ex oratione quam <text:span text:style-name="Emphasis">De Achaeis</text:span> scripsit: ‘Cumque Hannibal terram Italiam laceraret atque vexaret’; ‘vexatam’ Italiam dixit Cato ab Hannibale, quando nullum calamitatis aut saevitiae aut immanitatis genus reperiri queat quod in eo tempore Italia non perpessa sit; M. Tullius <text:span text:style-name="Emphasis">IV.</text:span></text:p>
      <text:p text:style-name="Text_20_body"><text:span text:style-name="Emphasis">In Verrem:</text:span> ‘Quae ab isto sic spoliata atque direpta est, non ut ab hoste aliquo, qui tamen in bello religionem et consuetudinis iura retineret, sed ut a barbaris praedonibus vexata esse videatur.’</text:p>
      <text:p text:style-name="Text_20_body">De ‘inlaudato’ autem duo videntur responderi posse. Unum est eiusmodi: Nemo quisquam [tam]</text:p>
      <text:p text:style-name="Text_20_body">efflictis est moribus quin faciat aut dicat nonnumquam aliquid quod laudari queat. Unde hic antiquissimus versus vice proverbii celebratus est:</text:p>
      <text:p text:style-name="Text_20_body">Sed enim qui omni in re atque omni tempore laude omni vacat, is ‘inlaudatus’ est isque omnium pessimus deterrimusque est, sicuti omnis culpae privatio ‘inculpatum’ facit. ‘Inculpatus’ autem instar est absolutae virtutis; ‘inlaudatus’ quoque igitur <text:s/>finis est extremae malitiae. Itaque Homerus non virtutibus appellandis, sed vitiis detrahendis laudare ampliter solet. Hoc enim est: <text:span text:style-name="Emphasis">τὼ δʼ οὐκ ἄκοντε πετέσθην,</text:span> et item illud:</text:p>
      <text:p text:style-name="Text_20_body">Epicurus quoque simili modo maximam voluptatem privationem detractionemque omnis doloris definivit his verbis: <text:span text:style-name="Emphasis">Ὅρος τοῦ μεγέθους τῶν ἡδονῶν ἡ παντὸς</text:span> <text:span text:style-name="tei_5f_inlineNote"><text:span text:style-name="Emphasis">παντός,</text:span></text:span><text:span text:style-name="tei_5f_inlineNote"> </text:span><text:span text:style-name="tei_5f_inlineNote"><text:span text:style-name="Emphasis">Macr</text:span></text:span><text:span text:style-name="tei_5f_inlineNote">.; </text:span><text:span text:style-name="tei_5f_inlineNote"><text:span text:style-name="Emphasis">omitted by</text:span></text:span><text:span text:style-name="tei_5f_inlineNote"> </text:span><text:span text:style-name="tei_5f_inlineNote"><text:span text:style-name="Emphasis">ω</text:span></text:span><text:span text:style-name="tei_5f_inlineNote">.] </text:span><text:span text:style-name="Emphasis">τοῦ ἀλγοῦντος ὑπεξαίρεσις.</text:span></text:p>
      <text:p text:style-name="Text_20_body">Eadem ratione idem Vergilius ‘inamabilem’ dixit Stygiam paludem.</text:p>
      <text:p text:style-name="Text_20_body">Nam sicut ‘inlaudatum’ <text:span text:style-name="Emphasis">κατὰ στέρησιν</text:span> laudis, ita ‘inamabilem’</text:p>
      <text:p text:style-name="Text_20_body"><text:span text:style-name="Emphasis">κατὰ</text:span> amoris <text:span text:style-name="Emphasis">στέρησιν</text:span> detestatus est. Altero modo ‘inlaudatus’ ita defenditur:</text:p>
      <text:p text:style-name="Text_20_body">‘Laudare’ significat prisca lingua nominare appellareque. Sic in actionibus civilibus auctor, ‘laudari’ dicitur, quod est nominari.</text:p>
      <text:p text:style-name="Text_20_body">Is ‘inlaudatus’ autem est,</text:p>
      <text:p text:style-name="Text_20_body">quasi inlaudabilis, qui neque mentione aut memoria ulla dignus neque umquam nominandus est, </text:p>
      <text:p text:style-name="Text_20_body"><text:soft-page-break/>sicuti quondam a communi consilio Asiae decretum est uti nomen eius qui templum Dianae Ephesi incenderat ne quis ullo in tempore nominaret.</text:p>
      <text:p text:style-name="Text_20_body">Tertium restat ex is quae reprehensa sunt, quod ‘tunicam squalentem auro’ dixit.</text:p>
      <text:p text:style-name="Text_20_body">Id autem significat copiam densitatemque auri in squamarum speciem intexti. ‘Squalere’ enim dictum a squamarum crebritate asperitateque, quae in serpentium pisciumve coriis visuntur.</text:p>
      <text:p text:style-name="Text_20_body">Quam rem et alii et hic quidem poeta locis aliquot demonstrat: </text:p>
      <text:p text:style-name="Text_20_body">et alio loco: </text:p>
      <text:p text:style-name="Text_20_body">Accius in <text:span text:style-name="Emphasis">Pelopidis</text:span> ita scribit:</text:p>
      <text:p text:style-name="Text_20_body">Quicquid igitur nimis inculcatum obsitumque aliqua re erat, ut incuteret visentibus facie nova horrorem, id ‘squalere’ dicebatur.</text:p>
      <text:p text:style-name="Text_20_body">Sic in corporibus incultis squamosisque alta congeries sordium ‘squalor’ appellabatur. Cuius significationis multo assiduoque usu totum id verbum ita contaminatum est, ut iam ‘squalor’ de re alia nulla quam de solis inquinamentis dici coeperit.</text:p>
      <text:h text:style-name="Heading_20_3" text:outline-level="3">VII</text:h>
      <text:h text:style-name="Heading_20_4" text:outline-level="4">Argument</text:h>
      <text:p text:style-name="Text_20_body">De officio erga patres liberorum; deque ea re ex [philosophiae] libris, in quibus scriptum [quaesitumque] est an omnibus patris iussis obsequendum sit.</text:p>
      <text:p text:style-name="Text_20_body">QUAERI solitum est in philosophorum disceptatio nibus, an semper inque omnibus iussis patri parendum sit. </text:p>
      <text:p text:style-name="Text_20_body">Super ea re Graeci nostrique, qui <text:span text:style-name="Emphasis">De Officiis</text:span> scripserunt, tres sententias esse quae spectandae considerandaeque sint tradiderunt easque subtilissime diiudicarunt.</text:p>
      <text:p text:style-name="Text_20_body">Earum una est: omnia quae pater imperat parendum; </text:p>
      <text:p text:style-name="Text_20_body">altera est: in quibusdam parendum,</text:p>
      <text:p text:style-name="Text_20_body">quibusdam non obsequendum; tertia est: nihil necesse esse patri obsequi et parere. </text:p>
      <text:p text:style-name="Text_20_body">Haec sententia quoniam primore aspectu nimis infamis est, super ea prius quae dicta sunt dicemus. ‘Aut recte,’ inquiunt, ‘imperat pater aut perperam.’</text:p>
      <text:p text:style-name="Text_20_body">‘Si recte imperat, non quia imperat parendum, sed quoniam id fieri ius est; si perperam, nequaquam scilicet faciendum quod fieri non oportet.’</text:p>
      <text:p text:style-name="Text_20_body">Deinde ita concludunt: ‘Numquam igitur est patri parendum quae imperat.’</text:p>
      <text:p text:style-name="Text_20_body">Set neque istam sententiam probari accepimus—argutiola quippe haec, sicuti mox </text:p>
      <text:p text:style-name="Text_20_body"><text:soft-page-break/>ostendemus, frivola et inanis est—neque autem illa quam primo in loco diximus vera et proba videri potest, omnia esse quae pater iusserit parendum. Quid enim? </text:p>
      <text:p text:style-name="Text_20_body">si proditionem patriae, si matris necem, si alia quaedam imperabit turpia aut impia?</text:p>
      <text:p text:style-name="Text_20_body">Media </text:p>
      <text:p text:style-name="Text_20_body">igitur sententia optima atque tutissima visa est, quaedam esse parendum, quaedam non obsequendum. </text:p>
      <text:p text:style-name="Text_20_body">Sed ea tamen, quae obsequi non oportet, leniter et verecunde ac sine detestatione nimia sineque obprobratione acerba reprehensionis declinanda sensim et relinquenda esse dicunt quam respuenda.</text:p>
      <text:p text:style-name="Text_20_body">Conclusio vero illa qua colligitur, sicuti supra dictum est, nihil patri parendum, inperfecta est refutarique ac dilui sic potest: </text:p>
      <text:p text:style-name="Text_20_body">Omnia, quae in rebus humanis fiunt, ita ut docti censuerunt, aut honesta sunt aut turpia. </text:p>
      <text:p text:style-name="Text_20_body">Quae sua vi recta aut honesta sunt, ut fidem colere, patriam defendere, ut amicos diligere, ea fieri oportet, sive imperet pater sive non imperet; </text:p>
      <text:p text:style-name="Text_20_body">sed quae his contraria quaeque turpia, omnino iniqua sunt, ea ne si imperet quidem. </text:p>
      <text:p text:style-name="Text_20_body">Quae vero in medio sunt et a Graecis tum, <text:span text:style-name="Emphasis">μέσα</text:span> tum <text:span text:style-name="Emphasis">ἀδιάφορα</text:span> appellantur, ut in militiam ire, rus colere, honores capessere, causas defendere, uxorem ducere, ut iussum proficisci, ut accersitum venire, quoniam et haec et his similia per sese ipsa neque honesta sunt neque turpia, sed proinde ut a nobis aguntur, ita ipsis actionibus aut probanda fiunt aut reprehendenda: propterea in eiusmodi omnium rerum generibus patri parendum esse censent, veluti si uxorem ducere imperet aut causas pro reis dicere.</text:p>
      <text:p text:style-name="Text_20_body">Quod enim utrumque in genere ipso per sese neque honestum neque turpe est, idcirco, si pater iubeat, obsequendum est. </text:p>
      <text:p text:style-name="Text_20_body">Sed enim si imperet uxorem ducere infamem, </text:p>
      <text:p text:style-name="Text_20_body">propudiosam, criminosam, aut pro reo Catilina aliquo aut Tubulo aut P. Clodio causam dicere, non scilicet parendum, quoniam accedente aliquo turpitudinis numero desinunt esse per sese haec media atque indifferentia. </text:p>
      <text:p text:style-name="Text_20_body">Non ergo integra est propositio dicentium ‘aut honesta sunt, quae imperat pater, aut turpia,’ neque <text:span text:style-name="Emphasis">ὑγιὲς</text:span> et <text:span text:style-name="Emphasis">νόμιμον διεζευγμένον</text:span> videri potest. Deest enim diiunctioni isti tertium: ‘aut neque honesta sunt neque turpia.’ Quod si additur, non potest ita concludi: ‘numquam est igitur patri parendum.’</text:p>
      <text:h text:style-name="Heading_20_3" text:outline-level="3">VIII</text:h>
      <text:h text:style-name="Heading_20_4" text:outline-level="4">Argument</text:h>
      <text:p text:style-name="Text_20_body">Quod parum aequa reprehensio Epicuri a Plutarcho facta sit in synlogismi disciplina.</text:p>
      <text:p text:style-name="Text_20_body">[Plutarchus], secundo librorum quos <text:span text:style-name="Emphasis">De Homero</text:span> composuit, inperfecte atque praepostere atque <text:soft-page-break/>inscite synlogismo esse usum Epicurum dicit verbaque ipsa Epicuri ponit: <text:span text:style-name="Emphasis">Ὁ θάνατος οὐδὲν πρὸς ἡμᾶ· τὸ</text:span> <text:span text:style-name="Emphasis">γὰρ διαλυθὲν</text:span> <text:span text:style-name="Emphasis">ἡμᾶς.</text:span></text:p>
      <text:p text:style-name="Text_20_body">‘Nam praetermisit,’ inquit, ‘quod in prima parte sumere debuit, <text:span text:style-name="Emphasis">τὸν θάνατον εἶναι ψυχῆς καὶ</text:span> <text:span text:style-name="Emphasis">σώματος διάλυσιν,</text:span> tum deinde eodem ipso,’</text:p>
      <text:p text:style-name="Text_20_body">‘quod omiserat, quasi posito concessoque ad confirmandum aliud utitur.’</text:p>
      <text:p text:style-name="Text_20_body">‘Progredi autem hic,’ inquit, ‘synlogismus, nisi illo prius posito, non potest.’</text:p>
      <text:p text:style-name="Text_20_body">Vere hoc quidem Plutarchus de forma atque ordine synlogismi scripsit. Nam si, ut in disciplinis traditur, ita colligere et ratiocinari velis, sic dici oportet: <text:span text:style-name="Emphasis">Ὁ θάνατος ψυχῆς καὶ σώματος διάλυσις·</text:span> <text:span text:style-name="Emphasis">τὸ δὲ διαλυθὲν ἀναισθητεῖ· τὸ δὲ ἀναισθητοῦ οὑδὲν πρὸς</text:span> <text:span text:style-name="Emphasis">ἡμᾶς.</text:span></text:p>
      <text:p text:style-name="Text_20_body">Sed Epicurus, cuiusmodi homost, non inscitia </text:p>
      <text:p text:style-name="Text_20_body">videtur partem istam synlogismi praetermisisse, neque id ei negotium fuit, synlogismum tamquam in scholis philosophorum cum suis numeris omnibus et cum suis finibus dicere, sed profecto, quia separatio animi et corporis in morte evidens est, non est ratus necessariam esse eius admonitionem, </text:p>
      <text:p text:style-name="Text_20_body">quod omnibus prosus erat obvium. Sicuti etiam, quod coniunctionem synlogismi non in fine posuit, set in principio; nam id quoque non inperite factum, quis non videt?</text:p>
      <text:p text:style-name="Text_20_body">Aput Platonem quoque multis in locis reperias synlogismos, repudiate conversoque ordine isto qui in docendo traditur, cum eleganti quadam reprehensionis contemptione positos esse.</text:p>
      <text:h text:style-name="Heading_20_3" text:outline-level="3">IX</text:h>
      <text:h text:style-name="Heading_20_4" text:outline-level="4">Argument</text:h>
      <text:p text:style-name="Text_20_body">Quod idem Plutarchus evidenti calumnia verbum ab Epicuro dictum insectatus sit.</text:p>
      <text:p text:style-name="Text_20_body">IN eodem libro idem Plutarchus eundem Epicurum reprehendit, quod verbo usus sit parum proprio et alienae significationis. </text:p>
      <text:p text:style-name="Text_20_body">Ita enim scripsit Epicurus: <text:span text:style-name="Emphasis">Ὅρος τοῦ μεγέθους τῶν ἡδονῶν ἡ παντὸς τοῦ ἀλγοῦντος</text:span> <text:span text:style-name="Emphasis">ὑπεξαίρεσις.</text:span> ‘Non,’ inquit, ‘<text:span text:style-name="Emphasis">παντὸς τοῦ ἀλγοῦντος,</text:span> sed <text:span text:style-name="Emphasis">παντὸς τοῦ ἀλγεινοῦ</text:span> dicere oportuit;’</text:p>
      <text:p text:style-name="Text_20_body">‘detractio enim significandi est doloris, non,’ inquit, ‘dolentis.’</text:p>
      <text:p text:style-name="Text_20_body">Nimis minute ac prope etiam subfrigide Plutarchus </text:p>
      <text:p text:style-name="Text_20_body">in Epicuro accusando <text:span text:style-name="Emphasis">λεξιθηρεῖ</text:span> Has enim curas vocum [verborumque] elegantias non modo non sectatur Epicurus, sed etiam insectatur.</text:p>
      <text:h text:style-name="Heading_20_3" text:outline-level="3"><text:soft-page-break/>X</text:h>
      <text:h text:style-name="Heading_20_4" text:outline-level="4">Argument</text:h>
      <text:p text:style-name="Text_20_body">Quid sint favisae Capitolinae; et quid super eo verbo M. Varro Servio Sulpicio quaerenti rescripserit.</text:p>
      <text:p text:style-name="Text_20_body">SERVIUS SULPICIUS, [iuris] civilis auctor, vir bene litteratus, scripsit ad M. Varronem rogavitque ut rescriberet quid significaret verbum quod in censoriis libris scriptum esset. Id erat verbum ‘favisae Capitolinae.’</text:p>
      <text:p text:style-name="Text_20_body">Varro rescripsit in [memoria] sibi esse quod Q. Catulus curator restituendi Capitolii dixisset, voluisse se aream Capitolinam deprimere, ut pluribus gradibus in aedem conscenderetur suggestusque pro fastigii magnitudine altior fieret, sed facere id non quisse, quoniam ‘favisae’ impedissent.</text:p>
      <text:p text:style-name="Text_20_body">Id esse cellas quasdam et cisternas quae in area sub </text:p>
      <text:p text:style-name="Text_20_body">terra essent, ubi reponi solerent signa vetera quae ex eo templo collapsa essent, et alia quaedam religiosa e donis consecratis. Ac deinde eadem epistula negat quidem se in litteris invenisse cur ‘favisae’ dictae sint, sed Q. Valerium Soranum solitum dicere ait, quos ‘thesauros’ Graeco nomine appellaremus, priscos Latinos ‘flavisas’ dixisse, quod in eos non rude aes argentumque, sed flata signataque pecunia conderetur.</text:p>
      <text:p text:style-name="Text_20_body">Coniectare igitur se detractam esse ex eo verbo secundam litteram et ‘favisas’ esse dictas cellas quasdam et specus, quibus aeditui Capitolii uterentur ad custodiendas res veteres religiosas.</text:p>
      <text:h text:style-name="Heading_20_3" text:outline-level="3">XI</text:h>
      <text:h text:style-name="Heading_20_4" text:outline-level="4">Argument</text:h>
      <text:p text:style-name="Text_20_body">De Sicinio Dentato egregio bellatore multa memoratu digna.</text:p>
      <text:p text:style-name="Text_20_body">L. SICINIUM DENTATUM, qui tribunus plebi fuit Sp. Tarpeio, A. Aternio consulibus, scriptum est in libris annalibus plus quam credi [debeat] strenuum bellatorem fuisse nomenque ei factum ob ingentem fortitudinem appellatumque esse Achillem Romanum.</text:p>
      <text:p text:style-name="Text_20_body">Is pugnasse in hostem dicitur centum et viginti proeliis, cicatricem aversam nullam, adversas quinque et quadraginta tulisse, coronis donatus esse aureis </text:p>
      <text:p text:style-name="Text_20_body">octo, obsidionali una, muralibus tribus, civicis quattuordecim, torquibus tribus et octoginta, armillis plus centum sexaginta, hastis duodeviginti; phaleris item donatus est quinquies viciesque; </text:p>
      <text:p text:style-name="Text_20_body">spolia militaria habuit multiiuga,</text:p>
      <text:p text:style-name="Text_20_body">in his provocatoria pleraque; triumphavit cum imperatoribus suis triumphos novem.</text:p>
      <text:h text:style-name="Heading_20_3" text:outline-level="3"><text:soft-page-break/>XII</text:h>
      <text:h text:style-name="Heading_20_4" text:outline-level="4">Argument</text:h>
      <text:p text:style-name="Text_20_body">Considerata perpensaque lex quaedam Solonis, species habens [primorem] iniquae iniustaeque legis, sed ad usum et emolumentum salubritatis penitus reperta.</text:p>
      <text:p text:style-name="Text_20_body">IN legibus Solonis illis antiquissimis quae Athenis axibus ligneis incisae sunt quasque latas ab eo Athenienses, ut sempiternae manerent, poenis et religionibus sanxerunt, legem esse Aristoteles refert scriptam ad hanc sententiam: ‘Si ob discordiam dissensionemque seditio atque discessio populi in duas partes fiet et ob [eam] causam irritatis animis utrimque arma capientur pugnabiturque, tum qui in eo tempore in eoque casu civilis discordiae non alterutrae parti sese adiunxerit, sed solitarius separatusque a communi malo civitatis secesserit, is [domo], patria fortunisque omnibus careto, exul extorrisque esto.’</text:p>
      <text:p text:style-name="Text_20_body">Cum hanc legem Solonis, singulari sapientia praediti, legissemus, tenuit nos gravis quaedam in principio admiratio, requirens quam ob causam dignos esse poena existimaverit, qui se procul a seditione et civili pugna removissent. </text:p>
      <text:p text:style-name="Text_20_body">Tum, qui penitus atque alte usum ac sententiam legis introspexerant, non ad augendam, sed ad desinendam seditionem legem [hanc] esse dicebant.</text:p>
      <text:p text:style-name="Text_20_body">Et res prorsum se sic habent. Nam si boni omnes, qui in principio coercendae seditioni impares fuerint, populum percitum et amentem non deseruerint, ad alterutram partem dividi sese adiunxerint, tum eveniet, ut cum socii partis seorsum utriusque fuerint eaeque partes ab his, ut maioris auctoritatis viris, temperari ac regi coeperint, concordia per eos potissimum restitui conciliarique possit, dum et suos, apud quos sunt, regunt atque mitificant et [aduersarios] sanatos magis cupiunt quam perditos.</text:p>
      <text:p text:style-name="Text_20_body">Hoc idem Favorinus philosophus inter fratres quoque aut amicos dissidentis oportere fieri censebat, ut qui in medio sunt utriusque partis benivoli, si in concordia adnitenda parum auctoritatis quasi ambigui amici habuerint, tum alteri in alteram partem discedant ac per id meritum viam sibi ad utriusque concordiam muniant. </text:p>
      <text:p text:style-name="Text_20_body">‘Nunc autem plerique,’ inquit, ‘partis utriusque amici, quasi probe faciant, duos litigantes destituunt et relinquunt deduntque eos advocatis malivolis aut avaris, qui lites animasque eorum inflamment aut odii studio aut lucri.’</text:p>
      <text:h text:style-name="Heading_20_3" text:outline-level="3">XIII</text:h>
      <text:h text:style-name="Heading_20_4" text:outline-level="4">Argument</text:h>
      <text:p text:style-name="Text_20_body">Liberos in multitudinis numero etiam unum filium filiamve veteres dixisse.</text:p>
      <text:p text:style-name="Text_20_body">ANTIQUI oratores historiaeque aut carminum scriptores etiam unum filium filiamve ‘liberos’ multitudinis numero appellarunt.</text:p>
      <text:p text:style-name="Text_20_body">Idque nos, cum in complurium veterum libris scriptum aliquotiens [aduerterimus], nunc quoque in libro Sempronii Asellionis <text:span text:style-name="Emphasis">Rerum Gestarum</text:span> quinto ita esse positum offendimus.</text:p>
      <text:p text:style-name="Text_20_body"><text:soft-page-break/>Is Asellio sub P. Scipione Africano tribunus militum ad Numantiam fuit resque eas quibus gerendis ipse interfuit conscripsit.</text:p>
      <text:p text:style-name="Text_20_body">Eius verba de Tiberio Graccho, tribuno pl., quo in tempore interfectus in Capitolio est, haec sunt: ‘Nam Gracchus domo cum proficiscebatur, numquam minus terna aut quaterna milia hominum sequebantur.’</text:p>
      <text:p text:style-name="Text_20_body">Atque inde infra de eodem Graccho ita scripsit: ‘Orare coepit id quidem, ut se defenderent liberosque suos, eumque quem virile secus tum in eo tempore habebat produci iussit populoque commendavit prope flens.’</text:p>
      <text:h text:style-name="Heading_20_3" text:outline-level="3">XIV</text:h>
      <text:h text:style-name="Heading_20_4" text:outline-level="4">Argument</text:h>
      <text:p text:style-name="Text_20_body">Quod M. Cato, in libro qui inscriptus est <text:span text:style-name="Emphasis">Contra Tiberium Exulem,</text:span> ‘stitisses vadimonium’ per i litteram dicit, non ‘stetisses’ ; eiusque verbi ratio reddita.</text:p>
      <text:p text:style-name="Text_20_body">IN libro vetere M. Catonis, qui inscribitur <text:span text:style-name="Emphasis">Contra [Tiberium] Exulem</text:span>, scriptum sic erat: ‘Quid si vadimonium capite obvoluto stitisses?’</text:p>
      <text:p text:style-name="Text_20_body">Recte quidem ille ‘stitisses’ scripsit; sed falsa et audaci emendatione editores <text:span text:style-name="tei_5f_inlineNote">emendatores, </text:span><text:span text:style-name="tei_5f_inlineNote"><text:span text:style-name="Emphasis">MSS.</text:span></text:span><text:span text:style-name="tei_5f_inlineNote">] </text:span>‘e’ scripto per libros ‘stetisses’ fecerunt, tamquam ‘stitisses’ vanum et nihili verbum esset.</text:p>
      <text:p text:style-name="Text_20_body">Quin potius ipsi nequam et nihili sunt, qui ignorant ‘stitisses’ dictum a Catone, quoniam ‘sisteretur’ vadimonium, non ‘staretur.’</text:p>
      <text:h text:style-name="Heading_20_3" text:outline-level="3">XV</text:h>
      <text:h text:style-name="Heading_20_4" text:outline-level="4">Argument</text:h>
      <text:p text:style-name="Text_20_body">Quod antiquitus aetati senectae potissimum habiti sint ampli honores; et cur postea ad maritos et ad patres idem isti honores delati sint; atque ibi de capite quaedam legis Iuliae septimo.</text:p>
      <text:p text:style-name="Text_20_body">APUD antiquissimos Romanorum neque generi neque pecuniae praestantior honos tribui quam aetati solitus, maioresque natu a minoribus colebantur ad deum prope et parentum vicem atque omni in loco inque omni specie honoris priores potioresque habiti. </text:p>
      <text:p text:style-name="Text_20_body">A convivio quoque, ut scriptum in antiquitatibus est, seniores a iunioribus domum deducebantur, eumque morem accepisse Romanos a Lacedaemoniis traditum est, apud quos Lycurgi legibus maior omnium rerum honos aetati maiori habebatur.</text:p>
      <text:p text:style-name="Text_20_body">Sed postquam suboles civitati necessaria visa est et ad prolem populi frequentandam praemiis atque invitamentis usus fuit, tum antelati quibusdam in rebus qui uxorem quique liberos haberent senioribus </text:p>
      <text:p text:style-name="Text_20_body">neque liberos neque uxores habentibus. </text:p>
      <text:p text:style-name="Text_20_body">Sicuti kapite VII. legis [Iuliae] priori ex consulibus fasces sumendi potestas fit, non qui pluris annos <text:soft-page-break/>natus est, sed qui pluris liberos quam collega aut in sua potestate habet aut bello amisit.</text:p>
      <text:p text:style-name="Text_20_body">Sed si par utrique numerus liberorum est, maritus aut qui in numero maritorum est praefertur; </text:p>
      <text:p text:style-name="Text_20_body">si vero ambo et mariti et patres totidem liberorum sunt, tum ille pristinus honos instauratur et qui maior natu est prior fasces sumit. </text:p>
      <text:p text:style-name="Text_20_body">Super his autem, qui aut caelibes ambo sunt et parem numerum filiorum habent aut mariti sunt et liberos non habent, nihil scriptum in ea lege de aetate est.</text:p>
      <text:p text:style-name="Text_20_body">Solitos tamen audio, qui lege potiores essent fasces primi mensis collegis concedere aut longe aetate prioribus aut nobilioribus multo aut secundum consulatum ineuntibus.</text:p>
      <text:h text:style-name="Heading_20_3" text:outline-level="3">XVI</text:h>
      <text:h text:style-name="Heading_20_4" text:outline-level="4">Argument</text:h>
      <text:p text:style-name="Text_20_body">Quod Caesellius Vindex a Sulpicio Apollinari reprehensus est in sensus Vergiliani enarratione.</text:p>
      <text:p text:style-name="Text_20_body">Vergilii versus sunt e libro sexto: </text:p>
      <text:p text:style-name="Text_20_body">Videbantur haec nequaquam convenire: </text:p>
      <text:p text:style-name="Text_20_body">et: </text:p>
      <text:p text:style-name="Text_20_body">Nam si hic Silvius, ita ut in omnium ferme annalium monumentis scriptum est, post mortem Aeneae natus est ob eamque causam praenomen ei Postumo fuit, qua ratione subiectum est:</text:p>
      <text:p text:style-name="Text_20_body">Haec enim verba significare videri possunt, Aenea vivo ac iam sene, natum ei Silvium et educatum. </text:p>
      <text:p text:style-name="Text_20_body">Itaque hane sententiam esse verborum istorum Caesellius opinatus in <text:span text:style-name="Emphasis">Commentario Lectionum Antiquarum:</text:span> ‘Postuma,’ inquit, ‘proles non eum significat qui patre mortuo, sed qui postremo loco natus est, sicuti Silvius, qui Aenea iam sene tardo seroque partu est editus.’</text:p>
      <text:p text:style-name="Text_20_body">Sed huius historiae auctorem idoneum nullum nominat; </text:p>
      <text:p text:style-name="Text_20_body">Silvium autem post Aeneae mortem, sicuti diximus, natum esse multi tradiderunt.</text:p>
      <text:p text:style-name="Text_20_body">Idcirco Apollinaris Sulpicius, inter cetera in quis Caesellium [reprehendit], hoc quoque eius quasi</text:p>
      <text:p text:style-name="Text_20_body">erratum animadvertit errorisque istius hanc esse causam dixit, quod scriptum ita sit ‘quem tibi longaevo.’ ‘‘Longaevo’’ inquit, ‘non seni significat, hoc enim est contra historiae fidem, sed in longum iam aevum et perpetuum recepto immortalique facto.’</text:p>
      <text:p text:style-name="Text_20_body">‘Anchises enim, qui haec ad filium dicit, sciebat eum, cum hominum vita discessisset, immortalem atque indigetem futurum et longo perpetuoque aevo potiturum.’</text:p>
      <text:p text:style-name="Text_20_body">Hoc sane Apollinaris argute. Sed aliud tamen est ‘longum aevum,’ aliud ‘perpetuum,’ neque dii ‘longaevi’ appellantur, sed ‘inmortales.’</text:p>
      <text:h text:style-name="Heading_20_3" text:outline-level="3"><text:soft-page-break/>XVII</text:h>
      <text:h text:style-name="Heading_20_4" text:outline-level="4">Argument</text:h>
      <text:p text:style-name="Text_20_body">[Cuiusmodi] esse [naturam] quarundam praepositionum M. Cicero animadverterit; disceptatumque ibi super eo ipso quod Cicero observaverat.</text:p>
      <text:p text:style-name="Text_20_body">OBSERVATE curioseque animadvertit M. Tullius ‘in’ et ‘con’ praepositiones verbis aut vocabulis praepositas tunc produci atque protendi, cum litterae sequerentur quae primae sunt in ‘sapiente’ atque ‘felice,’ in alis autem omnibus correpte pronuntiari.</text:p>
      <text:p text:style-name="Text_20_body">Verba Ciceronis haec sunt: ‘Quid vero hoc elegantius, quod non fit natura, sed quodam instituto? ‘Indoctus’ dicimus brevi prima littera, ‘insanu.’ producta, ‘immanis’<text:span text:style-name="tei_5f_inlineNote"> </text:span>brevi, ‘infelix’ longa et, ne multis, quibus in verbis hae primae litterae sunt quae in ‘sapiente’ atque ‘felice,’ producte dicuntur, in ceteris omnibus breviter; itemque ‘conposuit,’ ‘consuevit,’ ‘concrepuit,’ ‘confecit.’ Consule veritatem, reprehendet; refer ad auris, probabunt; quaere cur ita sit? dicent iuvare. Voluptati autem aurium morigerari debet oratio.’</text:p>
      <text:p text:style-name="Text_20_body">Manifesta quidem ratio suavitatis est in his vocibus de quibus Cicero locutus est. Sed quid dicemus de praepositione ‘pro,’ quae, cum produci et corripi soleat, observationem hanc tamen M. Tullii aspernata est?</text:p>
      <text:p text:style-name="Text_20_body">Non enim semper producitur, cum sequitur ea littera quae prima est in verbo ‘fecit,’ quam Cicero hanc habere vim significat ut propter eam rem ‘in’ et ‘con’ praepositiones producantur.</text:p>
      <text:p text:style-name="Text_20_body">Nam ‘proficisci’ et ‘profugere’ et ‘profundere’ et ‘profanum’ et ‘[profestum]’ correpte dicimus, ‘proferre’ ‘autem et [profligare]’ et ‘proficere’ producte.</text:p>
      <text:p text:style-name="Text_20_body">Cur igitur ea littera, quam Cicero productionis causam facere observavit, non in omnibus consimilibus eandem vim aut rationis aut suavitatis tenet, sed aliam vocem produci facit, aliam corripi?</text:p>
      <text:p text:style-name="Text_20_body">Neque vero ‘con’ particula tum solum producitur, cum ea littera, de qua Cicero dixit, insequitur. Nam et Cato et Sallustius:</text:p>
      <text:p text:style-name="Text_20_body">‘faenoribus,’ inquiunt, ‘copertus est.’</text:p>
      <text:p text:style-name="Text_20_body">Praeterea ‘coligatus’ et ‘conexus’ producte dicitur.</text:p>
      <text:p text:style-name="Text_20_body">Sed tamen videri potest in his quae posui, ob [eam] causam particula haec produci, quoniam eliditur ex ea <text:span text:style-name="Emphasis">n</text:span> littera; nam detrimentum litterae productione syllabae compensatur.</text:p>
      <text:p text:style-name="Text_20_body">Quod quidem etiam in eo servatur, quod est ‘cogo’ ;</text:p>
      <text:p text:style-name="Text_20_body">neque repugnat quod </text:p>
      <text:p text:style-name="Text_20_body">‘coegi’ correpte dicimus; non enim salva id <text:span text:style-name="Emphasis">ἀναλογίᾳ</text:span> dicitur a verbo, quod est ‘cogo.’</text:p>
      <text:h text:style-name="Heading_20_3" text:outline-level="3"><text:soft-page-break/>XVIII</text:h>
      <text:h text:style-name="Heading_20_4" text:outline-level="4">Argument</text:h>
      <text:p text:style-name="Text_20_body">Quod Phaedon Socraticus servus fuit; quodque item alii complusculi servitutem servierunt.</text:p>
      <text:p text:style-name="Text_20_body">PHAEDON Elidensis ex cohorte illa Socratica fuit Socratique et Platoni per fuit familiaris. </text:p>
      <text:p text:style-name="Text_20_body">Eius nomini Plato librum illum divinum de immortalitate animae dedit. </text:p>
      <text:p text:style-name="Text_20_body">Is Phaedon servus fuit forma atque ingenio liberali et, ut quidam scripserunt, a lenone domino puer ad merendum coactus. </text:p>
      <text:p text:style-name="Text_20_body">Eum Cebes Socraticus hortante Socrate emisse dicitur habuisseque in philosophiae disciplinis. </text:p>
      <text:p text:style-name="Text_20_body">Atque is postea philosophus inlustris fuit sermonesque eius de Socrate admodum elegantes leguntur.</text:p>
      <text:p text:style-name="Text_20_body">Alii quoque non pauci servi fuerunt qui post philosophi clari extiterunt. </text:p>
      <text:p text:style-name="Text_20_body">Ex quibus ille Menippus fuit cuius libros M. Varro in [saturis] aemulatus est, quas alii ‘Cynicas,’ ipse appellat ‘Menippeas.’</text:p>
      <text:p text:style-name="Text_20_body">Sed et Theophrasti Peripatetici servus Pompylus et Zenonis Stoici servus, qui Persaeus vocatus est, et Epicuri, cui Mys nomen fuit, philosophi non incelebres vixerunt.</text:p>
      <text:p text:style-name="Text_20_body">Diogenes etiam Cynicus servitutem servivit. Sed is ex libertate in servitutem venum ierat. Quem cum emere vellet <text:span text:style-name="Emphasis">Ξενιθ́δης Κορίνθιος</text:span> et ecquid artificii novisset esset percontatus: ‘Novi,’ inquit Diogenes, ‘hominibus liberis imperare.’</text:p>
      <text:p text:style-name="Text_20_body">Tum <text:span text:style-name="Emphasis">Ξενιάδης</text:span> responsum eius demiratus emit et manu emisit filiosque suos ei tradens: ‘Accipe,’ inquit, ‘liberos meos quibus imperes.’</text:p>
      <text:p text:style-name="Text_20_body">De Epicteto autem philosopho nobili, quod is quoque servus fuit recentior est memoria quam ut scribi quasi oblitteratum debuerit.</text:p>
      <text:h text:style-name="Heading_20_3" text:outline-level="3">XIX</text:h>
      <text:h text:style-name="Heading_20_4" text:outline-level="4">Argument</text:h>
      <text:p text:style-name="Text_20_body">‘Rescire’ verbum quid sit; et quam habeat veram atque propriam significationem.</text:p>
      <text:p text:style-name="Text_20_body">VERBUM ‘rescire’ observavimus vim habere propriam quandam, non ex communi significatione ceterorum verborum quibus eadem praepositio imponitur; neque ut ‘rescribere,’ ‘relegere,’ ‘restituere’ […] substituere dicimus, itidem dicimus ‘rescire’ ;</text:p>
      <text:p text:style-name="Text_20_body">nam qui factum aliquod occultius aut inopinatum insperatumque cognoscit, is dicitur proprie ‘rescire.’</text:p>
      <text:p text:style-name="Text_20_body">Cur autem in hoc uno verbo ‘re’ particula huius sententiae vim habeat, equidem adhuc quaero.</text:p>
      <text:p text:style-name="Text_20_body"><text:soft-page-break/>Aliter enim dictum esse ‘rescivi’ aut ‘rescire’ apud eos qui diligenter locuti sunt, nondum invenimus quam super is rebus quae aut consulto consilio latuerint aut contra spem opinionemve usu venerint;</text:p>
      <text:p text:style-name="Text_20_body">quamquam ipsum ‘scire’ de omnibus communiter rebus dicatur vel adversis vel prosperis vel insperatis vel expectatis. Naevius in <text:span text:style-name="Emphasis">Triphallo</text:span> ita scripsit:</text:p>
      <text:p text:style-name="Text_20_body">Claudius Quadrigarius in primo <text:span text:style-name="Emphasis">Annali:</text:span> ‘Ea Lucani ubi resciverunt, sibi per fallacias verba data esse.’</text:p>
      <text:p text:style-name="Text_20_body">Item Quadrigarius in eodem libro in re tristi et inopinata verbo isto ita utitur: ‘<text:span text:style-name="Emphasis">Id</text:span> ubi rescierunt propinqui obsidum, quos Pontio traditos supra demonstravimus, eorum parentes [cum] propinquis capillo passo in viam provolarunt.’</text:p>
      <text:p text:style-name="Text_20_body">M. Cato in quarto <text:span text:style-name="Emphasis">[originum]:</text:span>‘Deinde dictator iubet postridie magistrum equitum arcessi: ‘mittam te, si vis, cum equitibus.’ ‘Sero est,’ inquit magister equitum, ‘iam rescivere.’’</text:p>
      <text:h text:style-name="Heading_20_3" text:outline-level="3">XX</text:h>
      <text:h text:style-name="Heading_20_4" text:outline-level="4">Argument</text:h>
      <text:p text:style-name="Text_20_body">Quae volgo dicuntur ‘vivaria,’ id vocabulum veteres non dixisse; et quid pro eo P. Scipio in oratione ad populum, quid postea M. Varro in [libris] <text:span text:style-name="Emphasis">De Re Rustica</text:span> dixerit.</text:p>
      <text:p text:style-name="Text_20_body">‘VIVARIA,’ quae nunc dicuntur saepta quaedam loca, in quibus ferae vivae pascuntur, M. Varro in libro <text:span text:style-name="Emphasis">De Re Rustica</text:span> III. dicit ‘leporaria’ appellari. Verba Varronis subieci:</text:p>
      <text:p text:style-name="Text_20_body">‘Villaticae pastionis genera sunt tria, ornithones, leporaria, piscinae. <text:span text:style-name="tei_5f_inlineNote">leporaria, </text:span><text:span text:style-name="tei_5f_inlineNote"><text:span text:style-name="Emphasis">Varro; omitted by</text:span></text:span><text:span text:style-name="tei_5f_inlineNote"> </text:span><text:span text:style-name="tei_5f_inlineNote"><text:span text:style-name="Emphasis">ω</text:span></text:span><text:span text:style-name="tei_5f_inlineNote">.] </text:span>Nunc ornithonas dico omnium alitum quae intra parietes [villae] solent pasci. Leporaria te accipere volo, non ea quae tritavi nostri dicebant, ubi soli lepores sint, sed omnia saepta adficta villae quae sunt et habent inclusa animalia quae pascuntur.’</text:p>
      <text:p text:style-name="Text_20_body">Is item infra eodem in libro ita scribit: ‘Cum emisti fundum Tusculanum a M. Pisone, in leporario apri multi fuere.’</text:p>
      <text:p text:style-name="Text_20_body">‘Vivaria’ autem quae nunc vulgus dicit—quos <text:span text:style-name="Emphasis">παραδείσους</text:span> Graeci appellant, quae ‘leporaria’ Varro dicit—haut usquam memini apud vetustiores scriptum.</text:p>
      <text:p text:style-name="Text_20_body">Sed quod apud Scipionem, omnium aetatis suae purissime locutum, [legimus] ‘roboraria,’ aliquot Romae [doctos] viros dicere audivi id significare, quod nos ‘vivaria’ dicimus, [appellataque] esse a [tabulis] roboreis, quibus saepta essent; quod genus [saeptorum] vidimus in Italia locis plerisque.</text:p>
      <text:p text:style-name="Text_20_body">Verba ex oration </text:p>
      <text:p text:style-name="Text_20_body">eius <text:span text:style-name="Emphasis">Contra Claudium Asellum</text:span> quinta [haec] sunt: ‘Ubi agros optime cultos atque villas expolitissimas vidisset, in his regionibus excelsissimo loco grumam statuere aiebat; inde corrigere viam, aliis per vineas medias, aliis per [roborarium] atque piscinam, aliis per [villam].’</text:p>
      <text:p text:style-name="Text_20_body">Lacus vero aut stagna quae piscibus vivis coercentur clausa, suo atque proprio nomine ‘piscinas’ nominaverunt.</text:p>
      <text:p text:style-name="Text_20_body"><text:soft-page-break/>‘Apiaria’ quoque vulgus dicit loca in quibus siti sunt alvei apum; sed neminem ferme qui incorrupte locuti sunt aut scripsisse memini aut dixisse.</text:p>
      <text:p text:style-name="Text_20_body">M. autem Varro in libro <text:span text:style-name="Emphasis">De Re Rustica</text:span> tertio: ‘<text:span text:style-name="Emphasis">Μελις</text:span>- <text:span text:style-name="Emphasis">σῶνας,</text:span>’ inquit, ‘ita facere oportet, quae quidam ‘mellaria’ appellant.’ Sed hoc verbum quo Varro usus est Graecum est; nam <text:span text:style-name="Emphasis">μελισσῶνες</text:span> ita dicuntur, ut <text:span text:style-name="Emphasis">ἀμπελῶνες</text:span> et <text:span text:style-name="Emphasis">δαφνῶνες</text:span>.</text:p>
      <text:h text:style-name="Heading_20_3" text:outline-level="3">XXI</text:h>
      <text:h text:style-name="Heading_20_4" text:outline-level="4">Argument</text:h>
      <text:p text:style-name="Text_20_body">Super eo sidere quod Graeci <text:span text:style-name="Emphasis">ἅμαξαν</text:span>, nos ‘septentriones’ vocamus; ac de utriusque [vocabuli] ratione et origine.</text:p>
      <text:p text:style-name="Text_20_body">AB Aegina in Piraeum complusculi earundem disciplinarum sectatores Graeci Romanique homines eadem in navi transmittebamus. </text:p>
      <text:p text:style-name="Text_20_body">Nox fuit et clemens </text:p>
      <text:p text:style-name="Text_20_body">mare et anni aestas caelumque liquide serenum. Sedebamus ergo in puppi simul universi et lucentia sidera considerabamus. </text:p>
      <text:p text:style-name="Text_20_body">Tum, qui eodem in numero Graecas res eruditi erant, quid <text:span text:style-name="Emphasis">ἅμαξα</text:span> esset, quid <text:span text:style-name="Emphasis">βοώτης</text:span> et quaenam maior et quae minor, cur ita appellata et quam in partem procedentis noctis spatio moveretur et quamobrem Homerus solam eam non occidere dicat, cum et quaedam alia non occidant astra, scite ista omnia ac perite disserebant.</text:p>
      <text:p text:style-name="Text_20_body">Hic ego ad nostros iuvenes convertor et ‘quin,’ inquam, ‘vos opici dicitis mihi quare quod <text:span text:style-name="Emphasis">ἅμαξαν</text:span> Graeci vocant nos ‘septentriones’ vocamus?’</text:p>
      <text:p text:style-name="Text_20_body">‘Non enimn satis est quod septem stellas videmus, sed quid hoc totum quod ‘septentriones’ dicimus significet scire,’ inquam, ‘id prolixius volo.’</text:p>
      <text:p text:style-name="Text_20_body">Tum quispiam ex his, qui se ad litteras memoriasque veteres dediderat: ‘Vulgus,’ inquit, ‘grammaticorum ‘septentriones’ a solo numero stellarum dictum putat.’</text:p>
      <text:p text:style-name="Text_20_body">‘‘Triones’ enim per sese nihil significare aiunt, sed vocabuli esse supplementum; sicut in eo, quod ‘quinquatrus’ dicamus, quod quinque ab Idibus dierum numerus sit, ‘atrus’ nihil.’</text:p>
      <text:p text:style-name="Text_20_body">‘Sed ego quidem cum L. Aelio et M. Varrone sentio, qui ‘triones’ rustico cetera vocabulo boves appellatos scribunt, quasi quosdam ‘terriones,’ hoc est arandae [colendaeque] terrae idoneos.’</text:p>
      <text:p text:style-name="Text_20_body">‘Itaque hoc sidus, quod a figura posituraque ipsa, quia simile plaustri videtur, antiqui Graecorum <text:span text:style-name="Emphasis">ἕμαξαν</text:span> dixerunt, nostri quoque veteres a bubus iunctis ‘septentriones’ [appellarunt], id est septem stellas, ex quibus quasi iuncti ‘triones’ figurantur.’</text:p>
      <text:p text:style-name="Text_20_body">‘Praeter hanc,’ inquit, ‘opinionem id quoque Varro addit, dubitare sese an propterea magis hae septem stellae ‘triones’ appellatae sint, quia ita sunt sitae ut ternae stellae proximae quaeque inter sese faciant ‘trigona,’ id est triquetras figuras.’</text:p>
      <text:p text:style-name="Text_20_body"><text:soft-page-break/>Ex his duabus rationibus quas ille dixit, quod posterius est subtilius elegantiusque est visum. Intuentibus enim nobis in illud, ita propemodum res erat, ut forma esse triquetra viderentur.</text:p>
      <text:h text:style-name="Heading_20_3" text:outline-level="3">XXII</text:h>
      <text:h text:style-name="Heading_20_4" text:outline-level="4">Argument</text:h>
      <text:p text:style-name="Text_20_body">De vento ‘Iapyge’ deque aliorum ventorum vocabulis regionibusque accepta ex Favorini sermonibus.</text:p>
      <text:p text:style-name="Text_20_body">APUD mensam Favorini in convivio [familiari] legi solitum erat aut vetus carmen melici poetae aut historia partim Graecae linguae, alias Latinae.</text:p>
      <text:p text:style-name="Text_20_body">[legebatur] ergo ibi tunc in carmine Latino ‘Iapyx’ ventus quaesitumque est quis hic ventus et quibus ex locis spiraret et quae [tam] infrequentis vocabuli ratio esset; atque etiam petebamus, ut super ceterorum nominibus regionibusque docere nos ipse vellet,</text:p>
      <text:p text:style-name="Text_20_body">quia vulgo neque de appellationibus eorum neque de finibus neque de numero conveniret.</text:p>
      <text:p text:style-name="Text_20_body">[Tum] Favorinus ita fabulatus est: ‘Satis,’ inquit, ‘notum est, limites regionesque esse caeli quattuor: ‘exortum,’ ‘occasum,’ ‘meridiem,’ ‘septentriones.’’</text:p>
      <text:p text:style-name="Text_20_body">‘Exortus et occasus mobilia et varia sunt, meridies septentrionesque statu perpetuo stant et manent.’</text:p>
      <text:p text:style-name="Text_20_body">‘Oritur enim sol non indidem semper, sed aut ‘aequinoctialis’ oriens dicitur, cum in circulo currit qui appellatur <text:span text:style-name="Emphasis">ἰσημερινός,</text:span> aut ‘solstitialis,’ quae sunt <text:span text:style-name="Emphasis">θεριναὶ τροπαί,</text:span> aut ‘brumalis,’ quae sunt <text:span text:style-name="Emphasis">χειμεριναὶ τροπαί</text:span>.’</text:p>
      <text:p text:style-name="Text_20_body">‘Item cadit sol non in eundem semper locum. Fit enim similiter occasus eius aut ‘aequinoctialis’ aut ‘solstitialis’ aut ‘brumalis.’’</text:p>
      <text:p text:style-name="Text_20_body">‘Qui ventus igitur ab oriente verno, id est aequinoctiali, venit, nominatur ‘eurus,’ ficto vocabulo, ut isti <text:span text:style-name="Emphasis">ἐτυμολογικοὶ</text:span> aiunt, <text:span text:style-name="Emphasis">ὁ ἀπὸ τῆς ἠοῦς ῥέων.</text:span>’</text:p>
      <text:p text:style-name="Text_20_body">‘Is alio quoque a Graecis nomine <text:span text:style-name="Emphasis">ἀφηλιώτης,</text:span> Romanis nauticis ‘subsolanus’ cognominatur.’</text:p>
      <text:p text:style-name="Text_20_body">‘Sed qui ab aestiva et solstitiali orientis meta venit, Latine ‘aquilo,’ <text:span text:style-name="Emphasis">βορέας</text:span> Graece dicitur, eumque propterea quidam dicunt ab Homero <text:span text:style-name="Emphasis">αἰθρηγενέτην</text:span> appellatum; boream autem putant dictum <text:span text:style-name="Emphasis">ἀπὸ τῆς βοῆς,</text:span> quoniam sit violenti flatus et sonori.’</text:p>
      <text:p text:style-name="Text_20_body">‘Tertius ventus, qui ab oriente hiberno spirat—‘volturnum’ Romani vocant—,eum plerique Graeci mixto [nomine], quod inter notum et eurum sit, <text:span text:style-name="Emphasis">εὐρόνοτον</text:span> appellant. Hi sunt igitur tres venti orientales:’</text:p>
      <text:p text:style-name="Text_20_body">‘‘aquilo,’ ‘volturnus,’ ‘eurus,’ quorum medius eurus est.’</text:p>
      <text:p text:style-name="Text_20_body">‘His oppositi et contrarii sunt alii tres occidui: ‘caurus,’ quem solent Graeci appellare <text:span text:style-name="Emphasis">ἀργεστήν</text:span>: is adversus [aquilonem] flat; item alter ‘favonius,’ qui Graece <text:span text:style-name="Emphasis">ζέφυρος</text:span> vocatur: is adversus eurum flat; tertius ‘Africus,’ qui Graece <text:span text:style-name="Emphasis">λίψ</text:span>: is adversus volturnum facit.’</text:p>
      <text:p text:style-name="Text_20_body"><text:soft-page-break/>‘Hae duae regiones caeli orientis occidentisque inter sese adversae sex habere ventos videntur.’</text:p>
      <text:p text:style-name="Text_20_body">‘Meridies autem, quoniam certo atque fixo limite est, unum meridialem ventum habet: is Latine ‘auster,’ Graece <text:span text:style-name="Emphasis">νότος</text:span> nominatur, quoniam est nebulosus atque umectus; <text:span text:style-name="Emphasis">νοτίς</text:span> enim Graece umor nominatur.’</text:p>
      <text:p text:style-name="Text_20_body">‘Septentriones autem habent ob eandem causam unum. Is obiectus derectusque in austrum, Latine ‘septentrionarius,’ Graece <text:span text:style-name="Emphasis">ἀπαρκτίας</text:span> appellatus.’</text:p>
      <text:p text:style-name="Text_20_body">‘Ex his octo ventis alii quattuor ventos detrahunt atque id facere se dicunt Homero auctore, qui solos quattuor ventos noverit: eurum, austrum, ’</text:p>
      <text:p text:style-name="Text_20_body">‘aquilonem, favonium, a quattuor caeli partibus, quas quasi primas nominavimus, oriente scilicet atque occidente latioribus atque simplicibus, non tripertitis.’</text:p>
      <text:p text:style-name="Text_20_body">‘Partim autem sunt qui pro octo duodecim faciant, tertios quattuor in media loca inserentes circum meridiem et septentriones eadem ratione qua secundi quattuor intersiti sunt inter primores duos apud orientem [occidentemque].’</text:p>
      <text:p text:style-name="Text_20_body">‘Sunt porro alia quaedem nomina quasi [peculiarium] ventorum, quae incolae in suis quisque regionibus fecerunt aut ex locorum vocabulis in quibus colunt, aut ex alia qua causa quae ad faciendum vocabulum acciderat.’</text:p>
      <text:p text:style-name="Text_20_body">‘Nostri namque Galli venture ex sua terra flantem, quem saevissimum patiuntur, ‘circium’ appellant a turbine, opinor, eius ac vertigine;’</text:p>
      <text:p text:style-name="Text_20_body">‘ex <text:span text:style-name="Emphasis">Ἰαπυγίας</text:span> ipsius ore proficiscentem, quasi sinibus, Apuli eodem quo ipsi sunt nomine ‘[iapygem]’ dicunt. Eum esse propemodum caurum existimo;’</text:p>
      <text:p text:style-name="Text_20_body">‘nam et est occidentalis et videtur exadversum eurum flare.’</text:p>
      <text:p text:style-name="Text_20_body">‘Itaque Vergilius Cleopatram e navali proelio in Aegyptum fugientem vento iapyge ferri ait, ecum quoque Apulum eodem quo ventum vocabulo ‘iapygem’ appellavit.’</text:p>
      <text:p text:style-name="Text_20_body">‘Est etiam ventus nomine ‘caecias.’ quem [Aristoteles] ita flare dicit, ut nubes non procul propellat, sed ut ad sese vocet, ex quo versum [istum] [proverbialem] factum ait: ’</text:p>
      <text:p text:style-name="Text_20_body">‘Praeter hos autem, quos dixi, sunt alii plurifariam venti commenticii et suae quisque regionis indigenae, ut est Horatianus quoque ille ‘atabulus,’ quos ipsos quoque exsecuturus fui; addidissemque eos qui ‘etesiae’ et ‘prodromi’ appellitantur, qui certo tempore anni, cum canis oritur, ex alia atque alia parte caeli spirant; rationesque omnium vocabulorum, quoniam plus paulo adbibi, effutissem, nisi multa iam prosus omnibus vobis reticentibus verba fecissem, quasi fieret a me <text:span text:style-name="Emphasis">ἀκρόασις ἐπιδεικτική</text:span>.’</text:p>
      <text:p text:style-name="Text_20_body">‘In convivio autem frequenti loqui solum unum neque honestum est,’ inquit, ‘neque commodum.’</text:p>
      <text:p text:style-name="Text_20_body">Haec nobis Favorinus in eo, quod dixi, tempore apud mensam suam summa cum elegantia verborum totiusque sermonis comitate atque gratia denarravit. </text:p>
      <text:p text:style-name="Text_20_body">Sed, quod ait ventum qui ex terra Gallia flaret ‘circium’ appellari, M. Cato in libris <text:span text:style-name="Emphasis">Originum</text:span> eum <text:soft-page-break/>ventum ‘cercium’ dicit, non ‘circium.’</text:p>
      <text:p text:style-name="Text_20_body">Nam cum de Hispanis scriberet, qui citra Hiberum colunt, verba haec posuit: ‘Set in his regionibus ferrareae, argentifodinae [pulcherrimae], mons ex sale mero magnus; quantum demas,tantum [adcrescit]. Ventus cercius, cum loquare, buccam implet, armatum hominem, plaustrum oneratum percellit.’</text:p>
      <text:p text:style-name="Text_20_body">Quod supra autem dixi, <text:span text:style-name="Emphasis">ἐτησίας</text:span> ex alia atque alia caeli parte flare, haut scio an secutus opinionem multorum temere dixerim.</text:p>
      <text:p text:style-name="Text_20_body">P. enim Nigidii, in </text:p>
      <text:p text:style-name="Text_20_body">secundo libroruin quos De Vento [composuit], verba haec sunt: ‘Et <text:span text:style-name="Emphasis">ἐτησίαι</text:span> et austri anniversarii secundo sole flant.’ Considerandum igitur est, quid sit secundo sole.</text:p>
      <text:h text:style-name="Heading_20_3" text:outline-level="3">XXIII</text:h>
      <text:h text:style-name="Heading_20_4" text:outline-level="4">Argument</text:h>
      <text:p text:style-name="Text_20_body">Consultatio diiudicatioque locorum facta ex comoedia Menandri et Caecilii, quae <text:span text:style-name="Emphasis">Plocium</text:span> inscripta est.</text:p>
      <text:p text:style-name="Text_20_body">Comoedias lectitamus nostrorum poetarum sumptas ac versas de Graecis Menandro aut Posidippo aut Apollodoro aut Alexide et quibusdam item aliis comicis. </text:p>
      <text:p text:style-name="Text_20_body">Neque, cum legimus eas, nimium sane displicent, quin lepide quoque et venuste scriptae videntur, prorsus ut melius posse fieri nihil censeas.</text:p>
      <text:p text:style-name="Text_20_body">Set enim si conferas et [componas] Graeca ipsa, unde illa venerunt, ac singula considerate atque apte iunctis et alternis lectionibus committas, oppido quam iacere atque sordere incipiunt quae Latina sunt; ita Graecarum, quas aemulari nequiverunt, facetiis atque luminibus obsolescunt.</text:p>
      <text:p text:style-name="Text_20_body">Nuper adeo usus huius rei nobis venit. Caecili <text:span text:style-name="Emphasis">Plocium</text:span> legebamus; hautquaquam mihi et qui aderant displicebat.</text:p>
      <text:p text:style-name="Text_20_body">Libitum et Menandri quoque <text:span text:style-name="Emphasis">[Plocium]</text:span> legere, a quo istam comoediam verterat.</text:p>
      <text:p text:style-name="Text_20_body">Sed enim postquam in manus Menander venit, a principio [statim], di boni, quantum stupere atque frigere quantumque mutare a Menandro Caecilius</text:p>
      <text:p text:style-name="Text_20_body">visus est! Diomedis hercle arma et Glauci non dispari magis pretio existimata sunt.</text:p>
      <text:p text:style-name="Text_20_body">Accesserat dehinc lectio ad eum locum, in quo maritus senex super uxore divite atque deformi querebatur, quod ancillam suam, non inscito puellam ministerio et facie haut inliberali, coactus erat venundare, suspectam uxori quasi paelicem. Nihil dicam ego, quantum differat; versus utrimque eximi iussi et aliis ad iudicium faciundum exponi. </text:p>
      <text:p text:style-name="Text_20_body">Menander sic: </text:p>
      <text:p text:style-name="Standard"><text:s/></text:p>
      <text:p text:style-name="Text_20_body"><text:soft-page-break/>Caecilius autem sic: </text:p>
      <text:p text:style-name="Text_20_body">Praeter venustatem autem rerum atque verborum, in duobus libris nequaquam parem, in hoc equidem soleo animum attendere, quod quae Menander praeclare et apposite et facete scripsit, ea Caecilius, ne qua potuit quidem, </text:p>
      <text:p text:style-name="Text_20_body">conatus est enarrare, sed quasi minime probanda praetermisit et alia nescio quae mimica inculcavit et illud Menandri de vita hominum media sumptum, simplex et verum et delectabile, nescio quo pacto omisit. Idem enim ille maritus senex cum altero sene vicino colloquens et uxoris locupletis superbiam deprecans, haec ait: </text:p>
      <text:p text:style-name="Text_20_body">Caecilius vero hoc in loco ridiculus magis quam personae isti quam tractabat aptus atque conveniens videri maluit. Sic enim haec corrupit: </text:p>
      <text:p text:style-name="Text_20_body">Quid de illo quoque loco, in utraque comoedia posito, existimari [debeat], manifestum est, cuius loci haec ferme sententia:</text:p>
      <text:p text:style-name="Text_20_body">Filia hominis pauperis in pervigilio vitiata est. </text:p>
      <text:p text:style-name="Text_20_body">Ea res clam patrem fuit, et habebatur pro virgine. </text:p>
      <text:p text:style-name="Text_20_body">Ex eo vitio gravida mensibus exactis parturit. </text:p>
      <text:p text:style-name="Text_20_body">Servus bonae frugi, cum pro foribus domus [staret] et propinquare partum erili filiae atque omnino vitium esse oblatum ignoraret, gemitum et ploratum audit puellae in puerperio enitentis; timet, irascitur, suspicatur, miseretur, dolet.</text:p>
      <text:p text:style-name="Text_20_body">Hi omnes motus eius affectionesque animi </text:p>
      <text:p text:style-name="Text_20_body">in Graeca quidem comoedia mirabiliter acres et illustres, apud Caecilium autem pigra istaec omnia et a rerum dignitate atque gratia vacua sunt. </text:p>
      <text:p text:style-name="Text_20_body">Post, ubi idem servus percontando quod acciderat repperit, has apud Menandrum voces facit: </text:p>
      <text:p text:style-name="Text_20_body">Ad horum autem sinceritatem veritatemque verborum an adspiraverit Caecilius, consideremus. Versus sunt hi Caecili trunca quaedam ex Menandro dicentis et consarcinantis verba tragici tumoris: </text:p>
      <text:p text:style-name="Text_20_body">Itaque, ut supra dixi, cum haec Caecilii seorsum lego, neutiquam videntur ingrata ignavaque, cum autem Graeca comparo et contendo, non puto Caecilium sequi debuisse quod assequi nequiret. </text:p>
      <text:h text:style-name="Heading_20_3" text:outline-level="3">XXIV</text:h>
      <text:h text:style-name="Heading_20_4" text:outline-level="4">Argument</text:h>
      <text:p text:style-name="Text_20_body">De vetere parsimonia; deque antiquis legibus sumptuariis.</text:p>
      <text:p text:style-name="Text_20_body">Parsimonia apud veteres Romanos et victus atque cenarum tenuitas non domestica solum observatione ac disciplina, sed [publica] quoque animadversione legumque complurium sanctionibus custodita est.</text:p>
      <text:p text:style-name="Text_20_body"><text:soft-page-break/>Legi adeo nuper in Capitonis Atei <text:span text:style-name="Emphasis">Coniectaneis</text:span> senatus decretum vetus C. Fannio et M. Valerio Messalla [consulibus] factum, in quo iubentur principes civitatis, qui ludis Megalensibus antiquo ritu ‘mutitarent,’ id est mutua inter sese dominia agitarent, iurare apud consules verbis conceptis, non amplius in singulas cenas sumptus se esse facturos quam centenos vicenosque aeris praeter olus et far et vinum, neque vino alienigena, sed patriae usuros, neque argenti in convivio plus pondo quam libras centum inlaturos.</text:p>
      <text:p text:style-name="Text_20_body">Sed post id senatus consultum lex Fannia lata est, quae ludis Romanis, item ludis plebeis et Saturnalibus et aliis quibusdam diebus, in singulos dies centenos aeris insumi concessit decemque aliis diebus in singulis mensibus tricenos, ceteris autem diebus omnibus denos. </text:p>
      <text:p text:style-name="Text_20_body">Hanc Lucilius poeta legem significat, cum dicit: </text:p>
      <text:p text:style-name="Text_20_body">In quo erraverunt quidam commentariorum in Lucilium scriptores, quod putaverunt Fannia lege perpetuos in omne dierum genus centenos aeris statutos. </text:p>
      <text:p text:style-name="Text_20_body">Centum enim aeris Fannius constituit, sicuti supra dixi, festis quibusdam diebus eosque ipsos dies nominavit, aliorum autem dierum omnium in singulos dies sumptum inclusit intra aeris alias tricenos, alias denos.</text:p>
      <text:p text:style-name="Text_20_body">Lex deinde Licinia rogata est, quae cum certis diebus, sicuti Fannia, centenos aeris inpendi permisisset, nuptiis ducenos indulsit ceterisque diebus statuit aeris tricenos; cum et carnis aridae et salsamenti certa pondera in singulos dies constituisset, quidquid esset natum e terra, vite, arbore, [promisce] atque indefinite largita est.</text:p>
      <text:p text:style-name="Text_20_body">Huius legis Laevius poeta meminit in <text:span text:style-name="Emphasis">Erotopaegniis.</text:span></text:p>
      <text:p text:style-name="Text_20_body">Verba Laevii haec sunt, quibus significat haedum, qui ad epulas fuerat adlatus, dimissum cenamque ita ut lex Licinia sanxisset, pomis oleribusque instructam; </text:p>
      <text:p text:style-name="Text_20_body">Lucilius quoque legis istius meminit in his verbis: </text:p>
      <text:p text:style-name="Text_20_body">Postea L. Sulla dictator, cum, legibus istis situ atque senio oblitteratis, plerique in patrimoniis </text:p>
      <text:p text:style-name="Text_20_body">amplis elluarentur et familiam pecuniamque suam prandiorum conviviorumque gurgitibus proluissent, legem ad populum tulit qua cautum est ut Kalendis, Idibus, Nonis diebusque ludorum et feriis quibusdam sollemnibus sestertios trecenos in cenam insumere ius potestasque esset, ceteris autem diebus omnibus non amplius tricenos.</text:p>
      <text:p text:style-name="Text_20_body">Praeter has leges Aemiliam quoque legem invenimus, qua lege non sumptus cenarum, sed ciborum genus et modus praefinitus est.</text:p>
      <text:p text:style-name="Text_20_body">Lex deinde Antia praeter sumptum aeris id etiam sanxit, ut qui magistratus esset magistratumve capturus esset, ne quo ad cenam, nisi ad certas personas, itaret.</text:p>
      <text:p text:style-name="Text_20_body">Postrema lex [Iulia] ad populum pervenit Caesare Augusto imperante, qua profestis quidem diebus ducenti finiuntur, Kalendis, Idibus, Nonis et aliis quibusdam festis trecenti, nuptiis autem et repotiis sestertii mille.</text:p>
      <text:p text:style-name="Text_20_body">Esse etiam dicit Capito Ateius edictum—divine vero Augusti an Tiberii Caesaris non satis <text:soft-page-break/>commemini—quo edicto per dierum varias sollemnitates a trecentis sestertiis adusque duo sestertia sumptus cenarum propagatus est, ut his [saltem] finibus luxuriae effervescentis aestus coerceretur.</text:p>
      <text:h text:style-name="Heading_20_3" text:outline-level="3">XXV</text:h>
      <text:h text:style-name="Heading_20_4" text:outline-level="4">Argument</text:h>
      <text:p text:style-name="Text_20_body">Quid Graeci <text:span text:style-name="Emphasis">ἀναλογίαν</text:span> quid contra <text:span text:style-name="Emphasis">ἀνωμαλίαν</text:span> vocent.</text:p>
      <text:p text:style-name="Text_20_body">In Latino sermone, sicut in Graeco, alii <text:span text:style-name="Emphasis">ἀνα</text:span>- <text:span text:style-name="Emphasis">λογίαν</text:span> sequendam putaverunt, alii <text:span text:style-name="Emphasis">ἀνωμαλίαν.</text:span></text:p>
      <text:p text:style-name="Text_20_body"><text:span text:style-name="Emphasis">Ἀναλογία</text:span> est similium similis declinatio, quam quidam Latine ‘proportionem’ vocant.</text:p>
      <text:p text:style-name="Text_20_body"><text:span text:style-name="Emphasis">Ἀνωμαλία</text:span> est inaequalitas declinationum, consuetudinem sequens.</text:p>
      <text:p text:style-name="Text_20_body">Duo autem Graeci grammatici illustres, Aristarchus et Crates, summa ope ille <text:span text:style-name="Emphasis">ἀναλογίαν,</text:span> hic <text:span text:style-name="Emphasis">ἀνωμαλίαν</text:span> defensitavit.</text:p>
      <text:p text:style-name="Text_20_body">M. Varronis liber ad Ciceronem <text:span text:style-name="Emphasis">De Lingua Latina</text:span> octavus nullam esse observationem similium docet inque omnibus paene verbis consuetudinem dominari ostendit:</text:p>
      <text:p text:style-name="Text_20_body">‘Sicuti cum dicimus,’ inquit, ‘‘lupus lupi,’ ‘probus probi’ et ‘lepus leporis,’ item ‘paro paravi’ et ‘lavo lavi,’ ‘pungo pupugi,’ ‘tundo tutudi’ et ‘pingo pinxi.’’</text:p>
      <text:p text:style-name="Text_20_body">‘Cumque,’ inquit, ‘a ‘ceno’ et ‘prandeo’ et ‘poto,’ et ‘cenatus sum’ et ‘pransus sum’ et ‘potus sum’ dicamus, a ‘destringor’ tamen et ‘extergeor’ et ‘lavor,’ ‘destrinxi’ et ‘extersi’ et ‘lavi’ dicimus.’</text:p>
      <text:p text:style-name="Text_20_body">‘Item cum dicamus ab ‘Osco,’ ‘Tusco,’ ‘Graeco,’ ‘Osce,’ ‘Tusce,’ ‘Graece,’ a ‘Gallo’ tamen et ‘Mauro’ ‘Gallice’ et ‘Maurice’ dicimus; item a ‘probus.’ ‘probe,’ a<text:span text:style-name="tei_5f_inlineNote"> </text:span>‘doctus’ ‘docte,’ sed a<text:span text:style-name="tei_5f_inlineNote"> </text:span>‘rarus’ non dicitur ‘rare,’ sed alii ‘raro’ dicunt, alii ‘rarenter.’’</text:p>
      <text:p text:style-name="Text_20_body">Idem M. Varro in eodem libro:</text:p>
      <text:p text:style-name="Text_20_body">‘Sentior,’ inquit, ‘nemo dicit et id per se nihil est, ‘adsentior’ tamen fere omnes dicunt. Sisenna unus ‘adsentio’ in senatu dicebat et eum postea multi secuti, neque tamen vincere consuetudinem potuerunt.’</text:p>
      <text:p text:style-name="Text_20_body">Sed idem Varro in aliis libris multa pro <text:span text:style-name="Emphasis">ἀναλογίᾳ</text:span> tuenda scribit.</text:p>
      <text:p text:style-name="Text_20_body">Sunt igitur ii tamquam loci quidam communes, contra <text:span text:style-name="Emphasis">ἀναλογίαν</text:span> dicere et item rursum pro <text:span text:style-name="Emphasis">ἀναλογίᾳ.</text:span></text:p>
      <text:h text:style-name="Heading_20_3" text:outline-level="3">XXVI</text:h>
      <text:h text:style-name="Heading_20_4" text:outline-level="4">Argument</text:h>
      <text:p text:style-name="Text_20_body">Sermones M. Frontonis et Favorini philosophi de generibus colorum vocabulisque [eorum] Graecis et Latinis; [atque] inibi color spadix cuiusmodi sit.</text:p>
      <text:p text:style-name="Text_20_body"><text:soft-page-break/>Favorinus philosophus cum ad M. Frontonem consularem pedibus aegrum visum iret, voluit me quoque ad eum secum ire. </text:p>
      <text:p text:style-name="Text_20_body">Ac deinde, cum ibi aput Frontonem plerisque viris doctis praesentibus sermones de coloribus vocabulisque eorum agitarentur, quod multiplex colorum facies, appellationes autem incertae et exiguae forent, </text:p>
      <text:p text:style-name="Text_20_body">‘plura,’ inquit ‘sunt’ Favorinus, ‘in sensibus oculorum quam in verbis vocibusque colorum discrimina.’</text:p>
      <text:p text:style-name="Text_20_body">‘Nam, ut alias eorum inconcinnitates omittamus, simplices isti rufus et viridis colores singula quidem vocabula, multas autem species differentis habent.’</text:p>
      <text:p text:style-name="Text_20_body">‘Atque [eam] vocum inopiam in lingua magis Latina video quam in Graeca. Quippe qui ‘rufus’ color a rubore quidem appellatus est, sed cum aliter rubeat ignis, aliter sanguis, aliter ostrum, aliter crocum, aliter aurum, has singulas rufi varietates Latina oratio singulis propriisque vocabulis non demonstrat omniaque ista significat una ‘ruboris’ appellatione, nisi cum ex ipsis rebus vocabula colorum mutuatur et ‘igneum’ aliquid dicit et ‘flammeum’ et ‘sanguineum’ et ‘croceum’ et ‘ostrinum’ et ‘aureum.’’</text:p>
      <text:p text:style-name="Text_20_body">‘‘Russus’<text:span text:style-name="tei_5f_inlineNote"> </text:span>enim color et ‘ruber’ nimirum <text:span text:style-name="tei_5f_inlineNote">dinoscuntur, </text:span><text:span text:style-name="tei_5f_inlineNote"><text:span text:style-name="Emphasis">Heraeus.</text:span></text:span><text:span text:style-name="tei_5f_inlineNote">] </text:span>a vocabulo ‘rufi’ dicuntur neque proprietates eius omnes declarant, <text:span text:style-name="Emphasis">ξανθός</text:span> autem et <text:span text:style-name="Emphasis">ἐρυθρός</text:span> et <text:span text:style-name="Emphasis">πυρρός</text:span> et <text:span text:style-name="Emphasis">κιρρός</text:span> et <text:span text:style-name="Emphasis">φοῖνιξ</text:span> habere quasdam distantias coloris rufi videntur, vel augentes eum vel remittentes vel mixta quadam specie temperantes.’</text:p>
      <text:p text:style-name="Text_20_body">Tum Fronto ad Favorinum, ‘Non infitias,’ inquit, ‘imus quin lingua Graeca, quam tu videre elegisse, prolixior fusiorque sit quam nostra; sed in his tamen coloribus quibus modo dixisti denominandis, non proinde inopes sumus ut tibi videmur.’</text:p>
      <text:p text:style-name="Text_20_body">‘Non enim haec sunt sola vocabula rufum colorem demonstrantia, quae tu modo dixisti, ‘russus’ et ‘ruber,’ sed alia quoque habemus plura quam quae dicta abs te Graeca sunt; ‘fulvus’ ‘enim et flavus’ et ‘rubidus’ et ‘poeniceus’ et ‘rutilus’ et ‘luteus’ et ‘spadix’ appellationes sunt rufi coloris, aut acuentes eum, quasi incendentes, aut cum colore viridi miscentes aut nigro infuscantes aut virenti sensim albo illuminantes.’</text:p>
      <text:p text:style-name="Text_20_body">‘Nam ‘poeniceus,’ quem tu [Graece] <text:span text:style-name="Emphasis">φοίνικα</text:span> dixisti, noster est et ‘rutilus’ et ‘spadix,’ poenicei <text:span text:style-name="Emphasis">συνώνυμος,</text:span> qui factus e Graeco noster est, exuberantiam splendoremque significant ruboris, quales sunt fructus palmae arboris non admodum sole incocti, unde spadici et poeniceo nomen est;’</text:p>
      <text:p text:style-name="Text_20_body">‘enim Dorice vocant avulsum e palma termitem cum fructu.’</text:p>
      <text:p text:style-name="Text_20_body">‘‘Fulvus’ autem videtur de rufo atque viridi mixtus in aliis plus viridis, in aliis plus rufi habere. Sic poeta verborum diligentissimus ‘[fuluam]’ aquilam dicit et iaspidem, ‘fulvos’ galeros et ‘fulvum’ aurum et arenam ‘fulvam’ et ‘fulvum’ leonem, sicque Ennius in <text:span text:style-name="Emphasis">Annalibus</text:span> ‘aere fulvo’ dixit.’</text:p>
      <text:p text:style-name="Text_20_body">‘‘Flavus’ contra videtur e viridi et rufo et albo concretus; sic ‘flaventes comae’ et, quod mirari quosdam video,’</text:p>
      <text:p text:style-name="Text_20_body">‘frondes olearum a Vergilio ‘flavae’ dicuntur, sic multo ante Pacuvius aquam ‘flavam’ dixit et ‘fulvum’ pulverem. Cuius versus, quoniam sunt iucundissimi, libens commemini: ’</text:p>
      <text:p text:style-name="Text_20_body"><text:soft-page-break/>‘‘Rubidus’ autem est rufus atrior et nigrore multo inustus, ‘luteus’ contra rufus color est dilutior;’</text:p>
      <text:p text:style-name="Text_20_body">‘inde ei nomen quoque esse factum videtur.’</text:p>
      <text:p text:style-name="Text_20_body">‘Non igitur,’ inquit, ‘mi Favorine, species rufi [coloris] plures aput Graecos quam aput nos nominantur.’</text:p>
      <text:p text:style-name="Text_20_body">‘Sed ne viridis quidem color pluribus a vobis vocabulis dicitur,’</text:p>
      <text:p text:style-name="Text_20_body">‘neque non potuit Vergilius, colorem equi significare viridem volens, ‘caerulum’ magis dicere ecum quam ‘glaucum,’ sed maluit verbo uti notiore Graeco quam inusitato Latino.’</text:p>
      <text:p text:style-name="Text_20_body">‘Nostris autem veteribus ‘caesia’ dicta est, quae a Graecis <text:span text:style-name="Emphasis">γλαυκ</text:span>- <text:span text:style-name="Emphasis">ῶπις</text:span>, ut Nigidius ait, de colore caeli, quasi caelia.’</text:p>
      <text:p text:style-name="Text_20_body">Postquam haec Fronto dixit, tum Favorinus scientiam rerum uberem verborumque eius elegantiam exosculatus, ‘Absque te,’ inquit, ‘uno forsitan lingua profecto Graeca longe anteisset, sed tu, mi Fronto, quod in versu Homerico est, id facis: ’</text:p>
      <text:p text:style-name="Text_20_body">‘Sed cum omnia libens audivi quae peritissime dixisti, tum maxime quod varietatem flavi [coloris] enarrasti fecistique ut intellegerem verba illa ex <text:span text:style-name="Emphasis">Annali</text:span> quarto [decimo] Ennii amoenissima, quae minime intellegebam: ’</text:p>
      <text:p text:style-name="Text_20_body">‘non enim videbatur ‘caeruleum’ mare cum ‘marmore flavo’ convenire.’</text:p>
      <text:p text:style-name="Text_20_body">‘Sed cum sit, ita ut dixisti, flavus color e viridi et albo mixtus, pulcherrime prorsus spumas virentis maris ‘flavom marmor’ appellavit.’</text:p>
      <text:h text:style-name="Heading_20_3" text:outline-level="3">XXVII</text:h>
      <text:h text:style-name="Heading_20_4" text:outline-level="4">Argument</text:h>
      <text:p text:style-name="Text_20_body">Quid T. Castricius existimarit super Sallustii verbis et Demosthenis, quibus alter Philippum descripsit, alter Sertorium.</text:p>
      <text:p text:style-name="Text_20_body">VERBA sunt haec gravia atque illustria de rege Philippo Demosthenis: <text:span text:style-name="Emphasis">Ἑώρων δʼ αὐτὸν τὸν Φίλιππον,</text:span> <text:span text:style-name="Emphasis">πρὸς ὃν ἦν ἡμῖν ὁ ἀγών , ὑπὲρ ἀρχῆς καὶ δυναστείας τὸν</text:span> <text:span text:style-name="Emphasis">ὀφθαλμὸν ἐκκεκομμένον, τὴν κλεῖν κατεαγότα, τὴν χεῖρα,</text:span> <text:span text:style-name="Emphasis">τὸ σκέλος πεπηρωμένον, πᾶν ὅτι βουληθείη μέρος ἡ</text:span> <text:span text:style-name="Emphasis">τύχη τοῦ σώματος παρελέσθαι, τοῦτο προϊέμενον, ὥστε</text:span> <text:span text:style-name="Emphasis">τῷ λοιπῷ μετὰ τιμῆς καὶ δόξης ζῆν</text:span>.</text:p>
      <text:p text:style-name="Text_20_body">Haec aemulari volens Sallustius de Sertorio duce in <text:span text:style-name="Emphasis">Historiis ita</text:span> scripsit: ‘Magna gloria tribunus militum in Hispania T. Didio imperante, magno usui bello Marsico paratu militum et armorum fuit, multaque tum ductu eius iussuque patrata primo per ignobilitatem, deinde per invidiam scriptorum incelebrata sunt, quae vivus facie sua ostentabat aliquot adversis cicatricibus et effosso oculo. Quin ille dehonestamento corporis maxime laetabatur, neque illis anxius, quia reliqua gloriosius retinebat.’</text:p>
      <text:p text:style-name="Text_20_body">De utriusque his verbis T. Castricius cum iudicaret, ‘Nonne,’ inquit, ‘ultra naturae humanae modum est, dehonestamento corporis laetari? Siquidem laetitia dicitur exultatio quaedam animi gaudio <text:soft-page-break/>efferventior eventu rerum expetitarum.’</text:p>
      <text:p text:style-name="Text_20_body">‘Quanto illud sincerius veriusque et humanis magis condicionibus conveniens: <text:span text:style-name="Emphasis">πᾶν ὅτι ἂν βουληθείη</text:span> <text:span text:style-name="Emphasis">μέρος ἡ τύχη τοῦ σώματος παρελέσθαι, τοῦτο ποϊέμε</text:span>- <text:span text:style-name="Emphasis">νον.</text:span>’</text:p>
      <text:p text:style-name="Text_20_body">‘Quibus verbis,’ inquit, ‘ostenditur Philippus, non, ut Sertorius, corporis dehonestamento laetus, quod est,’ inquit, ‘insolens et inmodicum, sed prae studio laudis et honoris iacturarum damnorumque corporis contemptor, qui singulos artus suos fortunae prodigendos daret quaestu atque compendio gloriarum.’</text:p>
      <text:h text:style-name="Heading_20_3" text:outline-level="3">XXVIII</text:h>
      <text:h text:style-name="Heading_20_4" text:outline-level="4">Argument</text:h>
      <text:p text:style-name="Text_20_body">Non esse [compertum] cui deo rem divinam fieri oporteat, cum terra movet.</text:p>
      <text:p text:style-name="Text_20_body">QUAENAM esse causa videatur quamobrem terrae tremores fiant, non modo his communibus hominum sensibus opinionibusque incompertum, sed ne inter physicas quidem philosophias satis constitit ventorumne vi accidant specus hiatusque terrae subeuntium an aquarum subter in terrarum cavis undantium pulsibus fluctibusque, ita uti videntur existimasse antiquissimi Graecorum, qui Neptunum <text:span text:style-name="Emphasis">σεισίχθονα</text:span> appellaverunt, an cuius aliae rei causa alteriusve dei vi ac numine, nondum etiam, sicuti diximus, pro certo creditum.</text:p>
      <text:p text:style-name="Text_20_body">Propterea veteres Romani, cum in omnibus aliis vitae [officiis], tum in constituendis religionibus atque in dis inmortalibus animadvertendis castissimi [cautissimique], ubi terrain movisse senserant nuntiatumve erat, ferias eius rei</text:p>
      <text:p text:style-name="Text_20_body">causa edicto imperabant, sed dei nomen, ita uti solet, cui servari ferias oporteret, statuere et edicere quiescebant, ne alium pro alio nominando falsa religione populum alligarent. </text:p>
      <text:p text:style-name="Text_20_body">Eas ferias si quis polluisset piaculoque ob hane rem opus esset, hostiam ‘si deo, si deae’ immolabant, idque ita ex decreto pontificum observatum esse M. Varro dicit, quoniam et qua vi et per quem deorum dearumve terra tremeret incertum esset.</text:p>
      <text:p text:style-name="Text_20_body">Sed de lunae solisque defectionibus, non minus in eius rei causa reperienda sese exercuerunt. </text:p>
      <text:p text:style-name="Text_20_body">Quippe M. Cato, vir in cognoscendis rebus multi studii, incerta tamen et incuriose super ea re opinatus est. Verba Catonis ex <text:span text:style-name="Emphasis">Originum</text:span> quarto haec sunt:</text:p>
      <text:p text:style-name="Text_20_body">‘Non lubet scribere quod in tabula apud pontificem maximum est, quotiens annona cara, quotiens lunae aut solis lumine caligo aut quid obstiterit.’</text:p>
      <text:p text:style-name="Text_20_body">Usque adeo parvi fecit rationes veras solis et lunae deficientium vel scire vel dicere.</text:p>
      <text:h text:style-name="Heading_20_3" text:outline-level="3">XXIX</text:h>
      <text:h text:style-name="Heading_20_4" text:outline-level="4">Argument</text:h>
      <text:p text:style-name="Text_20_body">Apologus Aesopi Phrygis memoratu non inutilis</text:p>
      <text:p text:style-name="Text_20_body"><text:soft-page-break/>AESOPUS ille e Phrygia fabulator haut immerito sapiens existimatus est, cum quae utilia monitu suasuque erant, non severe neque imperiose praecepit et censuit, ut philosophis mos est, sed festivos </text:p>
      <text:p text:style-name="Text_20_body">delectabilesque apologos commentus, res salubriter ac prospicienter animadversas in mentes animosque hominum cum audiendi quadam inlecebra induit. </text:p>
      <text:p text:style-name="Text_20_body">Velut haec eius fabula de aviculae nidulo lepide atque iucunde promonet, spem fiduciamque rerum quas efficere quis possit haut umquam in alio, sed in semetipso habendam. </text:p>
      <text:p text:style-name="Text_20_body">‘Avicula,’ inquit, ‘est parva, nomen est cassita.’</text:p>
      <text:p text:style-name="Text_20_body">‘Habitat nidulaturque in segetibus, id ferme temporis, ut appetat messis pullis iam iam plumantibus.’</text:p>
      <text:p text:style-name="Text_20_body">‘Ea cassita in sementes forte congesserat tempestiviores; propterea frumentis flavescentibus pulli etiam tunc involucres erant.’</text:p>
      <text:p text:style-name="Text_20_body">‘Dum igitur ipsa iret cibum pullis quaesitum, monet eos ut, si quid ibi rei novae fieret dicereturve, animadverterent idque uti sibi, ubi redisset, nuntiarent.’</text:p>
      <text:p text:style-name="Text_20_body">‘Dominus postea segetum illarum filium adulescentem vocat et ‘Videsne,’ inquit, ‘haec ematuruisse et manus iam postulare? Idcirco die crastini, ubi primum diluculabit, fac amicos eas et roges veniant operamque mutuam dent et messim hanc nobis adiuvent.’’</text:p>
      <text:p text:style-name="Text_20_body">‘Haec ubi ille dixit, et discessit. Atque ubi redit cassita, pulli tremibundi, trepiduli circumstrepere orareque matrem ut iam statim properet inque alium locum sese asportet; ‘nam dominus,’ inquiunt, ‘misit qui amicos roget uti luce oriente veniant et metant.’’</text:p>
      <text:p text:style-name="Text_20_body">‘Mater iubet eos otioso animo esse: ‘Si enim dominus,’ inquit, ‘messim ad amicos reicit, crastino seges non metetur neque necessum est hodie uti vos auferam.’’</text:p>
      <text:p text:style-name="Text_20_body">‘Die,’</text:p>
      <text:p text:style-name="Text_20_body">inquit, ‘postero mater in pabulum volat. Dominus quos rogaverat opperitur. Sol fervit, et fit nihil; it dies, et amici nulli eunt.’</text:p>
      <text:p text:style-name="Text_20_body">‘[tum] ille rursum ad filium ‘amici isti magnam partem,’ inquit, ‘cessatores sunt. Quin potius imus et cognatos adfinesque nostros oramus ut assint eras tempori ad metendum?’’</text:p>
      <text:p text:style-name="Text_20_body">‘Itidem hoc pulli pavefacti matri nuntiant. Mater hortatur ut tum quoque sine metu ac sine cura sint, [cognatos] adfinesque nullos ferme tam esse obsequibiles ait, ut ad laborem capessendum nihil cunctentur et [statim] dicto oboediant: ‘Vos modo,’ inquit, ‘advertite, si modo quid denuo dicetur.’’</text:p>
      <text:p text:style-name="Text_20_body">‘Alia luce orta avis in pastum profecta est. Cognati et adfines opera, quam dare rogati sunt supersederunt.’</text:p>
      <text:p text:style-name="Text_20_body">‘Ad postremum igitur dominus filio: ‘Valeant,’ inquit, ‘amici cum propinquis. Afferes primo luci falces duas; unam egomet mihi et tu tibi capies alteram et frumentum nosmetipsi manibus nostris eras metemus.’’</text:p>
      <text:p text:style-name="Text_20_body"><text:soft-page-break/>‘Id ubi ex pullis dixisse dominum mater audivit, ‘Tempus,’ inquit, ‘est cedendi et abeundi; fiet nunc dubio procul quod futurum dixit. In ipso enim iam vertitur cuia res est, non in alio, unde petitur.’’</text:p>
      <text:p text:style-name="Text_20_body">‘Atque ita cassita nidum migravit, seges a domino demessa est.’</text:p>
      <text:p text:style-name="Text_20_body">Haec quidem est Aesopi fabula de amicorum et propinquorum levi plerumque et inani fiducia. </text:p>
      <text:p text:style-name="Text_20_body">Sed quid aliud sanctiores libri philosophorum monent quam ut in nobis tantum ipsis nitamur, </text:p>
      <text:p text:style-name="Text_20_body">alia autem omnia quae extra nos extraque nostrum animum sunt neque pro nostris neque pro nobis ducamus? </text:p>
      <text:p text:style-name="Text_20_body">Hunc </text:p>
      <text:p text:style-name="Text_20_body">Aesopi apologum Q. Ennius in <text:span text:style-name="Emphasis">Satiris</text:span> scite admodum et venuste versibus quadratis composuit. Quorum duo postremi isti sunt, quos habere cordi et memoriae operae pretium esse hercle puto:</text:p>
      <text:h text:style-name="Heading_20_3" text:outline-level="3">XXX</text:h>
      <text:h text:style-name="Heading_20_4" text:outline-level="4">Argument</text:h>
      <text:p text:style-name="Text_20_body">Quid observatum sit in undarum motibus, quae in mari alio atque alio modo fiunt austris flantibus aquilonibusque.</text:p>
      <text:p text:style-name="Text_20_body">Hoc saepenumero in undarum motu, quas aquilones venti quique ex eadem caeli regione aer fluit, faciunt […] in mari austri atque Africi.</text:p>
      <text:p text:style-name="Text_20_body">Nam fluctus, qui flante aquilone maximi et creberrimi excitantur, simul ac ventus posuit, sternuntur et conflaccescunt et mox fluctus esse desinunt. </text:p>
      <text:p text:style-name="Text_20_body">At non idem fit flante austro vel Africo; quibus iam nihil spirantibus undae tamen factae diutius tument et a vento quidem iamdudum tranquillae sunt, sed mare est etiam atque etiam undabundum.</text:p>
      <text:p text:style-name="Text_20_body">Eius rei causa esse haec coniectatur, quod venti a septentrionibus, ex altiore caeli parte in mare incidentes, deorsum in aquarum profunda quasi praecipites deferuntur undasque faciunt non prorsus inpulsas, sed imitus commotas, quae tantisper erutae volvuntur, dum </text:p>
      <text:p text:style-name="Text_20_body">illius infusi desuper spiritus vis manet. </text:p>
      <text:p text:style-name="Text_20_body">Austri vero et Africi, ad meridianum orbis circulum et ad partem axis infimam depressi, inferiores et humiles, per supreme aequoris euntes protrudunt magis fluctus quam eruunt, et idcirco non desuper laesae, sed propulsae in adversum aquae, etiam desistente flatu, retinent aliquantisper de pristino pulsu impetum. </text:p>
      <text:p text:style-name="Text_20_body">Id autem ipsum quod dicimus ex illis quoque Homericis versibus, si quis non incuriose legat, adminiculari potest. </text:p>
      <text:p text:style-name="Text_20_body">Nam de austri flatibus ita scripsit: </text:p>
      <text:p text:style-name="Text_20_body">contra autem de [borea],</text:p>
      <text:p text:style-name="Text_20_body"><text:soft-page-break/>quem ‘aquilonem’ nos appellamus, alio dicit modo:</text:p>
      <text:p text:style-name="Text_20_body">Ab aquilonibus enim, qui alti supernique sunt, fluctus excitatos quasi per prona volvi dicit, ab austris autem, his qui humiliores sunt, maiore vi quadam propelli sursum atque subici. Id enim significat verbum <text:span text:style-name="Emphasis">ὠθεῖ,</text:span>, sicut alio in loco:</text:p>
      <text:p text:style-name="Text_20_body">Id quoque a peritissimis rerum philosophis observatum est, austris spirantibus mare fieri glaucum et caeruleum, aquilonibus obscurius atriusque. Cuius rei causam, cum Aristotelis libros <text:span text:style-name="Emphasis">Problematorum</text:span> praecerperemus, notavi.</text:p>
      <text:h text:style-name="Heading_20_2" text:outline-level="2">Liber Tertius</text:h>
      <text:h text:style-name="Heading_20_3" text:outline-level="3">I</text:h>
      <text:h text:style-name="Heading_20_4" text:outline-level="4">Argument</text:h>
      <text:p text:style-name="Text_20_body">Quaesitum atque tractatum quam ob causam Sallustius avaritiam dixerit non [animum] modo virilem, sed corpus quoque ipsum [effeminare].</text:p>
      <text:p text:style-name="Text_20_body">HIEME iam decedente, apud balneas Titias in area subcalido sole cum Favorino philosopho ambulabamus; atque ibi inter ambulandum legebatur <text:span text:style-name="Emphasis">Catilina</text:span> Sallustii, quem in manu amici conspectum legi iusserat.</text:p>
      <text:p text:style-name="Text_20_body">Cumque haec verba ex eo libro lecta essent: ‘Avaritia pecuniae studium habet, quam nemo sapiens concupivit; ea quasi venenis malis imbuta corpus animumque virilem effeminat, semper infinita et insatiabilis est, neque copia neque inopia minuitur,’</text:p>
      <text:p text:style-name="Text_20_body">tum Favorinus me aspiciens ‘Quo,’ inquit, ‘pacto corpus hominis avaritia effeminat? Quid enim istuc sit, quod animum virilem ab ea effeminari dixit, videor ferme assequi, set quonam modo corpus quoque hominis effeminet nondum [reperio].’ ‘Et ego,’</text:p>
      <text:p text:style-name="Text_20_body">inquam, ‘longe iamdiu in eo ipse quaerendo fui ac, nisi tu occupasses, ultro te hoc rogassem.’</text:p>
      <text:p text:style-name="Text_20_body">Vix ego haec dixeram cunctabundus, atque inibi quispiam de sectatoribus Favorini, qui videbatur esse </text:p>
      <text:p text:style-name="Text_20_body">in litteris veterator, ‘Valerium,’ inquit, ‘Probum audivi haec dicere: usum esse Sallustium circumlocutione quadam poetica et, cum dicere vellet hominem avaritia corrumpi, corpus et animum dixisse, quae duae res hominem demonstrarent; namque homo ex anima et corpore est.’</text:p>
      <text:p text:style-name="Text_20_body">‘Numquam,’ inquit Favorinus, ‘quod equidem scio, tam inportuna tamque audaci argutia fuit noster Probus, ut Sallustium, vel subtilissimum brevitatis artificem, periphrasis poetarum facere diceret.’</text:p>
      <text:p text:style-name="Text_20_body">Erat tum nobiscum in eodem ambulacro homo quispiam sane doctus. </text:p>
      <text:p text:style-name="Text_20_body">Is quoque a Favorino rogatus ecquid haberet super ea re dicere, huiuscemodi verbis usus est: </text:p>
      <text:p text:style-name="Text_20_body">‘Quorum,’ inquit, ‘avaritia mentem tenuit et corrupit quique sese quaerundae undique pecuniae dediderunt, eos plerosque tali genere vitae occupatos videmus, ut sicuti alia in his omnia prae <text:soft-page-break/>pecunia, ita labor quoque virilis exercendique corporis studium relictui sit.’</text:p>
      <text:p text:style-name="Text_20_body">‘Negotiis enim se plerumque umbraticis et sellulariis quaestibus intentos habent, in quibus omnis eorum vigor animi corporisque elanguescit et, quod Sallustius ait, ‘effeminatur.’’</text:p>
      <text:p text:style-name="Text_20_body">Tum Favorinus legi denuo verba eadem Sallustii iubet atque, ubi lecta sunt, ‘Quid igitur,’ inquit, ‘dicimus, quod multos videre est pecuniae cupidos et eosdem tamen corpore esse vegeto ac valenti?’</text:p>
      <text:p text:style-name="Text_20_body">Tum ille ita respondit: ‘Respondes non hercle inscite. Quisquis,’ inquit, ‘est pecuniae cupiens et corpore tamen est bene habito ac strenuo, aliarum quoque rerum vel studio vel exercitio eum teneri necessum est atque in sese colendo non aeque esse parcum.’</text:p>
      <text:p text:style-name="Text_20_body">‘Nam si avaritia sola summa omnes hominis partes affectionesque occupet et si ad incuriam usque corporis grassetur, ut per illam unam neque virtutis neque virium neque corporis neque animi cura adsit, tum denique id vere dici potest effeminando esse et animo et corpori, si qui neque sese neque aliud curent, nisi pecuniam.’</text:p>
      <text:p text:style-name="Text_20_body">Tum Favorinus ‘Aut hoc,’ inquit, ‘quod dixisti, probabile est, aut Sallustius odio avaritiae plus quam par fuit eam criminatus est.’</text:p>
      <text:h text:style-name="Heading_20_3" text:outline-level="3">II</text:h>
      <text:h text:style-name="Heading_20_4" text:outline-level="4">Argument</text:h>
      <text:p text:style-name="Text_20_body">Quemnam esse natalem diem M. Varro dicat, qui ante noctis horam sextam postve [eam] nati sunt; atque inibi de temporibus terminisque dierum qui civiles nominantur et usquequaque gentium varie observantur; et praeterea quid Q. Mucius scripserit super ea muliere quae a marito non iure se usurpavisset, quod rationem civilis anni non habuerit.</text:p>
      <text:p text:style-name="Text_20_body">QUAERI solitum est, qui noctis hora tertia quartave sive qua alia nati sunt, uter dies natalis haberi appellarique debeat, isne quem nox ea consecuta est, an qui dies noctem consecutus est. </text:p>
      <text:p text:style-name="Text_20_body">M. Varro in libro <text:span text:style-name="Emphasis">Rerum [humanarum],</text:span> quem <text:span text:style-name="Emphasis">De Diebus</text:span> scripsit, ‘homines,’ inquit, ‘qui inde a media nocte ad proximam mediam noctem in his horis viginti quattuor nati sunt, uno die nati dicuntur.’</text:p>
      <text:p text:style-name="Text_20_body">Quibus verbis ita videtur dierum observationem divisisse, ut qui post solem occasum ante mediam noctem natus sit, is ei dies natalis sit, a quo die ea nox coeperit; contra vero, qui in sex noctis horis posterioribus nascatur, eo die videri natum, qui post [eam] noctem diluxerit.</text:p>
      <text:p text:style-name="Text_20_body">Athenienses autem aliter observare, idem Varro in eodem libro scripsit, eosque a sole occaso ad solem iterum occidentem omne id medium tempus unum diem esse dicere. </text:p>
      <text:p text:style-name="Text_20_body">Babylonios porro aliter; a sole enim exorto ad exortum eiusdem incipientem totum id spatium unius diei nomine appellare;</text:p>
      <text:p text:style-name="Text_20_body">multos vero in terra Umbria unum et eundem diem esse dicere a meridie ad insequentem meridiem; ‘quod quidem,’ inquit, ‘nimis absurdum est. Nam qui Kalendis hora sexta apud Umbros natus est, <text:soft-page-break/>dies eius natalis videri debebit et Kalendarum dimidiarum et qui est post Kalendas dies ante horam eius diei sextam.’</text:p>
      <text:p text:style-name="Text_20_body">Populum autem Romanum ita, uti Varro dixit, dies singulos adnumerare a media nocte ad mediam proximam, multis argumentis ostenditur. </text:p>
      <text:p text:style-name="Text_20_body">Sacra sunt Romana partim diurna, alia nocturna, sed ea quae inter noctem fiunt diebus addicuntur, non noctibus; </text:p>
      <text:p text:style-name="Text_20_body">quae igitur sex posterioribus noctis horis fiunt, eo die fieri dicuntur qui proximus eam noctem </text:p>
      <text:p text:style-name="Text_20_body">inlucescit. </text:p>
      <text:p text:style-name="Text_20_body">Ad hoc ritus quoque et mos auspicandi eandem esse observationem docet; nam magistratus, quando uno die eis auspicandum est et id super quo auspicaverunt agendum, post mediam noctem auspicantur et post meridiem sole magno agunt, auspicatique esse et egisse eodem die dicuntur.</text:p>
      <text:p text:style-name="Text_20_body">Praeterea tribuni plebei, quos nullum diem [abesse] Roma licet, cum post mediam noctem proficiscuntur et post primam facem ante mediam sequentem revertuntur, non videntur afuisse unum diem, quoniam, ante horam noctis sextam regressi, parte aliqua illius in urbe Roma sunt.</text:p>
      <text:p text:style-name="Text_20_body">Q. quoque Mucium iureconsultum dicere solitum legi, non esse usurpatam mulierem, quae, cum Kalendis Ianuariis apud virum matrimonii causa esse coepisset, ante diem IV. Kalendas Ianuarias sequentes [usurpatum] isset;</text:p>
      <text:p text:style-name="Text_20_body">non enim posse impleri trinoctium, quod abesse a viro usurpandi causa ex <text:span text:style-name="Emphasis">Duodecim Tabulis</text:span> deberet, quoniam tertiae noctis posterioris sex horae alterius anni essent, qui inciperet ex Kalendis.</text:p>
      <text:p text:style-name="Text_20_body">Istaec autem omnia de dierum temporibus et finibus ad observationem disciplinamque iuris antiqui pertinentia cum in libris veterum inveniremus, non dubitabamus quin Vergilius quoque id ipsum </text:p>
      <text:p text:style-name="Text_20_body">ostenderit, non exposite atque aperte, sed, ut [hominem] decuit poeticas res agentem, recondita et quasi operta veteris ritus significatione:</text:p>
      <text:p text:style-name="Text_20_body">His enim versibus oblique, sicuti dixi, admonere voluit, diem quem Romani ‘civilem’ appellaverunt a sexta noctis hora oriri.</text:p>
      <text:h text:style-name="Heading_20_3" text:outline-level="3">III</text:h>
      <text:h text:style-name="Heading_20_4" text:outline-level="4">Argument</text:h>
      <text:p text:style-name="Text_20_body">De noscendis explorandisque Plauti comoediis, [quoniam] [promisce] verae atque falsae nomine eius [inscriptae] feruntur; atque inibi, quod Plautus in pistrino et Naevius in carcere fabulas scriptitarint.</text:p>
      <text:p text:style-name="Text_20_body">VERUM esse comperior quod quosdam bene litteratos homines dicere audivi, qui plerasque Plauti comoedias curiose atque contente lectitarunt, non indicibus Aelii nec Sedigiti nec Claudii nec Aurelii nec Accii nec Manilii super his fabulis quae dicuntur ‘ambiguae’ crediturum, sed ipsi Plauto moribusque ingeni atque linguae eius.</text:p>
      <text:p text:style-name="Text_20_body"><text:soft-page-break/>Hac enim iudicii norma Varronem quoque usum videmus. </text:p>
      <text:p text:style-name="Text_20_body">Nam praeter illas unam et viginti quae ‘Varronianae’ vocantur, quas idcirco a ceteris segregavit, quoniam dubiosae non erant set consensu omnium Plauti esse censebantur, quasdam item alias probavit</text:p>
      <text:p text:style-name="Text_20_body">adductus filo atque facetia sermonis Plauto congruentis easque iam nominibus aliorum occupatas Plauto vindicavit, sicuti istam quam nuperrime legebamus, cui est nomen <text:span text:style-name="Emphasis">Boeotia.</text:span></text:p>
      <text:p text:style-name="Text_20_body">Nam cum in illis una et viginti non sit et esse Aquili dicatur, nihil tamen Varro dubitavit quin Plauti foret, neque alius quisquam non infrequens Plauti lector dubitaverit, si vel hos solos ex ea fabula versus cognoverit, qui quoniam sunt, ut de illius Plauti more dicam, Plautinissimi, propterea et meminimus eos et ascripsimus. </text:p>
      <text:p text:style-name="Text_20_body">Parasitus ibi esuriens haec dicit:</text:p>
      <text:p text:style-name="Text_20_body">Favorinus quoque noster, cum <text:span text:style-name="Emphasis">Nervulariam</text:span> Plauti legerem, quae inter incertas habita est, et audisset ex ea comoedia versum hunc:</text:p>
      <text:p text:style-name="Text_20_body">delectatus faceta verborum antiquitate, meretricum vitia atque deformitates significantium, ‘vel unus hercle,’ inquit, ‘hic versus Plauti esse hanc fabulam satis potest fidei fecisse.’</text:p>
      <text:p text:style-name="Text_20_body">Nos quoque ipsi nuperrime, cum legeremus <text:span text:style-name="Emphasis">Fretum</text:span>—nomen est id comoediae quam Plauti esse quidam non putant,—haut quicquam dubitavimus quin ea Plauti foret, et omnium quidem maxime genuina.</text:p>
      <text:p text:style-name="Text_20_body">Ex qua duo hos versus exscripsimus, ut historiam quaereremus oraculi Arretini:</text:p>
      <text:p text:style-name="Text_20_body">M. tamen Varro in libro <text:span text:style-name="Emphasis">De Comoediis Plautinis</text:span> primo Accii verba haec ponit: ‘Nam nec <text:span text:style-name="Emphasis">Geminei Lenones</text:span> nec <text:span text:style-name="Emphasis">Condalium</text:span> nec <text:span text:style-name="Emphasis">Anus</text:span> Plauti, nec <text:span text:style-name="Emphasis">Bis Coimpressa</text:span> nec <text:span text:style-name="Emphasis">Boeotia</text:span> umquam fuit, neque adeo <text:span text:style-name="Emphasis">Agroecus</text:span> neque <text:span text:style-name="Emphasis">Commorientes</text:span> Macci Titi.’</text:p>
      <text:p text:style-name="Text_20_body">In eodem libro M. Varronis id quoque scriptum, et Plautium fuisse quempiam poetam comoediarum. Quoniam fabulae eae ‘Plauti’ inscriptae forent, acceptas esse quasi Plautinas, cum essent non a Plauto Plautinae, sed a Plautio Plautianae.</text:p>
      <text:p text:style-name="Text_20_body">Feruntur autem sub Plauti nomine [comoediae] circiter centum atque triginta;</text:p>
      <text:p text:style-name="Text_20_body">sed homo eruditissimus L. Aelius quinque et viginti eius esse solas existimavit. </text:p>
      <text:p text:style-name="Text_20_body">Neque tamen dubium est quin istaec quae scriptae a Plauto non videntur et nomini eius addicuntur, veterum poetarum fuerint et ab eo retractatae et expolitae sint ac propterea resipiant stilum Plautinum.</text:p>
      <text:p text:style-name="Text_20_body">Sed enim <text:span text:style-name="Emphasis">Saturionem</text:span> et <text:span text:style-name="Emphasis">Addictum</text:span> et tertiam quandam, cuius nunc mihi nomen non subpetit, in pistrino eum scripsisse Varro et plerique alii memoriae tradiderunt, cum, pecunia omni quam in operas artificum scaenicorum [pepererat], in mercatibus perdita, inops Romam redisset et ob quaerendum victum ad circumagendas molas quae ‘trusatiles’ appellantur, operam pistori locasset.</text:p>
      <text:p text:style-name="Text_20_body">Sicuti de Naevio quoque accepimus fabulas eum in carcere duas scripsisse, <text:span text:style-name="Emphasis">Hariolum</text:span> et <text:span text:style-name="Emphasis">Leontem,</text:span> <text:soft-page-break/>cum ob assiduam maledicentiam et probra in principes civitatis de Graecorum poetarum more dicta in vincula Romae a triumviris coniectus esset. Unde post a tribunis plebis exemptus est, cum in his quas supra dixi fabulis delicta sua et petulantias dictorum quibus multos ante laeserat diluisset.</text:p>
      <text:h text:style-name="Heading_20_3" text:outline-level="3">IV</text:h>
      <text:h text:style-name="Heading_20_4" text:outline-level="4">Argument</text:h>
      <text:p text:style-name="Text_20_body">Quod P. Africano et aliis tunc viris nobilibus ante aetatem senectam barbam et genas radere mos patrius fuit.</text:p>
      <text:p text:style-name="Text_20_body">IN libris quos de vita P. Scipionis Africani compositos legimus, scriptum esse animadvertimus P. Scipioni, Pauli filio, postquam de Poenis triumphaverat censorque fuerat, diem dictum esse ad populum a Claudio Asello tribuno plebis, cui equum in censura ademerat, eumque, cum esset reus, neque barbam desisse radi neque candida veste uti neque fuisse cultu solito reorum. </text:p>
      <text:p text:style-name="Text_20_body">Sed cum in eo tempore Scipionem minorem quadraginta annorum fuisse constaret, quod de barba rasa ita scriptum esset mirabamur. </text:p>
      <text:p text:style-name="Text_20_body">Comperimus autem ceteros quoque in isdem temporibus nobiles viros barbam in eiusmodi aetate rasitavisse, idcircoque plerasque imagines veterum, non admodum senum, sed in medio aetatis, ita factas videmus.</text:p>
      <text:h text:style-name="Heading_20_3" text:outline-level="3">V</text:h>
      <text:h text:style-name="Heading_20_4" text:outline-level="4">Argument</text:h>
      <text:p text:style-name="Text_20_body">Deliciarum vitium et mollities oculorum et corporis ab Arcesila philosopho cuidam obprobrata acerbe simul et festiviter.</text:p>
      <text:p text:style-name="Text_20_body">PLUTARCHUS refert Arcesilaum philosophum vehementi verbo usum esse de quodam nimis delicato </text:p>
      <text:p text:style-name="Text_20_body">divite, qui incorruptus tamen et a stupro integer dicebatur. </text:p>
      <text:p text:style-name="Text_20_body">Nam cum vocem eius infractam capillumque arte compositum et oculos ludibundos atque inlecebrae voluptatisque plenos videret, ‘Nihil interest,’ inquit, ‘quibus membris cinaedi sitis, [posterioribus] an prioribus.’</text:p>
      <text:h text:style-name="Heading_20_3" text:outline-level="3">VI</text:h>
      <text:h text:style-name="Heading_20_4" text:outline-level="4">Argument</text:h>
      <text:p text:style-name="Text_20_body">De vi atque natura palmae arboris, quod lignum ex ea ponderibus positis renitatur.</text:p>
      <text:p text:style-name="Text_20_body">PER hercle rem mirandam Aristoteles in septimo <text:span text:style-name="Emphasis">Problematorum</text:span> et Plutarchus in octavo <text:span text:style-name="Emphasis">Symposiacorum</text:span> dicit.</text:p>
      <text:p text:style-name="Text_20_body"><text:soft-page-break/>‘Si super palmae,’ inquiunt, ‘arboris lignum magna pondera inponas ac tam graviter urgeas oneresque, ut [magnitudo] oneris sustineri non queat, non deorsum palma cedit nec intra flectitur, sed adversus pondus resurgit et sursum nititur recurvaturque’ ;</text:p>
      <text:p text:style-name="Text_20_body">‘propterea,’ inquit Plutarchus, ‘in certaminibus palmam signum esse placuit victoriae, quoniam ingenium ligni eiusmodi est, ut urgentibus opprimentibusque non cedat.’</text:p>
      <text:h text:style-name="Heading_20_3" text:outline-level="3">VII</text:h>
      <text:h text:style-name="Heading_20_4" text:outline-level="4">Argument</text:h>
      <text:p text:style-name="Text_20_body">Historia ex annalibus sumpta de Q. Caedicio tribuno [militum]; verbaque ex <text:span text:style-name="Emphasis">Originibus</text:span> M. Catonis apposita, quibus Caedici virtutem cum Spartano Leonida aequiperat.</text:p>
      <text:p text:style-name="Text_20_body">PULCRUM, dii boni, facinus Graecarumque facundiarum magniloquentia condignum M. Cato libris </text:p>
      <text:p text:style-name="Text_20_body"><text:span text:style-name="Emphasis">Originum</text:span> de Q. Caedicio tribuno militum scriptum reliquit.</text:p>
      <text:p text:style-name="Text_20_body">Id profecto est ad hanc ferme sententiam: Imperator Poenus in terra Sicilia, bello Carthaginiensi primo, obviam Romano exercitu progreditur, colles locosque idoneos prior occupat. Milites Romani, uti res nata est, </text:p>
      <text:p text:style-name="Text_20_body">in locum insinuant fraudi et perniciei obnoxium. </text:p>
      <text:p text:style-name="Text_20_body">Tribulus ad consulem venit, ostendit exitium de loci importunitate et hostium circumstantia maturum. </text:p>
      <text:p text:style-name="Text_20_body">‘Censeo,’ inquit, ‘si rem servare vis, faciundum ut quadringentos aliquos milites ad verrucam illam,’ sic enim Cato locum editum asperumque appellat, ‘ire iubeas, eamque uti occupent imperes horterisque; hostes profecto ubi id viderint, fortissimus quisque et promptissimus ad occursandum pugnandumque in eos praevertentur unoque illo negotio sese alligabunt atque illi omnes quadringenti procul dubio obtruncabuntur.’</text:p>
      <text:p text:style-name="Text_20_body">‘Tunc interea, occupatis in ea caede hostibus, tempus exercitus ex hoc loco educendi habebis.’</text:p>
      <text:p text:style-name="Text_20_body">‘Alia nisi haec salutis via nulla est.’ Consul tribuno respondit, consilium quidem istud aeque providens sibi viderier; ‘sed istos,’ inquit, ‘milites quadringentos ad eum locum in hostium cuneos quisnam erit qui ducat?’</text:p>
      <text:p text:style-name="Text_20_body">‘Si alium,’ inquit tribunus, ‘neminem [reperis], me licet ad hoc periculum utare; ego hanc tibi et reipublicae animam do.’</text:p>
      <text:p text:style-name="Text_20_body">Consul tribuno gratias laudesque agit. </text:p>
      <text:p text:style-name="Text_20_body">Tribunus et quadringenti ad moriendum proficiscuntur. </text:p>
      <text:p text:style-name="Text_20_body">Hostes eorum </text:p>
      <text:p text:style-name="Text_20_body">audaciam demirantur, quorsum ire pergant in expectando sunt. </text:p>
      <text:p text:style-name="Text_20_body"><text:soft-page-break/>Sed ubi apparuit ad eam verrucam occupandam iter intendere, mittit adversum illos imperator Carthaginiensis peditatum equitatumque quos in exercitu viros habuit strenuissimos.</text:p>
      <text:p text:style-name="Text_20_body">Romani milites circumveniuntur, circumventi repugnant; </text:p>
      <text:p text:style-name="Text_20_body">fit proelium diu anceps. </text:p>
      <text:p text:style-name="Text_20_body">Tandem superat multitudo.</text:p>
      <text:p text:style-name="Text_20_body">Quadringenti omnes cum tribuno perfossi gladiis aut missilibus operti cadunt.</text:p>
      <text:p text:style-name="Text_20_body">Consul interim, dum ibi pugnatur, se in locos tutos atque editos subducit.</text:p>
      <text:p text:style-name="Text_20_body">Sed quod illi tribuno, duci militum quadringentorum, divinitus in eo proelio usus venit, non iam nostris, sed ipsius Catonis verbis subiecimus: </text:p>
      <text:p text:style-name="Text_20_body">‘Dii inmortales tribuno militum fortunam ex virtute eius dedere. Nam ita evenit: cum saucius multifariam ibi factus esset, tamen vulnus capiti nullum evenit, eumque inter mortuos, defetigatum vulneribus atque quod sanguen eius defluxerat, cognovere. Eum sustulere, isque convaluit, saepeque post illa operam reipublicae fortem atque strenuam [perhibuit] illoque facto, quod illos milites subduxit, exercitum ceterum servavit. Sed idem benefactum quo in loco ponas, nimium interest. Leonides Laco, qui simile apud Thermopylas fecit, propter eius virtutes omnis Graecia gloriam atque gratiam praecipuam claritudinis inclitissimae decoravere monumentis: signis, statuis, elogiis, historiis aliisque rebus gratissimum id eius factum habuere; at tribuno militum parva laus pro factis relicta, qui idem fecerat atque rem servaverat.’</text:p>
      <text:p text:style-name="Text_20_body">Hanc Q. Caedici tribuni virtutem M. Cato tali suo testimonio decoravit. </text:p>
      <text:p text:style-name="Text_20_body">Claudius autem Quadrigarius <text:span text:style-name="Emphasis">Annalis</text:span> tertio non Caedicio nomen fuisse ait, sed Laberio.</text:p>
      <text:h text:style-name="Heading_20_3" text:outline-level="3">VIII</text:h>
      <text:h text:style-name="Heading_20_4" text:outline-level="4">Argument</text:h>
      <text:p text:style-name="Text_20_body">Litterae eximiae consulum C. Fabricii et Q. Aemilii ad regem Pyrrum, a Q. Claudio scriptore historiarum in [memoriam] datae.</text:p>
      <text:p text:style-name="Text_20_body">CUM Pyrrus rex in terra Italia esset et unam atque alteram pugnas prospere pugnasset satisque agerent Romani et pleraque Italia ad regem descivisset, tum Ambraciensis quispiam Timochares, regis Pyrri amicus, ad C. Fabricium consulem furtim venit ac praemium petivit et, si de praemio conveniret, promisit regem venenis necare, idque facile esse factu dixit, quoniam filius suus pocula in convivio regi ministraret.</text:p>
      <text:p text:style-name="Text_20_body">Eam rem Fabricius ad senatum scripsit. </text:p>
      <text:p text:style-name="Text_20_body">Senatus ad regem legatos misit mandavitque ut de Timochare nihil proderent, sed monerent uti rex circumspectius ageret atque a proximorum insidiis salutem tutaretur. </text:p>
      <text:p text:style-name="Text_20_body">Hoc ita, uti diximus, in Valeri Antiatis <text:span text:style-name="Emphasis">Historia</text:span> scriptum est.</text:p>
      <text:p text:style-name="Text_20_body"><text:soft-page-break/>Quadrigarius autem in libro tertio non Timocharem, sed Niciam adisse ad consulem scripsit, neque legatos a senatu missos, sed a consulibus, et Pyrrum populo Romano laudes atque gratias scripsisse</text:p>
      <text:p text:style-name="Text_20_body">captivosque omnes quos tum habuit vestivisse et reddidisse.</text:p>
      <text:p text:style-name="Text_20_body">Consules tum fuerunt C. Fabricius et Q. Aemilius. </text:p>
      <text:p text:style-name="Text_20_body">Litteras, quas ad regem Pyrrum super ea causa miserunt, Claudius Quadrigarius scripsit fuisse hoc exemplo: </text:p>
      <text:p text:style-name="Text_20_body">Nos pro tuis iniuriis continuis animo tenus commoti inimiciter tecum bellare studemus. Sed communis exempli et fidei ergo visum ut te salvum velimus, ut esset quem armis vincere possemus. Ad nos venit Nicias familiaris tuus, qui sibi praemium a nobis peteret, si te clam interfecisset. Id nos negavimus velle, neve ob eam rem quicquam commodi expectaret, et simul visum est ut te certiorem faceremus, ne quid eiusmodi, si accidisset, nostro consilio civitates putarent [factum], et quod nobis non placet pretio aut praemio aut dolis pugnare. Tu, nisi caves, iacebis."</text:p>
      <text:h text:style-name="Heading_20_3" text:outline-level="3">IX</text:h>
      <text:h text:style-name="Heading_20_4" text:outline-level="4">Argument</text:h>
      <text:p text:style-name="Text_20_body">Quis et cuiusmodi fuerit qui in proverbio fertur equus Seianus; et qualis color equorum sit qui ‘spadices’ vocantur; deque istius vocabuli ratione.</text:p>
      <text:p text:style-name="Text_20_body">GAVIUS BASSUS in <text:span text:style-name="Emphasis">[commentariis]</text:span> suis, item [Iulius] Modestus in secundo <text:span text:style-name="Emphasis">Quaestionum Confusarum,</text:span> historiam de equo Seiano tradunt dignam memoria</text:p>
      <text:p text:style-name="Text_20_body">atque admiratione: </text:p>
      <text:p text:style-name="Text_20_body">Gnaeum Seium quempiam scribam fuisse eumque habuisse equum natum Argis in terra Graecia, de quo fama constans esset tamquam de genere equorum progenitus foret qui Diomedis Thracis fuissent, quos Hercules, Diomede occiso, e Thracia Argos perduxisset. </text:p>
      <text:p text:style-name="Text_20_body">Eum equum fuisse dicunt magnitudine invisitata, cervice ardua, colore poeniceo, flora et comanti iuba, omnibusque aliis equorum laudibus quoque longe praestitisse; sed eundem equum tali fuisse fato sive fortuna ferunt, ut quisquis haberet eum possideretque, ut is cum omni domo, familia fortunisque omnibus suis ad internecionem deperiret. </text:p>
      <text:p text:style-name="Text_20_body">Itaque primum illum Gnaeum Seium, dominum eius, a M. Antonio, qui postea triumvirum reipublicae constituendae fuit, capitis damnatum, miserando supplicio affectum esse; eodem tempore Cornelium Dolabellam consulem, im Syriam proficiscentem, fama istius equi [adductum] Argos devertisse cupidineque habendi eius exarsisse emisseque eum sestertiis centum milibus; sed ipsum quoque Dolabellam in Syria bello civili obsessum atque interfectum esse; mox eundem equum, qui Dolabellae fuerat, C. Cassium, qui Dolabellam obsederat, abduxisse.</text:p>
      <text:p text:style-name="Text_20_body">Eum Cassium postea satis notum est victis partibus fusoque exercitu suo miseram mortem oppetisse, deinde post Antonium, post interitum Cassii parta victoria, equum illum nobilem Cassi requisisse et, cum eo potitus esset, ipsum quoque postea victum atque desertum, detestabili exitio interisse. </text:p>
      <text:p text:style-name="Text_20_body"><text:soft-page-break/>Hinc proverbium de hominibus </text:p>
      <text:p text:style-name="Text_20_body">calamitosis ortum dicique solitum: ‘<text:span text:style-name="Emphasis">Ille</text:span> homo habet equum Seianum.’</text:p>
      <text:p text:style-name="Text_20_body">Eadem sententia est illius quoque veteris proverbii, quod ita dictum accepimus: ‘aurum Tolosanum.’ Nam cum oppidum Tolosanum in terra Gallia Quintus Caepio consul diripuisset multumque auri in eius oppidi templis fuisset, quisquis ex ea direptione aurum attigit misero cruciabilique exitu periit.</text:p>
      <text:p text:style-name="Text_20_body">Hunc equum Gavius Bassus vidisse se Argis refert haut credibili pulcritudine vigoreque et colore exuberantissimo.</text:p>
      <text:p text:style-name="Text_20_body">Quem colorem nos, sicuti dixi, poeniceum dicimus, Graeci partim <text:span text:style-name="Emphasis">φοίνικα,</text:span> alii <text:span text:style-name="Emphasis">σπάδικα</text:span> appellant, quoniam palmae termes ex arbore cum fructu avulsus ‘spadix’ dicitur.</text:p>
      <text:h text:style-name="Heading_20_3" text:outline-level="3">X</text:h>
      <text:h text:style-name="Heading_20_4" text:outline-level="4">Argument</text:h>
      <text:p text:style-name="Text_20_body">Quod est quaedam septenarii numeri vis et facultas in multis naturae rebus [animaduersa], de qua M. Varro in <text:span text:style-name="Emphasis">Hebdomadibus</text:span> disserit copiose.</text:p>
      <text:p text:style-name="Text_20_body">M. VARRO in primo librorum qui inscribuntur <text:span text:style-name="Emphasis">Hebdomades</text:span> vel <text:span text:style-name="Emphasis">De Imaginibus,</text:span> septenarii numeri, quem Graece <text:span text:style-name="Emphasis">ἑβδομάδα</text:span> appellant, virtutes potestatesque multas variasque dicit.</text:p>
      <text:p text:style-name="Text_20_body">‘Is namque numerus,’ inquit, ‘septentriones maiores minoresque in caelo facit, item vergilias, quas <text:span text:style-name="Emphasis">πλειάδας</text:span> Graeci vocant, facit etiam stellas quas alii ‘erraticas,’ P. Nigidius ‘errones’ appellat.’</text:p>
      <text:p text:style-name="Text_20_body">Circulos quoque ait in caelo circum longitudinem axis septem esse; ex quis duos minimos, qui axem extimum tangunt, <text:span text:style-name="Emphasis">πόλους</text:span> appellari dicit; sed eos in sphaera, quae <text:span text:style-name="Emphasis">κρικωτὴ</text:span> vocatur, propter brevitatem non inesse. Ac neque ipse zodiacus septenario numero caret;</text:p>
      <text:p text:style-name="Text_20_body">nam in septimo signo fit solstitium a bruma, in septimo bruma a solstitio, in septimo aequinoctium ab aequinoctio. </text:p>
      <text:p text:style-name="Text_20_body">Dies deinde illos quibus alcyones hieme anni in aqua nidulantur, eos quoque septem esse dicit. </text:p>
      <text:p text:style-name="Text_20_body">Praeterea scribit lunae curriculum confici integris quater septenis diebus: ‘nam die duo- detricesimo luna,’ inquit, ‘ex quo vestigio profecta est, eodem redit,’ auctoremque opinionis huius Aristidem esse Samium; in qua re non id solum animadverti debere dicit quod quater septenis, id est octo et viginti, diebus conficeret luna iter suum, sed quod is numerus septenarius, si ab uno profectus, dum ad semetipsum progreditur, omnes per quos progressus est numeros comprehendat ipsumque se addat, facit numerum octo et viginti, quot dies sunt curriculi lunaris.</text:p>
      <text:p text:style-name="Text_20_body">Ad homines quoque </text:p>
      <text:p text:style-name="Text_20_body">nascendos vim numeri istius porrigi pertinereque ait: ‘Nam cum in uterum,’ inquit, ‘mulieris genitale semen datum est, primis septem diebus conglobatur, coagulaturque fitque ad capiendam figuram idoneum. Post deinde quarta hebdomade, quod eius virile secus futurum est, caput et spina, quae est in dorso, informatur. Septima autem fere hebdomade, id est nono et quadragesimo die, <text:soft-page-break/>totus,’ inquit, ‘homo in utero absolvitur.’</text:p>
      <text:p text:style-name="Text_20_body">Illam quoque vim numeri huius observatam refert, quod ante mensem septimum neque mas neque femina salubriter ac secundum naturam nasci potest, et quod hi qui iustissime in utero sunt, post ducentos septuaginta tres dies postquam sunt concepti, quadragesima denique hebdomade inita nascuntur.</text:p>
      <text:p text:style-name="Text_20_body">Pericula quoque vitae fortunarumque omnium, quae ‘climacteras’ Chaldaei appellant, gravissimos quosque fieri septenarios.</text:p>
      <text:p text:style-name="Text_20_body">Praeter hoc, modum esse dicit summum adolescendi humani corporis septem pedes. </text:p>
      <text:p text:style-name="Text_20_body">Quod esse magis verum arbitramur quam quod Herodotus, homo fabulator, in primo <text:span text:style-name="Emphasis">Historiarum</text:span> inventum esse sub terra scripsit Oresti corpus cubita longitudinis habens septem, quae faciunt pedes duodecim et quadrantem, nisi si, ut Homerus opinatus est, vastiora prolixioraque fuerunt corpora hominum antiquiorum et nunc, quasi iam mundo senescente, rerum atque hominum decrementa sunt.</text:p>
      <text:p text:style-name="Text_20_body">Dentes </text:p>
      <text:p text:style-name="Text_20_body">quoque et in septem mensibus primis et septenos ex utraque parte gigni ait et cadere annis septimis et genuinos adnasci annis fere bis septenis. </text:p>
      <text:p text:style-name="Text_20_body">Venas etiam in hominibus, vel potius arterias, medicos musicos dicere ait numero moveri septenario, quod ipsi appellant <text:span text:style-name="Emphasis">τὴν διὰ τεσσάρων συμφωνίαν,</text:span> quae fit in collatione quaternarii numeri.</text:p>
      <text:p text:style-name="Text_20_body">Discrimina etiam periculorum in morbis maiore vi fieri putat in diebus qui conficiuntur ex numero septenario, eosque dies omnium maxime, ita ut medici appellant, <text:span text:style-name="Emphasis">κρισίμους</text:span> videri primam hebdomadam et secundam et tertiam.</text:p>
      <text:p text:style-name="Text_20_body">Neque non id etiam sumit ad vim facultatesque eius numeri augendas, quod, quibus inedia mori consilium est, septimo [demum] die mortem oppetunt.</text:p>
      <text:p text:style-name="Text_20_body">Haec Varro de numero septenario scripsit admodum conquisite. Sed alia quoque ibidem congerit frigidiuscula: veluti septem opera esse in orbe terrae miranda et sapientes item veteres septem fuisse et curricula ludorum circensium sollemnia septem esse et ad oppugnandas Thebas duces septem delectos. </text:p>
      <text:p text:style-name="Text_20_body">Tum ibi addit, se quoque iam duodecimam annorum hebdomadam ingressum esse et ad eum diem septuaginta hebdomadas librorum conscripsisse, ex quibus aliquammultos, cum proscriptus esset, direptis bibliothecis suis non comparuisse. </text:p>
      <text:h text:style-name="Heading_20_3" text:outline-level="3">XI</text:h>
      <text:h text:style-name="Heading_20_4" text:outline-level="4">Argument</text:h>
      <text:p text:style-name="Text_20_body">Quibus et quam frivolis argumentis Accius in <text:span text:style-name="Emphasis">Didascalicis</text:span> utatur, quibus docere nititur Hesiodum esse quam Homerum natu antiquiorem.</text:p>
      <text:p text:style-name="Text_20_body"><text:soft-page-break/>SUPER aetate Homeri atque Hesiodi non consentitur. </text:p>
      <text:p text:style-name="Text_20_body">Alii Homerum quam Hesiodum maiorem natu fuisse scripserunt, in quis Philochorus et Xenophanes, alii minorem, in quis L. Accius poeta et Ephorus historiae scriptor. </text:p>
      <text:p text:style-name="Text_20_body">M. autem Varro in primo <text:span text:style-name="Emphasis">De Imaginibus,</text:span> uter prior sit natus parum constare dicit, sed non esse dubium quin aliquo tempore eodem vixerint, idque ex epigrammate ostendi quod in tripode scriptum est, qui in monte Helicone ab Hesiodo positus traditur.</text:p>
      <text:p text:style-name="Text_20_body">Accius autem in primo <text:span text:style-name="Emphasis">Didascalico</text:span> levibus admodum argumentis utitur, per quae ostendi putat, Hesiodum natu priorem:</text:p>
      <text:p text:style-name="Text_20_body">‘Quod Homerus,’ inquit, ‘cum in principio carminis Achillem esse filium Pelei diceret, quis esset Peleus non addidit; quam rem procul,’ inquit, ‘dubio dixisset, nisi ab Hesiodo iam dictum videret. De Cyclope itidem,’ inquit, ‘vel maxime quod unoculus fuit, rem tam insignem non praeterisset, nisi aeque prioris Hesiodi carminibus invulgatum esset.’</text:p>
      <text:p text:style-name="Text_20_body">De patria quoque Homeri multo maxime dissensum est. Alii Colophonium, alii Smyrnaeum, sunt </text:p>
      <text:p text:style-name="Text_20_body">qui Atheniensem, sunt etiam qui Aegyptium fuisse dicant, Aristoteles tradidit ex insula Io. </text:p>
      <text:p text:style-name="Text_20_body">M. Varro in libro <text:span text:style-name="Emphasis">De Imaginibus</text:span> primo Homeri imagini epigramma hoc apposuit.</text:p>
      <text:h text:style-name="Heading_20_3" text:outline-level="3">XII</text:h>
      <text:h text:style-name="Heading_20_4" text:outline-level="4">Argument</text:h>
      <text:p text:style-name="Text_20_body">Largum atque avidum bibendi a P. Nigidio, doctissimo viro, nova et prope absurda vocabuli figura ‘bibosum’ dictum.</text:p>
      <text:p text:style-name="Text_20_body">BIBENDI avidum P. Nigidius in <text:span text:style-name="Emphasis">Commentariis [grammaticis]</text:span> ‘bibacem’ et ‘bibosum’ dicit.</text:p>
      <text:p text:style-name="Text_20_body">‘Bibacem’ ego, ut ‘edacem,’ a plerisque aliis dictum lego; ‘bibosum’ dictum nondum etiam usquam repperi nisi apud Laberium, neque aliud est quod simili inclinatu dicatur.</text:p>
      <text:p text:style-name="Text_20_body">Non enim simile est ut ‘vinosus’ aut ‘vitiosus’ ceteraque quae hoc modo dicuntur, quoniam a vocabulis, non a verbo, inclinata sunt.</text:p>
      <text:p text:style-name="Text_20_body">Laberius in mimo, qui <text:span text:style-name="Emphasis">Salinator</text:span> inscriptus est, verbo hoc ita utitur:</text:p>
      <text:h text:style-name="Heading_20_3" text:outline-level="3">XIII</text:h>
      <text:h text:style-name="Heading_20_4" text:outline-level="4">Argument</text:h>
      <text:p text:style-name="Text_20_body">Quod Demosthenes etiamtum adulescens, cum Platonis philosophi discipulus foret, audito forte Callistrato rhetore in contione populi, destitit a Platone et sectatus Callistratum est.</text:p>
      <text:p text:style-name="Text_20_body">HERMIPPUS hoc scriptum reliquit, Demosthenen admodum adulescentem ventitare in Academiam </text:p>
      <text:p text:style-name="Text_20_body"><text:soft-page-break/>Platonemque audire solitum. </text:p>
      <text:p text:style-name="Text_20_body">‘Atque is,’ inquit, ‘Demosthenes domo egressus, ut ei mos erat, cum ad Platonem pergeret complurisque populos concurrentes videret, percontatur eius rei causam cognoscitque currere eos auditum Callistratum.’</text:p>
      <text:p text:style-name="Text_20_body">‘Is Callistratus Athenis orator in republica fuit quos illi <text:span text:style-name="Emphasis">δημαγωγούς</text:span> appellant.’</text:p>
      <text:p text:style-name="Text_20_body">‘Visum est paulum devertere experirique an digna auditio tanto properantium studio foret.’</text:p>
      <text:p text:style-name="Text_20_body">‘Venit,’ inquit, ‘atque audit Callistratum nobilem illam <text:span text:style-name="Emphasis">τὴν περὶ Ὠρωποῦ δίκην</text:span> dicentem, atque ita motus et demultus et captus est ut Callistratum iam inde sectari coeperit Academiam cum Platone reliquerit.’</text:p>
      <text:h text:style-name="Heading_20_3" text:outline-level="3">XIV</text:h>
      <text:h text:style-name="Heading_20_4" text:outline-level="4">Argument</text:h>
      <text:p text:style-name="Text_20_body">‘Dimidium librum legi’ aut ‘dimidiam fabulam audivi’ aliaque huiuscemodi qui dicat, vitiose dicere; eiusque vitii causas reddere M. Varronem; nec quemquam veterem hisce verbis ita usum esse.</text:p>
      <text:p text:style-name="Text_20_body">‘DIMIDIUM librum legi’ aut ‘dimidiam fabulam audivi,’ vel quid aliud huiuscemodi, male ac vitiose dici existumat Varro.</text:p>
      <text:p text:style-name="Text_20_body">‘Oportet enim,’ inquit, ‘dicere ‘dimidiatum librum,’ non ‘dimidium,’ et ‘dimidiatam fabulam,’ non ‘dimidiam.’ Contra autem si ex sextario hemina fusa est, non ‘dimidiatum’ sed ‘dimidium,’ sextarium fusum dicendum est, et qui ex mille nummum, quod ei debebatur, quingentos recepit, non ‘dimidiatum’ recepisse dicemus, sed ‘dimidium.’’</text:p>
      <text:p text:style-name="Text_20_body">‘At si [scyphus],’ inquit, ‘argenteus mihi cum alio communis in duas partis disiectus sit,‘dimidiatum’ eum esse dicere scyphum debeo, non ‘dimidium,’ argenti autem, quod in eo scypho inest, ‘dimidium’ meum esse, non ‘dimidiatum’’ ;</text:p>
      <text:p text:style-name="Text_20_body">disseritque ac dividit subtilissime quid ‘dimidium’ ‘dimidiato’ intersit,</text:p>
      <text:p text:style-name="Text_20_body">et Q. Ennium scienter hoc in <text:span text:style-name="Emphasis">Annalibus</text:span> dixisse ait:</text:p>
      <text:p text:style-name="Text_20_body">sicuti pars quae deest ei vaso non ‘dimidiata’ dicenda est, sed ‘dimidia.’</text:p>
      <text:p text:style-name="Text_20_body">Omnis autem disputationis eius, quam subtiliter quidem, sed [subobscure] explicat, summa haec est: ‘dimidiatum’ est quasi ‘dismediatum’ et in partis duas pares divisum,</text:p>
      <text:p text:style-name="Text_20_body">‘dimidiatum’ ergo nisi ipsum quod divisum est dici haut convenit;</text:p>
      <text:p text:style-name="Text_20_body">‘dimidium’ vero est, non quod ipsum [dimidiatum] est, sed quae ex dimidiato pars altera est.</text:p>
      <text:p text:style-name="Text_20_body">Cum igitur partem dimidiam libri legisse volumus dicere aut partem dimidiam fabulae audisse, si ‘dimidiam fabulam’ aut ‘dimidium librum’ dicimus, peccamus; totum enim ipsum quod dimidiatum atque divisum est ‘dimidium’ dicis.</text:p>
      <text:p text:style-name="Text_20_body"><text:soft-page-break/>Itaque Lucilius eadem secutus: </text:p>
      <text:p text:style-name="Text_20_body">et alio loco: </text:p>
      <text:p text:style-name="Text_20_body">Iam in vicesimo manifestius ‘dimidiam horam’ dicere studiose fugit, sed pro ‘dimidia’ ‘dimidium’ ponit in hisce versibus:</text:p>
      <text:p text:style-name="Text_20_body">Nam cum obvium proximumque esset dicere: </text:p>
      <text:p text:style-name="Text_20_body">‘dimidia et tribus confectis,’ vigilate atque attente verbum non probum vitavit.</text:p>
      <text:p text:style-name="Text_20_body">Per quod satis apparet ne ‘horam’ quidem ‘dimidiam’ recte dici, sed vel ‘dimidiatam horam’ vel ‘dimidiam partem horae.’</text:p>
      <text:p text:style-name="Text_20_body">Propterea Plautus quoque in <text:span text:style-name="Emphasis">Bacchidibus</text:span> dimidium auri dicit, non ‘[dimidiatum] aurum’ ;</text:p>
      <text:p text:style-name="Text_20_body">item in <text:span text:style-name="Emphasis">Aulularia</text:span> ‘dimidium obsoni,’ non ‘dimidiatum obsonium,’ in hoc versu:</text:p>
      <text:p text:style-name="Text_20_body">in <text:span text:style-name="Emphasis">[Menaechmis]</text:span> autem ‘dimidiatum diem,’</text:p>
      <text:p text:style-name="Text_20_body">non ‘dimidium’ in [hoc] versu:</text:p>
      <text:p text:style-name="Text_20_body">M. etiam Cato in libro quem <text:span text:style-name="Emphasis">De Agricultura</text:span> conscripsit: ‘Semen cupressi serito crebrum, ita uti linum seri solet. Eo cribro terram incernito, dimidiatum digitum. Iam id bene tabula aut pedibus aut manibus complanato.’</text:p>
      <text:p text:style-name="Text_20_body">‘Dimidiatum,’ inquit, ‘digitum,’ non ‘dimidium.’ Nam ‘digiti’ quidem ‘dimidium,’ digitum autem ipsum ‘dimidiatum’ dici oportet.</text:p>
      <text:p text:style-name="Text_20_body">Item M. Cato de Carthaginiensibus ita scripsit: ‘Homines defoderunt in terram dimidiatos ignemque circumposuerunt, ita interfecerunt.’</text:p>
      <text:p text:style-name="Text_20_body">Neque quisquam omnium qui probe locuti sunt his verbis sequius quam dixi usus est.</text:p>
      <text:h text:style-name="Heading_20_3" text:outline-level="3">XV</text:h>
      <text:h text:style-name="Heading_20_4" text:outline-level="4">Argument</text:h>
      <text:p text:style-name="Text_20_body">Extare in litteris perque hominum memorias traditum, quod repente multis mortem attulit gaudium ingens insperatum, interclusa anima et vim magni novique motus non sustinente.</text:p>
      <text:p text:style-name="Text_20_body">cognito repente insperato gaudio expirasse animam refert Aristoteles philosophus Polycritam, nobilem feminam Naxo insula. </text:p>
      <text:p text:style-name="Text_20_body">Philippides quoque, comoediarum poeta haut ignobilis, aetate iam edita cum in certamine poetarum praeter spem vicisset et laetissime gauderet, inter illud gaudium repente mortuus est. </text:p>
      <text:p text:style-name="Text_20_body">De Rodio etiam Diagora celebrata historia est. Is Diagoras tris filios adulescentes habuit, unum pugilem, alterum pancratiasten, tertium luctatorem. </text:p>
      <text:p text:style-name="Text_20_body"><text:soft-page-break/>Eos omnis vidit vincere coronarique Olympiae eodem die et, cum ibi eum tres adulescentes amplexi coronis suis in caput patris positis saviarentur, cum populus gratulabundus flores undique in eum iaceret, ibidem in stadio inspectante populo in osculis atque in manibus filiorum animam efflavit.</text:p>
      <text:p text:style-name="Text_20_body">Praeterea in nostris annalibus scriptum legimus, qua tempestate apud Cannas exercitus populi Romani caesus est, anum matrem, nuntio de morte filii allato, luctu atque maerore affectam esse; sed is nuntius non verus fuit, utque is adulescens non diu post ex ea pugna in urbem redit, anus repente filio viso copia atque turba et quasi ruina incidentis inopinati gaudii oppressa exanimataque est.</text:p>
      <text:h text:style-name="Heading_20_3" text:outline-level="3">XVI</text:h>
      <text:h text:style-name="Heading_20_4" text:outline-level="4">Argument</text:h>
      <text:p text:style-name="Text_20_body">Temporis varietas in puerperis mulierum quaenam sit a medicis et a philosophis tradita; atque inibi poetarum quoque veterum super eadem re opiniones multaque alia auditu atque memoratu digna; verbaque ipsa Hippocratis [medici] ex libro illius sumpta qui inscriptus est <text:span text:style-name="Emphasis">Περὶ Τροφῆς.</text:span></text:p>
      <text:p text:style-name="Text_20_body">ET medici et philosophi inlustres de tempore humani partus quaesiverunt. Multa opinio est, eaque iam pro vero recepta, postquam mulieris uterum semen conceperit, gigni hominem septimo rarenter, numquam octavo, saepe nono, saepius numero decimo mense, eumque esse hominum gignendi summum finem: decem menses non inceptos, sed exactos. </text:p>
      <text:p text:style-name="Text_20_body">Idque Plautum, </text:p>
      <text:p text:style-name="Text_20_body">veterem poetam, dicere videmus in comoedia <text:span text:style-name="Emphasis">Cistellaria</text:span> his verbis:</text:p>
      <text:p text:style-name="Text_20_body">Hoc idem tradit etiam Menander, </text:p>
      <text:p text:style-name="Text_20_body">poeta vetustior, humanarum opinionum vel peritissimus; versus eius super ea re de fabula <text:span text:style-name="Emphasis">Plocio</text:span> posui:</text:p>
      <text:p text:style-name="Text_20_body"><text:s/>sed noster Caecilius, cum faceret eodem nomine et eiusdem argumenti comoediam ac pleraque a Menandro sumeret, in mensibus tamen genitalibus nominandis non praetermisit octavum, quem praeterierat Menander. Caecilii versus [hisce] sunt:</text:p>
      <text:p text:style-name="Text_20_body">[eam] rem Caecilium non inconsiderate dixisse neque temere a Menandro atque a multorum opinionibus descivisse, M. Varro uti credamus facit.</text:p>
      <text:p text:style-name="Text_20_body">Nam mense nonnumquam octavo editum esse partum in libro quarto decimo <text:span text:style-name="Emphasis">Rerum Divinarum</text:span> scriptum reliquit; quo in libro etiam undecimo mense aliquando nasci posse hominem dicit, eiusque sententiae tam de octavo quam de undecimo mense Aristotelem auctorem laudat.</text:p>
      <text:p text:style-name="Text_20_body">Sed huius de mense octavo dissensionis </text:p>
      <text:p text:style-name="Text_20_body">causa cognosci potest in libro Hippocratis qui inscriptus est <text:span text:style-name="Emphasis">Περὶ Τροφῆς</text:span>, ex quo libro verba haec sunt: <text:span text:style-name="Emphasis">Ἔστιν δὲ καὶ οὐκ ἔστιν τὰ ὀκτάμηνα.</text:span></text:p>
      <text:p text:style-name="Text_20_body">Id tam obscure atque praecise et tamquam adverse dictum Sabinus medicus, qui Hippocratem <text:soft-page-break/>commodissime commentatus est, verbis his enarravit: <text:span text:style-name="Emphasis">Ἔστιν μέν, φαινόμενα ὡς ζῶα μετὰ τὴν ἔκτρωσιν· οὐκ ἔστιν δέ, θνήσκοντα μετὰ ταῦτα· καὶ ἔστιν οὖν καὶ οὐκ ἔστιν, φαντασίᾳ μὲν παραυτίκα ὄντα, δυνάμει δὲ οὐκέτι.</text:span></text:p>
      <text:p text:style-name="Text_20_body">Antiquos autem Romanos Varro dicit non recepisse huiuscemodi quasi monstruosas raritates, sed nono mense aut decimo, neque praeter hos aliis, partionem mulieris secundum naturam fieri existimasse idcircoque eos nomina Fatis tribus fecisse apariendo et a nono atque decimo mense. </text:p>
      <text:p text:style-name="Text_20_body">Nam ‘‘Parca,’’ inquit, ‘inmutata una littera, a partu nominata, item ‘Nona’ et ‘Decima’ a partus tempestivi tempore.’</text:p>
      <text:p text:style-name="Text_20_body">Caesellius autem Vindex in <text:span text:style-name="Emphasis">Lectionibus</text:span> suis <text:span text:style-name="Emphasis">Antiquis:</text:span> ‘Tria,’ inquit, ‘nomina Parcarum sunt: ‘Nona,’ ‘Decuma,’ ‘Morta,’’ et versum hunc Livii, antiquissimi poetae, ponit ex <text:span text:style-name="Emphasis">Ὀδυσσείᾳ</text:span>:</text:p>
      <text:p text:style-name="Text_20_body">Sed homo minime malus Caesellius ‘Mortam’ quasi nomen accepit, cum accipere quasi Moeram deberet.</text:p>
      <text:p text:style-name="Text_20_body">Praeterea ego de partu humano, praeterquam [quae] scripta in libris legi, hoc quoque usu venisse Romae comperi: feminam bonis atque honestis moribus, non ambigua pudicitia, in undecimo mense post mariti mortem peperisse factumque esse negotium propter rationem temporis, quasi marito mortuo postea concepisset, quoniam decemviri in decem mensibus gigni hominem, non in undecimo scripsissent; sed divum Hadrianum, causa cognita, decrevisse in [undecimo] quoque mense partum edi posse; idque ipsum eius rei decretum nos legimus. In eo decreto Hadrianus id statuere se dicit requisitis veterum philosophorum et medicorum sententiis.</text:p>
      <text:p text:style-name="Text_20_body">Hodie quoque in satura forte M. Varronis legimus, quae inscribitur <text:span text:style-name="Emphasis">Testamentum,</text:span> verba haec: ‘Si quis mihi filius unus pluresve in decem mensibus gignantur, ii si erunt <text:span text:style-name="Emphasis">ὄνοι λύρας</text:span>, exheredes sunto; quod si quis undecimo mense, <text:span text:style-name="Emphasis">Ἀριστοτέλην,</text:span> natus est, Attio idem, quod Tettio, ius esto apud me.’</text:p>
      <text:p text:style-name="Text_20_body">Per hoc vetus proverbium Varro significat, sicuti vulgo dici solitum erat de rebus nihil inter sese distantibus: ‘idem Atti, quod Tetti,’ ita pari eodemque iure esse in decem mensibus natos et in undecim.</text:p>
      <text:p text:style-name="Text_20_body">Quod si ita neque ultra decimum mensem fetura mulierum protolli potest, quaeri oportet cur Homerus scripserit, Neptunum dixisse puellae a se recens compressae: </text:p>
      <text:p text:style-name="Text_20_body">Id cum ego ad complures grammaticos attulissem, partim eorum disputabant Homeri quoque aetate, sicuti Romuli, annum fuisse non duodecim mensium, sed decem; alii convenisse Neptuno maiestatique eius dicebant, ut longiori tempore fetus ex eo grandesceret; </text:p>
      <text:p text:style-name="Text_20_body">alii alia quaedam nugalia. Sed Favorinus mihi ait <text:span text:style-name="Emphasis">περιπλομένου ἐνιαυτοῦ</text:span> non ‘confecto’ esse ‘anno,’ sed ‘adfecto.’</text:p>
      <text:p text:style-name="Text_20_body">In qua re verbo usus est non vulgariae significationis. </text:p>
      <text:p text:style-name="Text_20_body">‘Adfecta’ enim, sicuti Marcus Cicero et veterum elegantissimi locuti sunt, ea proprie dicebantur quae non ad finem ipsum, sed proxime finem progressa deductave erant. Hoc verbum ad hanc sententiam Cicero in hac fecit, quam dixit <text:span text:style-name="Emphasis">De Provinciis Consularibus.</text:span></text:p>
      <text:p text:style-name="Text_20_body">Hippocrates autem in eo libro de quo supra scripsi, cum et numerum dierum quibus conceptum in <text:soft-page-break/>utero coagulum conformatur, et tempus ipsius partionis nono aut decimo mense definisset neque id tamen semper eadem esse fini dixisset, sed alias ocius fieri, alias serius, hisce ad postremum verbis usus est: <text:span text:style-name="Emphasis">Γίνεται δὲ ἐν τούτοις καὶ πλείω καὶ ἐλάσσω καὶ ὅλον καὶ κατὰ μέρος· οὐ πολλὸν δὲ καὶ πλείω πλείω καὶ ἐλάσσω ἐλάσσω.</text:span> Quibus verbis significat, quod</text:p>
      <text:p text:style-name="Text_20_body">aliquando ocius fieret, non multo tamen fieri ocius, neque quod serius, multo serius.</text:p>
      <text:p text:style-name="Text_20_body">Memini ego Romae accurate hoc atque sollicite quaesitum, negotio non rei tunc parvae postulante, an octavo mense infans ex utero vivus editus et statim mortuus ius trium liberorum supplevisset, cum abortio quibusdam, non partus, videretur mensis octavi intempestivitas.</text:p>
      <text:p text:style-name="Text_20_body">Sed quoniam de Homerico annuo partu ac de undecimo mense diximus quae cognoveramus, visum est non praetereundum quod in Plinii Secundi libro septimo <text:span text:style-name="Emphasis">Naturalis Historiae</text:span> legimus.</text:p>
      <text:p text:style-name="Text_20_body">Id autem quia extra fidem esse videri potest, verba ipsius Plinii posuimus: ‘Masurius auctor est, L. Papirium praetorem, secundo herede lege agente, [bonorum] possessionem contra eum dedisse, cum mater partum se tredecim mensibus tulisse diceret, quoniam nullum certum tempus pariendi statutum ei videretur.’</text:p>
      <text:p text:style-name="Text_20_body">In eodem libro Plini Secundi verba haec scripta sunt: ‘Oscitatio in nixu letalis est, sicut sternuisse a coitu abortivum.’</text:p>
      <text:h text:style-name="Heading_20_3" text:outline-level="3">XVII</text:h>
      <text:h text:style-name="Heading_20_4" text:outline-level="4">Argument</text:h>
      <text:p text:style-name="Text_20_body">Id quoque esse a gravissimis viris memoriae mandatum, quod tris libros Plato Philolai Pythagorici et Aristoteles pauculos Speusippi philosophi mercati sunt pretiis fidem non capientibus.</text:p>
      <text:p text:style-name="Text_20_body">MEMORIAE mandatum est Platonem philosophum tenui admodum pecunia familiari fuisse atque eum tamen tris Philolai Pythagorici libros decem milibus denarium mercatum. </text:p>
      <text:p text:style-name="Text_20_body">Id ei pretium donasse quidam scripserunt amicum eius Dionem Syracosium.</text:p>
      <text:p text:style-name="Text_20_body">Aristotelem quoque traditum libros pauculos Speusippi philosophi post mortem eius emisse talentis Atticis tribus; ea summa fit nummi nostri sestertia duo et septuaginta milia.</text:p>
      <text:p text:style-name="Text_20_body"><text:span text:style-name="Emphasis">Τίμων</text:span> amarulentus librum maledicentissimum conscripsit, qui <text:span text:style-name="Emphasis">Σίλλος</text:span> inscribitur.</text:p>
      <text:p text:style-name="Text_20_body">In eo libro Platonem philosophum <text:span text:style-name="tei_5f_inlineNote">fuisse </text:span><text:span text:style-name="tei_5f_inlineNote"><text:span text:style-name="Emphasis">from</text:span></text:span><text:span text:style-name="tei_5f_inlineNote"> § .] </text:span>contumeliose appellat, quod inpenso pretio librum Pythagoricae disciplinae emisset exque eo <text:span text:style-name="Emphasis">Timaeum,</text:span> nobilem illum dialogum, concinnasset. Versus super ea re <text:span text:style-name="Emphasis">Τίμωνος</text:span> hi sunt:</text:p>
      <text:h text:style-name="Heading_20_3" text:outline-level="3">XVIII</text:h>
      <text:h text:style-name="Heading_20_4" text:outline-level="4">Argument</text:h>
      <text:p text:style-name="Text_20_body">Quid sint ‘pedari senatores’ et quam ob causam ita appellati; quamque habeant originem verba haec ex edicto tralaticio consulum: ‘senatores quibusque in senatu sententiam dicere licet.’</text:p>
      <text:p text:style-name="Text_20_body"><text:soft-page-break/>NON pauci sunt qui opinantur ‘pedarios senatores’ appellatos, qui sententiam in senatu non verbis dicerent, sed in alienam sententiam pedibus irent. Quid igitur?</text:p>
      <text:p text:style-name="Text_20_body">cum senatusconsultum per discessionem fiebat, nonne universi senatores sententiam pedibus ferebant? </text:p>
      <text:p text:style-name="Text_20_body">Atque haec etiam vocabuli istius ratio dicitur, quam Gavius Bassus in <text:span text:style-name="Emphasis">Commentariis</text:span> suis scriptam reliquit.</text:p>
      <text:p text:style-name="Text_20_body">Senatores enim dicit in veterum aetate, qui curulem magistratum gessissent, curru solitos honoris gratia in curiam vehi, in quo curru sella esset super quam considerent, quae ob eam causam ‘curulis’ appellaretur; sed eos senatores, qui magistratum curulem nondum ceperant, pedibus itavisse in curiam: propterea senatores nondum maioribus honoribus usos ‘pedarios’ nominatos.</text:p>
      <text:p text:style-name="Text_20_body">M. autem Varro in <text:span text:style-name="Emphasis">Satira Menippea,</text:span> quae <text:span text:style-name="Emphasis">Ἱπποκύων</text:span> inscripta est, equites quosdam dicit ‘pedarios’ appellatos, videturque eos significare qui, nondum a censoribus in senatum lecti, senatores quidem non erant, sed quia honoribus populi usi erant, in senatum veniebant et sententiae ius habebant.</text:p>
      <text:p text:style-name="Text_20_body">Nam et curulibus magistratibus functi, si nondum a</text:p>
      <text:p text:style-name="Text_20_body">censoribus in senatum lecti erant, senatores non erant et, quia in postremis scripti erant, non rogabantur sententias sed, quas principes dixerant, in eas discedebant. </text:p>
      <text:p text:style-name="Text_20_body">Hoc significabat edictum quo nunc quoque consules, cum senatores in curiam vocant, servandae consuetudinis causa tralaticio utuntur. Verba edicti haec sunt:</text:p>
      <text:p text:style-name="Text_20_body">‘Senatores quibusque in senatu sententiam dicere licet.’</text:p>
      <text:p text:style-name="Text_20_body">Versum quoque Laberii. in quo id vocabulum positum est, notari iussimus, quem legimus in mimo qui <text:span text:style-name="Emphasis">Stricturae</text:span> inscriptus est:</text:p>
      <text:p text:style-name="Text_20_body">Hoc vocabulum a plerisque barbare dici animadvertimus; nam pro ‘pedariis’ ‘pedaneos’ appellant.</text:p>
      <text:h text:style-name="Heading_20_3" text:outline-level="3">XIX</text:h>
      <text:h text:style-name="Heading_20_4" text:outline-level="4">Argument</text:h>
      <text:p text:style-name="Text_20_body">Qua ratione Gavius Bassus scripserit ‘parcum’ hominem appellatum et quam esse eius vocabuli causam putarit; et contra, quem in modum quibusque verbis Favorinus hanc traditionem eius eluserit.</text:p>
      <text:p text:style-name="Text_20_body">APUD cenam Favorini [philosophi] cum discubitum fuerat coeptusque erat apponi cibus, servus assistens mensae eius legere inceptabat aut Graecarum quid litterarum aut nostratium; velut eo die quo ego affui, legebatur Gavii Bassi, eruditi viri, liber <text:span text:style-name="Emphasis">De Origine Verborum et Vocabulorum.</text:span></text:p>
      <text:p text:style-name="Text_20_body">In quo ita scriptum fuit: ‘‘Parcus’ composito vocabulo est dictus, quasi ‘par arcae,’ quando, sicut in area omnia reconduntur eiusque custodia servantur et continentur, ita homo tenax parvoque contentus omnia custodita et recondita habet, sicuti area. Quam ob causam ‘parcus’ quasi ‘pararcus’ est nominatus.’</text:p>
      <text:p text:style-name="Text_20_body"><text:soft-page-break/>Tum Favorinus, ubi haec audivit, ‘superstitiose,’ inquit, ‘et nimis moleste atque odiose confabricatus commolitusque magis est originem vocabuli Gavius iste Bassus quam enarravit.’</text:p>
      <text:p text:style-name="Text_20_body">‘Nam si licet res dicere commenticias, cur non probabilius videatur ut accipiamus ‘parcum’ ob eam causam dictum, quod pecuniam consumi atque impendi arceat et prohibeat, quasi ‘pecuniarcus’?’</text:p>
      <text:p text:style-name="Text_20_body">‘Quin potius,’ inquit, ‘quod simplicius veriusque est, id dicimus? ‘Parcus’ enim neque ab area, neque ab arcendo, sed ab eo, quod est ‘parum’ et ‘parvum,’ denominatus est.’</text:p>
      <text:h text:style-name="Heading_20_2" text:outline-level="2">Liber Quartus</text:h>
      <text:h text:style-name="Heading_20_3" text:outline-level="3">I</text:h>
      <text:h text:style-name="Heading_20_4" text:outline-level="4">Argument</text:h>
      <text:p text:style-name="Text_20_body">Sermo quidam Favorini philosophi cum grammatico iactantiore factus in Socraticum modum; atque ibi in sermone dictum quibus verbis ‘penus’ a Q. Scaevola definita sit; quodque eadem definitio culpata reprehensaque est.</text:p>
      <text:p text:style-name="Text_20_body">IN vestibulo aedium Palatinarum omnium fere ordinum multitudo opperientes salutationem Caesaris constiterant; atque ibi in circulo doctorum hominum, Favorino philosopho praesente, ostentabat quispiam grammaticae rei ditior scholica quaedam nugalia, de generibus et casibus vocabulorum disserens cum arduis superciliis vocisque et vultus gravitate composita, tamquam interpres et arbiter Sibyllae oraculorum.</text:p>
      <text:p text:style-name="Text_20_body">Tum aspiciens ad Favorinum, quamquam ei nondum etiam satis notus esset, ‘‘Penus quoque,’’ inquit, ‘variis generibus dictum et varie declinatum est. Nam et ‘hoc penus’ et ‘haec penus’ et ‘huius peni’ et ‘penoris’ veteres dictaverunt;’</text:p>
      <text:p text:style-name="Text_20_body">‘mundum quoque muliebrem Lucilius in <text:span text:style-name="Emphasis">Satirarum</text:span> xvi. non virili genere, ut ceteri, sed neutro appellavit his verbis: ’</text:p>
      <text:p text:style-name="Text_20_body">Atque horum omnium et testimoniis et exemplis constrepebat; cumque nimis odiose blatiret, intercessit placide Favorinus et ‘Amabo,’ inquit, ‘magister, quicquid est nomen tibi, abunde multa docuisti quae quidem ignorabamus et scire haud sane postulabamus.’</text:p>
      <text:p text:style-name="Text_20_body">‘Quid enim refert mea eiusque quicum loquor, quo genere ‘penum’ dicam aut in quas extremas litteras declinem, si nemo id non nimis barbare fecerimus? <text:span text:style-name="tei_5f_inlineNote">fecerit, </text:span><text:span text:style-name="tei_5f_inlineNote"><text:span text:style-name="Emphasis">Mommsen;</text:span></text:span><text:span text:style-name="tei_5f_inlineNote"> si modo, </text:span><text:span text:style-name="tei_5f_inlineNote"><text:span text:style-name="Emphasis">Lion;</text:span></text:span><text:span text:style-name="tei_5f_inlineNote"> fecerim, </text:span><text:span text:style-name="tei_5f_inlineNote"><text:span text:style-name="Emphasis">RV.</text:span></text:span><text:span text:style-name="tei_5f_inlineNote">] </text:span>’</text:p>
      <text:p text:style-name="Text_20_body">‘Sed hoc plane indigeo discere, quid sit ‘penus’ et qua fini id vocabulum dicatur, ne rem cotidiani usus, tamquam qui in venalibus Latine loqui coeptant, alia quam oportet voce appellem.’</text:p>
      <text:p text:style-name="Text_20_body">‘Quaeris,’ inquit, ‘rem minime obscuram. Quis adeo ignorat, ‘penum’ esse vinum et triticum et oleum et lentim et fabam atque huiuscemodi cetera?’</text:p>
      <text:p text:style-name="Text_20_body">‘Etiamne,’ inquit Favorinus, ‘milium et panicum et glans et hordeum ‘penus’ est? sunt enim propemodum haec quoque eiusdemmodi’;</text:p>
      <text:p text:style-name="Text_20_body"><text:soft-page-break/>cumque ille reticens haereret, ‘Nolo,’ inquit, ‘hoc iam labores, an ista, quae dixi, ‘penus’ appelletur. Sed potesne mihi non speciem aliquam de penu dicere, sed definire, genere proposito et differentiis adpositis, quid sit ‘penus’’ ? ‘Quod,’ inquit,</text:p>
      <text:p text:style-name="Text_20_body">‘genus et quas differentias dicas, non hercle intellego.’</text:p>
      <text:p text:style-name="Text_20_body">‘Rem,’ inquit Favorinus, ‘plane dictam postulas, quod difficillimum est, dici planius; nam hoc quidem pervolgatum est, definitionem omnem ex genere et differentia consistere.’</text:p>
      <text:p text:style-name="Text_20_body">‘Sed si me tibi praemandere, quod aiunt, postulas, faciam sane id quoque honoris tui habendi gratia.’</text:p>
      <text:p text:style-name="Text_20_body">Ac deinde ita exorsus est: ‘Si,’ inquit, ‘ego te nunc rogem ut mihi dicas et quasi circumscribas verbis cuiusmodi ‘homo’ sit, non, opinor, respondeas hominem esse te atque me. Hoc enim quis homo sit ostendere est, non quid homo sit dicere. Sed si, inquam, peterem ut ipsum illud quod homo est definires, tu profecto mihi diceres hominem esse animal mortale, rationis et scientiae capiens, vel quo alio modo diceres, ut eum a ceteris omnibus separares. Proinde igitur nunc te rogo ut quid sit ‘penus’ dicas, non ut aliquid ex penu nomines.’</text:p>
      <text:p text:style-name="Text_20_body">Tum ille ostentator, voce iam molli atque demissa, ‘philosophias,’ inquit, ‘ego non didici neque discere adpetivi et, si ignoro an hordeum ex ‘penu’ sit aut quibus verbis ‘penus’ definiatur, non ea re litteras quoque alias nescio.’</text:p>
      <text:p text:style-name="Text_20_body">‘Scire,’ inquit ridens iam Favorinus, ‘quid ‘penus’ sit, non ex nostra magis est philosophia quam ex grammatica tua.’</text:p>
      <text:p text:style-name="Text_20_body">‘Meministi enim, credo, quaeri solitum quid Vergilius dixerit, penum struere vel longam vel longo ordine; utrumque enim profecto scis legi solitum.’</text:p>
      <text:p text:style-name="Text_20_body">‘Sed ut faciam te aequiore animo ut sis, ne illi quidem veteres iuris magistri, qui ‘sapientes’ appellati sunt, definisse satis recte existimantur, quid sit ‘penus.’’</text:p>
      <text:p text:style-name="Text_20_body">‘Nam Quintum Scaevolam ad demonstrandam penum his verbis usum audio: ‘Penus est,’ inquit, ‘quod esculentum aut posculentum est, quod ipsius patrisfamilias aut matris familias aut liberum patrisfamilias aut familiae eius, quae circum eum aut liberos eius est et opus non facit, causa paratum est. .. , ut Mucius ait, ‘penus’ videri debet. Nam quae ad edendum bibendumque in dies singulos prandii aut cenae causa parantur, ‘penus’ non sunt; sed ea potius, quae huíusce generis longae usionis gratia contrahuntur et reconduntur, ex eo, quod non in promptu est, sed intus et penitus habeatur, ‘penus’ dicta est.’’</text:p>
      <text:p text:style-name="Text_20_body">‘Haec ego,’ inquit, ‘cum philosophiae me dedissem, non insuper tamen habui discere; quoniam civibus Romanis Latine loquentibus rem non suo vocabulo demonstrare non minus turpe est quam hominem non suo nomine appellare.’</text:p>
      <text:p text:style-name="Text_20_body">Sic Favorinus sermones id genus communes a rebus parvis et frigidis abducebat ad ea quae magis utile esset audire ac discere, non allata extrinsecus, non per ostentationem, sed indidem nata acceptaque.</text:p>
      <text:p text:style-name="Text_20_body">Praeterea de penu adscribendum hoc etiam putavi, </text:p>
      <text:p text:style-name="Text_20_body"><text:soft-page-break/>Servium Sulpicium <text:span text:style-name="Emphasis">In Reprehensis Scaevolae Capitibus</text:span> scripsisse Cato Aelio placuisse, non quae esui et potui forent, sed thus quoque et cereos in penu esse, quod esset eius ferme rei causa comparatum.</text:p>
      <text:p text:style-name="Text_20_body">Masurius autem Sabinus in <text:span text:style-name="Emphasis">Iuris Civilis</text:span> secundo, etiam quod iumentorum causa apparatum esset quibus dominus uteretur, penori attributum dicit.</text:p>
      <text:p text:style-name="Text_20_body">Ligna quoque et virgas et carbones, quibus conficeretur penus, quibusdam ait videri esse in penu. </text:p>
      <text:p text:style-name="Text_20_body">Ex his autem quae promercalia et usuaria isdem in locis essent, esse ea sola penoris putat quae satis sint usu annuo.</text:p>
      <text:h text:style-name="Heading_20_3" text:outline-level="3">II</text:h>
      <text:h text:style-name="Heading_20_4" text:outline-level="4">Argument</text:h>
      <text:p text:style-name="Text_20_body">Morbus et vitium quid differat et quam vim habeant vocabula ista in edicto aedilium; et an eunuchus et steriles mulieres redhiberi possint; diversaeque super ea re sententiae.</text:p>
      <text:p text:style-name="Text_20_body">IN <text:span text:style-name="Emphasis">Edicto Aedilium Curulium,</text:span> qua parte de mancipiis vendundis cautum est, scriptum sic fuit: ‘Titulus servorum singulorum scriptus sit curato ita, ut intellegi recte possit quid morbi vitiive cuique sit, quis fugitivus errove sit noxave solutus non sit.’</text:p>
      <text:p text:style-name="Text_20_body">Propterea quaesierunt iure consulti veteres, quod ‘mancipium morbosum’ quodve ‘vitiosum’ recte diceretur quantumque ‘morbus’ a ‘vitio’ differret.</text:p>
      <text:p text:style-name="Text_20_body">Caelius Sabinus in libro, quem <text:span text:style-name="Emphasis">De Edicto Aedilium Curulium</text:span> composuit, Labeonem refert quid esset ‘morbus’ hisce verbis definisse: ‘Morbus est habitus cuiusque corporis contra naturam, qui usum eius facit deteriorem.’</text:p>
      <text:p text:style-name="Text_20_body">Sed ‘morbum’ alias in toto corpore accidere dicit, alias in parte corporis. Totius corporis ‘morbum’ esse, veluti sit phthisis aut febris, partis autem, veluti sit caecitas aut pedis debilitas.</text:p>
      <text:p text:style-name="Text_20_body">‘Balbus autem,’ inquit, ‘et atypus vitiosi magis quam morbosi sunt, et equus mordax aut calcitro vitiosus, non morbosus est. Sed cui morbus est, idem etiam vitiosus est. Neque id tamen contra fit; potest enim qui vitiosus est non morbosus esse. [quamobrem], cum de homine morboso agetur, aeque,’ inquit, ‘ita dicetur: ‘quanto ob id vitium minoris erit.’’</text:p>
      <text:p text:style-name="Text_20_body">De eunucho quidem quaesitum est an contra edictum aedilium videretur venundatus, si ignorasset emptor eum eunuchum esse. </text:p>
      <text:p text:style-name="Text_20_body">Labeonem respondisse aiunt redhiberi posse quasi morbosum; </text:p>
      <text:p text:style-name="Text_20_body">sues etiam feminae si sterilae essent et venum issent, ex edicto aedilium posse agi Labeonem scripsisse. </text:p>
      <text:p text:style-name="Text_20_body">De sterila autem muliere, si nativa sterilitate sit, Trebatiun </text:p>
      <text:p text:style-name="Text_20_body">contra Labeonem respondisse dicunt. </text:p>
      <text:p text:style-name="Text_20_body"><text:soft-page-break/>Nam cum redhiberi [eam] Labeo, quasi minus sanam, putasset, negasse aiunt Trebatium ex edicto agi posse, si ea mulier a principio genitali sterilitate esset. At si valitudo eius offendisset exque ea vitium factum esset ut concipere fetus non posset, tum sanam non videri et esse in causa redhibitionis.</text:p>
      <text:p text:style-name="Text_20_body">De myope quoque, qui ‘luscitiosus’ Latine appellatur, dissensum est; alii enim redhiberi omnimodo debere, alii contra, nisi id vitium morbo contractum esset.</text:p>
      <text:p text:style-name="Text_20_body">Eum vero cui dens deesset, Servius redhiberi posse respondit, Labeo in causa esse redhibendi negavit; vit; ‘Nam et magna,’ inquit, ‘pars dente aliquo carent, neque eo inagis plerique homines morbosi sunt, et [absurdum] admodum est dicere non sanos nasci homines, quoniam cum infantibus non simul dentes gignuntur.’</text:p>
      <text:p text:style-name="Text_20_body">Non praetereundum est id quoque in libris veterum iurisperitorum scriptum esse, ‘morbum’ et ‘vitium’ distare, quod ‘vitium’ perpetuum, ‘morbus’ cum accessu decessuque sit.</text:p>
      <text:p text:style-name="Text_20_body">Sed hoc si ita est, neque caecus neque eunuchus morbosus est, contra Labeonis quam supra dixi sententiam. </text:p>
      <text:p text:style-name="Text_20_body">Verba Masuri Sabini apposui ex libro <text:span text:style-name="Emphasis">luris civilis</text:span> secundo: ‘Furiosus mutusve cuive quod membrum lacerum laesumque est aut obest quo ipse minus aptus sit, morbosi sunt. Qui natura longe minus videt tam sanus est quam qui tardius currit.’</text:p>
      <text:h text:style-name="Heading_20_3" text:outline-level="3">III</text:h>
      <text:h text:style-name="Heading_20_4" text:outline-level="4">Argument</text:h>
      <text:p text:style-name="Text_20_body">Quod nullae fuerunt rei uxoriae actiones in urbe Roma ante Carvilianum divortium; atque inibi, quid sit proprie paelex quaeque eius vocabuli ratio sit.</text:p>
      <text:p text:style-name="Text_20_body">MEMORIAE traditum est quingentis fere annis post Romam conditam nullas rei uxoriae neque actiones neque cautiones in urbe Roma aut in Latio fuisse, quoniam profecto nihil desiderabantur, nullis etiamtunc matrimoniis divertentibus. </text:p>
      <text:p text:style-name="Text_20_body">Servius quoque Sulpicius in libro, quem composuit <text:span text:style-name="Emphasis">De Dotibus,</text:span> tum primum cautiones rei uxoriae necessarias esse visas scripsit, cum Spurius Carvilius, cui Ruga cognomentum fuit, vir nobilis, divortium cum uxore fecit, quia liberi ex ea corporis vitio non gignerentur, anno urbis conditae quingentesimo vicesimo tertio M. Atilio, P. Valerio consulibus. Atque is Carvilius traditur uxorem quam dimisit egregie dilexisse carissimamque morum eius gratia habuisse, set iurisiurandi religionem animo atque amori praevertisse quod iurare a censoribus coactus erat, uxorem se liberum quaerundum gratia habiturum.</text:p>
      <text:p text:style-name="Text_20_body">‘Paelicem’ autem appellatam probrosamque habitam, quae iuncta consuetaque esset cum eo in cuius manu mancipioque alia matrimonii causa foret, hac antiquissima lege ostenditur, quam Numae regis fuisse accepimus: ‘Paelex aedem Iunonis ne tangito; si tangit, Iunoni crinibus demissis agnum feminam caedito.’</text:p>
      <text:p text:style-name="Text_20_body">‘Paelex’ autem quasi <text:span text:style-name="Emphasis">πάλλαξ,</text:span> id est quasi <text:span text:style-name="Emphasis">παλλακίς.</text:span> Ut pleraque alia, ita hoc quoque vocabulum de Graeco flexum est.</text:p>
      <text:h text:style-name="Heading_20_3" text:outline-level="3"><text:soft-page-break/>IV</text:h>
      <text:h text:style-name="Heading_20_4" text:outline-level="4">Argument</text:h>
      <text:p text:style-name="Text_20_body">Quid Servius Sulpicius, in libro qui est <text:span text:style-name="Emphasis">De Dotibus,</text:span> scripserit de iure atque more veterum sponsaliorum.</text:p>
      <text:p text:style-name="Text_20_body">SPONSALIA in ea parte [Italiae] quae Latium appellatur hoc more atque iure solita fieri scripsit Servius Sulpicius in libro quem inscripsit <text:span text:style-name="Emphasis">De Dotibus:</text:span></text:p>
      <text:p text:style-name="Text_20_body">‘Qui uxorem,’ inquit, ‘ducturus erat, ab eo unde ducenda erat stipulabatur, eam in matrimonium datum iri. Qui ducturus erat, id itidem spondebat. Is contractus stipulationum sponsionumque dicebatur ‘sponsalia.’ Tunc, quae promissa erat ‘sponsa’ appellabatur, qui spoponderat ducturum, ‘sponsus.’ Sed si post eas stipulationis uxor non dabatur aut non ducebatur, qui stipulabatur aut qui spoponderat <text:span text:style-name="tei_5f_inlineNote">spoponderat, </text:span><text:span text:style-name="tei_5f_inlineNote"><text:span text:style-name="Emphasis">Gronov.</text:span></text:span><text:span text:style-name="tei_5f_inlineNote">] </text:span>ex sponsu agebat. Iudices cognoscebant. Iudex [quamobrem] data acceptave non esset uxor quaerebat. Si nihil iustae causae videbatur, litem pecunia aestimabat, quantique interfuerat [eam] uxorem accipi aut dari, eum qui spoponderat aut qui stipulatus erat, condemnabat.’</text:p>
      <text:p text:style-name="Text_20_body">Hoc ius sponsaliorum observatum dicit Servius ad id tempus quo civitas universe Latio lege Iulia data est. </text:p>
      <text:p text:style-name="Text_20_body">Haec eadem Neratius scripsit in libro quem <text:span text:style-name="Emphasis">De Nuptiis</text:span> composuit.</text:p>
      <text:h text:style-name="Heading_20_3" text:outline-level="3">V</text:h>
      <text:h text:style-name="Heading_20_4" text:outline-level="4">Argument</text:h>
      <text:p text:style-name="Text_20_body">Historia narrata de perfidia aruspicum Etruscorum; quodque ob [eam] rem versus hic a pueris Romae urbe tota cantatus est: ‘Malum consilium consultori pessimum est.’</text:p>
      <text:p text:style-name="Text_20_body">STATUA Romae in comitio posita Horatii Coclitis, fortissimi viri, de caelo tacta est. </text:p>
      <text:p text:style-name="Text_20_body">Ob id fulgur piaculis luendum aruspices ex Etruria acciti, inimico atque hostili in populum Romanum animo, instituerant [eam] rem contrariis religionibus procurare,</text:p>
      <text:p text:style-name="Text_20_body">atque </text:p>
      <text:p text:style-name="Text_20_body">illam statuam suaserunt in inferiorem locum perperam transponi, quem sol oppositu circum undique altarum aedium numquam illustraret.</text:p>
      <text:p text:style-name="Text_20_body">Quod cum ita fieri persuasissent, delati ad populum proditique sunt et, cum de perfidia confessi essent, necati sunt, constititque, eam statuam, proinde ut verae rationes post compertae monebant, in locum editum subducendam atque ita in area Volcani sublimiore loco statuendam; ex quo res bene ac prospere populo Romano cessit. </text:p>
      <text:p text:style-name="Text_20_body">Tum igitur, quod in Etruscos aruspices male consulentis animadversum vindicatumque fuerat, versus hic scite factus cantatusque esse a pueris urbe tota fertur:</text:p>
      <text:p text:style-name="Text_20_body"><text:soft-page-break/>Ea historia de aruspicibus ac de versu isto senario scripta est in <text:span text:style-name="Emphasis">Annalibus Maximis,</text:span> libro undecimo, et in Verri Flacci libro primo <text:span text:style-name="Emphasis">Rerum Memoria Dignarum.</text:span></text:p>
      <text:p text:style-name="Text_20_body">Videtur autem versus hic de Graeco illo Hesiodi versu expressus:</text:p>
      <text:h text:style-name="Heading_20_3" text:outline-level="3">VI</text:h>
      <text:h text:style-name="Heading_20_4" text:outline-level="4">Argument</text:h>
      <text:p text:style-name="Text_20_body">Verba veteris senatusconsulti posita, quo decretum est hostiis maioribus expiandum, quod in sacrario hastae Martiae movissent; atque ibi enarratum quid sint ‘hostiae succidaneae,’ quid item ‘porca praecidanea’ ; et quod Capito Ateius ferias ‘praecidaneas’ appellavit.</text:p>
      <text:p text:style-name="Text_20_body">UT ‘terram movisse’ nuntiari solet eaque res procuratur, ita in veteribus memoriis scriptum legimus nuntiatum esse senatui in sacrario in regia ‘hastas Martias movisse.’</text:p>
      <text:p text:style-name="Text_20_body">Eius rei causa senatusconsultum factum est M. Antonio A. Postumio consulibus, eiusque exemplum hoc est: ‘Quod C. Iulius, L. filius, pontifex nuntiavit in sacrario in regia hastas Martias movisse, de ea re ita censuerunt, uti M. Antonius consul hostiis maioribus Iovi et Marti procuraret et ceteris dis, quibus videretur, lactantibus. Ibus uti procurasset satis halendum censuerunt. Si quid succidaneis opus esset, robiis succideret.’</text:p>
      <text:p text:style-name="Text_20_body">Quod ‘succidaneas’ hostias senatus appellavit, quaeri solet quid verbum id significet.</text:p>
      <text:p text:style-name="Text_20_body">In Plauti </text:p>
      <text:p text:style-name="Text_20_body">quoque comoedia quae <text:span text:style-name="Emphasis">Epidicus</text:span> inscripta est, super eodem ipso verbo requiri audio in his versibus:</text:p>
      <text:p text:style-name="Text_20_body">‘Succidaneae’ autem ‘hostiae’ dicuntur, <text:span text:style-name="Emphasis">ae</text:span> littera per morem compositi vocabuli in <text:span text:style-name="Emphasis">i</text:span> litteram tramutata quasi ‘succaedaneae,’</text:p>
      <text:p text:style-name="Text_20_body">appellatae, quoniam, si primis hostiis litatum non erat, aliae post easdem ductae hostiae caedebantur; quae quia, prioribus iam caesis, luendi piaculi gratia subdebantur et succidebantur, ‘succidaneae’ nominatae, littera <text:span text:style-name="Emphasis">i</text:span> scilicet tractim pronuntiata; audio enim quosdam eam litteram in hac voce barbare corripere.</text:p>
      <text:p text:style-name="Text_20_body">Eadem autem ratione verbi ‘praecidaneae’ quoque hostiae dicuntur quae ante sacrificia sollemnia pridie caeduntur.</text:p>
      <text:p text:style-name="Text_20_body">‘Porca’ etiam ‘praecidanea’ appellata quam piaculi gratia ante fruges novas captas immolare Cereri mos fuit, si qui familiam funestam aut non purgaverant, aut aliter eam rem, quam oportuerat, procuraverant.</text:p>
      <text:p text:style-name="Text_20_body">Sed porcam et hostias quasdam ‘praecidaneas,’ sicuti dixi, appellari, vulgo notum est, ferias ‘praecidaneas’ dici, id, opinor, a volgo remotum est.</text:p>
      <text:p text:style-name="Text_20_body">Propterea verba Atei Capitonis, ex quinto librorum quos <text:span text:style-name="Emphasis">De Pontificio [iure]</text:span> composuit, scripsi: ‘Tib. Coruncanio pontifici maximo feriae praecidaneae in atrum diem inauguratae sunt. Collegium decrevit non habendum religioni, quin eo die feriae praecidaneae essent.’</text:p>
      <text:h text:style-name="Heading_20_3" text:outline-level="3"><text:soft-page-break/>VII</text:h>
      <text:h text:style-name="Heading_20_4" text:outline-level="4">Argument</text:h>
      <text:p text:style-name="Text_20_body">De epistula Valerii Probi grammatici ad Marcellum scripta super accentu nominum quorundam Poenicorum.</text:p>
      <text:p text:style-name="Text_20_body">VALERIUS PROBUS grammaticus inter suam aetatem praestanti scientia fuit. </text:p>
      <text:p text:style-name="Text_20_body">Is ‘Hannibalem’ et ‘Hasdrubalem’ et ‘Hamilcarem’ ita pronuntiabat ut paenultimam circumflecteret, et est epistula eius scripta <text:span text:style-name="Emphasis">Ad Marcellum,</text:span> in qua Plautum et Ennium multosque alios veteres eo modo pronuntiasse affirmat,</text:p>
      <text:p text:style-name="Text_20_body">solius tamen Ennii versum unum ponit ex libro, qui <text:span text:style-name="Emphasis">Scipio</text:span> inscribitur.</text:p>
      <text:p text:style-name="Text_20_body">Eum versum quadrato numero factum subiecimus, in quo, nisi tertia syllaba de Hannibalis nomine circumflexe promatur, numerus clausurus est. </text:p>
      <text:p text:style-name="Text_20_body">Versus Ennii quem dixit, ita est: </text:p>
      <text:h text:style-name="Heading_20_3" text:outline-level="3">VIII</text:h>
      <text:h text:style-name="Heading_20_4" text:outline-level="4">Argument</text:h>
      <text:p text:style-name="Text_20_body">Quid C. Fabricius de Cornelio Rufino homine avaro dixerit, quem, cum odisset inimicusque esset, designandum tamen consulem curavit.</text:p>
      <text:p text:style-name="Text_20_body">FABRICIUS LUSCINUS magna gloria vir magnisque rebus gestis fuit. </text:p>
      <text:p text:style-name="Text_20_body">P. Cornelius Rufinus manu quidem strenuus et bellator bonus militarisque disciplinae peritus admodum fuit, sed furax homo et avaritia acri erat. </text:p>
      <text:p text:style-name="Text_20_body">Hunc Fabricius non probabat neque amico utebatur osusque eum morum causa fuit. </text:p>
      <text:p text:style-name="Text_20_body">Sed cum in temporibus rei publicae difficillimis consules creandi forent et is Rufinus peteret consulatum competitoresque eius essent inbelles quidam et futtiles, summa ope adnixus est Fabricius uti Rufino consulatus deferretur.</text:p>
      <text:p text:style-name="Text_20_body">[eam] rem plerisque admirantibus, quod hominem avarum cui esset inimicissimus,</text:p>
      <text:p text:style-name="Text_20_body">creari consulem vellet, ‘Malo,’ inquit, ‘civis me <text:span text:style-name="tei_5f_inlineNote">me, </text:span><text:span text:style-name="tei_5f_inlineNote"><text:span text:style-name="Emphasis">not in MSS.</text:span></text:span><text:span text:style-name="tei_5f_inlineNote">] </text:span>compilet, quam hostis vendat.’</text:p>
      <text:p text:style-name="Text_20_body">Hunc Rufinum postea, bis consulatu et dictatura functum, censor Fabricius senatu movit ob luxuriae notam, quod decem pondo libras argenti facti haberet. </text:p>
      <text:p text:style-name="Text_20_body"><text:span text:style-name="tei_5f_inlineNote"><text:s/></text:span>Id autem quod supra scripsi, Fabricium de Cornelio Rufino ita, uti in pleraque historia scriptum est, dixisse, M. Cicero non aliis a Fabricio, sed ipsi Rufino, gratias agenti quod ope eius designatus esset, dictum esse refert in libro secundo <text:span text:style-name="Emphasis">De Oratore.</text:span></text:p>
      <text:h text:style-name="Heading_20_3" text:outline-level="3"><text:soft-page-break/>IX</text:h>
      <text:h text:style-name="Heading_20_4" text:outline-level="4">Argument</text:h>
      <text:p text:style-name="Text_20_body">Quid significet proprie ‘religiosus’ ; et in quae diverticula significatio istius vocabuli flexa sit; et [verba] Nigidii Figuli ex <text:span text:style-name="Emphasis">Commentariis</text:span> eius super ea re sumpta.</text:p>
      <text:p text:style-name="Text_20_body">NIGIDIUS FIGULUS, homo, ut ego arbitror, iuxta M. Varronem doctissimus, in undecimo <text:span text:style-name="Emphasis">Commentariorum Grammaticorum</text:span> versum ex antiquo carmine refert memoria hercle dignum:</text:p>
      <text:p text:style-name="Text_20_body">cuius autem id carmen sit non scribit. </text:p>
      <text:p text:style-name="Text_20_body">Atque in eodem loco Nigidius: ‘Hoc,’ inquit, ‘inclinamentum semper huiuscemodi verborum, ut ‘vinosus,’ ‘mulierosus,’ ‘religiosus,’ significat copiam quandam inmodicam rei super qua dicitur. Quocirca ‘religiosus’ is appellabatur, qui nimia et superstitiosa religione sese alligaverat, eaque res vitio assignabatur.’</text:p>
      <text:p text:style-name="Text_20_body">Sed praeter ista quae Nigidius dicit, alio quodam diverticulo significationis ‘religiosus’ pro casto atque observanti cohibentique sese certis legibus finibusque dici coeptus.</text:p>
      <text:p text:style-name="Text_20_body">Simili autem modo illa quoque vocabula, ab eadem profecta origine, diversum significare videntur, ‘religiosi dies’ et ‘religiosa delubra.’</text:p>
      <text:p text:style-name="Text_20_body">‘Religiosi’ enim ‘dies’ dicuntur tristi omine infames inpeditique, in quibus et res divinas facere et rem quampiam novam exordiri temperandum est, quos multitudo imperitorum prave et perperam ‘nefastos’ appellat.</text:p>
      <text:p text:style-name="Text_20_body">Itaque </text:p>
      <text:p text:style-name="Text_20_body">M. Cicero in libro <text:span text:style-name="Emphasis">Epistularum</text:span> nono <text:span text:style-name="Emphasis">Ad Atticum,</text:span> ‘Maiores,’ inquit, ‘nostri funestiorem diem esse voluerunt Alliensis pugnae quam urbis captae, quod hoc malum ex illo. Itaque alter religiosus etiamnunc dies, alter in volgus ignotus.’</text:p>
      <text:p text:style-name="Text_20_body">Idem tamen M. Tullius in oratione <text:span text:style-name="Emphasis">De [accusatore] Constituendo</text:span> ‘religiosa delubra’ dicit non ominosa nec tristia, sed maiestatis venerationisque plena.</text:p>
      <text:p text:style-name="Text_20_body">Masurius autem Sabinus in <text:span text:style-name="Emphasis">Commentariis</text:span> quos <text:span text:style-name="Emphasis">De Indigenis</text:span> composuit, ‘Religiosum,’ inquit, ‘est quod propter sanctitatem aliquam remotum ac sepositum a nobis est, verbum a ‘reliquendo’ dictum, tamquam ‘caerimoniae’ a ‘carendo.’’</text:p>
      <text:p text:style-name="Text_20_body">Secundum hanc Sabini interpretationem templa quidem ac delubra—quia horum cumulus in vituperationem non cadit, ut illorum quorum laus in modo extat <text:span text:style-name="tei_5f_inlineNote">extat, </text:span><text:span text:style-name="tei_5f_inlineNote"><text:span text:style-name="Emphasis">omitted by Madvig.</text:span></text:span><text:span text:style-name="tei_5f_inlineNote">] </text:span>—, quae non volgo ac temere, sed cum castitate caerimoniaque adeundum, et reverenda et reformidanda</text:p>
      <text:p text:style-name="Text_20_body">sunt magis quam involganda; sed dies ‘religiosi’ dicti, quos ex contraria causa, propter ominis diritatem, relinquimus.</text:p>
      <text:p text:style-name="Text_20_body">Et Terentius: </text:p>
      <text:p text:style-name="Text_20_body">Quod si, ut ait Nigidius, omnia istiusmodi inclinamenta nimium ac praeter modum significant et <text:soft-page-break/>idcirco in culpas [cadunt], ut ‘vinosus,’ ‘mulierosus,’ ‘morosus,’ ‘verbosus,’ ‘famosus,’ cur ‘ingeniosus’ et ‘formosus’ et ‘officiosus’ et ‘speciosus,’ quae pariter ab ingenio et forma et officio et specie, inclinata sunt, cur etiam ‘disciplinosus,’ ‘consiliosus,’ ‘victoriosus,’ quae M. Cato ita affiguravit, cur item ‘facundiosa,’ quod Sempronius Asellio XIII <text:span text:style-name="Emphasis">Rerum Gestarum</text:span> ita scripsit: facta sua spectare oportere, non dicta, si minus facundiosa essent—cur, inquam, ista omnia numquam in culpam, sed in laudem dicuntur, quamquam haec item incrementum sui nimium demonstrent? an propterea, quia illis quidem, quae supra posui, adhibendus est modus quidam necessarius?</text:p>
      <text:p text:style-name="Text_20_body">Nam et gratia, si nimia atque inmodica, et mores, si multi atque varii, et verba, si perpetua atque infinita et obtundentia, et fama, si magna et inquieta et invidiosa sit, neque laudabilia neque utilia sunt; </text:p>
      <text:p text:style-name="Text_20_body">ingenium autem et officium et forma et disciplina et consilium et victoria et facundia sicut ipsae virtutum </text:p>
      <text:p text:style-name="Text_20_body">amplitudines nullis finibus cohibentur, sed quanto maiora auctioraque sunt, multo etiam tanto laudatiora sunt.</text:p>
      <text:h text:style-name="Heading_20_3" text:outline-level="3">X</text:h>
      <text:h text:style-name="Heading_20_4" text:outline-level="4">Argument</text:h>
      <text:p text:style-name="Text_20_body">Quid observatum de ordine rogandarum in senatu sententiarum; [iurgiumque] in senatu C. Caesaris consulis et M. Catonis, diem dicendo eximentis.</text:p>
      <text:p text:style-name="Text_20_body">ANTE legem quae nunc de senatu habendo observatur, ordo rogandi sententias varius fuit. </text:p>
      <text:p text:style-name="Text_20_body">Alias primus rogabatur qui princeps a censoribus in senatum lectus fuerat, alias qui designati consules erant; </text:p>
      <text:p text:style-name="Text_20_body">quidam e consulibus, studio aut necessitudine aliqua adducti, quem is visum erat honoris gratia extra ordinem sententiam primum rogabant. </text:p>
      <text:p text:style-name="Text_20_body">Observatum tamen est, cum extra ordinem fieret, ne quis quemquam ex alio quam ex consulari loco sententiam primum rogaret. </text:p>
      <text:p text:style-name="Text_20_body">C. Caesar in consulatu, quem cum M. Bibulo gessit, quattuor solos extra ordinem rogasse sententiam dicitur. Ex his quattuor principem rogabat M. Crassum; sed, postquam filiam Cn. Pompeio desponderat, [primum] coeperat Pompeium rogare.</text:p>
      <text:p text:style-name="Text_20_body">Eius rei rationem reddidisse eum senatui Tiro Tullius, M. Ciceronis libertus, refert, itaque se ex patrono suo audisse scribit. </text:p>
      <text:p text:style-name="Text_20_body">Id ipsum Capito Ateius in libro quem <text:span text:style-name="Emphasis">De Officio Senatorio</text:span> composuit, scriptum reliquit.</text:p>
      <text:p text:style-name="Text_20_body">In eodem libro Capitonis id quoque scriptum est: ‘C.,’ inquit, ‘Caesar consul M. Catonem sententiam rogavit. Cato rem quae consulebatur, quoniam non e republica videbatur, perfici nolebat. Eius rei ducendae gratia longa oratione utebatur eximebatque dicendo diem. Erat enim ius senatori, ut sententiam rogatus diceret ante quicquid vellet aliae rei et quoad vellet. Caesar consul viatorem <text:soft-page-break/>vocavit eumque, cum finem non faceret, prendi loquentem et in carcerem duci iussit. Senatus consurrexit et prosequebatur Catonem in carcerem. Hac,’ inquit, ‘invidia facta Caesar destitit et mitti Catonem iussit.’</text:p>
      <text:h text:style-name="Heading_20_3" text:outline-level="3">XI</text:h>
      <text:h text:style-name="Heading_20_4" text:outline-level="4">Argument</text:h>
      <text:p text:style-name="Text_20_body">Quae qualiaque sint quae Aristoxenus quasi magis comperta de Pythagora memoriae mandavit; et quae item Plutarchus in eundem modum de eodem Pythagora scripserit.</text:p>
      <text:p text:style-name="Text_20_body">OPINIO vetus falsa occupavit et convaluit, Pythagoram philosophum non esitavisse ex animalibus, item abstinuisse fabulo, quem Graeci <text:span text:style-name="Emphasis">κύαμον</text:span> appellant.</text:p>
      <text:p text:style-name="Text_20_body">Ex hac opinione Callimachus poeta scripsit: <text:span text:style-name="Emphasis">Καὶ κυάμων ἄπο χεῖρας ἔχειν, ἀνιῶντος ἐδεστοῦ,</text:span> <text:span text:style-name="Emphasis">Κἀγώ, Πυθαγόρας ὡς ἐκέλευε, λέγω.</text:span></text:p>
      <text:p text:style-name="Text_20_body">Ex eadem item opinione M. Cicero in libro <text:span text:style-name="Emphasis">De Divinatione</text:span> primo haec verba posuit: ‘Iubet igitur Plato sic ad somnum proficisci corporibus affectis, ut nihil sit quod errorem animis perturbationemque afferat. Ex quo etiam Pythagoreis interdictum putatur ne faba vescerentur, quae res habet inflationem magnam, tranquillitatem mentis quaerentibus contrariam.’</text:p>
      <text:p text:style-name="Text_20_body">Haec quidem M. Cicero. Sed Aristoxenus musicus, vir litterarum veterum diligentissimus, Aristoteli philosophi auditor, in libro quem <text:span text:style-name="Emphasis">De Pythagora</text:span> reliquit, nullo saepius legumento Pythagoram dicit usum quam fabis, quoniam is cibus et subduceret sensim alvum et levigaret.</text:p>
      <text:p text:style-name="Text_20_body">Verba ipsa Aristoxeni subscripsi: <text:span text:style-name="Emphasis">Πυθαγόρας δὲ τῶν ὀσπρίων</text:span> <text:span text:style-name="Emphasis">μάλιστα τὸν κύαμον ἐδοκίμασεν· λειαντικόν τε γὰρ</text:span> <text:span text:style-name="Emphasis">εἶναι καὶ διαχωρητικόν· διὸ καὶ μάλιστα κέχρηται αὐτῷ.</text:span></text:p>
      <text:p text:style-name="Text_20_body">Porculis quoque minusculis et haedis tenerioribus victitasse, idem Aristoxenus refert. </text:p>
      <text:p text:style-name="Text_20_body">Quam rem videtur cognovisse e Xenophilo Pythagorico familiari suo, et ex quibusdam aliis natu maioribus, qui ab aetate Pythagorae minus diu aberant. <text:span text:style-name="tei_5f_inlineNote">aberant, </text:span><text:span text:style-name="tei_5f_inlineNote"><text:span text:style-name="Emphasis">added by Hertz.</text:span></text:span><text:span text:style-name="tei_5f_inlineNote">] </text:span></text:p>
      <text:p text:style-name="Text_20_body">Ac de animalibus Alexis etiam poeta in comoedia, quae <text:span text:style-name="Emphasis">Πυθαγορίζουσα</text:span> inscribitur, docet.</text:p>
      <text:p text:style-name="Text_20_body">Videtur autem de <text:span text:style-name="Emphasis">κυάμῳ</text:span> non esitato causam erroris fuisse, quia in Empedocli carmine, qui disciplinas Pythagorae secutus est, versus hic invenitur:</text:p>
      <text:p text:style-name="Text_20_body">Opinati enim sunt plerique <text:span text:style-name="Emphasis">κυάμους</text:span> legumentum</text:p>
      <text:p text:style-name="Text_20_body">dici, ut a vulgo dicitur. Sed qui diligentius scitiusque carmina Empedocli arbitrati sunt, <text:span text:style-name="Emphasis">κυάμους</text:span> hoc in loco testiculos significare dicunt, eosque more Pythagorae operte atque symbolice <text:span text:style-name="Emphasis">κυάμους</text:span> appellatos, quod sint <text:span text:style-name="Emphasis">αἴτιοι τοῦ κυεῖν</text:span> et geniturae humanae vim praebeant; idcircoque Empedoclen versu isto non a fabulo edendo, sed a rei veneriae prolubio voluisse homines deducere.</text:p>
      <text:p text:style-name="Text_20_body">Plutarchus quoque, homo in disciplinis gravi auctoritate, in primo librorum quos <text:span text:style-name="Emphasis">De Homero</text:span> composuit, Aristotelem philosophum scripsit eadem ipsa de Pythagoricis scripsisse, quod non abstinuerint edundis animalibus, nisi pauca carne quadam.</text:p>
      <text:p text:style-name="Text_20_body"><text:soft-page-break/>Verba ipsa Plutarchi, quoniam res inopinata est, subscripsi: <text:span text:style-name="Emphasis">Ἀριστοτέλης δὲ μήτρας καὶ καρδίας καὶ</text:span> <text:span text:style-name="Emphasis">ἀκαλήφης καὶ τοιούτων τινῶν ἄλλων ἀπέχεσθαί φησιν</text:span></text:p>
      <text:p text:style-name="Text_20_body"><text:span text:style-name="Emphasis">τοὺς Πυθαγορικούς· χρῆσθαι δὲ τοῖς ἄλλοις. Ἀκαλήφη</text:span> autem est animal marinum, quod ‘urtica’ appellatur. Sed et piscibus mullis abstinere Pythagoricos, Plutarchus in <text:span text:style-name="Emphasis">Symposiacis</text:span> dicit.</text:p>
      <text:p text:style-name="Text_20_body">Pythagoram vero ipsum, sicuti celebre est Euphorbum primo fuisse dictasse, ita haec remotiora sunt his quae Clearchus et Dicaearchus memoriae tradiderunt, fuisse eum postea Pyrrum Pyranthium, deinde Aethaliden, deinde feminam pulcra facie [meretricem], cui nomen fuerat Alco.</text:p>
      <text:h text:style-name="Heading_20_3" text:outline-level="3">XII</text:h>
      <text:h text:style-name="Heading_20_4" text:outline-level="4">Argument</text:h>
      <text:p text:style-name="Text_20_body">Notae et animadversiones censoriae in veteribus monumentis repertae memoria dignae.</text:p>
      <text:p text:style-name="Text_20_body">Si quis agrum suum passus fuerat sordescere eumque indiligenter curabat ac neque araverat neque purgaverat, sive quis arborem suam vineamque habuerat derelictui, non id sine poena fuit, sed erat opus censorium censoresque aerarium faciebant. Item, si quis eques Romanus equum habere gracilentum aut parum nitidum visus erat, ‘inpolitiae’ notabatur; id verbum significat quasi tu dicas ‘incuriae.’</text:p>
      <text:p text:style-name="Text_20_body">Culus rei utriusque auctoritates sunt et M. Cato id saepenumero adtestatus est.</text:p>
      <text:h text:style-name="Heading_20_3" text:outline-level="3">XIII</text:h>
      <text:h text:style-name="Heading_20_4" text:outline-level="4">Argument</text:h>
      <text:p text:style-name="Text_20_body">Quod incentiones quaedam tibiarum certo modo factae ischiacis mederi possunt.</text:p>
      <text:p text:style-name="Text_20_body">Creditum hoc a plerisque esse et memoriae mandatum, ischia cum maxime doleant, tum, si modulis lenibus tibicen incinat, minui dolores, ego nuperrime in libro Theophrasti <text:span text:style-name="Emphasis">Περὶ Ἐνθουσιασμοῦ</text:span> scriptum inveni.</text:p>
      <text:p text:style-name="Text_20_body">Viperarum morsibus tibicinium scite modulateque [adhibitum] mederi, refert etiam</text:p>
      <text:p text:style-name="Text_20_body">Democriti liber, qui [inscribitur] <text:span text:style-name="Emphasis">Περὶ Λοιμῶν,</text:span> in quo docet plurimis hominum morbidis medicinae fuisse incentiones tibiarum.</text:p>
      <text:p text:style-name="Text_20_body">Tanta prosus adfinitas est corporibus hominum mentibusque et propterea vitiis quoque aut medellis animorum et corporum.</text:p>
      <text:h text:style-name="Heading_20_3" text:outline-level="3">XIV</text:h>
      <text:h text:style-name="Heading_20_4" text:outline-level="4">Argument</text:h>
      <text:p text:style-name="Text_20_body">Narratur historia de Hostilio Mancino aedili cur. et Manilia meretrice; verbaque decreti tribunorum ad quos a Manilia provocatum est.</text:p>
      <text:p text:style-name="Text_20_body"><text:soft-page-break/>CUM librum IX. Atei Capitonis <text:span text:style-name="Emphasis">Coniectaneorum</text:span> legeremus, qui inscriptus est <text:span text:style-name="Emphasis">De Iudiciis Publicis,</text:span> decretum tribunorum visum est gravitatis antiquae plenum.</text:p>
      <text:p text:style-name="Text_20_body">Propterea id meminimus, idque ob hanc causam et in hanc sententiam scriptum est: Aulus Hostilius Mancinus aedilis curulis fuit. </text:p>
      <text:p text:style-name="Text_20_body">Is Maniliae meretrici diem ad populum dixit, quod e tabulato eius noctu lapide ictus esset, vulnusque ex eo lapide ostendebat. </text:p>
      <text:p text:style-name="Text_20_body">Manilia ad tribunos plebi provocavit. </text:p>
      <text:p text:style-name="Text_20_body">Apud eos dixit comessatorem Mancinum ad aedes suas venisse; eum sibi recipere non fuisse e re sua, sed cum vi [inrumperet], lapidibus depulsum.</text:p>
      <text:p text:style-name="Text_20_body">Tribuni decreverunt aedilem ex eo loco iure deiectum quo eum venire cum corollario non decuisset; propterea, ne cum populo aedilis ageret intercesserunt </text:p>
      <text:h text:style-name="Heading_20_3" text:outline-level="3">XV</text:h>
      <text:h text:style-name="Heading_20_4" text:outline-level="4">Argument</text:h>
      <text:p text:style-name="Text_20_body">Defensa a culpa sententia ex historia Sallustii, quam iniqui eius cum insectatione maligni reprehenderint.</text:p>
      <text:p text:style-name="Text_20_body">ELEGANTIA orationis Sallustii verborumque fingendi et novandi studium cum multa prorsus invidia fuit, multique non mediocri ingenio viri conati sunt reprehendere pleraque et obtrectare. In quibus plura inscite aut maligne vellicant. Nonnulla tamen videri possunt non indigna reprehensione; quale illud in <text:span text:style-name="Emphasis">Catilinae Historia</text:span> repertum est, quod habeat [eam] speciem, quasi parum adtente dictum. Verba Sallustii haec sunt:</text:p>
      <text:p text:style-name="Text_20_body">‘Ac mihi quidem, tametsi hautquaquam par gloria sequitur scriptorem et auctorem rerum, tamen inprimis arduum videtur res gestas scribere; primum, quod facta dictis exaequanda sunt; dein, quia plerique quae delicta reprehenderis malivolentia et invidia dicta putant. Ubi de magna virtute atque gloria bonorum memores, quae sibi quisque facilia factu putat, aequo animo accipit; supra ea, veluti ficta, pro falsis ducit’</text:p>
      <text:p text:style-name="Text_20_body">‘Proposuit,’ inquiunt, ‘dicturum causas quamobrem videatur esse ‘arduum,’ ‘res gestas scribere’; atque ibi cum primam causam dixerit, dein non alteram causam, <text:span text:style-name="tei_5f_inlineNote">causam </text:span><text:span text:style-name="tei_5f_inlineNote"><text:span text:style-name="Emphasis">added by Hertz, who reads</text:span></text:span><text:span text:style-name="tei_5f_inlineNote"> primum causam aliquam dixerit […] causam.] </text:span>sed querellas dicit.’</text:p>
      <text:p text:style-name="Text_20_body">‘Non enim causa videri debet cur historiae opus ‘arduum’ sit, quod hi qui legunt aut inique interpretantur quae scripta sunt aut vera esse non credunt.’</text:p>
      <text:p text:style-name="Text_20_body">Obnoxiam quippe et obiectam falsis existimationibus [eam] rem dicendam aiunt quam ‘arduam’ ; quia quod est ‘arduum’ sui operis difficultate est arduum, non opinionis alienae erroribus.</text:p>
      <text:p text:style-name="Text_20_body">Haec illi malivoli reprehensores dicunt. Sed ‘arduum’ Sallustius non pro difficili tantum, sed pro eo quoque ponit quod Graeci <text:span text:style-name="Emphasis">χαλεπὸν</text:span> appellant, quod est cum difficile, tum molestum quoque et incommodum et intractabile. Quorum verborum significatio a sententia Sallustii supra scripta non <text:soft-page-break/>abhorret.</text:p>
      <text:h text:style-name="Heading_20_3" text:outline-level="3">XVI</text:h>
      <text:h text:style-name="Heading_20_4" text:outline-level="4">Argument</text:h>
      <text:p text:style-name="Text_20_body">De vocabulis quibusdam a Varrone et Nigidio contra cotidiani sermonis consuetudinem declinatis; atque inibi id genus quaedam cum exemplis veterum relata.</text:p>
      <text:p text:style-name="Text_20_body">M. VARRONEM et P. Nigidium, viros Romani generis doctissimos, comperimus non aliter elocutos esse et scripsisse quam ‘senatuis’ et ‘domuis’ et ‘fluctuis,’ qui est patrius casus ab eo quod est ‘senatus,’ ‘domus’ ‘fluctus’ ; huic ‘senatui,’ ‘domui’ ‘fluctui’ ceteraque is consimilia pariter dixisse.</text:p>
      <text:p text:style-name="Text_20_body">Terentii quoque comici versus in libris veteribus itidem scriptus est: </text:p>
      <text:p text:style-name="Text_20_body">Hanc eorum auctoritatem quidam e veteribus grammaticis ratione etiam firmare voluerunt, quod omnis </text:p>
      <text:p text:style-name="Text_20_body">dativus singularis ‘i’ littera finitus, si non similis est genetivi singularis, s littera addita genetivum singularem facit, ut ‘patri patris,’ ‘duci ducis,’ ‘caedi caedis.’</text:p>
      <text:p text:style-name="Text_20_body">‘Cum igitur’ inquiunt ‘in casu dandi ‘huic senatui’ dicamus, genetivus ex eo singularis ‘senatuis’ est, non ‘senatus.’’</text:p>
      <text:p text:style-name="Text_20_body">Set non omnes concedunt in casu dativo ‘senatui’ magis dicendum quam ‘senatu.’</text:p>
      <text:p text:style-name="Text_20_body">Sicuti Lucilius in eodem casu ‘victu’ et ‘anu’ dicit, non ‘victui’ nec ‘anui,’ in hisce versibus:</text:p>
      <text:p text:style-name="Text_20_body">et alio in loco: </text:p>
      <text:p text:style-name="Text_20_body">Vergilius quoque in casu dandi ‘aspectu’ dicit, non ‘aspectui’</text:p>
      <text:p text:style-name="Text_20_body">et in <text:span text:style-name="Emphasis">Georgicis:</text:span></text:p>
      <text:p text:style-name="Text_20_body">C. etiam Caesar, gravis auctor linguae Latinae, in <text:span text:style-name="Emphasis">Anticatone,</text:span> ‘unius,’ inquit, ‘arrogantiae, superbiae dominatuque.’ Item <text:span text:style-name="Emphasis">In Dolabellam actionis l. lib. I.:</text:span> ‘Isti, quorum in aedibus fanisque posita et honori erant et ornatu.’</text:p>
      <text:p text:style-name="Text_20_body">In libris quoque analogicis omnia istiusmodi sine ‘i’ littera dicenda censet.</text:p>
      <text:h text:style-name="Heading_20_3" text:outline-level="3">XVII</text:h>
      <text:h text:style-name="Heading_20_4" text:outline-level="4">Argument</text:h>
      <text:p text:style-name="Text_20_body">De natura quarundam [particularum] quae praepositae verbis intendi atque produci barbare et inscite videntur, exemplis rationibusque plusculis disceptatum.</text:p>
      <text:p text:style-name="Text_20_body">LUCILII ex XI. versus sunt: </text:p>
      <text:p text:style-name="Text_20_body"><text:soft-page-break/>‘Obiciebat’ ‘<text:span text:style-name="Emphasis">o</text:span>’ littera producta multos legere audio,</text:p>
      <text:p text:style-name="Text_20_body">idque eo facere dicunt ut ratio numeri salva sit. Idem infra: </text:p>
      <text:p text:style-name="Text_20_body">In hac quoque primi verbi praepositione ‘<text:span text:style-name="Emphasis">o</text:span>’ ob eandem causam producunt.</text:p>
      <text:p text:style-name="Text_20_body">Item XV.: </text:p>
      <text:p text:style-name="Text_20_body">‘subicit’ ‘<text:span text:style-name="Emphasis">u</text:span>’ littera longa legunt, quia primam syllabam brevem esse in versu heroico non convenit.</text:p>
      <text:p text:style-name="Text_20_body">Item apud Plautum in <text:span text:style-name="Emphasis">Epidico</text:span> ‘con’ syllabam productam pronuntiant:</text:p>
      <text:p text:style-name="Text_20_body">Apud Vergilium quoque ‘subicit’ verbum produci a plerisque audio:</text:p>
      <text:p text:style-name="Text_20_body">Sed neque ‘ob’ neque ‘sub’ praepositio producendi habet naturam, neque item ‘con,’ nisi cum eam litterae secuntur quae in verbis ‘constituit’ et ‘confecit’ secundum eam primae sunt, vel [cum] eliditur ex ea ‘n’ littera, sicut Sallustius: ‘faenoribus,’ inquit, ‘copertus.’</text:p>
      <text:p text:style-name="Text_20_body">In his autem quae supra posui et metrum esse integrum potest et praepositiones istae possunt non barbare protendi; secunda enim littera in his verbis per duo ‘i,’ non per unum scribenda est.</text:p>
      <text:p text:style-name="Text_20_body">Nam verbum ipsum, cui supradictae particulae praepositae sunt, non est ‘icio,’ sed ‘iacio’ et praeteritum non ‘icit’ facit, sed ‘iecit.’ Id ubi compositum est, ‘a’ littera in ‘<text:span text:style-name="Emphasis">i</text:span>’ mutatur, sicuti fit in verbis ‘insilio’ et ‘incipio,’ atque ‘<text:span text:style-name="Emphasis">i</text:span>’ ita vim consonantis,capit, et idcirco ea syllaba productius latiusque paulo pronuntiata priorem syllabam brevem esse non patitur, sed reddit eam positu longam, proptereaque et numerus in versu et ratio in pronuntiatu manet.</text:p>
      <text:p text:style-name="Text_20_body">Haec quae diximus eo etiam conducunt, ut quod apud Vergilium in sexto positum invenimus:</text:p>
      <text:p text:style-name="Text_20_body">sic esse ‘<text:span text:style-name="Emphasis">iniice,</text:span>’ ut supra dixi, et scribendum et legendum sciamus, nisi quis tam indocilis est, ut in hoc quoque verbo ‘in’ praepositionem metri gratia protendat.</text:p>
      <text:p text:style-name="Text_20_body">Quaerimus igitur in ‘obicibus’ ‘o’ littera qua ratione intendatur, cum id vocabulum factum sit a verbo ‘obiicio’ et nequaquam simile sit quod a verbo ‘moveo’ ‘motus’ ‘o’ littera longa dicitur.</text:p>
      <text:p text:style-name="Text_20_body">Equidem memini Sulpicium Apollinarem, virum praestanti litterarum scientia, ‘[obices]’ et ‘obicibus’ ‘<text:span text:style-name="Emphasis">o</text:span>’ littera correpta dicere, in Vergilio quoque sic eum legere:</text:p>
      <text:p text:style-name="Text_20_body">sed ita ut diximus, </text:p>
      <text:p text:style-name="Text_20_body">‘i’ litteram, quae in hoc vocabulo quoque gemina esse debet, paulo uberius largiusque pronuntiabat.</text:p>
      <text:p text:style-name="Text_20_body">Congruens igitur est ut ‘subices’ etiam, quod proinde ut ‘obices’ compositum est, ‘u’ littera brevi dici oporteat.</text:p>
      <text:p text:style-name="Text_20_body">Ennius in tragoedia quae <text:span text:style-name="Emphasis">Achilles</text:span> inscribitur, ‘<text:span text:style-name="Emphasis">subices</text:span>’ pro aere alto ponit qui caelo subiectus est, in his versibus:</text:p>
      <text:p text:style-name="Text_20_body">plerosque omnes tamen legere audias ‘u’ littera producta.</text:p>
      <text:p text:style-name="Text_20_body">Id ipsum autem verbum M. Cato sub alia praepositione dicit in oratione quam <text:span text:style-name="Emphasis">De Consulatu Suo</text:span> <text:soft-page-break/>habuit: ‘Ita hos,’ inquit, ‘fert ventus ad primorem Pyrenaeum, quo proicit in altum.’ Et Pacuvius item in <text:span text:style-name="Emphasis">Chryse:</text:span></text:p>
      <text:h text:style-name="Heading_20_3" text:outline-level="3">XVIII</text:h>
      <text:h text:style-name="Heading_20_4" text:outline-level="4">Argument</text:h>
      <text:p text:style-name="Text_20_body">De P. Africano superiore sumpta quaedam ex annalibus memoratu [dignissima].</text:p>
      <text:p text:style-name="Text_20_body">SCIPIO AFRICANUS antiquior quanta virtutum gloria praestiterit et quam fuerit altus animi atque magnificus et qua sui conscientia subnixus, plurimis rebus quae dixit quaeque fecit declaratum est. </text:p>
      <text:p text:style-name="Text_20_body">Ex quibus sunt haec duo exempla eius fiduciae atque exuperantiae ingentis.</text:p>
      <text:p text:style-name="Text_20_body">Cum M. Naevius tribunus plebis accusaret eum ad populum diceretque accepisse a rege Antiocho pecuniam, ut condicionibus gratiosis et mollibus pax cum eo populi Romani nomine fieret, et quaedam item alia crimini daret indigna tali viro, tum Scipio pauca praefatus quae dignitas vitae suae atque gloria postulabat, ‘Memoria,’ inquit, ‘Quirites, repeto, diem esse hodiernum quo Hannibalem Poenum imperio vestro inimicissimum magno proelio vici in terra Africa pacemque et victoriam vobis peperi spectabilem. Non igitur simus adversum deos ingrati et, censeo, relinquamus nebulonem hunc, eamus hinc protinus Iovi optimo maximo gratulatum.’</text:p>
      <text:p text:style-name="Text_20_body">Id cum dixisset, avertit et ire ad Capitolium coepit. </text:p>
      <text:p text:style-name="Text_20_body">Tum contio universa, quae ad sententiam de Scipione ferendam convenerat, relicto tribuno, Scipionem in Capitolium comitata atque inde ad aedes eius cum laetitia et gratulatione sollemni prosecuta est. </text:p>
      <text:p text:style-name="Text_20_body">Fertur etiam oratio quae videtur habita eo die a Scipione, et qui dicunt [eam] non veram, non eunt infitias quin haec quidem verba fuerint, quae dixi, Scipionis.</text:p>
      <text:p text:style-name="Text_20_body">Item aliud est factum eius praeclarum. Petilii quidam tribuni plebis a M., ut aiunt, Catone, inimico Scipionis, comparati in eum atque inmissi, desiderabant in senatu instantissime ut pecuniae Antiochinae praedaeque in eo bello captae rationem redderet; </text:p>
      <text:p text:style-name="Text_20_body">fuerat enim L. Scipioni Asiatico, fratri suo, imperatori in ea provincia legatus. </text:p>
      <text:p text:style-name="Text_20_body">Ibi Scipio [exsurgit] et, prolato e sinu togae libro, rationes in eo scriptas esse dixit omnis pecuniae omnisque praedae;</text:p>
      <text:p text:style-name="Text_20_body">illatum, ut palam recitaretur et ad aerarium deferretur. </text:p>
      <text:p text:style-name="Text_20_body">‘Sed enim id iam non faciam,’ inquit, ‘nec me ipse afficiam contumelia,’</text:p>
      <text:p text:style-name="Text_20_body">eumque librum statim coram discidit suis manibus et concerpsit, aegre passus quod cui salus imperii ac reipublicae accepta ferri deberet rationem pecuniae praedatae posceretur. </text:p>
      <text:h text:style-name="Heading_20_3" text:outline-level="3"><text:soft-page-break/>XIX</text:h>
      <text:h text:style-name="Heading_20_4" text:outline-level="4">Argument</text:h>
      <text:p text:style-name="Text_20_body">Quid M. Varro in <text:span text:style-name="Emphasis">Logistorico</text:span> scripserit de moderando victu puerorum inpubium.</text:p>
      <text:p text:style-name="Text_20_body">PUEROS inpubes compertum est, si plurimo cibo nimioque somno uterentur, hebetiores fieri ad veterni usque aut eluci tarditatem, corporaque eorum inprocera fieri minusque adolescere. </text:p>
      <text:p text:style-name="Text_20_body">Idem plerique alii medicorum philosophorumque et M. Varro in <text:span text:style-name="Emphasis">Logistorico</text:span> scripsit, quae inscripta est <text:span text:style-name="Emphasis">Catus aut De Liberis Educandis.</text:span></text:p>
      <text:h text:style-name="Heading_20_3" text:outline-level="3">XX</text:h>
      <text:h text:style-name="Heading_20_4" text:outline-level="4">Argument</text:h>
      <text:p text:style-name="Text_20_body">Notati a censoribus qui audientibus iis dixerant ioca quaedam intempestiviter; ac de eius quoque nota deliberatum qui steterat forte apud eos oscitabundus.</text:p>
      <text:p text:style-name="Text_20_body">INTER censorum severitates tria haec exempla in litteris sunt castigatissimae disciplinae. </text:p>
      <text:p text:style-name="Text_20_body">Unum est huiuscemodi: </text:p>
      <text:p text:style-name="Text_20_body">Censor agebat de uxoribus sollemne iusiurandum; verba erant ita concepta: ‘Ut tu ex animi tui sententia uxorem habes?’ Qui iurabat cavillator quidam et canicula et nimis ridicularius fuit.</text:p>
      <text:p text:style-name="Text_20_body">Is locum esse sibi loci dicundi ratus, cum ita uti mos erat censor dixisset, ‘Ut tu ex animi tui sententia uxorem habes?’</text:p>
      <text:p text:style-name="Text_20_body">‘Habeo equidem,’ inquit, ‘uxorem, sed non hercle ex animi mei sententia.’</text:p>
      <text:p text:style-name="Text_20_body">Tum censor eum, quod intempestive lascivisset, in aerarios rettulit, causamque hane ioci scurrilis apud se dicti subscripsit.</text:p>
      <text:p text:style-name="Text_20_body">Altera severitas eiusdem sectae disciplinaeque est. </text:p>
      <text:p text:style-name="Text_20_body">Deliberatum est de nota eius qui ad censores ab amico advocatus est et in iure stans dare nimis et sonore oscitavit; atque inibi ut plecteretur fuit, tamquam illud indicium esset vagi animi et alucinantis et fluxae atque apertae securitatis. </text:p>
      <text:p text:style-name="Text_20_body">Sed cum ille deiurasset invitissimum sese ac repugnantem oscitatione victum tenerique eo vitio quod ‘oscedo’ appellatur, tum notae iam destinatae exemptus est.</text:p>
      <text:p text:style-name="Text_20_body">Publius Scipio Africanus, Pauli filius, utramque historiam posuit in oratione quam dixit in censura, cum ad maiorum mores populum hortaretur.</text:p>
      <text:p text:style-name="Text_20_body">Item aliud refert Sabinus Masurius in septimo <text:span text:style-name="Emphasis">Memoriali</text:span> severe factum: ‘Censores,’ inquit, ‘Publius Scipio Nasica et Marcus Popilius cum equitum censum agerent, equum nimis strigosum et male habitum, sed equitem eius uberrimum et habitissimum viderunt et ‘cur,’’ inquiunt, ‘ita est, ut tu sis quam equus curatior? ‘Quoniam,’ inquit, ‘ego me curo, equum Statius nihili servos.’ Visum est <text:soft-page-break/>parum esse reverens responsum relatusque in aerarios, ut mos est.’</text:p>
      <text:p text:style-name="Text_20_body">‘Statius’ autem servile nomen fuit.</text:p>
      <text:p text:style-name="Text_20_body">Plerique apud veteres servi eo nomine fuerunt. </text:p>
      <text:p text:style-name="Text_20_body">Caecilius quoque, ille comoediarum poeta inclutus, servus fuit et propterea nomen habuit ‘Statius.’ Sed postea versum est quasi in cognomentum, appellatusque est ‘Caecilius Statius.’</text:p>
      <text:h text:style-name="Heading_20_2" text:outline-level="2">Liber Quintus</text:h>
      <text:h text:style-name="Heading_20_3" text:outline-level="3">I</text:h>
      <text:h text:style-name="Heading_20_4" text:outline-level="4">Argument</text:h>
      <text:p text:style-name="Text_20_body">Quod Musonius philosophus reprehendit inprobavitque laudari philosophum disserentem a vociferantibus et in laudando gestientibus.</text:p>
      <text:p text:style-name="Text_20_body">[…] MUSONIUM philosophum solitum accepimus. ‘Cum philosophus,’ inquit, ‘hortatur, monet, suadet, obiurgat aliudve quid disciplinarum disserit, tum qui audiunt si de summo et soluto pectore obvias vulgatasque laudes effutiunt, si clamitant etiam, si gestiunt, si vocum eius festivitatibus, si modulis verborum, si quibusdam quasi fritamentis orationis moventur, exagitantur et gestiunt, tum scias et qui dicit et qui audiunt frustra esse, neque illi philosophum loqui, sed tibicinem canere.’</text:p>
      <text:p text:style-name="Text_20_body">‘Animus,’ inquit, ‘audientis philosophum, dum quae dicuntur utilia ac salubria sunt et errorum atque vitiorum medicinas ferunt, laxamentum atque otium prolixe profuseque laudandi non habet. Quisquis ille est qui audit, nisi ille est plane deperditus,’</text:p>
      <text:p text:style-name="Text_20_body">‘inter ipsam philosophi orationem et perhorrescat necesse est et pudeat tacitus et paeniteat et gaudeat et admiretur,’</text:p>
      <text:p text:style-name="Text_20_body">‘varios adeo vultus disparilesque sensus gerat, proinde ut eum conscientiamque eius adfecerit utrarumque animi partium, aut sincerarum aut aegrarum, philosophi pertractatio.’</text:p>
      <text:p text:style-name="Text_20_body">Praeterea dicebat magnam laudem non abesse ab admiratione, admirationem autem quae maxima est non verba parere, sed silentium. </text:p>
      <text:p text:style-name="Text_20_body">‘Idcirco,’ inquit, ‘poetarum sapientissimus auditores illos Ulixi, labores suos inlustrissime narrantis, ubi loquendi finis factus, non [exsultare] ne strepere nec vociferari facit, sed consiluisse universos dicit, quasi [attonitos] et obstupidos, delenimentis aurium ad origines usque vocis permanantibus: ’</text:p>
      <text:h text:style-name="Heading_20_3" text:outline-level="3">II</text:h>
      <text:h text:style-name="Heading_20_4" text:outline-level="4">Argument</text:h>
      <text:p text:style-name="Text_20_body">Super equo Alexandri regis, qui Bucephalas appellatus est.</text:p>
      <text:p text:style-name="Text_20_body">EQUUS Alexandri regis et capite et nomine ‘Bucephalas’ fuit.</text:p>
      <text:p text:style-name="Text_20_body"><text:soft-page-break/>Emptum Chares scripsit talentis tredecim et regi Philippo [donatum]; hoc autem aeris nostri summa est sestertia trecenta duodecim.</text:p>
      <text:p text:style-name="Text_20_body">Super hoc equo dignum memoria visum, quod, ubi ornatus erat armatusque ad proelium, haud umquam inscendi sese ab alio nisi ab rege passus sit. </text:p>
      <text:p text:style-name="Text_20_body">Id etiam de isto equo memoratum est, quod, cum insidens in eo Alexander bello Indico et facinora faciens fortia, in </text:p>
      <text:p text:style-name="Text_20_body">hostium cuneum non satis sibi providens inmisisset, coniectisque undique in Alexandrum telis, vulneribus altis in cervice atque in latere equus perfossus esset, moribundus tamen ac prope iam exanguis e mediis hostibus regem vivacissimo cursu retulit atque, ubi eum extra tela extulerat, ilico concidit et, domini iam superstitis securus, quasi cum sensus humani solacio animam expiravit. </text:p>
      <text:p text:style-name="Text_20_body">Tum rex Alexander, parta eius belli victoria, oppidum in isdem locis condidit idque ob equi honores ‘Bucephalon’ appellavit.</text:p>
      <text:h text:style-name="Heading_20_3" text:outline-level="3">III</text:h>
      <text:h text:style-name="Heading_20_4" text:outline-level="4">Argument</text:h>
      <text:p text:style-name="Text_20_body">Quae causa quodque initium fuisse dicatur Protagorae ad philosophiae litteras adeundi.</text:p>
      <text:p text:style-name="Text_20_body">PROTAGORAM, virum in studiis doctrinarum egregium, cuius nomen Plato libro suo illi incluto inscripsit, adulescentem aiunt victus quaerendi gratia in mercedem missum vecturasque onerum corpore suo factitavisse, </text:p>
      <text:p text:style-name="Text_20_body">quod genus Graeci <text:span text:style-name="Emphasis">ἀχθοφόρους</text:span> vocant, Latine ‘baiulos’ appellamus.</text:p>
      <text:p text:style-name="Text_20_body">Is de proximo rure Abdera in oppidum, cuius popularis fuit, caudices ligni plurimos funiculo brevi circumdatos portabat. </text:p>
      <text:p text:style-name="Text_20_body">[tum] forte Democritus, civitatis eiusdem civis, homo ante alios virtutis et philosophiae gratia venerandus, cum egrederetur extra urbem, videt eum cum illo genere oneris tam impedito ac tam incohibili facile atque expedite incedentem, et prope</text:p>
      <text:p text:style-name="Text_20_body">accedit et iuncturam posituramque ligni scite periteque factam considerat petitque ut paululum adquiescat. </text:p>
      <text:p text:style-name="Text_20_body">Quod ubi Protagoras, ut erat petitum, fecit atque itidem Democritus acervum ilium et quasi orbem caudicum, brevi vinculo comprehensum, ratione quadam quasi geometrica librari continerique animadvertit, interrogavit quis id lignum ita composuisset, et cum ille a se compositum dixisset, desideravit uti solveret ac denuo in modum eundem collocaret. </text:p>
      <text:p text:style-name="Text_20_body">At postquam ille solvit ac similiter composuit, tum Democritus, animi aciem sollertiamque hominis non docti demiratus, ‘Mi adulescens,’ inquit, ‘cum ingenium bene faciendi habeas, sunt maiora melioraque quae facere mecum possis,’ abduxitque eum [statim] secumque habuit et sumptum ministravit et philosophias docuit et esse eum fecit quantus postea fuit.</text:p>
      <text:p text:style-name="Text_20_body"><text:soft-page-break/>Is tamen Protagoras insincerus quidem philosophus, sed acerrimus sophistarum fuit; pecuniam quippe ingentem cum a discipulis acciperet annuam, pollicebatur se id docere quanam verborum industria causa infirmior fieret fortior, quam rem Graece ita dicebat: <text:span text:style-name="Emphasis">τὸν ἥττω λόγον κρείττω ποιεῖν.</text:span></text:p>
      <text:h text:style-name="Heading_20_3" text:outline-level="3">IV</text:h>
      <text:h text:style-name="Heading_20_4" text:outline-level="4">Argument</text:h>
      <text:p text:style-name="Text_20_body">De verbo ‘duovicesimo,’ quod vulgo incognitum eat, a viris doctis multifariam in libris scriptum est.</text:p>
      <text:p text:style-name="Text_20_body">APUD Sigillaria forte in libraria ego et Iulius Paulus poeta, vir memoria nostra doctissimus, </text:p>
      <text:p text:style-name="Text_20_body">consideramus; atque ibi expositi erant Fabii <text:span text:style-name="Emphasis">Annales,</text:span> bonae atque sincerae vetustatis libri, quos venditor sine mendis esse contendebat.</text:p>
      <text:p text:style-name="Text_20_body">Grammaticus autem quispiam de nobilioribus, ab emptore ad spectandos libros adhibitus, repperisse se unum in libro mendum dicebat; sed contra librarius in quodvis pignus vocabat, si in una uspiam littera delictum esset. Ostendebat grammaticus ita scriptum in libro quarto:</text:p>
      <text:p text:style-name="Text_20_body">‘Quapropter tum [primum] ex plebe alter consul factus est, duovicesimo anno postquam Romam Galli ceperunt.’</text:p>
      <text:p text:style-name="Text_20_body">‘Non,’ inquit, ‘duovicesimo, sed ‘duo et vicesimo’ scribi oportuit.’</text:p>
      <text:p text:style-name="Text_20_body">‘Quid enim est duovicesimo?’ […] Varro <text:span text:style-name="Emphasis">Humanarum Rerum</text:span> lib. XVI; <text:span text:style-name="tei_5f_inlineNote">xvi, </text:span><text:span text:style-name="tei_5f_inlineNote"><text:span text:style-name="Emphasis">from</text:span></text:span><text:span text:style-name="tei_5f_inlineNote"> Nonius II., p. , .] </text:span>hic ita scripsit: Mortuus est anno duovicesimo; rex fuit annos XXI. […]</text:p>
      <text:h text:style-name="Heading_20_3" text:outline-level="3">V</text:h>
      <text:h text:style-name="Heading_20_4" text:outline-level="4">Argument</text:h>
      <text:p text:style-name="Text_20_body">[Cuiusmodi] ioco incavillatus sit Antiochum regem Poenus Hannibal.</text:p>
      <text:p text:style-name="Text_20_body">IN libris veterum memoriarum scriptum est, Hannibalem Carthaginiensem apud regem Antiochum facetissime cavillatum esse. Ea cavillatio </text:p>
      <text:p text:style-name="Text_20_body">huiuscemodi fuit: </text:p>
      <text:p text:style-name="Text_20_body">ostendebat ei Antiochus in campo copias ingentis quas bellum populo Romano facturus comparaverat, convertebatque exercitum insignibus argenteis et aureis florentem; </text:p>
      <text:p text:style-name="Text_20_body">inducebat etiam currus cum falcibus et elephantos cum turribus equitatumque frenis, ephippiis, monilibus, phaleris praefulgentem. </text:p>
      <text:p text:style-name="Text_20_body">Atque ibi rex, contemplatione tanti ac tam ornati exercitus gloriabundus, Hannibalem aspicit et ‘Putasne,’ inquit, ‘conferri posse ac satis esse Romanis haec omnia?’</text:p>
      <text:p text:style-name="Text_20_body">Tum Poenus, eludens ignaviam [inbelliamque] militum eius pretiose armatorum: ‘Satis, plane satis <text:soft-page-break/>esse credo Romanis haec omnia, etiamsi avarissimi sunt.’</text:p>
      <text:p text:style-name="Text_20_body">Nihil prorsum neque tam lepide neque tam acerbe dici potest; </text:p>
      <text:p text:style-name="Text_20_body">rex de numero exercitus sui ac de aestimanda aequiperatione quaesiverat, respondit Hannibal de praeda.</text:p>
      <text:h text:style-name="Heading_20_3" text:outline-level="3">VI</text:h>
      <text:h text:style-name="Heading_20_4" text:outline-level="4">Argument</text:h>
      <text:p text:style-name="Text_20_body">De coronis militaribus; quae sit earum [triumphalis], quae obsidionalis, quae civica, quae muralis, quae castrensis, quae navalis, quae ovalis, quae oleaginea.</text:p>
      <text:p text:style-name="Text_20_body">MILITARES coronae multae et variae sunt.</text:p>
      <text:p text:style-name="Text_20_body">Quarum quae nobilissimae sunt, has ferme esse accepimus: ‘triumphalem, obsidionalem, civicam, muralem, castrensem, navalem’ ;</text:p>
      <text:p text:style-name="Text_20_body">est ea quoque corona quae ‘ovalis’ dicitur, est item postrema ‘oleaginea,’</text:p>
      <text:p text:style-name="Text_20_body">qua uti solent qui in proelio non fuerunt sed triumphum procurant.</text:p>
      <text:p text:style-name="Text_20_body">‘Triumphales’ coronae sunt aureae,</text:p>
      <text:p text:style-name="Text_20_body">quae imperatoribus ob honorem triumphi mittuntur. </text:p>
      <text:p text:style-name="Text_20_body">Id vulgo dicitur ‘aurum coronarium.’</text:p>
      <text:p text:style-name="Text_20_body">Haec antiquitus e lauru erant, post fieri ex auro coeptae.</text:p>
      <text:p text:style-name="Text_20_body">‘Obsidionalis’ est, quam ii qui liberati obsidione sunt dant ei duci qui liberavit.</text:p>
      <text:p text:style-name="Text_20_body">Ea corona graminea est, observarique solitum ut fieret e gramine quod in eo loco gnatum esset intra quem clausi erant qui obsidebantur. </text:p>
      <text:p text:style-name="Text_20_body">Hanc coronam gramineam senatus populusque Romanus Q. Fabio Maximo dedit bello Poenorum secundo, quod urbem Romam obsidione hostium liberasset.</text:p>
      <text:p text:style-name="Text_20_body">‘Civica’ corona appellatur, quam civis civi a quo in proelio servatus est testem vitae salutisque perceptae dat.</text:p>
      <text:p text:style-name="Text_20_body">Ea fit e fronde quernea, quoniam cibus victusque antiquissimus quercus capi solitus; fuit etiam ex ilice, quod genus superiori proximum est, sicuti scriptum est in quadam comoedia Caecilii:</text:p>
      <text:p text:style-name="Text_20_body">Masurius autem Sabinus, in undecimo <text:span text:style-name="Emphasis">Librorum Memorialium,</text:span> civicam coronam tum dari solitam dicit, cum is qui civem servaverat eodem tempore etiam hostem occiderat neque locum in ea pugna reliquerat; aliter ius civicae coronae negat concessum.</text:p>
      <text:p text:style-name="Text_20_body">Tiberium tamen Caesarem consultum an </text:p>
      <text:p text:style-name="Text_20_body"><text:soft-page-break/>civicam coronam capere posset qui civem in proelio servasset et hostes ibidem duos interfecisset, sed locum in quo pugnabat non retinuisset eoque loco hostes potiti essent, rescripsisse dicit eum quoque civica dignum videri, quod appareret e tam iniquo loco civem ab co servatum, ut etiam a fortiter pugnantibus retineri non quiverit. </text:p>
      <text:p text:style-name="Text_20_body">Hac corona civica L. Gellius, vir censorius, in senatu Ciceronem consulem donari a republica censuit, quod eius opera esset atrocissima illa Catilinae coniuratio detecta vindicataque.</text:p>
      <text:p text:style-name="Text_20_body">‘Muralis’ est corona, qua donatur ab imperatore qui [primus] murum subiit inque oppidum hostium per vim ascendit; idcirco quasi muri pinnis decorata est.</text:p>
      <text:p text:style-name="Text_20_body">‘Castrensis’ est corona, qua donat imperator eum qui primus hostium castra pugnans introivit; ea corona insigne valli habet.</text:p>
      <text:p text:style-name="Text_20_body">‘Navalis’ est, qua donari solet [maritimo] proelio qui primus in hostium navem armatus transiluit; ea quasi navium rostris insignita est.</text:p>
      <text:p text:style-name="Text_20_body">Et ‘muralis’ autem et ‘castrensis’ et ‘navalis’ fieri ex auro solent.</text:p>
      <text:p text:style-name="Text_20_body">‘Ovalis’ corona murtea est; ea utebantur imperatores qui ovantes urbem introibant.</text:p>
      <text:p text:style-name="Text_20_body">Ovandi ac non triumphandi causa est, cum aut bella non rite indicta neque cum [iusto] hoste gesta sunt, aut hostium nomen humile et non idoneum est, ut servorum piratarumque, aut, deditione repente</text:p>
      <text:p text:style-name="Text_20_body">facta, ‘inpulverea,’ ut dici solet, incruentaque victoria obvenit.</text:p>
      <text:p text:style-name="Text_20_body">Cui facilitati aptam esse Veneris frondem crediderunt, quod non Martius, sed quasi Venerius quidam triumphus foret. </text:p>
      <text:p text:style-name="Text_20_body">Ac murteam coronam M. Crassus, cum bello fugitivorum confecto ovans rediret, insolenter aspernatus est senatusque consultum faciundum per gratiam curavit, ut lauro, non murto, coronaretur.</text:p>
      <text:p text:style-name="Text_20_body">Marcus Cato obicit M. Fulvio Nobiliori quod milites per ambitum coronis de levissimis causis donasset. De qua re verba ipsa apposui Catonis: </text:p>
      <text:p text:style-name="Text_20_body">‘Iam principio quis vidit corona donari quemquam, cum oppidum captum non esset aut castra hostium non incensa essent?’</text:p>
      <text:p text:style-name="Text_20_body">Fulvius autem, in quem hoc a Catone dictum est, coronis donaverat milites qui vallum curaverant aut qui puteum strenue foderant.</text:p>
      <text:p text:style-name="Text_20_body">Praetereundum non est quod ad ovationes attinet, super quo dissensisse veteres scriptores accipio. Partim enim scripserunt qui ovaret introire solitum equo vehentem; set Sabinus Masurius pedibus ingredi ovantes dicit, sequentibus eos non militibus, sed universo senatu. </text:p>
      <text:h text:style-name="Heading_20_3" text:outline-level="3"><text:soft-page-break/>VII</text:h>
      <text:h text:style-name="Heading_20_4" text:outline-level="4">Argument</text:h>
      <text:p text:style-name="Text_20_body">‘Personae’ vocabulum [quam] lepide [interpretatus] sit quamque esse vocis eius originem dixerit Gavius Bassus.</text:p>
      <text:p text:style-name="Text_20_body">LEPIDE, mi hercules, et scite Gavius Bassus in libris, quos <text:span text:style-name="Emphasis">De Origine Vocabulorum</text:span> composuit, unde appellata ‘persona’ sit interpretatur; a personando enim id vocabulum factum esse coniectat.</text:p>
      <text:p text:style-name="Text_20_body">‘Nam caput,’ inquit, ‘et os coperimento personae tectum undique unaque tantum vocis emittendae via pervium, quoniam non vaga neque diffusa est, set in unum tantummodo exitum collectam coactamque vocem ciet, magis claros canorosque sonitus facit. Quoniam igitur indumentum illud oris clarescere et resonare vocer facit, ob eam causam ‘persona’ dicta est, ‘o’ littera propter vocabuli formam productiore.’</text:p>
      <text:h text:style-name="Heading_20_3" text:outline-level="3">VIII</text:h>
      <text:h text:style-name="Heading_20_4" text:outline-level="4">Argument</text:h>
      <text:p text:style-name="Text_20_body">Defensus error a Vergilii versibus, quos arguerat Iulius Hyginus grammaticus; et ibidem, quid sit lituus; deque <text:span text:style-name="Emphasis">ἐτυμολογίᾳ</text:span> vocis eius.</text:p>
      <text:p text:style-name="Text_20_body">In his versibus errasse Hyginus Vergilium scripsit, tamquam non animadverterit deesse aliquid hisce verbis: </text:p>
      <text:p text:style-name="Text_20_body">‘Nam si nihil,’</text:p>
      <text:p text:style-name="Text_20_body">inquit, ‘deesse animadverterimus, videtur <text:span text:style-name="Emphasis">ita</text:span> dictum ut fiat ‘lituo et trabea subcinctus,’ quod est,’ inquit, ‘absurdissimum; quippe cum ‘lituus’ sit virga brevis, in parte qua robustior est incurva, qua augures utuntur, quonam modo ‘subcinctus lituo’ videri potest?’</text:p>
      <text:p text:style-name="Text_20_body">Immo ipse Hyginus parum animadvertit sic hoc esse dictum, ut pleraque dici per defectionem solent. </text:p>
      <text:p text:style-name="Text_20_body">Veluti cum dicitur ‘M. Cicero homo magna eloquentia’ et ‘Q. Roscius histrio summa venustate,’ non plenum hoc utrumque neque perfectum est, sed enim pro pleno atque perfecto auditur.</text:p>
      <text:p text:style-name="Text_20_body">Ut Vergilius alio in loco: </text:p>
      <text:p text:style-name="Standard"><text:s/>id est corpus inmane habentem, et item alibi: </text:p>
      <text:p text:style-name="Text_20_body">ac similiter: </text:p>
      <text:p text:style-name="Text_20_body">sic igitur id quoque videri dictum debet: </text:p>
      <text:p text:style-name="Text_20_body">‘Picus Quirinali lituo erat,’ sicuti dicimus: ‘statua grandi capite erat.’</text:p>
      <text:p text:style-name="Text_20_body">Et ‘est’ autem et ‘erat’ et ‘fuit’ plerumque absunt cum elegantia sine detrimento sententiae.</text:p>
      <text:p text:style-name="Text_20_body">Et, quoniam facta ‘litui’ mentio est, non praetermittendum est quod posse quaeri animadvertimus, <text:soft-page-break/>utrum lituus auguralis a tuba quae ‘lituus’</text:p>
      <text:p text:style-name="Text_20_body">appellatur, an tuba a lituo augurum ‘lituus’ dicta sit;</text:p>
      <text:p text:style-name="Text_20_body">utrumque enim pari forma et pariter incurvum est. </text:p>
      <text:p text:style-name="Text_20_body">Sed si, ut quidam putant, tuba a sonitu ‘lituus’ appellata est ex illo Homerico verbo:</text:p>
      <text:p text:style-name="Text_20_body">necesse est ita accipi, ut virga auguralis a tubae similitudine ‘lituus’ vocetur.</text:p>
      <text:p text:style-name="Text_20_body">Utitur autem vocabulo isto Vergilius et pro tuba: </text:p>
      <text:h text:style-name="Heading_20_3" text:outline-level="3">IX</text:h>
      <text:h text:style-name="Heading_20_4" text:outline-level="4">Argument</text:h>
      <text:p text:style-name="Text_20_body">Historia de Croesi filio muto, ex Herodoti libris.</text:p>
      <text:p text:style-name="Text_20_body">filius Croesi regis, cum iam fari per aetatem posset, infans erat et, cum iam multum adolevisset, item nihil fari quibat. Mutus adeo et elinguis diu habitus est. </text:p>
      <text:p text:style-name="Text_20_body">Cum in patrem eius, bello magno victum et urbe in qua erat capta, hostis gladio educto, regem esse ignorans, invaderet, diduxit adulescens os, clamare nitens, eoque nisu atque impetu spiritus vitium nodumque linguae rupit planeque et articulate elocutus est, clamans in [hostem] ne rex Croesus occideretur.</text:p>
      <text:p text:style-name="Text_20_body">Tum et hostis gladium reduxit et rex vita donatus est et adulescens </text:p>
      <text:p text:style-name="Text_20_body">loqui prorsum deinceps incepit. </text:p>
      <text:p text:style-name="Text_20_body">Herodotus in <text:span text:style-name="Emphasis">Historiis</text:span> huius memoriae scriptor est eiusque verba sunt, quae prima dixisse filium Croesi refert: <text:span text:style-name="Emphasis">Ἄνθρωπε, μὴ κτεῖνε Κροῖσον.</text:span></text:p>
      <text:p text:style-name="Text_20_body">Sed et quispiam Samius athleta, nomen illi fuit <text:span text:style-name="Emphasis">Ἐχεκλοῦς,</text:span> cum antea non loquens fuisset, ob similem dicitur causam loqui coepisse.</text:p>
      <text:p text:style-name="Text_20_body">Nam cum in sacro certamine sortitio inter ipsos et [aduersarios] non bona fide fieret et sortem nominis falsam subici animadvertisset, repente in eum qui id faciebat, videre sese quid faceret, magnum inclamavit. Atque is oris vinclo solutus per omne inde vitae tempus non turbide neque adhaese locutus est.</text:p>
      <text:h text:style-name="Heading_20_3" text:outline-level="3">X</text:h>
      <text:h text:style-name="Heading_20_4" text:outline-level="4">Argument</text:h>
      <text:p text:style-name="Text_20_body">De [argumentis] quae Graece <text:span text:style-name="Emphasis">ἀντιστρέφοντα</text:span> appellantur, a nobis ‘reciproca’ dici possunt.</text:p>
      <text:p text:style-name="Text_20_body">INTER vitia argumentorum longe maximum esse vitium videtur quae <text:span text:style-name="Emphasis">ἀντιστρέφοντα</text:span> Graeci dicunt.</text:p>
      <text:p text:style-name="Text_20_body"><text:soft-page-break/>Ea quidam e nostris non hercle nimis absurde ‘reciproca’ appellaverunt.</text:p>
      <text:p text:style-name="Text_20_body">Id autem vitium accidit hoc modo, cum argumentum propositum referri contra convertique in eum potest a quo dictum est, et utrimque pariter valet; quale est pervolgatum illud quo Protagoram, sophistarum acerrimum, usum esse ferunt adversus Euathlum, discipulum suum.</text:p>
      <text:p text:style-name="Text_20_body">Lis namque inter eos et controversia super [pacta] mercede haec fuit.</text:p>
      <text:p text:style-name="Text_20_body">Euathlus, adulescens dives, eloquentiae discendae causarumque orandi cupiens fuit. </text:p>
      <text:p text:style-name="Text_20_body">Is in disciplinam Protagorae sese dedit daturumque promisit [mercedem] grandem pecuniam, quantam Protagoras petiverat, dimidiumque eius dedit iam tunc statim priusquam disceret, pepigitque ut reliquum dimidium daret quo [primo] die causam apud iudices orasset et vicisset.</text:p>
      <text:p text:style-name="Text_20_body">Postea cum diutule auditor adsectatorque Protagorae fuisset et in studio quidem facundiae abunde promovisset, causas tamen non reciperet tempusque iam longum transcurreret et facere id videretur, ne relicum mercedis daret, capit consilium Protagoras,</text:p>
      <text:p text:style-name="Text_20_body">ut tum existimabat, astutum; petere institit ex pacto mercedem, litem cum Euathlo contestatur.</text:p>
      <text:p text:style-name="Text_20_body">Et cum ad iudices coniciendae consistendaeque causae gratia venissent, tum Protagoras sic exorsus est: ‘Disce,’ inquit, ‘stultissime adulescens, utroque id modo fore uti reddas quod peto, sive contra te pronuntiatum erit sive pro te.’</text:p>
      <text:p text:style-name="Text_20_body">‘Nam si contra te lis data erit, merces mihi ex sententia debebitur, quia ego vicero; sin vero secundum te iudicatum erit, merces mihi ex pacto debebitur, quia tu viceris.’</text:p>
      <text:p text:style-name="Text_20_body">Ad ea respondit Euathlus: ‘Potui,’ inquit, ‘huic tuae tam ancipiti captioni isse obviam, si verba non ipse facerem atque alio patrono uterer.’</text:p>
      <text:p text:style-name="Text_20_body">‘Sed maius mihi in ista victoria prolubium est, cum te non in causa tantum, sed in argumento quoque isto vinco.’</text:p>
      <text:p text:style-name="Text_20_body">‘Disce igitur tu quoque, magister sapientissime, utroque modo fore uti non reddam quod petis, sive contra me pronuntiatum fuerit sive pro me.’</text:p>
      <text:p text:style-name="Text_20_body">‘Nam si iudices pro causa mea senserint, nihil tibi ex sententia debebitur, quia ego vicero; sin contra me pronuntiaverint, nihil tibi ex pacto debebo, quia non vicero.’</text:p>
      <text:p text:style-name="Text_20_body">Tum iudices, dubiosum hoc inexplicabileque esse quod utrimque dicebatur rati, ne sententia sua, utramcumque in partem dicta esset, ipsa sese rescinderet, rem iniudicatam reliquerunt causamque in diem longissimam distulerunt. </text:p>
      <text:p text:style-name="Text_20_body">Sic ab adulescente discipulo magister eloquentiae inclutus suo sibi argumento confutatus est et captionis versute excogitatae frustratus fuit.</text:p>
      <text:h text:style-name="Heading_20_3" text:outline-level="3"><text:soft-page-break/>XI</text:h>
      <text:h text:style-name="Heading_20_4" text:outline-level="4">Argument</text:h>
      <text:p text:style-name="Text_20_body">Biantis de re uxoria syllogismum non posse videri <text:span text:style-name="Emphasis">ἀντιστρέφειν.</text:span></text:p>
      <text:p text:style-name="Text_20_body">EXISTIMANT quidam etiam illud Biantis, viri sapientis ac nobilis, responsum consimile esse atque est Protagorion illud de quo dixi modo, <text:span text:style-name="Emphasis">ἀντιστρέφον.</text:span></text:p>
      <text:p text:style-name="Text_20_body">Nam cum rogatus esset a quodam Bias, deberetne uxorem ducere an vitam vivere caelibem, <text:span text:style-name="Emphasis">Ἤτοι,</text:span> inquit, <text:span text:style-name="Emphasis">καλὴν ἄξεις ἢ αἰσχράν· καὶ εἰ καλήν,</text:span> <text:span text:style-name="Emphasis">ἕξεις κοινήν, εἰ δὲ αἰσχράν, ἕξεις ποινήν· ἑκάτερον δὲ οὐ</text:span> <text:span text:style-name="Emphasis">ληπτέον· οὐ γαμητέον ἄρα.</text:span></text:p>
      <text:p text:style-name="Text_20_body">Sic autem hoc rursum convertunt: <text:span text:style-name="Emphasis">Εἰ μὲν καλὴν</text:span> <text:span text:style-name="Emphasis">ἄξω, οὐχ ἕξω ποινήν· εἰ δὲ αἰσχράν, οὐχ ἕξω κοινήν·</text:span> <text:span text:style-name="Emphasis">γαμητέον ἄρα.</text:span></text:p>
      <text:p text:style-name="Text_20_body">Sed minime hoc esse videtur <text:span text:style-name="Emphasis">ἀντιστρέφον,</text:span> quoniam ex altero latere conversum frigidius est infirmiusque.</text:p>
      <text:p text:style-name="Text_20_body">Nam Bias proposuit non esse ducendam uxorem propter alterutrum incommodum, quod necessario patiendum erit ei qui duxerit. </text:p>
      <text:p text:style-name="Text_20_body">Qui convertit autem, non ab eo se defendit incommodo quod adest, sed carere se altero dicit quod non adest. </text:p>
      <text:p text:style-name="Text_20_body">Satis est autem tuendae sententiae quam Bias dixit, quod eum qui duxit uxorem pati necesse est ex duobus incommodis alterum, ut aut <text:span text:style-name="Emphasis">κοινὴν</text:span> habeat aut <text:span text:style-name="Emphasis">ποινήν.</text:span></text:p>
      <text:p text:style-name="Text_20_body">Sed Favorinus noster, cum facta esset forte mentio syllogismi istius quo Bias usus est, cuius prima <text:span text:style-name="Emphasis">πρότασις</text:span> est, <text:span text:style-name="Emphasis">ἤτοι καλὴν ἄξεις ἢ αἰσχράν,</text:span> non ratum id neque iustum diiunctivum esse ait, quoniam non necessum sit alterum ex duobus quae diiunguntur verum esse,</text:p>
      <text:p text:style-name="Text_20_body">quod in proloquio diiunctivo necessarium est. Eminentia enim quadam significari formarum turpes et pulcrae videntur. </text:p>
      <text:p text:style-name="Text_20_body">‘Est autem,’ inquit, ‘tertium quoque inter duo ista quae diiunguntur, cuius rationem prospectumque Bias non habuit.’</text:p>
      <text:p text:style-name="Text_20_body">‘Inter enim pulcherrimam feminam et deformissimam media forma quaedam est, quae et a nimiae pulcritudinis periculo et a summae deformitatis odio vacat;’</text:p>
      <text:p text:style-name="Text_20_body">‘qualis a Quinto Ennio in <text:span text:style-name="Emphasis">Melanippa</text:span> perquam eleganti vocabulo ‘stata’ dicitur, quae neque <text:span text:style-name="Emphasis">κοινὴ</text:span> futura sit neque <text:span text:style-name="Emphasis">ποινή</text:span>.’</text:p>
      <text:p text:style-name="Text_20_body">Quam formam modicam et modestam Favorinus non, </text:p>
      <text:p text:style-name="Text_20_body">mi hercule, inscite appellabat ‘uxoriam.’ Ennius autem in ista quam dixi tragoedia, eas fere feminas ait incolumi pudicitia esse quae stata forma forent.</text:p>
      <text:h text:style-name="Heading_20_3" text:outline-level="3"><text:soft-page-break/>XII</text:h>
      <text:h text:style-name="Heading_20_4" text:outline-level="4">Argument</text:h>
      <text:p text:style-name="Text_20_body">De nominibus deorum populi Romani Diovis et Vediovis.</text:p>
      <text:p text:style-name="Text_20_body">IN antiquis precationibus nomina haec deorum inesse animadvertimus: </text:p>
      <text:p text:style-name="Text_20_body">‘Diovis’ et ‘Vediovis’ ; est autem etiam aedes Vediovis Romae inter Arcem et Capitolium.</text:p>
      <text:p text:style-name="Text_20_body">Eorum nominum rationem esse hanc comperi: </text:p>
      <text:p text:style-name="Text_20_body">‘[Iovem]’ Latini veteres a ‘iuvando’ appellavere, eundemque alio vocabulo iuncto ‘patrem’ dixerunt.</text:p>
      <text:p text:style-name="Text_20_body">Nam quod est, elisis aut inmutatis quibusdam litteris, ‘Iupiter,’ id plenum atque integrum est ‘Iovispater.’ Sic et ‘Neptunuspater’ coniuncte dictus est et ‘Saturnuspater’ et ‘[Ianuspater]’ et ‘Marspater’ —hoc enim est ‘Marspiter’ — itemque Iovis ‘Diespiter’ appellatus, id est diei et lucis pater.</text:p>
      <text:p text:style-name="Text_20_body">Idcircoque simili [nomine] Iovis ‘Diovis’ dictus est et ‘Lucetius,’ quod nos die et luce quasi vita ipsa afficeret et iuvaret.</text:p>
      <text:p text:style-name="Text_20_body">‘Lucetium’ autem Iovem Cn. Naevius in libris <text:span text:style-name="Emphasis">Belli Poenici</text:span> appellat.</text:p>
      <text:p text:style-name="Text_20_body">Cum Iovem igitur et Diovem a iuvando nominassent, eum contra deum, qui non iuvandi potestatem, sed vim nocendi haberet—nam deos quosdam, ut prodessent, celebrabant, quosdam, ut ne obessent, placabant—‘Vediovem’ appellaverunt, dempta atque detracta iuvandi facultate.</text:p>
      <text:p text:style-name="Text_20_body">‘Ve’ enim particula, quae in aliis atque aliis vocabulis varia, tum per has duas litteras, tum ‘a’ littera media inmissa dicitur, duplicem significatum eundemque inter sese diversum capit.</text:p>
      <text:p text:style-name="Text_20_body">Nam et augendae rei et minuendae valet, sicuti aliae particulae plurimae; propter quod accidit ut quaedam vocabula quibus particula ista praeponitur ambigua sint et utroqueversum dicantur, veluti ‘vescum,’ ‘vemens’ et ‘vegrande,’ de quibus alio in loco, uberiore tractatu facto, admonuimus; ‘vesani’ autem et ‘vecordes’ ex una tantum parte dicti, quae privativa est, quam Graeci <text:span text:style-name="Emphasis">κατὰ στέρησιν</text:span> dicunt.</text:p>
      <text:p text:style-name="Text_20_body">Simulacrum igitur dei Vediovis, quod est in aede de qua supra dixi, sagittas tenet, quae sunt videlicet partae ad nocendum. </text:p>
      <text:p text:style-name="Text_20_body">Quapropter eum deum plerumque Apollinem esse dixerunt; immolaturque ritu </text:p>
      <text:p text:style-name="Text_20_body">humano capra eiusque animalis figmentum iuxta simulacrum stat.</text:p>
      <text:p text:style-name="Text_20_body">Propterea Vergilium quoque aiunt, multae antiquitatis hominem sine ostentationis studio peritum, numina laeva in <text:span text:style-name="Emphasis">Georgicis</text:span> deprecari, significantem vim quandam esse huiuscemodi deorum in laedendo magis quam in iuvando potentem. Versus Vergilii sunt:</text:p>
      <text:p text:style-name="Text_20_body">In istis autem diis quos placari oportet, uti mala a nobis vel a frugibus natis amoliantur, Auruncus quoque habetur et Robigus.</text:p>
      <text:h text:style-name="Heading_20_3" text:outline-level="3"><text:soft-page-break/>XIII</text:h>
      <text:h text:style-name="Heading_20_4" text:outline-level="4">Argument</text:h>
      <text:p text:style-name="Text_20_body">De officiorum gradu atque [ordine] moribus populi Romani observato.</text:p>
      <text:p text:style-name="Text_20_body">SENIORUM hominum et Romae nobilium atque in morum disciplinarumque veterum doctrina memoriaque praestantium disceptatio quaedam fuit, [praesente] et audiente me, de gradu atque ordine officiorum. Cumque quaereretur quibus nos ea prioribus potioribusque facere oporteret, si necesse esset in opera danda faciendoque officio alios aliis anteferre, non</text:p>
      <text:p text:style-name="Text_20_body">consentiebatur. </text:p>
      <text:p text:style-name="Text_20_body"><text:span text:style-name="tei_5f_inlineNote"><text:s/></text:span>Conveniebat autem facile constabatque, ex moribus populi Romani primum iuxta parentes locum tenere pupillos debere,fidei tutelaeque nostrae creditos; secundum eos proximum locum clientes habere, qui sese itidem in fidem patrociniumque nostrum dediderunt; tum in tertio loco esse hospites; postea esse cognatos adfinesque.</text:p>
      <text:p text:style-name="Text_20_body">Huius moris observationisque multa sunt testimonia atque documenta in antiquitatibus perscripta, ex quibus unum hoc interim de clientibus cognatisque, quod prae manibus est, ponemus. </text:p>
      <text:p text:style-name="Text_20_body">M. Cato in oratione, quam dixit apud censores <text:span text:style-name="Emphasis">In Lentulum,</text:span> ita scripsit: ‘Quod maiores sanctius; habuere, defendi pupillos quam clientem non fallere. Adversus cognatos pro cliente testatur, testimonium adversus clientem nemo dicit. Patrem primum, postea patronum proximum [nomen] habuere.’</text:p>
      <text:p text:style-name="Text_20_body">Masurius autem Sabinus in libro <text:span text:style-name="Emphasis">luris Civilis</text:span> tertio antiquiorem locum hospiti tribuit quam clienti. Verba ex eo libro haec sunt: ‘In officiis apud maiores ita observatum est, primum tutelae, deinde hospiti, deinde clienti, tum cognato, postea adfini. Aequa causa feminae viris potiores habitae pupillarisque tutela muliebri praelata. Etiam adversus quem adfuissent, eius filiis tutores relicti, in eadem causa pupillo aderant.’</text:p>
      <text:p text:style-name="Text_20_body">Firmum atque clarum isti rei testimonium </text:p>
      <text:p text:style-name="Text_20_body">perhibet auctoritas C. Caesaris pontificis maximi, qui in oratione quam <text:span text:style-name="Emphasis">Pro Bithynis</text:span> dixit hoc principio usus est: ‘Vel pro hospitio regis Nicomedis vel pro horum necessitate quorum res agitur, refugere hoc munus, M. Iunce, non potui. Nam neque hominum morte memoria deleri debet quin a proximis retineatur, neque clientes sine summa infamia deseri possunt, quibus etiam a propinquis nostris opem ferre instituimus.’</text:p>
      <text:h text:style-name="Heading_20_3" text:outline-level="3">XIV</text:h>
      <text:h text:style-name="Heading_20_4" text:outline-level="4">Argument</text:h>
      <text:p text:style-name="Text_20_body">Quod Apion, doctus homo, qui Plistonices appellatus est, vidisse se Romae scripsit recognitionem inter sese mutuam ex vetere notitia hominis et leonis.</text:p>
      <text:p text:style-name="Text_20_body">APION, qui Plistonices appellatus est, litteris homo multis praeditus rerumque Graecarum [plurima] atque varia scientia fuit.</text:p>
      <text:p text:style-name="Text_20_body"><text:soft-page-break/>Eius libri non incelebres feruntur, quibus omnium ferme quae mirifica in Aegypto visuntur audiunturque historia comprehenditur. </text:p>
      <text:p text:style-name="Text_20_body">Sed in his quae vel audisse vel legisse sese dicit, fortassean vitio studioque ostentationis sit loquacior—est enim sane quam in praedicandis doctrinis sui venditator—hoc autem,</text:p>
      <text:p text:style-name="Text_20_body">quod in libro <text:span text:style-name="Emphasis">Aegyptiacorum</text:span> quinto scripsit, neque audisse neque legisse, sed ipsum sese in urbe Roma vidisse oculis suis confirmat.</text:p>
      <text:p text:style-name="Text_20_body">‘In Circo Maximo,’ inquit, ‘venationis amplissimae pugna populo dabatur.’</text:p>
      <text:p text:style-name="Text_20_body">‘Eius rei, Romae cum forte essem, spectator,’ inquit, ‘fui.’</text:p>
      <text:p text:style-name="Text_20_body">‘Multae ibi saevientes ferae, magnitudines bestiarum excellentes omniumque invisitata aut forma erat aut ferocia. Sed praeter alia omnia leonum,’ inquit,</text:p>
      <text:p text:style-name="Text_20_body">‘immanitas admirationi fuit praeterque omnis ceteros unus.’</text:p>
      <text:p text:style-name="Text_20_body">‘Is unus leo corporis impetu et vastitudine terrificoque fremitu et sonoro, toris comisque cervicum fluctuantibus, animos oculosque omnium in sese converterat.’</text:p>
      <text:p text:style-name="Text_20_body">‘Introductus erat inter compluris ceteros ad pugnam bestiarum datos servus viri consularis; ei servo Androclus nomen fuit.’</text:p>
      <text:p text:style-name="Text_20_body">‘Hunc ille leo ubi vidit procul, repente,’ inquit, ‘quasi admirans stetit ac deinde sensim atque placide, tamquam noscitabundus, ad hominem accedit.’</text:p>
      <text:p text:style-name="Text_20_body">‘[tum] caudam more atque ritu adulantium canum clementer et blande movet hominisque se corpori adiungit cruraque eius et manus, prope iam exanimati metu, lingua leniter demulcet.’</text:p>
      <text:p text:style-name="Text_20_body">‘Homo Androclus inter illa tam atrocis ferae blandimenta amissum animum recuperat, paulatim oculos ad contuendum leonem refert.’</text:p>
      <text:p text:style-name="Text_20_body">‘Tum quasi mutua recognitione facta laetos,’ inquit, ‘et gratulabundos videres hominem et leonem.’</text:p>
      <text:p text:style-name="Text_20_body">Ea re prorsus tam admirabili maximos populi clamores excitatos dicit, accersitumque a C. Caesare Androclum quaesitamque causam cur illi atrocissimus leo uni parsisset.</text:p>
      <text:p text:style-name="Text_20_body">Ibi Androclus rem </text:p>
      <text:p text:style-name="Text_20_body">mirificam narrat atque admirandam. </text:p>
      <text:p text:style-name="Text_20_body">‘Cum provinciam,’ inquit, ‘Africam proconsulari imperio meus dominus obtineret, ego ibi iniquis eius et cotidianis verberibus ad fugam sum coactus et, ut mihi a domino, terrae illius praeside, tutiores latebrae forent, in camporum et arenarum solitudines concessi ac, si defuisset cibus, consilium fuit mortem aliquo pacto quaerere.’</text:p>
      <text:p text:style-name="Text_20_body">‘Tum sole medio,’ inquit, ‘rabido et flagranti specum quandam nanctus remotam latebrosamque, in [eam] me penetro et recondo.’</text:p>
      <text:p text:style-name="Text_20_body">‘Neque multo post ad eandem specum venit hic leo, debili uno et cruento pede, gemitus edens et <text:soft-page-break/>murmura, dolorem cruciatumque vulneris commiserantia.’</text:p>
      <text:p text:style-name="Text_20_body">Atque illic primo quidem conspectu advenientis leonis territum sibi et pavefactum animum dixit. </text:p>
      <text:p text:style-name="Text_20_body">‘Sed postquam introgressus,’ inquit, ‘<text:span text:style-name="Emphasis">leo,</text:span> uti re ipsa apparuit, in habitaculum illud suum, videt me procul delitescentem, mitis et mansues accessit et sublatum pedem ostendere mihi et porgere quasi opis petendae gratia visus est.’</text:p>
      <text:p text:style-name="Text_20_body">‘Ibi,’ inquit, ‘ego stirpem ingentem, vestigio pedis eius haerentem, revelli conceptamque saniem volnere intimo expressi accuratiusque sine magna iam formidine siccavi penitus atque detersi cruorem.’</text:p>
      <text:p text:style-name="Text_20_body">‘Illa tunc mea opera et medella levatus, pede in manibus meis posito, recubuit et quievit atque ex eo’</text:p>
      <text:p text:style-name="Text_20_body">‘die triennium totum ego et leo in eadem specu eodemque et victu viximus.’</text:p>
      <text:p text:style-name="Text_20_body">‘Nam, quas venabatur feras, membra opimiora ad specum mihi subgerebat, quae ego, ignis copiam non habens, meridiano sole torrens edebam.’</text:p>
      <text:p text:style-name="Text_20_body">‘Sed ubi me,’ inquit, ‘vitae illius ferinae iam pertaesum est, leone in venatum profecto, reliqui specum et viam ferme tridui permensus a militibus visus adprehensusque sum et ad dominum ex Africa Romam deductus.’</text:p>
      <text:p text:style-name="Text_20_body">‘Is me statim rei capitalis damnandum dandumque ad bestias curavit.’</text:p>
      <text:p text:style-name="Text_20_body">‘Intellego autem,’ inquit, ‘hunc quoque leonem, me tunc separato captum, gratiam mihi nunc beneficii et medicinae referre.’</text:p>
      <text:p text:style-name="Text_20_body">Haec Apion dixisse Androclum tradit, eaque omnia scripta circumlataque tabula populo declarata, atque ideo cunctis petentibus dimissum Androclum et poena solutum leonemque ei suffragiis populi donatum. </text:p>
      <text:p text:style-name="Text_20_body">‘Postea,’ inquit, ‘videbamus Androclum et leonem, loro tenui revinctum, urbe tota circum tabernas ire, donari aere Androclum, floribus spargi leonem, omnes ubique obvios dicere: ‘Hic est leo hospes hominis, hic est homo medicus leonis.’’</text:p>
      <text:h text:style-name="Heading_20_3" text:outline-level="3">XV</text:h>
      <text:h text:style-name="Heading_20_4" text:outline-level="4">Argument</text:h>
      <text:p text:style-name="Text_20_body">Corpusne sit vox an <text:span text:style-name="Emphasis">ἀσώματον</text:span> varias esse philosophorum sententias.</text:p>
      <text:p text:style-name="Text_20_body">VETUS atque perpetua quaestio inter nobilissimos philosophorum agitata est, corpusne sit vox an incorporeum. </text:p>
      <text:p text:style-name="Text_20_body">Hoc enim vocabulum quidam finxerunt proinde quod Graece dicitur <text:span text:style-name="Emphasis">ἀσώματον.</text:span></text:p>
      <text:p text:style-name="Text_20_body">Corpus autem est quod aut efficient est aut patiens; id Graece definitur <text:span text:style-name="Emphasis">τὸ ἤτοι ποιοῦν ἢ πάσχον.</text:span></text:p>
      <text:p text:style-name="Text_20_body"><text:soft-page-break/>Quam </text:p>
      <text:p text:style-name="Text_20_body">definitionem significare volens, Lucretius poeta ita scripsit: </text:p>
      <text:p text:style-name="Text_20_body">Alio quoque modo corpus esse Graeci dicunt <text:span text:style-name="Emphasis">τὸ τριχῆ</text:span> <text:span text:style-name="Emphasis">διάστατον.</text:span></text:p>
      <text:p text:style-name="Text_20_body">Sed vocem Stoici corpus esse contendunt eamque esse dicunt ictum aera, </text:p>
      <text:p text:style-name="Text_20_body">Plato autem non esse vocem corpus putat: ‘Non enim percussus,’ inquit, ‘aer, sed plaga ipsa atque percussio, id vox est.’</text:p>
      <text:p text:style-name="Text_20_body">Democritus ac deinde Epicurus ex individuis corporibus vocem constare dicunt eamque, ut ipsis eorum verbis utar, <text:span text:style-name="Emphasis">ῥεῦμα ἀτόμων</text:span> appellant.</text:p>
      <text:p text:style-name="Text_20_body">Hos aliosque talis argutae delectabilisque desidiae aculeos cum audiremus vel lectitaremus neque in his scrupulis aut emolumentum aliquod solidum ad rationem vitae pertinens aut finem ullum quaerendi videremus, Ennianum Neoptolemum probabamus, qui profecto ita ait: </text:p>
      <text:h text:style-name="Heading_20_3" text:outline-level="3">XVI</text:h>
      <text:h text:style-name="Heading_20_4" text:outline-level="4">Argument</text:h>
      <text:p text:style-name="Text_20_body">De vi oculorum deque videndi rationibus.</text:p>
      <text:p text:style-name="Text_20_body">DE videndi ratione deque cernendi natura diversas esse opiniones philosophorum animadvertimus. </text:p>
      <text:p text:style-name="Text_20_body">Stoici causas esse videndi dicunt radiorum ex oculis in ea quae videri queunt emissionem aerisque simul </text:p>
      <text:p text:style-name="Text_20_body">intentionem. </text:p>
      <text:p text:style-name="Text_20_body">Epicurus afluere semper ex omnibus corporibus simulacra quaedam corporum ipsorum eaque sese in oculos inferre atque ita fieri sensum videndi putat. </text:p>
      <text:p text:style-name="Text_20_body">Plato existimat, genus quoddam ignis lucisque de oculis exire idque, coniunctum continuatumque vel cum luce solis vel cum alterius ignis lumine, sua vi et externa nixum efficere ut quaecumque offenderit inlustraveritque cernamus. </text:p>
      <text:p text:style-name="Text_20_body">Set hic aeque non diutius muginandum, eiusdemque illius Enniani Neoptolemi, de quo supra scripsimus, consilio utendum est, qui ‘degustandum’ ex philosophia censet, ‘non in [eam] ingurgitandum.’</text:p>
      <text:h text:style-name="Heading_20_3" text:outline-level="3">XVII</text:h>
      <text:h text:style-name="Heading_20_4" text:outline-level="4">Argument</text:h>
      <text:p text:style-name="Text_20_body">Quam ob causam dies primi post Kalendas, Nonas, Idus atri habeantur; et cur diem quoque quartum ante Kalendas vel Nonas vel Idus quasi religiosum plerique vitent.</text:p>
      <text:p text:style-name="Text_20_body"><text:soft-page-break/>VERRIUS FLACCUS, in quarto <text:span text:style-name="Emphasis">De Verborum Significatu,</text:span> dies qui sunt postridie Kalendas, Nonas, Idus, quos vulgus imperite ‘nefastos’ dicit, propter hanc causam dictos habitosque ‘atros’ esse scribit.</text:p>
      <text:p text:style-name="Text_20_body">‘Urbe,’ inquit, ‘a Gallis Senonibus recuperata, L. Atilius in senatu verba fecit, Q. Sulpicium tribunum militum, ad Alliam adversus Gallos pugnaturum, rem divinam dimicandi gratia postridie Idus fecisse; tum exercitum populi Romani occidione occisum et post diem tertium eius diei urbem praeter Capitolium captam esse: compluresque alii senatores recordari sese dixerunt, quotiens belli gerendi gratia res divina postridie Kalendas, Nonas, Idus a magistratu populi Romani facta esset, eius belli proximo deinceps proelio rem publicam male gestam esse. Tum senatus [eam] rem ad pontifices reiecit, ut ipsi quod videretur statuerent. Pontifices decreverunt nullum his diebus sacrificium recte futurum.’</text:p>
      <text:p text:style-name="Text_20_body">Ante diem quoque quartum Kalendas vel Nonas vel Idus tamquam inominalem diem plerique vitant.</text:p>
      <text:p text:style-name="Text_20_body">Eius observationis an religio ulla sit tradita, quaeri solet. </text:p>
      <text:p text:style-name="Text_20_body">[nihil] nos super ea re scriptum invenimus, nisi quod Q. Claudius <text:span text:style-name="Emphasis">Annaliun</text:span> quinto cladem illam pugnae Cannensis vastissimam factam dicit ante diem quartum Nonas Sextiles.</text:p>
      <text:h text:style-name="Heading_20_3" text:outline-level="3">XVIII</text:h>
      <text:h text:style-name="Heading_20_4" text:outline-level="4">Argument</text:h>
      <text:p text:style-name="Text_20_body">In quid et quantum differat historia ab annalibus; superque ea re verba posita ex libro <text:span text:style-name="Emphasis">Rerum Gestarum</text:span> Sempronii Asellionis primo.</text:p>
      <text:p text:style-name="Text_20_body">HISTORIAM ab annalibus quidam differre eo putant, quod, cum utrumque sit rerum gestarum narratio, earum tamen proprie rerum sit [historia], quibus rebus gerendis interfuerit is qui narret;</text:p>
      <text:p text:style-name="Text_20_body">eamque esse opinionem quorundam, Verrius Flaccus refert in libro <text:span text:style-name="Emphasis">De Significatu [verborum]</text:span> quarto. Ac se quidem dubitare super ea re dicit, posse autem videri putat nonnihil esse rationis in ea opinione, quod <text:span text:style-name="Emphasis">ἱστορία</text:span></text:p>
      <text:p text:style-name="Text_20_body">Graece significet rerum cognitionem praesentium. </text:p>
      <text:p text:style-name="Text_20_body">Sed nos audire soliti sumus annales omnino id esse quod historiae sint; </text:p>
      <text:p text:style-name="Text_20_body">historias non omnino esse id quod annales sint: </text:p>
      <text:p text:style-name="Text_20_body">sicuti, quod est homo, id necessario animal esse; quod est animal, non id necesse est hominem esse.</text:p>
      <text:p text:style-name="Text_20_body">Ita historias quidem esse aiunt rerum gestarum vel expositionem vel demonstrationem vel quo alio nomine id dicendum est; annales vero esse, cum res gestae plurium annorum, observato cuiusque anni ordine, deinceps componuntur. </text:p>
      <text:p text:style-name="Text_20_body">Cum vero non per annos, sed per dies singulos res gestae scribuntur, ea historia Graeco vocabulo <text:span text:style-name="Emphasis">ἐφημερὶς</text:span> dicitur, cuius Latinum interpretamentum scriptum est in libro Semproni Asellionis primo, <text:soft-page-break/>ex quo libro plura verba ascripsimus, ut simul ibidem quid ipse inter res gestas et annales esse dixerit ostenderemus.</text:p>
      <text:p text:style-name="Text_20_body">‘Verum inter eos,’ inquit, ‘qui annales relinquere voluissent, et eos qui res gestas a Romanis perscribere conati essent, omnium rerum hoc interfuit. Annales libri tantummodo quod factum quoque anno gestum sit, ea demonstrabant, id est quasi qui diarium scribunt, quam Graeci <text:span text:style-name="Emphasis">ἐφημερίδα</text:span> vocant. Nobis non modo satis esse video, quod factum esset, id pronuntiare, sed etiam quo consilio quaque ratione gesta essent demonstrare.’</text:p>
      <text:p text:style-name="Text_20_body">Paulo post idem Asellio in eodem libro: ‘Nam neque alacriores,’ inquit, ‘ad rempublicam defendundam, neque segniores ad rem perperam faciundam annales libri commovere quicquam possunt. Scribere autem bellum initum quo consule et quo confectum sit et quis triumphans introierit ex eo, et eo libro quae in bello gesta sint non praedicare aut interea quid senatus decreverit aut quae lex rogatiove lata sit neque quibus consiliis ea gesta sint iterare: id fabulas pueris est narrare, non historias scribere.’</text:p>
      <text:h text:style-name="Heading_20_3" text:outline-level="3">XIX</text:h>
      <text:h text:style-name="Heading_20_4" text:outline-level="4">Argument</text:h>
      <text:p text:style-name="Text_20_body">Quid sit adoptatio, quid item sit adrogatio, quantumque haec inter se differant; verbaque eius quae qualiaque sint, qui in liberis adrogandis super ea re populum rogat.</text:p>
      <text:p text:style-name="Text_20_body">CUM in alienam familiam inque liberorum locum extranei sumuntur, aut per praetorem fit aut per populum. </text:p>
      <text:p text:style-name="Text_20_body">Quod per praetorem fit, ‘adoptatio’ dicitur, quod per populum, ‘arrogatio.’</text:p>
      <text:p text:style-name="Text_20_body">Adoptantur autem, cum a parente in cuius potestate sunt tertia mancipatione in iure ceduntur atque ab eo qui adoptat apud eum apud quem legis actio est vindicantur; </text:p>
      <text:p text:style-name="Text_20_body">adrogantur hi qui, cum sui iuris sunt, in alienam sese potestatem tradunt eiusque rei ipsi auctores fiunt. </text:p>
      <text:p text:style-name="Text_20_body">Sed adrogationes non temere nec inexplorate committuntur; </text:p>
      <text:p text:style-name="Text_20_body">nam comitia arbitris pontificibus praebentur, quae ‘curiata’ appellantur, aetasque eius qui adrogare vult, an [liberis] potius gignundis idonea sit, bonaque eius qui adrogatur ne insidiose adpetita sint</text:p>
      <text:p text:style-name="Text_20_body">consideratur, iusque iurandum a Q. Mucio pontifice maximo conceptum dicitur, quod in adrogando iuraretur. </text:p>
      <text:p text:style-name="Text_20_body">Sed adrogari non potest nisi iam vesticeps. </text:p>
      <text:p text:style-name="Text_20_body">‘Adrogatio’ autem dicta, quia genus hoc in alienam familiam transitus per populi rogationem fit.</text:p>
      <text:p text:style-name="Text_20_body">Eius rogationis verba haec sunt: ‘Velitis, iubeatis, uti L. Valerius L. Titio tam iure legeque filius siet, quam si ex eo patre matreque familias eius natus esset, utique ei vitae necisque in eum potestas siet, uti patri endo filio est. Haec ita uti dixi, ita vos, Quirites, rogo.’</text:p>
      <text:p text:style-name="Text_20_body"><text:soft-page-break/>Neque pupillus autem neque mulier quae in parentis potestate non est adrogari possunt; quoniam et cum feminis nulla comitiorum communio est et tutoribus in pupillos tantam esse auctoritatem potestatemque fas non est, ut caput liberum fidei suae commissum alienae dicioni subiciant.</text:p>
      <text:p text:style-name="Text_20_body">Libertinos vero ab ingenuis adoptari quidem iure posse, Masurius Sabinus scripsit. </text:p>
      <text:p text:style-name="Text_20_body">Sed id neque permitti dicit, neque permittendum esse umquam putat, ut homines libertini ordinis per adoptiones in iura ingenuorum invadant. </text:p>
      <text:p text:style-name="Text_20_body">‘Alioquin,’ inquit, ‘si iuris ista antiquitas servetur, etiam servus a domino per praetorem dari in adoptionem potest.’</text:p>
      <text:p text:style-name="Text_20_body">Idque ait plerosque iuris veteris auctores posse fieri scripsisse.</text:p>
      <text:p text:style-name="Text_20_body">Animadvertimus in oratione P. Scipionis, quam </text:p>
      <text:p text:style-name="Text_20_body">censor habuit ad populum <text:span text:style-name="Emphasis">De Moribus,</text:span> inter ea quae reprehendebat, quod contra maiorum instituta fierent, id etiam eum culpavisse, quod filius adoptivos patri adoptatori inter praemia patrum prodesset.</text:p>
      <text:p text:style-name="Text_20_body">Verba ex ea oratione haec sunt: ‘In alia tribu [patrem], in alia filium suffragium ferre, filium adoptivum tam procedere quam si se natum habeat; absentis censeri iubere, ut ad censum nemini necessus sit venire.’</text:p>
      <text:h text:style-name="Heading_20_3" text:outline-level="3">XX</text:h>
      <text:h text:style-name="Heading_20_4" text:outline-level="4">Argument</text:h>
      <text:p text:style-name="Text_20_body">Quod vocabulum Latinum soloecismo fecerit Capito Sinnius, quid autem id ipsum appellaverint veteres Latini; quibusque verbis soloecismum definierit idem Capito Sinnius.</text:p>
      <text:p text:style-name="Text_20_body">‘SOLOECISMUS,’ Latino vocabulo a Sinnio Capitone eiusdemque aetatis aliis ‘inparilitas’ appellatus, vetustioribus Latinis ‘stribiligo’ dicebatur, a versura videlicet et pravitate tortuosae orationis, tamquam ‘strobiligo’ quaedam.</text:p>
      <text:p text:style-name="Text_20_body">Quod vitium Sinnius Capito in litteris, quas ad Clodium Tuscum dedit, hisce verbis definit: ‘‘Soloecismus.’ est,’ inquit, ‘impar atque inconveniens compositura partium orationis.’</text:p>
      <text:p text:style-name="Text_20_body">Cum Graecum autem vocabulum sit ‘soloecismus,’ an Attici homines qui elegantius locuti sunt usi eo</text:p>
      <text:p text:style-name="Text_20_body">sint quaeri solet. </text:p>
      <text:p text:style-name="Text_20_body">Sed nos neque ‘soloecismum’ neque ‘[barbarismum]’ apud Graecorum idoneos adhuc invenimus;</text:p>
      <text:p text:style-name="Text_20_body">nam sicut <text:span text:style-name="Emphasis">βάρβαρον</text:span> ita <text:span text:style-name="Emphasis">σόλοικοι</text:span> dixerunt.</text:p>
      <text:p text:style-name="Text_20_body">Nostri quoque antiquiores ‘soloecum’ facile, ‘soloecismum’ haut scio an umquam, dixerunt.</text:p>
      <text:p text:style-name="Text_20_body">Quod si ita est, neque in Graeca neque in Latina lingua ‘soloecismus’ probe dicitur.</text:p>
      <text:h text:style-name="Heading_20_3" text:outline-level="3"><text:soft-page-break/>XXI</text:h>
      <text:h text:style-name="Heading_20_4" text:outline-level="4">Argument</text:h>
      <text:p text:style-name="Text_20_body">‘Pluria’ qui dicat et ‘compluria’ et ‘compluriens’ non barbare dicere, sed Latine.</text:p>
      <text:p text:style-name="Text_20_body">‘PLURIA’ forte quis dixit sermocinans vir adprime doctus, meus amicus, non hercle studio se ferens ostentandi neque quo ‘plura’ non dicendum putaret.</text:p>
      <text:p text:style-name="Text_20_body">Est enim doctrina homo seria et ad vitae officia devincta ac nihil de verbis laborante. </text:p>
      <text:p text:style-name="Text_20_body">Sed, opinor, assidua veterum scriptorum tractatione inoleverat linguae illius vox quam in libris saepe offenderat.</text:p>
      <text:p text:style-name="Text_20_body">Aderat, cum ille hoc dicit, reprehensor audaculus verborum, qui perpauca eademque a volgo protrita legerat habebatque nonnullas disciplinae grammaticae inauditiunculas, partim rudes inchoatasque, partim non probas, easque quasi pulverem ob oculos, cum adortus quemque fuerat, adspergebat. </text:p>
      <text:p text:style-name="Text_20_body">Sicut tunc amico nostro ‘Barbare,’ inquit, ‘dixisti ‘pluria’; nam neque rationem verbum hoc neque auctoritates habet.’</text:p>
      <text:p text:style-name="Text_20_body">Ibi ille amicus ridens, ‘Amabo te,’ inquit, ‘vir bone, quia nunc mihi a magis seriis rebus otium est, velim doceas nos cur ‘pluria’ sive ‘compluria,’ nihil enim differt, non Latine sed barbare dixerint M. Cato, Q. Claudius, Valerius Antias, L. Aelius, P. Nigidius, M. Varro, quos subscriptores approbatoresque huius verbi habemus praeter poetarum oratorumque veterum multam copiam.’</text:p>
      <text:p text:style-name="Text_20_body">Atque ille nimis arroganter ‘Tibi,’ inquit, ‘habeas auctoritates istas, ex Faunorum et Aboriginum saeculo repetitas, atque huic rationi respondeas.’</text:p>
      <text:p text:style-name="Text_20_body">‘Nullum enim vocabulum neutrum comparativum numero plurativo, recto casu, ante extremum ‘a’ habet ‘i’ litteram, sicuti ‘meliora, maiora, graviora.’ Proinde igitur ‘plura,’ non ‘pluria,’ dici convenit, ne contra formam perpetuam in comparativo ‘i’ littera sit ante extremum ‘a’.’</text:p>
      <text:p text:style-name="Text_20_body">Tum ille amicus noster, cum hominem confidentem pluribus verbis non dignum existimaret, ‘Sinni,’ inquit, ‘Capitonis, doctissimi viri, epistulae sunt uno in libro multae positae, opinor, in templo Pacis.’</text:p>
      <text:p text:style-name="Text_20_body">‘Prima epistula scripta est ad Pacuvium Labeonem, cui titulus praescriptus est ‘Pluria, non plura dici debere.’’</text:p>
      <text:p text:style-name="Text_20_body">‘In ea epistula rationes grammaticas posuit per quas docet ‘pluria’ Latinum esse, ‘plura’ barbarum. Ad Capitonem igitur te dimittimus.’</text:p>
      <text:p text:style-name="Text_20_body">‘Ex eo id quoque simul disces, si modo assequi poteris quod in ea epistula scriptum est,’</text:p>
      <text:p text:style-name="Text_20_body">‘‘pluria’ sive ‘plura’ absolutum esse et simplex, non, ut tibi videtur, comparativum.’</text:p>
      <text:p text:style-name="Text_20_body">Huius opinionis Sinnianae id quoque </text:p>
      <text:p text:style-name="Text_20_body">adiumentum est, quod ‘complures’ cum dicimus, non comparative dicimus.</text:p>
      <text:p text:style-name="Text_20_body"><text:soft-page-break/>Ab eo autem quod est ‘compluria’ adverbium est factum ‘compluriens.’</text:p>
      <text:p text:style-name="Text_20_body">Id quoniam minus usitatum est, versum Plauti subscripsi ex comoedia quae <text:span text:style-name="Emphasis">Persa</text:span> inscribitur:</text:p>
      <text:p text:style-name="Text_20_body">Item M. Cato in IV. <text:span text:style-name="Emphasis">Originum</text:span> eodem in loco ter hoc verbum posuit: ‘Compluriens eorum milites mercennarii inter se multi alteri alteros in castris occidere, compluriens multi simul ad hostis transfugere, compluriens in imperatorem impetum facere.’</text:p>
      <text:h text:style-name="Heading_20_2" text:outline-level="2">Liber Sextus</text:h>
      <text:h text:style-name="Heading_20_3" text:outline-level="3">I</text:h>
      <text:h text:style-name="Heading_20_4" text:outline-level="4">Argument</text:h>
      <text:p text:style-name="Text_20_body">Admiranda quaedam ex annalibus sumpta de P. Africano superiore.</text:p>
      <text:p text:style-name="Text_20_body">QUOD de Olympiade, Philippi regis uxore, Alexandri matre, in historia Graeca scriptum est, id de P. quoque Scipionis matre qui prior Africanus appellatus est memoriae datum est. </text:p>
      <text:p text:style-name="Text_20_body">Nam et C. Oppius et Iulius Hyginus, aliique qui de vita et rebus Africani scripserunt, matrem eius diu sterilem existimatam tradunt, P. quoque Scipionem, cum quo nupta erat, liberos desperavisse. </text:p>
      <text:p text:style-name="Text_20_body">Postea in cubiculo atque in lecto mulieris, cum absente marito cubans sola condormisset, visum repente esse iuxta eam cubare ingentem anguem eumque, his qui viderant territis et clamantibus, elapsum inveniri non quisse. Id ipsum P. Scipionem ad haruspices retulisse; eos, sacrificio facto, respondisse fore ut liberi gignerentur, </text:p>
      <text:p text:style-name="Text_20_body">neque multis diebus postquam ille anguis in lecto visus est, </text:p>
      <text:p text:style-name="Text_20_body">mulierem coepisse concepti fetus signa atque [sensum] pati; exinde mense decimo peperisse natumque esse hunc P. Africanum qui Hannibalem et Carthaginienses in Africa bello Poenico secundo vicit.</text:p>
      <text:p text:style-name="Text_20_body">Sed et eum inpendio magis ex rebus gestis quam ex illo ostento virum esse virtutis divinae creditum est.</text:p>
      <text:p text:style-name="Text_20_body">Id etiam dicere haut piget, quod idem illi quos supra nominavi litteris mandaverint, Scipionem hunc Africanum solitavisse noctis extreme, priusquam dilucularet, in Capitolium ventitare ac iubere aperiri cellam [Iovis] atque ibi solum diu demorari, quasi consultantem de republica cum Iove, aeditumosque eius templi saepe esse demiratos, quod solum id temporis in Capitolium ingredientem canes semper in alios saevientes neque latrarent eum neque incurrerent.</text:p>
      <text:p text:style-name="Text_20_body">Has volgi de Scipione opiniones confirmare atque approbare videbantur dicta factaque eius pleraque admiranda. Ex quibus est [unum] [huiuscemodi]:</text:p>
      <text:p text:style-name="Text_20_body">Assidebat oppugnabatque oppidum in Hispania, situ, moenibus, defensoribus validum et munitum, re etiam cibaria copiosum, nullaque eius potiundi spes erat, et quodam die ius in castris sedens dicebat atque ex eo loco id oppidum procul visebatur,</text:p>
      <text:p text:style-name="Text_20_body"><text:soft-page-break/>Tum </text:p>
      <text:p text:style-name="Text_20_body">e militibus, qui in iure apud eum stabant, interrogavit quispiam ex more in quem diem locumque vadimonium promitti iuberet; </text:p>
      <text:p text:style-name="Text_20_body">et Scipio, manum ad ipsam oppidi quod obsidebatur arcem protendens, ‘Perendie,’ inquit, ‘sese sistant illo in loco.’ Atque ita factum;</text:p>
      <text:p text:style-name="Text_20_body">die tertio, in quem vadari iusserat, oppidum captum est eodemque eo die in arce eius oppidi ius dixit.</text:p>
      <text:h text:style-name="Heading_20_3" text:outline-level="3">II</text:h>
      <text:h text:style-name="Heading_20_4" text:outline-level="4">Argument</text:h>
      <text:p text:style-name="Text_20_body">De Caeselli Vindicis pudendo errore, quem offendimus in libris eius quos inscripsit <text:span text:style-name="Emphasis">Lectionum [antiquarum].</text:span></text:p>
      <text:p text:style-name="Text_20_body">TURPE erratum offendimus in illis celebratissimis commentariis <text:span text:style-name="Emphasis">Lectionum Antiquarum</text:span> Caeselli Vindicis, hominis hercle pleraque haut indiligentis.</text:p>
      <text:p text:style-name="Text_20_body">Quod erratum multos fugit, quamquam multa in Caesellio reprehendendo etiam per calumnias rimarentur. </text:p>
      <text:p text:style-name="Text_20_body">Scripsit autem Caesellius Q. Ennium in XIII. <text:span text:style-name="Emphasis">Annali</text:span> ‘cor’ dixisse genere masculino.</text:p>
      <text:p text:style-name="Text_20_body">Verba Caeselli subiecta sunt: ‘Masculino genere, ut multa alia, enuntiavit Ennius. Nam in XIII. <text:span text:style-name="Emphasis">Annali</text:span> ‘quem cor’ dixit.’</text:p>
      <text:p text:style-name="Text_20_body">Ascripsit deinde versus Ennii duo: </text:p>
      <text:p text:style-name="Text_20_body">Antiochus est qui hoc dixit, Asiae rex. </text:p>
      <text:p text:style-name="Text_20_body">Is admiratur et permovetur, quod Hannibal Carthaginiensis bellum se facere populo Romano volentem dehortetur. </text:p>
      <text:p text:style-name="Text_20_body">Hos autem versus Caesellius sic accipit, tamquam si Antiochus sic dicat: ‘Hannibal me ne bellum geram dehortatur; quod cum facit, ecquale putat cor habere me et quam stultum esse me credit, cum id mihi persuadere vult?’</text:p>
      <text:p text:style-name="Text_20_body">Hoc Caesellius quidem, sed aliud longe Ennius. </text:p>
      <text:p text:style-name="Text_20_body">Nam tres versus sunt, non duo, ad [hanc] Ennii sententiam pertinentes, ex quibus tertium versum Caesellius non respexit:</text:p>
      <text:p text:style-name="Text_20_body">Horum versuum sensus atque ordo sic, opinor, est: ‘Hannibal ille audentissimus atque fortissimus, quem ego credidi’—hoc est enim: ‘cor meum credidit,’ proinde atque diceret ‘quem ego stultus homo credidi’—‘summum fore suasorem ad bellandum, is me dehortatur dissuadetque ne bellum faciam.’</text:p>
      <text:p text:style-name="Text_20_body"><text:soft-page-break/>Caesellius autem forte <text:span text:style-name="Emphasis">ῥαθυμότερον</text:span> iunctura ista verborum captus ‘quem cor’ dictum putavit et ‘quem’ accentu acuto legit, quasi ad ‘cor’ referretur, non ad ‘Hannibalem.’</text:p>
      <text:p text:style-name="Text_20_body">Sed non fugit me, si aliquis sit tam inconditus, sic posse defendi ‘cor’ Caeselli masculinum, ut videatur tertius versus separatim atque divise legendus, proinde quasi praecisis interruptisque verbis exclamet Antiochus: ‘suasorem summum!’ Sed non dignum est eis qui hoc dixerint responderi.</text:p>
      <text:h text:style-name="Heading_20_3" text:outline-level="3">III</text:h>
      <text:h text:style-name="Heading_20_4" text:outline-level="4">Argument</text:h>
      <text:p text:style-name="Text_20_body">Quid Tiro Tullius, Ciceronis libertus, reprehenderit in M. Catonis oratione quam pro Rodiensibus in senatu dixit; et quid ad ea, quae reprehenderat, responderimus.</text:p>
      <text:p text:style-name="Text_20_body">CIVITAS Rodiensis et insulae opportunitate et operum nobilitatibus et navigandi sollertia navalibusque victoriis celebrata est. </text:p>
      <text:p text:style-name="Text_20_body">Ea civitas, cum amica atque socia populi Romani foret, Persa tamen, Philippi filio, Macedonum rege, cum quo bellum populo Romano fuit, amico usa est, conixique sunt Rodienses legationibus Romam saepe missis id bellum inter eos componere. </text:p>
      <text:p text:style-name="Text_20_body">Sed, ubi ista pacificatio perpetrari nequivit, verba a plerisque Rodiensibus in contionibus eorum ad populum facta sunt, ut, si pax non fieret, Rodienses regem adversus populum Romanum adiutarent. </text:p>
      <text:p text:style-name="Text_20_body">Sed nullum super ea re publicum decretum factum est. </text:p>
      <text:p text:style-name="Text_20_body">At ubi Perses victus captusque est, Rodienses pertimuere ob ea quae conpluriens in coetibus populi acta dictaque erant, legatosque Romam miserunt, qui temeritatem quorundam popularium suorum deprecarentur et fidem consiliumque publicum expurgarent. </text:p>
      <text:p text:style-name="Text_20_body">Legati postquam Romam venerunt et in senatum </text:p>
      <text:p text:style-name="Text_20_body">intromissi sunt, verbisque suppliciter pro causa sua factis e curia excesserunt, sententiae rogari coeptae; </text:p>
      <text:p text:style-name="Text_20_body">cumque partim senatorum de Rodiensibus quererentur maleque animatos eos fuisse dicerent bellumque illis faciendum censerent, tum M. Cato [exsurgit] et optimos fidissimosque socios, quorum opibus diripiendis possidendisque non pauci ex summatibus viris intenti infensique erant, defensum conservatumque pergit orationemque inclutam dicit, quae et seorsum fertur inscriptaque est <text:span text:style-name="Emphasis">Pro Rodiensibus</text:span> et in quintae <text:span text:style-name="Emphasis">Originis</text:span> libro scripta est.</text:p>
      <text:p text:style-name="Text_20_body">Tiro autem Tullius, M. Ciceronis libertus, sane quidem fuit ingenio homo eleganti hautquaquam rerum litterarumque veterum indoctus, eoque ab ineunte aetate liberaliter institute adminiculatore et quasi administro in studiis litterarum Cicero usus est. </text:p>
      <text:p text:style-name="Text_20_body">Sed profecto plus ausus est quam ut tolerari ignoscique possit. </text:p>
      <text:p text:style-name="Text_20_body">Namque epistulam conscripsit ad Q. Axium, familiarem patroni sui, confidenter nimis et calide, in qua sibimet visus est orationem istam <text:span text:style-name="Emphasis">Pro Rodiensibus</text:span> acri subtilique iudicio percensuisse.</text:p>
      <text:p text:style-name="Text_20_body"><text:soft-page-break/>Ex ea epistula lubitum forte nobis est reprehensiones eius quasdam attingere, maiore scilicet venia reprehensuri Tironem, cum ille reprehenderit Catonem.</text:p>
      <text:p text:style-name="Text_20_body">Culpavit autem primum hoc, quod Cato ‘inerudite et <text:span text:style-name="Emphasis">ἀναγώγως,</text:span>’ ut ipse ait, principio nimis insolenti nimisque acri et obiurgatorio usus sit, cum vereri sese ostendit ne patres, gaudio atque laetitia</text:p>
      <text:p text:style-name="Text_20_body">rerum prospere gestarum de statu mentis suae deturbati, non satis consiperent neque ad recte intellegendum consulendumque essent idonei. </text:p>
      <text:p text:style-name="Text_20_body">‘In principiis autem,’ inquit, ‘patroni, qui pro reis dicunt, conciliare sibi et complacare iudices debent sensusque eorum expectatione causae suspensos rigentesque honorificis verecundisque sententiis commulcere, non iniuriis atque imperiosis minationibus confutare.’</text:p>
      <text:p text:style-name="Text_20_body">Ipsum deinde principium apposuit, cuius verba haec sunt: ‘Scio solere plerisque hominibus rebus secundis atque prolixis atque prosperis animum excellere atque superbiam atque ferociam augescere atque crescere. Quo mihi nunc magnae curae est, quod haec res tam secunde processit, ne quid in consulendo advorsi eveniat, quod nostras secundas res confutet, neve haec laetitia nimis luxuriose eveniat. Advorsae res edomant et docent quid opus siet facto, secundae res laetitia transvorsum trudere solent a recte consulendo atque intellegendo. Quo maiore opere dico suadeoque uti haec res aliquot dies proferatur, dum ex tanto gaudio in potestatem nostram redeamus.’</text:p>
      <text:p text:style-name="Text_20_body">‘Quae deinde Cato iuxta dicit, ea,’ inquit, ‘confessionem faciunt, non defensionem, neque propulsationem translationemve criminis habent, sed cum pluribus aliis communicationem, quod scilicet nihili ad purgandum est. Atque etiam,’ inquit, ‘insuper profitetur Rodienses, qui accusabantur quod adversus populum Romanum regi magis cupierint faverintque, id eos cupisse atque favisse utilitatis suae gratia, ne Romani Perse quoque rege victo ad superbiam ferociamque et inmodicum modum insolescerent.’</text:p>
      <text:p text:style-name="Text_20_body">Eaque ipsa verba ponit, ita ut infra scriptum: ‘Atque ego quidem arbitror Rodienses noluisse nos ita depugnare, uti [depugnatum] est, neque regem Persen vinci. Sed non Rodienses modo id noluere, sed multos populos atque multas nationes idem noluisse arbitror atque haut scio an partim eorum fuerint, qui non nostrae contumeliae causa id noluerint evenire; sed enim id metuere, ne si nemo esset homo quem vereremur, quidquid luberet faceremus. Ne sub solo imperio nostro in servitute nostra essent, libertatis suae causa in ea sententia fuisse arbitror. Atque Rodienses tamen Persen publice numquam adiuvere. Cogitate quanto nos inter nos privatim cautius facimus. Nam unusquisque nostrum, si quis advorsus rem suam quid fieri arbitrantur, summa vi [contra] nititur, ne advorsus eam fiat; quod illi tamen perpessi.’</text:p>
      <text:p text:style-name="Text_20_body">Sed, quod ad principium reprehensum attinet, scire oportuit Tironem, defensos esse Rodienses a Catone, sed ut a senatore et consulari et censorio viro, quidquid optimum esse publicum existimabat suadente, non ut a patrono causam pro reis dicente. </text:p>
      <text:p text:style-name="Text_20_body">Alia namque principia conducunt reos apud indices defendenti et clementiam misericordiamque undique </text:p>
      <text:p text:style-name="Text_20_body">indaganti, alia, cum senatus de republica consulitur, viro auctoritate praestanti, sententiis quorundam iniquissimis permoto et pro utilitatibus publicis ac pro salute sociorum graviter ac libere indignanti simul ac dolenti. </text:p>
      <text:p text:style-name="Text_20_body"><text:soft-page-break/>Quippe recte et utiliter in disciplinis rhetorum praecipitur, iudices de capite alieno deque causa ad sese non pertinenti cognituros, ex qua praeter officium iudicandi nihil ad eos vel periculi vel emolumenti redundaturum est, conciliandos esse ac propitiandos placabiliter et leniter existimationi salutique eius qui apud eos accusatus est. </text:p>
      <text:p text:style-name="Text_20_body">At cum dignitas et fides et utilitas omnium communis agitur, ob eamque rem aut suadendum quid ut fiat, aut, fieri iam coepto, differendum est, tum qui se in eiusmodi principiis occupat, ut benivolos benignosque sibi auditores paret, otiosam operam in non necessariis verbis sumit. </text:p>
      <text:p text:style-name="Text_20_body">Iamdudum enim negotia, pericula ipsa rerum communia consiliis eos capiendis conciliant et ipsi potius sibi exposcunt consultoris benivolentiam. </text:p>
      <text:p text:style-name="Text_20_body">Sed quod ait confessum Catonem noluisse Rodiensis ita depugnari, ut depugnatum est, neque regem Persem a populo Romano vinci, atque id eum dixisse non Rodienses modo, sed multas quoque alias nationes noluisse, sed id nihil ad purgandum extenuandumve crimen valere, iam hoc primum Tiro inprobe mentitur. </text:p>
      <text:p text:style-name="Text_20_body">Verba ponit Catonis et aliis tamen eum verbis </text:p>
      <text:p text:style-name="Text_20_body">calumniatur. </text:p>
      <text:p text:style-name="Text_20_body">Non enim Cato confitetur noluisse Rodienses victoriam esse populi Romani, sed sese arbitrari dixit id eos noluisse, quod erat procul dubio opinionis suae professio, non Rodiensium culpae confessio. </text:p>
      <text:p text:style-name="Text_20_body">In qua re, ut meum quidem iudicium est, non culpa tantum vacat, sed dignus quoque laude admirationeque est, cum et ingenue ac religiose dicere visus est contra Rodienses quod sentiebat et, parta sibi veritatis fide, ipsum illud tamen, quod contrarium putabatur, flexit et transtulit, ut eos idcirco vel [maxime] aequum esset acceptiores carioresque fieri populo Romano, quod cum et utile iis esset et vellent regi esse factum, nihil tamen adiuvandi eius gratia fecerunt.</text:p>
      <text:p text:style-name="Text_20_body">Postea verba haec ex eadem oratione ponit: ‘Ea nunc derepente tanta beneficia ultro citroque, tantam amicitiam relinquemus? quod illos dicimus voluisse facere, id nos priores facere occupabimus?’</text:p>
      <text:p text:style-name="Text_20_body">‘Hoc,’ inquit, ‘enthymema nequam et vitiosum est. Responderi enim potuit: ‘Occupabimus certe; nam, si non [occupaverimus], opprimemur incidendumque erit in insidias a quibus ante non caverimus.’’</text:p>
      <text:p text:style-name="Text_20_body">‘Recteque,’ inquit, ‘hoc vitio dat Lucilius poetae Euripidae, quod, cum Polyphontes rex propterea se interfecisse fratrem diceret, quod ipse ante de nece eius consilium cepisset, Meropa fratris uxor hisce adeo eum verbis eluserit: ’</text:p>
      <text:p text:style-name="Text_20_body">‘At hoc enim,’ inquit, ‘plane stultitiae plenum est, eo consilio atque ea fini facere velle aliquid, uti numquam id facias quod velis.’</text:p>
      <text:p text:style-name="Text_20_body">Sed videlicet Tiro animum non advertit non esse in omnibus rebus cavendis eandem causam, neque humanae vitae negotia et actiones et [officia] vel occupandi vel differendi vel etiam ulciscendi vel cavendi similia esse pugnae gladiatoriae.</text:p>
      <text:p text:style-name="Text_20_body">Nam gladiatori composito ad pugnandum pugnae haec proposita sors est, aut occidere, si <text:soft-page-break/>occupaverit, aut occumbere, si cessaverit. </text:p>
      <text:p text:style-name="Text_20_body">Hominum autem vita non tam iniquis neque tam [indomitis] necessitatibus conscripta est, ut idcirco prior iniuriam facere debeas, quam nisi feceris pati possis.</text:p>
      <text:p text:style-name="Text_20_body">Quod tantum aberat a populi Romani mansuetudine, ut saepe iam in sese factas iniurias ulcisci neglexerit.</text:p>
      <text:p text:style-name="Text_20_body">Post deinde usum esse Catonem dicit in eadem oratione [argumentis] parum honestis et nimis audacibus ac non viri qui alioqui fuit, sed vafris ac fallaciosis et quasi Graecorum sophistarum sollertiis.</text:p>
      <text:p text:style-name="Text_20_body">‘Nam cum obiceretur,’ inquit, ‘Rodiensibus quod bellum populo Romano facere voluissent, negavit poena esse dignos, quia id non fecissent, etsi maxime voluissent,’ induxisseque eum dicit quam dialectici</text:p>
      <text:p text:style-name="Text_20_body"><text:span text:style-name="Emphasis">ἐπαγωγήν</text:span> appellant, rem admodum insidiosam et sophisticam neque ad veritates magis quam ad captiones repertam, cum conatus sit exemplis decipientibus conligere confirmareque, neminem qui male facere voluit plecti aequum esse, nisi quod factum voluit etiam fecerit.</text:p>
      <text:p text:style-name="Text_20_body">Verba autem ex ea oratione M. Catonis haec sunt; ‘Qui acerrime adversus eos dicit, ita dicit ‘hostes voluisse fieri.’ Ecquis est tandem, qui vestrorum, quod ad sese attineat, aequum censeat poenas dare ob eam rem, quod arguatur male facere voluisse? Nemo, opinor; nam ego, quod ad me attinet, nolim.’</text:p>
      <text:p text:style-name="Text_20_body">Deinde paulo infra dicit: ‘Quid nunc? Ecqua tandem lex est tam acerba, quae dicat ‘si quis illud facere voluerit, mille, minus dimidium familiae, multa esto; si quis plus quingenta iugera habere voluerit, tanta poena esto; si quis maiorem pecuum numerum habere voluerit, tantum damnas esto?’ Atqui nos omnia plura habere volumus et id nobis impune est.’</text:p>
      <text:p text:style-name="Text_20_body">Postea ita dicit: ‘Sed si honorem non aequum est haberi ob eam rem, quod bene facere voluisse quis dicit neque fecit tamen, Rodiensibus oberit, quod non male fecerunt, sed quia voluisse dicuntur facere?’</text:p>
      <text:p text:style-name="Text_20_body">His argumentis Tiro Tullius M. Catonem contendere et conficere dicit Rodiensibus quoque impune esse debere, quod hostes quidem esse populi Romani voluissent, ut qui maxime </text:p>
      <text:p text:style-name="Text_20_body">non fuissent. </text:p>
      <text:p text:style-name="Text_20_body">Dissimulari autem non posse ait quin paria et consimilia non sint, plus quingenta iugera habere velle, quod plebiscito Stolonis prohibitum fuit, et bellum iniustum atque impium populo Romano facere velle, neque item infitiari posse quin alia causa in praemio sit, alia in poenis.</text:p>
      <text:p text:style-name="Text_20_body">‘Nam beneficia,’ inquit, ‘promissa opperiri oportet neque ante remunerari quam facta sint, iniurias autem imminentis praecavisse iustum est quam expectavisse.’</text:p>
      <text:p text:style-name="Text_20_body">‘Summa enim professio stultitiae,’ inquit, ‘est, non ire obviam sceleribus cogitatis, sed manere opperirique ut, cum admissa et perpetrata fuerint, tum denique, ubi quae facta sunt infecta fieri non possunt, poeniantur.’</text:p>
      <text:p text:style-name="Text_20_body"><text:soft-page-break/>Haec Tiro in Catonem non nimis frigide neque sane inaniter; </text:p>
      <text:p text:style-name="Text_20_body">sed enim Cato non nudam nec solitariam nec inprotectam hanc <text:span text:style-name="Emphasis">ἐπαγωγήν</text:span> facit, sed multis eam modis praefulcit multisque aliis argumentis convelat et, quia non Rodiensibus magis quam reipublicae consultabat, nihil sibi dictu factuque in ea re turpe duxit, quin omni sententiarum via servatum ire socios niteretur.</text:p>
      <text:p text:style-name="Text_20_body">Ac primum ea non incallide conquisivit, quae non iure naturae aut iure gentium fieri prohibentur, sed iure legum rei alicuius medendae aut temporis causa iussarum; sicut est de numero pecoris et de modo agri praefinito. </text:p>
      <text:p text:style-name="Text_20_body">In quibus rebus quod prohibitum est fieri </text:p>
      <text:p text:style-name="Text_20_body">quidem per leges non licet; velle id tamen facere, si liceat, inhonestum non est. </text:p>
      <text:p text:style-name="Text_20_body">Atque eas res contulit sensim miscuitque cum eo, quod neque facere neque velle per sese honestum est; tum deinde, ne disparilitas conlationis evidens fieret, pluribus id propugnaculis defensat, neque tenues istas et enucleatas voluntatum in rebus illicitis reprehensiones, qualia in philosophorum otio disputantur, magni facit, sed id solum summa ope nititur, ut causa Rodiensium, quorum amicitiam retineri ex republica fuit, aut aequa iudicaretur aut quidem certe ignoscenda. Atque interim neque fecisse Rodienses bellum neque facere voluisse dicit, interim autem facta sola censenda dicit atque in iudicium vocanda, sed voluntates nudas inanesque neque legibus neque poenis fieri obnoxias; interdum tamen, quasi deliquisse eos concedat, ignosci postulat et ignoscentias utiles esse rebus humanis docet ac, nisi ignoscant, metus in republica rerum novarum movet; sed enim contra, si ignoscatur, conservatum iri ostendit populi Romani magnitudinem.</text:p>
      <text:p text:style-name="Text_20_body">Superbiae quoque crimen, quod tunc praeter cetera in senatu Rodiensibus obiectum erat, mirifica et prope divina responsionis figura elusit et eluit. </text:p>
      <text:p text:style-name="Text_20_body">Verba adeo ipsa ponemus Catonis, quoniam Tiro ea praetermisit: </text:p>
      <text:p text:style-name="Text_20_body">‘Rodiensis superbos esse aiunt, id obiectantes quod mihi et liberis meis minime dici velim. Sint sane superbi. Quid id ad nos attinet? Idne irascimini, si quis superbior est quam nos?’</text:p>
      <text:p text:style-name="Text_20_body">Nihil prorsus hac compellatione dici potest neque gravius neque munitius adversus homines superbissimos facta, qui superbiam in sese amarent, in aliis reprehenderent.</text:p>
      <text:p text:style-name="Text_20_body">Praeterea animadvertere est, in tota ista Catonis oratione omnia disciplinarum rhetoricarum arma atque subsidia mota esse; sed non proinde ut in decursibus ludicris aut simulacris proeliorum voluptariis fieri videmus. Non enim, inquam, distincte nimis atque compte atque modulate res acta est, sed quasi in ancipiti certamine, cum sparsa acies est, multis locis Marte vario pugnatur, sic in ista tum causa Cato, cum superbia illa Rodiensium famosissima multorum odio atque invidia flagraret, omnibus promisce tuendi atque propugnandi modis usus est, et nunc ut optime meritos commendat, nunc tamquam si innocentes purgat, nunc ne bona divitiaeque eorum expetantur obiurgat, nunc quasi sit erratum deprecatur, nunc ut necessarios reipublicae ostentat, [nunc] clementiae, nunc mansuetudinis maiorum, nunc utilitatis publicae commonefacit.</text:p>
      <text:p text:style-name="Text_20_body">Eaque omnia distinctius numerosiusque fortassean dici potuerint, fortius atque vividius potuisse dici non videntur. </text:p>
      <text:p text:style-name="Text_20_body"><text:soft-page-break/>Inique igitur Tiro Tullius, quod ex omnibus facultatibus tam opulentae orationis, aptis inter sese et cohaerentibus, parvum quippiam nudumque sumpsit, quod obtrectaret tamquam non </text:p>
      <text:p text:style-name="Text_20_body">dignum M. Catone fuerit, quod delictorum non perpetratorum voluntates non censuerit poeniendas.</text:p>
      <text:p text:style-name="Text_20_body">Commodius autem rectiusque de his meis verbis, quibus Tullio Tironi respondimus, existimabit iudiciumque faciet, qui et orationem ipsam totam Catonis acceperit in manus et epistulam Tironis ad Axium scriptam requirere et legere curaverit. Ita enim nos sincerius exploratiusque vel corrigere poterit vel probare. </text:p>
      <text:h text:style-name="Heading_20_3" text:outline-level="3">IV</text:h>
      <text:h text:style-name="Heading_20_4" text:outline-level="4">Argument</text:h>
      <text:p text:style-name="Text_20_body">Cuiusmodi servos et quam ob causam Caelius Sabinus, iuris civilis auctor, pilleatos [vendundari] solitos scripserit; et quae mancipia sub corona more maiorum venierint; atque id ipsum ‘sub corona’ quid sit.</text:p>
      <text:p text:style-name="Text_20_body">PILLEATOS servos venum solitos ire, quorum nomine venditor nihil praestaret, Caelius Sabinus iurisperitus scriptum reliquit. </text:p>
      <text:p text:style-name="Text_20_body">Cuius rei causam esse ait, quod eiusmodi condicionis mancipia insignia esse in vendundo deberent, ut emptores errare et capi non possent, neque lex vendundi opperienda esset, sed oculis iam praeciperent quodnam esset mancipiorum genus; </text:p>
      <text:p text:style-name="Text_20_body">‘Sicuti,’ inquit, ‘antiquitus mancipia iure belli capta coronis induta veniebant et idcirco dicebantur ‘sub corona’ venire. Namque ut ea corona signum erat captivorum venalium, ita pilleus impositus demonstrabat eiusmodi servos [vendundari], quorum nomine emptori venditor nihil praestaret.’</text:p>
      <text:p text:style-name="Text_20_body">Est autem alia rationis opinio cur dici solitum sit captivos ‘sub corona’ [vendundari], quod milites custodiae causa captivorum venalium greges circumstarent eaque circumstatio militum ‘corona’ appellata sit.</text:p>
      <text:p text:style-name="Text_20_body">Sed id magis verum esse quod supra dixi, M. Cato in libro quem composuit <text:span text:style-name="Emphasis">De Re [militari]</text:span> docet.</text:p>
      <text:p text:style-name="Text_20_body">Verba sunt haec Catonis: ‘Ut populus sua opera potius ob rem bene gestam coronatus supplicatum eat quam re male gesta coronatus veniat.’</text:p>
      <text:h text:style-name="Heading_20_3" text:outline-level="3">V</text:h>
      <text:h text:style-name="Heading_20_4" text:outline-level="4">Argument</text:h>
      <text:p text:style-name="Text_20_body">Historia de Polo histrione memoratu digna.</text:p>
      <text:p text:style-name="Text_20_body">HISTRIO in terra Graecia fuit fama celebri, qui gestus et vocis claritudine et venustate ceteris antistabat; </text:p>
      <text:p text:style-name="Text_20_body">nomen fuisse aiunt Polum, tragoedias poetarum nobilium scite atque asseverate actitavit. </text:p>
      <text:p text:style-name="Text_20_body"><text:soft-page-break/>Is Polus unice amatum filium morte amisit. </text:p>
      <text:p text:style-name="Text_20_body">Eum luctum quoniam satis visus est eluxisse, rediit ad quaestum artis.</text:p>
      <text:p text:style-name="Text_20_body">In eo tempore Athenis <text:span text:style-name="Emphasis">Electram</text:span> Sophoclis acturus, gestare urnam quasi cum Oresti ossibus debebat.</text:p>
      <text:p text:style-name="Text_20_body">Ita compositum fabulae argumentum est, ut veluti </text:p>
      <text:p text:style-name="Text_20_body">fratris reliquias ferens Electra comploret commisereaturque interitum eius existimatum. </text:p>
      <text:p text:style-name="Text_20_body">Igitur Polus, lugubri habitu Electrae indutus, ossa atque urnam e sepulcro tulit filii et, quasi Oresti amplexus, opplevit omnia non simulacris neque imitamentis, sed luctu atque lamentis veris et spirantibus. </text:p>
      <text:p text:style-name="Text_20_body">Itaque cum agi fabula videretur, dolor actus est. </text:p>
      <text:h text:style-name="Heading_20_3" text:outline-level="3">VI</text:h>
      <text:h text:style-name="Heading_20_4" text:outline-level="4">Argument</text:h>
      <text:p text:style-name="Text_20_body">Quid de quorundam sensuum naturali defectione Aristoteles scripserit.</text:p>
      <text:p text:style-name="Text_20_body">Ex quinque his sensibus quos animantibus natura tribuit, visu, auditu, gustu, tactu, odoratu, quas Graeci <text:span text:style-name="Emphasis">αἰσθήσεις</text:span> appellant, quaedam animalium alia alio carent et aut caeca natura gignuntur aut inodora inauritave.</text:p>
      <text:p text:style-name="Text_20_body">Nullum autem ullum gigni animal Aristoteles dicit, quod aut gustus sensu careat, aut tactus.</text:p>
      <text:p text:style-name="Text_20_body">Verba ex libro eius, quem <text:span text:style-name="Emphasis">Περὶ Μνήμης</text:span> composuit, haec sunt:<text:span text:style-name="Emphasis">Τὴν δὲ ἁφὴν καὶ τὴν γεῦσιν πάντα ἔχει, πλὴν εἴ τι τῶν ζώων ἀτελές.</text:span></text:p>
      <text:h text:style-name="Heading_20_3" text:outline-level="3">VII</text:h>
      <text:h text:style-name="Heading_20_4" text:outline-level="4">Argument</text:h>
      <text:p text:style-name="Text_20_body">An ‘affatim,’ quasi ‘admodum,’ prima acuta pronuntiandum sit; et quaedam itidem non incuriose tractata super aliarum vocum accentibus.</text:p>
      <text:p text:style-name="Text_20_body">ANNIANUS poeta praeter ingenii amoenitates litterarum quoque veterum et rationum in litteris oppido quam peritus fuit et sermocinabatur mira quadam et scita suavitate. </text:p>
      <text:p text:style-name="Text_20_body">Is ‘affatim,’ ut ‘admodum,’ prima acuta, non media, pronuntiabat atque ita veteres locutos censebat.</text:p>
      <text:p text:style-name="Text_20_body">Itaque se audiente Probum grammaticum hos versus in Plauti <text:span text:style-name="Emphasis">Cistellaria</text:span> legisse dicit:</text:p>
      <text:p text:style-name="Text_20_body">causamque esse huic accentui dicebat, </text:p>
      <text:p text:style-name="Text_20_body">quod ‘affatim’ non essent duae partes orationis, sed utraque pars in unam vocem coaluisset, sicuti in eo quoque quod ‘exadversum’ dicimus secundam syllabam debere acui existimabat, quoniam una, <text:soft-page-break/>non duae essent partes orationis; atque ita oportere apud Terentium legi dicebat in his versibus:</text:p>
      <text:p text:style-name="Text_20_body">Addebat etiam quod ‘ad’ praeverbium tum ferme acueretur, cum significaret <text:span text:style-name="Emphasis">ἐπίτασιν,</text:span> quam ‘intentionem’ nos dicimus, sicut ‘adfabre’ et ‘admodum’ et ‘adprobe’ dicuntur.</text:p>
      <text:p text:style-name="Text_20_body">Cetera quidem satis commode Annianus. Sed si hanc particulam semper, cum intentionem significaret, acui putavit, non id perpetuum videtur; </text:p>
      <text:p text:style-name="Text_20_body">nam et ‘adpotus’ cum dicimus et ‘adprimus’ et ‘adprime,’ intentio in his omnibus demonstratur, neque tamen ‘ad’ particula satis commode accentu acuto pronuntiatur.</text:p>
      <text:p text:style-name="Text_20_body">‘Adprobus’ tamen, quod significat ‘valde probus,’ non infitias eo quin prima syllaba acui debeat.</text:p>
      <text:p text:style-name="Text_20_body">Caecilius in comoedia quae inscribitur <text:span text:style-name="Emphasis">Triumphus</text:span> vocabulo isto utitur:</text:p>
      <text:p text:style-name="Text_20_body">Num igitur in istis vocibus quas non acui diximus, ea causa est, quod syllaba insequitur natura longior, quae non ferme patitur acui priorem in vocabulis syllabarum plurium quam duarum? </text:p>
      <text:p text:style-name="Text_20_body">‘Adprimum’ autem ‘longe primum’ L. Livius in <text:span text:style-name="Emphasis">Odyssia</text:span> dicit in hoc versu:</text:p>
      <text:p text:style-name="Text_20_body">Idem Livius in <text:span text:style-name="Emphasis">Odyssia</text:span> ‘[praemodum]’ dicit, quasi ‘admodum’; ‘parcentes,’ inquit, ‘praemodum,’ quod significat ‘supra modum,’ dictumque est quasi ‘praeter modum’; in quo scilicet prima syllaba acui debebit.</text:p>
      <text:h text:style-name="Heading_20_3" text:outline-level="3">VIII</text:h>
      <text:h text:style-name="Heading_20_4" text:outline-level="4">Argument</text:h>
      <text:p text:style-name="Text_20_body">Res ultra fidem tradita super amatore delphino et puero amato.</text:p>
      <text:p text:style-name="Text_20_body">[Delphinos] venerios esse et amasios non modo historiae veteres, sed recentes quoque memoriae declarant.</text:p>
      <text:p text:style-name="Text_20_body">Nam et sub Caesare Augusto in Puteolano mari, ut Apion scriptum reliquit, et aliquot saeculis ante apud Naupactum, ut Theophrastus tradidit, amatores flagrantissimi delphinorum cogniti compertique sunt.</text:p>
      <text:p text:style-name="Text_20_body">Neque hi amaverunt quod sunt ipsi genus, sed pueros forma liberali in naviculis forte aut in vadis litorum conspectos miris et humanis modis arserunt.</text:p>
      <text:p text:style-name="Text_20_body">Verba subscripsi <text:span text:style-name="Emphasis">Ἀπίωνος,</text:span> eruditi viri, ex <text:span text:style-name="Emphasis">Aegyptiacorum</text:span> libro quinto, quibus delphini amantis et pueri non abhorrentis consuetudines, lusus, gestationes, aurigationes refert eaque omnia sese ipsum multosque alios vidisse dicit:</text:p>
      <text:p text:style-name="Text_20_body"><text:span text:style-name="Emphasis">Αὐτὸς δʼ περὶ Δικαιαρχίας εἶδον περὶ δικαιαρχίας παιδός</text:span> —<text:span text:style-name="Emphasis">Ὑάκινθος ἐκαλεῖτο—πόθοις ἐπτοημένον δελφῖνα. Προσσαίνει τὴν φωνὴν αὐτοῦ τὴν ψυχὴν πτερούμενος ἐντὸς τάς τε ἀκάνθας ὑποστέλλων, μή τι τοῦ ποθουμένου χρωτὸς ἀμύξη φειδόμενος, ἱππηδόν τε</text:span> <text:span text:style-name="Emphasis">περιβεβηκότα μέχρι διακοσίων ἀνῆγε σταδίων. ἐξεχεῖτο ἡ Ῥώμη καὶ πᾶσα Ἰταλία τῆς Ἀφροδίτης</text:span> <text:span text:style-name="Emphasis">ξυνορῶντες ἡνιοχούμενον ἰχθύν.</text:span></text:p>
      <text:p text:style-name="Text_20_body">Ad hoc adicit rem non minus mirandam. ‘Postea,’ inquit, ‘idem ille puer <text:span text:style-name="Emphasis">δελφι</text:span>- <text:span text:style-name="Emphasis">νερώμενος</text:span> morbo <text:soft-page-break/>adfectus obit suum diem. At ille amans,’</text:p>
      <text:p text:style-name="Text_20_body">‘ubi saepe ad litus solitum adnavit et puer, qui in primo vado adventum eius opperiri consueverat, nusquam fuit, desiderio tabuit exanimatusque est et in litore iacens inventus ab his qui rem cognoverant, in sui pueri sepulcro humatus est.’</text:p>
      <text:h text:style-name="Heading_20_3" text:outline-level="3">IX</text:h>
      <text:h text:style-name="Heading_20_4" text:outline-level="4">Argument</text:h>
      <text:p text:style-name="Text_20_body">‘Peposci’ et ‘memordi,’ ‘pepugi’ et ‘spepondi’ et ‘cecurri’ plerosque veterum dixisse, non, uti postea receptum est dicere, per <text:span text:style-name="Emphasis">a</text:span> aut per <text:span text:style-name="Emphasis">u</text:span> litteram in prima syllaba positam, atque id eos Graecae rationis exemplo dixisse; praeterea notatum quod viri non indocti neque ignobiles a verbo ‘descendo’ non ‘descendi,’ sed ‘descendidi’ dixerunt.</text:p>
      <text:p text:style-name="Text_20_body">‘POPOSCI,’ ‘momordi,’ ‘pupugi,’ ‘cucurri’ probabiliter dici videtur atque ita nunc [omnes] ferme doctiores hisce verbis utuntur.</text:p>
      <text:p text:style-name="Text_20_body">Sed Q. Ennius in <text:span text:style-name="Emphasis">Saturis</text:span> ‘memorderit’ dixit per <text:span text:style-name="Emphasis">e</text:span> litteram, non ‘momorderit:’</text:p>
      <text:p text:style-name="Text_20_body">Item Laberius in <text:span text:style-name="Emphasis">Gallis:</text:span></text:p>
      <text:p text:style-name="Text_20_body">Item idem Laberius in <text:span text:style-name="Emphasis">Coloratore:</text:span></text:p>
      <text:p text:style-name="Text_20_body">Item P. Nigidius <text:span text:style-name="Emphasis">De Animalibus</text:span> libro II.: ‘Ut serpens si memordit, gallina diligitur et opponitur.’</text:p>
      <text:p text:style-name="Text_20_body">Item Plautus in <text:span text:style-name="Emphasis">Aulularia:</text:span></text:p>
      <text:p text:style-name="Text_20_body">Sed idem Plautus in <text:span text:style-name="Emphasis">Trigeminis</text:span> neque ‘praememordisse’ neque ‘praemomordisse’ dicit, sed ‘praemorsisse’:</text:p>
      <text:p text:style-name="Text_20_body">Item Atta in <text:span text:style-name="Emphasis">Conciliatrice:</text:span></text:p>
      <text:p text:style-name="Text_20_body">‘Peposci’ quoque, non ‘poposci,’ Valerius Antias libro <text:span text:style-name="Emphasis">Annalium</text:span> XLV. scriptum reliquit: ‘Denique Licinius tribunus plebi perduellionis ei diem dixit et comitiis diem a M. Marcio praetore peposcit.’ ‘Pepugero’ aeque Atta in <text:span text:style-name="Emphasis">Aedilicia</text:span> dicit:</text:p>
      <text:p text:style-name="Text_20_body">Aelium quoque Tuberonem libro <text:span text:style-name="Emphasis">Ad C. Oppium</text:span> scripto ‘occecurrit’ dixisse, Probus adnotavit et haec eius verba apposuit: ‘Si generalis species occecurrerit.’</text:p>
      <text:p text:style-name="Text_20_body">Idem Probus Valerium Antiatem libro <text:span text:style-name="Emphasis">Historiarum</text:span> XXII. ‘speponderant’ scripsisse annotavit verbaque eius haec posuit: ‘Tiberius Gracchus, qui quaestor C. Mancino in Hispania fuerat, et ceteri qui pacem speponderant.’</text:p>
      <text:p text:style-name="Text_20_body">Ratio autem istarum dictionum haec esse videri potest: quoniam Graeci in quadam specie praeteriti temporis, quod <text:span text:style-name="Emphasis">παρακείμενον</text:span> appellant, secundam verbi litteram in <text:span text:style-name="Emphasis">e</text:span> plerumque vertunt, ut <text:span text:style-name="Emphasis">γράφω γέγραφα, ποιῶ πεποίηκα, λαλῶ λελάληκα, κρατῶ κεκράτηκα, λούω λέλουκα,</text:span> sic igitur mordeo ‘memordi,’ posco ‘peposci,’</text:p>
      <text:p text:style-name="Text_20_body">tendo ‘tetendi,’ tango ‘tetigi,’ pungo ‘pepugi,’ curro ‘cecurri,’ tollo ‘tetuli,’ spondeo ‘spepondi’ facit.</text:p>
      <text:p text:style-name="Text_20_body"><text:soft-page-break/>Sic M. Tullius et C. Caesar ‘mordeo memordi,’ ‘pungo pepugi,’ ‘spondeo spepondi’ dixerunt.</text:p>
      <text:p text:style-name="Text_20_body">Praeterea inveni, a verbo ‘scindo’ simili ratione non ‘sciderat,’</text:p>
      <text:p text:style-name="Text_20_body">sed ‘sciciderat,’ dictum esse. L. Accius in <text:span text:style-name="Emphasis">Sotadicorum</text:span> libro I. ‘sciciderat’ dicit. Verba haec sunt:</text:p>
      <text:p text:style-name="Text_20_body">Ennius quoque in <text:span text:style-name="Emphasis">Melanippa:</text:span></text:p>
      <text:p text:style-name="Text_20_body">Valerius Antias in libro <text:span text:style-name="Emphasis">Historiarum</text:span> LXXV. verba haec scripsit: ‘Deinde funere locato ad forum descendidit.’</text:p>
      <text:p text:style-name="Text_20_body">Laberius quoque in <text:span text:style-name="Emphasis">Catulario</text:span> ita scripsit:</text:p>
      <text:h text:style-name="Heading_20_3" text:outline-level="3">X</text:h>
      <text:h text:style-name="Heading_20_4" text:outline-level="4">Argument</text:h>
      <text:p text:style-name="Text_20_body">Ut ‘ususcapio’ copulate recto vocabuli casu dicitur, ita ‘pignoriscapio’ coniuncte eadem vocabuli forma dictum esse.</text:p>
      <text:p text:style-name="Text_20_body">UT haec ‘ususcapio’ dicitur copulato vocabulo, <text:span text:style-name="Emphasis">a</text:span> littera in eo tractim pronuntiata, ita ‘pignoriscapio’ iuncte et producte dicebatur.</text:p>
      <text:p text:style-name="Text_20_body">Verba Catonis sunt ex primo <text:span text:style-name="Emphasis">Epistolicarum Quaestionum:</text:span> ‘Pignoriscapio ob aes militare, quod aes a tribuno aerario miles accipere debebat, vocabulum seorsum fit.’</text:p>
      <text:p text:style-name="Text_20_body">Per quod satis dilucet, hane ‘capionem’ posse dici, quasi hanc ‘captionem,’ et in ‘usu’ et in ‘pignore.’</text:p>
      <text:h text:style-name="Heading_20_3" text:outline-level="3">XI</text:h>
      <text:h text:style-name="Heading_20_4" text:outline-level="4">Argument</text:h>
      <text:p text:style-name="Text_20_body">Neque ‘levitatem’ neque ‘nequitiam’ ea significatione esse qua in vulgi sermonibus dicuntur.</text:p>
      <text:p text:style-name="Text_20_body">‘LEVITATEM’ plerumque nunc pro inconstantia et mutabilitate dici audio et ‘nequitiam’ pro sollertia astutiaque.</text:p>
      <text:p text:style-name="Text_20_body">Sed veterum hominum qui proprie atque integre locuti sunt ‘leves’ dixerunt, quos vulgo nunc viles et nullo honore dignos dicimus, et ‘levitatem’ appellaverunt proinde quasi ‘vilitatem’ et</text:p>
      <text:p text:style-name="Text_20_body">‘nequam’ hominem nihili rei neque frugis bonae, quod genus Graeci fere <text:span text:style-name="Emphasis">ἄσωτον</text:span> vel <text:span text:style-name="Emphasis">ἀκόλαστον</text:span> dicunt.</text:p>
      <text:p text:style-name="Text_20_body">Qui exempla horum verborum requirit, ne in libris nimium remotis quaerat, inveniet ea in M. Tullii secunda <text:span text:style-name="Emphasis">Antonianarum.</text:span></text:p>
      <text:p text:style-name="Text_20_body">Nam cum genus quoddam sordidissimum vitae atque victus M. Antoni demonstraturus esset, quod in caupona delitisceret, quod ad vesperum perpotaret, quod ore involuto iter faceret ne <text:soft-page-break/>cognosceretur, haec aliaque eiusdemmodi cum in eum dicturus esset: ‘Videte,’ inquit, ‘hominis levitatem,’ tamquam prorsus ista dedecora hoc convicio in homine notarentur.</text:p>
      <text:p text:style-name="Text_20_body">At postea, cum in eundem Antonium probra quaedam alia ludibriosa et turpia ingessisset, ad extremum hoc addidit: ‘O hominem nequam! nihil enim magis proprie possum dicere.’</text:p>
      <text:p text:style-name="Text_20_body">Sed ex eo loco M. Tullii verba compluscula libuit ponere: ‘At videte levitatem hominis! Cum hora diei decima fere ad Saxa Rubra venisset, delituit in quadam cauponula atque ibi se occultans perpotavit ad vesperum; inde cisio celeriter ad urbem advectus, domum venit ore involuto. Ianitor rogat: ‘Quis tu?’ ‘A Marco tabellarius.’ Confestim ad eam cuius causa venerat deducitur eique epistulam tradit. Quam illa cum legeret flens— erat enim scripta amatorie, caput autem litterarum hoc erat: sibi cum illa mima posthac nihil futurum, omnem se amorem abiecisse illim atque in hanc transfudisse— cum mulier fleret uberius, homo misericors ferre non potuit: caput aperuit, in collum invasit. O hominem nequam!—nihil enim magis proprie possum dicere; ergo ut te catamitum nec opinato cum ostendisses, praeter spem mulier aspiceret, idcirco urbem terrore nocturno, Italiam multorum dierum metu perturbasti?’</text:p>
      <text:p text:style-name="Text_20_body">Consimiliter Q. quoque Claudius in primo <text:span text:style-name="Emphasis">Annalium</text:span> ‘nequitiam’ appellavit luxum vitae prodigum effusumque in hisce verbis: ‘Persuadent i cuidam adulescenti Lucano, qui adprime summo genere gnatus erat, sed luxuria et nequitia pecuniam magnam consumpserat.’</text:p>
      <text:p text:style-name="Text_20_body">M. Varro in libris <text:span text:style-name="Emphasis">De Lingua Latina,</text:span> ‘Ut ex ‘non’ et ex ‘volo,’’ inquit, ‘‘nolo,’ sic ex ‘ne’ et ‘quicquam,’ media syllaba extrita, compositum est ‘nequam.’’</text:p>
      <text:p text:style-name="Text_20_body">P. Africanus <text:span text:style-name="Emphasis">Pro se contra Tiberium Asellum</text:span> de multa ad populum: ‘Omnia mala, probra, flagitia, quae homines faciunt, in duabus rebus sunt, malitia atque nequitia. Utrum defendis, malitiam an nequitiam an utrumque simul? Si nequitiam defendere vis, licet; si tu in uno scorto maiorem pecuniam absumpsisti quam quanti omne instrumentum fundi Sabini in censum dedicavisti; si hoc ita est, qui spondet mille nummum? si tu plus tertia parte pecuniae paternae perdidisti atque absumpsisti in flagitiis; si hoc ita est, qui spondet mille nummum? Non vis nequitiam. Age malitiam saltem defende. Si tu verbis conceptis coniuravisti sciens sciente animo tuo; si hoc ita est, qui spondet mille nummum?’</text:p>
      <text:h text:style-name="Heading_20_3" text:outline-level="3">XII</text:h>
      <text:h text:style-name="Heading_20_4" text:outline-level="4">Argument</text:h>
      <text:p text:style-name="Text_20_body">De tunicis chiridotis; quod earum usum P. Africanus Sulpicio Gallo obiecit</text:p>
      <text:p text:style-name="Text_20_body">TUNICIS uti virum prolixis ultra brachia et usque in primores manus ac prope in digitos, Romae atque in omni Latio indecorum fuit. </text:p>
      <text:p text:style-name="Text_20_body">Eas tunicas Graeco vocabulo nostri ‘chiridotas’ appellaverunt feminisque solis vestem longe lateque diffusam non indecere existimaverunt ad ulnas cruraque adversus oculos protegenda.</text:p>
      <text:p text:style-name="Text_20_body">Viri autem Romani primo quidem sine tunicis toga sola amicti fuerunt; postea substrictas et breves tunicas citra umerum desinentis habebant, quod genus Graeci dicunt <text:span text:style-name="Emphasis">ἐξωμίδας.</text:span></text:p>
      <text:p text:style-name="Text_20_body">Hac antiquitate indutus P. Africanus, Pauli filius, vir omnibus bonis artibus atque omni virtute <text:soft-page-break/>praeditus, </text:p>
      <text:p text:style-name="Text_20_body">P. Sulpicio Gallo, homini delicate, inter pleraque alia, quae obiectabat, id quoque probro dedit, quod tunicis uteretur manus totas operientibus.</text:p>
      <text:p text:style-name="Text_20_body">Verba sunt haec Scipionis: ‘Nam qui cotidie unguentatus adversum speculum ornetur, cuius supercilia radantur, qui barba vulsa feminibusque subvulsis ambulet, qui in conviviis adulescentulus cum amatore, cum chiridota tunica interior accubuerit, qui non modo vinosus, sed virosus quoque sit, eumne quisquam dubitet, quin idem fecerit quod cinaedi facere solent?’</text:p>
      <text:p text:style-name="Text_20_body">Vergilius quoque tunicas huiuscemodi quasi femineas, probrosas criminatur:</text:p>
      <text:p text:style-name="Text_20_body">Q. quoque Ennius Carthaginiensium ‘tunicatam iuventuten’ non videtur sine probro dixisse.</text:p>
      <text:h text:style-name="Heading_20_3" text:outline-level="3">XIII</text:h>
      <text:h text:style-name="Heading_20_4" text:outline-level="4">Argument</text:h>
      <text:p text:style-name="Text_20_body">Quem ‘classicum’ dicat M. Cato, quem ‘infra classem.’</text:p>
      <text:p text:style-name="Text_20_body">‘CLASSICI’ dicebantur non omnes qui in quinque classibus erant, sed primae tantum classis homines, qui centum et viginti quinque milia aeris ampliusve censi erant.</text:p>
      <text:p text:style-name="Text_20_body">‘Infra classes’ autem appellabantur secundae classis ceterarumque omnium classium, qui</text:p>
      <text:p text:style-name="Text_20_body">minore summa aeris, quam quod supra dixi, censebantur.</text:p>
      <text:p text:style-name="Text_20_body">Hoc eo strictim notavi, quoniam in M. Catonis oratione, <text:span text:style-name="Emphasis">Qua Voconiam legem suasit,</text:span> quaeri solet quid sit ‘classicus,’ quid ‘infra classem.’</text:p>
      <text:h text:style-name="Heading_20_3" text:outline-level="3">XIV</text:h>
      <text:h text:style-name="Heading_20_4" text:outline-level="4">Argument</text:h>
      <text:p text:style-name="Text_20_body">De tribus dicendi generibus; ac de tribus philosophis qui ab Atheniensibus ad senatum Romam legati missi sunt. </text:p>
      <text:p text:style-name="Text_20_body">ET in carmine et in soluta oratione genera dicendi probabilia sunt tria, quae Graeci <text:span text:style-name="Emphasis">χαρακτῆρας</text:span> vocant nominaque eis fecerunt <text:span text:style-name="Emphasis">ἁδρόν, ἰσχνόν, μέσον.</text:span></text:p>
      <text:p text:style-name="Text_20_body">Nos quoque (quem primum posuimus ‘uberem’ vocamus, secundum ‘gracilem,’ tertium ‘mediocrem.’</text:p>
      <text:p text:style-name="Text_20_body">Uberi dignitas atque amplitudo est, gracili venustas et subtilitas, medius in confinio est utriusque modi particeps.</text:p>
      <text:p text:style-name="Text_20_body">His singulis orationis virtutibus vitia agnata sunt pari numero, quae earum modum et habitum simulacris falsis ementiuntur. </text:p>
      <text:p text:style-name="Text_20_body"><text:soft-page-break/>Sic plerumque sufflati atque tumidi fallunt pro uberibus, squalentes et ieiunidici pro gracilibus, incerti et ambigui pro mediocribus.</text:p>
      <text:p text:style-name="Text_20_body">Vera autem et propria [huiuscemodi] formarum exempla in Latina lingua M. Varro esse dicit ubertatis Pacuvium, gracilitatis Lucilium, mediocritatis Terentium.</text:p>
      <text:p text:style-name="Text_20_body">Sed ea ipsa genera dicendi iam antiquitus tradita ab Homero sunt tria in tribus: magnificum </text:p>
      <text:p text:style-name="Text_20_body">in Ulixe et ubertum, subtile in Menelao et cohibitum, mixtum moderatumque in Nestore.</text:p>
      <text:p text:style-name="Text_20_body">Animadversa eadem tripertita varietas est in tribus philosophis quos Athenienses Romam ad senatum legaverant, inpetratum uti multam remitteret, quam fecerat is propter Oropi vastationem. Ea multa fuerat talentum fere quingentum.</text:p>
      <text:p text:style-name="Text_20_body">Erant isti philosophi Carneades ex Academia, Diogenes Stoicus. Critolaus Peripateticus. Et in senatum quidem introducti interprete usi sunt C. Acilio senatore; sed ante ipsi seorsum quisque ostentandi gratia magno conventu hominum dissertaverunt. </text:p>
      <text:p text:style-name="Text_20_body">Tum admirationi fuisse aiunt Rutilius et Polybius philosophorum trium sui cuiusque generis facundiam. ‘Violenta,’ inquiunt, ‘et rapida Carneades dicebat, scita et teretia Critolaus, modesta Diogenes et sobria.’</text:p>
      <text:p text:style-name="Text_20_body">Unumquodque autem genus, ut diximus, cum caste pudiceque ornatur, fit illustrius, cum fucatur atque praelinitur, fit praestigiosum. </text:p>
      <text:h text:style-name="Heading_20_3" text:outline-level="3">XV</text:h>
      <text:h text:style-name="Heading_20_4" text:outline-level="4">Argument</text:h>
      <text:p text:style-name="Text_20_body">Quam severe moribus maiorum in fares vindicatum sit; et quid scripserit Mucius Scaevola super eo quod servandum datum commodatumve esset.</text:p>
      <text:p text:style-name="Text_20_body">LABEO in libro <text:span text:style-name="Emphasis">De Duodecim Tabulis</text:span> secundo acria et [severa] iudicia de furtis habita esse apud veteres</text:p>
      <text:p text:style-name="Text_20_body">scripsit, idque Brutum solitum dicere, et furti damnatum esse qui iumentum aliorsum duxerat quam quo utendum acceperat, item qui longius produxerat quam in quem locum petierat. </text:p>
      <text:p text:style-name="Text_20_body">Itaque Q. Scaevola, in librorum quos <text:span text:style-name="Emphasis">De [iure] Civili</text:span> composuit XVI., verba haec posuit: ‘Quod cui servandum datum est, si id usus est, sive quod utendum accepit, ad aliam rem atque accepit usus est, furti se obligavit.’</text:p>
      <text:h text:style-name="Heading_20_3" text:outline-level="3">XVI</text:h>
      <text:h text:style-name="Heading_20_4" text:outline-level="4">Argument</text:h>
      <text:p text:style-name="Text_20_body">Locus exscriptus ex satura M. Varronis, quae <text:span text:style-name="Emphasis">Περὶ Ἐδεσμάτων</text:span> inscripta est, de peregrinis ciborum generibus; et appositi versus Euripidi, quibus delicatorum hominum luxuriantem gulam confutavit.</text:p>
      <text:p text:style-name="Text_20_body"><text:soft-page-break/>M. VARRO, in satura quam <text:span text:style-name="Emphasis">Περὶ Ἐδεσμάτων</text:span> inscripsit, lepide admodum et scite factis versibus cenarum, ciborum exquisitas delicias comprehendit.</text:p>
      <text:p text:style-name="Text_20_body">Nam pleraque id genus, quae helluones isti terra et mari conquirunt, exposuit inclusitque in numeros senarios.</text:p>
      <text:p text:style-name="Text_20_body">Et ipsos quidem versus, cui otium erit in libro quo dixi positos legat; </text:p>
      <text:p text:style-name="Text_20_body">genera autem nominaque edulium et domicilia ciborum omnibus aliis praestantia, quae profunda ingluvies vestigavit, quae Varro obprobrans exsecutus est, haec sunt ferme, quantum nobis memoriae est pavus e Samo,</text:p>
      <text:p text:style-name="Text_20_body">Phrygia attagena, </text:p>
      <text:p text:style-name="Text_20_body">grues Melicae, haedus ex Ambracia, pelamys Chalcedonia, muraena Tartesia, aselli Pessinuntii, ostrea Tarenti, pectunculus Siculus, helops [Rhodius], scari Cilices, nuces Thasiae, palma Aegyptia, glans Hiberica.</text:p>
      <text:p text:style-name="Text_20_body">Hanc autem peragrantis gulae et in sucos inquirentis industriam atque has undiquevorsum indagines cuppediarum maiore detestatione dignas censebimus, si versus Euripidi recordemur, quibus saepissime Chrysippus philosophus usus, tamquam <text:span text:style-name="Emphasis">ἡδυπαθείας</text:span> edendi repertas esse, non per usum vitae necessarium, sed per luxum animi parata atque facilia fastidientis per inprobam satietatis lasciviam.</text:p>
      <text:p text:style-name="Text_20_body">Versus Euripidi adscribendos putavi:</text:p>
      <text:h text:style-name="Heading_20_3" text:outline-level="3">XVII</text:h>
      <text:h text:style-name="Heading_20_4" text:outline-level="4">Argument</text:h>
      <text:p text:style-name="Text_20_body">Sermo habitus cum grammatico insolentiarum et inperitiarum pleno de significatione vocabuli quod est ‘obnoxius’; deque eius vocis origine.</text:p>
      <text:p text:style-name="Text_20_body">PERCONTABAR Romae quempiam grammaticum primae in docendo celebritatis, non hercle </text:p>
      <text:p text:style-name="Text_20_body">experiundi vel temptandi gratia, sed discendi magis studio et cupidine, quid significaret ‘obnoxius’ quaeque eius vocabuli origo ac ratio esset.</text:p>
      <text:p text:style-name="Text_20_body">Atque ille aspicit me, inludens levitatem quaestionis pravitatemque: ‘Obscuram,’ inquit, ‘sane rem quaeris multaque prorsus vigilia indagandam!’</text:p>
      <text:p text:style-name="Text_20_body">‘Quis adeo tam linguae Latinae ignarus est, quin sciat eum dici ‘obnoxium’ cui quid ab eo cui esse ‘obnoxius’ dicitur incommodari et noceri potest, ut qui habeat aliquem noxae, id est culpae suae, conscium? Quin potius,’ inquit, ‘haec mittis nugalia et affers ea quae digna quaeri tractarique sint?’</text:p>
      <text:p text:style-name="Text_20_body">Tum vero ego permotus, agendum iam oblique, ut cum homine stulto, existimavi et ‘Cetera,’ inquam, ‘vir doctissime, remotiora gravioraque si discere et scire debuero, quando mihi usus venerit, tum quaeram ex te atque discam; sed enim quia dixi saepe ‘obnoxius’ et quid dicerem nescivi, didici ex te et scire nunc coepi quod non ego omnium solus, ut tibi sum visus, ignoravi, sed, <text:soft-page-break/>ut res est, Plautus quoque, homo linguae atque elegantiae in verbis Latinae princeps, quid esset ‘obnoxius’ nescivit; versus enim est in <text:span text:style-name="Emphasis">Sticho</text:span> illius ita. scriptus: quod minime congruit cum ista, quam me docuisti, significatione; composuit enim Plautus tamquam duo inter se contraria ‘plane’ et ‘obnoxie,’ quod a tua significatione longe abest.’</text:p>
      <text:p text:style-name="Text_20_body">Atque ille grammaticus satis ridicule, quasi ‘obnoxius’ et ‘obnoxie’ non declinatione sola, sed re atque sententia differrent, ‘Ego,’ inquit, ‘dixi quid esset ‘obnoxius,’ non quid ‘obnoxie.’’</text:p>
      <text:p text:style-name="Text_20_body">At tunc ego admirans insolentis hominis inscitiam, ‘Mittamus,’ inquam, ‘sicuti vis, quod Plautus ‘obnoxie’ dixit, si id nimis esse remotum putas,’</text:p>
      <text:p text:style-name="Text_20_body">‘atque illud quoque praetermittamus, quod Sallustius in <text:span text:style-name="Emphasis">Catilina</text:span> scribit:’</text:p>
      <text:p text:style-name="Text_20_body">‘‘Minari etiam ferro, ni sibi obnoxia foret,’ et quod videtur novius pervulgatiusque esse, id me doce. Versus enim Vergilii sunt notissimi: ’</text:p>
      <text:p text:style-name="Text_20_body">‘quod tu ais ‘culpae suae conscium.’ Alio quoque loco Vergilius verbo isto utitur a tua sententia diverse in his versibus: cura enim prodesse arvis solet, non nocere, quod tu de ‘obnoxio’ dixisti.’</text:p>
      <text:p text:style-name="Text_20_body">‘Iam vero illud etiam Q. Enni quo pacto congruere tecum potest, quod scribit in <text:span text:style-name="Emphasis">Phoenice</text:span> in hisce versibus: ’</text:p>
      <text:p text:style-name="Text_20_body">At ille oscitans et alucinanti similis: ‘Nunc,’ inquit, ‘mihi operae non est. Cum otium erit, revises ad me atque disces quid in verbo isto et Vergilius et Sallustius et Plautus et Ennius senserint.’</text:p>
      <text:p text:style-name="Text_20_body">At nebulo quidem ille, ubi hoc dixit, digressus est; si quis autem volet non originem solam verbi istius, sed significationem quoque eius varietatemque recensere, ut hoc etiam Plautinum spectet, adscripsi versus ex <text:span text:style-name="Emphasis">Asinaria:</text:span></text:p>
      <text:p text:style-name="Text_20_body">Qua vero ille grammaticus finitione usus est, ea videtur in verbo tam multiplici unam tantummodo usurpationem eius notasse, quae quidem congruit cum significatu quo Caecilius usus est in <text:span text:style-name="Emphasis">Chrysio</text:span> in his versibus:</text:p>
      <text:h text:style-name="Heading_20_3" text:outline-level="3">XVIII</text:h>
      <text:h text:style-name="Heading_20_4" text:outline-level="4">Argument</text:h>
      <text:p text:style-name="Text_20_body">De observata custoditaque apud Romanos iurisiurandi sanctimonia; atque inibi de decem captivis, quos Romam Hannibal deiurio ab his accepto legavit.</text:p>
      <text:p text:style-name="Text_20_body">IUSIURANDUM apud Romanos inviolate sancteque habitum servatumque est. Id et moribus legibusque multis ostenditur, et hoc, quod dicemus, ei rei non tenue argumentum esse potest. </text:p>
      <text:p text:style-name="Text_20_body">Post proelium Cannense Hannibal, Carthaginiensium imperator, ex captivis nostris electos decem Romam misit mandavitque eis pactusque est, ut, si populo Romano videretur, permutatio fieret captivorum et pro his quos alteri plures acciperent, darent argenti pondo libram et selibram.</text:p>
      <text:p text:style-name="Text_20_body">Hoc, priusquam proficiscerentur, iusiurandum eos adegit, redituros esse in castra Poenica, si Romani captivos non permutarent.</text:p>
      <text:p text:style-name="Text_20_body"><text:soft-page-break/>Veniunt Romam decem captivi. Mandatum Poeni imperatoris in senatu exponunt. </text:p>
      <text:p text:style-name="Text_20_body">Permutatio senatui non placita. </text:p>
      <text:p text:style-name="Text_20_body">Parentes, cognati adfinesque captivorum amplexi eos postliminio in patriam redisse dicebant statumque eorum integrum incolumemque esse, ac ne ad hostes redire vellent orabant. </text:p>
      <text:p text:style-name="Text_20_body">Tum octo ex his postliminium iustum non esse sibi responderunt, quoniam deiurio vincti forent, statimque, uti iurati erant, ad Hannibalem profecti sunt. </text:p>
      <text:p text:style-name="Text_20_body">Duo reliqui </text:p>
      <text:p text:style-name="Text_20_body">Romae manserunt solutosque esse se ac liberator religione dicebant, quoniam, cum egressi castra hostium fuissent, commenticio consilio regressi eodem, tamquam si ob aliquam fortuitam causam, issent atque ita iureiurando satisfacto rursum iniurati abissent. </text:p>
      <text:p text:style-name="Text_20_body">Haec eorum fraudulenta calliditas tam esse turpis existimata est, ut contempti vulgo discerptique sint censoresque eos postea omnium notarum et damnis et ignominiis adfecerint, quoniam quod facturos deieraverant non fecissent.</text:p>
      <text:p text:style-name="Text_20_body">Cornelius autem Nepos in libro <text:span text:style-name="Emphasis">Exemplorum</text:span> quinto id quoque litteris mandavit, multis in senatu placuisse ut hi qui redire nollent, datis custodibus, ad Hannibalem deducerentur, sed [eam] sententiam numero plurium quibus id non videretur superatam; eos tamen qui ad Hannibalem non redissent usque adeo intestabiles invisosque fuisse, ut taedium vitae ceperint necemque sibi consciverint.</text:p>
      <text:h text:style-name="Heading_20_3" text:outline-level="3">XIX</text:h>
      <text:h text:style-name="Heading_20_4" text:outline-level="4">Argument</text:h>
      <text:p text:style-name="Text_20_body">Historia ex annalibus sumpta de Tiberio Graccho, Gracchorum patre, tribuno plebis; atque inibi tribunicia decreta cum ipsis verbis relata.</text:p>
      <text:p text:style-name="Text_20_body">PULCRUM atque liberale atque magnanimum factum Tiberii Sempronii Gracchi in <text:span text:style-name="Emphasis">Exemplis</text:span> repositum est. Id exemplum huiuscemodi est:</text:p>
      <text:p text:style-name="Text_20_body">L. Scipioni Asiatico, P. Scipionis Africani superioris fratri, C. Minucius Augurinus tribunus plebi multam irrogavit eumque </text:p>
      <text:p text:style-name="Text_20_body">ob eam causam praedes poscebat. </text:p>
      <text:p text:style-name="Text_20_body">Scipio Africanus fratris nomine ad collegium tribunorum provocabat, petebatque ut virum consularem triumphalemque a collegae vi defenderent. </text:p>
      <text:p text:style-name="Text_20_body">Octo tribuni cognita causa decreverunt.</text:p>
      <text:p text:style-name="Text_20_body">Eius decreti verba, quae posui, ex annalium monumentis exscripta sunt: ‘Quod P. Scipio Africanus postulavit pro L. Scipione Asiatico fratre, cum contra leges contraque morem maiorum tribunus pl. hominibus accitis per vim inauspicato sententiam de eo tulerit multamque nullo exemplo irrogaverit praedesque eum ob eam rem dare cogat aut, si non det, in vincula duci iubeat, ut eum a collegae vi <text:soft-page-break/>prohibeamus. Et quod contra collega postulavit ne sibi intercedamus quominus suapte potestate uti liceat, de ea re nostrum sententia omnium ea est: Si L. Cornelius Scipio Asiaticus collegae arbitratu praedes dabit, collegae ne eum in vincula ducat intercedemus; si eius arbitratu praedes non dabit, quominus collega sua potestate utatur non intercedemus.’</text:p>
      <text:p text:style-name="Text_20_body">Post hoc decretum cum Augurinus tribunus L. Scipionem praedes non dantem prendi et in carcerem duci iussisset, tunc Tiberius Sempronius Gracchus tr. pl., pater Tiberi atque C. Gracchorum, cum P. </text:p>
      <text:p text:style-name="Text_20_body">Scipioni Africano inimicus gravis ob plerasque in republica dissensiones esset, iuravit palam in amicitiam inque gratiam se cum P. Africano non redisse, atque ita decretum ex tabula recitavit.</text:p>
      <text:p text:style-name="Text_20_body">Eius decreti verba haec sunt: ‘Cum L. Cornelius Scipio Asiaticus triumphans hostium duces in carcerem coniectarit, alienum videtur esse dignitate reipublicae, in eum locum imperatorem populi Romani duci, in quem locum ab eo coniecti sunt duces hostium; itaque L. Cornelium Scipionem Asiaticum a collegae vi prohibeo.’</text:p>
      <text:p text:style-name="Text_20_body">Valerius autem Antias contra hanc decretorum memoriam contraque auctoritates veterum annalium post Africani mortem intercessionem istam pro Scipione Asiatico factam esse a Tiberio Graccho dixit, neque multam irrogatam Scipioni, sed damnatum eum peculatus ob Antiochinam pecuniam, quia praedes non daret, in carcerem duci coeptum atque ita intercedente Graccho exemptum. </text:p>
      <text:h text:style-name="Heading_20_3" text:outline-level="3">XX</text:h>
      <text:h text:style-name="Heading_20_4" text:outline-level="4">Argument</text:h>
      <text:p text:style-name="Text_20_body">Quod Vergilius a Nolanis ob aquam sibi non permissam sustulit e versu suo ‘Nolam’ et posuit ‘oram’; atque ibi quaedam alia de iucunda consonantia litterarum.</text:p>
      <text:p text:style-name="Text_20_body">SCRIPTUM in quodam commentario repperi, versus istos a Vergilio ita primum esse recitatos atque editos: </text:p>
      <text:p text:style-name="Text_20_body">postea Vergilium petisse a Nolanis, aquam uti duceret in propinquum rus, Nolanos beneficium petitum non fecisse, poetam offensum nomen urbis eorum, quasi ex hominum memoria, sic ex carmine suo derasisse, ‘oram’ que pro ‘Nola’ mutasse atque ita reliquisse;</text:p>
      <text:p text:style-name="Text_20_body">Ea res verane an falsa sit, non laboro; quin tamen melius suaviusque ad aures sit ‘ora’ quam ‘Nola,’ dubium id non est.</text:p>
      <text:p text:style-name="Text_20_body">Nam vocalis in priore versu extrema eademque in sequenti prima canoro simul atque iucundo hiatu tractim sonat. </text:p>
      <text:p text:style-name="Text_20_body">Est adeo invenire apud nobiles poetas huiuscemodi suavitatis multa, quae appareat navata esse, non fortuita; sed praeter ceteros omnis apud Homerum plurima. </text:p>
      <text:p text:style-name="Text_20_body">Uno quippe in loco tales tamque hiantes sonitus in assiduis vocibus pluribus facit: </text:p>
      <text:p text:style-name="Text_20_body">atque item alio loco:</text:p>
      <text:p text:style-name="Text_20_body">Catullus quoque elegantissimus poetarum in hisce versibus: </text:p>
      <text:p text:style-name="Text_20_body"><text:soft-page-break/>cum dicere ‘ebrio’ posset et, quod erat usitatius, ‘acinum’ in neutro genere appellare, amans tamen hiatus illius Homerici suavitatem, ‘ebriam’ dixit propter insequentis a litterae concentum. Qui ‘ebriosa’ autem Catullum dixisse putant aut ‘ebrioso,’ nam id quoque temere scriptum invenitur, in libros scilicet de corruptis exemplaribus factos inciderunt.</text:p>
      <text:h text:style-name="Heading_20_3" text:outline-level="3">XXI</text:h>
      <text:h text:style-name="Heading_20_4" text:outline-level="4">Argument</text:h>
      <text:p text:style-name="Text_20_body">‘Quoad vivet’ ‘quoad’ que ‘morietur’ cur id ipsum temporis significent, cum ex duobus sint facta contrariis.</text:p>
      <text:p text:style-name="Text_20_body">‘QUOAD vivet’ cum dicitur, cum item dicitur ‘quoad morietur,’ videntur quidem duae res dici contrariae; sed idem atque unum tempus utraque verba demonstrant.</text:p>
      <text:p text:style-name="Text_20_body">Item cum dicitur ‘quoad senatus habebitur’ et ‘quoad senatus dimittetur,’ tametsi ‘haberi’ atque ‘dimitti’ contraria sunt, unum atque id ipsum tamen utroque in verbo ostenditur.</text:p>
      <text:p text:style-name="Text_20_body">Tempora enim duo cum inter sese opposita sunt atque ita cohaerentia ut alterius finis cum alterius initio misceatur, non refert utrum per extremitatem prioris an per initium sequentis locus ipse confinis demonstretur.</text:p>
      <text:h text:style-name="Heading_20_3" text:outline-level="3">XXII</text:h>
      <text:h text:style-name="Heading_20_4" text:outline-level="4">Argument</text:h>
      <text:p text:style-name="Text_20_body">Quod censores equum adimere soliti sunt equitibus corpulentis et praepinguibus; quaesitumque utrum ea res cum ignominia an incolumi dignitate equitum facta sit.</text:p>
      <text:p text:style-name="Text_20_body">NIMIS pingui homini et corpulento censores equum adimere solitos, scilicet minus idoneum ratos esse cum tanti corporis pondere ad faciendum equitis munus.</text:p>
      <text:p text:style-name="Text_20_body">Non enim poena id fuit, ut quidam existimant, sed munus sine ignominia remittebatur. </text:p>
      <text:p text:style-name="Text_20_body">Tamen Cato, in oratione quam <text:span text:style-name="Emphasis">De Sacrificio Commisso</text:span> scripsit, obicit hanc rem criminosius, uti magis videri possit cum ignominia fuisse.</text:p>
      <text:p text:style-name="Text_20_body">Quod si ita accipias, id profecto existimandum est, non omnino inculpatum neque indesidem visum esse, cuius corpus in tam inmodicum modum luxuriasset exuberassetque.</text:p>
      <text:h text:style-name="Heading_20_2" text:outline-level="2">Liber Septimus</text:h>
      <text:h text:style-name="Heading_20_3" text:outline-level="3">I</text:h>
      <text:h text:style-name="Heading_20_4" text:outline-level="4">Argument</text:h>
      <text:p text:style-name="Text_20_body">Quem in modum responderit Chrysippus adversum eos qui providentiam consistere negaverunt.</text:p>
      <text:p text:style-name="Text_20_body"><text:soft-page-break/>QUIBUS non videtur mundus dei et hominum causa institutus neque res humanae providentia gubernari, gravi se argumento uti putant cum ita dicunt: ‘Si esset providentia, nulla essent mala.’ Nihil enim minus aiunt providentiae congruere, quam in eo mundo quem propter homines fecisse dicatur tantam vim esse aerumnarum et malorum.</text:p>
      <text:p text:style-name="Text_20_body">Adversus ea Chrysippus cum in libro <text:span text:style-name="Emphasis">Περὶ Προνοίας</text:span> quarto dissereret, ‘Nihil est prorsus istis,’ inquit, ‘insubidius, qui opinantur bona esse potuisse,’</text:p>
      <text:p text:style-name="Text_20_body">‘si non essent ibidem mala. Nam cum bona malis contraria sint, utraque necessum est opposita inter sese et quasi mutuo adversoque fulta nisu consistere; nullum adeo contrarium est sine contrario altero.’</text:p>
      <text:p text:style-name="Text_20_body">‘Quo enim pacto iustitiae sensus esse posset, nisi essent iniuriae? aut quid aliud iustitia est quam iniustitiae privatio? Quid item fortitudo intellegi posset, nisi ex ignaviae adpositione? Quid continentia, nisi ex intemperantiae? Quo item modo prudentia esset, nisi foret contra inprudentia?’</text:p>
      <text:p text:style-name="Text_20_body">‘Proinde,’ inquit,</text:p>
      <text:p text:style-name="Text_20_body">‘homines stulti cur non hoc etiam desiderant, ut veritas sit et non sit mendacium? Namque itidem sunt bona et mala, felicitas et infortunitas, dolor et voluptas.’</text:p>
      <text:p text:style-name="Text_20_body">‘Alterum enim ex altero, sicuti Plato ait, verticibus inter se contrariis deligatum est; si tuleris unum, abstuleris utrumque.’</text:p>
      <text:p text:style-name="Text_20_body">Idem Chrysippus in eodem libro tractat consideratque dignumque esse id quaeri putat, <text:span text:style-name="Emphasis">εἰ αἱ τῶν ἀνθρώπων νόσοι κατὰ φύσιν γίνονται,</text:span> id est, si natura ipsa rerum vel providentia, quae compagem hanc mundi et genus hominum fecit, morbos quoque et debilitates et aegritudines corporum, quas patiuntur homines, fecerit.</text:p>
      <text:p text:style-name="Text_20_body">Existimat autem non fuisse hoc principale naturae consilium, ut faceret homines morbis obnoxios, numquam enim hoc convenisse naturae auctori parentique omnium rerum bonarum. </text:p>
      <text:p text:style-name="Text_20_body">‘Sed cum multa,’ inquit, ‘atque magna gigneret pareretque aptissima et utilissima, alia quoque simul adgnata sunt incommoda his ipsis quae faciebat cohaerentia’; eaque non per naturam, sed per sequellas quasdam necessarias facta dicit, quod ipse appellat <text:span text:style-name="Emphasis">κατὰ παρακολούθησιν.</text:span></text:p>
      <text:p text:style-name="Text_20_body">‘Sicut,’ inquit, ‘cum corpora hominum natura fingeret, ratio subtilior et utilitas ipsa operis postulavit ut tenuissimis minutisque ossiculis caput compingeret.’</text:p>
      <text:p text:style-name="Text_20_body">‘Sed hanc utilitatem rei maiorem alia quaedam incommoditas extrinsecus consecuta est, ut fieret caput tenuiter munitum et ictibus offensionibusque parvis fragile.’</text:p>
      <text:p text:style-name="Text_20_body">‘Proinde morbi quoque et aegritudines partae sunt, dum salus paritur.’</text:p>
      <text:p text:style-name="Text_20_body">‘Sicut hercle,’ inquit, ‘dum virtus hominibus per consilium naturae gignitur, vitia ibidem per adfinitatem contraria<text:span text:style-name="tei_5f_inlineNote"> </text:span>nata sunt.’</text:p>
      <text:h text:style-name="Heading_20_3" text:outline-level="3"><text:soft-page-break/>II</text:h>
      <text:h text:style-name="Heading_20_4" text:outline-level="4">Argument</text:h>
      <text:p text:style-name="Text_20_body">Quo itidem modo et vim necessitatemque fati constituerit et esse tamen in nobis consilii iudiciique nostri arbitrium confirmaverit.</text:p>
      <text:p text:style-name="Text_20_body">FATUM, quod <text:span text:style-name="Emphasis">εἱμαρμένην</text:span> Graeci vocant, ad hanc ferme sententiam Chrysippus, Stoicae princeps philosophiae, definit: ‘Fatum est,’ inquit, ‘sempiterna quaedam et indeclinabilis series rerum et catena, volvens semetipsa sese et inplicans per aeternos consequentiae ordines, ex quibus apta nexaque est.’</text:p>
      <text:p text:style-name="Text_20_body">Ipsa autem verba Chrysippi, quantum valui memoria, ascripsi, ut, si cui meum istud interpretamentum videbitur esse obscurius, ad ipsius verba animadvertat. </text:p>
      <text:p text:style-name="Text_20_body">In libro enim <text:span text:style-name="Emphasis">Περὶ Προνοίας</text:span> quarto <text:span text:style-name="Emphasis">εἱμαρμένην</text:span> esse dicit <text:span text:style-name="Emphasis">φυσικήν τινα σύνταξιν τῶν ὅλων ἐξ ἀϊδίου τῶν ἑτέρων τοῖς ἑτέροις ἐπακολουθούντων καὶ μεταπολουμένων ἀπαραβάτου οὔσης τῆς τοιαύτης ἐπιπλοκῆς.</text:span></text:p>
      <text:p text:style-name="Text_20_body">Aliarum autem opinionum disciplinarumque auctores huic definitioni ita obstrepunt: </text:p>
      <text:p text:style-name="Text_20_body">‘Si Chrysippus,’ inquiunt, ‘fato putat omnia moveri et regi nec declinari transcendique posse agmina fati et volumina, peccata quoque hominum et delicta non suscensenda neque inducenda sunt ipsis voluntatibusque eorum, sed necessitati cuidam et instantiae, quae oritur ex fato,’ omnium quae sit rerum domina et arbitra, per quam necesse sit fieri quicquid [futurum] est; et propterea nocentium poenas legibus inique constitutas, si homines ad maleficia non sponte veniunt, sed fato trahuntur.</text:p>
      <text:p text:style-name="Text_20_body">Contra ea Chrysippus tenuiter multa et argute disserit; sed omnium fere quae super ea re scripsit huiuscemodi sententia est: </text:p>
      <text:p text:style-name="Text_20_body">‘Quamquam ita sit,’ inquit, ‘ut ratione quadam necessaria et principali coacta atque conexa sint fato omnia, ingenia tamen ipsa mentium nostrarum proinde sunt fato obnoxia, ut proprietas eorum est ipsa et qualitas.’</text:p>
      <text:p text:style-name="Text_20_body">‘Nam si sunt per naturam primitus salubriter utiliterque ficta, omnem illam vim, quae de fato extrinsecus ingruit, inoffensius tractabiliusque transmittunt. Sin vero sunt aspera et inscita et rudia nullisque artium bonarum adminiculis fulta, etiamsi parvo sive nullo fatalis incommodi conflictu urgeantur, sua tamen scaevitate et voluntario impetu in assidua delicta et in errores se ruunt.’</text:p>
      <text:p text:style-name="Text_20_body">‘Idque ipsum ut ea ratione fiat, naturalis illa et necessaria rerum consequentia efficit, quae ‘fatum’ vocatur.’</text:p>
      <text:p text:style-name="Text_20_body">‘Est enim genere ipso quasi fatale et consequens, ut mala ingenia peccatis et erroribus non vacent.’</text:p>
      <text:p text:style-name="Text_20_body">Huius deinde fere rei exemplo non hercle nimis alieno neque inlepido utitur. ‘Sicut,’ inquit, ‘lapidem cylindrum si per spatia terrae prona atque derupta iacias, causam quidem ei et initium praecipitantiae feceris, mox tamen ille praeceps volvitur, non quia tu id etiam facis, sed quoniam ita sese modus eius et formae volubilitas habet; sic ordo et ratio et necessitas fati genera ipsa et principia causarum movet, impetus vero consiliorum mentiumque nostrarum actionesque ipsas <text:soft-page-break/>voluntas cuiusque propria et animorum ingenia moderantur.’</text:p>
      <text:p text:style-name="Text_20_body">Infert deinde verba haec, his quae dixi congruentia: <text:span text:style-name="Emphasis">Διὸ καὶ ὑπὸ τῶν Πυθαγορείων εἴρηται.</text:span></text:p>
      <text:p text:style-name="Text_20_body"><text:span text:style-name="Emphasis">ὡς τῶν βλαβῶν ἑκάστοις παρʼ αὐτοῖς γινομένων καὶ καθʼ ὁρμὴν αὐτῶν ἁμαρτανόντων τε καὶ βλαπτομένων καὶ κατὰ τὴν αὐτῶν διάνοιαν καὶ θέσιν.</text:span></text:p>
      <text:p text:style-name="Text_20_body">Propterea negat oportere ferri audirique homines aut nequam aut ignavos et nocentes et audaces, qui, cum in culpa et in maleficio revicti sunt, perfugiunt ad fati necessitatem, tamquam in aliquod fani asylum et, quae pessime fecerunt, ea non suae temeritati, sed fato esse attribuenda dicunt.</text:p>
      <text:p text:style-name="Text_20_body">Primus autem hoc sapientissimus ille et antiquissimus poetarum dixit hisce versibus: </text:p>
      <text:p text:style-name="Text_20_body">Itaque M. Cicero, in libro quem <text:span text:style-name="Emphasis">De Fato</text:span> conscripsit, cum quaestionem istam diceret obscurissimam esse</text:p>
      <text:p text:style-name="Text_20_body">et inplicatissimam, Chrysippum quoque philosophum non expedisse se in ea ait his verbis: ‘Chrysippus aestuans laboransque quonam hoc modo explicet, et fato omnia fieri et esse aliquid in nobis, intricatur.’</text:p>
      <text:h text:style-name="Heading_20_3" text:outline-level="3">III</text:h>
      <text:h text:style-name="Heading_20_4" text:outline-level="4">Argument</text:h>
      <text:p text:style-name="Text_20_body">Historia sumpta ex libris Tuberonis de serpente invisitatae longitudinis.</text:p>
      <text:p text:style-name="Text_20_body">TUBERO in <text:span text:style-name="Emphasis">Historiis</text:span> scriptum reliquit, bello primo Poenico Atilium Regulum consulem in Africa, castris apud Bagradam flumen positis, proelium grande atque acre fecisse adversus unum serpentem in illis locis stabulantem invisitatae inmanitatis, eumque magna totius exercitus conflictione balistis atque catapultis diu oppugnatum, eiusque interfecti corium longum pedes centum et viginti Romam missum esse. </text:p>
      <text:h text:style-name="Heading_20_3" text:outline-level="3">IV</text:h>
      <text:h text:style-name="Heading_20_4" text:outline-level="4">Argument</text:h>
      <text:p text:style-name="Text_20_body">Quid idem Tubero novae historiae de Atilio Regulo a Carthaginiensibus capto litteris mandaverit; quid etiam Tuditanus super eodem Regulo scripserit.</text:p>
      <text:p text:style-name="Text_20_body">QUOD satis celebre est de Atilio Regulo, id nuperrime legimus scriptum in Tuditani libris: </text:p>
      <text:p text:style-name="Text_20_body">Regulum captum ad ea quae in senatu Romae dixit, suadens ne captivi cum Carthaginiensibus permutarentur, id quoque addidisse, venenum sibi Carthaginienses dedisse, non praesentarium, sed eiusmodi quod mortem in diem proferret, eo consilio, ut viveret quidem tantisper quoad fieret permutatio, post autem grassante sensim veneno contabesceret.</text:p>
      <text:p text:style-name="Text_20_body">Eundem Regulum Tubero in <text:span text:style-name="Emphasis">Historiis</text:span> redisse Carthaginem novisque exemplorum modis excruciatum a Poenis dicit:</text:p>
      <text:p text:style-name="Text_20_body"><text:soft-page-break/>‘In atras,’ inquit, ‘et profundas tenebras eum claudebant ac diu post, ubi erat visus sol ardentissimus, repente educebant et adversus ictus solis oppositum continebant atque intendere in caelum oculos cogebant. Palpebras quoque eius, ne conivere posset, sursum ac deorsum diductas insuebant.’</text:p>
      <text:p text:style-name="Text_20_body">Tuditanus autem somno diu prohibitum atque ita vita privatum refert, idque ubi Romae cognitum est, nobilissimos Poenorum captivos liberis Reguli a senatu deditos et ab his in armario muricibus praefixo destitutos eademque insomnia cruciatos interisse. </text:p>
      <text:h text:style-name="Heading_20_3" text:outline-level="3">V</text:h>
      <text:h text:style-name="Heading_20_4" text:outline-level="4">Argument</text:h>
      <text:p text:style-name="Text_20_body">Quod Alfenus iureconsultus in verbis veteribus interpretandis erravit.</text:p>
      <text:p text:style-name="Text_20_body">ALFENUS iureconsultus, Servii Sulpicii discipulus rerumque antiquarum non incuriosus, in libro </text:p>
      <text:p text:style-name="Text_20_body"><text:span text:style-name="Emphasis">Digestorum</text:span> tricesimo et quarto, <text:span text:style-name="Emphasis">Coniectaneorum</text:span> autem secundo: ‘In foedere,’ inquit, ‘quod inter populum Romanum et Carthaginienses factum est, scriptum invenitur ut Carthaginienses quotannis populo Romano darent certum pondus ‘argenti puri puti,’ quaesitumque est quid esset ‘purum putum.’ Respondi,’ inquit, ‘ego ‘putum’ esse ‘valde purum,’ sicut novum ‘novicium’ dicimus et proprium ‘propicium,’ augere atque intendere volentes ‘novi’ et ‘proprii’ significationem.’</text:p>
      <text:p text:style-name="Text_20_body">Hoc ubi legimus, mirabamur eandem adfinitatem visam esse Alfeno ‘puri’ et ‘puti,’ quae sit ‘novicii’ et ‘novi’;</text:p>
      <text:p text:style-name="Text_20_body">nam, si esset ‘puricium,’ tum sane videretur dici quasi ‘novicium.’</text:p>
      <text:p text:style-name="Text_20_body">Id etiam mirum fuit, quod ‘novicium’ per augendi figuram dictum existimavit, cum sit ‘novicium’ non quod magis novum sit, sed quod a ‘novo’ dictum sit inclinatumque.</text:p>
      <text:p text:style-name="Text_20_body">His igitur assentimus, qui ‘putum’ esse dicunt a ‘putando’ dictum et ob eam causam prima syllaba brevi pronuntiant, non longa, ut existimasse Alfenus videtur, qui a ‘puro’ id esse factum scripsit.</text:p>
      <text:p text:style-name="Text_20_body">‘Putare’ autem veteres dixerunt vacantia ex quaque re ac non necessaria aut etiam obstantia et aliena auferre et excidere, et quod esse utile ac sine vitio videretur relinquere.</text:p>
      <text:p text:style-name="Text_20_body">Sic namque arbores et vites et sic rationes etiam ‘putari’ dictum.</text:p>
      <text:p text:style-name="Text_20_body">Verbum quoque ipsum ‘puto,’ quod declarandae sententiae nostrae causa dicimus, non significat profecto aliud quam id agere nos in re dubia obscuraque, ut decisis amputatisque falsis opinionibus, quod</text:p>
      <text:p text:style-name="Text_20_body">videatur esse verum et integrum et incorruptum retineamus. </text:p>
      <text:p text:style-name="Text_20_body">Argentum ergo in Carthaginiensi foedere ‘putum’ dictum est quasi exputatum excoctumque omnique aliena materia carens omnibusque ex eo vitiis detractis emaculatum et candefactum.</text:p>
      <text:p text:style-name="Text_20_body">Scriptum est autem ‘purum putum,’ non in Carthaginiensi solum foedere, sed cum in multis aliis veterum libris, tum in Q. quoque Ennii tragoedia quae inscribitur <text:span text:style-name="Emphasis">Alexander,</text:span> et in satira M. Varronis <text:soft-page-break/>quae inscripta est <text:span text:style-name="Emphasis">Δὶς Παῖδες οἱ Γέροντες.</text:span></text:p>
      <text:h text:style-name="Heading_20_3" text:outline-level="3">VITemere inepteque reprehensum esse a Iulio Hygino Vergilium, quod ‘praepetes’ Daedali pennas dixit; atque inibi quid sint ‘aves praepetes’ et quid illae sint aves quas Nigidius ‘inferas’ appellavit.</text:h>
      <text:p text:style-name="Text_20_body">In his Vergilii versibus reprehendit Iulius Hyginus ‘pennis praepetibus’ quasi inproprie et inscite dictum.</text:p>
      <text:p text:style-name="Text_20_body">‘Nam‘praepetes,’’ inquit, ‘aves ab auguribus appellantur, quae aut opportune praevolant aut idoneas sedes capiunt.’</text:p>
      <text:p text:style-name="Text_20_body">Non apte igitur usum verbo augurali existimavit in Daedali volatu, nihil ad augurum disciplinam pertinente.</text:p>
      <text:p text:style-name="Text_20_body">Sed Hyginus nimis hercle ineptus fuit, cum quid ‘praepetes’ essent se scire ratus est, Vergilium</text:p>
      <text:p text:style-name="Text_20_body">autem et Cn. Matium, doctum virum, ignorasse, qui in secundo <text:span text:style-name="Emphasis">Iliadis</text:span> Victoriam volucrem ‘praepetem’ appellavit in hoc versu:</text:p>
      <text:p text:style-name="Text_20_body">Cur autem non Q. quoque Ennium reprehendit, qui in <text:span text:style-name="Emphasis">Annalibus</text:span> non pennas Daedali, sed longe diversius:</text:p>
      <text:p text:style-name="Text_20_body">Set si vim potius naturamque verbi considerasset neque id solum quod augures dicerent inspexisset, veniam prorsus poetis daret similitudine ac translatione verborum, non significatione propria utentibus. </text:p>
      <text:p text:style-name="Text_20_body">Nam quoniam non ipsae tantum aves quae prosperius praevolant, sed etiam loci quos capiunt, quod idonei felicesque sunt, ‘praepetes’ appellantur, idcirco Daedali pennas ‘praepetes’ dixit, quoniam ex locis in quibus periculum metuebat in loca tutiora pervenerat.</text:p>
      <text:p text:style-name="Text_20_body">Locos porro ‘praepetes’ et augures appellant et Ennius in <text:span text:style-name="Emphasis">Annalium</text:span> primo dixit:</text:p>
      <text:p text:style-name="Text_20_body">Avibus autem ‘praepetibus’ contrarias aves ‘inferas’ appellari, Nigidius Figulus in libro primo <text:span text:style-name="Emphasis">Augurii Privati</text:span> ita dicit: ‘Discrepat dextra sinistrae, praepes inferae.’</text:p>
      <text:p text:style-name="Text_20_body">Ex quo est coniectare ‘praepetes’ appellatas quae altius sublimiusque volitent,</text:p>
      <text:p text:style-name="Text_20_body">cum differre a ‘praepetibus’ Nigidius ‘inferas’ dixerit.</text:p>
      <text:p text:style-name="Text_20_body">Adulescens ego Romae, cum etiamtum ad grammaticos itarem, audivi Apollinarem Sulpicium, quem inprimis sectabar, cum de iure augurio quaereretur et mentio ‘praepetum avium’ facta esset, Erucio Claro praefecto urbi dicere, ‘praepetes’ sibi videri esse alites, quas Homerus <text:span text:style-name="Emphasis">τανυπτέρυγας</text:span> appellaverit, quoniam istas potissimum augures spectarent quae ingentibus alis patulae atque porrectae praevolarent. Atque ibi hos Homeri versus dixit:</text:p>
      <text:h text:style-name="Heading_20_3" text:outline-level="3"><text:soft-page-break/>VII</text:h>
      <text:h text:style-name="Heading_20_4" text:outline-level="4">Argument</text:h>
      <text:p text:style-name="Text_20_body">De Acca Larentia et Gaia Taracia; deque origine sacerdotii [fratrum] Arvalium.</text:p>
      <text:p text:style-name="Text_20_body">ACCAE Larentiae et Gaiae Taraciae, sive illa Fufetia est, nomina in antiquis annalibus celebria sunt. Earum alterae post mortem, Taraciae autem vivae, amplissimi honores a populo Romano habiti. </text:p>
      <text:p text:style-name="Text_20_body">Et Taraciam quidem virginem Vestae fuisse lex Horatia testis est quae super ea ad populum lata. Qua lege ei plurimi honores fiunt, inter quos ius quoque testimonii dicendi tribuitur, ‘testabilis’ que una omnium feminarum ut sit datur. Id verbum est legis ipsius Horatiae;</text:p>
      <text:p text:style-name="Text_20_body">contrarium est in <text:span text:style-name="Emphasis">Duodecim</text:span></text:p>
      <text:p text:style-name="Text_20_body"><text:span text:style-name="Emphasis">Tabulis</text:span> scriptum: ‘Inprobus intestabilisque esto.’</text:p>
      <text:p text:style-name="Text_20_body">Praeterea si quadraginta annos nata sacerdotio abire ac nubere voluisset, ius ei potestasque exaugurandi atque nubendi facta est munificentiae et beneficii gratia, quod campum Tiberinum sive Martium populo condonasset.</text:p>
      <text:p text:style-name="Text_20_body">Sed Acca Larentia corpus in vulgus dabat pecuniamque emeruerat ex eo quaestu uberem. </text:p>
      <text:p text:style-name="Text_20_body">Ea testamento, ut in Antiatis <text:span text:style-name="Emphasis">Historia</text:span> scriptum est, Romulum regem, ut quidam autem alii tradiderunt, populum Romanum bonis suis heredem fecit.</text:p>
      <text:p text:style-name="Text_20_body">Ob id meritum a flamine Quirinali sacrificium ei publice fit et dies e nomine eius in fastos additus. </text:p>
      <text:p text:style-name="Text_20_body">Sed Sabinus Masurius in primo <text:span text:style-name="Emphasis">Memorialium,</text:span> secutus quosdam historiae scriptores, Accam Larentiam Romuli nutricem fuisse dicit. ‘Ea,’ inquit, ‘mulier ex duodecim filiis maribus unum morte amisit. In illius locum Romulus Accae sese filium dedit seque et ceteros eius filios ‘fratres Arvales’ appellavit. Ex eo tempore collegium mansit fratrum Arvalium numero duodecim, cuius sacerdotii insigne est spicea corona et albae infulae.’</text:p>
      <text:h text:style-name="Heading_20_3" text:outline-level="3">VIII</text:h>
      <text:h text:style-name="Heading_20_4" text:outline-level="4">Argument</text:h>
      <text:p text:style-name="Text_20_body">Notata quaedam de rege Alexandro et de P. Scipione memoratu digna.</text:p>
      <text:p text:style-name="Text_20_body"><text:span text:style-name="Emphasis">Ἀπίων,</text:span> Graecus homo, qui <text:span text:style-name="Emphasis">Πλειστονείκης</text:span> appellatus est, facili atque alacri facundia fuit.</text:p>
      <text:p text:style-name="Text_20_body">Is cum de </text:p>
      <text:p text:style-name="Text_20_body">Alexandri regis laudibus scriberet: ‘Victi,’ inquit, ‘hostis uxorem, facie incluta mulierem, vetuit in conspectum suum deduci, ut eam ne oculis quidem suis contingeret.’</text:p>
      <text:p text:style-name="Text_20_body">Lepide igitur agitari potest, utrum videri continentiorem par sit, Publiumne Africanum superiorem, qui, Carthagine ampla civitate in Hispania expugnata, virginem tempestivam, forma egregia, nobilis <text:soft-page-break/>viri Hispani filiam captam perductamque ad se patri inviolatam reddidit, an regem Alexandrum, qui Darii regis uxorem eandemque eiusdem sororem, proelio magno captain, quam esse audiebat exuperanti forma, videre noluit perducique ad sese prohibuit.</text:p>
      <text:p text:style-name="Text_20_body">Sed hanc utramque declamatiunculam super Alexandro et Scipione celebraverint, quibus abunde et ingenii et otii et verborum est; </text:p>
      <text:p text:style-name="Text_20_body">nos satis habebimus, quod ex historia est, id dicere: Scipionem istum, verone an falso incertum, fama tamen, cum esset adulescens, haud sincera fuisse et propemodum constitisse, hosce versus a Cn. Naevio poeta in eum scriptos esse:</text:p>
      <text:p text:style-name="Text_20_body">His ego versibus credo adductum Valerium Antiatem adversus ceteros omnis scriptores de Scipionis </text:p>
      <text:p text:style-name="Text_20_body">moribus sensisse et eam puellam captivam non redditam patri scripsisse, contra quam nos supra diximus, sed retentam a Scipione atque in deliciis amoribusque ab eo [usurpatam].</text:p>
      <text:h text:style-name="Heading_20_3" text:outline-level="3">IX</text:h>
      <text:h text:style-name="Heading_20_4" text:outline-level="4">Argument</text:h>
      <text:p text:style-name="Text_20_body">Locus exemptus ex <text:span text:style-name="Emphasis">Annalibus</text:span> L. Pisonis historiae et orationis lepidissimae.</text:p>
      <text:p text:style-name="Text_20_body">QUOD res videbatur memoratu digna, quam fecisse Cn. Flavium, Anni filium, aedilem curulem, L. Piso in tertio <text:span text:style-name="Emphasis">Annali</text:span> scripsit, eaque res perquam pure et venuste narrata a Pisone, locum istum totum huc ex Pisonis Annali transposuimus.</text:p>
      <text:p text:style-name="Text_20_body">‘Cn.,’ inquit, ‘Flavius, patre libertino natus, scriptum faciebat, isque in eo tempore aedili curuli apparebat, quo tempore aediles subrogantur, eumque pro tribu aedilem curulem renuntiaverunt.’</text:p>
      <text:p text:style-name="Text_20_body">‘Aedilem qui comitia habebat negat accipere, neque sibi placere, qui scriptum faceret, eum aedilem fieri.’</text:p>
      <text:p text:style-name="Text_20_body">‘Cn. Flavius, Anni filius, dicitur tabulas posuisse, scriptu sese abdicasse, isque aedilis curulis factus est.’</text:p>
      <text:p text:style-name="Text_20_body">‘Idem Cn. Flavius, Anni filius, dicitur ad collegam venisse visere aegrotum. Eo in conclave postquam introivit, adulescentes ibi complures nobiles sedebant. Hi contemnentes eum, assurgere ei nemo voluit.’</text:p>
      <text:p text:style-name="Text_20_body">‘Cn. Flavius, Anni filius, aedilis, id arrisit, sellam curulem iussit sibi afferri, eam in limine apposuit, ne quis illorum exire posset utique hi omnes inviti viderent sese in sella curuli sedentem.’</text:p>
      <text:h text:style-name="Heading_20_3" text:outline-level="3">X</text:h>
      <text:h text:style-name="Heading_20_4" text:outline-level="4">Argument</text:h>
      <text:p text:style-name="Text_20_body">Historia super Euclida Socratico, cuius exemplo Taurus philosophus hortari adulescentes suos solitus ad philosophiam naviter sectandam.</text:p>
      <text:p text:style-name="Text_20_body"><text:soft-page-break/>PHILOSOPHUS TAURUS, vir memoria nostra in disciplina Platonica celebratus, cum aliis bonis multis salubribusque exemplis hortabatur ad philosophiam capessendam, tum vel maxime ista re iuvenum animos expergebat, Euclidem quam dicebat Socraticum factitavisse. </text:p>
      <text:p text:style-name="Text_20_body">‘Decreto,’ inquit, ‘suo Athenienses caverant, ut qui Megaris civis esset, si intulisse Athenas pedem prensus esset, ut ea res ei homini capitalis esset;’</text:p>
      <text:p text:style-name="Text_20_body">‘tanto Athenienses,’ inquit, ‘odio flagrabant finitimorum hominum Megarensium.’</text:p>
      <text:p text:style-name="Text_20_body">‘Tum Euclides, qui indidem Megaris erat quique ante id decretum et esse Athenis et audire Socratem consueverat, postquam id decretum sanxerunt, sub noctem, cum advesperasceret, tunica longa muliebri indutus et pallio versicolore amictus et caput rica velatus, e domo sua Megaris Athenas ad Socratem commeabat, ut vel noctis aliquo tempore consiliorum sermonumque eius fieret particeps, rursusque sub lucem milia passuum paulo amplius viginti eadem veste illa tectus redibat.’</text:p>
      <text:p text:style-name="Text_20_body">‘At nunc,’ inquit, ‘videre est philosophos ultro currere, ut doceant, ad fores iuvenum divitum eosque ibi sedere atque opperiri prope ad meridiem, donec discipuli nocturnum omne vinum edormiant.’</text:p>
      <text:h text:style-name="Heading_20_3" text:outline-level="3">XI</text:h>
      <text:h text:style-name="Heading_20_4" text:outline-level="4">Argument</text:h>
      <text:p text:style-name="Text_20_body">verba ex oratione Q. Metelli Numidici, quae libuit meminisse, ad officium gravitatis dignitatisque vitae ducentia.</text:p>
      <text:p text:style-name="Text_20_body">CUM inquinatissimis hominibus non esse convicio decertandum neque in maledictis adversum inpudentes et inprobos velitandum, quia tantisper similis et compar eorum fias, dum paria et consimilia dicas atque audis, non minus ex oratione Q. Metelli Numidici, sapientis viri, cognosci potest quam ex libris et disciplinis philosophorum.</text:p>
      <text:p text:style-name="Text_20_body">Verba haec sunt Metelli <text:span text:style-name="Emphasis">Adversus C. Manlium, tribunum plebis,</text:span> a quo apud populum in contione lacessitus iactatusque fuerat dictis petulantibus:</text:p>
      <text:p text:style-name="Text_20_body">‘Nunc quod ad ilium attinet, Quirites, quoniam se ampliorem putat esse, si se mihi inimicum dictitarit, quem ego mihi neque amicum recipio neque inimicum respicio, in eum ego non sum plura dicturus. Nam cum indignissimum arbitror cui a viris bonis benedicatur, tum ne idoneum quidem cui a probis maledicatur. Nam si in eo tempore huiusmodi homunculum nomines, in quo punire non possis, maiore honore quam contumelia adficias.’</text:p>
      <text:h text:style-name="Heading_20_3" text:outline-level="3">XII</text:h>
      <text:h text:style-name="Heading_20_4" text:outline-level="4">Argument</text:h>
      <text:p text:style-name="Text_20_body">Quod neque ‘testamentum,’ sicuti Servius Sulpicius existimavit, neque ‘sacellum.’ sicuti C. Trebatius, duplicia verba sunt, sed a ‘testatione’ productum alterum, alterum a ‘sacro’ imminutum.</text:p>
      <text:p text:style-name="Text_20_body">SERVIUS SULPICIUS iureconsultus, vir aetatis suae doctissimus, in libro <text:span text:style-name="Emphasis">De Sacris Detestandis</text:span> secundo, qua ratione adductus ‘testamentum’ verbum esse duplex scripserit, non reperio;</text:p>
      <text:p text:style-name="Text_20_body"><text:soft-page-break/>nam compositum esse dixit a ‘mentis contestatione.’</text:p>
      <text:p text:style-name="Text_20_body">Quid igitur ‘calciamentum,’ quid ‘paludamentum,’ quid ‘pavimentum,’ quid ‘vestimentum,’ quid alia mille per huiuscemodi formam producta, etiamne ista omnia composita dicemus?</text:p>
      <text:p text:style-name="Text_20_body">Obrepsisse autem videtur Servio, vel si quis est qui id prior dixit, falsa quidem, sed non abhorrens neque inconcinna quasi mentis quaedam in hoc vocabulo significatio, sicut [hercle] C. quoque Trebatio eadem concinnitas obrepsit.</text:p>
      <text:p text:style-name="Text_20_body">Nam in libro <text:span text:style-name="Emphasis">De Religionibus</text:span> secundo: ‘‘Sacellum.’ est,’ inquit, ‘locus parvus deo sacratus cuin ara.’ Deinde addit verba haec: ‘‘Sacellum’ ex duobus verbis arbitror compositum ‘sacri’ et ‘cellae,’ quasi ‘sacra cella.’’</text:p>
      <text:p text:style-name="Text_20_body">Hoc quidem scripsit Trebatius; set quis ignorat, ‘sacellum’ et simplex verbum esse et non ex ‘sacro’ et ‘cella’ copulatum, sed ex ‘sacro’ deminutum?</text:p>
      <text:h text:style-name="Heading_20_3" text:outline-level="3">XIII</text:h>
      <text:h text:style-name="Heading_20_4" text:outline-level="4">Argument</text:h>
      <text:p text:style-name="Text_20_body">De quaestiunculis apud Taurum philosophum in convivio agitatis, quae ‘sympoticae’ vocantur.</text:p>
      <text:p text:style-name="Text_20_body">FACTITATUM observatumque hoc Athenis est ab his qui erant [philosopho] Tauro iunctiores;</text:p>
      <text:p text:style-name="Text_20_body">cum domum suam nos vocaret, ne omnino, ut dicitur, immunes et asymboli veniremus, coniectabamus ad cenulam non cuppedias ciborum, sed argutias quaestionum.</text:p>
      <text:p text:style-name="Text_20_body">Unusquisque igitur nostrum commentus paratusque ibat quod quaereret, eratque initium loquendi edundi finis. </text:p>
      <text:p text:style-name="Text_20_body">Quaerebantur autem non gravia nec reverenda, sed <text:span text:style-name="Emphasis">ἐνθυμημάτια</text:span> quaedam lepida et minuta et florentem vino animum lacessentia, quale hoc ferme est subtilitatis ludicrae, quod dicam.</text:p>
      <text:p text:style-name="Text_20_body">Quaesitum est quando moriens moreretur? cum iam in morte esset, an cum etiamtum in vita foret; et quando surgens surgeret? cum iam staret, an cum etiamtum sederet; et qui artem disceret, quando artifex fieret? cum iam esset, an cum etiamtum non esset. </text:p>
      <text:p text:style-name="Text_20_body">Utrum enim horum dices, absurde atque ridicule dixeris, multoque absurdius videbitur, si aut utrumque esse dicas aut neutrum.</text:p>
      <text:p text:style-name="Text_20_body">Sed ea omnia cum captiones esse quidam futtiles atque inanes dicerent, ‘Nolite,’ inquit Taurus, ‘haec quasi nugarum aliquem ludum aspernari.’</text:p>
      <text:p text:style-name="Text_20_body">‘Gravissimi philosophorum super hac re serio quaesiverunt; et alii moriendi verbum atque momentum manente adhuc vita dici atque fieri putaverunt, alii nihil in eo tempore vitae reliquerunt totumque illud, quod mori dicitur, morti vindicaverunt;’</text:p>
      <text:p text:style-name="Text_20_body">‘item de ceteris similibus in diversa tempora et in contrarias sententias discesserunt.’</text:p>
      <text:p text:style-name="Text_20_body">‘Sed Plato,’ inquit, ‘noster neque vitae id tempus neque morti dedit, idemque in omni consimilium <text:soft-page-break/>rerum disceptatione fecit.’</text:p>
      <text:p text:style-name="Text_20_body">‘Vidit quippe utrumque esse pugnans neque posse ex duobus contrariis, altero manente, alterum constitui quaestionemque fieri per diversorum inter se finium mortis et vitae cohaerentiam, et idcirco peperit ipse expressitque aliud quoddam novum in confinio tempus, quod verbis propriis atque integris <text:span text:style-name="Emphasis">τὴν ἐξαίφνης φύσιν</text:span> appellavit idque ipsum ita, uti dico,’ inquit, ‘in libro, cui <text:span text:style-name="Emphasis">Parmenides</text:span> titulus est, scriptum ab eo reperietis.’</text:p>
      <text:p text:style-name="Text_20_body">Tales aput Taurum symbolae taliaque erant mensarum secundarum, ut ipse dicere solitus erat, <text:span text:style-name="Emphasis">τραγημάτια.</text:span></text:p>
      <text:h text:style-name="Heading_20_3" text:outline-level="3">XIV</text:h>
      <text:h text:style-name="Heading_20_4" text:outline-level="4">Argument</text:h>
      <text:p text:style-name="Text_20_body">Poeniendis peccatis tres esse rationes a philosophis attributas; et quamobrem Plato duarum ex his meminerit, non trium.</text:p>
      <text:p text:style-name="Text_20_body">POENIENDIS peccatis tres esse debere causas existimatum est. </text:p>
      <text:p text:style-name="Text_20_body">Una est causa, quae Graece vel <text:span text:style-name="Emphasis">κόλασις</text:span></text:p>
      <text:p text:style-name="Text_20_body">vel <text:span text:style-name="Emphasis">νουθεσία</text:span> dicitur, cum poena adhibetur casti gandi atque emendandi gratia, ut is qui fortuito delinquit attentior fiat correctiorque.</text:p>
      <text:p text:style-name="Text_20_body">Altera est, quam hi qui vocabula ista curiosius diviserunt <text:span text:style-name="Emphasis">τιμωρίαν</text:span> appellant. Ea causa animadvertendi est, cum dignitas auctoritasque eius in quem est peccatum tuenda est, ne praetermissa animadversio contemptum eius pariat et honorem levet; idcircoque id ei vocabulum a conservatione honoris factum putant.</text:p>
      <text:p text:style-name="Text_20_body">Tertia ratio vindicandi est quae <text:span text:style-name="Emphasis">παράδειγμα</text:span> a Graecis nominatur cum poenitio propter exemplum necessaria est, ut ceteri a similibus peccatis, quae prohiberi publicitus interest, metu cognitae poenae deterreantur. Idcirco veteres quoque nostri ‘exempla’ pro maximis gravissimisque poenis dicebant. Quando igitur aut spes magna est ut is qui peccavit citra poenam ipse sese ultro corrigat, aut spes contra nulla est emendari eum posse et corrigi, aut iacturam dignitatis, in quem peccatum est, metui non necessum est, aut non id peccatum est cuius exemplum necessario metu sanciendum sit: tum, quicquid ita delictum est non sane dignum esse imponendi poenae studium visum est.</text:p>
      <text:p text:style-name="Text_20_body">Has tris ulciscendi rationes et philosophi alii plurifariam et noster Taurus in primo </text:p>
      <text:p text:style-name="Text_20_body"><text:span text:style-name="Emphasis">[commentariorum],</text:span> quos <text:span text:style-name="Emphasis">in Gorgian Platonis</text:span> composuit, scriptas reliquit.</text:p>
      <text:p text:style-name="Text_20_body">Plato autem ipse verbis apertis duas solas esse poeniendi causas dicit: unam, quam primo in loco propter corrigendum, alteram, quam in tertio propter exempli metum posuimus. </text:p>
      <text:p text:style-name="Text_20_body">Verba haec sunt Platonis in <text:span text:style-name="Emphasis">Gorgia:</text:span> <text:span text:style-name="Emphasis">Προσήκει δὲ παντὶ τῷ ἐν τιμωρίᾳ ὄντι ὑπʼ ἄλλου ὀρθῶς τιμωρουμένῳ ἢ βελτίονι γίγνεσθαι καὶ ὀνίνασθαι, ἢ παραδείγματι ἄλλοις</text:span> <text:span text:style-name="Emphasis">γίγνεσθαι, ἵνα ἄλλοι οἱ</text:span> <text:span text:style-name="Emphasis">ὁρῶντες πάσχοντα φοβούμενοι βελτίους γίγνωνται.</text:span></text:p>
      <text:p text:style-name="Text_20_body"><text:soft-page-break/>In hisce verbis facile intellegas <text:span text:style-name="Emphasis">τιμωρίαν</text:span> Platonem dixisse, non ut supra scripsi quosdam dicere, sed ita ut [promisce] dici solet pro omni punitione.</text:p>
      <text:p text:style-name="Text_20_body">Anne autem quasi omnino parvam et contemptu dignam praeterierit poenae sumendae causam propter tuendam laesi hominis auctoritatem, an magis quasi ei quam dicebat rei non necessariam praetermiserit, cum de poenis, non in vita neque inter homines, sed post vitae tempus capiendis scriberet, ego in medium relinquo. </text:p>
      <text:h text:style-name="Heading_20_3" text:outline-level="3">XV</text:h>
      <text:h text:style-name="Heading_20_4" text:outline-level="4">Argument</text:h>
      <text:p text:style-name="Text_20_body">De verbo ‘quiesco,’ an <text:span text:style-name="Emphasis">e</text:span> littera corripi an produci debeat.</text:p>
      <text:p text:style-name="Text_20_body">AMicus noster, homo multi studii atque in bonarum disciplinarum opere frequens, verbum ‘quiescit’ usitate <text:span text:style-name="Emphasis">e</text:span> littera correpta dixit.</text:p>
      <text:p text:style-name="Text_20_body">Alter item amicus, homo in doctrinis, quasi in praestigiis, </text:p>
      <text:p text:style-name="Text_20_body">mirificus communiumque vocum respuens nimis et fastidiens, barbare eum dixisse opinatus est, quoniam producere debuisset, non corripere. </text:p>
      <text:p text:style-name="Text_20_body">Nam ‘quiescit’ ita oportere dici praedicavit, ut ‘calescit, nitescit, stupescit’ et alia huiuscemodi multa.</text:p>
      <text:p text:style-name="Text_20_body">Id etiam addebat, quod ‘quies’ <text:span text:style-name="Emphasis">e</text:span> producto, non brevi diceretur.</text:p>
      <text:p text:style-name="Text_20_body">Noster autem, qua est rerum omnium verecunda mediocritate, ne si Aelii quidem, Cincii et Santrae dicendum ita censuissent, obsecuturum se fuisse ait contra perpetuam Latinae linguae consuetudinem, neque se tam insignite locuturum, ut absona inauditaque diceret; </text:p>
      <text:p text:style-name="Text_20_body">litteras tamen super hac re fecit inter exercitia quaedam ludicra et ‘quiesco’ non esse his simile quae supra posui, nec a ‘quiete’ dictum, sed ab eo [quietem], ‘Graecaeque vocis et modum et originem verbum istud habere demonstravit, rationibusque haut sane frigidis docuit quiesco’ <text:span text:style-name="Emphasis">e</text:span> littera longa dici non convenire.</text:p>
      <text:h text:style-name="Heading_20_3" text:outline-level="3">XVI</text:h>
      <text:h text:style-name="Heading_20_4" text:outline-level="4">Argument</text:h>
      <text:p text:style-name="Text_20_body">Verbum ‘deprecor’ a poeta Catullo inusitate quidem, sed apte positum et proprie; deque ratione eius verbi exemplisque veterum scriptorum.</text:p>
      <text:p text:style-name="Text_20_body">EIUSMODI quispiam qui tumultuariis et inconditis </text:p>
      <text:p text:style-name="Text_20_body">linguae exercitationibus ad famam sese facundiae [promiserat] neque orationis Latinae usurpationes rationesve ullas didicerat, cum in Lycio forte vespera ambularemus, ludo ibi et voluptati fuit.</text:p>
      <text:p text:style-name="Text_20_body">Nam cum esset verbum ‘deprecor’ doctiuscule positum in Catulli carmine, quia id ignorabat, <text:soft-page-break/>frigidissimos versus esse dicebat omnium quidem iudicio venustissimos, quos subscripsi:</text:p>
      <text:p text:style-name="Text_20_body">‘Deprecor’ hoc in loco vir bonus ita esse dictum putabat, ut plerumque a vulgo dicitur, quod significat ‘valde precor’ et ‘oro’ et ‘supplico,’ in quo ‘de’ praepositio ad augendum et cumulandum valet.</text:p>
      <text:p text:style-name="Text_20_body">Quod si ita esset, frigidi sane versus forent. </text:p>
      <text:p text:style-name="Text_20_body">Nunc enim contra omnino est; nam ‘de’ praepositio, quoniam est anceps, in uno eodemque verbo duplicem vim capit. Sic enim ‘deprecor’ a Catullo dictum est, quasi ‘detestor’ vel ‘exsecror’ vel ‘depello’ vel ‘abominor’;</text:p>
      <text:p text:style-name="Text_20_body">contra autem valet, cum Cicero <text:span text:style-name="Emphasis">Pro P. Sulla</text:span> ita dicit: ‘Quam multorum hic vitamst a Sulla deprecatus.’</text:p>
      <text:p text:style-name="Text_20_body">Item in dissuasione legis agrariae: ‘Si quid deliquero, nullae sunt imagines, quae me a vobis deprecentur.’</text:p>
      <text:p text:style-name="Text_20_body">Sed neque solus Catullus ita isto verbo usus est. Pleni sunt adeo libri similis in hoc verbo significationis, ex quibus unum et alterum, quae subpetierant, apposui. </text:p>
      <text:p text:style-name="Text_20_body">Q. Ennius in <text:span text:style-name="Emphasis">Erectheo</text:span> non longe secus dixit quam [Catullus]:</text:p>
      <text:p text:style-name="Text_20_body">signat ‘abigo’ et ‘amolior,’ vel prece adhibita vel quo alio modo.</text:p>
      <text:p text:style-name="Text_20_body">Item Ennius in <text:span text:style-name="Emphasis">Cresphonte:</text:span></text:p>
      <text:p text:style-name="Text_20_body">Cicero in libro sexto <text:span text:style-name="Emphasis">De RepublIca</text:span> ita scripsit: ‘Quod quidem eo fuit maius, quia, cum causa pari collegae essent, non modo invidia pari non erant, sed etiam Claudi invidiam Gracchi caritas deprecabatur’; hic quoque item non est ‘valde precabatur,’ sed quasi propulsabat invidiam et defensabat invidiam, quod Graeci propinqua significatione <text:span text:style-name="Emphasis">παραιτεῖσθαι</text:span> dicunt.</text:p>
      <text:p text:style-name="Text_20_body">Item <text:span text:style-name="Emphasis">Pro Aulo Caecina</text:span> consimiliter Cicero verbo isto utitur. ‘Quid,’ inquit, ‘huic homini facias? Nonne concedas interdum ut excusatione summae stultitiae summae improbitatis odium deprecetur?’</text:p>
      <text:p text:style-name="Text_20_body">Item <text:span text:style-name="Emphasis">In Verrem</text:span> actionis secundae primo:</text:p>
      <text:p text:style-name="Text_20_body">‘Nunc vero quid faciat Hortensius? Avaritiaene crimina frugalitatis laudibus deprecetur? At hominem flagitiosissimum, libidinosissimum nequissimumque defendit.’ Sic igitur Catullus eadem se facere dicit quae Lesbiam, quod et malediceret ei palam respueretque et recusaret detestareturque assidue et tamen eam penitus deperiret.</text:p>
      <text:h text:style-name="Heading_20_3" text:outline-level="3">XVII</text:h>
      <text:h text:style-name="Heading_20_4" text:outline-level="4">Argument</text:h>
      <text:p text:style-name="Text_20_body">Quis omnium primus libros publice praebuerit legendos; quantusque [numerus] fuerit Athenis ante clades Persicas librorum in bibliothecis publicorum. </text:p>
      <text:p text:style-name="Text_20_body"><text:soft-page-break/>LIBROS Athenis disciplinarum liberalium publice ad legendum praebendos primus posuisse dicitur Pisistratus tyrannus. Deinceps studiosius accuratiusque ipsi Athenienses auxerunt; sed omnem illam postea librorum copiam Xerxes, Athenarum potitus, urbe ipsa praeter arcem incensa, abstulit asportavitque in Persas. </text:p>
      <text:p text:style-name="Text_20_body">Eos porro libros universos multis post tempestatibus Seleucus rex, qui Nicanor appellatus est, referendos Athenas curavit.</text:p>
      <text:p text:style-name="Text_20_body">Ingens postea numerus librorum in Aegypto ab Ptolemaeis regibus vel conquisitus vel confectus est ad milia ferme voluminum septingenta; sed ea omnia bello priore Alexandrino, dum diripitur ea civitas, non sponte neque opera consulta, sed a militibus forte auxiliaris incensa sunt.</text:p>
      <text:h text:style-name="Heading_20_2" text:outline-level="2">Liber Octavus (Except for one or two brief and doubtful fragments only the chapterheadings of Book VIII are preserved, and that only in the late and inferior manuscripts (<text:span text:style-name="Emphasis">ς</text:span>).)</text:h>
      <text:h text:style-name="Heading_20_3" text:outline-level="3">I</text:h>
      <text:p text:style-name="Text_20_body">‘HESTERNA noctu’ rectene an cum vitio dicatur et quaenam super istis verbis grammatica traditio sit; item quod decemviri in <text:span text:style-name="Emphasis">XII. Tabulis</text:span> ‘nox’ pro ‘noctu’ dixerunt.</text:p>
      <text:h text:style-name="Heading_20_3" text:outline-level="3">II</text:h>
      <text:p text:style-name="Text_20_body">QUAE mihi decem verba ediderit Favorinus, quae usurpentur quidem a Graecis, sed sint adulterina et barbara; quae item a me totidem acceperit, quae ex medio communique usu Latine loquentium minime Latina sint neque in veterum libris reperiantur. </text:p>
      <text:h text:style-name="Heading_20_3" text:outline-level="3">III</text:h>
      <text:p text:style-name="Text_20_body">QUAE in modum et quam severe increpuerit audientibus nobis Peregrinus philosophus adulescentem Romanum ex equestri familia, stantem segnem apud se et assidue [oscitantem].</text:p>
      <text:p text:style-name="Text_20_body">Et adsiduo oscitantem vidit, atque illius quidem delicatissimas mentis et corporis halucinationes.</text:p>
      <text:h text:style-name="Heading_20_3" text:outline-level="3">IV</text:h>
      <text:p text:style-name="Text_20_body">QUOD Herodotus, scriptor historiae memoratissimus, parum vere dixerit unam solamque pinum arborum omnium caesam numquam denuo ex isdem radicibus pullulare; et quod item de aqua pluviali et nive rein non satis exploratam pro comperta posuerit. </text:p>
      <text:h text:style-name="Heading_20_3" text:outline-level="3">V</text:h>
      <text:p text:style-name="Text_20_body">QUID illud sit, quod Vergilius ‘caelum stare pulvere,’ et quod Lucilius ‘pectus sentibus stare’ dixit.</text:p>
      <text:h text:style-name="Heading_20_3" text:outline-level="3"><text:soft-page-break/>VI</text:h>
      <text:p text:style-name="Text_20_body">CUM post offensiunculas in gratiam redeatur, expostulationes fieri mutuas minime utile esse, superque ea re et sermo Tauri expositus et verba ex Theophrasti libro sumpta; et quid M. quoque Cicero de amore amicitiae senserit, cum ipsius verbis additum. </text:p>
      <text:h text:style-name="Heading_20_3" text:outline-level="3">VII</text:h>
      <text:p text:style-name="Text_20_body">Ex Aristotelis libro, qui <text:span text:style-name="Emphasis">Περὶ Μνήμης</text:span> inscriptus est, cognita acceptaque de natura memoriae et habitu; atque inibi alia quaedam de exuberantia aut interitu eius lecta auditaque.</text:p>
      <text:h text:style-name="Heading_20_3" text:outline-level="3">VIII</text:h>
      <text:p text:style-name="Text_20_body">QUID mihi usu venerit, interpretari et quasi effingere volenti locos quosdam Platonicos Latina oratione. </text:p>
      <text:h text:style-name="Heading_20_3" text:outline-level="3">IX</text:h>
      <text:p text:style-name="Text_20_body">QUOD Theophrastus, philosophus omnis suae aetatis facundissimus, verba pauca ad populum Atheniensem facturus, deturbatus verecundia obticuerit; quodque idem hoc Demostheni apud Philippum regem verba facienti evenerit. </text:p>
      <text:h text:style-name="Heading_20_3" text:outline-level="3">X</text:h>
      <text:p text:style-name="Text_20_body">QUALIS mihi fuerit in oppido Eleusino disceptatio cum [grammatico] quodam praestigioso, tempora verborum et puerilia [meditamenta] ignorante, remotarum autem quaestionum nebulas et formidines capiendis imperitorum animis ostentante.</text:p>
      <text:p text:style-name="Text_20_body">halophantam mendaeem velit. </text:p>
      <text:h text:style-name="Heading_20_3" text:outline-level="3">XI</text:h>
      <text:p text:style-name="Text_20_body">QUAM festive responderit Xanthippae uxori Socrates, petenti ut per Dionysia largiore sumptu cenitarent. </text:p>
      <text:h text:style-name="Heading_20_3" text:outline-level="3">XII</text:h>
      <text:p text:style-name="Text_20_body">QUID significet in veterum libris scriptum ‘plerique omnes’; et quod ea verba accepta a Graecis videntur.</text:p>
      <text:h text:style-name="Heading_20_3" text:outline-level="3">XIII</text:h>
      <text:p text:style-name="Text_20_body">‘[Cupsones],’ quod homines Afri dicunt, non esse verbum Poenicum, sed Graecum.</text:p>
      <text:h text:style-name="Heading_20_3" text:outline-level="3"><text:soft-page-break/>XIV</text:h>
      <text:p text:style-name="Text_20_body">LEPIDISSIMA altercatio Favorini philosophi adversus quendam intempestivum de ambiguitate verborum disserentem; atque inibi verba quaedam ex Naevio poeta et Cn. Gellio non usitate collocata; atque ibidem a P. Nigidio origines vocabulorum exploratae. </text:p>
      <text:h text:style-name="Heading_20_3" text:outline-level="3">XV</text:h>
      <text:p text:style-name="Text_20_body">QUIBUS modis ignominiatus tractatusque sit a C. Caesare Laberius poeta; atque inibi appositi versus super eadem re eiusdem Laberii.</text:p>
      <text:p text:style-name="Text_20_body">Historia ex libris Heraclidae Pontici iucunda memoratu et miranda. </text:p>
      <text:h text:style-name="Heading_20_2" text:outline-level="2">Liber Nonus</text:h>
      <text:h text:style-name="Heading_20_3" text:outline-level="3">I</text:h>
      <text:h text:style-name="Heading_20_4" text:outline-level="4">Argument</text:h>
      <text:p text:style-name="Text_20_body">Quamobrem Quintus Claudius Quadrigarius, in undevicesimo <text:span text:style-name="Emphasis">Annali,</text:span> scripserit rectiores certioresque ictus fieri, si sursum quid mittas quam si deorsum.</text:p>
      <text:p text:style-name="Text_20_body">QUINTUS CLAUDIUS in undevicesimo <text:span text:style-name="Emphasis">Annali,</text:span> cum oppidum a Metello proconsule oppugnari, contra ab oppidanis desuper e muris propugnari describeret, ita scripsit: ‘Sagittarius cum funditore utrimque summo studio spargunt fortissime. Sed sagittam atque lapidem deorsum an sursum mittas, hoc interest; nam neutrum potest deorsum versum recte mitti, sed sursum utrumque optime. Quare milites Metelli sauciabantur multo minus et, quod maxime opus erat, a pinnis hostis defendebant facillime [Percontabar].’</text:p>
      <text:p text:style-name="Text_20_body">Percontabar ego Antonium [Iulianum] rhetorem, cur hoc ita usu veniret quod Quadrigarius dixisset, ut contigui magis directioresque ictus fiant, si vel lapidem vel sagittam sursum versus iacias quam deorsum, cum proclivior faciliorque iactus sit ex supernis in infima quam ex infimis in superna.</text:p>
      <text:p text:style-name="Text_20_body">Tum Iulianus, comprobato genere quaestionis, ‘Quod de sagitta,’ inquit, ‘et lapide dixit, hoc de omni fere missili telo dici potest.’</text:p>
      <text:p text:style-name="Text_20_body">‘Facilior autem iactus est, sicuti dixisti, si desuper iacias, si quid iacere tantum velis, non ferire.’</text:p>
      <text:p text:style-name="Text_20_body">‘Sed cum modus et impetus iactus temperandus derigendusque est, tum, si in prona iacias, moderatio atque ratio [mittentis] praecipitantia qualicumque ipsa et pondere cadentis teli corrumpitur.’</text:p>
      <text:p text:style-name="Text_20_body">‘At si in editiora mittas et ad percutiendum superne aliquid manum et oculos conlinies, quo motus a te datus tulerit, eo telum ibit quod ieceris.’</text:p>
      <text:p text:style-name="Text_20_body">Ad hane ferme sententiam Iulianus super istis Q. Claudii verbis nobiscum sermocinatus est.</text:p>
      <text:p text:style-name="Text_20_body">Quod ait idem Q. Claudius: ‘a pinnis hostis defendebant facillime,’ animadvertendum est usum esse <text:soft-page-break/>eum verbo ‘defendebant,’ non ex vulgari consuetudine, sed admodum proprie et Latine.</text:p>
      <text:p text:style-name="Text_20_body">Nam ‘defendere’ et ‘offendere’ inter sese adversa sunt, quorum alterum significat <text:span text:style-name="Emphasis">ἐμποδὼν ἔχειν,</text:span> id est incurrere in aliquid et incidere, alterum <text:span text:style-name="Emphasis">ἐκποδὼν ποιεῖν,</text:span> id est avertere atque depellere, quod hoc in loco Claudio dicitur.</text:p>
      <text:h text:style-name="Heading_20_3" text:outline-level="3">II</text:h>
      <text:h text:style-name="Heading_20_4" text:outline-level="4">Argument</text:h>
      <text:p text:style-name="Text_20_body">Qualibus verbis notarit Herodes Atticus falso quempiam cultu amictuque nomen habitumque philosophi ementientem.</text:p>
      <text:p text:style-name="Text_20_body">AD Herodem Atticum, consularem virum ingenioque amoeno et Graeca facundia celebrem, </text:p>
      <text:p text:style-name="Text_20_body">adiit nobis praesentibus palliatus quispiam et crinitus barbaque prope ad pubem usque porrecta ac petit aes sibi dari <text:span text:style-name="Emphasis">εἰς ἄρτους.</text:span></text:p>
      <text:p text:style-name="Text_20_body">Tum Herodes interrogat quisnam esset. </text:p>
      <text:p text:style-name="Text_20_body">Atque ille, vultu sonituque vocis obiurgatorio, philosophum sese esse dicit et mirari quoque addit cur quaerendum putasset quod videret. </text:p>
      <text:p text:style-name="Text_20_body">‘Video,’ inquit Herodes, ‘barbam et pallium, philosophum nondum video.’</text:p>
      <text:p text:style-name="Text_20_body">‘Quaeso autem te, cum bona venia dicas mihi quibus nos uti posse argumentis existimas, ut esse te philosophum noscitemus?’</text:p>
      <text:p text:style-name="Text_20_body">Interim aliquot ex his qui cum Herode erant erraticum esse hominem dicere et nulli rei incolamque esse sordentium ganearum, nisi accipiat quod petat convicio turpi solitum incessere; atque ibi Herodes ‘Demus,’ inquit, ‘huic aliquid aeris, cuicuimodi est,’</text:p>
      <text:p text:style-name="Text_20_body">‘tamquam homines, non tamquam homini,’ et iussit dari pretium panis triginta dierum.</text:p>
      <text:p text:style-name="Text_20_body">Tum nos aspiciens qui eum sectabamur, ‘Musonius,’ inquit, ‘aeruscanti cuipiam id genus et philosophum sese ostentanti dari iussit mille nummum, et cum plerique dicerent nebulonem esse hominem malum et malitiosum et nulla re bona dignum, tum Musonium subridentem dixisse aiunt: <text:span text:style-name="Emphasis">ἄξιος οὖν ἐστὶν ἀργυρίον.</text:span>’</text:p>
      <text:p text:style-name="Text_20_body">‘Sed hoc potius,’ inquit, ‘dolori mihi et aegritudini est, quod istiusmodi animalia spurca atque probra nomen usurpant [sanctissimum] et philosophi appellantur.’</text:p>
      <text:p text:style-name="Text_20_body">‘Maiores autem mei Athenienses nomina iuvenum fortissimorum Harmodii et Aristogitonis, qui libertatis recuperandae gratia Hippiam tyrannum interficere adorsi erant, ne umquam servis indere liceret decreto publico sanxerunt, quoniam nefas ducerent nomina libertati patriae devota servili contagio pollui.’</text:p>
      <text:p text:style-name="Text_20_body">‘Cur ergo nos patimur nomen philosophiae inlustrissimum in hominibus deterrimis [exsordescere]? Simili autem,’ inquit, ‘exemplo ex contraria specie antiquos Romanorum audio praenomina patriciorum quorundam male de republica meritorum et ob [eam] causam capite damnatorum <text:soft-page-break/>censuisse, ne cui eiusdem gentis patricio inderentur, ut vocabula quoque eorum defamata atque demortua cum ipsis viderentur.’</text:p>
      <text:h text:style-name="Heading_20_3" text:outline-level="3">III</text:h>
      <text:h text:style-name="Heading_20_4" text:outline-level="4">Argument</text:h>
      <text:p text:style-name="Text_20_body">Epistula Philippi regis ad Aristotelem philosophum super Alexandro recens nato.</text:p>
      <text:p text:style-name="Text_20_body">PHILIPPUS, Amyntae filius, terrae Macedoniae rex, cuius virtute industriaque Macetae locupletissimo imperio aucti gentium [nationumque] [multarum] potiri coeperant et cuius vim atque arma toti Graeciae cavenda metuendaque inclitae illae Demosthenis orationes contionesque vocificant—</text:p>
      <text:p text:style-name="Text_20_body">is Philippus, cum in omni fere tempore negotiis belli victoriisque adfectus exercitusque esset, a liberali tamen Musa et a studiis humanitatis numquam afuit, quin lepide </text:p>
      <text:p text:style-name="Text_20_body">comiterque pleraque et faceret et diceret. </text:p>
      <text:p text:style-name="Text_20_body">Feruntur adeo libri epistularum eius, munditiae et venustatis et prudentiae plenarum, velut sunt illae litterae quibus Aristoteli philosopho natum esse sibi Alexandrum nuntiavit.</text:p>
      <text:p text:style-name="Text_20_body">Ea epistula, quoniam curae diligentiaeque in liberorum disciplinas hortamentum est, exscribenda visa est ad commonendos parentum animos. </text:p>
      <text:p text:style-name="Text_20_body">Exponenda est igitur ad hanc ferme sententiam: </text:p>
      <text:p text:style-name="Text_20_body">Philippus Aristoteli salutem dicit.</text:p>
      <text:p text:style-name="Text_20_body">Filium mihi genitum scito. Quod equidem dis habeo gratiam, non proinde quia natus est, quam pro eo, quod nasci contigit temporibus vitae tuae. Spero enim fore ut eductus eruditusque a te, dignus existat et nobis et rerum nostrarum susceptione.</text:p>
      <text:p text:style-name="Text_20_body">Ipsius autem Philippi verba haec sunt: </text:p>
      <text:p text:style-name="Text_20_body"><text:span text:style-name="Emphasis">Φίλιππος Ἀριστοτέλει χαίρειν.</text:span></text:p>
      <text:p text:style-name="Text_20_body"><text:span text:style-name="Emphasis">Ἴσθι μοι γεγονότα υἱόν. πολλὴν οὖν τοῖς θεοῖς ἔχω χάριν, οὐχ οὕτως ἐπὶ τῇ γενέσει τοῦ παιδός, ὡς ἐπὶ τῷ κατὰ τὴν σὴν ἡλικίαν αὐτὸν γεγονέναι: ἐλπίζω γάρ αὐτὸν ὑπὸ σοῦ τραφέντα καὶ παιδευθέντα ἄξιον ἔσεσθαι καὶ ἡμῶν καὶ τῆς τῶν πραγμάτων διαδοχῆς.</text:span></text:p>
      <text:h text:style-name="Heading_20_3" text:outline-level="3">IV</text:h>
      <text:h text:style-name="Heading_20_4" text:outline-level="4">Argument</text:h>
      <text:p text:style-name="Text_20_body">De barbararum gentium prodigiosis miraculis; deque diris et exitiosis effascinationibus; atque inibi de feminis repente versis in mares.</text:p>
      <text:p text:style-name="Text_20_body">CUM e Graecia in Italiam rediremus et Brundisium iremus egressique e navi in terram in portu illo </text:p>
      <text:p text:style-name="Text_20_body"><text:soft-page-break/>inclito spatiaremur, quem Q. Ennius remotiore paulum, sed admodum scito vocabulo ‘praepetem’ appellavit, fasces librorum venalium expositos vidimus.</text:p>
      <text:p text:style-name="Text_20_body">Atque ego avide statim pergo ad libros. </text:p>
      <text:p text:style-name="Text_20_body">Erant autem isti omnes libri Graeci miraculorum fabularumque pleni, res inauditae, incredulae, scriptores veteres non parvae auctoritatis: Aristeas Proconnesius et Isigonus Nicaeensis et Ctesias et Onesicritus et Philostephanus et Hegesias; </text:p>
      <text:p text:style-name="Text_20_body">ipsa autem volumina ex diutino situ squalebant et habitu aspectuque taetro erant. </text:p>
      <text:p text:style-name="Text_20_body">Accessi tamen percontatusque pretium sum et, adductus mira atque insperata vilitate, libros plurimos aere pauco emo eosque omnis duabus proximis noctibus cursim transeo; atque in legendo carpsi exinde quaedam et notavi mirabilia et scriptoribus fere nostris intemptata eaque his commentariis aspersi, ut qui eos lectitarit ne rudis omnino et <text:span text:style-name="Emphasis">ἀνήκοος</text:span> inter istiusmodi rerum auditiones reperiatur.</text:p>
      <text:p text:style-name="Text_20_body">Erant igitur in illis libris scripta huiuscemodi: Scythas illos [penitissimos], qui sub ipsis septentrionibus aetatem agunt, corporibus hominum vesci eiusque victus alimento vitam ducere et <text:span text:style-name="Emphasis">ἀνθρωποφάγους</text:span> nominari; item esse homines sub eadem regione caeli unum oculum in frontis medio habentes, qui appellantur Arimaspi, qua fuisse facie Cyclopas poetae ferunt; alios item esse homines</text:p>
      <text:p text:style-name="Text_20_body">apud eandem caeli plagam singulariae velocitatis, vestigia pedum habentes retro porrecta, non, ut ceterorum hominum, prosum spectantia; praeterea traditum esse memoratumque in ultima quadam terra, quae ‘Albania’ dicitur, gigni homines, qui in pueritia canescant et plus cernant oculis per noctem quam interdiu; item esse compertum et creditum, Sauromatas, qui ultra Borysthenen fluvium longe colunt, cibum capere semper diebus tertiis, medio abstinere.</text:p>
      <text:p text:style-name="Text_20_body">Id etiam in isdem libris scriptum offendimus, quod postea in libro quoque Plinii Secundi <text:span text:style-name="Emphasis">Naturalis Historiae</text:span> septimo legi, esse quasdam in terra Africa hominum familias voce atque lingua effascinantium,</text:p>
      <text:p text:style-name="Text_20_body">qui si impensius forte laudaverint pulchras arbores, segetes laetiores, infantes amoeniores, egregios equos, pecudes pastu atque cultu opimas, emoriantur repente haec omnia, nulli aliae causae obnoxia. Oculis quoque exitialem fascinationem fieri in isdem libris scriptum est traditurque esse homines in Illyriis qui interimant videndo quos diutius irati viderint, eosque ipsos mares feminasque, qui visu ita nocenti sunt, pupillas in singulis oculis binas habere.</text:p>
      <text:p text:style-name="Text_20_body">Item esse in montibus terrae Indiae homines caninis capitibus et latrantibus eosque vesci avium et ferarum venatibus; atque esse item alia aput ultimas orientis terras miracula homines, </text:p>
      <text:p text:style-name="Text_20_body">qui ‘monocoli’ appellentur, singulis cruribus saltatim currentes, vivacissimae pernicitatis; quosdam etiam esse nullis cervicibus, oculos in humeris habentes.</text:p>
      <text:p text:style-name="Text_20_body">Iam vero hoc egreditur omnem modum admirationis, quod idem illi scriptores gentem esse aiunt aput extrema Indiae, corporibus hirtis et avium ritu [plumantibus], nullo cibatu vescentem, sed spiritu florum naribus hausto victitantem;</text:p>
      <text:p text:style-name="Text_20_body">Pygmaeos quoque haut longe ab his nasci, quorum qui longissimi sint, non longiores esse quam <text:soft-page-break/>pedes duo et quadrantem.</text:p>
      <text:p text:style-name="Text_20_body">Haec atque alia istiusmodi plura legimus, sed cum ea scriberemus, tenuit nos non idoneae scripturae taedium, nihil ad ornandum iuvandumque usum vitae pertinentis. </text:p>
      <text:p text:style-name="Text_20_body">Libitum tamen est in loco hoc miraculorum notare id etiam, quod Plinius Secundus, vir in temporibus aetatis suae ingenii dignitatisque gratia auctoritate magna praeditus, non audisse neque legisse, sed scire sese atque vidisse in libro <text:span text:style-name="Emphasis">Naturalis Historiae</text:span> septimo scripsit.</text:p>
      <text:p text:style-name="Text_20_body">Verba igitur haec, quae infra posui, ipsius sunt, ex eo libro sumpta, quae profecto faciunt ut neque respuenda neque ridenda sit notissima illa veterum poetarum de Caenide et Caeneo cantilena. </text:p>
      <text:p text:style-name="Text_20_body">Ex feminis, inquit, mutari in mares, non esse fabulosum. ‘Invenimus in annalibus, Q. Licinio Crasso, C. Cassio Longino consulibus, Casini puerum factum ex virgine sub parentibus iussuque haruspicum deportatum in insulam desertam. Licinius Mucianus prodidit visum esse a se Argis Arescontem, cui nomen Arescusae fuisset, nupsisse etiam, mox barbam et virilitatem provenisse uxoremque duxisse; eiusdem sortis et Zmyrnae puerum a se visum. Ipse in Africa vidi mutatum in marem die nuptiarum L. Cossitium civem Thysdritanum, vivebatque cum proderem haec.’</text:p>
      <text:p text:style-name="Text_20_body">Idem Plinius in eodem libro verba haec scripsit: ‘Gignuntur homines utriusque sexus, quos ‘hermaphroditos’ vocamus, olim ‘androgynos’ vocatos et in prodigiis habitos, [nunc] vero in deliciis.’</text:p>
      <text:h text:style-name="Heading_20_3" text:outline-level="3">V</text:h>
      <text:h text:style-name="Heading_20_4" text:outline-level="4">Argument</text:h>
      <text:p text:style-name="Text_20_body">Diversae nobilium philosophorum sententiae de genere ac natura voluptatis; verbaque Hieroclis philosophi quibus decreta Epicuri insectatus est.</text:p>
      <text:p text:style-name="Text_20_body">DE voluptate veteres philosophi diversas sententias dixerunt. </text:p>
      <text:p text:style-name="Text_20_body">Epicurus voluptatem summum bonum esse ponit, eam tamen ita definit: <text:span text:style-name="Emphasis">σαρκὸς εὐσταθὲς</text:span> <text:span text:style-name="Emphasis">κατάστημα.</text:span></text:p>
      <text:p text:style-name="Text_20_body">Antisthenes Socraticus summum malum dicit; eius namque hoc verbum est: <text:span text:style-name="Emphasis">μανείην μᾶλλον</text:span> <text:span text:style-name="Emphasis">ἢ ἡσθείην.</text:span></text:p>
      <text:p text:style-name="Text_20_body">Speusippus vetusque omnis Academia voluptatem et dolorem duo mala esse dicunt opposita inter sese, bonum tamen esse quod utriusque medium foret. </text:p>
      <text:p text:style-name="Text_20_body">Zeno censuit voluptatem esse indifferens, id est neutrum, neque bonum neque malum, quod ipse </text:p>
      <text:p text:style-name="Text_20_body">Graeco vocabulo <text:span text:style-name="Emphasis">ἀδιάφορον</text:span> appellavit.</text:p>
      <text:p text:style-name="Text_20_body">Critolaus Peripateticus et malum esse voluptatem ait et multa alia mala parere ex sese, iniurias, desidias, obliviones, ignavias.</text:p>
      <text:p text:style-name="Text_20_body">Plato ante hos omnis ita varie et [multiformiter] de voluptate disseruit, ut cunctae istae sententiae quas exposui videantur ex sermonum eius fontibus profluxisse; nam proinde unaquaque utitur, ut et <text:soft-page-break/>ipsius voluptatis natura fert, quae est multiplex, et causarum quas tractat, rerumque quas efficere vult ratio desiderat.</text:p>
      <text:p text:style-name="Text_20_body">Taurus autem noster, quotiens facta mentio Epicuri erat, in ore atque in lingua habebat verba haec Hieroclis Stoici, viri sancti et gravis, <text:span text:style-name="Emphasis">ἡδονὴ τέλος, πόρνης δόγμα· οὐκ ἔστιν πρόνοια, οὐδὲ πόρνης δόγμα.</text:span></text:p>
      <text:h text:style-name="Heading_20_3" text:outline-level="3">VI</text:h>
      <text:h text:style-name="Heading_20_4" text:outline-level="4">Argument</text:h>
      <text:p text:style-name="Text_20_body">Verbum quod est ab ‘ago’ frequentativum, in syllaba prima quonam sit modulo pronuntiandum.</text:p>
      <text:p text:style-name="Text_20_body">An eo quod est ‘ago’ et ‘egi,’ verba sunt quae appellant grammatici ‘frequentativa,’ ‘actito’ et ‘actitavi.’</text:p>
      <text:p text:style-name="Text_20_body">Haec quosdam non sane indoctos viros audio ita pronuntiare, ut primam in his litteram corripiant, rationemque dicunt, quoniam in verbo principali, quod est ‘ago,’ prima littera breviter pronuntiatur.</text:p>
      <text:p text:style-name="Text_20_body">Cur igitur ab eo quod est ‘edo’ et ‘ungo,’ in quibus verbis prima littera breviter dicitur, ‘esito’ et ‘unctito,’ quae sunt eorum frequentativa, prima littera longa promimus et contra</text:p>
      <text:p text:style-name="Text_20_body">‘dictito,’ ab eo verbo quod est ‘dico,’ correpte dicimus? Num ergo potius ‘actito’ et ‘actitavi’ producenda sunt? quoniam frequentativa ferme omnia eodem modo in prima syllaba dicuntur, quo participia praeteriti temporis ex his verbis unde ea profecta sunt in eadem syllaba pronuntiantur, sicuti ‘lego lectus’ facit ‘lectito’; ‘ungo unctus,’ ‘unctito’; ‘scribo scriptus,’ ‘scriptito’; ‘moveo motus,’ ‘motito’; ‘pendeo pensus,’ ‘pensito’; ‘edo esus,’ ‘esito’; ‘dico’ autem ‘dictus’ ‘dictito’ facit; ‘gero gestus,’ ‘gestito’; ‘veho vectus,’ ‘vectito’; ‘rapio raptus,’ ‘raptito’; ‘capio captus,’ ‘captito’; ‘facio factus,’ ‘factito.’ Sic igitur ‘actito’ producte in prima syllaba pronuntiandum, quoniam ex eo fit quod est ‘ago’ et ‘actus.’</text:p>
      <text:h text:style-name="Heading_20_3" text:outline-level="3">VII</text:h>
      <text:h text:style-name="Heading_20_4" text:outline-level="4">Argument</text:h>
      <text:p text:style-name="Text_20_body">De conversione foliorum in arbore olea brumali et solstitiali die; deque fidibus id temporis ictu alieno sonantibus.</text:p>
      <text:p text:style-name="Text_20_body">[Volgo] et scriptum et creditum est, folia olearum arborum brumali et solstitiali die converti et quae pars eorum fuerit inferior atque occultior, eam supra fieri atque exponi ad oculos et ad solem.</text:p>
      <text:p text:style-name="Text_20_body">Quod nobis quoque semel atque iterum experiri volentibus ita esse [propemodum] visum est.</text:p>
      <text:p text:style-name="Text_20_body">Sed de fidibus rarius dictu et mirabilius est; quam rem et alii docti viri et Suetonius etiam Tranquillus, in libro <text:span text:style-name="Emphasis">Ludicrae Historiae</text:span> primo, satis compertam</text:p>
      <text:p text:style-name="Text_20_body">esse satisque super ea constare adfirmat: nervias in fidibus brumali die alias digitis pelli, alias sonare. </text:p>
      <text:h text:style-name="Heading_20_3" text:outline-level="3"><text:soft-page-break/>VIII</text:h>
      <text:h text:style-name="Heading_20_4" text:outline-level="4">Argument</text:h>
      <text:p text:style-name="Text_20_body">Necessum esse qui multa habeat multis indigere; deque ea re Favorini philosophi cum brevitate eleganti sententia.</text:p>
      <text:p text:style-name="Text_20_body">VERUM est profecto quod observato rerum usu sapientes viri dixere, multis egere qui multa habeat, magnamque indigentiam nasci non ex inopia magna, sed ex magna copia; multa enim desiderari ad multa quae habeas tuenda. </text:p>
      <text:p text:style-name="Text_20_body">Quisquis igitur, multa habens, cavere atque prospicere velit ne quid egeat neve quid desit, iactura opus esse, non quaestu, et minus habendum esse, ut minus desit.</text:p>
      <text:p text:style-name="Text_20_body">Hanc sententiam memini a Favorino inter ingentes omnium [clamores] detornatam inclusamque verbis his paucissimis: <text:span text:style-name="Emphasis">Τὸν γὰρ μυρίων καὶ πεντακισχιλίων χλαμύδων δεόμενον οὐκ ἔστι μὴ πλειόνων δεῖσθαι· οἷς γὰρ ἔχω προσδεόμενος, ἀφελὼν ὧν ἔχω, ἀρκοῦμαι οἷς ἔχω.</text:span></text:p>
      <text:h text:style-name="Heading_20_3" text:outline-level="3">IX</text:h>
      <text:h text:style-name="Heading_20_4" text:outline-level="4">Argument</text:h>
      <text:p text:style-name="Text_20_body">Quis modus sit vertendi verba in [Graecis] sententiis; deque his Homeri versibus quos Vergilius vertisse aut bene apteque aut inprospere existimatus est.</text:p>
      <text:p text:style-name="Text_20_body">QUANDO ex poematis Graecis vertendae imitandaeque sunt insignes sententiae, non semper aiunt </text:p>
      <text:p text:style-name="Text_20_body">enitendum ut omnia omnino verba in eum in quem dicta sunt modum vertamus. </text:p>
      <text:p text:style-name="Text_20_body">Perdunt enim gratiam pleraque, si quasi invita et recusantia violentius transferantur. </text:p>
      <text:p text:style-name="Text_20_body">Scite ergo et considerate Vergilius, cum aut Homeri aut Hesiodi aut Apollonii aut Parthenii aut Callimachi aut Theocriti aut quorundam aliorum locos effingeret, partim reliquit, alia expressit.</text:p>
      <text:p text:style-name="Text_20_body">Sicuti nuperrime, aput mensam cum legerentur utraque simul <text:span text:style-name="Emphasis">Bucolica</text:span> Theocriti et Vergilii, animadvertimus reliquisse Vergilium quod Graecum quidem mire quam suave est, verti autem neque debuit neque potuit.</text:p>
      <text:p text:style-name="Text_20_body">Sed enim quod substituit pro eo, quod omiserat, non abest quin iucundius lepidiusque sit: </text:p>
      <text:p text:style-name="Text_20_body">Illud quoque alio in loco animadvertimus caute omissum, quod est in Graeco versu dulcissimum </text:p>
      <text:p text:style-name="Text_20_body">Quo enim pacto diceret: </text:p>
      <text:p text:style-name="Text_20_body"><text:span text:style-name="Emphasis">τὸ καλὸν πεφιλημένετὸ καλὸν πεφιλημένε,</text:span> verba hercle non translaticia, sed cuiusdam nativae dulcedinis?</text:p>
      <text:p text:style-name="Text_20_body">Hoc igitur reliquit et cetera vertit non infestiviter, nisi quod ‘caprum’ dixit, quem Theocritus <text:span text:style-name="Emphasis">ἐνόρχαν</text:span> appellavit—</text:p>
      <text:p text:style-name="Text_20_body"><text:soft-page-break/>auctore enim M. Varrone is demum Latine ‘caper’ dicitur, qui excastratus est: —</text:p>
      <text:p text:style-name="Text_20_body">Et quoniam de transferendis sententiis loquor, memini audisse me ex Valerii Probi discipulis, docti hominis et in legendis pensitandisque veteribus scriptis bene callidi, solitum eum dicere, nihil quicquam tam inprospere Vergilium ex Homero vertisse quam versus hos amoenissimos, quos de Nausicaa Homerus fecit: </text:p>
      <text:p text:style-name="Text_20_body">Primum omnium id visum esse dicebant Probo, quod aput Homerum quidem virgo Nausicaa, ludibunda inter familiares puellas in locis solis, recte atque commode confertur cum Diana venante in iugis montium inter agrestes deas, nequaquam autem conveniens Vergilium fecisse, quoniam Dido in urbe media ingrediens inter Tyrios principes cultu atque incessu serio, ‘instans operi,’ sicut ipse ait, ‘regnisque futuris,’ nihil eius similitudinis capere possit, quae lusibus atque venatibus Dianae congruat;</text:p>
      <text:p text:style-name="Text_20_body">tum postea, quod Homerus studia atque oblectamenta in venando Dianae honeste aperteque dicit, Vergilius autem, cum de venatu deae nihil dixisset, pharetram tantum facit eam ferre in humero, tamquam sit onus et sarcina; atque illud impense Probum esse demiratum in Vergilio dicebant, quod Homerica quidem <text:span text:style-name="Emphasis">Λητώ</text:span> gaudium gaudeat genuinum et intimum atque in ipso penetrali cordis et animae vigens, siquidem non aliud est: <text:span text:style-name="Emphasis">γέγηθε δέ τε φρένα Λητώ,</text:span> ipse autem, imitari ea volens, gaudia fecerit pigra et levia et cunctantia et quasi in summo pectore supernantia:</text:p>
      <text:p text:style-name="Text_20_body">nescire enim sese, quid significaret aliud </text:p>
      <text:p text:style-name="Text_20_body">‘pertemptant’; praeter ista omnia florem ipsius totius loci Vergilium videri omisisse, quod hunc Homeri versum exigue secutus sït:</text:p>
      <text:p text:style-name="Text_20_body">quando nulla maior cumulatiorque pulcritudinis laus dici potuerit, quam quod una inter omnis pulcras excelleret, una facile et ex omnibus nosceretur. </text:p>
      <text:h text:style-name="Heading_20_3" text:outline-level="3">X</text:h>
      <text:h text:style-name="Heading_20_4" text:outline-level="4">Argument</text:h>
      <text:p text:style-name="Text_20_body">Quod Annaeus Cornutus versus Vergilii, quibus Veneris et Vulcani concubitum pudice operteque dixit, reprehensione spurca et odiosa inquinavit.</text:p>
      <text:p text:style-name="Text_20_body">ANNIANUS poeta, et plerique cum eo eiusdem Musae viri, summis adsiduisque laudibus hos Vergilii versus ferebat, quibus Vulcanum et Venerem iunctos mixtosque iure coniugii, rem lege naturae operiendam, verecunda quadam translatione verborum, cum ostenderet demonstraretque, protexit. </text:p>
      <text:p text:style-name="Text_20_body">Sic enim scripsit: </text:p>
      <text:p text:style-name="Text_20_body">Minus autem difficile esse arbitrabantur, in istiusmodi re dicenda, verbis uti uno atque altero brevi tenuique eam signo demonstrantibus, sicut Homerus dixerit: <text:span text:style-name="Emphasis">παρθενίην ζώνην</text:span> et <text:span text:style-name="Emphasis">λέκτροιο θεσμόν</text:span> et <text:span text:style-name="Emphasis">ἔργα φιλοτήσια,</text:span></text:p>
      <text:p text:style-name="Text_20_body">tot vero et tam evidentibus ac tamen non praetextatis, sed puris honestisque verbis venerandum </text:p>
      <text:p text:style-name="Text_20_body"><text:soft-page-break/>illud concubii pudici secretum neminem quemquam alium dixisse.</text:p>
      <text:p text:style-name="Text_20_body">Sed Annaeus Cornutus, homo sane pleraque alia non indoctus neque inprudens, in secundo tamen librorum, quos <text:span text:style-name="Emphasis">De Figuris Sententiarum</text:span> conposuit, egregiam totius istius verecundiae laudem insulsa nimis et odiosa scrutatione violavit.</text:p>
      <text:p text:style-name="Text_20_body">Nam cum genus hoc figurae probasset et satis circumspecte factos esse versus dixisset, ‘‘Membra’ tamen,’ inquit, ‘paulo incautius nominavit.’</text:p>
      <text:h text:style-name="Heading_20_3" text:outline-level="3">XI</text:h>
      <text:h text:style-name="Heading_20_4" text:outline-level="4">Argument</text:h>
      <text:p text:style-name="Text_20_body">De Valerio Corvino; et unde Corvinus.</text:p>
      <text:p text:style-name="Text_20_body">DE MAXIMO VALERIO, qui Corvinus appellatus est ob auxilium propugnationemque corvi alitis, haut quisquam est nobilium scriptorum qui secus dixerit. </text:p>
      <text:p text:style-name="Text_20_body">Ea res prorsus miranda sic profecto est in libris annalibus memorata: </text:p>
      <text:p text:style-name="Text_20_body">‘Adulescens tali genere editus, L. Furio, Claudio Appio consulibus fit tribunus militaris.’</text:p>
      <text:p text:style-name="Text_20_body">‘Atque in eo tempore copiae Gallorum ingentes agrum Pomptinum insederant instruebaturque acies a consulibus, de vi ac multitudine hostium satis agentibus.’</text:p>
      <text:p text:style-name="Text_20_body">‘Dux interea Gallorum, vasta et ardua proceritate armisque auro praefulgentibus, grandia ingrediens et manu telum reciprocans incedebat perque contemptum et superbiam [circumspiciens] despiciensque omnia, venire iubet et congredi, si quis pugnare secum ex omni Romano exercitu auderet.’</text:p>
      <text:p text:style-name="Text_20_body">‘Tum Valerius tribunus, ceteris inter metum pudoremque ambiguis, impetrato prius a consulibus ut in Gallum tam inaniter adrogantem pugnare sese permitterent, progreditur intrepide modesteque obviam; et congrediuntur et consistunt et conserebantur iam manus. Atque ibi vis quaedam divina fit:’</text:p>
      <text:p text:style-name="Text_20_body">‘corvus repente inprovisus advolat et super galeam tribuni insistit atque inde in adversari os atque oculos pugnare incipit; insilibat, obturbabat et unguibus manum laniabat et prospectum alis arcebat atque, ubi satis saevierat, revolabat in galeam tribuni.’</text:p>
      <text:p text:style-name="Text_20_body">‘Sic tribunus, spectante utroque exercitu, et sua virtute nixus et opera alitis propugnatus, ducem [hostium] [ferocissimum] vicit interfecitque atque ob hane causam cognomen habuit Corvinus.’</text:p>
      <text:p text:style-name="Text_20_body">‘Id factum est annis quadringentis quinque post Romam conditam.’</text:p>
      <text:p text:style-name="Text_20_body">Statuam Corvino isti divus Augustus in foro suo statuendam curavit. In eius statuae capite corvi simulacrum est, rei pugnaeque [quam] diximus monimentum.</text:p>
      <text:h text:style-name="Heading_20_3" text:outline-level="3"><text:soft-page-break/>XII</text:h>
      <text:h text:style-name="Heading_20_4" text:outline-level="4">Argument</text:h>
      <text:p text:style-name="Text_20_body">De verbis quae in utramque partem significatione adversa et reciproca dicuntur.</text:p>
      <text:p text:style-name="Text_20_body">UT ‘[formidulosus]’ dici potest et qui formidat et qui formidatur, ut ‘invidiosus’ et qui invidet et</text:p>
      <text:p text:style-name="Text_20_body">cui invidetur, ut ‘suspiciosus’ et qui suspicatur et qui suspectus est, ut ‘ambitiosus’ et qui ambit et qui ambitur, ut item ‘gratiosus’ et qui adhibet gratias et qui admittit, ut ‘laboriosus’ et qui laborat et qui labori est, ut pleraque alia huiuscemodi in utramque partem dicuntur, ita ‘infestus’ quoque ancipiti significatione est.</text:p>
      <text:p text:style-name="Text_20_body">Nam et is ‘infestus’ appellatur, qui malum infert cuipiam, et contra, cui aliunde impendet malum, is quoque ‘infestus’ dicitur.</text:p>
      <text:p text:style-name="Text_20_body">Sed quod prius posui profecto exemplis non indiget; sic adeo multi locuntur, ut ‘infestum’ dicant inimicum atque adversum; alterum autem illud ignorabilius obscuriusque est.</text:p>
      <text:p text:style-name="Text_20_body">Quis enim e medio facile dixerit ‘infestum’ esse, cui alter infestus est? Sed et veteres plerique ita dixerunt et M. Tullius, in oratione quam <text:span text:style-name="Emphasis">Pro Cn. Plancio</text:span> scripsit, vocabulo hoc sic usus est:</text:p>
      <text:p text:style-name="Text_20_body">‘Dolebam,’ inquit, ‘iudices, et acerbe ferebam, si huius salus ob [eam] ipsam causam esset infestior, quod is meam salutem atque vitam sua benivolentia, praesidio custodiaque texisset.’</text:p>
      <text:p text:style-name="Text_20_body">Nos igitur de origine et ratione verbi quaerebamus, atque ita in Nigidianis scriptum invenimus: ‘‘Infestum’ est a ‘festinando’ dictum; nam qui instat,’ inquit, ‘alicui eumque properans urget opprimereque eum studet festinatque, aut contra de cuius periculo et exitio festinatur, is uterque ‘infestus’ dicitur ab instantia atque imminentia fraudis, quam vel facturus cuipiam vel passurus est.’</text:p>
      <text:p text:style-name="Text_20_body">Ne quis autem de ‘suspicioso,’ quod supra posuimus, et de ‘formiduloso’ in eam partem quae minus usitata est, exemplum requirat, de ‘suspicioso’ aput M. Catonem <text:span text:style-name="Emphasis">De Re Floria</text:span> ita scriptum: ‘Sed nisi qui palam corpore pecuniam quaereret aut se lenoni locavisset, etsi famosus et suspiciosus fuisset, vim in corpus liberum non aecum censuere adferri.’</text:p>
      <text:p text:style-name="Text_20_body">‘Suspiciosum’ enim Cato hoc in loco suspectum significat, non suspicantem:</text:p>
      <text:p text:style-name="Text_20_body">‘formidulosum’ autem, qui formidetur, Sallustius in <text:span text:style-name="Emphasis">Catilina</text:span> ita dicit: ‘Igitur talibus viris non labor insolitus, non locus [ullus] asper aut arduus erat, non armatus hostis formidulosus.’</text:p>
      <text:p text:style-name="Text_20_body">Item C. Calvus in poematis ‘laboriosus’ dicit, non, ut vulgo dicitur, qui laborat, sed in quo laboratur:</text:p>
      <text:p text:style-name="Text_20_body">Eadem ratione Laberius quoque in <text:span text:style-name="Emphasis">Sororibus:</text:span></text:p>
      <text:p text:style-name="Text_20_body">et Cinna in poematis:</text:p>
      <text:p text:style-name="Text_20_body">‘Metus’ quoque et ‘iniuria’ atque alia quaedam id genus sic utroqueversum dici possunt; nam ‘metus hostium’ recte dicitur et cum timent</text:p>
      <text:p text:style-name="Text_20_body">hostes et cum timentur. </text:p>
      <text:p text:style-name="Text_20_body"><text:soft-page-break/>Itaque Sallustius in <text:span text:style-name="Emphasis">Historia</text:span> prima ‘metum Pompei’ dixit, non quo Pompeius metueret, quod est usitatius, sed quo metueretur. Verba haec Sallusti sunt: ‘Id bellum excitabat metus Pompei victoris, Hiempsalem in regnum restituentis.’</text:p>
      <text:p text:style-name="Text_20_body">Item alio in loco: ‘Postquam remoto metu Punico simultates exercere vacuum fuit.’</text:p>
      <text:p text:style-name="Text_20_body">‘Iniurias’ itidem dicimus tam illorum qui patiuntur, quam qui faciunt, quarum dictionum exempla sunt facilia. inventu.</text:p>
      <text:p text:style-name="Text_20_body">Illud etiam dictum a Vergilio eandem habet formam communicatae ultro et citro significationis: </text:p>
      <text:p text:style-name="Text_20_body">cum diceret ‘vulnus,’ non quod accepisset Ulixes, sed quod dedisset.</text:p>
      <text:p text:style-name="Text_20_body">‘Nescius’ quoque dicitur tam is qui nescitur, quam qui nescit.</text:p>
      <text:p text:style-name="Text_20_body">Sed super eo qui nescit, frequens huius vocabuli usus est, infrequens autem est de eo quod nescitur. </text:p>
      <text:p text:style-name="Text_20_body">‘Ignarus’ aeque utroqueversum dicitur, non tantum qui ignorat, set et qui ignoratur.</text:p>
      <text:p text:style-name="Text_20_body">Plautus in <text:span text:style-name="Emphasis">Rudente:</text:span></text:p>
      <text:p text:style-name="Text_20_body">Sallustius: </text:p>
      <text:p text:style-name="Text_20_body">More humanae cupidinis ignara visendi. Vergilius: </text:p>
      <text:h text:style-name="Heading_20_3" text:outline-level="3">XIII</text:h>
      <text:h text:style-name="Heading_20_4" text:outline-level="4">Argument</text:h>
      <text:p text:style-name="Text_20_body">Verba ex historia Claudi Quadrigari, quibus Manli Torquati, nobilis adulescentis, et hostis Galli provocantis pugnam depinxit.</text:p>
      <text:p text:style-name="Text_20_body">TITUS MANLIUS summo loco natus adprimeque nobilis fuit. </text:p>
      <text:p text:style-name="Text_20_body">Ei Manlio cognomentum factum est Torquatus. </text:p>
      <text:p text:style-name="Text_20_body">Causam cognomenti fuisse accepimus torquis ex auro [induvias], quam ex hoste quem occiderat detractam induit.</text:p>
      <text:p text:style-name="Text_20_body">Sed quis hostis et quid genus, quam formidandae vastitatis et quantum insolens provocator et cuimodi fuerit pugna decertatum, Q. Claudius primo <text:span text:style-name="Emphasis">Annalium</text:span> purissime atque inlustrissime simplicique et incompta orationis antiquae suavitate descripsit.</text:p>
      <text:p text:style-name="Text_20_body">Quem locum ex eo libro philosophus Favorinus cum legeret, non minoribus quati adficique animum suum motibus pulsibusque dicebat, quam si ipse coram depugnantes eos spectaret.</text:p>
      <text:p text:style-name="Text_20_body">Verba Q. Claudi, quibus pugna ista depicta est, adscripsi: </text:p>
      <text:p text:style-name="Text_20_body">‘Cum interim Gallus quidam nudus praeter scutum et gladios duos torque atque armillis decoratus processit, qui et viribus et magnitudine et adulescentia simulque virtute ceteris antistabat.’</text:p>
      <text:p text:style-name="Text_20_body"><text:soft-page-break/>‘Is maxime proelio commoto atque utrisque summo studio pugnantibus, manu significare coepit utrisque, quiescerent.’</text:p>
      <text:p text:style-name="Text_20_body">‘Pugnae facta pausa est.’</text:p>
      <text:p text:style-name="Text_20_body">‘Extemplo silentio facto cum voce maxima conclamat, si quis secum depugnare vellet, uti prodiret.’</text:p>
      <text:p text:style-name="Text_20_body">‘Nemo audebat propter magnitudinem atque inmanitatem facies. ’</text:p>
      <text:p text:style-name="Text_20_body">‘Deinde Gallus inridere coepit atque linguam exertare.’</text:p>
      <text:p text:style-name="Text_20_body">‘Id subito perdolitum est cuidam Tito Manlio, summo genere gnato, tantum flagitium civitati adcidere, e tanto exercitu neminem prodire.’</text:p>
      <text:p text:style-name="Text_20_body">‘Is, ut dico, processit neque passus est virtutem Romanam ab Gallo turpiter spoliari. Scuto pedestri et gladio Hispanico cinctus contra Gallum constitit.’</text:p>
      <text:p text:style-name="Text_20_body">‘Metu magno ea congressio in ipso ponti, utroque exercitu inspectante, facta est.’</text:p>
      <text:p text:style-name="Text_20_body">‘Ita, ut ante dixi, constiterunt: Gallus sua disciplina scuto proiecto cunctabundus; Manlius, animo magis quam arte confisus, scuto scutum percussit atque statum Galli conturbavit.’</text:p>
      <text:p text:style-name="Text_20_body">‘Dum se Gallus iterum eodem pacto constituere studet, Manlius iterum scuto scutum percutit atque de loco hominem iterum deiecit; eo pacto ei sub Gallicum gladium successit atque Hispanico pectus hausit; deinde continuo umerum dextrum eodem successu incidit neque recessit usquam, donec subvertit, ne Gallus impetum in ictu haberet.’</text:p>
      <text:p text:style-name="Text_20_body">‘Ubi eum evertit, caput praecidit, torquem detraxit eamque sanguinulentam sibi in collum inponit.’</text:p>
      <text:p text:style-name="Text_20_body">‘Quo ex facto ipse posterique eius Torquati sunt cognominati.’</text:p>
      <text:p text:style-name="Text_20_body">Ab hoc Tito Manlio, cuius hanc pugnam Quadrigarius descripsit, imperia et aspera et immitia </text:p>
      <text:p text:style-name="Text_20_body">‘[Manliana]’ dicta sunt, quoniam postea bello adversum Latinos cum esset consul, filium suum securi percussit, qui speculatum ab eo missus, <text:s/>interdicto, hostem, a quo provocatus fuerat, occiderat.</text:p>
      <text:h text:style-name="Heading_20_3" text:outline-level="3">XIV</text:h>
      <text:h text:style-name="Heading_20_4" text:outline-level="4">Argument</text:h>
      <text:p text:style-name="Text_20_body">Quod idem Quadrigarius ‘huius facies’ patrio casu probe et Latine dixit; et quaedam alia adposita de similium vocabulorum declinationibus.</text:p>
      <text:p text:style-name="Text_20_body">quod autem supra scriptum est in Q. Claudi verbis: ‘Propter magnitudinem atque inmanitatem facies,’ id nos aliquot [veteribus] libris inspectis exploravimus atque ita esse, ut scriptum est, comperimus.</text:p>
      <text:p text:style-name="Text_20_body">Sic enim pleraque aetas veterum declinavit: ‘haec facies, huius facies,’ quod nunc propter rationem grammaticam ‘faciei’ dicitur. Corruptos autem quosdam libros repperi, in quibus ‘faciei’ scriptum <text:soft-page-break/>est, illo quod ante scriptum erat oblitterato.</text:p>
      <text:p text:style-name="Text_20_body">Meminimus etiam in Tiburti bibliotheca invenire nos in eodem Claudii libro scriptum utrumque ‘facies’ et ‘facii.’ Sed ‘facies’ in ordinem scriptum fuit et contra per <text:span text:style-name="Emphasis">i</text:span> geminum ‘facii,’</text:p>
      <text:p text:style-name="Text_20_body">neque id abesse a quadam consuetudine prisca existimavimus; nam et ab eo quod est ‘hic dies,’ tam ‘huius dies,’ quam ‘huius dii,’ et ab eo quod est ‘haec fames,’ tam ‘huius famis,’ quam ‘huius fami’ dixerunt.</text:p>
      <text:p text:style-name="Text_20_body">Q. Ennius in XVI. <text:span text:style-name="Emphasis">Annali</text:span> ‘dies’ scripsit pro ‘diei’ in hoc versu:</text:p>
      <text:p text:style-name="Text_20_body">Ciceronem quoque adfirmat Caesellius in oratione, quam <text:span text:style-name="Emphasis">Pro P. Sestio</text:span> fecit, ‘dies’ scripsisse pro ‘diei,’ quod ego inpensa opera conquisitis veteribus libris plusculis ita, ut Caesellius ait, scriptum inveni.</text:p>
      <text:p text:style-name="Text_20_body">Verba sunt haec M. Tullii: ‘Equites vero daturos illius dies poenas’; quocirca factum hercle est, ut facile his credam, qui scripserunt, idiographum librum Vergilii se inspexisse, in quo ita scriptum est:</text:p>
      <text:p text:style-name="Text_20_body">id est ‘Libra diei somnique.’</text:p>
      <text:p text:style-name="Text_20_body">Sed sicut hoc in loco ‘dies’ a Vergilio scriptum videtur, ita in illo versu non dubium est, quin ‘dii’ scripserit pro ‘diei’:</text:p>
      <text:p text:style-name="Text_20_body">quod inperitiores ‘dei’ legunt, ab insolentia scilicet vocis istius abhorrentes.</text:p>
      <text:p text:style-name="Text_20_body">Sic autem ‘dies, dii’ a veteribus declinatum est, ut ‘fames fami,’ ‘pernicies pernicii,’ ‘progenies progenii,’ ‘luxuries luxurii,’ ‘acies acii.’</text:p>
      <text:p text:style-name="Text_20_body">M. enim Cato in oratione, quam <text:span text:style-name="Emphasis">De Bello Carthaginiensi</text:span> composuit, ita scripsit: ‘Pueri atque mulieres extrudebantur fami causa.’</text:p>
      <text:p text:style-name="Text_20_body">Lucilius in XII.: </text:p>
      <text:p text:style-name="Text_20_body">Sisenna in <text:span text:style-name="Emphasis">Historiarum</text:span> libro VI.:</text:p>
      <text:p text:style-name="Text_20_body">Romanos inferendae pernicii causa venisse. </text:p>
      <text:p text:style-name="Text_20_body">Pacuvius in <text:span text:style-name="Emphasis">Paulo:</text:span></text:p>
      <text:p text:style-name="Text_20_body">Cn. Matius in <text:span text:style-name="Emphasis">Iliadis</text:span> XXI.:</text:p>
      <text:p text:style-name="Text_20_body">Idem Matius in XXIII.:</text:p>
      <text:p text:style-name="Text_20_body">C. Gracchus <text:span text:style-name="Emphasis">De Legibus Promulgatis:</text:span> ‘Ea luxurii causa aiunt institui’;</text:p>
      <text:p text:style-name="Text_20_body">et ibidem infra ita scriptum est: ‘Non est ea luxuries, quae necessario parentur vitae causa,’</text:p>
      <text:p text:style-name="Text_20_body">per quod apparet eum ab eo quod est ‘luxuries’ ‘luxurii’ patrio casu dixisse.</text:p>
      <text:p text:style-name="Text_20_body">M. quoque Tullius, in oratione qua Sextum Roscium defendit, ‘pernicii’ scriptum reliquit. Verba haec sunt: ‘Quorum nihil pernicii causa divino consilio, sed vi ipsa et magnitudine rerum factum <text:soft-page-break/>putamus.’</text:p>
      <text:p text:style-name="Text_20_body">Aut ‘facies’ ergo in casu patrio aut ‘facii’ Quadrigarium scripsisse existimandum est; ‘facie’ autem in nullo veteri libro scriptum repperi.</text:p>
      <text:p text:style-name="Text_20_body">In casu autem dandi qui purissime locuti sunt non ‘faciei,’ uti [nunc] dicitur, sed ‘facie’ dixerunt. Lucilius in <text:span text:style-name="Emphasis">Saturis:</text:span></text:p>
      <text:p text:style-name="Text_20_body">Aetati accedit.</text:p>
      <text:p text:style-name="Text_20_body">Lucilius in libro septimo: </text:p>
      <text:p text:style-name="Text_20_body">sunt tamen non pauci qui utrobique ‘facii’ legant.</text:p>
      <text:p text:style-name="Text_20_body">Sed C. Caesar in libro <text:span text:style-name="Emphasis">De Analogia</text:span> secundo ‘huius die’ et ‘huius specie’ dicendum putat.</text:p>
      <text:p text:style-name="Text_20_body">Ego quoque in <text:span text:style-name="Emphasis">Iugurtha</text:span> Sallustii summae fidei et reverendae vetustatis libro ‘die’ casu patrio scriptum inveni. Verba haec ita erant: ‘Vix decima parte die reliqua.’ Non enim puto argutiolam istam recipiendam, ut die dictum quasi ‘ex die’ existimemus.</text:p>
      <text:h text:style-name="Heading_20_3" text:outline-level="3">XV</text:h>
      <text:h text:style-name="Heading_20_4" text:outline-level="4">Argument</text:h>
      <text:p text:style-name="Text_20_body">De genere controversiae quod Graece <text:span text:style-name="Emphasis">ἄπορον</text:span> appellatur.</text:p>
      <text:p text:style-name="Text_20_body">CUM Antonio Iuliano rhetore, per feriarum tempus aestivarum decedere ex urbis aestu volentes, Neapolimconcesseramus. </text:p>
      <text:p text:style-name="Text_20_body">Atque ibi erat adulescens tunc quispiam ex ditioribus cum utriusque linguae magistris meditans et exercens ad causas Romae orandas eloquentiae Latinae facultatem; atque is rogat [Iulianum], uti sese audiat declamantem.</text:p>
      <text:p text:style-name="Text_20_body">It auditum [Iulianus] imusque nos cum eo simul.</text:p>
      <text:p text:style-name="Text_20_body">Introit adulescens et praefatur arrogantius et elatius quam aetatem eius decebat, ac deinde iubet exponi controversias.</text:p>
      <text:p text:style-name="Text_20_body">Aderat ibi nobiscum Iuliani sectator, iuvenis promptus et proficiens et offendens iam in eo, quod ille aput Iuliani aures in praecipiti stare et subitaria dictione periculum sui facere audebat. </text:p>
      <text:p text:style-name="Text_20_body">Exponit igitur temptamenti gratia controversiam parum [consistentem], quod genus Graeci <text:span text:style-name="Emphasis">ἄπορον</text:span> vocant, Latine autem id non nimis incommode ‘inexplicabile’ dici potest.</text:p>
      <text:p text:style-name="Text_20_body">Ea controversia fuit huiusmodi: ‘De reo septem iudices cognoscant eaque sententia sit rata, quam plures ex eo numero dixerint. Cum septem iudices cognovissent, duo censuerunt reum exilio multandum, duo alii pecunia, tres reliqui capite puniendum.’</text:p>
      <text:p text:style-name="Text_20_body">‘Petitur ad supplicium ex sententia trium iudicum et contradicit.’</text:p>
      <text:p text:style-name="Text_20_body"><text:soft-page-break/>Hac ille audita nec considerata neque aliis, ut proponerentur, expectatis, incipit statim mira celeritate in eandem hane controversiam principia nescio quae dicere et involucra sensuum verborumque volumina vocumque turbas fundere, ceteris omnibus ex cohorte eius, qui audire eum soliti erant, clamore magno [exsultantibus], Iuliano autem male ac misere rubente et sudante.</text:p>
      <text:p text:style-name="Text_20_body">Sed ubi deblateratis versuum multis milibus finem aliquando fecit egressique inde sumus, amici familiaresque eius Iulianum prosecuti, quidnam existimaret, percontati sunt. </text:p>
      <text:p text:style-name="Text_20_body">Atque ibi Iulianus festivissime ‘Nolite quaerere,’ inquit, ‘quid sentiam; adulescens hic sine controversia disertus est.’</text:p>
      <text:h text:style-name="Heading_20_3" text:outline-level="3">XVI</text:h>
      <text:h text:style-name="Heading_20_4" text:outline-level="4">Argument</text:h>
      <text:p text:style-name="Text_20_body">Quod Plinium Secundum, non hominem indoctum, fugerit latueritque vitium argumenti quod <text:span text:style-name="Emphasis">ἀντιστρέφον</text:span> Graeci dicunt.</text:p>
      <text:p text:style-name="Text_20_body">PLINIUS SECUNDUS existimatus est esse aetatis suae doctissimus. </text:p>
      <text:p text:style-name="Text_20_body">Is libros reliquit quos <text:span text:style-name="Emphasis">Studiosorum</text:span> inscripsit, non medius fidius usquequaque aspernandos.</text:p>
      <text:p text:style-name="Text_20_body">In his libris multa varie ad oblectandas eruditorum hominum aures ponit. </text:p>
      <text:p text:style-name="Text_20_body">Refert etiam plerasque sententias quas in declamandis controversiis lepide arguteque dictas putat. </text:p>
      <text:p text:style-name="Text_20_body">Sicuti hanc quoque sententiam ponit ex huiuscemodi controversia: ‘‘Vir fortis praemio quod optaverit donetur. Qui fortiter fecerat, petit alterius uxorem in matrimonium et accepit. Is deinde cuia uxor fuit fortiter fecit. Repetit eandem; contradicitur.’’</text:p>
      <text:p text:style-name="Text_20_body">‘Eleganter,’ inquit, ‘et probabiliter ex parte posterioris viri fortis, uxorem sibi reddi postulantis, hoc dictum est: ‘Si placet lex, redde; si non placet, redde.’’</text:p>
      <text:p text:style-name="Text_20_body">Fugit autem Plinium, sententiolam istam, quam putavit esse argutissimam, vitio non carere quod Graece <text:span text:style-name="Emphasis">ἀντιστρέφον</text:span> dicitur. Et est vitium insidiosum et sub falsa laudis specie latens; nihil enim minus converti ex contrario id ipsum adversus eundem potest, atque ita a priore illo viro forte dici: ‘Si placet lex, non reddo; si non placet, non reddo.’</text:p>
      <text:h text:style-name="Heading_20_2" text:outline-level="2">Liber Decimus</text:h>
      <text:h text:style-name="Heading_20_3" text:outline-level="3">I</text:h>
      <text:h text:style-name="Heading_20_4" text:outline-level="4">Argument</text:h>
      <text:p text:style-name="Text_20_body">‘Tertium’ne consul an ‘tertio’ dici oporteat; et quonam modo Cn. Pompeius, cum in theatro, quod erat dedicaturus, honores suos scriberet, quaestionem ancipitem istius verbi de consilio Ciceronis vitaverit.</text:p>
      <text:p text:style-name="Text_20_body"><text:soft-page-break/>FAMILIARI meo cuipiam litteras Athenis Romam misi. </text:p>
      <text:p text:style-name="Text_20_body">In his scriptum fuit me illi iam ‘tertium’ scripsisse.</text:p>
      <text:p text:style-name="Text_20_body">Is ad me rescripsit petivitque ut rationem dicerem cur ‘tertium’ ac non ‘tertio’ scripsissem. Id etiam adscripsit, ut eadem, quid super illo quoque mihi videretur, facerem se certiorem, ‘tertium’ ne ‘consul’ et ‘quartum’ an ‘tertio’ et ‘quarto’ dicendum esset, quoniam Romae doctum virum dicere audisset ‘tertio’ et ‘quarto consul,’ non ‘tertium quartum’ que; idque in principio libri III. Coelium scripsisse et Quintum Claudium in libro undevicesimo C. Marium creatum ‘septimo’ consulem dixisse.</text:p>
      <text:p text:style-name="Text_20_body">Ad haec ego rescripsi nihil amplius quam verba M. Varronis, hominis, opinor, quam fuit Claudius cum Coelio doctioris, quibus verbis utrumque de quo ad me scripserat decideretur; </text:p>
      <text:p text:style-name="Text_20_body">nam et Varro satis aperte quid dici oporteret edocuit et ego adversus eum qui doctus esse dicebatur litem meam facere absens nolui.</text:p>
      <text:p text:style-name="Text_20_body">Verba M. Varronis ex libro <text:span text:style-name="Emphasis">Disciplinarum </text:span>quinto [haec] sunt: ‘Aliud est ‘quarto’ praetorem fieri et ‘quartum’; quod ‘quarto’ locum adsignificat ac tres ante factos, ‘quartum’ tempus adsignificat et ter ante factum. Igitur Ennius recte, quod scripsit: et Pompeius timide, quod in theatro, ne adscriberet ‘consul tertium’ aut ‘tertio,’ extremas litteras non scripsit.’</text:p>
      <text:p text:style-name="Text_20_body">Quod de Pompeio Varro breviter et subobscure dixit, Tiro Tullius, Ciceronis libertus, in epistula quadam enarratius scripsit ad hunc ferme modum: ‘Cum Pompeius,’ inquit, ‘aedem Victoriae dedicaturus foret, cuius gradus vicem theatri essent, nomenque eius et honores scriberentur, quaeri coeptum est, utrum ‘consul tertio’ inscribendum esset an ‘tertium.’ Eam rem Pompeius exquisitissime rettulit ad doctissimos civitatis, cumque dissentiretur et pars ‘tertio,’ alii ‘tertium’ scribendum contenderent, rogavit,’ inquit, ‘Ciceronem Pompeius, ut quod ei rectius videretur scribi iuberet.’ Tum Ciceronem iudicare de viris doctis veritum esse, ne, quorum opinionem inprobasset, ipsos videretur inprobasse. ‘Persuasit igitur Pompeio, ut neque ‘tertium.’ neque ‘tertio’ scriberetur, sed ad secundum usque <text:span text:style-name="Emphasis">t</text:span> fierent litterae, ut verbo non perscripto res quidem demonstraretur, sed dictio tamen ambigua verbi lateret.’</text:p>
      <text:p text:style-name="Text_20_body">Id autem, quod et Varro et Tiro dixerunt, in eodem nunc theatro non est ita scriptum. </text:p>
      <text:p text:style-name="Text_20_body">Nam cum multis annis postea scaena, quae prociderat, refecta esset, numerus tertii consulatus non uti initio primoribus litteris, sed tribus tantum [lineolis] incisis significatus est.</text:p>
      <text:p text:style-name="Text_20_body">In M. autem Catonis quarta <text:span text:style-name="Emphasis">Origine</text:span> ita perscriptum est: ‘Carthaginienses sextum de foedere decessere.’ Id verbum significat quinquiens ante eos fecisse contra foedus et tum sextum.</text:p>
      <text:p text:style-name="Text_20_body">Graeci quoque in significandis huiuscemodi rerum numeris <text:span text:style-name="Emphasis">τρίτον καὶ τέταρτον</text:span> dicunt, quod congruit cum eo quod Latine dicitur: ‘tertium quartumque.’</text:p>
      <text:h text:style-name="Heading_20_3" text:outline-level="3">II</text:h>
      <text:h text:style-name="Heading_20_4" text:outline-level="4">Argument</text:h>
      <text:p text:style-name="Text_20_body">Quid Aristoteles de numero puerperii memoriae mandaverit.</text:p>
      <text:p text:style-name="Text_20_body"><text:soft-page-break/>ARISTOTELES philosophus memoriae tradidit, mulierem in Aegypto uno partu quinque pueros enixam, eumque esse finem dixit multiiugae hominum partionis neque plures umquam simul genitos compertum, hunc autem numerum ait esse rarissimum. </text:p>
      <text:p text:style-name="Text_20_body">Sed et divo Augusto imperante qui temporum eius historiam scripserunt ancillam Caesaris Augusti in agro Laurente peperisse quinque pueros dicunt eosque pauculos dies vixisse; matrem quoque eorum, non multo postquam peperit, mortuam monumentumque ei factum iussu </text:p>
      <text:p text:style-name="Text_20_body">Augusti in via Laurentina inque eo scriptum esse numerum puerperii eius, de quo diximus. </text:p>
      <text:h text:style-name="Heading_20_3" text:outline-level="3">III</text:h>
      <text:h text:style-name="Heading_20_4" text:outline-level="4">Argument</text:h>
      <text:p text:style-name="Text_20_body">Locorum quorundam inlustrium conlatio contentioque facta ex orationibus C. Gracchi et M. Ciceronis et M. Catonis.</text:p>
      <text:p text:style-name="Text_20_body">FORTIS ac vehemens orator existimatur esse C. Gracchus. Nemo id negat. Sed quod nonnullis videtur severior, acrior ampliorque esse M. Tullio, ferri id qui potest? </text:p>
      <text:p text:style-name="Text_20_body">Legebamus adeo nuper orationem Gracchi <text:span text:style-name="Emphasis">De Legibus Promulgatis,</text:span> in qua M. Marium et quosdam ex [municipiis] Italicis honestos viros virgis per iniuriam caesos a magistratibus populi Romani quanta maxima invidia potest conqueritur.</text:p>
      <text:p text:style-name="Text_20_body">Verba haec sunt quae super ea re fecit: ‘Nuper Teanum Sidicinum consul venit. Uxor eius dixit se in balneis virilibus lavari velle. Quaestori Sidicino M. Mario datum est negotium, uti balneis exigerentur qui lavabantur. Uxor renuntiat viro parum cito sibi balneas traditas esse et parum lautas fuisse. Idcirco palus destitutus est in foro eoque adductus suae civitatis nobilissimus homo M. Marius. Vestimenta detracta sunt, virgis caesus est. Caleni, ubi id audierunt, edixerunt ne quis in balneis lavisse vellet, cum magistratus Romanus ibi esset. Ferentini ob eandem causam praetor noster quaestores arripi iussit; alter se de muro deiecit, alter prensus et virgis caesus est.’</text:p>
      <text:p text:style-name="Text_20_body">In tam atroci re ac tam misera atque maesta iniuriae publicae contestatione, ecquid est quod aut ampliter insigniterque aut lacrimose atque miseranter aut multa copiosaque invidia gravique et penetrabili querimonia dixerit? Brevitas sane et venustas et mundities orationis est, qualis haberi ferme in comoediarum festivitatibus solet.</text:p>
      <text:p text:style-name="Text_20_body">Item Gracchus alio in loco ita dicit: ‘Quanta libido quantaque intemperantia sit hominum adulescentium, unum exemplum vobis ostendam. His annis paucis ex Asia missus est qui per id tempus magistratum non ceperat, homo adulescens pro legato. Is in lectica ferebatur. Ei obviam bubulcus de plebe Venusina advenit et per iocum, cum ignoraret qui ferretur, rogavit num mortuum ferrent. Ubi id audivit, lecticam iussit deponi, struppis, quibus lectica deligata erat, usque adeo verberari iussit, dum animam efflavit.’</text:p>
      <text:p text:style-name="Text_20_body">Haec quidem oratio super tam violento atque crudeli facinore nihil profecto abest a cotidianis sermonibus. </text:p>
      <text:p text:style-name="Text_20_body">At cum in simili causa aput M. Tullium cives Romani, innocentes viri, contra ius contraque leges virgis caeduntur aut supplicio extremo necantur, quae ibi tunc miseratio! quae comploratio! quae <text:soft-page-break/>totius rei sub oculos subiectio! quod et quale invidiae atque acerbitatis fretum effervescit! </text:p>
      <text:p text:style-name="Text_20_body">Animum hercle </text:p>
      <text:p text:style-name="Text_20_body">meum, cum illa M. Ciceronis lego, imago quaedam et sonus verberum et vocum et eiulationum circumplectitur; </text:p>
      <text:p text:style-name="Text_20_body">velut sunt ista quae de C. Verre dicit, quae nos, ut in praesens potuimus, quantum memoria subpeditabat, adscripsimus: ‘Ipse inflammatus scelere et furore in forum venit. Ardebant oculi, toto ex ore crudelitas eminebat. Expectabant omnes quo tandem progressurus aut quidnam acturus esset, cum repente [hominem] proripi atque in foro medio nudari ac deligari et virgas expediri iubet.’</text:p>
      <text:p text:style-name="Text_20_body">[iam] haec medius fidius sola verba: ‘nudari ac deligari et virgas expediri iubet’ tanti motus horrorisque sunt, ut non narrari quae gesta sunt, sed rem geri prosus videas.</text:p>
      <text:p text:style-name="Text_20_body">Gracchus autem non querentis neque implorantis, sed nuntiantis vicem: ‘Palus,’ inquit, ‘in foro destitutus est, vestimenta detracta sunt, virgis caesus est.’</text:p>
      <text:p text:style-name="Text_20_body">Sed enim M. Cicero praeclare cum diutina repraesentatione, non ‘caesus est,’ sed ‘caedebatur,’ inquit, ‘virgis in medio foro Messanae civis Romanus, cum interea nullus gemitus, nulla vox illius miseri inter dolorem strepitumque plagarum audiebatur, nisi haec: ‘civis Romanus sum!’ Hac commemoratione civitatis omnia verbera depulsurum cruciatumque a corpore deiecturum arbitrabatur.’</text:p>
      <text:p text:style-name="Text_20_body">Complorationem deinde tam acerbae rei et odium in Verrem detestationemque aput civis Romanos inpense atque acriter atque inflammanter facit, cum haec dicit: ‘O nomen dulce libertatis! O ius eximium nostrae civitatis! O lex Porcia legesque Semproniae! O graviter desiderata et aliquando reddita plebi Romanae tribunicia potestas! Hucine tandem haec omnia reciderunt, ut civis Romanus in provincia populi Romani, in oppido foederatorum, ab eo qui beneficio populi Romani fasces ac secures haberet, deligatus in foro virgis caederetur? Quid? cum ignes ardentesque laminae ceterique cruciatus admovebantur, si te illius acerba imploratio et vox miserabilis non leniebat, ne civium quidem Romanorum, qui tum aderant, fletu gemituque maximo commovebare?’</text:p>
      <text:p text:style-name="Text_20_body">Haec M. Tullius atrociter, graviter, apte copioseque miseratus est. </text:p>
      <text:p text:style-name="Text_20_body">Sed si quis est tam agresti aure ac tam hispida, quem lux ista et amoenitas orationis verborumque modificatio parum delectat, amat autem priora idcirco, quod incompta et brevia et non operosa, sed nativa quadam suavitate sunt quodque in his umbra et color quasi opacae vetustatis est, is, si quid iudicii habet, consideret in causa pari M. Catonis, antiquioris hominis, orationem, ad cuius vim et copiam Gracchus nec adspiravit. </text:p>
      <text:p text:style-name="Text_20_body">Intelleget, opinor, Catonem contentum eloquentia aetatis suae non fuisse et id iam tum facere voluisse quod Cicero postea perfecit. </text:p>
      <text:p text:style-name="Text_20_body">In eo namque libro qui <text:span text:style-name="Emphasis">De Falsis Pugnis</text:span> inscriptus est ita de Q. Thermo conquestus est: ‘Dixit a decemviris parum bene sibi cibaria curata esse. [iussit] vestimenta detrahi atque flagro caedi. Decemviros Bruttiani verberavere, videre multi mortales. Quis hanc contumeliam, quis hoc imperium, quis hanc servitutem ferre potest? Nemo hoc rex ausus est facere; eane fieri bonis, bono genere gnatis, boni consultis? Ubi societas? ubi fides maiorum? Insignitas iniurias, plagas, verbera, vibices, eos dolores atque carnificinas per dedecus atque maximam contumeliam, inspectantibus <text:soft-page-break/>popularibus suis atque multis mortalibus, te facere ausum esse? Set quantum luctum, quantum gemitum, quid lacrimarum, quantum fletum factum audivi! Servi iniurias nimis aegre ferunt; quid illos, bono genere natos, magna virtute praeditos, opinamini animi habuisse atque habituros, dum vivent?’</text:p>
      <text:p text:style-name="Text_20_body">Quod Cato dixit: ‘Bruttiani verberavere,’ ne qui fortasse de ‘Bruttianis’ requirat,</text:p>
      <text:p text:style-name="Text_20_body">id significat: Cum Hannibal Poenus cum exercitu in Italia esset et aliquot pugnas populus Romanus adversas pugnavisset, primi totius Italiae Bruttii ad Hannibalem desciverunt. Id Romani aegre passi, postquam Hannibal Italia decessit superatique Poeni sunt, Bruttios ignominiae causa non milites scribebant nec pro sociis habebant, sed magistratibus in provincias euntibus parere et praeministrare servorum vicem iusserunt. Itaque hi sequebantur magistratus, tamquam in scaenicis fabulis qui dicebantur ‘lorarii,’ et quos erant iussi vinciebant aut verberabant; quod autem ex Bruttiis erant, appellati sunt ‘Bruttiani.’</text:p>
      <text:h text:style-name="Heading_20_3" text:outline-level="3">IV</text:h>
      <text:h text:style-name="Heading_20_4" text:outline-level="4">Argument</text:h>
      <text:p text:style-name="Text_20_body">Quod P. Nigidius argutissime docuit nomina non positive esse, sed naturalia.</text:p>
      <text:p text:style-name="Text_20_body">NOMINA verbaque non positu fortuito, sed quadam vi et ratione naturae facta esse, P. Nigidius in <text:span text:style-name="Emphasis">Grammaticis Commentariis</text:span> docet, rem sane in philosophiae disceptationibus celebrem.</text:p>
      <text:p text:style-name="Text_20_body">Quaeri enim solitum aput philosophos, <text:span text:style-name="Emphasis">φύσει τὰ ὀνόματα</text:span> sint <text:span text:style-name="Emphasis">ἢ θέσει.</text:span></text:p>
      <text:p text:style-name="Text_20_body">In eam rem multa argumenta dicit, cur videri possint verba esse naturalia magis quam arbitraria. Ex quibus hoc visum est lepidum et festivum: </text:p>
      <text:p text:style-name="Text_20_body">‘‘Vos,’’ inquit, ‘cum dicimus, motu quodam oris conveniente cum ipsius verbi demonstratione utimur et labeas sensim primores emovemus ac spiritum atque animam porro versum et ad eos quibuscum sermocinamur intendimus. At contra cum dicimus ‘nos,’ neque profuso intentoque flatu vocis neque proiectis labris pronuntiamus, sed et spiritum et labeas quasi intra nosmet ipsos coercemus. Hoc idem fit et in eo, quod dicimus ‘tu,’ ‘ego’ et ‘tibi’ et ‘mihi.’ Nam sicuti, cum adnuimus et abnuimus, motus quidam ille vel capitis vel oculorum a natura rei quam significat non abhorret, ita in his vocibus quasi gestus quidam oris et spiritus naturalis est. Eadem ratio est in Graecis quoque vocibus, quam esse in nostris animadvertimus.’</text:p>
      <text:h text:style-name="Heading_20_3" text:outline-level="3">V</text:h>
      <text:h text:style-name="Heading_20_4" text:outline-level="4">Argument</text:h>
      <text:p text:style-name="Text_20_body">‘Avarus’ simplexne vocabulum sit, an compositum et duplex, sicut P. Nigidio videtur.</text:p>
      <text:p text:style-name="Text_20_body">‘AVARUS’ non simplex vocabulum, sed iunctum copulatumque esse P. Nigidius dicit in <text:span text:style-name="Emphasis">[commentariorum]</text:span> undetricesimo. ‘‘Avarus’ enim,’ inquit, ‘appellatur, qui ‘avidus aeris’ est. Sed in ea copula e littera,’ inquit, ‘detrita est.’</text:p>
      <text:p text:style-name="Text_20_body">Item ‘locupletem’ dictum ait ex conpositis vocibus, qui ‘pleraque loca,’ hoc est qui multas <text:soft-page-break/>possessiones teneret.</text:p>
      <text:p text:style-name="Text_20_body">Sed probabilius id firmiusque est, quod de ‘locuplete’ dixit. Nam de ‘avaro’ ambigitur; cur enim non videri possit ab uno solum verbo inclinatum, quod est ‘aveo,’ eademque esse fictura qua est ‘amarus,’ de quo [nihil] dici potest quin duplex non sit?</text:p>
      <text:h text:style-name="Heading_20_3" text:outline-level="3">VI</text:h>
      <text:h text:style-name="Heading_20_4" text:outline-level="4">Argument</text:h>
      <text:p text:style-name="Text_20_body">Multam dictam esse ab aedilibus plebei Appi Caeci filiae, mulieri nobili, quod locuta esset petulantius.</text:p>
      <text:p text:style-name="Text_20_body">NON in facta modo, sed in voces etiam petulantiores publice vindicatum est; ita enim debere esse visa est Romanae disciplinae dignitas inviolabilis. </text:p>
      <text:p text:style-name="Text_20_body">Appi namque illius Caeci filia, a ludis quos </text:p>
      <text:p text:style-name="Text_20_body">spectaverat exiens, turba undique confluentis fluctuantisque populi iactata est. Atque inde egressa, cum se male habitam doleret: ‘Quid me nunc factum esset,’ inquit, ‘quantoque artius pressiusque conflictata essem, si P. Claudius, frater meus, navali proelio classem navium cum ingenti civium numero non perdidisset? Certe quidem maiore nunc copia populi oppressa intercidissem. Sed utinam,’ inquit, ‘reviviscat frater aliamque classem in Siciliam ducat atque istam multitudinem perditum eat, quae me nunc male miseram convexavit!’</text:p>
      <text:p text:style-name="Text_20_body">Ob haec mulieris verba tam inproba ac tam incivilia C. Fundanius et Tiberius Sempronius, aediles plebei, multam dixerunt ei aeris gravis viginti quinque milia. </text:p>
      <text:p text:style-name="Text_20_body">Id factum esse dicit Capito Ateius in commentario <text:span text:style-name="Emphasis">De Iudiciis Publicis</text:span> bello Poenico primo, Fabio Licino et Otacilio Crasso consulibus.</text:p>
      <text:h text:style-name="Heading_20_3" text:outline-level="3">VII</text:h>
      <text:h text:style-name="Heading_20_4" text:outline-level="4">Argument</text:h>
      <text:p text:style-name="Text_20_body">Fluminum, quae ultra imperium Romanum fluunt, prima magnitudine esse Nilum, secunda Histrum, proxima Rodanum, sicuti M. Varronem memini scribere.</text:p>
      <text:p text:style-name="Text_20_body">OMNIUM fluminum quae in maria qua imperium Romanum est fluunt, quam Graeci <text:span text:style-name="Emphasis">τὴν εἴσω θάλασσαν</text:span></text:p>
      <text:p text:style-name="Text_20_body">appellant, maximum esse Nilum consentitur. Proxima magnitudine esse Histrum scripsit Sallustius. </text:p>
      <text:p text:style-name="Text_20_body">Varro autem cum de parte orbis quae Europa dicitur dissereret, in tribus primis eius terrae fluminibus Rodanum esse ponit, per quod videtur eum facere Histro aemulum. Histros enim quoque in Europa fluit. </text:p>
      <text:h text:style-name="Heading_20_3" text:outline-level="3"><text:soft-page-break/>VIII</text:h>
      <text:h text:style-name="Heading_20_4" text:outline-level="4">Argument</text:h>
      <text:p text:style-name="Text_20_body">Inter ignominias militares quibus milites exercebantur, fuisse sanguinis dimissionem; et quaenam esse videatur causa huiuscemodi castigationis.</text:p>
      <text:p text:style-name="Text_20_body">FUIT haec quoque antiquitus militaris animadversio, iubere ignominiae causa militi venam solvi et sanguinem dimitti. </text:p>
      <text:p text:style-name="Text_20_body">Cuius rei ratio in litteris veteribus, quas equidem invenire potui, non extat; sed opinor factum hoc primitus in militibus stupentis animi et a naturali habitu declinatis, ut non tam poena quam medicina videretur. </text:p>
      <text:p text:style-name="Text_20_body">Postea tamen ob pleraque alia delicta idem factitatum esse credo per consuetudinem, quasi minus sani viderentur omnes qui delinquerent. </text:p>
      <text:h text:style-name="Heading_20_3" text:outline-level="3">IX</text:h>
      <text:h text:style-name="Heading_20_4" text:outline-level="4">Argument</text:h>
      <text:p text:style-name="Text_20_body">Quibus modis [quoque] habitu acies Romana instrui solita sit, quaeque earum instructionum sint vocabula.</text:p>
      <text:p text:style-name="Text_20_body">VOCABULA sunt militaria, quibus instructa certo modo acies appellari solet: ‘frons,’ ‘subsidia,’</text:p>
      <text:p text:style-name="Text_20_body">‘cuneus,’ ‘orbis,’ ‘globus,’ ‘forfices,’ ‘serra,’ ‘alae,’ ‘turres.’</text:p>
      <text:p text:style-name="Text_20_body">Haec et quaedam item alia invenire est in libris eorum qui de militari disciplina scripserunt. </text:p>
      <text:p text:style-name="Text_20_body">Tralata autem sunt ab ipsis rebus quae ita proprie nominantur, earumque rerum in acie instruenda sui cuiusque vocabuli imagines ostenduntur. </text:p>
      <text:h text:style-name="Heading_20_3" text:outline-level="3">X</text:h>
      <text:h text:style-name="Heading_20_4" text:outline-level="4">Argument</text:h>
      <text:p text:style-name="Text_20_body">Quae eius rei causa sit, quod et Graeci veteres et Romani anulum hoc digito gestaverint qui est in manu sinistra minimo proximus.</text:p>
      <text:p text:style-name="Text_20_body">VETERES GRAECOS anulum habuisse in digito accepimus sinistrae manus qui minimo est proximus. Romanos quoque homines aiunt sic plerumque anulis usitatos. </text:p>
      <text:p text:style-name="Text_20_body">Causam esse huius rei Apion in libris <text:span text:style-name="Emphasis">Aegyptiacis</text:span> hanc dicit, quod insectis apertisque humanis corporibus, ut mos in Aegypto fuit, quas Graeci <text:span text:style-name="Emphasis">ἀνατομάς</text:span> appellant, repertum est nervum quendam tenuissimum ab eo uno digito de quo diximus, ad cor hominis pergere ac pervenire; propterea non inscitum visum esse eum potissimum digitum tali honore decorandum, qui continens et quasi conexus esse cum principatu cordis videretur.</text:p>
      <text:h text:style-name="Heading_20_3" text:outline-level="3"><text:soft-page-break/>XI</text:h>
      <text:h text:style-name="Heading_20_4" text:outline-level="4">Argument</text:h>
      <text:p text:style-name="Text_20_body">Verbum ‘mature’ quid significet quaeque vocis eius ratio sit; et quod eo verbo volgus hominum inproprie utitur; atque inibi, quod ‘praecox’ declinatum ‘praecocis’ facit, non ‘praecoquis.’</text:p>
      <text:p text:style-name="Text_20_body">‘MATURE’ nunc significat ‘propere’ et ‘cito’ contra ipsius verbi sententiam; aliud enim est ‘mature’ quam dicitur.</text:p>
      <text:p text:style-name="Text_20_body">Propterea P. Nigidius, homo in omnium bonarum artium disciplinis egregius: ‘‘Mature,’’ inquit, ‘est, quod neque citius est neque serius, sed medium quiddam et temperatum est.’</text:p>
      <text:p text:style-name="Text_20_body">Bene atque proprie P. Nigidius. Nam et in frugibus et in pomis ‘matura’ dicuntur, quae neque cruda et inmitia sunt neque caduca et decocta, sed tempore suo adulta maturataque.</text:p>
      <text:p text:style-name="Text_20_body">Quoniam autem id quod non segniter fiebat, ‘mature’ fieri dicebatur, progressa plurimum verbi significatione, non iam, quod non segnius, sed quod festinantius fit, id fieri ‘mature’ dicitur, quando ea quae praeter sui temporis modum properata sunt ‘inmatura’ verius dicantur.</text:p>
      <text:p text:style-name="Text_20_body">Illud vero Nigidianum rei atque verbi temperamentum divos Augustus duobus Graecis verbis elegantissime exprimebat. Nam et dicere in sermonibus et scribere in epistulis solitum esse aiunt <text:span text:style-name="Emphasis">σπεῦδε βραδέως,</text:span> per quod monebat ut ad rem agendam simul adhiberetur et industriae celeritas et diligentiae tarditas, ex quibus duobus contrariis fit ‘maturitas.’</text:p>
      <text:p text:style-name="Text_20_body">Vergilius quoque, si quis animum </text:p>
      <text:p text:style-name="Text_20_body">adtendat, duo ista verba ‘properare’ et ‘maturare’ tamquam plane contraria scitissime separavit in hisce versibus:</text:p>
      <text:p text:style-name="Text_20_body">Elegantissime duo verba ista divisit; </text:p>
      <text:p text:style-name="Text_20_body">namque in praeparatu rei rusticae per tempestates pluvias, quoniam otium est, ‘maturari’ potest; per serenas, quoniam tempus instat, ‘properari’ necessum est.</text:p>
      <text:p text:style-name="Text_20_body">Cum significandum autem est coactius quid factum et festinantius, tum rectius ‘praemature’ factum id dicitur quam ‘mature,’ sicuti Afranius dixit in togata, cui <text:span text:style-name="Emphasis">[Titulus]</text:span> nomen est:</text:p>
      <text:p text:style-name="Text_20_body">in quo versu animadvertendum est quod ‘praecocem’ inquit, non ‘[praecoquem]’; est enim casus eius rectus non ‘praecoquis,’ sed ‘praecox.’</text:p>
      <text:h text:style-name="Heading_20_3" text:outline-level="3">XII</text:h>
      <text:h text:style-name="Heading_20_4" text:outline-level="4">Argument</text:h>
      <text:p text:style-name="Text_20_body">De portentis fabularum quae Plinius Secundus indignissime in Democritum philosophum confert; et ibidem de simulacro volucri columbae.</text:p>
      <text:p text:style-name="Text_20_body">LIBRUM esse Democriti, nobilissimi philosophorum, <text:span text:style-name="Emphasis">De Vi et Natura Chamaeleontis</text:span> eumque se <text:soft-page-break/>legisse</text:p>
      <text:p text:style-name="Text_20_body">Plinius Secundus in <text:span text:style-name="Emphasis">Naturalis Historiae</text:span> vicesimo octavo refert, multaque vana atque intoleranda auribus deinde quasi a Democrito scripta tradit, ex quibus pauca haec inviti meminimus, quia pertaesum est:</text:p>
      <text:p text:style-name="Text_20_body">accipitrem avium rapidissimum a chamaeleonte humi reptante, si eum forte supervolet, detrahi et cadere vi quadam in terram ceterisque avibus laniandum sponte sua obiicere sese et dedere.</text:p>
      <text:p text:style-name="Text_20_body">Item aliud ultra humanam fidem: caput et collum chamaeleontis si uratur ligno quod appellatur ‘robur,’ imbres et tonitrus fieri [derepente], idque ipsum usu venire, si iecur eiusdem animalis in summis tegulis uratur.</text:p>
      <text:p text:style-name="Text_20_body">Item aliud, quod hercle an ponerem dubitavi, ita est deridiculae vanitatis, nisi idcirco plane posui quod oportuit nos dicere quid de istiusmodi admirationum fallaci inlecebra sentiremus, qua plerumque capiuntur et ad perniciem elabuntur ingenia maxime sollertia, eaque potissimum quae discendi cupidiora sunt. Sed redeo ad Plinium. </text:p>
      <text:p text:style-name="Text_20_body">Sinistrum pedem ait chamaeleontis ferro ex igni calefacto torreri cum herba, quae appellatur eodem nomine chamaeleontis, et utrumque macerari unguento conligique in modum pastilli atque in vas mitti ligneum et eum qui id vas ferat, etiamsi is in medio palam versetur, a nullo videri posse.</text:p>
      <text:p text:style-name="Text_20_body">His portentis atque praestigiis a Plinio Secundo scriptis non dignum esse cognomen Democriti puto; </text:p>
      <text:p text:style-name="Text_20_body">vel illud quale est quod idem Plinius in decimo </text:p>
      <text:p text:style-name="Text_20_body">libro Democritum scripsisse adseverat, aves quasdam esse certis vocabulis et earum avium confuso sanguine gigni serpentem; eum qui ederit linguas avium et conloquia interpretaturum.</text:p>
      <text:p text:style-name="Text_20_body">Multa autem videntur ab hominibus istis male sollertibus huiuscemodi commenta in Democriti nomen data, nobilitatis auctoritatisque eius perfugio utentibus. </text:p>
      <text:p text:style-name="Text_20_body">Sed id quod Archytam Pythagoricum commentum esse atque fecisse traditur, neque minus admirabile neque tamen vanum aeque videri debet. Nam et plerique nobilium Graecorum et Favorinus philosophus, memoriarum veterum exequentissimus, affirmatissime scripserunt simulacrum columbae e ligno ab Archyta ratione quadam disciplinaque mechanica factum volasse; ita erat scilicet libramentis suspensum et aura spiritus inclusa atque occulta concitum. </text:p>
      <text:p text:style-name="Text_20_body">Libet hercle super re tam abhorrenti a fide ipsius Favorini verba ponere: <text:span text:style-name="Emphasis">Ἀρχύτας Ταραντῖνος, τὰ ἄλλα καὶ μηχανικὸς ὤν, ἐποίησεν περιστερὰν ξυλίνην πετομένην· ὁπότε καθίσειεν, οὐκέτι ἀνίστατο. μέχρι γὰρ τούτου</text:span>[…]</text:p>
      <text:h text:style-name="Heading_20_3" text:outline-level="3">XIII</text:h>
      <text:h text:style-name="Heading_20_4" text:outline-level="4">Argument</text:h>
      <text:p text:style-name="Text_20_body">‘Cum partim hominum’ qua ratione veteres dixerint.</text:p>
      <text:p text:style-name="Text_20_body">‘PARTIM hominum venerunt’ plerumque dicitur, quod significat ‘pars hominum venit,’ id est <text:soft-page-break/>‘quidam homines.’ Nam ‘partim’ hoc in loco adverbium est neque in casus inclinatur, sicuti ‘cum partim hominum’ dici potest, id est cum quibusdam</text:p>
      <text:p text:style-name="Text_20_body">hominibus et quasi cum quadam parte hominum. </text:p>
      <text:p text:style-name="Text_20_body">M. Cato in oratione <text:span text:style-name="Emphasis">De Re Floria</text:span> ita scripsit: ‘Ibi pro scorto fuit, in cubiculum subrectitavit e convivio, cum) partim illorum iam saepe ad eundem modum erat.’</text:p>
      <text:p text:style-name="Text_20_body">Imperitiores autem ‘cum parti’ legunt, tamquam declinatum sit quasi vocabulum, non dictum quasi adverbium.</text:p>
      <text:p text:style-name="Text_20_body">Sed Q. Claudius in vicesimo primo <text:span text:style-name="Emphasis">Annali</text:span> insolentius paulo hac figura est ita usus: ‘Enimn cum partim copiis hominum adulescentium placentem sibi.’ Itemque Claudi in vicesimo tertio <text:span text:style-name="Emphasis">Annali</text:span> verba haec sunt: ‘Sed idcirco me fecisse, quod utrum neglegentia partim magistratum an avaritia an calamitate populi Romani evenisse dicam, nescio.’</text:p>
      <text:h text:style-name="Heading_20_3" text:outline-level="3">XIV</text:h>
      <text:h text:style-name="Heading_20_4" text:outline-level="4">Argument</text:h>
      <text:p text:style-name="Text_20_body">‘Iniuria [mihi] factum itur’ quali verborum ordine Cato dixerit.</text:p>
      <text:p text:style-name="Text_20_body">AUDIO ‘illi iniuriam factum iri,’ audio ‘contumeliam dictum iri’ vulgo quoque ita dici, vulgo et istam esse verborum figuram iam in medio loquendi usu, idcircoque exemplis supersedeo.</text:p>
      <text:p text:style-name="Text_20_body">Sed ‘contumelia illi’ vel ‘iniuria factum itur’ paulo est remotius, exemplum igitur ponemus.</text:p>
      <text:p text:style-name="Text_20_body">M. Cato </text:p>
      <text:p text:style-name="Text_20_body"><text:span text:style-name="Emphasis">Pro Se contra C. Cassium:</text:span> ‘Atque evenit ita, Quirites, uti in hac contumelia quae mihi per huiusce petulantiam factum itur, rei quoque publicae medius fidius miserear, Quirites.’</text:p>
      <text:p text:style-name="Text_20_body">Sicut autem ‘contumeliam factum iri’ significat iri ad contumeliam faciendam, id est opera dari quo fiat, ita ‘contumelia mihi factum itur’ casu tantum inmutato idem dicit.</text:p>
      <text:h text:style-name="Heading_20_3" text:outline-level="3">XV</text:h>
      <text:h text:style-name="Heading_20_4" text:outline-level="4">Argument</text:h>
      <text:p text:style-name="Text_20_body">De flaminis Dialis deque flaminicae caerimonis; verbaque ex edicto praetoris apposita, quibus dicit non coacturum se ad iurandum neque virgines Vestae neque Dialem.</text:p>
      <text:p text:style-name="Text_20_body">CAERIMONIAE impositae flamini Diali multae, item castus multiplices, quos in libris qui <text:span text:style-name="Emphasis">De Sacerdotibus Publicis</text:span> compositi sunt, item in Fabii Pictoris librorum primo scriptos legimus.</text:p>
      <text:p text:style-name="Text_20_body">Unde haec ferme sunt, quae commeminimus: </text:p>
      <text:p text:style-name="Text_20_body">Equo Dialem flaminem vehi religio est; </text:p>
      <text:p text:style-name="Text_20_body"><text:soft-page-break/>item religio est <text:span text:style-name="tei_5f_inlineNote">est, </text:span><text:span text:style-name="tei_5f_inlineNote"><text:span text:style-name="Emphasis">added by Hertz.</text:span></text:span><text:span text:style-name="tei_5f_inlineNote">] </text:span>‘[classem] procinctam’ extra pomerium, id est exercitum armatum, videre; idcirco rarenter flamen Dialis creatus consul est, cum bella consulibus mandabantur?</text:p>
      <text:p text:style-name="Text_20_body">item iurare Dialem fas numquam est; </text:p>
      <text:p text:style-name="Text_20_body">item anulo uti nisi pervio cassoque fas non est. </text:p>
      <text:p text:style-name="Text_20_body">Ignem e ‘flaminia,’ id est flaminis</text:p>
      <text:p text:style-name="Text_20_body">Dialis domo, nisi sacrum efferri ius non est;</text:p>
      <text:p text:style-name="Text_20_body">vinetum, si aedes eius introierit, solvi necessum est et vincula per impluvium in tegulas subduci atque inde foras in viam demitti. </text:p>
      <text:p text:style-name="Text_20_body">Nodum in apice neque in cinctu neque in alia parte ullum habet; </text:p>
      <text:p text:style-name="Text_20_body">si quis ad verberandum ducatur, si ad pedes eius supplex procubuerit, eo die verberari piaculum est. </text:p>
      <text:p text:style-name="Text_20_body">Capillum Dialis, nisi qui liber homo est, non detonset. </text:p>
      <text:p text:style-name="Text_20_body">Capram et carnem incoctam et hederam et fabam neque tangere Diali mos est neque nominare. </text:p>
      <text:p text:style-name="Text_20_body">Propagines e vitibus altius praetentas non succedit. </text:p>
      <text:p text:style-name="Text_20_body">Pedes lecti, in quo cubat, luto tenui circumlitos esse oportet et de eo lecto trinoctium continuum non decubat neque in eo lecto cubare alium fas est. Apud eius lecti fulcrum capsulam esse cum strue atque ferto oportet. </text:p>
      <text:p text:style-name="Text_20_body">Unguium Dialis et capilli segmina subter arborem felicem terra operiuntur. </text:p>
      <text:p text:style-name="Text_20_body">Dialis cotidie feriatus est. Sine apice sub divo esse licitum non est; </text:p>
      <text:p text:style-name="Text_20_body">sub tecto uti liceret, non pridem a pontificibus constitutum, </text:p>
      <text:p text:style-name="Text_20_body">Masurius Sabinus scripsit et alia quaedam remissa gratiaque aliquot caerimoniarum facta dicitur.</text:p>
      <text:p text:style-name="Text_20_body">Farinam fermento inbutam adtingere ei fas non est. </text:p>
      <text:p text:style-name="Text_20_body">Tunica intima, nisi in locis tectis, non exuit se, ne sub caelo, tamquam sub oculis Iovis, nudus sit. </text:p>
      <text:p text:style-name="Text_20_body">Super flaminem Dialem in convivio, nisi rex sacrificulus, haut quisquam alius accumbit. </text:p>
      <text:p text:style-name="Text_20_body">Uxorem si </text:p>
      <text:p text:style-name="Text_20_body">amisit, flamonio decedit. </text:p>
      <text:p text:style-name="Text_20_body">Matrimonium flaminis nisi morte dirimi ius non est. </text:p>
      <text:p text:style-name="Text_20_body">Locum in quo bustum est numquam ingreditur, mortuum numquam attingit; </text:p>
      <text:p text:style-name="Text_20_body"><text:soft-page-break/>funus tamen exequi non est religio. </text:p>
      <text:p text:style-name="Text_20_body">Eaedem ferme caerimoniae sunt flaminicae Dialis; alias seorsum aiunt observitare, </text:p>
      <text:p text:style-name="Text_20_body">veluti est quod venenato operitur </text:p>
      <text:p text:style-name="Text_20_body">et quod in rica surculum de arbore felici habet et quod scalas, </text:p>
      <text:p text:style-name="Text_20_body">nisi quae Graecae appellantur, escendere ei plus tribus gradibus religiosum est atque etiam,</text:p>
      <text:p text:style-name="Text_20_body">cum it ad Argeos, quod neque comit caput neque capillum depectit.</text:p>
      <text:p text:style-name="Text_20_body">Verba praetoris ex edicto perpetuo de flamine Diali et de sacerdote Vestae adscripsi: ‘Sacerdotem Vestalem et flaminem Dialem in omni mea iurisdictione iurare non cogam.’</text:p>
      <text:p text:style-name="Text_20_body">Verba M. Varronis ex secundo <text:span text:style-name="Emphasis">Rerum Divinarum</text:span> super flamine Diali haec sunt: (‘Is solum album habet galerum, vel quod maximus, vel quod [Ioui] immolata hostia alba id fieri oporteat.’</text:p>
      <text:h text:style-name="Heading_20_3" text:outline-level="3">XVI</text:h>
      <text:h text:style-name="Heading_20_4" text:outline-level="4">Argument</text:h>
      <text:p text:style-name="Text_20_body">Quos errores Iulius Hyginus in sexto Vergilii animadverterit, in Romana historia erratos.</text:p>
      <text:p text:style-name="Text_20_body">REPREHENDIT Hyginus Vergilium correcturumque eum fuisse existimat quod in libro sexto scriptum est. </text:p>
      <text:p text:style-name="Text_20_body">Palinurus est aput inferos, petens ab Aenea ut suum corpus requirendum et sepeliendum curet. Is hoc dicit: </text:p>
      <text:p text:style-name="Text_20_body">‘Quo,’ inquit, ‘modo aut Palinurus novisse et nominare potuit ‘portus Velinos’ aut Aeneas ex eo nomine locum invenire, cum Velia oppidum, a quo portum qui in eo loco est ‘Velinum’ dixit, Servio Tullio Romae regnante, post annum amplius sescentesimum quam Aeneas in Italiam venit conditum in agro Lucano et eo nomine appellatum est?’</text:p>
      <text:p text:style-name="Text_20_body">‘Nam qui ab Harpalo,’ inquit, ‘regis Cyri praefecto, ex terra Phocide fugati sunt, alii Veliam, partim Massiliam condiderunt.’</text:p>
      <text:p text:style-name="Text_20_body">‘Inscitissime igitur petit ut Aeneas portum Velinum requirat, cum id nomen eo tempore fuerit nusquam gentium.’</text:p>
      <text:p text:style-name="Text_20_body">‘Neque simile,’ inquit, ‘illud videri debet, quod est in primo carmine: et aeque in sexto libro:’</text:p>
      <text:p text:style-name="Text_20_body">‘’</text:p>
      <text:p text:style-name="Text_20_body">‘quoniam poetae ipsi quaedam <text:span text:style-name="Emphasis">κατὰ πρόληψιν</text:span> historiae dicere ex sua persona concedi solet, quae facta ipse postea scire potuit, sicut Vergilius scivit de Lavinio oppido et de colonia Chalcidicensi.’</text:p>
      <text:p text:style-name="Text_20_body">‘Sed Palinuros qui potuit,’ inquit, ‘scire ea quae post annos sescentos facta sunt, nisi quis eum divinasse aput inferos putat, proinde ut animae defunctorum solent?’</text:p>
      <text:p text:style-name="Text_20_body"><text:soft-page-break/>‘Sed et si ita accipias, quamquam non ita dicitur, Aeneas tamen, qui non divinabat, quo pacto potuit requirere portum Velinum, cui nomen tunc, sicut diximus, nullum usquam fuit?’</text:p>
      <text:p text:style-name="Text_20_body">Item hoc quoque in eodem libro reprehendit et correcturum fuisse Vergilium putat, nisi mors occupasset. </text:p>
      <text:p text:style-name="Text_20_body">‘Nam cum Thesea,’ inquit, ‘inter eos nominasset, qui ad inferos adissent ac redissent, dixissetque: postea tamen infert: ’</text:p>
      <text:p text:style-name="Text_20_body">‘Qui autem,’ inquit, ‘fieri potest, ut aeternum aput inferos sedeat, quem supra cum is nominat qui descenderint illuc atque inde rursum evaserint, praesertim cum ita sit fabula de Theseo, atque si Hercules eum evellerit e petra et in lucem ad superos [eduxerit]?’</text:p>
      <text:p text:style-name="Text_20_body">Item in his versibus errasse Vergilium dicit: </text:p>
      <text:p text:style-name="Text_20_body">‘Confudit,’ inquit, ‘et personas diversas et tempora. Nam neque eodem tempore neque per eosdem homines cum Achaeis et cum Pyrro bellatum est. Pyrrus enim,’</text:p>
      <text:p text:style-name="Text_20_body">‘quem dicit Aeaciden, de Epiro in Italiam transgressus cum Romanis depugnavit adversus Manium Curium, in eo bello ducem.’</text:p>
      <text:p text:style-name="Text_20_body">‘Argivum autem bellum, id est Achaicum, multis post annis a L. Mummio imperatore gestum est.’</text:p>
      <text:p text:style-name="Text_20_body">‘Potest igitur,’ inquit, ‘medius eximi versus, qui de Pyrro inportune inmissus est, quem Vergilius procul dubio exempturus,’ inquit, ‘fuit.’</text:p>
      <text:h text:style-name="Heading_20_3" text:outline-level="3">XVII</text:h>
      <text:h text:style-name="Heading_20_4" text:outline-level="4">Argument</text:h>
      <text:p text:style-name="Text_20_body">Quam ob causam et quali modo Democritus philosophus luminibus oculorum sese privaverit; et super ea re versus Laberii pure admodum et venuste facti.</text:p>
      <text:p text:style-name="Text_20_body">DEMOCRITUM philosophum in monumentis historiae Graecae scriptum est, virum praeter alios </text:p>
      <text:p text:style-name="Text_20_body">venerandum auctoritateque antiqua praeditum, luminibus oculorum sua sponte se privasse, quia existimaret cogitationes commentationesque animi sui in contemplandis naturae rationibus vegetiores et exactiores fore, si eas videndi inlecebris et oculorum impedimentis liberasset. </text:p>
      <text:p text:style-name="Text_20_body">Id factum eius modumque ipsum quo caecitatem facile sollertia subtilissima conscivit, Laberius poeta in mimo quem scripsit <text:span text:style-name="Emphasis">Restionem,</text:span> versibus quidem satis munde atque graphice factis descripsit, sed causam voluntariae caecitatis finxit aliam vertitque in eam rem quam tum agebat, non inconcinniter.</text:p>
      <text:p text:style-name="Text_20_body">Est enim persona, quae hoc aput Laberium dicit, divitis avari et parci, sumptum plurimum asotiamque adulescentis vivide plorantis. Versus Laberiani sunt:</text:p>
      <text:h text:style-name="Heading_20_3" text:outline-level="3"><text:soft-page-break/>XVIII</text:h>
      <text:h text:style-name="Heading_20_4" text:outline-level="4">Argument</text:h>
      <text:p text:style-name="Text_20_body">Historia de Artemisia; deque eo certamine quod aput Mausoli sepulcrum a scriptoribus inclutis decertatum est.</text:p>
      <text:p text:style-name="Text_20_body">ARTEMISIA Mausolum virum amasse fertur supra omnis amorum fabulas ultraque affectionis humanae </text:p>
      <text:p text:style-name="Text_20_body">fidem. </text:p>
      <text:p text:style-name="Text_20_body">Mausolus autem fuit, ut M. Tullius ait, rex terrae Cariae, ut quidam Graecarum historiarum scriptores, provinciae praefectus <text:span text:style-name="Emphasis">σατράπην</text:span> Graeci vocant.</text:p>
      <text:p text:style-name="Text_20_body">Is Mausolus, ubi fato perfunctus inter lamenta et manus uxoris funere magnifico sepultus est, Artemisia, luctu atque desiderio mariti flagrans uxor, ossa cineremque eius mixta odoribus contusaque in faciem pulveris aquae indidit ebibitque multaque alia violenti amoris indicia fecisse dicitur. </text:p>
      <text:p text:style-name="Text_20_body">Molita quoque est ingenti impetu operis conservandae mariti memoriae sepulcrum illud memoratissimum dignatumque numerari inter septem omnium terrarum spectacula. </text:p>
      <text:p text:style-name="Text_20_body">Id monumentum Artemisia cum dis manibus sacrum Mausoli dicaret, ‘agona,’ id est certamen laudibus eius dicundis, facit ponitque praemia pecuniae aliarumque rerum bonarum amplissima.</text:p>
      <text:p text:style-name="Text_20_body">Ad eas laudes decertandas venisse dicuntur viri nobiles ingenio atque lingua praestabili, Theopompus, Theodectes, Naucrates; sunt etiam qui Isocratem ipsum cum his certavisse memoriae mandaverint. Sed eo certamine vicisse Theopompum iudicatum est. Is fuit Isocrates discipulus.</text:p>
      <text:p text:style-name="Text_20_body">Extat [nunc] quoque Theodecti tragoedia, quae inscribitur <text:span text:style-name="Emphasis">Mausolus;</text:span> in qua eum magis quam in prosa placuisse Hyginus in <text:span text:style-name="Emphasis">Exemplis</text:span> refert.</text:p>
      <text:h text:style-name="Heading_20_3" text:outline-level="3">XIX</text:h>
      <text:h text:style-name="Heading_20_4" text:outline-level="4">Argument</text:h>
      <text:p text:style-name="Text_20_body">Non purgari neque levari peccatum, cum praetenditur peccatorum quae alii quoque peccaverunt similitudo; atque inibi verba ex oratione super ea re Demosthenis.</text:p>
      <text:p text:style-name="Text_20_body">INCESSEBAT quempiam Taurus philosophus severa atque vehementi obiurgatione adulescentem a rhetoribus et a facundiae studio ad disciplinas philosophiae transgressum, quod factum quiddam esse ab eo diceret [inhoneste] et improbe. At ille non ibat infitias fecisse, sed id solitum esse fieri defendebat turpitudinemque delicti exemplorum usu et consuetudinis venia deprecabatur.</text:p>
      <text:p text:style-name="Text_20_body">Atque ibi Taurus isto ipso defensionis genere inritatior: ‘Homo,’ inquit, ‘stulte et nihili, si te a malis exemplis auctoritates et rationes philosophiae non abducunt, ne illius quidem Demosthenis vestri sententia tibi in mentem venit, quae, quia lepidis et venustis vocum modis vincta est, quasi quaedam cantilena rhetorica facilius adhaerere memoriae tuae potuit?’</text:p>
      <text:p text:style-name="Text_20_body"><text:soft-page-break/>‘Nam si me’ inquit ‘non fallit quod quidem in primori pueritia legerim, verba haec sunt Demosthenis adversus eum, qui, ut tu nunc facis, peccatum suum peccatis alienis exemptum purgatumque ibat: <text:span text:style-name="Emphasis">Σὺ δὴ μὴ λέγε, ὡς γέγονε τοῦτο πολλάκις, ἀλλʼ ὡς οὕτω προσήκει γίγνεσθαι· οὐ γάρ, εἴ τι πώποτε μὴ κατὰ τοὺς νόμους ἐπράχθη, σὺ δὲ</text:span> <text:span text:style-name="Emphasis">τοῦτο ἐμιμήσω, διὰ τοῦτο ἀποφύγοις ἂν δικαίως, ἀλλά πολλῷ μᾶλλον ἁλίσκοιο· ὥσπερ γάρ, εἴ τις ἑάλω, σὺ τοῦτα</text:span> <text:span text:style-name="Emphasis">οὐκ ἂν ἔγραψας, οὕτως, ἐὰν σὺ νῦν δίκην δῷς, ἄλλος οὐ γράψει.</text:span>’</text:p>
      <text:p text:style-name="Text_20_body">Sic Taurus, omni suasionum admonitionumque genere utens, sectatores suos ad rationes bonae inculpataeque indolis ducebat. </text:p>
      <text:h text:style-name="Heading_20_3" text:outline-level="3">XX</text:h>
      <text:h text:style-name="Heading_20_4" text:outline-level="4">Argument</text:h>
      <text:p text:style-name="Text_20_body">Quid sit ‘rogatio,’ quid ‘lex,’ quid ‘plebisscitum,’ quid ‘privilegium’; et quantum ista omnia differant.</text:p>
      <text:p text:style-name="Text_20_body">QUAERI audio quid ‘lex’ sit, quid ‘plebisscitum,’ quid ‘rogatio,’ quid ‘privilegium.’</text:p>
      <text:p text:style-name="Text_20_body">Ateius Capito, publici privatique iuris peritissimus, quid ‘lex’ esset hisce verbis definivit. ‘Lex,’ inquit, ‘est generale iussum populi aut plebis, rogante magistratu.’</text:p>
      <text:p text:style-name="Text_20_body">Ea definitio si probe facta est, neque de imperio Cn. Pompei neque de reditu M. Ciceronis neque de caede P. Clodi quaestio neque alia id genus populi plebisve iussa ‘leges’ vocari possunt.</text:p>
      <text:p text:style-name="Text_20_body">Non sunt enim generalia iussa neque de universis civibus, sed de singulis concepta; quocirca ‘privilegia’ potius vocari debent, quia veteres ‘priva’ dixerunt quae nos ‘singula’ dicimus. Quo verbo Lucilius in primo <text:span text:style-name="Emphasis">Satirarum</text:span> libro usus est:</text:p>
      <text:p text:style-name="Text_20_body">‘Plebem’ autem Capito in eadem definitione seorsum a ‘populo’ divisit, quoniam in ‘populo’ omnis pars civitatis omnesque eius ordines contineantur, ‘plebes’ vero ea dicatur, in qua gentes civium patriciae non insunt.</text:p>
      <text:p text:style-name="Text_20_body">‘Plebisscitum’ igitur est secundum eum Capitonem lex, quam plebes, non populus, accipit.</text:p>
      <text:p text:style-name="Text_20_body">Sed totius huius rei iurisque, sive cum populus sive cum plebs rogatur, sive quod ad singulos sive quod ad universos pertinet, caput ipsum et origo et quasi fons ‘rogatio’ est.</text:p>
      <text:p text:style-name="Text_20_body">Ista enim omnia vocabula censentur continenturque ‘rogationis’ principali genere et nomine; nam, nisi populus aut plebs rogetur, nullum plebis aut populi iussum fieri potest.</text:p>
      <text:p text:style-name="Text_20_body">Sed quamquam haec ita sunt, in veteribus tamen scriptis non magnam vocabulorum istorum differentiam esse animadvertimus. Nam et ‘plebisscita’ et ‘privilegia’ translaticio nomine ‘legis’ appellaverunt eademque omnia confuso et indistincto vocabulo ‘rogationes’ dixerunt.</text:p>
      <text:p text:style-name="Text_20_body">Sallustius quoque, proprietatum in verbis retinentissimus, consuetudini concessit et privilegium, quod de Cn. Pompei reditu ferebatur, ‘legem’ appellavit. Verba ex secunda eius <text:span text:style-name="Emphasis">Historia</text:span> haec sunt: ‘Nam Sullam consulem de reditu eius legem ferentem ex conposito tr. pl. C. Herennius prohibuerat.’</text:p>
      <text:h text:style-name="Heading_20_3" text:outline-level="3"><text:soft-page-break/>XXI</text:h>
      <text:h text:style-name="Heading_20_4" text:outline-level="4">Argument</text:h>
      <text:p text:style-name="Text_20_body">Quam ob causam M. Cicero his omnino verbis ‘novissime’ et ‘novissimus’ observantissime uti vitarit.</text:p>
      <text:p text:style-name="Text_20_body">NON paucis verbis, quorum frequens usus est nunc et fuit, M. Ciceronem noluisse uti manifestum est, quod ea non probaret; velut est et ‘novissimus’ et ‘novissime.’</text:p>
      <text:p text:style-name="Text_20_body">Nam cum et M. Cato et Sallustius et alii quoque aetatis eiusdem verbo isto promisce usitati sint, multi etiam non indocti viri in libris id suis scripserint, abstinuisse eo tamen tamquam non Latino videtur, quoniam qui doctissimus eorum temporum fuerat, L. Aelius Stilo, ut novo et inprobo verbo uti vitaverat.</text:p>
      <text:p text:style-name="Text_20_body">Propterea, quid M. quoque Varro de ista voce existimaverit, verbis ipsius Varronis ex libro <text:span text:style-name="Emphasis">De Lingua Latina ad Ciceronem</text:span> sexto demonstrandum putavi. ‘Quod ‘extremum,’’ inquit, ‘dicebatur, dici ‘novissimum’ coeptum vulgo, quod mea memoria ut Aelius, sic senes aliquot, quod nimium novum verbum esset, vitabant; cuius origo, ut a ‘vetere’ ‘vetustius’ ac ‘veterrimum,’ sic a ‘novo’ declinatum ‘novius’ et ‘novissimum.’’</text:p>
      <text:h text:style-name="Heading_20_3" text:outline-level="3">XXII</text:h>
      <text:h text:style-name="Heading_20_4" text:outline-level="4">Argument</text:h>
      <text:p text:style-name="Text_20_body">Locus exemptus ex Platonis libro qui inscribitur <text:span text:style-name="Emphasis">Gorgias,</text:span> de falsae philosophiae probis, quibus philosophos temere incessunt qui emolumenta verae philosophiae ignorant.</text:p>
      <text:p text:style-name="Text_20_body">PLATO, veritatis homo amicissimus eiusque omnibus exhibendae promptissimus, quae omnino dici possint in desides istos ignavosque, qui obtentu philosophiae nominis inutile otium et linguae vitaeque tenebras secuntur, ex persona quidem non gravi neque idonea, vere tamen ingenueque dixit. </text:p>
      <text:p text:style-name="Text_20_body">Nam etsi Callicles, quem dicere haec facit, verae philosophiae ignarus, inhonesta indignaque in philosophos confert, proinde tamen accipienda sunt quae dicuntur, ut nos sensim moneri intellegamus, ne ipsi quoque culpationes huiuscemodi mereamur neve inerti inanique desidia cultum et studium philosophiae mentiamur.</text:p>
      <text:p text:style-name="Text_20_body">Verba ipsa super hac re Platonis ex libro qui appellatur <text:span text:style-name="Emphasis">Gorgias</text:span> scripsi, quoniam vertere ea consilium non fuit, cum ad proprietates eorum nequaquam possit Latina oratio aspirare ac multo minus etiam mea: <text:span text:style-name="Emphasis">φιλοσοφία γάρ τοί ἐστιν</text:span>,</text:p>
      <text:p text:style-name="Text_20_body"><text:span text:style-name="Emphasis">ὦ Σώκρατες, χαρίεν, ἐάν τις αὐτοῦ μετρίως ἅψηται ἐν τῇ ἡλικίᾳ· ἐὰν δὲ περαιτέρω τοῦ δέοντος ἐνδιατρίψῃ, διαφθορὰ τῶν ἀνθρώπων</text:span>.</text:p>
      <text:p text:style-name="Text_20_body"><text:span text:style-name="Emphasis">ἐὰν γὰρ καὶ πάνυ εὐφυὴς ᾖ καὶ πόρρω τῆς ἡλικίας φιλοσοφῇ, ἀνάγκη πάντων ἄπειρον γεγονέναι ἐστίν, ὧν χρὴ ἔμπειρον εἶναι τὸν μέλλοντα καλὸν κἀγαθὸν καὶ εὐδόκιμον ἔσεσθαι ἄνδρα</text:span>.</text:p>
      <text:p text:style-name="Text_20_body"><text:span text:style-name="Emphasis">καὶ γὰρ τῶν νόμων ἄπειροι γίγνονται τῶν κατὰ τὴν πόλιν καὶ τῶν λόγων, οἷς</text:span></text:p>
      <text:p text:style-name="Text_20_body"><text:soft-page-break/><text:span text:style-name="Emphasis">δεῖ χρώμενον ὁμιλεῖν ἐν τοῖς συμβολίαοις τοῖς ἀνθρώποις, καὶ ἰδίᾳ καὶ δημοσίᾳ, καὶ τῶν ἡδονῶν τε καὶ ἐπιθυμιῶν τῶν ἀνθρωπείων, καὶ συλλήβδην τῶν ἠθῶν παντάπασιν ἄπειροι γίγνονται.</text:span></text:p>
      <text:p text:style-name="Text_20_body"><text:span text:style-name="Emphasis">ἐπειδὰν οὖν ἔλθωσιν εἴς τινα ἰδίαν ἢ πολιτικὴν πρᾶξιν, καταγέλαστοι γίγνονται ὥσπερ γε, οἶμαι</text:span>,</text:p>
      <text:p text:style-name="Text_20_body"><text:span text:style-name="Emphasis">οἱ πολιτικοί, ἐπειδὰν αὖ εἰς τὰς ὑμετέρας διατριβὰς ἔλθωσι καὶ τοὺς λόγους, καταγέλαστοί εἰσι</text:span>.</text:p>
      <text:p text:style-name="Text_20_body">Paulo post addit haec: <text:span text:style-name="Emphasis">ἀλλʼ</text:span>,</text:p>
      <text:p text:style-name="Text_20_body"><text:span text:style-name="Emphasis">οἶμαι, τὸ ὀρθότατόν ἐστιν, ὀμφοτέρων μετασχεῖν. φιλοσοφίας μέν, ὅσον παιδείας χάριν, καλὸν μετέχειν, καὶ οὐκ αἰσχρὸν μειρακίῳ ὄντι φιλοσοφεῖν· ἐπειδὰν δὲ ἤδη πρεσβύτερος ὢν ἄνθρωπος ἔτι φιλοσοφῇ, καταγέλαστον, ὦ Σώκρατες, τὸ χρῆηα γίγνεται</text:span>,</text:p>
      <text:p text:style-name="Text_20_body"><text:span text:style-name="Emphasis">καὶ ἔγωγε ὁμοιότατον πάσχω πρὸς τοὺς φιλοσοφοῦντας, ὥσπερ πρὸς τοὺς ψελλιζομένους καὶ παίζοντας</text:span>.</text:p>
      <text:p text:style-name="Text_20_body"><text:span text:style-name="Emphasis">ὅταν μὲν γὰρ παιδίον ἴδω, ᾧ ἔτι προσήκει διαλέγεσθαι οὕτω, ψελλιζόμενον καὶ παῖζον, χαίρω τε, καὶ χαρίεν μοι φαίνεται καὶ ἐλευθέριον καὶ πρέπον τῇ τοῦ παιδίου ἡλικίᾳ</text:span>.</text:p>
      <text:p text:style-name="Text_20_body"><text:span text:style-name="Emphasis">ὅταν δὲ σαφῶς διαλεγομένου παιδαρίου ἀκούσω, πικρόν τί μοι δοκεῖ χρῆμα εἶναι καὶ ἀνιᾷ μου τὰ ὦτα καί μοι δοκεῖ δουλοπρεπές τι εἶναι·</text:span></text:p>
      <text:p text:style-name="Text_20_body"><text:span text:style-name="Emphasis">ὅταν δὲ ἀνδρὸς ἀκούσῃ τις ψελλιζομένου ἢ παίζοντα ὁρᾷ, καταγέλαστον φαίνεται καὶ ἄνανδρον καὶ πληγῶν ἄξιον</text:span>.</text:p>
      <text:p text:style-name="Text_20_body"><text:span text:style-name="Emphasis">ταὐτὸν οὖν ἔγωγε τοῦτο πάσχω καὶ πρὸς τοὺς φιλοσοφοῦντας</text:span>.</text:p>
      <text:p text:style-name="Text_20_body"><text:span text:style-name="Emphasis">περὶ νέῳ μὲν γὰρ μειρακίῳ ὁρῶν φιλοσοφίαν ἄγαμαι καὶ πρέπειν μοι δοκεῖ καὶ ἡγοῦμαι ἐλεύθερόν τινα εἶναι τοῦτον τὸν ἄνθρωπον, τὸν δὲ μὴ φιλοσοφοῦντα ἀνελεύθερον καὶ οὐδέποτε οὐδενὸς ἀξιώσοντα ἑαυτὸν οὔτε καλοῦ οὔτε γενναίου πράγματος·</text:span></text:p>
      <text:p text:style-name="Text_20_body"><text:span text:style-name="Emphasis">ὅταν δὲ δὴ πρεσβύτερον ἴδω ἔτι φιλοσοφοῦντα καὶ μὴ ἀπαλλαττόμενον, πληγῶν μοι δοκεῖ ἤδη δεῖσθαι, ὦ Σώκρατες, οὗτος ὁ ἀνήρ</text:span>.</text:p>
      <text:p text:style-name="Text_20_body"><text:span text:style-name="Emphasis">ὃ γὰρ νῦν δὴ ἔλεγον, ὑπάρχει τούτῳ τῷ ἀνθρώπῳ,</text:span></text:p>
      <text:p text:style-name="Text_20_body"><text:span text:style-name="Emphasis">κἂν πάνυ εὐφυὴς ᾖ, ἀνάνδρῳ γενέσθαι, </text:span></text:p>
      <text:p text:style-name="Text_20_body"><text:span text:style-name="Emphasis">φεύγοντι τὰ μέσα τῆς πόλεως καὶ τὰς ἀγοράς, </text:span></text:p>
      <text:p text:style-name="Text_20_body"><text:span text:style-name="Emphasis">ἐν αἷς ἔφη ὁ ποιητὴς τοὺς ἄνδρας</text:span> ‘<text:span text:style-name="Emphasis">ἀριπρεπεῖς</text:span>’ <text:span text:style-name="Emphasis">γίγνεσθαι, </text:span></text:p>
      <text:p text:style-name="Text_20_body"><text:span text:style-name="Emphasis">καταδεδυκότι δὲ τὸν λοιπὸν βίον βιῶναι μετὰ μειρακίων, ἐν γωνίᾳ τριῶν ἢ τεττάρων ψιθυρίζοντα, </text:span></text:p>
      <text:p text:style-name="Text_20_body"><text:span text:style-name="Emphasis">ἐλεύθερον δὲ καὶ μέγα καὶ ἱκανὸν μηδέποτε φθέγξασθαι</text:span>.</text:p>
      <text:p text:style-name="Text_20_body">Haec Plato sub persona quidem, sicuti dixi, non proba, set cum sensus tamen intellegentiaeque communis fide et cum quadam indissimulabili veritate disseruit, non de illa scilicet philosophia, quae virtutum omnium disciplina est quaeque in publicis simul et privatis officiis excellit civitatesque et rempublicam, si nihil prohibeat, constanter, fortiter et perite administrat, sed de ista futtili atque puerili meditatione argutiarum, nihil ad vitam neque tuendam neque ordinandam <text:soft-page-break/>promovente, in qua id genus homines consenescunt male feriati, quos philosophos esse et vulgus putat et is putabat, ex cuius persona haec dicta sunt. </text:p>
      <text:h text:style-name="Heading_20_3" text:outline-level="3">XXIII</text:h>
      <text:h text:style-name="Heading_20_4" text:outline-level="4">Argument</text:h>
      <text:p text:style-name="Text_20_body">Verba ex oratione M. Catonis de mulierum veterum victu et moribus; atque inibi, quod fuerit ius marito in adulterio uxorem deprehensam necare.</text:p>
      <text:p text:style-name="Text_20_body">Qui de victu atque cultu populi Romani scripserunt mulieres Romae atque in Latio ‘aetatem abstemias egisse,’ hoc est vino semper, quod ‘temetum’ prisca lingua appellabatur, abstinuisse dicunt, institutumque ut cognatis osculum ferrent deprehendendi causa, ut odor indicium faceret, si bibissent.</text:p>
      <text:p text:style-name="Text_20_body">Bibere autem solitas ferunt loream, passum, murrinam et quae id genus sapiant potu dulcia. Atque haec quidem in his quibus dixi libris pervulgata sunt, </text:p>
      <text:p text:style-name="Text_20_body">sed Marcus Cato non solum existimatas, set et multatas quoque a iudice mulieres refert, non minus si vinum in se, quam si probrum et adulterium admisissent.</text:p>
      <text:p text:style-name="Text_20_body">Verba Marci Catonis adscripsi ex oratione quae inscribitur <text:span text:style-name="Emphasis">De Dote,</text:span> in qua id quoque scriptum est, in adulterio uxores deprehensas ius fuisse maritis necare: ‘Vir,’ inquit, ‘cum divortium fecit, mulieri iudex pro censore est, imperium quod videtur habet, si quid perverse taetreque factum est a muliere; [multatur], si vinum bibit; si cum alieno viro probri quid fecit, condemnatur.’</text:p>
      <text:p text:style-name="Text_20_body">De iure autem occidendi ita scriptum: ‘In adulterio uxorem tuam si prehendisses, sine iudicio inpune necares; illa te, si adulterares sive tu adulterarere, digito non auderet contingere, neque ius est.’</text:p>
      <text:h text:style-name="Heading_20_3" text:outline-level="3">XXIV</text:h>
      <text:h text:style-name="Heading_20_4" text:outline-level="4">Argument</text:h>
      <text:p text:style-name="Text_20_body">‘Die pristini,’ ‘die crastini’ et ‘die quarti’ et ‘die quinti’ qui elegantius locuti sint dixisse, non ut ea nunc vulgo dicuntur.</text:p>
      <text:p text:style-name="Text_20_body">‘DIE quarto’ et ‘die quinto,’ quod Graeci <text:span text:style-name="Emphasis">εἰς τετάρτην καὶ εἰς πέμπτην</text:span> dicunt, ab eruditis nunc quoque dici audio, et qui aliter dicit pro rudi atque indocto despicitur. Sed Marci Tullii aetas ac supra eam non, opinor, ita dixerunt, ‘diequinte’ enim et ‘diequinti’ pro adverbio copulate dictum est, secunda in eo syllaba correpta.</text:p>
      <text:p text:style-name="Text_20_body">Divus etiam Augustus, linguae Latinae non nescius munditiarumque patris sui in sermonibus sectator, in epistulis plurifariam significatione ista dierum non aliter usus est. </text:p>
      <text:p text:style-name="Text_20_body">Satis autem erit perpetuae veterum consuetudinis demonstrandae gratia verba sollemnia praetoris ponere, quibus more maiorum ferias concipere solet quae appellantur Compitalia. Ea verba haec sunt: ‘Dienoni populo Romano Quiritibus Compitalia erunt; quando concepta fuerint, nefas.’ ‘Dienoni’ praetor dicit, non ‘die nono.’</text:p>
      <text:p text:style-name="Text_20_body"><text:soft-page-break/>Neque praetor solum, sed pleraque omnis vetustas sic locuta est. </text:p>
      <text:p text:style-name="Text_20_body">Venit ecce illius versus Pomponiani in mentem, qui est ex Atellania, quae <text:span text:style-name="Emphasis">Mevia</text:span> inscribitur:</text:p>
      <text:p text:style-name="Text_20_body">Suppetit etiam Coelianum illud ex libro <text:span text:style-name="Emphasis">Historiarum</text:span> secundo: ‘Si vis mihi equitatum dare et ipse cum cetero exercitu me sequi, diequinti Romae in Capitolium curabo tibi cena sit cocta.’</text:p>
      <text:p text:style-name="Text_20_body">Et historiam autem et verbum hoc sumpsit Coelius ex <text:span text:style-name="Emphasis">Origine</text:span> IV. M. Catonis, in qua ita scriptum est: ‘Igitur dictatorem Carthaginiensium magister equitum monuit: ‘Mitte mecum Romam equitatum; diequinti in Capitolio tibi cena cocta erit.’’</text:p>
      <text:p text:style-name="Text_20_body">Extremam istius vocis syllabam tum per <text:span text:style-name="Emphasis">e</text:span> tum per <text:span text:style-name="Emphasis">i</text:span> scriptam legi; nam sane quam consuetum is veteribus fuerit, litteris is plerumque uti indifferenter, sicuti ‘praefiscine’ et ‘praefiscini,’ ‘proclivi’ et ‘proclive’ atque alia item multa hoc genus varie dixerunt; ‘die pristini’ quoque eodem modo dicebatur, quod significabat ‘die pristino,’ id est priore, quod vulgo ‘pridie’ dicitur, converso compositionis ordine, quasi ‘pristino die.’ Atque item simili figura ‘die crastini’ dicebatur, id erat ‘crastino die.’</text:p>
      <text:p text:style-name="Text_20_body">Sacerdotes quoque populi Romani, cum condicunt in diem tertium, ‘die perendini’ dicunt.</text:p>
      <text:p text:style-name="Text_20_body">Sed ut plerique ‘die pristini,’ ita M. Cato in oratione <text:span text:style-name="Emphasis">Contra Furium</text:span> ‘die proximi’ dixit, ‘die quarto’ autem Cn. Matius, homo impense doctus, in <text:span text:style-name="Emphasis">Mimiambis</text:span> pro eo dicit, quod ‘nudius quartus’ nos dicimus, in his versibus:</text:p>
      <text:p text:style-name="Text_20_body">Hoc igitur intererit, ut ‘die quarto’ quidem de praeterito dicamus, ‘diequarte’ autem de futuro.</text:p>
      <text:h text:style-name="Heading_20_3" text:outline-level="3">XXV</text:h>
      <text:h text:style-name="Heading_20_4" text:outline-level="4">Argument</text:h>
      <text:p text:style-name="Text_20_body">Telorum et iaculorum gladiorumque, atque inibi navium quoque vocabula, quae scripta in veterum libris reperiuntur.</text:p>
      <text:p text:style-name="Text_20_body">TELORUM, iaculorum gladiorumque vocabula quae in historiis veteribus scripta sunt, item navigiorum genera et nomina, libitum forte nobis est sedentibus in reda conquirere, ne quid malarum ineptiarum vacantem stupentemque animum occuparet.</text:p>
      <text:p text:style-name="Text_20_body">Quae tum igitur suppetierant, haec sunt: hasta, pilum, phalarica, semiphalarica, soliferrea, gaesa, lancea, spari, rumices, trifaces, tragulae, frameae, mesanculae, cateiae, rumpiae, scorpii, sibones, siciles, veruta, enses, sicae, [machaerae], spathae, lingulae, pugiones, clunacula.</text:p>
      <text:p text:style-name="Text_20_body">De ‘lingula,’ quoniam est minus frequens, admonendum existimo, lingulam veteres dixisse gladiolum oblongum in speciem linguae factum, cuius meminit Naevius in tragoedia <text:span text:style-name="Emphasis">Hesiona.</text:span> Versum Naevi apposui:</text:p>
      <text:p text:style-name="Text_20_body">Item ‘rumpia’ genus teli est Thraecae nationis, positumque hoc vocabulum in Quinti Enni <text:span text:style-name="Emphasis">Annalium</text:span> XIV.</text:p>
      <text:p text:style-name="Text_20_body">Navium autem, quas reminisci tunc potuimus, appellationes hae sunt: gauli, corbitae, caudicae, <text:soft-page-break/>longae, hippagines, cercuri, celoces vel, ut Graeci dicunt, <text:span text:style-name="Emphasis">κέλητες,</text:span> lembi, oriae, lenunculi, actuariae, quas Graeci <text:span text:style-name="Emphasis">ἱστιοκώπους</text:span> vocant vel <text:span text:style-name="Emphasis">ἐπακτρίδας,</text:span> prosumiae vel geseoretae vel oriolae, stlattae, scaphae, pontones, [vectoriae] [mydia], phaseli, parones, myoparones, lintres, caupuli, camarae, placidae, cydarum, ratariae, catascopium.</text:p>
      <text:h text:style-name="Heading_20_3" text:outline-level="3">XXVI</text:h>
      <text:h text:style-name="Heading_20_4" text:outline-level="4">Argument</text:h>
      <text:p text:style-name="Text_20_body">Inscite ab Asinio Pollione reprehensum [Sallustium], quod transfretationem ‘transgressum’ dixerit, et ‘transgressos’ qui transfretassent.</text:p>
      <text:p text:style-name="Text_20_body">ASINIO POLLIONI in quadam epistula, quam ad Plancum scripsit, et quibusdam aliis C. Sallusti iniquis, dignum nota visum est, quod in primo <text:span text:style-name="Emphasis">Historiarum</text:span> maris transitum transmissumque navibus factum ‘transgressum’ appellavit eosque, qui fretum transmiserant, quos ‘transfretasse’ dici solitum est, ‘transgressos’ dixit.</text:p>
      <text:p text:style-name="Text_20_body">Verba ipsa Sallusti posui: ‘Itaque Sertorius, levi praesidio relicto in Mauretania, nanctus obscuram noctem, aestu secundo furtim aut celeritate vitare proelium in transgressu conatus est.’</text:p>
      <text:p text:style-name="Text_20_body">Ac deinde infra ita scripsit: ‘Transgressos omnis recipit mons praeceptus a Lusitanis.’</text:p>
      <text:p text:style-name="Text_20_body">Hoc igitur et minus proprie et <text:span text:style-name="Emphasis">ἀπερισκέπτως</text:span> et nullo gravi auctore dictum aiunt. ‘Nam ‘transgressus,’’ inquit, ‘a transgrediendo dicitur idque ipsum ab ingressu et a pedum gradu appellatum.’</text:p>
      <text:p text:style-name="Text_20_body">Idcirco verbum ‘transgredi’ convenire non putavit neque volantibus neque serpentibus neque navigantibus, sed his solis qui gradiuntur et pedibus iter emetiuntur. Propterea negant aput scriptorem idoneum aut navium ‘transgressum’ reperiri posse aut pro transfretatione ‘transgressum.’</text:p>
      <text:p text:style-name="Text_20_body">Sed quaero ego, cur non, sicuti ‘cursus’ navium recte dici solet, ita ‘transgressus’ etiam navibus factus dici possit. Praesertim cum brevitas tam angusti fretus, qui terram Africam Hispaniamque interfluit, elegantissime ‘transgressionis’ vocabulo, quasi paucorum graduum spatium, definita sit.</text:p>
      <text:p text:style-name="Text_20_body">Qui auctoritatem autem requirunt et negant dictum ‘ingredi’ ‘transgredi’ ve in navigantibus, volo uti respondeant quantum existiment interesse ‘ingredi’ atque ‘ambulare.’</text:p>
      <text:p text:style-name="Text_20_body">Atqui Cato <text:span text:style-name="Emphasis">De Re Rustica:</text:span> ‘Fundus,’ inquit, ‘eo in loco habendus est, ut et <text:span text:style-name="tei_5f_inlineNote">ut et, </text:span><text:span text:style-name="tei_5f_inlineNote"><text:span text:style-name="Emphasis">not in Cato.</text:span></text:span><text:span text:style-name="tei_5f_inlineNote">] </text:span>oppidum prope amplum sit et mare aut amnis, qua naves ambulant.’</text:p>
      <text:p text:style-name="Text_20_body">Appetitas porro huiuscemodi translationes habitasque esse pro honestamentis orationis, Lucretius quoque testimonium in hac eadem voce dicit. In quarto enim libro clamorem per arterias et per fauces ‘gradientem’ dicit, quod est nimio confidentius quam illud de navibus Sallustianum. Versus Lucreti hi sunt:</text:p>
      <text:p text:style-name="Text_20_body">Propterea Sallustius in eodem libro non eos solum qui navibus veherentur, sed et scaphas quoque nantes ‘progressas’ dicit. Verba ipsa de scaphis posui: ‘Earum aliae paululum progressae nimio simul et incerto onere, cum pavor corpora agitaverat, deprimebantur.’</text:p>
      <text:h text:style-name="Heading_20_3" text:outline-level="3"><text:soft-page-break/>XXVII</text:h>
      <text:h text:style-name="Heading_20_4" text:outline-level="4">Argument</text:h>
      <text:p text:style-name="Text_20_body">Historia de populo Romano deque populo Poenico, quod pari propemodum vigore fuerint aemuli.</text:p>
      <text:p text:style-name="Text_20_body">IN litteris veteribus memoria extat quod par quondam fuit vigor et acritudo amplitudoque populi Romani atque Poeni. </text:p>
      <text:p text:style-name="Text_20_body">Neque inmerito aestimatum. Cum aliis quidem populis de uniuscuiusque republica, cum Poenis autem de omnium terrarum imperio decertatum.</text:p>
      <text:p text:style-name="Text_20_body">Eius rei specimen est in illo utriusque populi verbo factoque: Q. Fabius, imperator Romanus, dedit ad Carthaginienses epistulam. Ibi scriptum fuit populum Romanum misisse ad eos hastam et caduceum, signa duo belli aut pacis, ex quis utrum vellent eligerent; quod elegissent, id unum ut esse missum existimarent.</text:p>
      <text:p text:style-name="Text_20_body">[Carthaginienses] responderunt neutrum sese eligere, sed posse qui adtulissent utrum mallent relinquere; quod reliquissent, id sibi pro electo futurum.</text:p>
      <text:p text:style-name="Text_20_body">M. autem Varro non hastam ipsam neque ipsum caduceum missa dicit, sed duas tesserulas, in quarum </text:p>
      <text:p text:style-name="Text_20_body">altera caduceum, in altera hastae simulacra fuerint incisa. </text:p>
      <text:h text:style-name="Heading_20_3" text:outline-level="3">XXVIII</text:h>
      <text:h text:style-name="Heading_20_4" text:outline-level="4">Argument</text:h>
      <text:p text:style-name="Text_20_body">De aetatum finibus pueritiae, iuventae, senectae, ex Tuberonis historia sumptum.</text:p>
      <text:p text:style-name="Text_20_body">TUBERO in <text:span text:style-name="Emphasis">Historiarum</text:span> primo scripsit Servium Tullium regem, populi Romani cum illas quinque classes seniorum et iuniorum census faciendi gratia institueret, ‘pueros’ esse existimasse qui minores essent annis septem decem, atque inde ab anno septimo decimo, quo idoneos iam esse reipublicae arbitraretur, milites scripsisse, eosque ad annum quadragesimum sextum ‘iuniores’ supraque eum annum ‘seniores’ appellasse.</text:p>
      <text:p text:style-name="Text_20_body">Eam rem propterea notavi, ut discrimina, quae fuerint iudicio moribusque maiorum ‘pueritiae,’ ‘iuventae,’ ‘senectae,’ ex ista censione Servi Tulli, prudentissimi regis, noscerentur.</text:p>
      <text:h text:style-name="Heading_20_3" text:outline-level="3">XXIX</text:h>
      <text:h text:style-name="Heading_20_4" text:outline-level="4">Argument</text:h>
      <text:p text:style-name="Text_20_body">Quod particula ‘atque’ non complexiva tantum sit, sed vim habeat plusculam variamque.</text:p>
      <text:p text:style-name="Text_20_body">‘ATQUE’ particula a grammaticis quidem coniunctio esse dicitur conexiva. Et plerumque sane coniungit verba et conectit; sed interdum alias</text:p>
      <text:p text:style-name="Text_20_body"><text:soft-page-break/>quasdam potestates habet non satis notas, nisi in veterum litterarum tractatione atque cura exercitis. </text:p>
      <text:p text:style-name="Text_20_body">Nam et pro adverbio valet, cum dicimus ‘aliter ego feci atque tu,’ significatur enim ‘aliter quam tu,’ et si gemina fiat, auget incenditque rem de qua agitur, ut animadvertimus in Q. Enni <text:span text:style-name="Emphasis">Annalibus,</text:span> nisi memoria in hoc versu labor:</text:p>
      <text:p text:style-name="Text_20_body">cui significationi contrarium est quod itidem a veteribus dictum est, ‘deque.’</text:p>
      <text:p text:style-name="Text_20_body">Et praeterea pro alio quoque adverbio dicitur, id est ‘statim’ factum, quod in his Vergili versibus existimatur, ubi obscure et insequentur particula ista posita est: <text:span text:style-name="tei_5f_inlineNote">est, </text:span><text:span text:style-name="tei_5f_inlineNote"><text:span text:style-name="Emphasis">Hosius, reading both</text:span></text:span><text:span text:style-name="tei_5f_inlineNote"> statim </text:span><text:span text:style-name="tei_5f_inlineNote"><text:span text:style-name="Emphasis">and</text:span></text:span><text:span text:style-name="tei_5f_inlineNote"> factum </text:span><text:span text:style-name="tei_5f_inlineNote"><text:span text:style-name="Emphasis">and inserting</text:span></text:span><text:span text:style-name="tei_5f_inlineNote"> ubi.] </text:span></text:p>
      <text:h text:style-name="Heading_20_2" text:outline-level="2">Liber Undecimus</text:h>
      <text:h text:style-name="Heading_20_3" text:outline-level="3">I</text:h>
      <text:h text:style-name="Heading_20_4" text:outline-level="4">Argument</text:h>
      <text:p text:style-name="Text_20_body">De origine vocabuli ‘terrae Italiae’; deque ea multa quae suprema appellatur deque eius nominis ratione ac de lege Aternia; et quibus verbis antiquitus multa minima dici solita sit.</text:p>
      <text:p text:style-name="Text_20_body">TIMAEUS in <text:span text:style-name="Emphasis">Historiis</text:span> quas oratione Graeca de rebus populi Romani composuit, et M. Varro in <text:span text:style-name="Emphasis">Antiquitatibus Rerum Humanarum,</text:span>terram Italiam de Graeco vocabulo appellatam scripserunt, quoniam boves Graeca vetere lingua <text:span text:style-name="Emphasis">ἰταλοί</text:span> vocitati sint, quorum in Italia magna copia fuerit, bucetaque in ea terra gigni pascique solita sint complurima.</text:p>
      <text:p text:style-name="Text_20_body">Coniectare autem possumus ob eandem causam, quod Italia tunc esset armentosissima multam, quae appellatur ‘suprema’ institutam in dies singulos duarum ovium, boum triginta, pro copia scilicet [boum] proque ovium penuria. Sed cum eiusmodi multa pecoris armentique a magistratibus dicta erat, adigebantur boves ovesque alias pretii parvi, alias maioris, eaque res faciebat inaequalem multae poenitionem. Idcirco postea lege Aternia constituti sunt in oves singulas aeris deni, in boves aeris centeni.</text:p>
      <text:p text:style-name="Text_20_body">‘Minima’</text:p>
      <text:p text:style-name="Text_20_body">autem multa est ovis unius. ‘Suprema’ multa est eius numeri cuius diximus, ultra quem multam dicere in dies singulos ius non est, et propterea ‘suprema’ appellatur, id est summa et maxima.</text:p>
      <text:p text:style-name="Text_20_body">Quando igitur nunc quoque a magistratibus populi Romani more maiorum multa dicitur vel minima vel suprema, observari solet ut ‘oves’ genere virili appellentur; atque ita M. Varro verba haec legitima, quibus minima multa diceretur, concepit: ‘M. Terentio, quando citatus neque respondit neque excusatus est, ego ei unum ovem multam dico’; ac nisi eo genere diceretur, negaverunt iustam videri multam.</text:p>
      <text:p text:style-name="Text_20_body">Vocabulum autem ipsum ‘multae’ idem M. Varro in uno vicesimo <text:span text:style-name="Emphasis">Rerum Humanarum</text:span> non Latinum, sed Sabinum esse dicit, idque ad suam memoriam mansisse ait in lingua Samnitium, qui sunt a Sabinis orti. Sed turba grammaticorum novicia <text:span text:style-name="Emphasis">κατʼ ἀντίφρασιν,</text:span> ut quaedam alia, hoc quoque dici tradiderunt.</text:p>
      <text:p text:style-name="Text_20_body"><text:soft-page-break/>Cum autem usus et mos sermonum is sit, ut ita et nunc loquamur, ut plerique veterum locuti sunt: ‘multam dixit’ et ‘multa dicta est,’ non esse abs re putavi notare quod M. Cato aliter dixit. Nam in quarto <text:span text:style-name="Emphasis">Originum</text:span> verba haec sunt: ‘Imperator noster, si quis extra ordinem depugnatum ivit, ei multam facit.’</text:p>
      <text:p text:style-name="Text_20_body">Potest autem videri consulta elegantia mutasse verbum, cum in castris et </text:p>
      <text:p text:style-name="Text_20_body">in exercitu multa fieret, non in comitio nec ad populum diceretur.</text:p>
      <text:h text:style-name="Heading_20_3" text:outline-level="3">II</text:h>
      <text:h text:style-name="Heading_20_4" text:outline-level="4">Argument</text:h>
      <text:p text:style-name="Text_20_body">Quod ‘elegantia’ apud antiquiores, non de amoeniore ingenio, sed de nitidiore cultu atque victu dicebatur, eaque in vitio ponebatur.</text:p>
      <text:p text:style-name="Text_20_body">‘ELEGANS’ homo non dicebatur cum laude, set id fere verbum ad aetatem M. Catonis vitii, non laudis fuit.</text:p>
      <text:p text:style-name="Text_20_body">Est namque hoc animadvertere, cum in quibusdam aliis, tum in libro Catonis qui inscriptus est <text:span text:style-name="Emphasis">Carmen De Moribus.</text:span> Ex quo libro verba haec sunt: ‘Avaritiam omnia vitia habere putabant; sumptuosus, cupidus, elegans, vitiosus, inritus qui habebatur, is laudabatur’;</text:p>
      <text:p text:style-name="Text_20_body"><text:span text:style-name="tei_5f_inlineNote"><text:s/></text:span>ex quibus verbis apparet, ‘elegantem’ dictum antiquitus non ab ingenii elegantia, sed qui nimis lecto amoenoque cultu victuque esset.</text:p>
      <text:p text:style-name="Text_20_body">Postea ‘elegans’ reprehendi quidem desiit, sed laude nulla dignabatur, nisi cuius elegantia erat moderatissima. Sic M. Tullius L. Crasso et Q. Scaevolae non meram elegantiam, set multa parsimonia mixtam, laudi dedit: ‘Crassus,’ inquit, ‘erat parcissimus elegantium, Scaevola parcorum elegantissimus.’</text:p>
      <text:p text:style-name="Text_20_body">Praeterea ex eodem libro Catonis haec etiam sparsim et intercise commeminimus: ‘Vestiri,’</text:p>
      <text:p text:style-name="Text_20_body">inquit, ‘in foro honeste mos erat, domi quod satis erat. Equos carius quam coquos emebant. Poeticae artis honos non erat. Si quis in ea re studebat aut sese ad convivia adplicabat, ‘crassator’ vocabatur.’</text:p>
      <text:p text:style-name="Text_20_body">Illa quoque ex eodem libro praeclarae veritatis sententia est: ‘Nam vita,’ inquit, ‘humana prope uti ferrum est. Si exerceas, conteritur; si non exerceas, tamen robigo interficit. Item homines exercendo videmus conteri; si nihil exerceas, inertia atque torpedo plus detrimenti facit quam exercitio.’</text:p>
      <text:h text:style-name="Heading_20_3" text:outline-level="3">III</text:h>
      <text:h text:style-name="Heading_20_4" text:outline-level="4">Argument</text:h>
      <text:p text:style-name="Text_20_body">Qualis quantaque sit ‘pro’ particulae varietas; deque exemplis eius varietatis.</text:p>
      <text:p text:style-name="Text_20_body">QUANDO ab arbitriis negotiisque otium est et motandi corporis gratia aut spatiamur aut vectamur, quaerere nonnumquam aput memet ipsum soleo res eiusmodi, parvas quidem minutasque et hominibus non bene eruditis aspernabiles, sed ad veterum scripta penitus noscenda et ad scientiam <text:soft-page-break/>linguae Latinae cumprimis necessarias; velut est, quod forte nuper in Praenestino recessu vespertina ambulatione solus ambulans, considerabam qualis quantaque esset particularum quarundam in oratione Latina varietas.</text:p>
      <text:p text:style-name="Text_20_body">Quod genus est praepositio ‘pro.’ Aliter enim dici videbam ‘pontifices pro conlegio decrevisse,’ aliter ‘quempiam testem introductum pro testimonio dixisse,’ aliter M. Catonem in <text:span text:style-name="Emphasis">Originum</text:span> quarto: ‘Proelium factum depugnatumque pro castris’ scripsisse et item in quinto: ‘Urbes insulasque omnis pro agro Illyrio esse,’ aliter etiam dici ‘pro aede Castoris,’ aliter ‘pro rostris,’ aliter ‘pro tribunali,’ aliter ‘pro contione’ atque aliter ‘tribunum plebis pro potestate intercessisse.’</text:p>
      <text:p text:style-name="Text_20_body">Sed has omnes dictiones qui aut omnino similes et pares aut usquequaque diversas existimaret, errare arbitrabar; nam varietatem istam eiusdem quidem fontis et capitis, non eiusdem tamen esse finis putabam. </text:p>
      <text:p text:style-name="Text_20_body">Quod profecto facile intelleget, si quis adhibeat ad meditationem suam intentionem et habeat veteris orationis usum atque notitiam celebriorem. </text:p>
      <text:h text:style-name="Heading_20_3" text:outline-level="3">IV</text:h>
      <text:h text:style-name="Heading_20_4" text:outline-level="4">Argument</text:h>
      <text:p text:style-name="Text_20_body">Quem in modum Q. Ennius versus Euripidi aemulatus sit.</text:p>
      <text:p text:style-name="Text_20_body">EURIPIDIS versus sunt in <text:span text:style-name="Emphasis">Hecuba</text:span> verbis, sententia, brevitate insignes inlustresque;</text:p>
      <text:p text:style-name="Text_20_body">Hecuba est ad Ulixen dicens: </text:p>
      <text:p text:style-name="Text_20_body">Hos versus Q. Ennius, cum eam tragoediam verteret, non sane incommode aemulatus est. Versus totidem Enniani hi sunt: </text:p>
      <text:p text:style-name="Text_20_body">Bene, sicuti dixi, Ennius; </text:p>
      <text:p text:style-name="Text_20_body">sed ‘ignobiles’ tamen et ‘opulenti’ <text:span text:style-name="Emphasis">ἀντὶ ἀδοξούντων καὶ δοκούντων</text:span> satisfacere sententiae non videntur; nam neque omnes ignobiles <text:span text:style-name="Emphasis">ἀδοξοῦσι</text:span> neque omnes opulenti <text:span text:style-name="Emphasis">εὐδοξοῦσιν.</text:span></text:p>
      <text:h text:style-name="Heading_20_3" text:outline-level="3">V</text:h>
      <text:h text:style-name="Heading_20_4" text:outline-level="4">Argument</text:h>
      <text:p text:style-name="Text_20_body">De Pyrronis philosophis quaedam deque Academicis strictim notata; deque inter eos differentia.</text:p>
      <text:p text:style-name="Text_20_body">Quos Pyrronios philosophos vocamus, hi Graeco cognomento <text:span text:style-name="Emphasis">σκεπτικοί</text:span> appellantur;</text:p>
      <text:p text:style-name="Text_20_body">id ferme significat quasi ‘quaesitores’ et ‘consideratores.’</text:p>
      <text:p text:style-name="Text_20_body">Nihil enim decernunt, nihil constituunt, sed in quaerendo semper considerandoque sunt quidnam sit omnium rerum de quo decerni constituique possit. </text:p>
      <text:p text:style-name="Text_20_body">Ac ne videre quoque plane quicquam neque audire sese </text:p>
      <text:p text:style-name="Text_20_body"><text:soft-page-break/>putant, sed ita pati adficique quasi videant vel audiant, eaque ipsa quae adfectiones istas in sese efficiant, qualia et cuiusmodi sint cunctantur atque insistunt, omniumque rerum fidem veritatemque mixtis confusisque signis veri atque falsi ita inprensibilem videri aiunt, ut quisquis homo est non praeceps neque iudicii sui prodigus his uti verbis debeat quibus auctorem philosophiae istius Pyrronem esse usum tradunt: <text:span text:style-name="Emphasis">οὐ μᾶλλον οὕτως ἔχει τόδε ἢ ἐκείνως ἢ οὐθετέρως.</text:span> Indicia enim rei cuiusque et sinceras proprietates negant posse nosci et percipi, idque ipsum docere atque ostendere multis modis conantur.</text:p>
      <text:p text:style-name="Text_20_body">Super qua re Favorinus quoque subtilissime argutissimeque decem libros composuit, quos <text:span text:style-name="Emphasis">Πυρρωνείων Τρόπων</text:span> inscribit.</text:p>
      <text:p text:style-name="Text_20_body">Vetus autem quaestio et a multis scriptoribus Graecis tractata, an quid et quantum Pyrronios et Academicos philosophos intersit. Utrique enim <text:span text:style-name="Emphasis">σκεπτικοί, ἐφεκτικοί, ἀπορητικοί</text:span> dicuntur, quoniam utrique nihil adfirmant nihilque comprehendi putant. Sed ex omnibus rebus proinde visa dicunt fieri, quas <text:span text:style-name="Emphasis">φαντασίας</text:span> appellant, non ut rerum ipsarum natura est, sed ut adfectio animi corporisve est eorum, ad quos ea visa perveniunt.</text:p>
      <text:p text:style-name="Text_20_body">Itaque omnes omnino res quae sensus hominum movent, <text:span text:style-name="Emphasis">τῶν πρός τι</text:span> esse dicunt. Id verbum significat nihil esse quicquam quod ex sese constet nec quod habeat vim propriam et naturam, sed omnia prorsum ad aliquid referri taliaque</text:p>
      <text:p text:style-name="Text_20_body">videri qualis sit eorum species dum videntur, qualiaque apud sensus nostros, quo pervenerunt, creantur, non apud sese, unde profecta sunt.</text:p>
      <text:p text:style-name="Text_20_body">Cum haec autem consimiliter tam Pyrronii dicant quam Academici, differre tamen inter sese et propter alia quaedam et vel maxime propterea existimati sunt, quod Academici quidem ipsum illud nihil posse comprehendi quasi comprehendunt, et nihil posse decerni quasi decernunt, Pyrronii ne id quidem ullo pacto verum videri dicunt, quod nihil esse verum videtur. </text:p>
      <text:h text:style-name="Heading_20_3" text:outline-level="3">VI</text:h>
      <text:h text:style-name="Heading_20_4" text:outline-level="4">Argument</text:h>
      <text:p text:style-name="Text_20_body">Quod mulieres Romae per Herculem non iuraverint neque viri per Castorem.</text:p>
      <text:p text:style-name="Text_20_body">IN veteribus scriptis neque mulieres Romanae per Herculem deiurant neque viri per Castorem. </text:p>
      <text:p text:style-name="Text_20_body">Sed cur illae non iuraverint Herculem non obscurum est, nam Herculaneo sacrificio abstinent. </text:p>
      <text:p text:style-name="Text_20_body">Cur autem viri Castorem iurantes non appellaverint non facile dictu est. Nusquam igitur scriptum invenire est, apud idoneos quidem scriptores, aut ‘me hercle’ feminam dicere aut ‘me castor’ virum;</text:p>
      <text:p text:style-name="Text_20_body">‘edepol’ autem, quod iusiurandum per Pollucem est, et viro et feminae commune est.</text:p>
      <text:p text:style-name="Text_20_body">Sed M. Varro adseverat </text:p>
      <text:p text:style-name="Text_20_body">antiquissimos viros neque per Castorem neque per Pollucem deiurare solitos, sed id iusiurandum fuisse tantum feminarum, ex initiis Eleusinis acceptum; </text:p>
      <text:p text:style-name="Text_20_body"><text:soft-page-break/>paulatim tamen inscitia antiquitatis viros dicere ‘edepol’ coepisse factumque esse ita dicendi morem, sed ‘me castor’ a viro dici in nullo vetere scripto inveniri.</text:p>
      <text:h text:style-name="Heading_20_3" text:outline-level="3">VII</text:h>
      <text:h text:style-name="Heading_20_4" text:outline-level="4">Argument</text:h>
      <text:p text:style-name="Text_20_body">Verbis antiquissimis relictisque iam et desitis minime utendum.</text:p>
      <text:p text:style-name="Text_20_body">VERBIS uti aut nimis obsoletis exculcatisque aut insolentibus novitatisque durae et inlepidae, par esse delictum videtur. Sed molestius equidem culpatiusque esse arbitror verba nova, incognita, inaudita dicere quam involgata et sordentia. </text:p>
      <text:p text:style-name="Text_20_body">Nova autem videri dico etiam ea quae sunt inusitata et desita, etsi sunt vetusta. </text:p>
      <text:p text:style-name="Text_20_body">Est adeo id vitium plerumque serae eruditionis, quam Graeci <text:span text:style-name="Emphasis">ὀψιμαθίαν</text:span> appellant, ut quod numquam didiceris, diu ignoraveris, cum id scire aliquando coeperis, magni facias quo in loco cumque et quacumque in re dicere. Veluti Romae, nobis praesentibus, vetus celebratusque homo in causis, sed repentina et quasi tumultuaria doctrina praeditus, cum apud praefectum urbi verba faceret et dicere vellet inopi quendam miseroque victu vivere et furfureum panem esitare, vinumque</text:p>
      <text:p text:style-name="Text_20_body">eructum et fetidum potare, ‘Hic,’ inquit, ‘eques Romanus apludam edit et flocces bibit.’</text:p>
      <text:p text:style-name="Text_20_body">Aspexerunt omnes qui aderant alius alium, primo tristiores turbato et requirente voltu, quidnam illud utriusque verbi foret; post deinde, quasi nescio quid Tusce aut Gallice dixisset, universi riserunt. </text:p>
      <text:p text:style-name="Text_20_body">Legerat autem ille ‘apludam’ veteres rusticos frumenti furfurem dixisse idque a Plauto in comoedia, si ea Plauti est, quae <text:span text:style-name="Emphasis">Astraba</text:span> inscripta est, positum esse.</text:p>
      <text:p text:style-name="Text_20_body">Item ‘flocces’ audierat prisca voce significare vini faecem e vinaceis expressam, sicuti fraces ex oleis, idque aput Caecilium in <text:span text:style-name="Emphasis">Polumenis</text:span> legerat, eaque sibi duo verba ad orationum ornamenta servaverat.</text:p>
      <text:p text:style-name="Text_20_body">Alter quoque a lectionibus id genus paucis apirocalus, cum adversarius causam differri postularet: ‘Rogo, praetor,’ inquit, ‘subveni, succurre! quonam usque nos bovinator hic demoratur?’ Atque id voce magna ter quaterve inclamavit: ‘bovinator est.’</text:p>
      <text:p text:style-name="Text_20_body">Commurmuratio fieri coepta est a plerisque qui aderant, quasi monstrum verbi admirantibus. At ille iactans et gestiens: </text:p>
      <text:p text:style-name="Text_20_body">‘Non enim Lucilium,’ inquit, ‘legistis, qui tergiversatorem ‘bovinatorem’ dicit?’ Est autem in Lucili XI. versus hic:</text:p>
      <text:h text:style-name="Heading_20_3" text:outline-level="3">VIII</text:h>
      <text:h text:style-name="Heading_20_4" text:outline-level="4">Argument</text:h>
      <text:p text:style-name="Text_20_body">Quid senserit dixeritque M. Cato de Albino, qui homo Romanus Graeca oratione res Romanas, <text:soft-page-break/>venia sibi ante eius imperitiae petita, composuit.</text:p>
      <text:p text:style-name="Text_20_body">IUSTE venusteque admodum reprehendisse dicitur Aulum Albinum M. Cato. Albinus, </text:p>
      <text:p text:style-name="Text_20_body">qui cum L. Lucullo consul fuit, res Romanas oratione Graeca scriptitavit. </text:p>
      <text:p text:style-name="Text_20_body">In eius <text:span text:style-name="Emphasis">Historiae</text:span> principio scriptum est ad hanc sententiam: neminem suscensere sibi convenire, si quid in his libris parum composite aut minus eleganter tum scriptum foret; ‘<text:span text:style-name="Emphasis">nam</text:span> sum,’ inquit, ‘homo Romanus natus in Latio, Graeca oratio a nobis alienissima est,’ ideoque veniam gratiamque malae existimationis, si quid esset erratum, postulavit.</text:p>
      <text:p text:style-name="Text_20_body">Ea cum legisset M. Cato: ‘Ne tu,’ inquit, ‘Aule, nimium nugator es, cum maluisti culpam deprecari quam culpa vacare. Nam petere veniam solemus, aut cum inprudentes erravimus aut cum compulsi peccavimus. Dic,’ inquit, ‘oro te, quis perpulit ut id committeres, quod, priusquam faceres, peteres ut ignosceretur?’</text:p>
      <text:p text:style-name="Text_20_body">Scriptum hoc est in libro Corneli Nepotis <text:span text:style-name="Emphasis">De Inlustribus Viris</text:span> XIII.</text:p>
      <text:h text:style-name="Heading_20_3" text:outline-level="3">IX</text:h>
      <text:h text:style-name="Heading_20_4" text:outline-level="4">Argument</text:h>
      <text:p text:style-name="Text_20_body">Historia de legatis Mileti ac Demosthene rhetore in libris Critolai reperta.</text:p>
      <text:p text:style-name="Text_20_body">CRITOLAUS scripsit legatos Mileto publicae rei causa venisse Athenas, fortasse an auxilii petendi </text:p>
      <text:p text:style-name="Text_20_body">gratia. <text:span text:style-name="tei_5f_inlineNote">gratia, </text:span><text:span text:style-name="tei_5f_inlineNote"><text:span text:style-name="Emphasis">by Hertz.</text:span></text:span><text:span text:style-name="tei_5f_inlineNote">] </text:span>Tum qui pro sese verba facerent quos visum erat advocavisse, [aduocatos], uti erat mandatum, verba pro Milesiis ad populum fecisse, Demosthenen Milesiorum postulatis acriter respondisse, neque Milesios auxilio dignos neque ex republica id esse contendisse; rem in posterum diem prolatam. Legatos ad Demosthenen venisse magnoque opere orasse uti contra ne diceret; eum pecuniam petivisse et quantam petiverat abstulisse. Postridie, cum res agi denuo coepta esset, Demosthenen, lana multa collum cervicesque circumvolutum, ad populum prodisse et dixisse se synanchen pati, eo contra Milesios loqui non quire. Tum e populo unum exclamasse, non ‘synanchen,’ quod Demosthenes pateretur, sed ‘argyranchen’ esse.</text:p>
      <text:p text:style-name="Text_20_body">Ipse etiam Demosthenes, ut idem Critolaus refert, non id postea concelavit, quin gloriae quoque hoc sibi adsignavit. Nam cum interrogasset Aristodemum, actorem fabularum, quantum mercedis, uti ageret, accepisset, et Aristodemus ‘talentum’ respondisset, ‘At ego plus,’ inquit, ‘accepi, ut tacerem.’</text:p>
      <text:h text:style-name="Heading_20_3" text:outline-level="3">X</text:h>
      <text:h text:style-name="Heading_20_4" text:outline-level="4">Argument</text:h>
      <text:p text:style-name="Text_20_body">Quod C. Gracchus in oratione sua historiam supra scriptam Demadi rhetori, non [Demostheni], adtribuit; verbaque ipsius C. Gracchi relata.</text:p>
      <text:p text:style-name="Text_20_body">QUOD in capite superiore a Critolao scriptum esse diximus super Demosthene, id C. Gracchus in </text:p>
      <text:p text:style-name="Text_20_body"><text:soft-page-break/>oratione, <text:span text:style-name="Emphasis">Qua legem Aufeiam dissuasit,</text:span> in Demaden contulit verbis hisce:</text:p>
      <text:p text:style-name="Text_20_body">‘Nam vos, Quirites, si velitis sapientia atque virtute uti, etsi quaeritis, neminem nostrum invenietis sine pretio huc prodire. Omnes nos qui verba facimus aliquid petimus, neque ullius rei causa quisquam ad vos prodit, nisi ut aliquid auferat.’</text:p>
      <text:p text:style-name="Text_20_body">‘Ego ipse, qui aput vos verba facio uti vectigalia vestra augeatis, quo facilius vestra commoda et rempublicam administrare possitis, non gratis prodeo; verum peto a vobis, non pecuniam, sed bonam existimationem atque honorem.’</text:p>
      <text:p text:style-name="Text_20_body">‘Qui prodeunt dissuasuri ne hanc legem accipiatis, petunt non honorem a vobis, verum a Nicomede pecuniam; qui suadent ut accipiatis, hi quoque petunt non a vobis bonam existimationem, verum a Mitridate rei familiari suae pretium et praemium; qui autem ex eodem loco atque ordine tacent, hi vel acerrimi sunt, nam ab omnibus pretium accipiunt et omnis fallunt.’</text:p>
      <text:p text:style-name="Text_20_body">‘Vos, cum putatis eos ab his rebus remotos esse, inpertitis bonam existimationem;’</text:p>
      <text:p text:style-name="Text_20_body">‘legationes autem a regibus, cum putant eos sua causa reticere, sumptus atque pecunias maximas praebent, item uti in terra Graecia, quo in tempore Graecus tragoedus gloriae sibi ducebat talentum magnum ob unam fabulam datum esse, homo eloquentissimus civitatis suae Demades ei respondisse dicitur: ‘Mirum tibi videtur, si tu loquendo talentum quaesisti? Ego, ut tacerem, decem talenta a rege accepi.’ Item nunc isti pretia maxima ob tacendum accipiunt.’</text:p>
      <text:h text:style-name="Heading_20_3" text:outline-level="3">XI</text:h>
      <text:h text:style-name="Heading_20_4" text:outline-level="4">Argument</text:h>
      <text:p text:style-name="Text_20_body">Verba P. Nigidii, quibus differre dicit ‘mentiri’ et ‘mendacium dicere.’</text:p>
      <text:p text:style-name="Text_20_body">VERBA sunt ipsa haec P. Nigidii, hominis in studiis bonarum artium praecellentis, quem M. Cicero ingenii doctrinarumque nomine summe reveritus est: ‘Inter mendacium dicere et mentiri distat. Qui mentitur ipse non fallitur, alterum fallere conatur; qui mendacium dicit, ipse fallitur.’ Item hoc addidit:</text:p>
      <text:p text:style-name="Text_20_body">‘Qui mentitur,’ inquit, ‘fallit, quantum in se est; at qui mendacium dicit, ipse non fallit, quantum in se est.’</text:p>
      <text:p text:style-name="Text_20_body">Item hoc quoque super eadem re dicit: ‘Vir bonus,’ inquit, ‘praestare debet ne mentiatur, prudens, ne mendacium dicat; alterum incidit in hominem, alterum non.’</text:p>
      <text:p text:style-name="Text_20_body">Varie me hercule et lepide Nigidius tot sententias in eandem rem, quasi aliud atque aliud diceret, disparavit. </text:p>
      <text:h text:style-name="Heading_20_3" text:outline-level="3">XII</text:h>
      <text:h text:style-name="Heading_20_4" text:outline-level="4">Argument</text:h>
      <text:p text:style-name="Text_20_body">Quod Chrysippus philosophus omne verbum ambiguum dubiumque esse dicit, Diodorus contra nullum verbum ambiguum esse putat.</text:p>
      <text:p text:style-name="Text_20_body"><text:soft-page-break/>CHRYSIPPUS ait omne verbum ambiguum natura esse, quoniam ex eodem duo vel plura accipi possunt. Diodorus autem, </text:p>
      <text:p text:style-name="Text_20_body">cui Crono cognomentum fuit, ‘Nullum,’ inquit, ‘verbum est ambiguum, nec quisquam ambiguum dicit aut sentit, nec aliud dici videri debet quam quod se dicere sentit is qui dicit.’</text:p>
      <text:p text:style-name="Text_20_body">‘At cum ego,’ inquit, ‘aliud sensi, tu aliud accepisti, obscure magis dictum videri potest quam ambigue; ambigui enim verbi natura illa esse debuit, ut qui id diceret duo vel plura diceret. Nemo autem duo vel plura dicit, qui se sensit unum dicere.’</text:p>
      <text:h text:style-name="Heading_20_3" text:outline-level="3">XIII</text:h>
      <text:h text:style-name="Heading_20_4" text:outline-level="4">Argument</text:h>
      <text:p text:style-name="Text_20_body">Quid Titus Castricius de verbis deque sententia quadam C. Gracchi existimarit; quodque esse eam sine ullo sensus emolumento docuerit.</text:p>
      <text:p text:style-name="Text_20_body">APUD Titum Castricium, disciplinae rhetoricae doctorem, gravi atque firmo iudicio virum, legebatur oratio C. Gracchi <text:span text:style-name="Emphasis">In P. Popilium.</text:span></text:p>
      <text:p text:style-name="Text_20_body">In eius orationis principio conlocata verba sunt accuratius modulatiusque quam veterum oratorum consuetudo fert. </text:p>
      <text:p text:style-name="Text_20_body">Ea verba, sicuti dixi conposita, haec sunt: ‘Quae vos cupide per hosce annos adpetistis atque voluistis, ea si temere repudiaritis, abesse non potest quin aut olim cupide adpetisse aut nunc temere repudiasse dicamini.’</text:p>
      <text:p text:style-name="Text_20_body">Cursus igitur hic et sonus rotundae volubilisque sententiae eximie nos et unice delectabat, tanto id magis, quod iam tunc C. Graccho, viro inlustri et severo, eiusmodi compositionem fuisse cordi videbamus. </text:p>
      <text:p text:style-name="Text_20_body">Sed enim, cum eadem ipsa verba saepius </text:p>
      <text:p text:style-name="Text_20_body">petentibus nobis lectitarentur, admoniti a Castricio sumus ut consideraremus quae vis quodve emolumentum eius sententiae foret, neque pateremur ut aures nostrae cadentis apte orationis modis eblanditae animum quoque nobis voluptate inani perfunderent.</text:p>
      <text:p text:style-name="Text_20_body">Cumque nos admonitione ista adtentiores fecisset, ‘Inspicite,’ inquit, ‘penitus quid efficiant verba haec, dicatque mihi, quaeso, aliqui vestrum, an sit ulla huiusce sententiae gravitas aut gratia: ‘Quae vos cupide per hosce annos adpetistis atque voluistis, ea si temere repudiaritis, abesse non potest quin aut olim cupide adpetisse aut nunc temere repudiasse dicamini.’’</text:p>
      <text:p text:style-name="Text_20_body">‘Cui enim omnium hominum in mentem non venit id profecto usu venire, ut quod cupide adpetieris, cupide adpetisse et quod temere repudiaveris, temere repudiasse dicaris?’</text:p>
      <text:p text:style-name="Text_20_body">‘At si, opinor,’ inquit, ‘ita scriptum esset: ‘Quae vos per hosce annos adpetistis atque voluistis, ea nunc si repudiaritis, abesse non potest quin aut olim cupide adpetisse aut nunc temere repudiasse dicamini’;’</text:p>
      <text:p text:style-name="Text_20_body"><text:soft-page-break/>‘si ita,’ inquit, ‘diceretur, gravior scilicet solidiorque fieret sententia et acciperet aliquid iustae in audiendo expectationis;’</text:p>
      <text:p text:style-name="Text_20_body">‘nunc autem verba haec ‘cupide’ et ‘temere,’ in quibus verbis omne momentum rei est, non in concludenda sententia tantum dicuntur, sed supra quoque nondum desiderata ponuntur et quae nasci oririque ex ipsa rei conceptione debebant, ante omnino quam res postulat dicuntur. Nam qui ita dicit: ‘si hoc feceris, cupide fecisse diceris,’ rem dicit sensus alicuius ratione conlectam et consertam; qui vero ita dicit: ‘si cupide feceris, cupide fecisse diceris,’ non longe secus dicit atque si diceret: ‘si cupide feceris, cupide feceris.’’</text:p>
      <text:p text:style-name="Text_20_body">‘Haec ego,’ inquit, ‘admonui, non ut C. Graccho vitio darem,—dii enim mentem meliorem mihi! nam, si quicquam in tam fortis facundiae viro vitii vel erroris esse dici potest, id omne et auctoritas eius exhausit et vetustas consumpsit,—sed uti caveretis ne vos facile praestringeret modulatus aliqui currentis facundiae sonitus atque ut vim ipsam rerum virtutemque verborum prius pensitaretis et, si quidem gravis atque integra et sincera sententia diceretur, tum, si ita videretur, gressibus quoque ipsis orationis et gestibus plauderetis; si vero frigidi et leves et futtiles sensus in verba apte numeroseque posita includerentur, non esse id secus crederetis quam cum homines insigni deformitate ac facie deridicula imitantur histriones et gestiunt.’</text:p>
      <text:h text:style-name="Heading_20_3" text:outline-level="3">XIV</text:h>
      <text:h text:style-name="Heading_20_4" text:outline-level="4">Argument</text:h>
      <text:p text:style-name="Text_20_body">Sobria et pulcherrima Romuli regis responsio circa vini usum.</text:p>
      <text:p text:style-name="Text_20_body">SIMPLICISSIMA suavitate et rei et orationis L. Piso Frugi usus est in primo <text:span text:style-name="Emphasis">Annali,</text:span> cum de Romuli regis vita atque victu scriberet.</text:p>
      <text:p text:style-name="Text_20_body">Ea verba, quae scripsit, haec sunt: ‘Eundem Romulum dicunt, ad cenam vocatum, ibi non multum bibisse, quia postridie negotium haberet. Ei dicunt: ‘Romule, si istud omnes homines faciant, vinum vilius sit.’ His respondit: ‘immo vero carum, si quantum quisque volet bibat; nam ego bibi, quantum volui.’’</text:p>
      <text:h text:style-name="Heading_20_3" text:outline-level="3">XV</text:h>
      <text:h text:style-name="Heading_20_4" text:outline-level="4">Argument</text:h>
      <text:p text:style-name="Text_20_body">De ‘ludibundo’ et ‘errabundo’ atque id genus verborum productionibus; et quod Laberius sic ‘amorabundam’ dixit, ut dicitur ‘ludibunda’ et ‘errabunda’; atque inibi quod Sisenna per huiuscemodi verbum nova figura usus est.</text:p>
      <text:p text:style-name="Text_20_body">LABERIUS in <text:span text:style-name="Emphasis">Lacu Averno</text:span> mulierem amantem, verbo inusitatius ficto, ‘amorabundam’ dixit.</text:p>
      <text:p text:style-name="Text_20_body">Id verbum Caesellius Vindex in <text:span text:style-name="Emphasis">Commentario Lectionum Antiquarum</text:span> ea figura scriptum dixit, qua ‘ludibunda’ et ‘ridibunda’ et ‘errabunda’ dicitur ‘ludens’ et ‘ridens’ et ‘errans.’</text:p>
      <text:p text:style-name="Text_20_body">Terentius autem Scaurus, divi Hadriani temporibus grammaticus vel nobilissimus, inter alia quae <text:span text:style-name="Emphasis">De Caeselli Erroribus</text:span> conposuit, in hoc quoque verbo errasse eum scripsit, quod idem esse putaverit ‘ludens’ et ‘ludibunda,’ ‘ridens’ et ‘ridibunda,’ ‘errans’ et ‘errabunda.’ ‘Nam ‘ludibunda,’’ <text:soft-page-break/>inquit, ‘et ‘ridibunda’ et ‘errabunda’ ea dicitur quae ludentem vel ridentem vel errantem agit aut simulat.’</text:p>
      <text:p text:style-name="Text_20_body">Sed qua ratione Scaurus adductus sit ut Caesellium in eo reprehenderet,non hercle reperiebamus. Non est enim dubium quin haec, genere ipso </text:p>
      <text:p text:style-name="Text_20_body">dumtaxat, idem significent quod ea demonstrant a quibus producuntur. Quid esset autem ludentem agere vel imitari non intellegere videri maluimus quam insimulare eum tamquam ipsum minus intellegentem. </text:p>
      <text:p text:style-name="Text_20_body">Quin magis Scaurum oportuit, commentaria Caeselli criminantem, hoc ab eo praeteritum requirere, quod non dixerit an quid et quantulum differret a ‘ludibundo’ ‘ludens’ et ‘ridibundo’ ‘ridens’ et ‘errabundo’ ‘errans’ ceteraque quae horum sunt similia, an a principalibus verbis paulum aliquid distarent, et quam omnino vim haberet particula haec extrema eiusmodi vocabulis addita.</text:p>
      <text:p text:style-name="Text_20_body">Hoc enim fuit potius requirendum in istiusmodi figurae tractatu, sicuti requiri solet in ‘vinulento’ et ‘lutulento’ et ‘turbulento,’ vacuane et inanis sit istaec productio, cuiusmodi sunt quae <text:span text:style-name="Emphasis">παραγωγάς</text:span> [Graeci] dicunt, an extrema illa particula habeat aliquid suae propriae significationis.</text:p>
      <text:p text:style-name="Text_20_body">Cum reprehensionem autem illam Scauri notaremus, in memoriam nobis rediit quod Sisenna in quarto <text:span text:style-name="Emphasis">Historiarum</text:span> eiusdem figurae verbo ita usus est. ‘Populabundus,’ inquit, ‘agros ad oppidum pervenit,’ quod scilicet significat ‘cum agros popularetur,’ non, ut Scaurus in consimilibus verbis ait, ‘cum populantem ageret’ vel ‘cum imitaretur.’</text:p>
      <text:p text:style-name="Text_20_body">Sed inquirentibus nobis quaenam ratio et origo esset huiuscemodi figurae ‘populabundus’ et ‘errabundus’ et ‘laetabundus’ et ‘ludibundus’ multorumque aliorum id genus verborum, <text:span text:style-name="Emphasis">εὐεπιβόλως</text:span> hercle Apollinaris noster videri sibi ait particulam istam postremam in quam verba talia exeunt vim et copiam et quasi abundantiam rei cuius id verbum</text:p>
      <text:p text:style-name="Text_20_body">esset demonstrare, ut ‘laetabundus’ is dicatur qui abunde laetus sit, et ‘errabundus,’ qui longo atque abundanti errore sit, ceteraque omnia ex ea figura ita dici ostendit, ut productio haec et extremitas largam et fluentem vim et copiam declararet.</text:p>
      <text:h text:style-name="Heading_20_3" text:outline-level="3">XVI</text:h>
      <text:h text:style-name="Heading_20_4" text:outline-level="4">Argument</text:h>
      <text:p text:style-name="Text_20_body">Quod Graecorum verborum quorundam difficillima est in Latinam linguam mutatio, velut quod Graece dicitur <text:span text:style-name="Emphasis">πολυπραγμοσύνη.</text:span></text:p>
      <text:p text:style-name="Text_20_body">ADIECIMUS saepe animum ad vocabula rerum non paucissima quae neque singulis verbis, ut a Graecis, neque, si maxime pluribus eas res verbis dicamus, tam dilucide tamque apte demonstrari Latina oratione possunt quam Graeci ea dicunt privis vocibus. </text:p>
      <text:p text:style-name="Text_20_body">Nuper etiam cum adlatus esset ad nos Plutarchi liber et eius libri indicem legissemus, qui erat <text:span text:style-name="Emphasis">Περὶ Πολυπραγμοσύνης,</text:span> percontanti cuipiam qui et litterarum et vocum Graecarum expers fuit cuiusnam liber et qua de re scriptus esset, nomen quidem scriptoris statim diximus, rem de qua scriptum fuit dicturi, haesimus.</text:p>
      <text:p text:style-name="Text_20_body"><text:soft-page-break/>Ac tum quidem primo, quia non satis commode opinabar interpretaturum me esse, si dicerem librum scriptum ‘De Negotiositate,’ aliud institui aput me exquirere, quod, ut dicitur, verbum de verbo expressum esset.</text:p>
      <text:p text:style-name="Text_20_body">Nihil erat prorsus quod </text:p>
      <text:p text:style-name="Text_20_body">aut meminissem legere me aut, si etiam vellem fingere, quod non insigniter asperum absurdumque esset, si ex multitudine et negotio verbum unum compingerem, sicuti ‘multiiuga’ dicimus et ‘multicolora’ et ‘multiformia.’</text:p>
      <text:p text:style-name="Text_20_body">Sed non minus inlepide ita diceretur quam si interpretari voce una velis <text:span text:style-name="Emphasis">πολυφιλίαν</text:span> aut <text:span text:style-name="Emphasis">πολυτροπίαν</text:span> aut <text:span text:style-name="Emphasis">πολυσαρκίαν.</text:span></text:p>
      <text:p text:style-name="Text_20_body">Quamobrem, cum diutule tacitus in cogitando fuissem, respondi tandem non videri mihi significari eam rem posse uno nomine, et idcirco iuncta oratione quid vellet Graecum id verbum parabam dicere.</text:p>
      <text:p text:style-name="Text_20_body">‘Ad multas igitur res adgressio earumque omnium rerum actio <text:span text:style-name="Emphasis">πολυπραγμοσύνη,</text:span>’ inquam, ‘Graece dicitur, de qua hunc librum conpositum esse, inscriptio ista indicat.’</text:p>
      <text:p text:style-name="Text_20_body">Tum ille opicus, verbis meis inchoatis et inconditis adductus virtutemque esse <text:span text:style-name="Emphasis">πολυπραγμοσύνην</text:span> ratus, ‘Hortatur,’ inquit, ‘nos profecto nescio quis hic Plutarchus ad negotia capessenda et ad res obeundas plurimas cum industria et celeritate, nomenque ipsius virtutis de qua locuturus esset libro ipsi, sicuti dicis, non incommode praescripsit.’ ‘Minime,’ inquam, ‘vero;’</text:p>
      <text:p text:style-name="Text_20_body">‘neque enim ista omnino virtus est, cuius Graeco nomine argumentum hoc libri demonstratur, neque id quod tu opinare aut ego me dicere sentio aut Plutarchus facit. Deterret enim nos hoc quidem in libro, quam potest maxime, a varia promiscaque et non necessaria rerum cuiuscemodi plurimarum et cogitatione et petitione.’</text:p>
      <text:p text:style-name="Text_20_body">‘Sed huius,’ inquam, ‘tui erroris culpam esse intellego in mea scilicet infacundia, qui ne pluribus quidem verbis potuerim non obscurissime dicere quod a Graecis perfectissime verbo uno et planissime dicitur.’</text:p>
      <text:h text:style-name="Heading_20_3" text:outline-level="3">XVII</text:h>
      <text:h text:style-name="Heading_20_4" text:outline-level="4">Argument</text:h>
      <text:p text:style-name="Text_20_body">Quid significet in veteribus praetorum edictis: ‘qui flumina retanda publice redempta habent.’</text:p>
      <text:p text:style-name="Text_20_body">EDICTA veterum praetorum sedentibus forte nobis in bibliotheca templi Traiani et aliud quid quaerentibus cum in manus incidissent, legere atque cognoscere libitum est. </text:p>
      <text:p text:style-name="Text_20_body">Tum in quodam edicto antiquiore ita scriptum invenimus: ‘Qui flumina retanda publice redempta habent, si quis eorum ad me eductus fuerit, qui dicatur quod eum ex lege locationis facere oportuerit non fecisse.’</text:p>
      <text:p text:style-name="Text_20_body">‘Retanda’ igitur quid esset quaerebatur.</text:p>
      <text:p text:style-name="Text_20_body"><text:soft-page-break/>Dixit ibi quispiam nobiscum sedens amicus meus in libro se Gavi <text:span text:style-name="Emphasis">De Origine Vocabulorum VII.</text:span> legisse, ‘retas’ vocari arbores quae aut ripis fluminum eminerent aut in alveis eorum extarent, appellatasque esse a retibus, quod praetereuntes naves inpedirent et quasi inretirent; idcircoque sese arbitrari, ‘retanda’</text:p>
      <text:p text:style-name="Text_20_body">flumina locari solita esse, id est purganda, ne quid aut morae aut periculi navibus in ea virgulta incidentibus fieret. </text:p>
      <text:h text:style-name="Heading_20_3" text:outline-level="3">XVIII</text:h>
      <text:h text:style-name="Heading_20_4" text:outline-level="4">Argument</text:h>
      <text:p text:style-name="Text_20_body">Qua poena Draco Atheniensis, in legibus quas populo Atheniensi scripsit, fures adfecerit; et qua postea Solon; et qua item decemviri nostri, qui <text:span text:style-name="Emphasis">[duodecim] Tabulas</text:span> scripserunt; atque inibi adscriptum quod aput Aegyptios furta licita et permissa sunt, aput Lacedaemonios autem cum studio quoque adfectata et pro exercitio utili celebrata; ac praeterea M. Catonis de poeniendis furtis digna memoria sententia.</text:p>
      <text:p text:style-name="Text_20_body">DRACO Atheniensis vir bonus multaque esse prudentia existimatus est iurisque divini et humani peritus fuit. </text:p>
      <text:p text:style-name="Text_20_body">Is Draco leges, quibus Athenienses uterentur, primus omnium tulit. </text:p>
      <text:p text:style-name="Text_20_body">In illis legibus furem cuiusmodicumque furti supplicio capitis poeniendum esse et alia pleraque nimis severe censuit sanxitque.</text:p>
      <text:p text:style-name="Text_20_body">Eius igitur leges, quoniam videbantur impendio acerbiores, non decreto iussoque, set tacito inlitteratoque Atheniensium consensu oblitteratae sunt. Postea legibus aliis [mitioribus],</text:p>
      <text:p text:style-name="Text_20_body">a Solone [compositis], usi sunt. Is Solon e septem illis inclutis sapientibus fuit. Is sua lege in fures, non, ut Draco antea, mortis, sed dupli poena vindicandum existimavit.</text:p>
      <text:p text:style-name="Text_20_body">Decemviri autem nostri, qui post reges exactos leges, quibus populus Romanus uteretur, in <text:span text:style-name="Emphasis">XII. Tabulis</text:span> scripserunt, neque pari severitate in</text:p>
      <text:p text:style-name="Text_20_body">poeniendis omnium generum [furibus] neque remissa nimis lenitate usi sunt.</text:p>
      <text:p text:style-name="Text_20_body">Nam furem qui manifesto furto prensus esset tum demum occidi permiserunt, si aut, cum faceret furtum, nox esset, aut interdiu telo se, cum prenderetur, defenderet. </text:p>
      <text:p text:style-name="Text_20_body">Ex ceteris autem manifestis furibus liberos verberari addicique iusserunt ei cui furtum factum esset, si modo id luci fecissent neque se telo defendissent; servos item furti manifesti prensos verberibus adfici et e saxo praecipitari, sed pueros inpuberes praetoris arbitratu verberari voluerunt noxiamque ab his factam sarciri. </text:p>
      <text:p text:style-name="Text_20_body">Ea quoque furta quae per lancem liciumque concepta essent, proinde ac si manifesta forent, vindicaverunt.</text:p>
      <text:p text:style-name="Text_20_body">Sed nunc a lege illa decemvirali discessum est. Nam si qui super manifesto furto iure et ordine <text:soft-page-break/>experiri velit, actio in quadruplum datur. </text:p>
      <text:p text:style-name="Text_20_body">‘Manifestum’ autem ‘furtum est,’ ut ait Masurius, ‘quod deprehenditur dum fit. Faciendi finis est, cum perlatum est quo ferri coeperat.’</text:p>
      <text:p text:style-name="Text_20_body">Furti concepti, item oblati, tripli poena est.</text:p>
      <text:p text:style-name="Text_20_body">Sed quod sit ‘oblatum,’ quod ‘conceptum,’ et pleraque alia ad eam rem ex egregiis veterum moribus accepta neque inutilia cognitu neque iniucunda qui legere volet, inveniet Sabini librum cui titulus est <text:span text:style-name="Emphasis">De Furtis.</text:span></text:p>
      <text:p text:style-name="Text_20_body">In quo id quoque scriptum </text:p>
      <text:p text:style-name="Text_20_body">est, quod volgo inopinatum est, non hominum tantum neque rerum moventium, quae auferri occulte et subripi possunt, sed fundi quoque et aedium fieri furtum; condemnatum quoque furti colonum, qui fundo quem conduxerat vendito, possessione eius dominum intervertisset. </text:p>
      <text:p text:style-name="Text_20_body">Atque id etiam, quod magis inopinabile est, Sabinus dicit, furem esse hominis iudicatum, qui cum fugitivus praeter oculos forte domini iret, obtentu togae, tamquam se amiciens, ne videretur a domino, obstitisset.</text:p>
      <text:p text:style-name="Text_20_body">Allis deinde furtis omnibus, quae ‘nec manifesta’ appellantur, poenam imposuerunt dupli.</text:p>
      <text:p text:style-name="Text_20_body">Id etiam memini legere me in libro Aristonis iureconsulti, hautquaquam indocti viri, aput veteres Aegyptios, quod genus hominum constat et in artibus reperiendis sollertes extitisse et in cognitione rerum indaganda sagaces, furta omnia fuisse licita et inpunita.</text:p>
      <text:p text:style-name="Text_20_body">Aput Lacedaemonios quoque, sobrios illos et acres viros, cuius rei non adeo ut Aegyptiis fides longinqua est, non pauci neque ignobiles scriptores, qui de moribus legibusque eorum memorias condiderunt, ius atque usum fuisse furandi dicunt, idque a iuventute eorum non ad turpia lucra neque ad sumptum libidini praebendum comparandamve opulentiam, sed pro exercitio disciplinaque rei bellicae factitatum, quod et furandi sollertia et adsuetudo acueret firmaretque animos adulescentium et ad insidiarum astus et ad vigilandi tolerantiam et ad obrependi celeritatem.</text:p>
      <text:p text:style-name="Text_20_body">Sed enim M. Cato in oratione, quam <text:span text:style-name="Emphasis">De Praeda</text:span></text:p>
      <text:p text:style-name="Text_20_body"><text:span text:style-name="Emphasis">Militibus Dividenda</text:span> scripsit, vehementibus et inlustribus verbis de inpunitate peculatus atque licentia conqueritur. Ea verba, quoniam nobis inpense placuerunt. adscripsimus: ‘Fures,’ inquit, ‘privatorum furtorum in nervo atque in compedibus aetatem agunt, fures publici in auro atque in purpura.’</text:p>
      <text:p text:style-name="Text_20_body">Quam caste autem ac religiose a prudentissimis viris quid esset ‘furtum’ definitum sit, praetereundum non puto, ne quis eum solum esse furem putet, qui occulte tollit aut clam subripit.</text:p>
      <text:p text:style-name="Text_20_body">Verba sunt Sabini ex libro <text:span text:style-name="Emphasis">luris Civilis</text:span> secundo: ‘Qui alienam rem adtrectavit, cum id se invito domino facere iudicare deberet, furti tenetur.’</text:p>
      <text:p text:style-name="Text_20_body">Item alio capite: ‘Qui alienum tacens lucri faciendi causa sustulit, furti obstringitur, sive scit cuius sit, sive nescit.’</text:p>
      <text:p text:style-name="Text_20_body"><text:soft-page-break/>Haec quidem sic, in eo quo nunc dixi, Sabinus scripsit de rebus furti faciendi causa adtrectatis. </text:p>
      <text:p text:style-name="Text_20_body">Sed meminisse debemus, secundum ea quae supra scripsi, furtum sine ulla quoque adtrectatione fieri posse, sola mente atque animo ut furtum fiat adnitente. </text:p>
      <text:p text:style-name="Text_20_body">Quocirca ne id quidem Sabinus dubitare se ait, quin dominus furti sit condemnandus qui servo suo uti furtum faceret imperavit.</text:p>
      <text:h text:style-name="Heading_20_2" text:outline-level="2">Liber Duodecimus</text:h>
      <text:h text:style-name="Heading_20_3" text:outline-level="3">I</text:h>
      <text:h text:style-name="Heading_20_4" text:outline-level="4">Argument</text:h>
      <text:p text:style-name="Text_20_body">Dissertatio Favorini philosophi, qua suasit nobili feminae uti liberos quos peperisset, non nutricum aliarum, sed sibi suo lacte aleret.</text:p>
      <text:p text:style-name="Text_20_body">NUNTIATUM quondam est Favorino philosopho, nobis praesentibus, uxorem auditoris sectatorisque sui paululum ante enixam auctumque eum esse nato filio. </text:p>
      <text:p text:style-name="Text_20_body">‘Eamus,’ inquit, ‘et puerum visum et patri gratulatum.’</text:p>
      <text:p text:style-name="Text_20_body">Is erat loci senatorii, ex familia nobiliore. Imus una qui tum aderamus prosecutique eum sumus ad domum quo pergebat, et cum eo simul introgressi sumus. </text:p>
      <text:p text:style-name="Text_20_body">Tum in primis aedibus complexus hominem congratulatusque adsedit. Atque ubi percontatus est quam diutinum puerperium et quam laboriosi nixus fuissent, puellamque defessam labore ac vigilia somnum capere cognovit, fabulari instituit prolixius et: ‘Nihil,’ inquit, ‘dubito quin filium lacte suo nutritura sit.’</text:p>
      <text:p text:style-name="Text_20_body">Sed cum mater puellae parcendum esse ei diceret adhibendasque puero nutrices, ne ad dolores quos in enitendo tulisset munus quoque nutricationis grave ac difficile accederet, ‘Oro te,’ inquit, ‘mulier, sine eam totam integram matrem esse filii sui.’</text:p>
      <text:p text:style-name="Text_20_body">‘Quod est enim hoc contra naturam inperfectum atque dimidiatum matris genus, peperisse ac statim a sese abiecisse? aluisse in utero sanguine suo nescio quid quod non videret, non alere nunc suo lacte quod videat, iam viventem, iam hominem, iam matris officia inplorantem?’</text:p>
      <text:p text:style-name="Text_20_body">‘An tu quoque,’ inquit, ‘putas naturam feminis mammarum ubera quasi quosdam venustiores naevulos, non liberum alendorum, sed ornandi pectoris causa dedisse?’</text:p>
      <text:p text:style-name="Text_20_body">‘Sic enim, quod a vobis scilicet abest, pleraeque istae prodigiosae mulieres fontem illum sanctissimum corporis, generis humani educatorem, arefacere et extinguere cum periculo quoque aversi corruptique lactis laborant, tamquam pulcritudinis sibi insignia devenustet, quod quidem faciunt eadem vecordia, qua quibusdam commenticiis fraudibus nituntur ut fetus quoque ipsi, in corpore suo concepti, aboriantur, ne aequor illud ventris inrugetur ac de gravitate oneris et labore partus fatiscat.’</text:p>
      <text:p text:style-name="Text_20_body">‘Quod cum sit publica detestatione communique odio dignum, in ipsis hominem primordiis, dum <text:soft-page-break/>fingitur, dum animatur, inter ipsas artificis naturae manus interfectum ire, quantulum hinc abest, iam perfectum, iam genitum, iam filium proprii atque consueti atque cogniti sanguinis alimonia privare?’</text:p>
      <text:p text:style-name="Text_20_body">‘‘Sed nihil interest,’ hoc enim dicitur, ‘dum alatur et vivat, cuius id lacte fiat.’’</text:p>
      <text:p text:style-name="Text_20_body">‘Cur igitur iste qui hoc dicit, si in capessendis naturae sensibus tam obsurduit, non id quoque nihil interesse putat, cuius in corpore cuiusque ex sanguine concretus homo et coalitus sit?’</text:p>
      <text:p text:style-name="Text_20_body">‘an quia spiritu multo et calore exalbuit, non idem sanguis est nunc in uberibus, qui in utero fuit?’</text:p>
      <text:p text:style-name="Text_20_body">‘Nonne hac quoque in re sollertia naturae evidens est, quod, postquam sanguis ille opifex in penetralibus suis omne corpus hominis finxit, adventante iam partus tempore, in supernas se partis perfert, ad fovenda vitae atque lucis rudimenta praesto est et recens natis notum et familiarem victum offert?’</text:p>
      <text:p text:style-name="Text_20_body">‘Quamobrem non frustra creditum est, sicut valeat ad fingendas corporis atque animi similitudines vis et natura seminis, non secus ad eandem rem lactis quoque ingenia et proprietates valere.’</text:p>
      <text:p text:style-name="Text_20_body">‘Neque in hominibus id solum, sed in pecudibus quoque animadversum. Nam si ovium lacte haedi aut caprarum agni alantur, constat ferme in his lanam duriorem, in illis capillum gigni teneriorem.’</text:p>
      <text:p text:style-name="Text_20_body">‘In arboribus etiam et frugibus maior plerumque vis et potestas est ad earum indolem vel detrectandam vel augendam aquarum atque terrarum quae alunt, quam ipsius quod iacitur seminis, ac saepe videas arborem laetam et nitentem, in locum alium transpositam, deterioris terrae suco deperisse.’</text:p>
      <text:p text:style-name="Text_20_body">‘Quae, malum, igitur ratio est, nobilitatem istam nati modo hominis corpusque et animum, bene ingeniatis primordiis inchoatum, insitivo degenerique alimento lactis alieni corrumpere? praesertim si ista quam ad praebendum lactem adhibebitis, aut serva aut servilis est et, ut plerumque solet, externae et barbarae nationis est, si inproba, si informis, si inpudica, si temulenta est; nam plerumque sine discrimine, quaecumque id temporis lactans est adhiberi solet.’</text:p>
      <text:p text:style-name="Text_20_body">‘Patiemurne igitur infantem hunc nostrum pernicioso contagio infici et spiritum ducere in animum atque in corpus suum ex corpore et animo deterrimo?’</text:p>
      <text:p text:style-name="Text_20_body">‘Id hercle ipsum est quod saepenumero miramur, quosdam pudicarum mulierum liberos parentum suorum neque corporibus neque animis similes existere.’</text:p>
      <text:p text:style-name="Text_20_body">‘Scite igitur et perite noster Maro, quod, cum versus illos Homeri consectaretur: non partionem solam, tamquam ille quem sequebatur, sed alituram quoque feram et saevam criminatus est; addidit enim hoc de suo: quoniam videlicet in moribus inolescendis magnam fere partem ingenium altricis et natura lactis tenet, quae iam a principio imbuta paterni seminis concretione, ex matris etiam corpore et animo recentem indolem configurat.’</text:p>
      <text:p text:style-name="Text_20_body">‘Et praeter haec autem, quis illud etiam neglegere aspernarique possit, quod quae partus suos deserunt ablegantque a sese et aliis nutriendos dedunt, vinculum illud coagulumque animi atque amoris, quo parentes cum filiis natura consociat, interscindunt aut certe quidem diluunt deteruntque.’</text:p>
      <text:p text:style-name="Text_20_body"><text:soft-page-break/>‘Nam ubi infantis aliorsum dati facta ex oculis amolitiost, vigor ille maternae flagrantiae sensim atque paulatim restinguitur omnisque inpatientissimae sollicitudinis strepitus consilescit, neque multo minor amendati ad nutricem aliam filii, quam morte amissi, obliviost.’</text:p>
      <text:p text:style-name="Text_20_body">‘Ipsius quoque infantis adfectio animi, amoris, consuetudinis in ea sola unde alitur occupatur, et proinde, ut in expositis usu venit, matris quae genuit neque sensum ullum neque desiderium capit. Ac propterea, oblitteratis et abolitis nativae pietatis elementis, quicquid ita educati liberi amare patrem atque matrem videntur, magnam fere partem non naturalis ille amor est, sed civilis et opinabilis.’</text:p>
      <text:p text:style-name="Text_20_body">Haec Favorinum dicentem audivi Graeca oratione. Cuius sententias communis utilitatis gratia, quantum meminisse potui, rettuli, amoenitates vero et copias ubertatesque verborum Latina omnis facundia vix quaedam indipisci potuerit, mea tenuitas nequaquam.</text:p>
      <text:h text:style-name="Heading_20_3" text:outline-level="3">II</text:h>
      <text:h text:style-name="Heading_20_4" text:outline-level="4">Argument</text:h>
      <text:p text:style-name="Text_20_body">Quod Annaeus Seneca, iudicans de Q. Ennio deque M. Tullio, levi futtilique iudicio fuit.</text:p>
      <text:p text:style-name="Text_20_body">DE Annaeo Seneca partim existimant ut de scriptore minime utili, cuius libros adtingere nullum pretium operae sit, quod oratio eius vulgaria videatur et protrita, res atque sententiae aut inepto inanique </text:p>
      <text:p text:style-name="Text_20_body">impetu sint aut levi et causidicali argutia, eruditio autem vernacula et plebeia nihilque ex veterum scriptis habens neque gratiae neque dignitatis. Alii vero elegantiae quidem in verbis parum esse non infitias eunt, sed et rerum quas dicat scientiam doctrinamque ei non deesse dicunt et in vitiis morum obiurgandis severitatem gravitatemque non invenustam. </text:p>
      <text:p text:style-name="Text_20_body">Mihi de omni eius ingenio deque omni scripto iudicium censuramque facere non necessum est; sed quod de M. Cicerone et Q. Ennio et P. Vergilio iudicavit, ea res [cuimodi] sit, ad considerandum ponemus.</text:p>
      <text:p text:style-name="Text_20_body">In libro enim vicesimo secundo <text:span text:style-name="Emphasis">Epistularum Moralium</text:span> quas ad Lucilium conposuit, deridiculos versus Q. Ennium de Cetego antiquo viro fecisse hos dicit:</text:p>
      <text:p text:style-name="Standard"><text:s/></text:p>
      <text:p text:style-name="Text_20_body">Ac deinde scripsit de isdem versibus verba haec: ‘Admiror eloquentissimos viros et deditos Ennio pro optimis ridicula laudasse. Cicero certe inter bonos eius versus et hos refert.’</text:p>
      <text:p text:style-name="Text_20_body">Atque id etiam de Cicerone dicit: ‘Non miror,’ inquit, ‘fuisse qui hos versus scriberet, cum fuerit qui laudaret; nisi forte Cicero summus orator agebat causam suam et volebat suos versus videri bonos.’</text:p>
      <text:p text:style-name="Text_20_body">Postea hoc etiam addidit insulsissime: ‘Aput ipsum quoque,’ inquit, ‘Ciceronem invenies, etiam in prosa oratione, quaedam ex quibus intellegas ilium non perdidisse operam, quod Ennium legit.’</text:p>
      <text:p text:style-name="Text_20_body">Ponit deinde quae apud Ciceronem reprehendat, quasi Enniana, quod ita scripserit in libris <text:span text:style-name="Emphasis">De Republica:</text:span> ‘Ut Menelao Laconi quaedam fuit suaviloquens iucunditas,’ et quod alio in loco dixerit: ‘breviloquentiam in dicendo colit.’ Atque ibi homo nugator Ciceronis errores deprecatur et: ‘Non <text:soft-page-break/>fuit,’ inquit, ‘Ciceronis hoc vitium, sed temporis; necesse erat haec dici, cum illa legerentur.’</text:p>
      <text:p text:style-name="Text_20_body">Deinde adscribit Ciceronem haec ipsa interposuisse ad effugiendam infamiam nimis lascivae orationis et nitidae.</text:p>
      <text:p text:style-name="Text_20_body">De Vergilio quoque eodem in loco verba haec ponit: ‘Vergilius quoque noster non ex alia causa duros quosdam versus et enormes et aliquid supra mensuram trahentis interposuit quam ut Ennianus populus adgnosceret in novo carmine aliquid antiquitatis.’</text:p>
      <text:p text:style-name="Text_20_body">Sed iam verborum Senecae piget; haec tamen inepti et insubidi hominis ioca non praeteribo: ‘Quidam sunt,’ inquit, ‘tam magni sensus Q. Ennii, ut, licet scripti sint inter hircosos, possint tamen inter unguentatos placere’; et, cum reprehendisset versus quos supra de Cetego posuimus: ‘Qui huiuscemodi,’ inquit, ‘versus amant, liqueat tibi eosdem admirari et Soterici lectos.’</text:p>
      <text:p text:style-name="Text_20_body">Dignus sane Seneca videatur lectione ac studio adulescentium, qui honorem coloremque veteris orationis Soterici lectis compararit, quasi minimae scilicet gratiae et relictis iam contemptisque. </text:p>
      <text:p text:style-name="Text_20_body">Audias tamen [commemorari] ac referri pauca quaedam quae idem ipse Seneca bene dixerit, quale est illud, quod in hominem avarum et avidum et pecuniae sitientem dixit: ‘Quid enim refert quantum habeas? multo illud plus est quod non [habes].’</text:p>
      <text:p text:style-name="Text_20_body">Benene hoc? sane bene; sed adulescentium indolem non tam iuvant quae bene dicta sunt quam inficiunt quae pessime, multoque tanto magis, si et plura sunt quae deteriora sunt, et quaedam in his non pro enthymemate aliquo rei parvae ac simplicis, sed in re ancipiti pro consilio dicuntur. </text:p>
      <text:h text:style-name="Heading_20_3" text:outline-level="3">III</text:h>
      <text:h text:style-name="Heading_20_4" text:outline-level="4">Argument</text:h>
      <text:p text:style-name="Text_20_body">Lictoris vocabulum qua ratione conceptum ortumque sit; et super eo diversae sententiae Valgi Rufi et Tulli Tironis. </text:p>
      <text:p text:style-name="Text_20_body">VALGIUS RUFUS in secundo librorum quos inscripsit <text:span text:style-name="Emphasis">De Rebus per Epistulam Quaesitis,</text:span> ‘lictorem’ dicit a ‘ligando’ appellatum esse, quod, cum magistratus populi Romani virgis quempiam verberari iussissent, crura eius et manus ligari vincirique a viatore solita sint, et inde is qui ex conlegio viatorum officium ligandi haberet ‘lictor’ sit appellatus;</text:p>
      <text:p text:style-name="Text_20_body">utiturque ad eam rem testimonio M. Tulli verbaque eius refert ex oratione quae dicta est <text:span text:style-name="Emphasis">Pro C. Rabirio:</text:span> ‘Lictor,’ inquit, ‘conliga manus.’</text:p>
      <text:p text:style-name="Text_20_body">Haec ita Valgius.</text:p>
      <text:p text:style-name="Text_20_body">Et nos sane cum illo sentimus; sed Tiro Tullius M. Ciceronis libertus, ‘lictorem’ vel a ‘limo’ vel a ‘licio’ dictum scripsit: ‘Licio enim transverse, quod ‘limum’ appellatur, qui magistratibus,’ inquit, ‘praeministrabant cincti erant.’</text:p>
      <text:p text:style-name="Text_20_body">Si quis autem est qui propterea putat probabilius esse quod Tiro dixit, quoniam prima syllaba in ‘lictore,’ sicuti in ‘licio,’ producta est et in eo verbo quod est ‘ligo’ correpta est, nihil ad rem istud pertinet. Nam sicut a ‘ligando’ ‘lictor’ et a ‘legendo’ ‘lector’ et a ‘viendo’ ‘vitor’ et ‘tuendo’ ‘tutor’ <text:soft-page-break/>et ‘struendo’ ‘structor’ productis quae corripiebantur vocalibus dicta sunt.</text:p>
      <text:h text:style-name="Heading_20_3" text:outline-level="3">IV</text:h>
      <text:h text:style-name="Heading_20_4" text:outline-level="4">Argument</text:h>
      <text:p text:style-name="Text_20_body">Versus accepti ex Q. Enni septimo <text:span text:style-name="Emphasis">Annalium,</text:span> quibus depingitur finiturque ingenium comitasque hominis minoris erga amicum superiorem.</text:p>
      <text:p text:style-name="Text_20_body">DESCRIPTUM definitumque est a Quinto Ennio in <text:span text:style-name="Emphasis">Annali</text:span> septimo graphice admodum sciteque sub historia Gemini Servili, viri nobilis, quo ingenio, qua comitate, qua modestia, qua fide, qua linguae parsimonia, qua loquendi opportunitate, quanta rerum antiquarum morumque veterum ac novorum scientia quantaque servandi tuendique secreti religione, qualibus denique ad muniendas vitae molestias fomentis,</text:p>
      <text:p text:style-name="Text_20_body">levamentis, solacis amicum esse conveniat hominis genere et fortuna superioris. </text:p>
      <text:p text:style-name="Text_20_body">Eos ego versus non minus frequenti adsiduoque memoratu dignos puto quam philosophorum de officiis decreta. </text:p>
      <text:p text:style-name="Text_20_body">Ad hoc color quidam [vetustatis] in his versibus tam reverendus est, suavitas tam [inpromisca] tamque a fuco omni remota est, ut mea quidem sententia pro antiquis sacratisque amicitias legibus observandi, tenendi colendique sint. Quapropter adscribendos eos existimavi,</text:p>
      <text:p text:style-name="Text_20_body">si quis iam statim desideraret: </text:p>
      <text:p text:style-name="Text_20_body">L. Aelium Stilonem dicere solitum ferunt Q. Ennium de semet ipso haec scripsisse picturamque istam morum et ingenii ipsius Q. Ennii factam esse. </text:p>
      <text:h text:style-name="Heading_20_3" text:outline-level="3">V</text:h>
      <text:h text:style-name="Heading_20_4" text:outline-level="4">Argument</text:h>
      <text:p text:style-name="Text_20_body">Sermo Tauri philosophi de modo atque ratione tolerandi doloris secundum Stoicorum decreta.</text:p>
      <text:p text:style-name="Text_20_body">CUM Delphos ad Pythia conventumque totius ferme Graeciae visendum philosophus Taurus iret nosque ei comites essemus inque eo itinere Lebadiam venissemus, quod est oppidum anticum in terra Boeotia, adfertur ibi ad Taurum amicum eius quempiam, nobilem in Stoica disciplina philosophum, aegra valitudine oppressum, decumbere. </text:p>
      <text:p text:style-name="Text_20_body">Tunc omisso itinere, quod alioquin maturandum erat, et relictis vehiculis, pergit eum propere videre, nosque de more, quem in locum cumque iret, secuti sumus. Et ubi ad aedes in quis ille aegrotus erat pervenimus, videmus hominem doloribus cruciatibusque alvi, quod Graeci <text:span text:style-name="Emphasis">κόλον</text:span> dicunt, et febri simul rapida adflictari gemitusque ex eo conpressos erumpere spiritusque et anhelitus e pectore eius evadere, non dolorem magis indicantes quam pugnam adversum dolorem.</text:p>
      <text:p text:style-name="Text_20_body">Post deinde, cum Taurus et medicos accersisset conlocutusque de facienda medella esset et eum ipsum ad retinendam patientiam, testimonio tolerantiae </text:p>
      <text:p text:style-name="Text_20_body"><text:soft-page-break/>quam videbat perhibito, stabilisset, egressique inde ad vehicula et ad comites rediremus: ‘Vidistis,’ inquit Taurus, ‘non sane iucundum spectaculum, sed cognitu tamen utile, congredientes conpugnantesque philosophum et dolorem. Faciebat vis illa et natura morbi, quod erat suum, distractionem cruciatumque membrorum, faciebat contra ratio et natura animi, quod erat aeque suum: perpetiebatur et cohibebat coercebatque infra sese violentias effrenati doloris. Nullos eiulatus, nullas conplorationes, ne ullas quidem voces indecoras edebat, signa tamen quaedam, sicut vidistis, existebant virtutis et corporis, de possessione hominis pugnantium.’</text:p>
      <text:p text:style-name="Text_20_body">Tum e sectatoribus Tauri invenis, in disciplinis philosophiae non ignavus, ‘Si tanta,’ inquit, ‘doloris acerbitas est, ut contra voluntatem contraque iudicium animi nitatur invitumque hominem cogat ad gemendum confitendumque de malo morbi saevientis, cur dolor aput Stoicos indifferens esse dicitur, non malum? Cur deinde aut Stoicus homo cogi aliquid potest aut dolor cogere, cum et dolorem Stoici nihil cogere et sapientem nihil cogi posse dicant?’</text:p>
      <text:p text:style-name="Text_20_body">Ad ea Taurus vultu iam propemodum laetiore, delectatus enim videbatur inlecebra quaestionis, ‘Si iam amicus,’ inquit, ‘hic noster melius valeret, gemitus eiusmodi necessarios a calumnia defendisset et hanc, opinor, tibi quaestionem dissolvisset, me autem scis cum Stoicis non bene convenire, vel cum [Stoica] potius; est enim pleraque et sibi et nobis incongruens, sicut libro quem supra illa re composuimus declaratur.’</text:p>
      <text:p text:style-name="Text_20_body">‘Sed ut tibi a me mos geratur, dicam ego ‘indoctius,’ ut aiunt, ‘et apertius,’ quae fuisse dicturum puto sinuosius atque sollertius, si quis nunc adesset Stoicorum; nosti enim, credo, verbum illud vetus et pervolgatum: ’</text:p>
      <text:p text:style-name="Text_20_body">Atque hine exorsus de dolore atque de gemitu Stoici aegrotantis ita disseruit: </text:p>
      <text:p text:style-name="Text_20_body">‘Natura,’ inquit, ‘omnium rerum quae nos genuit, induit nobis inolevitque in ipsis statim principiis quibus nati sumus, amorem nostri et caritatem, ita prorsus ut nihil quicquam esset carius pensiusque nobis quam nosmet ipsi, atque hoc esse fundamentum ratast conservandae hominum perpetuitatis, si unusquisque nostrum, simul atque editus in lucem foret, harum prius rerum sensum adfectionemque caperet quae a veteribus philosophis <text:span text:style-name="Emphasis">τὰ πρῶτα κατὰ φύσιν</text:span> appellata sunt; ut omnibus scilicet corporis sui commodis gauderet, ab incommodis omnibus abhorreret. Postea per incrementa aetatis exorta e seminibus suis ratiost et utendi consilii reputatio et honestatis utilitatisque verae contemplatio subtiliorque et exploratior commodorum incommodorumque dilectus; atque ita prae ceteris omnibus enituit et praefulsit decori et honesti dignitas ac, si ei retinendae obtinendaeve incommodum extrinsecus aliquod obstaret, contemptum est; neque aliud esse vere et simpliciter bonum nisi honestum, aliud quicquam malum nisi quod turpe esset existimatum est. Reliqua omnia, quae in medio forent ac neque honesta essent neque turpia, neque bona esse neque mala decretum est. Productiones tamen et relationes suis quaeque momentis distinctae divisaeque sunt, quae <text:span text:style-name="Emphasis">προηγμένα</text:span> et <text:span text:style-name="Emphasis">ἀποπροηγμένα</text:span> ipsi vocant. Propterea voluptas quoque et dolor, quod ad [finem] ipsum bene beateque vivendi pertinet, et in mediis relicta et neque in bonis neque in malis iudicata sunt.’</text:p>
      <text:p text:style-name="Text_20_body">‘Sed enim quoniam his primis sensibus doloris voluptatisque ante consilii et rationis exortum recens natus homo inbutus est et voluptati quidem a natura conciliatus, a dolore autem, quasi a gravi quodam inimico, abiunctus alienatusque est—circo adfectiones istas primitus penitusque inditas ratio ipsi post addita convellere ab stirpe atque extinguere vix potest. Pugnat autem cum his semper et exultantis eas opprimit obteritque et parere sibi atque oboedire cogit.’</text:p>
      <text:p text:style-name="Text_20_body">‘Itaque vidistis philosophum, ratione decreti sui nixum, cum petulantia morbi dolorisque exultantia <text:soft-page-break/>conluctantem, nihil cedentem, nihil confitentem, neque ut plerique dolentes solent, eiulantem atque lamentantem ac miserum sese et infelicem appellantem, sed acres tantum anhelitus et robustos gemitus edentem, signa atque indicia non victi nec obpressi a dolore, sed vincere eum atque obprimere enitentis.’</text:p>
      <text:p text:style-name="Text_20_body">‘Sed haut scio,’ inquit, ‘an dicat aliquis, ipsum illud quod pugnat, quod gemit, si malum dolor non est, cur necesse est gemere et pugnare? Quia enim omnia quae non sunt mala molestia quoque omni non carent, sed sunt pleraque noxa quidem magna et pernicie privata, quia non sunt turpia, contra naturae tamen mansuetudinem lenitatemque opposita sunt et infesta per obscuram quandam et necessariam ipsius naturae consequentiam. Haec ergo vir sapiens tolerare et exanclare potest, non admittere omnino in sensum sui non potest; <text:span text:style-name="Emphasis">ἀναλγησία</text:span> enim atque <text:span text:style-name="Emphasis">ἀπάθεια</text:span> non meo tantum,’ inquit, "sed quorundam etiam ex eadem porticu prudentiorum hominum, sicuti iudicio Panaetii, gravis atque docti viri, inprobata abiectaque est.</text:p>
      <text:p text:style-name="Text_20_body">"Sed cur contra voluntatem suam gemitus facere cogitur philosophus Stoicus, quem nihil cogi posse dicunt? Nihil sane potest cogi vir sapiens, cum est rationi obtinendae locus; cum vero natura cogit, ratio quoque a natura data cogitur. Quaere etiam, si videtur, cur manu alicuius ob oculos suos repente agitata invitus coniveat, cur fulgente caelo a luminis iactu non sua sponte et caput et oculos declinet, cur tonitru vehementius facto sensim pavescat, cur sternumentis quatiatur, cur aut in ardoribus solis aestuet aut in pruinis inmanibus obrigescat.</text:p>
      <text:p text:style-name="Text_20_body">Haec enim et pleraque alia non voluntas nec consilium nec ratio moderatur, set naturae necessitatisque decreta sunt.</text:p>
      <text:p text:style-name="Text_20_body">‘Fortitudo autem non east, quae contra naturam monstri vicem nititur ultraque modum eius egreditur aut stupore animi aut inmanitate aut quadam misera et necessaria in perpetiendis doloribus exercitatione— qualemn fuisse accepimus ferum quendam in ludo Caesaris gladiatorem, qui, cum vulnera eius a medicis exsecabantur, ridere solitus fuit—sed ea vera et proba fortitudost, quam maiores nostri scientiam esse dixerunt rerum tolerandarum et non tolerandarum.’</text:p>
      <text:p text:style-name="Text_20_body">‘Per quod apparet esse quaedam intolerabilia, a quibus fortes viri aut obeundis abhorreant aut sustinendis.’</text:p>
      <text:p text:style-name="Text_20_body">Cum haec Taurus dixisset videreturque in eandem rem plura etiam dicturus, perventum est ad vehicula et conscendimus. </text:p>
      <text:h text:style-name="Heading_20_3" text:outline-level="3">VI</text:h>
      <text:h text:style-name="Heading_20_4" text:outline-level="4">Argument</text:h>
      <text:p text:style-name="Text_20_body">De aenigmate.</text:p>
      <text:p text:style-name="Text_20_body">QUAE Graeci dicunt ‘aenigmata,’ hoc genus quidam ex nostris veteribus ‘scirpos’ appellaverunt. Quale est quod nuper invenimus per hercle antiquum, perquam lepidum, tribus versibus senariis compositum aenigma, quod reliquimus inenarratum, ut legentium coniecturas in requirendo acueremus. Versus tres hi sunt:</text:p>
      <text:p text:style-name="Text_20_body">Hoc qui nolit diutius aput sese quaerere, inveniet quid sit in M. Varronis <text:span text:style-name="Emphasis">De Sermone Latino ad Marcellum</text:span> libro secundo.</text:p>
      <text:h text:style-name="Heading_20_3" text:outline-level="3"><text:soft-page-break/>VII</text:h>
      <text:h text:style-name="Heading_20_4" text:outline-level="4">Argument</text:h>
      <text:p text:style-name="Text_20_body">Quam ob causam Cn. Dolabella proconsul ream mulierem veneficii confitentemque ad Ariopagitas reiecerit.</text:p>
      <text:p text:style-name="Text_20_body">AD Cn. Dolabellam, proconsulari imperio provinciam Asiam obtinentem, deducta mulier Smyrnaea est. </text:p>
      <text:p text:style-name="Text_20_body">Eadem mulier virum et filium eodem tempore venenis clam datis vita interfecerat atque id fecisse se confitebatur dicebatque habuisse se faciendi causam, quoniam idem illi maritus et filius alterum filium mulieris, ex viro priore genitum, adulescentem optimum et innocentissimum, exceptum insidiis occidissent. </text:p>
      <text:p text:style-name="Text_20_body">Idque ita esse factum, controversia non erat. Dolabella retulit ad consilium. </text:p>
      <text:p text:style-name="Text_20_body">Nemo quisquam ex consilio sententiam ferre in causa tam ancipiti audebat, quod et confessum veneficium, quo maritus et filius necat forent, non admittendum inpunitum videbatur et digna tamen poena in homines sceleratos vindicatum fuisset. Dolabella [eam] rem Athenas ad Ariopagitas,</text:p>
      <text:p text:style-name="Text_20_body">ut ad iudices graviores exercitatioresque, reiecit. </text:p>
      <text:p text:style-name="Text_20_body">Ariopagitae, cognita causa, accusatorem mulieris et ipsam quae accusabatur centesimo anno adesse iusserunt. </text:p>
      <text:p text:style-name="Text_20_body">Sic neque absolutum mulieris veneficium est, quod per leges non licuit, neque nocens damnata poenitaque quae digna venia fuit. </text:p>
      <text:p text:style-name="Text_20_body">Scripta haec historiast in libro Valerii Maximi <text:span text:style-name="Emphasis">Factorum et Dictorum Memorabilium</text:span> nono.</text:p>
      <text:h text:style-name="Heading_20_3" text:outline-level="3">VIII</text:h>
      <text:h text:style-name="Heading_20_4" text:outline-level="4">Argument</text:h>
      <text:p text:style-name="Text_20_body">Reditiones in gratiam nobilium virorum memoratu dignae.</text:p>
      <text:p text:style-name="Text_20_body">P. AFRICANUS superior et Tiberius Gracchus, Tiberii et C. [Gracchorum] pater, rerum gestarum magnitudine et honorum atque vitae dignitate inlustres viri, dissenserunt saepenumero de republican et ea sive qua alia re non amici fuerunt.</text:p>
      <text:p text:style-name="Text_20_body">Ea simultas cum diu mansisset et sollemni die epulum Iovi libaretur atque ob id sacrificium senatus in Capitolio epularetur, fors fuit ut aput eandem mensam duo illi iunctim locarentur. </text:p>
      <text:p text:style-name="Text_20_body">Tum, quasi diis inmortalibus arbitris in convivio Iovis Optimi Maximi dexteras eorum conducentibus, repente amicissimi facti. Neque solum amicitia incepta, sed adfinitas simul instituta; </text:p>
      <text:p text:style-name="Text_20_body">nam P. Scipio filiam virginem habens iam viro maturam, ibi tunc eodem in loco despondit eam Tiberio Graccho, quem probaverat elegeratque exploratissimo iudicii tempore, dum inimicus esset.</text:p>
      <text:p text:style-name="Text_20_body"><text:soft-page-break/>Aemilius quoque Lepidus et Fulvius Flaccus, nobili genere amplissimisque honoribus ac summo loco in civitate praediti, odio inter sese gravi et simultate diutina conflictati sunt. </text:p>
      <text:p text:style-name="Text_20_body">Postea populus eos simul censores facit. Atque illi, ubi voce praeconis renuntiati sunt, ibidem in campo statim, nondum dimissa </text:p>
      <text:p text:style-name="Text_20_body">contione, ultro uterque et pari voluntate coniuncti complexique sunt, exque eo die et in ipsa censura et postea iugi concordia fidissime amicissimeque vixerunt. </text:p>
      <text:h text:style-name="Heading_20_3" text:outline-level="3">IX</text:h>
      <text:h text:style-name="Heading_20_4" text:outline-level="4">Argument</text:h>
      <text:p text:style-name="Text_20_body">Quae dicantur vocabula ancipitia; et quod honoris quoque vocabulum ancipiti sententia fuerit.</text:p>
      <text:p text:style-name="Text_20_body">EST plurifariam videre atque animadvertere in veteribus scriptis pleraque vocabula, quae nunc in sermonibus vulgi unam certamque rem demonstrent, ita fuisse media et communia ut significare et capere possent duas inter se res contrarias. Ex quibus quaedam satis nota sunt, ut ‘tempestas,’ ‘valitudo,’ ‘facinus,’ ‘dolus,’ ‘gratia,’ ‘industria.’ Haec</text:p>
      <text:p text:style-name="Text_20_body">enim fere iam vulgatum est ancipitia esse et utroqueversus dici posse.</text:p>
      <text:p text:style-name="Text_20_body">‘Periculum’ etiam et ‘venenum’ et ‘contagium’ non, uti nunc dicuntur, pro malis tantum dicta esse, multum exemplorum huiusmodi reperias.</text:p>
      <text:p text:style-name="Text_20_body">Sed ‘honorem’ quoque mediam vocem fuisse et ita appellatum, ut etiam ‘malus honos’ diceretur et significaret iniuriam, id profecto rarissimum. Quintus autem Metellus Numidicus,</text:p>
      <text:p text:style-name="Text_20_body">in oratione quam <text:span text:style-name="Emphasis">De Triumpho Suo</text:span> dixit, his verbis usus est: ‘Qua in re quanto universi me unum antistatis, tanto vobis quam mihi maiorem iniuriam atque contumeliam facit, Quirites, et quanto probi iniuriam facilius accipiunt quam alteri tradunt, tanto ille vobis quam mihi peiorem honorem habuit; nam me iniuriam ferre, vos facere vult, Quirites, ut hic conquestio, istic vituperatio relinquatur.’ ‘Honorem,’ inquit, ‘peiorem vobis habuit quam mihi’;</text:p>
      <text:p text:style-name="Text_20_body">cuius verbi sententia est quam ipse quoque supra dicit: ‘maiore vos adfecit iniuria et contumelia quam me.’</text:p>
      <text:p text:style-name="Text_20_body">Praeter huius autem verbi notionem adscribendam esse hanc [sententiam] ex oratione Quinti Metelli existimavi, ut definiremus Socratis esse decretum: <text:span text:style-name="Emphasis">κάκιον εἶναι τὸ ἀδικεῖν ἢ τὸ ἀδικεῖσθαι.</text:span></text:p>
      <text:h text:style-name="Heading_20_3" text:outline-level="3">X</text:h>
      <text:h text:style-name="Heading_20_4" text:outline-level="4">Argument</text:h>
      <text:p text:style-name="Text_20_body">Quod ‘aeditumus’ verbum Latinum sit.</text:p>
      <text:p text:style-name="Text_20_body">‘AEDITIMUS’ verbum Latinum est et vetus, ea forma dictum qua ‘finitimus’ et ‘legitimus.’</text:p>
      <text:p text:style-name="Text_20_body">Pro eo a plerisque nunc ‘aedituus’ dicitur nova et commenticia usurpatione,</text:p>
      <text:p text:style-name="Text_20_body"><text:soft-page-break/>quasi a tuendis aedibus appellatus. Satis hoc esse potuit admonendi gratia dixisse […] propter agrestes quosdam et indomitos certatores, qui nisi auctoritatibus adhibitis non comprimuntur.</text:p>
      <text:p text:style-name="Text_20_body">M. Varro in libro secundo <text:span text:style-name="Emphasis">Ad Marcellum De Latino Sermone</text:span> ‘aeditumum’ dici oportere censet magis quam ‘aedituum,’ quod alterum sit recenti novitate fictum, alterum antiqua origine incorruptum. Laevius</text:p>
      <text:p text:style-name="Text_20_body">quoque, </text:p>
      <text:p text:style-name="Text_20_body">ut opinor in <text:span text:style-name="Emphasis">Protesilaodamia,</text:span> ‘claustritumum’ dixit qui claustris ianuae praeesset, eadem scilicet figura qua ‘aeditumum’ dici videbat qui aedibus praeest.</text:p>
      <text:p text:style-name="Text_20_body">In <text:span text:style-name="Emphasis">IV in</text:span> <text:span text:style-name="Emphasis">Verrem</text:span> M. Tullii in exemplaribus fidelissimis ita inveni scriptum: ‘Aeditumi custodesque mature sentiunt,’ in libris autem hoc vulgariis ‘aeditui’ scriptum est.</text:p>
      <text:p text:style-name="Text_20_body">[pomponii] fabula Atellania est quae ita scripta est: <text:span text:style-name="Emphasis">Aeditumus.</text:span> In qua hic versus est:</text:p>
      <text:p text:style-name="Text_20_body">Titus autem Lucretius in carmine suo pro ‘aedituis’ ‘aedituentes’ appellat.</text:p>
      <text:h text:style-name="Heading_20_3" text:outline-level="3">XI</text:h>
      <text:h text:style-name="Heading_20_4" text:outline-level="4">Argument</text:h>
      <text:p text:style-name="Text_20_body">Errare istos qui spe et fiducia latendi peccent, cum latebra peccati perpetua nulla sit; et super ea re Peregrini philosophi sermo et Sophocli poetae sententia.</text:p>
      <text:p text:style-name="Text_20_body">PHILOSOPHUM nomine Peregrinum, cui postea cognomentum Proteus factum est, virum gravem atque constantem, vidimus, cum Athenis essemus, deversantem in quodam tugurio extra urbem. Cumque ad eum frequenter ventitaremus, multa hercle dicere eum utiliter et honeste audivimus. In quibus id fuit, quod praecipuum auditu meminimus:</text:p>
      <text:p text:style-name="Text_20_body">Virum quidem sapientem non peccaturum esse dicebat, etiamsi peccasse eum dii atque homines </text:p>
      <text:p text:style-name="Text_20_body">ignoraturi forent. </text:p>
      <text:p text:style-name="Text_20_body">Non enim poenae aut infamiae metu non esse peccandum censebat, sed iusti honestique studio et officio. </text:p>
      <text:p text:style-name="Text_20_body">Si qui tamen non essent tali vel ingenio vel disciplina praediti, uti se vi sua ac sua sponte facile a peccando tenerent, eos omnis tunc peccare proclivius existimabat, cum latere posse id peccatum putarent inpunitatemque ex ea latebra sperarent. </text:p>
      <text:p text:style-name="Text_20_body">‘At si sciant,’ inquit, ‘homines nihil omnium rerum diutius posse celari, repressius pudentiusque peccabitur.’</text:p>
      <text:p text:style-name="Text_20_body">Propterea versus istos Sophocli, prudentissimi poetarum, in ore esse habendos dicebat: </text:p>
      <text:p text:style-name="Text_20_body">Alius quidam veterum poetarum, cuius nomen mihi [nunc] memoriae non est, Veritatem Temporis filiam esse dixit.</text:p>
      <text:h text:style-name="Heading_20_3" text:outline-level="3"><text:soft-page-break/>XII</text:h>
      <text:h text:style-name="Heading_20_4" text:outline-level="4">Argument</text:h>
      <text:p text:style-name="Text_20_body">Faceta responsio M. Ciceronis, amolientis a se crimen manifesti mendacii.</text:p>
      <text:p text:style-name="Text_20_body">HAEC quoque disciplina rhetorica <text:span text:style-name="tei_5f_inlineNote">disciplinae rhetoricae, </text:span><text:span text:style-name="tei_5f_inlineNote"><text:span text:style-name="Emphasis">Nettleship.</text:span></text:span><text:span text:style-name="tei_5f_inlineNote">] </text:span>est, callide et cum astu res criminosas citra periculum confiteri, ut si obiectum sit turpe aliquid quod negari non queat, responsione ioculari eludas et rem facias risu magis dignam quam crimine, sicut fecisse Ciceronem scriptum est, cum id quod infitiari non poterat urbano</text:p>
      <text:p text:style-name="Text_20_body">facetoque dicto diluit. </text:p>
      <text:p text:style-name="Text_20_body">Nam cum emere vellet in Palatio domum et pecuniam in praesens non haberet, a P. Sulla, qui tum reus erat, mutua sestertium viciens tacita accepit. </text:p>
      <text:p text:style-name="Text_20_body">Ea res tamen, priusquam emeret, prodita est et in vulgus exivit, obiectumque ei est quod pecuniam domus emendae causa a reo accepisset. </text:p>
      <text:p text:style-name="Text_20_body">Tum Cicero, inopinata obprobratione permotus, accepisse se negavit ac domum quoque se empturum negavit atque ‘Adeo,’ inquit, ‘verum sit accepisse me pecuniam, si domum emero.’ Sed cum postea emisset et hoc mendacium in senatu ei ab amicis obiceretur, risit satis atque inter ridendum: ‘<text:span text:style-name="Emphasis">Ἀκοινονόητοι,</text:span>’ inquit, ‘homines estis, cum ignoratis prudentis et cauti patrisfamilias esse, quod emere velit empturum sese negare propter competitores emptionis.’</text:p>
      <text:h text:style-name="Heading_20_3" text:outline-level="3">XIII</text:h>
      <text:h text:style-name="Heading_20_4" text:outline-level="4">Argument</text:h>
      <text:p text:style-name="Text_20_body">‘Intra Kalendas’ cum dicitur, quid significet, utrum ‘ante Kalendas’ an ‘Kalendis’ an utrumque; atque inibi, quid sit in oratione M. Tulli ‘intra oceanum’ et ‘intra monte Taurum’ et in quadam epistula ‘intra modum.’</text:p>
      <text:p text:style-name="Text_20_body">CUM Romae a consulibus iudex extra ordinem datus pronuntiare ‘intra Kalendas’ iussus essem, Sulpicium</text:p>
      <text:p text:style-name="Text_20_body">Apollinarem, doctum hominem, percontatus sum an his verbis ‘intra Kalendas’ ipsae quoque Kalendae tenerentur, dixique ei me videlicet datum Kalendasque mihi prodictas, ut intra eum diem pronuntiarem. ‘Cur,’ inquit,</text:p>
      <text:p text:style-name="Text_20_body">‘hoc me potius rogas quam ex istis aliquem peritis studiosisque iuris, quos adhibere in consilium iudicaturi soletis?’ Tum illi ego ita respondi:</text:p>
      <text:p text:style-name="Text_20_body">‘Si aut de vetere,’ inquam, ‘iure et recepto aut controverso et ambiguo aut novo et constituto discendum esset, issem plane sciscitatum ad istos quos dicis;’</text:p>
      <text:p text:style-name="Text_20_body">‘sed cum verborum Latinorum sententia, usus, ratio exploranda sit, scaevus profecto et caecus animi forem, si, cum haberem tui copiam, issem magis ad alium quam ad te.’</text:p>
      <text:p text:style-name="Text_20_body"><text:soft-page-break/>‘Audi igitur,’ inquit, ‘de ratione verbi quid existimem, sed eo tamen pacto ut id facias, non quod ego de proprietate vocis disseruero, sed quod in ea re omnium pluriumve consensu observari cognoveris; non enim verborum tantum communium verae atque propriae significationes longiore usu mutantur, sed legum quoque ipsarum iussa consensu tacito oblitterantur.’</text:p>
      <text:p text:style-name="Text_20_body">Tum deinde disseruit, me et plerisque aliis audientibus, in [hunc] ferme modum: ‘Cum dies,’ inquit, ‘ita praefinita est, ut iudex ‘intra Kalendas’ pronuntiet, occupavit iam haec omnes opinio, non esse dubium quin ante Kalendas iure pronuntietur, et id tantum ambigi video quod tu quaeris, an Kalendis quoque iure pronuntietur.’</text:p>
      <text:p text:style-name="Text_20_body">‘Ipsum autem verbum sic procul dubio natum est atque ita sese habet, ut, cum dicitur ‘intra Kalendas,’ non alius accipi dies debeat quam solae Kalendae. Nam tres istae voces ‘intra, citra, ultra,’ quibus certi locorum fines demonstrantur, singularibus apud veteres syllabis appellabantur ‘in, cis, uls.’’</text:p>
      <text:p text:style-name="Text_20_body">‘Haec deinde particulae quoniam parvo exiguoque sonitu obscurius promebantur, addita est tribus omnibus eadem syllaba, et quod dicebatur ‘cis Tiberim’ et ‘uls Tiberim’ dici coeptum est ‘citra Tiberim’ et ‘ultra Tiberim’; item quod erat ‘in,’ accedente eadem syllaba, ‘intra’ factum est.’</text:p>
      <text:p text:style-name="Text_20_body">‘Sunt ergo haec omnia quasi contermina iunctis inter se finibus cohaerentia: ‘intra oppidum,’ ‘ultra oppidum,’ ‘citra oppidum,’ ex quibus ‘intra,’ sicuti dixi, ‘in’ significat;’</text:p>
      <text:p text:style-name="Text_20_body">‘nam qui dicit ‘intra oppidum,’ ‘intra cubiculum,’ ‘intra ferias,’ non dicit aliud quam ‘in oppido,’ ‘in cubiculo,’ ‘in feriis.’’</text:p>
      <text:p text:style-name="Text_20_body">‘‘Intra Kalendas’ igitur non ‘ante Kalendas’ est, sed ‘in Kalendis’; id est, eo ipso die quo Kalendae sunt.’</text:p>
      <text:p text:style-name="Text_20_body">‘Itaque secundum verbi ipsius rationem qui iussus est ‘intra Kalendas’ pronuntiare, nisi Kalendis pronuntiet, contra iussum vocis facit;’</text:p>
      <text:p text:style-name="Text_20_body">‘nam, si ante id fiat, non ‘intra’ pronuntiat, sed ‘citra.’’</text:p>
      <text:p text:style-name="Text_20_body">‘Nescio quo autem pacto recepta vulgo interpretatio est absurdissima, ut ‘intra Kalendas’ significare videatur etiam ‘citra Kalendas’ vel ‘ante Kalendas,’ nihil enim ferme interest.’</text:p>
      <text:p text:style-name="Text_20_body">‘Atque insuper dubitatur an Kalendis quoque pronuntiari possit, quando neque ultra neque citra, set, quod inter haec medium est, ‘intra Kalendas,’ id est Kalendis, pronuntiandum sit.’</text:p>
      <text:p text:style-name="Text_20_body">‘Sed nimirum consuetudo vicit, quae cum omnium domina rerum, tum maxime verborum est.’</text:p>
      <text:p text:style-name="Text_20_body">Ea omnia cum Apollinaris scite perquam atque enucleate disputavisset, tum ego haec dixi: ‘Cordi,’ inquam, ‘mihi fuit, priusquam ad te irem, quaerere explorareque quonam modo veteres nostri particula ista qua de agitur usi sint, atque ita invenimus Tullium in <text:span text:style-name="Emphasis">Tertia in Verrem</text:span> scripsisse istoc modo: ‘Locus intra oceanum iam nullus est, neque tam longincus neque tam reconditus, quo non per haec tempora nostrorum hominum libido iniquitasque pervaserit.’’</text:p>
      <text:p text:style-name="Text_20_body">‘‘Intra oceanum’ dicit contra rationem tuam; non enim vult, opinor, dicere ‘in oceano’; terras enim demonstrat omnis quae oceano ambiuntur, ad quas a nostris hominibus adiri potest, quae sunt ‘citra oceanum,’ non ‘in oceano’; neque enim videri potest insulas significare nescio quas, quae penitus <text:soft-page-break/>esse intra aequora ipsa oceani dicuntur.’</text:p>
      <text:p text:style-name="Text_20_body">Tunc Sulpicius Apollinaris renidens: ‘Non me hercule inargute,’ inquit, ‘nec incallide opposuisti hoc Tullianum; sed Cicero ‘intra oceanum,’ non, ut tu interpretare,’</text:p>
      <text:p text:style-name="Text_20_body">‘‘citra oceanum’ dixit. Quid enim potest dici ‘citra oceanum’ esse, cum undique oceanus circumscribat omnis terras et ambiat? Nam ‘citra’ quod est, id extra est; qui autem potest ‘intra’ esse dici, quod extra est? Sed si ex una tantum parte orbis oceanus foret, tum quae terra ad eam partem foret, ‘citra oceanum’ esse dici posset vel ‘ante oceanum’; cum vero omnis terras omnifariam et undiqueversum circumfluat, nihil citra eum est, sed, undarum illius ambitu terris omnibus convallatis, in medio eius sunt omnia, quae intra oras eius inclusa sunt, sicuti hercle sol non citra caelum vertitur, sed in caelo et intra caelum.’</text:p>
      <text:p text:style-name="Text_20_body">Haec tunc Apollinaris scite acuteque dicere visus est. </text:p>
      <text:p text:style-name="Text_20_body">Set postea in libro M. Tullii <text:span text:style-name="Emphasis">Epistularum ad Servium Sulpicium</text:span> sic dictum esse invenimus ‘intra modum,’ ut ‘intra Kalendas’ dicunt qui dicere ‘citra Kalendas’ volunt.</text:p>
      <text:p text:style-name="Text_20_body">Verba haec Ciceronis sunt, quae adposui: ‘Sed tamen, quoniam effugi eius offensionem, qui fortasse arbitraretur me hanc rem publicam non putare, si perpetuo tacerem, modice hoc faciam aut etiam intra modum, ut et illius voluntati et meis studiis serviam.’</text:p>
      <text:p text:style-name="Text_20_body">‘Modice’ dixerat ‘hoc faciam,’ id est cum modo aequo et pari;</text:p>
      <text:p text:style-name="Text_20_body">deinde, quasi hoc displiceret et corrigere id vellet, addit: ‘aut etiam intra modum,’ per quod ostendit minus sese id facturum esse quam quod fieri modice videretur; id est, non ad ipsum modum, sed retro paululum et citra modum.</text:p>
      <text:p text:style-name="Text_20_body">In oratione etiam, quam <text:span text:style-name="Emphasis">Pro P. Sestio</text:span> scripsit, ‘intra montem Taurum’ sic dicit, ut non significet ‘in monte Tauro,’ sed ‘usque ad montem cum ipso monte.’</text:p>
      <text:p text:style-name="Text_20_body">Verba sunt haec ipsius M. Tullii ex ea qua dixi oratione: ‘Antiochum Magnum illum maiores nostri magna belli contentione terra marique superatum intra montem Taurum regnare iusserunt; Asiam, qua illum multarunt, Attalo, ut is in ea regnaret, condonarunt.’</text:p>
      <text:p text:style-name="Text_20_body">‘Intra montem,’ inquit, ‘Taurum regnare iusserunt,’ quod non proinde est, ut ‘intra cubiculum’ dicimus, nisi videri potest id esse ‘intra montem’ quod est intra regiones quae Tauri montis obiectu separantur.</text:p>
      <text:p text:style-name="Text_20_body">Nam sicuti qui ‘intra cubiculum’ est, is non in cubiculi parietibus, sed intra parietes est quibus cubiculum includitur, qui tamen ipsi quoque parietes in cubiculo sunt, ita, qui regnat ‘intra montem Taurum,’ non solum in monte Tauro regnat, sed in his etiam regionibus quae Tauro monte clauduntur.</text:p>
      <text:p text:style-name="Text_20_body">Num igitur secundum istam verborum M. Tullii similitudinem, qui iubetur ‘intra Kalendas’ pronuntiare, is et ante Kalendas et ipsis Kalendis iure pronuntiare potest? Neque id fit quasi privilegio quodam inscitae consuetudinis, sed certa rationis observatione, quoniam omne tempus, quod Kalendarum die includitur, ‘intra Kalendas’ esse recte dicitur.</text:p>
      <text:h text:style-name="Heading_20_3" text:outline-level="3"><text:soft-page-break/>XIV</text:h>
      <text:h text:style-name="Heading_20_4" text:outline-level="4">Argument</text:h>
      <text:p text:style-name="Text_20_body">‘Saltem’ particula quam vim habeat et quam originem.</text:p>
      <text:p text:style-name="Text_20_body">‘SALTEM’ particula quam haberet principem significationem, quaeque vocis istius origo esset, quaerebamus.</text:p>
      <text:p text:style-name="Text_20_body">Ita enim primitus factam esse apparet, ut non videatur, sicuti quaedam subplementa orationis, temere et incondite adsumpta. </text:p>
      <text:p text:style-name="Text_20_body">Atque erat qui diceret legisse se in <text:span text:style-name="Emphasis">Grammaticis Commentariis</text:span> P. Nigidii, ‘saltem’ ex eo dictum quod esset ‘si aliter,’ idque ipsum dici solitum per defectionem, nam plenam esse sententiam, ‘si aliter non potest.’ Sed id nos in isdem commentariis P. Nigidii,</text:p>
      <text:p text:style-name="Text_20_body">cum eos non, opinor, incuriose legissemus, nusquam invenimus.</text:p>
      <text:p text:style-name="Text_20_body">Videntur autem verba ista ‘si aliter non potest’ a significatione quidem voculae huius de qua quaerimus non abhorrere. Set tot verba tamen in paucissimas litteras cludere, inprobae cuiusdam subtilitatis est.</text:p>
      <text:p text:style-name="Text_20_body">Fuit etiam qui diceret, homo in libris atque in litteris adsiduus, ‘saltem’ sibi dictum videri <text:span text:style-name="Emphasis">u</text:span> littera media extrita; ‘salutem’ [enim] ante dictum, quod nos ‘saltem’ diceremus. ‘Nam cum alia quaedam petita et non impetrata sunt, tum solemus,’ inquit, ‘quasi extremum aliquid petituri quod negari minime debeat, dicere ‘hoc saltem fieri aut dari oportere,’ tamquam salutem postremo petentes, quam impetrari certe et obtineri sit aequissimum.’</text:p>
      <text:p text:style-name="Text_20_body">Sed hoc </text:p>
      <text:p text:style-name="Text_20_body">itidem non inlepide quidem fictum, nimis tamen esse videtur commenticium. Censuimus igitur amplius quaerendum. </text:p>
      <text:h text:style-name="Heading_20_3" text:outline-level="3">XV</text:h>
      <text:h text:style-name="Heading_20_4" text:outline-level="4">Argument</text:h>
      <text:p text:style-name="Text_20_body">Quod Sisenna in libris <text:span text:style-name="Emphasis">Historiarum</text:span> adverbis [huiuscemodi] [saepenumero] usus est: ‘celatim,’ ‘vellicatim,’ ‘saltuatim.’</text:p>
      <text:p text:style-name="Text_20_body">CUM lectitaremus <text:span text:style-name="Emphasis">Historiam</text:span> Sisennae adsidue. huiuscemodi figurae adverbia in oratione eius animadvertimus cuimodi sunt haec: ‘cursim,’ ‘properatim,’ ‘celatim,’ ‘vellicatim,’ ‘saltuatim.’</text:p>
      <text:p text:style-name="Text_20_body">Ex quibus duo prima, quia sunt notiora, exemplis non indigebant, reliqua in <text:span text:style-name="Emphasis">Historiarum</text:span> sexto sic scripta sunt: ‘Quam maxime celatim poterat, in insidiis suos disponit.’ Item alio in loco: ‘Nos una aestate in Asia et Graecia gesta litteris idcirco continentia mandavimus, ne vellicatim aut saltuatim scribendo lectorum animos impediremus.’</text:p>
      <text:h text:style-name="Heading_20_2" text:outline-level="2"><text:soft-page-break/>Liber Tertius Decimus</text:h>
      <text:h text:style-name="Heading_20_3" text:outline-level="3">I</text:h>
      <text:h text:style-name="Heading_20_4" text:outline-level="4">Argument</text:h>
      <text:p text:style-name="Text_20_body">Inquisitio verborum istorum M. Tulli curiosior quae sunt in primo <text:span text:style-name="Emphasis">Antonianarum</text:span> libro, ‘multa autem inpendere videntur praeter naturam etiam praeterque fatum’; tractatumque an idem duo ista significant, ‘fatum’ atque ‘natura,’ an diversum.</text:p>
      <text:p text:style-name="Text_20_body">MARCUS CICERO in primo <text:span text:style-name="Emphasis">Antonianarum</text:span> ita scriptum reliquit: ‘Hunc igitur ut sequerer properavi quem praesentes non sunt secuti; non ut proficerem aliquid, neque enim sperabam id nec praestare poteram, sed ut, si quid mihi humanitus accidisset, multa autem inpendere videntur praeter naturam etiam praeterque fatum, huius diei vocem testem reipublicae relinquerem meae perpetuae erga se voluntatis.’</text:p>
      <text:p text:style-name="Text_20_body">‘Praeter naturam,’ inquit, ‘praeterque fatum.’ An utrumque idem valere voluerit ‘fatum’ atque ‘naturam’ et duas res <text:span text:style-name="Emphasis">καθʼ ἑνὸς ὑποκειμένου</text:span> posuerit, an vero diviserit separaritque, ut alios casus natural ferre videatur, alios fatum, considerandum equidem puto, atque id maxime requirendum, qua ratione dixerit accidere multa humanitus posse praeter fatum, quando sic ratio et ordo et insuperabilis quaedam necessitas fati</text:p>
      <text:p text:style-name="Text_20_body">constituitur, ut omnia intra fatum claudenda sint, nisi illud sane Homeri secutus est: </text:p>
      <text:p text:style-name="Text_20_body">Nihil autem dubium est quin violentam et inopinatam mortem significaverit, quae quidem potest recte videri accidere praeter naturam.</text:p>
      <text:p text:style-name="Text_20_body">Sed cur id quoque genus mortis extra fatum posuerit, neque operis huius est explorare neque temporis. </text:p>
      <text:p text:style-name="Text_20_body">Illud tamen non praetermittendum est, quod Vergilius quoque id ipsum quod Cicero de fato opinatus est, cum hoc in quarto libro dixit de Elissa, quae mortem per vim potita est: </text:p>
      <text:p text:style-name="Text_20_body">tamquam in faciendo fine vitae quae violenta sunt non videantur e fato venire. </text:p>
      <text:p text:style-name="Text_20_body">Demosthenis autem, viri prudentia pari atque facundia praediti, verba idem fere significantia de natura atque fato M. Cicero secutus videtur. Ita enim scriptum est in oratione illa egregia, cui titulus est <text:span text:style-name="Emphasis">Ὓπὲρ Στεφάνου</text:span>: <text:span text:style-name="Emphasis">Ὁ μὲν τοῖς γονεῦσι νομίζων μόνον γεγενῆσθαι, τὸν τῆς εἱμαρμένης καὶ τὸν αὐτόματον θάνατον περιμένει· ὁ δὲ καὶ τῇ πατρίδι, ὑπὲρ τοῦ μὴ ταύτην ἐπιδεῖν δουλεύουσαν ἀποθνήσκειν βουλεύσεται.</text:span></text:p>
      <text:p text:style-name="Text_20_body">Quod Cicero ‘fatum’ atque ‘naturam’ videtur dixisse, id multo ante Demosthenes <text:span text:style-name="Emphasis">τὴν πεπρωμένην</text:span> et <text:span text:style-name="Emphasis">τὸν αὐτόματον θάνατον</text:span> appellavit.</text:p>
      <text:p text:style-name="Text_20_body"><text:span text:style-name="Emphasis">Αὐτόματος</text:span> enim <text:span text:style-name="Emphasis">θάνατος,</text:span> quasi naturalis et fatalis, nulla extrinsecus vi coactus venit.</text:p>
      <text:h text:style-name="Heading_20_3" text:outline-level="3"><text:soft-page-break/>II</text:h>
      <text:h text:style-name="Heading_20_4" text:outline-level="4">Argument</text:h>
      <text:p text:style-name="Text_20_body">Super poetarum Pacuvii et Accii conloquio familiari in oppido Tarentino.</text:p>
      <text:p text:style-name="Text_20_body">QUIBUS otium et studium fuit vitas atque aetates doctorum hominum quaerere ac memoriae tradere, de M. Pacuvio et L. Accio tragicis poetis historiam scripserunt huiuscemodi: </text:p>
      <text:p text:style-name="Text_20_body">‘Cum Pacuvius,’ inquiunt, ‘grandi iam aetate et morbo corporis diutino adfectus, Tarentum ex urbe Roma concessisset, Accius tunc, haut parvo iunior, proficiscens in Asiam, cum in oppidum venisset, devertit ad Pacuvium comiterque invitatus plusculisque ab eo diebus retentus, tragoediam suam cui Atreus nomen est desideranti legit.’</text:p>
      <text:p text:style-name="Text_20_body">Tum Pacuvium dixisse aiunt sonora quidem esse quae scripsisset et grandia, sed videri tamen ea sibi duriora paulum et acerbiora. </text:p>
      <text:p text:style-name="Text_20_body">‘Ita est,’ inquit Accius, ‘uti dicis, neque id me sane paenitet; meliora enim fore spero, quae deinceps scribam.’</text:p>
      <text:p text:style-name="Text_20_body">‘Nam quod in pomis, itidem,’ inquit, ‘esse aiunt in ingeniis; quae dura et acerba nascuntur, post fiunt mitia et iucunda; sed quae gignuntur statim vieta et mollia atque in principio sunt uvida, non matura mox fiunt, sed putria.’</text:p>
      <text:p text:style-name="Text_20_body">‘Relinquendum igitur visum est in ingenio quod dies atque aetas mitificet.’</text:p>
      <text:h text:style-name="Heading_20_3" text:outline-level="3">III</text:h>
      <text:h text:style-name="Heading_20_4" text:outline-level="4">Argument</text:h>
      <text:p text:style-name="Text_20_body">An vocabula haec, ‘necessitudo’ et ‘necessitas,’ differenti significatione sint.</text:p>
      <text:p text:style-name="Text_20_body">RISU prorsus atque ludo res digna est, cum plerique grammaticorum adseverant, ‘necessitudinem’ et ‘necessitatem’ mutare differreque, ideo quod ‘necessitas’ sit vis quaepiam premens et cogens, ‘necessitudo’ autem dicatur ius quoddam et vinculum religiosae coniunctionis, idque unum solitarium significet.</text:p>
      <text:p text:style-name="Text_20_body">Sicut autem nihil quicquam interest, ‘suavitudo’ dicas an ‘suavitas,’ ‘sanctitudo’ an ‘sanctitas,’ ‘acerbitudo’ an ‘acerbitas,’ ‘acritudo’ an, quod Accius in <text:span text:style-name="Emphasis">Neoptolemo</text:span> scripsit, ‘acritas,’ ita nihil rationis dici potest qui ‘necessitudo’ et ‘necessitas’ separentur.</text:p>
      <text:p text:style-name="Text_20_body">Itaque in libris veterum vulgo reperias, ‘necessitudinem’ dici pro eo quod necessum est.</text:p>
      <text:p text:style-name="Text_20_body">Sed ‘necessitas’ sane pro iure officioque observantiae adfinitatisve infrequens est, quamquam qui ob hoc ipsum ius adfinitatis familiaritatisque coniuncti sunt ‘necessarii’ dicuntur.</text:p>
      <text:p text:style-name="Text_20_body">Repperi tamen in oratione C. Caesaris, <text:span text:style-name="Emphasis">Qua Plautian Rogationem Suasit,</text:span> ‘necessitatem’ dictam pro ‘necessitudine,’ id est iure adfinitatis. Verba haec sunt: ‘Equidem mihi videor pro nostra necessitate non labore, non opera, non industria defuisse.’</text:p>
      <text:p text:style-name="Text_20_body"><text:soft-page-break/>Hoc ego scripsi de utriusque vocabuli indifferentia, </text:p>
      <text:p text:style-name="Text_20_body">admonitus forte verbi istius, cum legerem Sempronii Asellionis, veteris scriptoris, quartum ex <text:span text:style-name="Emphasis">Historia</text:span> librum, in quo de P. Africano, Pauli filio, ita scriptum est: ‘Nam se patrem suum audisse dicere L. Aemilium Paulum, nimis bonum imperatorem signis conlatis non decertare, nisi summa necessitudo aut summa occasio data esset.’</text:p>
      <text:h text:style-name="Heading_20_3" text:outline-level="3">IV</text:h>
      <text:h text:style-name="Heading_20_4" text:outline-level="4">Argument</text:h>
      <text:p text:style-name="Text_20_body">Descripta Alexandri ad matrem Olympiadem epistula; et quid Olympias festive ei rescripserit. </text:p>
      <text:p text:style-name="Text_20_body">IN plerisque monimentis rerum ab Alexandro gestarum, et paulo ante in libro M. Varronis qui inscriptus est <text:span text:style-name="Emphasis">Orestes vel De Insania,</text:span> Olympiadem, Philippi uxorem, festivissime rescripsisse legimus Alexandro filio.</text:p>
      <text:p text:style-name="Text_20_body">Nam cum is ad matrem ita scripsisset: ‘Rex Alexander, lovis Hammonis filius, Olympiadi matri salutem dicit,’ Olympias ei rescripsit ad hanc sententiam: ‘Amabo,’ inquit, ‘mi fili, quiescas neque deferas me neque criminere adversum lunonem; malum mihi prorsus illa magnum dabit, cum tu me litteris tuis paelicem esse illi confiteris.’</text:p>
      <text:p text:style-name="Text_20_body">Ea mulieris scitae atque prudentis erga ferocem filium comitas sensim et comiter admonuisse eum visa est deponendam esse opinionem vanam quam ille ingentibus victoriis et adulantium blandimentis et rebus supra fidem prosperis inbiberat, genitum esse sese de Iove.</text:p>
      <text:h text:style-name="Heading_20_3" text:outline-level="3">V</text:h>
      <text:h text:style-name="Heading_20_4" text:outline-level="4">Argument</text:h>
      <text:p text:style-name="Text_20_body">De Aristotele et Theophrasto et Eudemo philosophis; deque eleganti verecundia Aristotelis successorem diatribae suae eligentis.</text:p>
      <text:p text:style-name="Text_20_body">ARISTOTELES philosophus, annos iam fere natus duo et sexaginta, corpore aegro adfectoque ac spe vitae tenui fuit. </text:p>
      <text:p text:style-name="Text_20_body">Tunc omnis eius sectatorum cohors ad eum accedit, orantes obsecrantesque ut ipse deligeret loci sui et magisterii successorem, quo post summum eius diem proinde ut ipso uterentur ad studia doctrinarum conplenda excolendaque quibus ab eo inbuti fuissent. </text:p>
      <text:p text:style-name="Text_20_body">Erant tunc in eius ludo boni multi, sed praecipui duo, Theophrastus et Eudemus. Ingenio hi atque doctrinis ceteros praestabant; alter ex insula Lesbo fuit, Eudemus autem Rodo. </text:p>
      <text:p text:style-name="Text_20_body">Aristoteles respondit facturum esse quod vellent, cum id sibi foret tempestivum.</text:p>
      <text:p text:style-name="Text_20_body">Postea brevi tempore, cum idem illi qui de magistro destinando petierant praesentes essent, vinum ait quod tum biberet non esse id ex valitudine sua, sed insalubre esse atque asperum ac propterea quaeri debere exoticum, vel Rodium aliquod vel Lesbium. </text:p>
      <text:p text:style-name="Text_20_body"><text:soft-page-break/>Id sibi utrumque ut curarent petivit, usurumque eo dixit quod sese magis iuvisset. </text:p>
      <text:p text:style-name="Text_20_body">Eunt, quaerunt, inveniunt, adferunt. </text:p>
      <text:p text:style-name="Text_20_body">Tum Aristoteles Rodium petit, degustat: ‘Firmum,’ inquit, ‘hercle vinum et iucundum.’</text:p>
      <text:p text:style-name="Text_20_body">Petit mox Lesbium. Quo item degustato: ‘Utrumque,’ inquit, ‘oppido bonum, sed <text:span text:style-name="Emphasis">ἡδίων ὁ Λέσβιος.</text:span>’</text:p>
      <text:p text:style-name="Text_20_body">Id ubi dixit, nemini fuit dubium quin lepide simul et verecunde </text:p>
      <text:p text:style-name="Text_20_body">successorem illa voce sibi, non vinum delegisset. </text:p>
      <text:p text:style-name="Text_20_body">Is erat e Lesbo Theophrastus, suavitate homo insigni linguae pariter atque vitae. </text:p>
      <text:p text:style-name="Text_20_body">Itaque non diu post Aristotele vita defuncto, ad Theophrastum omnes concesserunt. </text:p>
      <text:h text:style-name="Heading_20_3" text:outline-level="3">VI</text:h>
      <text:h text:style-name="Heading_20_4" text:outline-level="4">Argument</text:h>
      <text:p text:style-name="Text_20_body">Quid veteres Latini dixerint quas Graeci <text:span text:style-name="Emphasis">προσῳδίας</text:span> appellant; item quod vocabulum ‘arbarismi’ non usurpaverint neque Romani antiquiores neque Attici.</text:p>
      <text:p text:style-name="Text_20_body">QUAS Graeci <text:span text:style-name="Emphasis">προσῳδίας</text:span> dicunt, eas veteres docti tum ‘notas vocum,’ tum ‘moderamenta,’ tum ‘accentiunculas,’</text:p>
      <text:p text:style-name="Text_20_body">tum ‘voculationes’ appellabant; quod nunc autem ‘barbare’ queen loqui dicimus, id vitium sermonis non ‘barbarum’ esse, sed ‘rusticum,’ et cum eo vitio loquentes ‘justice’ loqui dictitabant.</text:p>
      <text:p text:style-name="Text_20_body">P. Nigidius in <text:span text:style-name="Emphasis">Commentariis Grammaticis:</text:span> ‘Rusticus fit sermo,’ inquit, ‘si adspires perperam.’</text:p>
      <text:p text:style-name="Text_20_body">Itaque id vocabulum, quod dicitur vulgo ‘barbarismus,’ qui ante divi Augusti aetatem pure atque integre locuti sunt an dixerint, nondum equidem inveni.</text:p>
      <text:h text:style-name="Heading_20_3" text:outline-level="3">VII</text:h>
      <text:h text:style-name="Heading_20_4" text:outline-level="4">Argument</text:h>
      <text:p text:style-name="Text_20_body">Diversum de natura leonum dixisse Homerum in carminibus et Herodotum in historiis.</text:p>
      <text:p text:style-name="Text_20_body">LEAENAS inter omnem vitam semel parere eoque uno partu numquam edere plures quam unum, </text:p>
      <text:p text:style-name="Text_20_body">Herodotus in tertia <text:span text:style-name="Emphasis">Historia</text:span> scriptum reliquit.</text:p>
      <text:p text:style-name="Text_20_body">Verba ex eo libro haec sunt: <text:span text:style-name="Emphasis">Ἡ δὲ δὴ λέαινα, ἐὸν ἰσχυρὸν</text:span> <text:span text:style-name="Emphasis">καὶ θρασύτατον, ἅπαξ ἐν τῷ βίῳ τίκτει ἕν· τίκτουσα γὰρ συνεκβάλλει τῷ τέκνῳ τὰς μήτρας.</text:span></text:p>
      <text:p text:style-name="Text_20_body">Homerus autem leones, sic enim feminas quoque virili genere appellat, quod grammatici <text:span text:style-name="Emphasis">ἐπίκοινον</text:span> vocant, pluris gignere atque educare catulos dicit. Versus, quibus hoc aperte demonstrat, hi sunt:</text:p>
      <text:p text:style-name="Text_20_body"><text:soft-page-break/>Item alio in loco idem significat: </text:p>
      <text:p text:style-name="Text_20_body">Ea nos dissensio atque diversitas cum agitaret inclutissimi poetarum et historicorum nobilissimi, placuit libros Aristotelis philosophi inspici quos <text:span text:style-name="Emphasis">De Animalibus</text:span> exquisitissime composuit. In quibus quod super ista re scriptum invenerimus, cum ipsius Aristotelis verbis in his commentariis scribemus. </text:p>
      <text:h text:style-name="Heading_20_3" text:outline-level="3">VIII</text:h>
      <text:h text:style-name="Heading_20_4" text:outline-level="4">Argument</text:h>
      <text:p text:style-name="Text_20_body">Quod Afranius poeta prudenter et lepide Sapientiam filiam esse Usus et Memoriae dixit.</text:p>
      <text:p text:style-name="Text_20_body">EXIMIE hoc atque verissime Afranius poeta de gignenda conparandaque Sapientia opinatus est, quod eam filiam esse Usus et Memoriae dixit. </text:p>
      <text:p text:style-name="Text_20_body">Eo namque argumento demonstrat, qui sapiens rerum esse humanarum velit, non libris solis neque disciplinis rhetoricis dialecticisque opus esse, sed oportere eum versari quoque exercerique in rebus comminus noscendis periclitandisque eaque omnia acta et eventa firmiter meminisse et proinde sapere atque consulere ex his quae pericula ipsa rerum docuerint, non quae libri tantum aut magistri per quasdam inanitates verborum et imaginum tamquam in mimo aut in somnio deliraverint. </text:p>
      <text:p text:style-name="Text_20_body"><text:span text:style-name="tei_5f_inlineNote"><text:s/></text:span>Versus Afrani sunt in togata, cui <text:span text:style-name="Emphasis">Sellae</text:span> nomen est:</text:p>
      <text:p text:style-name="Text_20_body">Item versus est in eandem ferme sententiam Pacuvii, quem Macedo philosophus, vir bonus, familiaris meus, scribi debere censebat pro foribus omnium templorum: </text:p>
      <text:p text:style-name="Text_20_body">Nihil enim fieri posse indignius neque intolerantius dicebat quam quod homines ignavi ac desides, operti barba et pallio, mores et emolumenta philosophiae </text:p>
      <text:p text:style-name="Text_20_body">in linguae verborumque artes converterent et vitia facundissime accusarent, intercutibus ipsi vitiis madentes. </text:p>
      <text:h text:style-name="Heading_20_3" text:outline-level="3">IX</text:h>
      <text:h text:style-name="Heading_20_4" text:outline-level="4">Argument</text:h>
      <text:p text:style-name="Text_20_body">Quid Tullius Tiro in commentariis scripserit de ‘Suculis’ et ‘Hyadibus,’ quae sunt stellarum vocabula.</text:p>
      <text:p text:style-name="Text_20_body">TULLIUS TIRO M. Ciceronis alumnus et libertus adiutorque in litteris studiorum eius fuit. </text:p>
      <text:p text:style-name="Text_20_body">Is libros compluris de usu atque ratione linguae Latinae, item de variis atque promiscis quaestionibus composuit. </text:p>
      <text:p text:style-name="Text_20_body">In his esse praecipui videntur quos Graeco titulo <text:span text:style-name="Emphasis">Πανδέκτας</text:span> inscripsit, tamquam omne rerum atoue doctrinarum genus continentis.</text:p>
      <text:p text:style-name="Text_20_body">Ibi de his stellis quae appellantur ‘suculae’ hoc scriptum est: ‘Adeo,’ inquit, ‘veteres Romani litteras <text:soft-page-break/>Graecas nesciverunt et rudes Graecae linguae fuerunt, ut stellas quae in capite tauri sunt propterea ‘suculas’ appellarint, quod eas Graeci <text:span text:style-name="Emphasis">ὑάδας</text:span> vocant, tamquam id verbum Latinum Graeci verbi interpretamentum sit, quia quae Graece ‘sues’ Latine dicantur. Sed <text:span text:style-name="Emphasis">ὑάδες,</text:span>’ inquit, ‘<text:span text:style-name="Emphasis">οὐκ ἀπὸ τῶν ὑῶν</text:span> (id est, non a subus), ita ut nostri opici putaverunt, sed ab eo quod est <text:span text:style-name="Emphasis">ὕειν,</text:span> appellantur; nam et cum oriuntur et cum occidunt, tempestates pluvias largosque imbres cient. Pluere autem Graeca lingua <text:span text:style-name="Emphasis">ὕειν</text:span> dicitur.’</text:p>
      <text:p text:style-name="Text_20_body">Haec quidem Tiro in <text:span text:style-name="Emphasis">Pandectis.</text:span> Sed enim veteres nostri non usque eo rupices et agrestes fuerunt, ut</text:p>
      <text:p text:style-name="Text_20_body">stellas hyadas idcirco ‘suculas’ nominarent, quod <text:span text:style-name="Emphasis">ὕες</text:span> Latine ‘sues’ dicantur; sed ut quod Graeci <text:span text:style-name="Emphasis">ὑπέρ,</text:span> nos ‘super’ dicimus, quod illi <text:span text:style-name="Emphasis">ὕπτιος,</text:span> nos ‘supinus,’ quod illi <text:span text:style-name="Emphasis">ὑφορβός,</text:span> nos ‘subulcus,’ quod item illi <text:span text:style-name="Emphasis">ὕπνος,</text:span> nos primo ‘sypnus,’ deinde per <text:span text:style-name="Emphasis">y</text:span> Graecae Latinaeque o litterae cognationem ‘somnus’: sic quod ab illis <text:span text:style-name="Emphasis">ὑάδες,</text:span> a nobis primo ‘syades,’ deinde ‘suculae’ appellatae.</text:p>
      <text:p text:style-name="Text_20_body">Stellae autem istae non in capite tauri sunt, ut Tiro dicit, nullum enim videtur praeter eas stellas tauri caput, set hae ita circulo qui ‘zodiacus’ dicitur sitae locataeque sunt, ut ex earum positu species quaedam et simulacrum esse videatur tauri capitis, sicuti ceterae partes et reliqua imago tauri conformata et quasi depicta est locis regionibusque earum stellarum quas Graeci <text:span text:style-name="Emphasis">Πλειάδας,</text:span> nos ‘Vergilias’ vocamus.</text:p>
      <text:h text:style-name="Heading_20_3" text:outline-level="3">X</text:h>
      <text:h text:style-name="Heading_20_4" text:outline-level="4">Argument</text:h>
      <text:p text:style-name="Text_20_body">Quid ‘sororis’ <text:span text:style-name="Emphasis">ἔτυμον</text:span> esse dixerit Labeo Antistius, et quid ‘fratris’ P. Nigidius.</text:p>
      <text:p text:style-name="Text_20_body">LABEO ANTISTIUS iuris quidem civilis disciplinam principali studio exercuit et consulentibus de iure publice responsitavit; ceterarum quoque bonarum artium non expers fuit et in grammaticam sese atque dialecticam litterasque antiquiores altioresque penetraverat Latinarumque vocum origines rationesque percalluerat, eaque praecipue scientia ad enodandos plerosque iuris laqueos utebatur. </text:p>
      <text:p text:style-name="Text_20_body">Sunt adeo libri </text:p>
      <text:p text:style-name="Text_20_body">post mortem eius editi, qui <text:span text:style-name="Emphasis">Posteriores</text:span> inscribuntur, quorum librorum tres continui, tricesimus octavus et tricesimus nonus et quadragesimus, pleni sunt id genus rerum ad enarrandam et inlustrandam linguam Latinam conducentium.</text:p>
      <text:p text:style-name="Text_20_body">Praeterea in libris quos <text:span text:style-name="Emphasis">Ad Praetoris Edictum</text:span> scripsit multa posuit, partim lepide atque argute reperta. Sicuti hoc est quod in quarto <text:span text:style-name="Emphasis">Ad Edictum</text:span> libro scriptum legimus: ‘‘Soror,’’ inquit, ‘appellata est, quod quasi seorsum nascitur separaturque ab ea domo in qua nata est et in aliam familiam transgreditur.’</text:p>
      <text:p text:style-name="Text_20_body">‘Fratris’ autem vocabulum P. Nigidius, homo inpense doctus, non minus arguto subtilique <text:span text:style-name="Emphasis">ἐτύμῳ</text:span> interpretatur: ‘‘Frater,’’ inquit, ‘est dictus quasi ‘fere alter.’’</text:p>
      <text:h text:style-name="Heading_20_3" text:outline-level="3"><text:soft-page-break/>XI</text:h>
      <text:h text:style-name="Heading_20_4" text:outline-level="4">Argument</text:h>
      <text:p text:style-name="Text_20_body">Quem M. Varro aptum iustumque esse numerum convivarum existimarit; ac de mensis secundis et de bellariis.</text:p>
      <text:p text:style-name="Text_20_body">LEPIDISSIMUS liber est M. Varronis ex <text:span text:style-name="Emphasis">Satiris Menippeis,</text:span> qui inscribitur <text:span text:style-name="Emphasis">Nescis Quid Vesper Serus Vehat,</text:span> in quo disserit de apto convivarum numero deque ipsius convivii habitu cultuque.</text:p>
      <text:p text:style-name="Text_20_body">Dicit autem, convivarum numerum incipere oportere a Gratiarum numero et progredi ad Musarum, id est proficisci a </text:p>
      <text:p text:style-name="Text_20_body">tribus et consistere in novem, ut, cum paucissimi convivae sunt, non pauciores sint quam tres, cum plurimi, non plures quam novem. </text:p>
      <text:p text:style-name="Text_20_body">‘Nam multos,’ inquit, ‘esse non convenit, quod turba plerumque est turbulenta et Romae quidem stat, sedet Athenis, nusquam autem cubat. Ipsum deinde convivium constat,’ inquit, ‘ex rebus quattuor et tum denique omnibus suis numeris absolutum est, si belli homunculi conlecti sunt, si electus locus, si tempus lectum, si apparatus non neglectus. Nec loquaces autem,’ inquit, ‘convivas nec mutos legere oportet, quia eloquentia in foro et aput subsellia, silentium vero non in convivio, set in cubiculo esse debet.’</text:p>
      <text:p text:style-name="Text_20_body">Sermones igitur id temporis habendos censet non super rebus anxiis aut tortuosis, sed iucundos atque invitabiles et cum quadam inlecebra et voluptate utiles, ex quibus ingenium nostrum venustius fiat et amoenius. </text:p>
      <text:p text:style-name="Text_20_body">‘Quod profecto,’ inquit, ‘eveniet, si de id genus rebus ad communem vitae usum pertinentibus confabulemur, de quibus in foro atque in negotiis agendi non est otium. Dominum autem,’ inquit, ‘convivii esse oportet non tam lautum, quam sine sordibus,’ et: ‘In convivio legi nec omnia debent, sed ea potissimum, quae simul sint <text:span text:style-name="Emphasis">βιωφελῆ</text:span> et delectent.’</text:p>
      <text:p text:style-name="Text_20_body">Neque non de secundis quoque mensis, cuiusmodi esse eas oporteat, praecipit. His enim verbis utitur: ‘Bellaria,’ inquit, ‘ea maxime sunt mellita, quae melltta non sunt; <text:span text:style-name="Emphasis">πέμμασιν</text:span> enim cum <text:span text:style-name="Emphasis">πέψει</text:span> societas infida.’</text:p>
      <text:p text:style-name="Text_20_body">Quod Varro hoc in loco dixit ‘bellaria,’ ne quis forte in ista voce haereat, significat id vocabulum omne mensae secundae genus. Nam quae <text:span text:style-name="Emphasis">πέμματα</text:span> Graeci aut <text:span text:style-name="Emphasis">τραγήματα</text:span> dixerunt, ea veteres nostri ‘bellaria’ appellaverunt. Vina quoque dulciora est invenire in comoediis antiquioribus hoc nomine appellata dictaque esse ea ‘Liberi bellaria.’</text:p>
      <text:h text:style-name="Heading_20_3" text:outline-level="3">XII</text:h>
      <text:h text:style-name="Heading_20_4" text:outline-level="4">Argument</text:h>
      <text:p text:style-name="Text_20_body">Tribunos plebis prensionem habere, vocationem non habere.</text:p>
      <text:p text:style-name="Text_20_body">IN quadam epistula Atei Capitonis scriptum legimus, Labeonem Antistium legum atque morum populi Romani iurisque civilis doctum adprime fuisse. </text:p>
      <text:p text:style-name="Text_20_body"><text:soft-page-break/>‘Sed agitabat,’ inquit, ‘hominem libertas quaedam nimia atque vecors usque eo ut, divo Augusto iam principe et rempublicam obtinente, ratum tamen pensumque nihil haberet, nisi quod iussum sanctumque esse in Romanis antiquitatibus legisset,’</text:p>
      <text:p text:style-name="Text_20_body">ac deinde narrat, quid idem Labeo per viatorem a tribunis plebi vocatus responderit: </text:p>
      <text:p text:style-name="Text_20_body">‘Cum a muliere,’ inquit, ‘quadam tribuni plebis adversum eum aditi, in Gallianum ad eum misissent, ut veniret et mulieri responderet, iussit eum qui missus erat redire et tribunis dicere ius eos non habere neque se neque alium quemquam vocandi, quoniam moribus maiorum tribuni plebis prensionem haberent, vocationem non haberent; posse igitur eos venire et prendi se iubere, sed vocandi absentem ius non habere.’</text:p>
      <text:p text:style-name="Text_20_body">Cum hoc in ea Capitonis epistula legissemus, id ipsum postea in M. Varronis <text:span text:style-name="Emphasis">Rerum Humanarum</text:span> uno et vicesimo libro enarratius scriptum invenimus, verbaque ipsa super ea re Varronis adscripsimus:</text:p>
      <text:p text:style-name="Text_20_body">‘In magistratu,’ inquit, ‘habent alii vocationem, alii prensionem, alii neutrum; vocationem, ut consules et ceteri qui habent imperiunm; prensionem, ut tribuni plebis et alii qui habent viatorem; neque vocationem neque prensionem, ut quaestores et ceteri qui neque lictorem habent neque viatorem. Qui vocationem habent, idem prendere, tenere, abducere possunt, et haec omnia sive adsunt quos vocant sive acciri iusserunt. Tribuni plebis vocationem habent nullam, neque minus multi imperiti, proinde atque haberent, ea sunt usi; nam quidam non modo privatum, sed etiam consulem, in rostra vocari iusserunt. Ego triumvirum, vocatus a Porcio, tribuno plebis, non ivi, auctoribus principibus, et vetus ius tenui. Item tribunus cum essem, vocari neminem iussi, nec vocatum a conlega parere invitum.’</text:p>
      <text:p text:style-name="Text_20_body">Huius ego iuris quod M. Varro tradit Labeonem arbitror vana tunc fiducia, cum privatus esset, vocatum a tribunis non isse. </text:p>
      <text:p text:style-name="Text_20_body">Quae, malum, autem ratio fuit vocantibus nolle obsequi quos confiteare ius habere prendendi? Nam qui iure prendi potest et in vincula duci potest. </text:p>
      <text:p text:style-name="Text_20_body">Sed quaerentibus nobis quam ob causam tribuni, qui haberent summam coercendi potestatem, ius vocandi non habuerint …, quod tribuni plebis antiquitus creati videntur non iuri dicundo nec causis querelisque de absentibus noscendis, sed intercessionibus faciendis quibus usus praesens fuisset, ut iniuria quae coram fieret arceretur; ac propterea ius abnoctandi ademptum, quoniam, ut vim fieri vetarent, adsiduitate eorum et praesentium oculis opus erat. </text:p>
      <text:h text:style-name="Heading_20_3" text:outline-level="3">XIII</text:h>
      <text:h text:style-name="Heading_20_4" text:outline-level="4">Argument</text:h>
      <text:p text:style-name="Text_20_body">Quod in libris <text:span text:style-name="Emphasis">Humanarum</text:span> M. Varronis scriptum est aediles et quaestores populi Romani in ius a privato ad praetorem vocari posse.</text:p>
      <text:p text:style-name="Text_20_body">CUM ex angulis secretisque librorum ac magistrorum in medium iam hominum et in lucem fori</text:p>
      <text:p text:style-name="Text_20_body">prodissem, quaesitum esse memini in plerisque Romae stationibus ius publice docentium aut respondentium, an quaestor populi Romani a praetore in ius vocari posset. </text:p>
      <text:p text:style-name="Text_20_body"><text:soft-page-break/>Id autem non ex otiosa quaestione agitabatur, sed usus forte natae rei ita erat, ut vocandus esset in ius quaestor. </text:p>
      <text:p text:style-name="Text_20_body">Non pauci igitur existimabant ius vocationis in eum praetori non esse, quoniam magistratus populi Romani procul dubio esset et neque vocari neque, si venire nollet, capi atque prendi, salva ipsius magistratus maiestate, posset. </text:p>
      <text:p text:style-name="Text_20_body">Sed ego, qui tum adsiduus in libris M. Varronis fui, cum hoc quaeri dubitarique animadvertissem, protuli unum et vicesimum <text:span text:style-name="Emphasis">Rerum Humanarum,</text:span> in quo ita scriptum fuit: ‘Qui potestatem neque vocationis populi viritim habent neque prensionis, eos magistratus a privato in ius quoque vocari est potestas. M. Laevinus, aedilis curulis, a privato ad praetorem in ius est eductus; nunc stipati servis publicis non modo prendi non possunt, sed etiam ultro submovent populum.’</text:p>
      <text:p text:style-name="Text_20_body">Hoc Varro in ea libri parte de aedilibus, supra autem in eodem libro quaestores neque vocationem habere neque prensionem dicit. </text:p>
      <text:p text:style-name="Text_20_body">Utraque igitur libri parte recitata, in Varronis omnes sententiam concesserunt, quaestorque in ius ad praetorem vocatus est.</text:p>
      <text:h text:style-name="Heading_20_3" text:outline-level="3">XIV</text:h>
      <text:h text:style-name="Heading_20_4" text:outline-level="4">Argument</text:h>
      <text:p text:style-name="Text_20_body">Quid sit ‘pomerium.’</text:p>
      <text:p text:style-name="Text_20_body">‘POMERIUM’ quid esset augures populi Romani qui libros <text:span text:style-name="Emphasis">De Auspiciis</text:span> scripserunt istiusmodi sententia definierunt: ‘Pomerium est locus intra agrum effatum per totius urbis circuitum pone muros regionibus certeis determinatus, qui facit finem urbani auspicii.’</text:p>
      <text:p text:style-name="Text_20_body">Antiquissimum autem pomerium, quod a Romulo institutum est, Palatini montis radicibus terminabatur. Sed id pomerium pro incrementis reipublicae aliquotiens prolatum est et multos editosque collis circumplexum est. </text:p>
      <text:p text:style-name="Text_20_body">Habebat autem ius proferendi pomerii qui populum Romanum agro de hostibus capto auxerat.</text:p>
      <text:p text:style-name="Text_20_body">Propterea quaesitum est, ac nunc etiam in quaestione est, quam ob causam ex septem urbis montibus, cum ceteri sex intra pomerium sint, Aventinus solum, quae pars non longinqua nec infrequens est, extra pomerium sit, neque id Servius Tullius rex neque Sulla, qui proferendi pomerii titulum quaesivit, neque postea divus Iulius, cum pomerium proferret, intra effatos urbi fines incluserint.</text:p>
      <text:p text:style-name="Text_20_body">Huius rei Messala aliquot causas videri scripsit; sed praeter eas omnis ipse unam probat, quod in eo monte Remus urbis condendae gratia auspicaverit avesque inritas habuerit superatusque in auspicio a </text:p>
      <text:p text:style-name="Text_20_body">Romulo sit: </text:p>
      <text:p text:style-name="Text_20_body">‘Idcirco,’ inquit, ‘omnes qui pomerium protulerunt montem istum excluserunt, quasi avibus obscenis ominosum.’</text:p>
      <text:p text:style-name="Text_20_body"><text:soft-page-break/>Sed de Aventino monte praetermittendum non putavi quod non pridem ego in Elydis, grammatici veteris, <text:span text:style-name="Emphasis">Conmmenlario</text:span> offendi, in quo scriptum erat Aventinum antea, sicuti diximus, extra pomerium exclusum, post auctore divo Claudio receptum et intra pomerii fines observatum.</text:p>
      <text:h text:style-name="Heading_20_3" text:outline-level="3">XV</text:h>
      <text:h text:style-name="Heading_20_4" text:outline-level="4">Argument</text:h>
      <text:p text:style-name="Text_20_body">Verba ex libro Messalae auguris, quibus docet qui sint minores magistratus, et consulem praetoremque conlegas esse; et quaedam alia de auspiciis.</text:p>
      <text:p text:style-name="Text_20_body">IN edicto consulum, quo edicunt quis dies comitiis centuriatis futurus sit, scribitur ex vetere forma perpetua: ‘Ne quis magistratus minor de caelo servasse velit.’</text:p>
      <text:p text:style-name="Text_20_body">Quaeri igitur solet qui sint magistratus minores. </text:p>
      <text:p text:style-name="Text_20_body">Super hac re meis verbis nil opus fuit, quoniam liber M. Messalae auguris <text:span text:style-name="Emphasis">De Auspiciis</text:span> primus, cum hoc scriberemus, forte adfuit.</text:p>
      <text:p text:style-name="Text_20_body">Propterea ex eo libro verba ipsius Messalae subscripsimus: ‘Patriciorum auspicia in duas sunt divisa potestates. Maxima sunt consulum, praetorum, censorum. Neque tamen eorum omnium inter se eadem aut eiusdem potestatis, ideo quod conlegae non sunt censores consulum aut praetorum, praetores consulum sunt. Ideo neque consules aut praetores censorious neque censores consulibus aut praetoribus turbant aut retinent auspicia; at censores inter se, rursus praetores consulesque inter se, et vitiant et obtinent. Praetor, etsi conlega consulis est, neque praetorem neque consulem iure rogare potest, ut quidem nos a superioribus accepimus aut ante haec tempora servatum est et ut in <text:span text:style-name="Emphasis">Commentario</text:span> tertio decimo C. Tuditani patet, quia imperium minus praetor, maius habet consul, et a minore imperio maius aut maior a minore conlega rogari iure non potest. Nos his temporibus, praetore praetores creante, veterum auctoritatem sumus secuti neque his comitiis in auspicio fuimus. Censores aeque non eodem rogantur auspicio atque consules et praetores. Reliquorum magistratuum minora sunt auspicia. Ideo illi ‘minores,’ hi ‘maiores’ magistratus appellantur. Minoribus creatis magistratibus, tributis comitiis magistratus, sed iustus curiata datur lege; maiores centuriatis comitiis fiunt.’</text:p>
      <text:p text:style-name="Text_20_body">Ex his omnibus verbis Messalae manifestum fit, et qui sint magistratus minores et quamobrem ‘minores’ appellentur.</text:p>
      <text:p text:style-name="Text_20_body">Sed et conlegam esse praetorem </text:p>
      <text:p text:style-name="Text_20_body">consuli docet, quod eodem auspicio creantur. </text:p>
      <text:p text:style-name="Text_20_body">Maiora autem dicuntur auspicia habere, quia eorum auspicia magis rata sunt quam aliorum. </text:p>
      <text:h text:style-name="Heading_20_3" text:outline-level="3">XVI</text:h>
      <text:h text:style-name="Heading_20_4" text:outline-level="4">Argument</text:h>
      <text:p text:style-name="Text_20_body">Item verba eiusdem Messalae, disserentis aliud esse ad populum loqui, aliud cum populo agere; et qui magistratus a quibus avocent comitiatum.</text:p>
      <text:p text:style-name="Text_20_body"><text:soft-page-break/>IDEM Messala in eodem libro de minoribus magistratibus ita scripsit: ‘Consul ab omnibus magistratibus et comitiatum et contionem avocare potest. Praetor et comitiatum et contionem usquequaque avocare potest, nisi a consule. Minores magistratus nusquam nec comitiatum nec contionem avocare possunt. Ea re, qui eorum primus vocat ad comitiatum, is recte agit, quia bifariam cum populo agi non potest nec avocare alius alii potest. Set, si contionem habere volunt uti ne cum populo agant, quamvis multi magistratus simul contionem habere possunt.’</text:p>
      <text:p text:style-name="Text_20_body">Ex his verbis Messalae manifestum est, aliud esse ‘cum populo agere,’ aliud ‘contionem habere.’</text:p>
      <text:p text:style-name="Text_20_body">Nam ‘cum populo agere’ est</text:p>
      <text:p text:style-name="Text_20_body">rogare quid populum, quod suffragiis suis aut iubeat aut vetet; ‘contionem’ autem ‘habere’ est verba facere ad populum sine ulla rogatione.</text:p>
      <text:h text:style-name="Heading_20_3" text:outline-level="3">XVII</text:h>
      <text:h text:style-name="Heading_20_4" text:outline-level="4">Argument</text:h>
      <text:p text:style-name="Text_20_body">‘Humanitatem’ non significare id quod vulgus putat, sed eo vocabulo qui sinceriter locuti sunt magis proprie esse usos.</text:p>
      <text:p text:style-name="Text_20_body">Qui verba Latina fecerunt quique his probe usi sunt ‘humanitatem’ non id esse voluerunt quod vulgus existimat quodque a Graecis <text:span text:style-name="Emphasis">φιλανθρωπία</text:span> dicitur et significat dexteritatem quandam benivolentiamque erga omnis homines promiscam; sed ‘humanitatem’ appellaverunt id propemodum quod Graeci <text:span text:style-name="Emphasis">παιδείαν</text:span> vocant, nos ‘eruditionem institutionemque in bonas artes’ dicimus. Quas qui sinceriter percupiunt adpetuntque, hi sunt vel maxime humanissimi. Huius enim scientiae cura et disciplina ex universis animantibus uni homini data est idcircoque ‘humanitas’ appellata est.</text:p>
      <text:p text:style-name="Text_20_body">Sic igitur eo verbo veteres esse usos, et cumprimis M. Varronem Marcumque Tullium, omnes ferme libri declarant. Quamobrem satis habui unum interim exemplum promere. </text:p>
      <text:p text:style-name="Text_20_body">Itaque verba posui Varronis e libro <text:span text:style-name="Emphasis">Rerum Humanarum</text:span> primo, cuius principium hoc est: ‘Praxiteles, qui propter artificium egregium nemini est paulum modo humaniori ignotus.’</text:p>
      <text:p text:style-name="Text_20_body">‘Humaniori’ inquit non ita ut vulgo</text:p>
      <text:p text:style-name="Text_20_body">dicitur, ‘facili et tractabili et benivolo,’ tametsi rudis litterarum sit, hoc enim cum sententia nequaquam convenit, sed ‘eruditiori doctiorique,’ qui Praxitelem, quid fuerit, et ex libris et ex historia cognoverit.</text:p>
      <text:h text:style-name="Heading_20_3" text:outline-level="3">XVIII</text:h>
      <text:h text:style-name="Heading_20_4" text:outline-level="4">Argument</text:h>
      <text:p text:style-name="Text_20_body">Quid aput M. Catonem significent verba haec ‘inter os atque offam.’</text:p>
      <text:p text:style-name="Text_20_body">ORATIO est M. Catonis Censorii <text:span text:style-name="Emphasis">De Aedilibus Vitio Creatis.</text:span> Ex ea oratione verba haec sunt: ‘Nunc ita aiunt, in segetibus, in herbis bona frumenta esse. Nolite ibi nimiam spem habere. Saepe audivi <text:soft-page-break/>inter os atque offam multa intervenire posse; verumvero inter offam atque herbam, ibi vero longum intervallum est.’</text:p>
      <text:p text:style-name="Text_20_body">Erucius Clarus, qui praefectus urbi et bis consul fuit, vir morum et litterarum veterum studiosissimus, ad Sulpicium Apollinarem scripsit, hominem memoriae nostrae doctissimum, quaerere sese et petere, uti sibi rescriberet quaenam esset eorum verborum sententia. </text:p>
      <text:p text:style-name="Text_20_body">Tum Apollinaris, nobis praesentibus, nam id temporis ego adulescens Romae sectabar eum discendi gratia, rescripsit Claro ut viro erudito brevissime, vetus esse proverbium ‘inter os et offam,’ idem significans quod Graecus ille <text:span text:style-name="Emphasis">παροιμιώδης</text:span> versus:</text:p>
      <text:h text:style-name="Heading_20_3" text:outline-level="3">XIX</text:h>
      <text:h text:style-name="Heading_20_4" text:outline-level="4">Argument</text:h>
      <text:p text:style-name="Text_20_body">Platonem tribuere Euripidi Sophocli versum; et similia quaedam alia. </text:p>
      <text:p text:style-name="Text_20_body">VERSUS est notae vetustatis senarius: </text:p>
      <text:p text:style-name="Text_20_body">Eum versum Plato in <text:span text:style-name="Emphasis">Theaeteto</text:span> Euripidi esse dicit. Quod quidem nos admodum miramur; nam scriptum eum legimus in tragoedia Sophocli quae inscripta est <text:span text:style-name="Emphasis">Αἴας Λοκρός,</text:span> prior autem natus fuit Sophocles quam Euripides.</text:p>
      <text:p text:style-name="Text_20_body">Sed etiam ille versus non minus notus: </text:p>
      <text:p text:style-name="Text_20_body">et in tragoedia Sophocli scriptus est, cui titulus est <text:span text:style-name="Emphasis">Φθιώτιδες,</text:span> et in <text:span text:style-name="Emphasis">Bacchis</text:span> Euripidi.</text:p>
      <text:p text:style-name="Text_20_body">Id quoque animadvertimus, aput Aeschylum <text:span text:style-name="Emphasis">ἐν τῷ Πυρφόρῳ Προμηθεῖ</text:span> et aput Euripidem in tragoedia quae inscripta est <text:span text:style-name="Emphasis">Ἰνώ,</text:span> eundem esse versum absque paucis syllabis. Aeschylus sic:</text:p>
      <text:p text:style-name="Text_20_body">Euripides ita: </text:p>
      <text:p text:style-name="Text_20_body">Fuit autem Aeschylus non brevi antiquior.</text:p>
      <text:h text:style-name="Heading_20_3" text:outline-level="3">XX</text:h>
      <text:h text:style-name="Heading_20_4" text:outline-level="4">Argument</text:h>
      <text:p text:style-name="Text_20_body">De genere atque nominibus familiae Porciae.</text:p>
      <text:p text:style-name="Text_20_body">CUM in domus Tiberianae bibliotheca sederemus ego et Apollinaris Sulpicius et quidam alii mihi aut illi familiares, prolatus forte liber est ita inscriptus: M. Catonis Nepotis. </text:p>
      <text:p text:style-name="Text_20_body">Tum quaeri coeptum est quisnam is fuisset M. Cato Nepos. </text:p>
      <text:p text:style-name="Text_20_body">Atque ibi adulescens quispiam, quod ex eius sermonibus coniectare potui, non abhorrens a litteris, ‘Hic,’ inquit, ‘est M. Cato, non cognomento Nepos, sed M. Catonis Censorii ex filio nepos, qui pater fuit M. Catonis, praetorii viri, qui bello civili Uticae necem sibi gladio manu sua conscivit, de cuius vita liber est M. Ciceronis, qui inscribitur <text:span text:style-name="Emphasis">Laus Catonis,</text:span> quem in eodem libro idem Cicero <text:soft-page-break/>pronepotem fuisse dicit M. Catonis Censorii.’</text:p>
      <text:p text:style-name="Text_20_body">‘Eius igitur quem Cicero laudavit pater hic fuit M. Cato, cuius orationes feruntur inscriptae M. Catonis Nepotis.’</text:p>
      <text:p text:style-name="Text_20_body">Tum Apollinaris, ut mos eius in reprehendendo fuit, placide admodum leniterque: ‘Laudo,’ inquit, ‘te, mi fili, quod in tantula aetate, etiamsi hunc M. Catonem, de quo nunc quaeritur, quis fuerit ignoras, auditiuncula tamen quadam de Catonis familia aspersus es.’</text:p>
      <text:p text:style-name="Text_20_body">‘Non unus autem, sed conplures M. illius Catonis Censorii nepotes fuerunt, geniti non eodem patre;’</text:p>
      <text:p text:style-name="Text_20_body">‘duos enim M. ille Cato, qui et orator et censor fuit, filios habuit, et matribus diversos et aetatibus longe dispares.’</text:p>
      <text:p text:style-name="Text_20_body">‘Nam iam adulescente altero, matre eius amissa, ipse quoque iam multum senex, Saloni clientis sui filiam virginem duxit in matrimonium, ex qua natus est ei M. Cato Salonianus; hoc enim illi cognomentum fuit a Salonio, patre matris, datum.’</text:p>
      <text:p text:style-name="Text_20_body">‘Ex maiore autem Catonis filio, qui praetor designatus patre vivo mortuus est, et egregios <text:span text:style-name="Emphasis">De luris Disciplina</text:span> libros reliquit, nascitur hie de quo quaeritur, M. Cato, M. filius, M. nepos.’</text:p>
      <text:p text:style-name="Text_20_body">‘Is satis vehemens orator fuit multasque orationes ad exemplum avi scriptas reliquit et consul cum Q. Marcio Rege fuit, inque eo consulatu in Africam profectus, in ea provincia mortem obiit.’</text:p>
      <text:p text:style-name="Text_20_body">‘Sed is non, ita ut dixisti, M. Catonis, praetorii viri, qui se Uticae occidit it quem Cicero laudavit, pater fuit; nec, quia hic nepos Catonis Censorii, ille autem pronepos fuit, propterea necessum est patrem hunc ei fuisse.’</text:p>
      <text:p text:style-name="Text_20_body">‘Hic enim nepos, cuius haec modo prolata oratio est, filium quidem M. Catonem habuit; sed non eum qui Uticae periit, sed qui, cum aedilis curulis et praetor fuisset, in Galliam Narbonensem profectus, ibi vita functus est.’</text:p>
      <text:p text:style-name="Text_20_body">‘Ex altero autem illo Censorii filio, longe natu minore, quem Salonianum esse appellatum dixi, duo nati sunt L. Cato et M. Cato.’</text:p>
      <text:p text:style-name="Text_20_body">‘Is M. Cato tribunus plebis fuit et praeturam petens mortem obiit ex eoque natus est M. Cato praetorius, qui se bello civili Uticae interemit, de cuius vita laudibusque cum M. Tullius scriberet, pronepotem eum Catonis Censorii dixit fuisse.’</text:p>
      <text:p text:style-name="Text_20_body">‘Videtis igitur banc partem familiae, quae ex minore Catonis filio progenita est, non solum generis ipsius tramitibus, sed temporum quoque spatio differre; nam quia ille Salonianus in extrema patris aetate, sicuti dixi, natus fuit, prognati quoque ab eo aliquanto posteriores fuerunt quam qui a maiore fratre eius geniti erant.’</text:p>
      <text:p text:style-name="Text_20_body">‘Hanc temporum differentiam facile animadvertetis ex hac ipsa oratione, cum eam legetis.’</text:p>
      <text:p text:style-name="Text_20_body">Haec Sulpicius Apollinaris audientibus nobis dixit. Quae postea ita esse, uti dixerat, cognovimus, cum et <text:span text:style-name="Emphasis">Laudationes Funebres</text:span> et <text:span text:style-name="Emphasis">Librum Commentariun De Familia Porcia</text:span> legeremus.</text:p>
      <text:h text:style-name="Heading_20_3" text:outline-level="3"><text:soft-page-break/>XXI</text:h>
      <text:h text:style-name="Heading_20_4" text:outline-level="4">Argument</text:h>
      <text:p text:style-name="Text_20_body">Quod a scriptoribus elegantissimis maior ratio habita sit sonitus vocum atque verborum iucundioris, quae a Graecis <text:span text:style-name="Emphasis">εὐφωνία</text:span> dicitur, quam regulae disciplinaeque quae a grammaticis reperta est.</text:p>
      <text:p text:style-name="Text_20_body">INTERROGATUS est Probus Valerius, quod ex familiari eius quodam conperi, ‘hasne urbis’ an ‘has urbes’ et ‘hanc turrem’ an ‘hanc turrim’ dici oporteret. ‘Si aut versum,’ inquit, ‘pangis aut orationem solutam struis atque ea tibi verba dicenda sunt, non finitiones illas praerancidas neque fetutinas grammaticas spectaveris, sed aurem tuam interroga quo quid loco conveniat dicere; quod illa suaserit, id profecto erit rectissimum.’</text:p>
      <text:p text:style-name="Text_20_body">Tum is qui quaesierat, ‘Quonam modo,’ inquit, ‘vis aurem meam interrogem?’</text:p>
      <text:p text:style-name="Text_20_body">Et Probum ait respondisse: ‘Quo suam Vergilius percontatus est, qui diversis in locis ‘urbis’ et ‘urbes’ dixit arbitrio consilioque usus auris.’</text:p>
      <text:p text:style-name="Text_20_body">‘Nam in primo <text:span text:style-name="Emphasis">Georgicon,</text:span> quem ego,’ inquit, ‘librum manu ipsius correctum legi, ‘urbis,’ per i litteram scripsit. Verba e versibus eius haec sunt: Verte enim et muta, ut ‘urbes’ dicas, insubidius nescio quid facies et pinguius.’</text:p>
      <text:p text:style-name="Text_20_body">‘Contra in tertio <text:span text:style-name="Emphasis">Aeneidis</text:span> ‘urbes’ dixit per e litteram: Hic item muta, ut ‘urbis’ dicas, nimis exilis vox erit et exanguis, tanta quippe iuncturae differentia est in consonantia vocum proximarum.’</text:p>
      <text:p text:style-name="Text_20_body">‘Praeterea idem Vergilius ‘turrim’ dixit, non ‘turrem,’ et ‘securim,’ non ‘securem’: et: Quae sunt, opinor, iucundioris gracilitatis quam si suo utrumque loco per e litteram dicas.’</text:p>
      <text:p text:style-name="Text_20_body">At ille qui interrogaverat, rudis profecto et aure agresti homo, ‘Cur,’ inquit, ‘aliud alio in loco potius rectiusque esse dicas, non sane intellego.’</text:p>
      <text:p text:style-name="Text_20_body">Tum Probus iam commotior, ‘Noli,’ inquit, ‘igitur laborare, utrum istorum debeas dicere, ‘urbis’ an ‘urbes.’ Nam cum id genus sis quod video, ut sine iactura tua pecces, nihil perdes, utrum dixeris.’</text:p>
      <text:p text:style-name="Text_20_body">His tum verbis Probus et hac fini hominem dimisit, ut mos eius fuit erga indociles, prope inclementer. </text:p>
      <text:p text:style-name="Text_20_body">Nos autem aliud quoque postea consimiliter a Vergilio duplici modo scriptum invenimus. Nam et tres et tris posuit eodem in loco ea iudicii subtilitate, ut si aliter dixeris mutaverisque et aliquid tamen auris habeas, sentias suavitatem sonitus claudere. </text:p>
      <text:p text:style-name="Text_20_body">Versus ex decimo hi sunt: </text:p>
      <text:p text:style-name="Text_20_body">Tres illic, tris hic; pensicula utrumque modulareque, reperies suo quidque in loco sonare aptissime. </text:p>
      <text:p text:style-name="Text_20_body">Sed in illo quoque itidem Vergilii versu: </text:p>
      <text:p text:style-name="Text_20_body">si mutes ‘haec’ et ‘hic finis’ dicas, durum atque absonum erit respuentque aures quod mutaveris. Sicut illud contra eiusdem Vergilii insuavius facias, si mutes:</text:p>
      <text:p text:style-name="Text_20_body"><text:soft-page-break/>Nam si ita dicas: (‘quam das finem,’ iniucundum nescio quo pacto et laxiorem vocis sonum feceris.</text:p>
      <text:p text:style-name="Text_20_body">Ennius item rectos cupressos dixit contra receptum vocabuli genus hoc versu: </text:p>
      <text:p text:style-name="Text_20_body">Firmior ei, credo, et viridior sonus esse vocis visus </text:p>
      <text:p text:style-name="Text_20_body">est, ‘rectos’ dicere ‘cupressos’ quam ‘rectas.’ Contra vero idem Ennius in <text:span text:style-name="Emphasis">Annali</text:span> duodevicesimo ‘aere fulva’ dixit, non ‘fulvo,’ non ob id solum, quod Homerus <text:span text:style-name="Emphasis">ἠέρα βαθεῖαν</text:span> dicit, sed quod hic sonus, opinor, vocabilior visus et amoenior.</text:p>
      <text:p text:style-name="Text_20_body">Sicuti Marco etiam Ciceroni mollius teretiusque visum, in <text:span text:style-name="Emphasis">Quinta in Verrem</text:span> ‘fretu’ scribere quam ‘freto’: ‘Perangusto,’ inquit, ‘fretu divisa.’ Erat enim crassius iam vetustiusque, ‘perangusto freto’ dicere.</text:p>
      <text:p text:style-name="Text_20_body">Itidem in <text:span text:style-name="Emphasis">Secunda,</text:span> simili usus modulamine, ‘manifesto peccatu,’ inquit, non ‘peccato’; hoc enim scriptum in uno atque in altero antiquissimae fidei libro Tironiano repperi.</text:p>
      <text:p text:style-name="Text_20_body">Verba sunt Ciceronis haec: ‘Nemo ita vivebat ut nulla eius vitae pars summac turpitudinis esset expers, nemo ita in manifesto peccatu tenebatur ut cum inpudens fuisset in facto, tum inpudentior videretur, si negaret.’</text:p>
      <text:p text:style-name="Text_20_body">Huius autem vocis cum elegantior hoc in loco sonus est, tum ratio certa et probata est. </text:p>
      <text:p text:style-name="Text_20_body">‘Hic’ enim ‘peccatus,’ quasi ‘peccatio,’ recte Latineque dicitur, sicut ‘hic incestus,’ non qui admisit, sed quod admissum est, et ‘hic tributus,’ quod ‘tributum’</text:p>
      <text:p text:style-name="Text_20_body">nos dicimus, a plerisque veterum dicta sunt. ‘Hi’ quoque ‘adlegatus’ et ‘hic arbitratus’ pro ‘adlegatione’ proque ‘arbitratione’ dicuntur, qua ratione servata ‘arbitratu’ et ‘adlegatu meo’ dicimus.</text:p>
      <text:p text:style-name="Text_20_body">Sic igitur ‘in manifesto peccatu’ dixit, ut ‘in manifesto incestu’ veteres dixerunt, non quin Latinum esset ‘peccato’ dicere, sed quia in loco isto positum subtilius ad aurem molliusque est.</text:p>
      <text:p text:style-name="Text_20_body">Lucretius aeque auribus inserviens ‘funem’ feminino genere appellavit in hisce versibus:</text:p>
      <text:p text:style-name="Text_20_body">cum dicere usitatius manente numero posset: </text:p>
      <text:p text:style-name="Text_20_body">Sacerdotes quoque feminas M. Cicero ‘antistitas’ dicit, non secundum grammaticam legem ‘antistites.’ Nam cum insolentias verborum a veteribus dictorum plerumque respueret, huius tamen verbi in ea parte sonitu delectatus: ‘Sacerdotes,’ inquit, ‘Cereris atque illius fani antistitae.’</text:p>
      <text:p text:style-name="Text_20_body">Usque adeo in quibusdam neque rationem verbi neque consuetudinem, sed solam aurem secuti sunt, suis verba modulis pensitantem. </text:p>
      <text:p text:style-name="Text_20_body">‘Quod qui non sentiunt,’ inquit idem ipse M. Cicero, cum de numerosa et apta oratione dissereret, ‘quas auris habeant aut quid in his hominis simile sit, nescio.’</text:p>
      <text:p text:style-name="Text_20_body">Illud vero cumprimis apud Homerum veteres grammatici adnotaverunt, quod, cum dixisset quodam in loco <text:span text:style-name="Emphasis">κολοιούς τε ψῆράς τε,</text:span> alio in loco, non <text:span text:style-name="Emphasis">ψηρῶν τε,</text:span> set <text:span text:style-name="Emphasis">ψαρῶν</text:span> dixit:</text:p>
      <text:p text:style-name="Text_20_body"><text:soft-page-break/>secutus non communem, sed propriam in quoque vocis situ iucunditatem; nam si alterum in alterius loco ponas, utrumque feceris sonitu insuave. </text:p>
      <text:h text:style-name="Heading_20_3" text:outline-level="3">XXII</text:h>
      <text:h text:style-name="Heading_20_4" text:outline-level="4">Argument</text:h>
      <text:p text:style-name="Text_20_body">Verba Titi Castricii rhetoris ad discipulos adulescentes de vestitu atque calciatu on decoro.</text:p>
      <text:p text:style-name="Text_20_body">T. CASTRICIUS, rhetoricae disciplinae doctor, qui habuit Romae locum principem declamandi ac docendi, summa vir auctoritate gravitateque et a divo Hadriano in mores atque litteras spectatus, cum me forte praesente, usus enim sum eo magistro, discipulos quosdam suos senatores vidisset die feriato tunicis et lacernis indutos et gallicis calciatos, ‘Equidem,’ inquit, ‘maluissem vos togatos esse; si pigitum est, cinctos saltem esse et paenulatos. Sed si hic vester huiusmodi vestitus de multo iam usu ignoscibilis est, soleatos tamen vos, populi Romani senatores, per urbis vias ingredi nequaquam decorum est, non hercle vobis minus quam illi tum fuit, cui hoc M. Tullius pro turpi crimine obiectavit.’</text:p>
      <text:p text:style-name="Text_20_body">Haec, me audiente, Castricius et quaedam alia ad eam rem conducentia Romane et severe dixit. </text:p>
      <text:p text:style-name="Text_20_body">Plerique autem ex his qui audierant requirebant cur ‘soleatos’ dixisset, qui gallicas, non soleas, haberent.</text:p>
      <text:p text:style-name="Text_20_body">Sed Castricius profecto scite atque incorrupte locutus est; </text:p>
      <text:p text:style-name="Text_20_body">omnia enim ferme id genus, quibus plantarum calces tantum infimae teguntur, cetera prope nuda et teretibus habenis vincta sunt, ‘soleas’ dixerunt, nonnumquam voce Graeca ‘crepidulas.’</text:p>
      <text:p text:style-name="Text_20_body">‘Gallicas’ autem verbum esse opinor novum, non diu ante aetatem M. Ciceronis usurpari coeptum, itaque ab eo ipso positum est in secunda <text:span text:style-name="Emphasis">Antonianarum:</text:span> ‘Cum gallicis,’ inquit, ‘et lacerna cucurristi.’</text:p>
      <text:p text:style-name="Text_20_body">Neque in ea significatione id apud quemquam alium scriptum lego gravioris dumtaxat auctoritatis scriptorem; sed, ut dixi, ‘crepidas’ et ‘crepidulas,’ prima syllaba correpta, id genus calciamentum appellaverunt, quod Graeci <text:span text:style-name="Emphasis">κρηπῖδας</text:span> vocant, eiusque calciamenti sutores ‘crepidarios’ dixerunt.</text:p>
      <text:p text:style-name="Text_20_body">Sempronius Asellio in libro <text:span text:style-name="Emphasis">Rerum Gestarum</text:span> XIV: ‘Crepidarium,’ inquit, ‘cultellum rogavit a crepidario sutore.’</text:p>
      <text:h text:style-name="Heading_20_3" text:outline-level="3">XXIII (XXII)</text:h>
      <text:h text:style-name="Heading_20_4" text:outline-level="4">Argument</text:h>
      <text:p text:style-name="Text_20_body">De Neriene Martis in antiquis conprecationibus. </text:p>
      <text:p text:style-name="Text_20_body">CONPRECATIONES deum inmortalium, quae ritu Romano fiunt, expositae sunt in libris sacerdotum </text:p>
      <text:p text:style-name="Text_20_body">populi Romani et in plerisque antiquis orationibus. In his scriptum est: </text:p>
      <text:p text:style-name="Text_20_body"><text:soft-page-break/>‘Luam Saturni, Salaciam Neptuni, Horam Quirini, Virites Quirini, Maiam Volcani, Heriem lunonis, Moles Martis Nerienemque Martis.’</text:p>
      <text:p text:style-name="Text_20_body">Ex quibus id quod postremum posui sic plerosque dicere audio, ut priimam in eo syllabam producant, quo Graeci modo dicunt <text:span text:style-name="Emphasis">Νηρεΐδας.</text:span> Sed qui proprie locuti sunt primam correptam dixerunt, tertiam produxerunt.</text:p>
      <text:p text:style-name="Text_20_body">Est enim rectus casus vocabuli, sicut in libris veterum scriptum est, ‘Nerio,’ quamquam M. Varro in <text:span text:style-name="Emphasis">Satura Menippea,</text:span> quae inscribitur <text:span text:style-name="Emphasis">Σκιομαχία,</text:span> non ‘Nerio,’ sed ‘Nerienes’ vocative dicit in his versibus:</text:p>
      <text:p text:style-name="Text_20_body">Ex quo nominandi quoque casum eundem fieri necessum est. </text:p>
      <text:p text:style-name="Text_20_body">Sed ‘Nerio’ a veteribus sic declinabatur, quasi ‘Anio’; nam perinde ut ‘Anienem,’ sic ‘Nerienem’ dixerunt, tertia syllaba producta.</text:p>
      <text:p text:style-name="Text_20_body">Id autem, sive ‘Nerio’ sive ‘Nerienes’ est, Sabinum verbum est,</text:p>
      <text:p text:style-name="Text_20_body">eoque significatur virtus et fortitudo. Itaque ex Claudiis, quos a Sabinis oriundos accepimus, qui erat egregia atque praestanti fortitudine ‘Nero’ appellatus est.</text:p>
      <text:p text:style-name="Text_20_body">Sed id Sabini </text:p>
      <text:p text:style-name="Text_20_body">accepisse a Graecis videntur, qui vincula et firmamenta membrorum <text:span text:style-name="Emphasis">νεῦρα</text:span> dicunt, unde nos quoque Latine ‘nervos’ appellamus.</text:p>
      <text:p text:style-name="Text_20_body">‘Nerio’ igitur Martis vis et potentia et maiestas quaedam esse Martis demonstratur.</text:p>
      <text:p text:style-name="Text_20_body">Plautus autem in <text:span text:style-name="Emphasis">Truculento</text:span> coniugem esse Nerienem Martis dicit, atque id sub persona militis, in hoc versu:</text:p>
      <text:p text:style-name="Text_20_body">Super ea re audivi non incelebrem hominem dicere, nimis comice Plautum inperito et incondito militi falsam novamque opinionem tribuisse, ut Nerienem coniugem esse Martis putaret. </text:p>
      <text:p text:style-name="Text_20_body">Sed id perite magis quam comice dictum intelleget, qui leget Cn. Gellii <text:span text:style-name="Emphasis">Annalem</text:span> tertium, in quo scriptum est Hersiliam, cum apud T. Tatium verba faceret pacemque oraret, ita precatam esse: ‘Neria Martis te obsecro, pacem da, te, uti liceat nuptiis propriis et prosperis uti, quod de tui coniugis consilio contigit uti nos itidem integras raperent, unde liberos sibi et suis, posteros patriae pararent.’</text:p>
      <text:p text:style-name="Text_20_body">‘De tui,’ inquit, ‘coniugis consilio,’ Martem scilicet significans; per quod apparet, non esse id poetice a Plauto dictum, sed eam quoque traditionem fuisse, ut Nerio a quibusdam uxor esse Martis diceretur.</text:p>
      <text:p text:style-name="Text_20_body">Inibi autem animadvertendum est quod Gellius ‘Neria’ dicit per a litteram, non ‘Nerio,’ neque ‘Nerienes.’</text:p>
      <text:p text:style-name="Text_20_body">Praeter Plautum etiam praeterque Gellium Licinius </text:p>
      <text:p text:style-name="Text_20_body">Imbrex, vetus comoediarum scriptor, in fabula quae <text:span text:style-name="Emphasis">Neaera</text:span> scripta est, ita scripsit:</text:p>
      <text:p text:style-name="Text_20_body"><text:soft-page-break/>Ita autem se numerus huiusce versus habet, ut tertia in eo nomine syllaba, contra quam supra dictum est, corripienda sit; cuius sonitus quanta aput veteres indifferentia sit, notius est quam ut plura in id verba sumenda sint. </text:p>
      <text:p text:style-name="Text_20_body">Ennius autem in primo <text:span text:style-name="Emphasis">Annali</text:span> in hoc versu:</text:p>
      <text:p text:style-name="Text_20_body">si, quod minime solet, numerum servavit, primam syllabam intendit, tertiam corripuit.</text:p>
      <text:p text:style-name="Text_20_body">Ac ne id quidem praetermittendum puto, cuiusmodi est, quod in <text:span text:style-name="Emphasis">Commentario</text:span> Servii Claudii scriptum invenimus, ‘Nerio’ dictum quasi ‘Neirio,’ hoc est sine ira et cum placiditate, ut eo nomine mitem tranquillumque fieri Martem precemur; ‘ne’ enim particula, ut apud Graecos, ita plerumque in Latina quoque lingua privativa est.</text:p>
      <text:h text:style-name="Heading_20_3" text:outline-level="3">XXIV</text:h>
      <text:h text:style-name="Heading_20_4" text:outline-level="4">Argument</text:h>
      <text:p text:style-name="Text_20_body">Verba M. Catonis, egere se multis rebus et nihil tamen cupere dicentis.</text:p>
      <text:p text:style-name="Text_20_body">M. CATO, consularis et censorius, publicis iam privatisque opulentis rebus, villas suas inexcultas et </text:p>
      <text:p text:style-name="Text_20_body">rudes, ne tectorio quidem praelitas fuisse dicit ad annum usque aetatis suae septuagesimum. Atque ibi postea his verbis utitur: ‘Neque mihi,’ inquit, ‘aedificatio neque vasum neque vestimentum ullum est manupretiosum neque pretiosus servus neque ancilla. Si quid est,’ inquit, ‘quod utar, utor; si non est, egeo. Suum cuique per me uti atque frui licet.’</text:p>
      <text:p text:style-name="Text_20_body">Tum deinde addit: ‘Vitio vertunt, quia multa egeo; at ego illis, quia nequeunt egere.’ Haec mera veritas Tusculani hominis, egere se multis rebus et nihil tamen cupere dicentis, plus hercle promovet ad exhortandam parsimoniam sustinendamque inopiam quam Graecae istorum praestigiae, philosophari sese dicentium umbrasque verborum inanes fingentium, qui se nihil habere et nihil tamen egere ac nihil cupere dicunt, cum et habendo et egendo et cupiendo ardeant.</text:p>
      <text:h text:style-name="Heading_20_3" text:outline-level="3">XXV</text:h>
      <text:h text:style-name="Heading_20_4" text:outline-level="4">Argument</text:h>
      <text:p text:style-name="Text_20_body">Quaesitum tractatumque, quid sint ‘manubiae’; atque inibi dicta quaedam de ratione utendi verbis pluribus idem significantibus.</text:p>
      <text:p text:style-name="Text_20_body">IN fastigiis fori Traiani simulacra sunt sita circumundique inaurata equorum atque signorm militarium, subscriptumque est: </text:p>
      <text:p text:style-name="Text_20_body">‘Ex manubiis.’ Quaerebat Favorinus, cum in area fori ambularet et amicum</text:p>
      <text:p text:style-name="Text_20_body">suum consulem opperiretur causas pro tribunali cognoscentem nosque tunc eum sectaremur—quaerebat, inquam, quid nobis videretur significare proprie ‘manubiarum’ illa inscriptio.</text:p>
      <text:p text:style-name="Text_20_body">Tum quispiam qui cum eo erat, homo in studiis doctrinae multi atque celebrati nominis: ‘Ex manubiis,’ inquit, ‘significat ‘ex praeda’; ‘manubiae’ enim dicuntur praeda quae manu capta est.’ <text:soft-page-break/>‘Etiamsi,’ inquit Favorinus,</text:p>
      <text:p text:style-name="Text_20_body">‘opera mihi princeps et prope omnis in litteris disciplinisque Graecis sumpta est, non usque eo tamen infrequens sum vocum Latinarum, quas subsicivo aut tumultuario studio colo, ut hanc ignorem manubiarum interpretationem vulgariam, quod esse dicantur ‘manubiae’ praeda. Sed quaero an M. Tullius, verborum homo diligentissimus, in oratione quam dixit <text:span text:style-name="Emphasis">De Lege Agraria</text:span> Kalendis Ianuariis contra Rullum, inani et inlepida geminatione iunxerit ‘manubias’ et ‘praedam,’ si duo haec verba idem significant neque ulla re aliqua dissident.’ Atque, ut erat Favorinus egregia vel divina quadam memoria,</text:p>
      <text:p text:style-name="Text_20_body">verba ipsa M. Tulli statim dixit. </text:p>
      <text:p text:style-name="Text_20_body">Ea nos hic adscripsimus: ‘Praedam, manubias, sectionem, castra denique Cn. Pompei, sedente imperatore, decemviri vendent’; et infra itidem duo haec simul iunctim posita dixit: ‘Ex praeda, ex manubiis, ex auro coronario.’</text:p>
      <text:p text:style-name="Text_20_body">Ac deinde ad eum convertit qui manubias esse praedam dixerat, et: ‘Videturne tibi,’ inquit, ‘utroque in loco M. Cicero duobus verbis idem, sicuti tu putas, significantibus inepte et frigide esse usus ac tali ioco dignus quali apud Aristophanen, facetissimum comicorum, Euripides Aeschylum insectatus est, cum ait: ’</text:p>
      <text:p text:style-name="Text_20_body">‘Nequaquam vero,’ inquit ille, ‘talia videntur, quale est <text:span text:style-name="Emphasis">μάκτρα</text:span> et <text:span text:style-name="Emphasis">κάρδοπος,</text:span> qua vel a poetis vel oratoribus Graecis nostrisque venerandae et ornandae rei gratia duobus eadem pluribusve nominibus frequentantur.’</text:p>
      <text:p text:style-name="Text_20_body">‘Quid igitur,’ inquit Favorinus, ‘valet haec repetitio instauratioque eiusdem rei sub alio nomine in ‘manubiis’ et in ‘praeda’? Num ornat, ut alioqui solet, orationem? Num eam modulatiorem aptioremque reddit? Num onerandi vel exprobrandi criminis causa exaggerationem aliquam speciosam facit? Sicut in libro eiusdem M. Tulli, qui <text:span text:style-name="Emphasis">De Constituendo Accusatore</text:span> est, una eademque res pluribus verbis vehementer atque atrociter dicitur: ‘Sicilia tota, si una voce loqueretur, hoc diceret: ‘Quod auri, quod argenti, quod ornamentorum in meis urbibus, sedibus, delubris fuit.’’ Nam cum urbes semel totas dixisset, sedes delubraque addidit, quae sunt ipsa quoque in urbibus. Item in eodem libro simili modo:’</text:p>
      <text:p text:style-name="Text_20_body">‘‘Siciliam,’ inquit, ‘provinciam C. Verres per triennium depopulatus esse, Siculorum civitates vastasse, domos exinanisse, fana spoliasse dicitur.’’</text:p>
      <text:p text:style-name="Text_20_body">‘Ecquid videtur, cum Siciliam provinciam dixerit atque insuper etiam civitates addiderit, domos etiam et fana, quae infra posuit, conprehendisse? Verba haec item multa atque varia: ‘depopulatus esse, vastasse, exinanisse, spoliasse,’ nonne unam et eandem vim in sese habent? Sane. Sed quia cum dignitate orationis et cum gravi verborum copia dicuntur, quamquam eadem fere sint et ex una sententia cooriantur, plura tamen esse existimantur, quoniam et aures et animum saepius feriunt.’</text:p>
      <text:p text:style-name="Text_20_body">‘Hoc ornatus genus in crimine uno vocibus multis atque saevis extruendo ille iam tunc M. Cato antiquissimus in orationibus suis celebravit, sicuti in illa, quae inscripta est <text:span text:style-name="Emphasis">De Decem Hominibus,</text:span> cum Thermum accusavit quod decem liberos homines eodem tempore interfecisset, hisce verbis eandem omnibus rem significantibus usus est, quae quoniam sunt eloquentiae Latinae tunc primum exorientis lumina quaedam sublustria, libitum est ea mihi <text:span text:style-name="Emphasis">ἀπομνημονεύειν</text:span>: ‘Tuum nefarium facinus peiore facinore operire postulas, succidias humanas facis, tantam trucidationem facis, decem funera <text:soft-page-break/>facis, decem capita libera interficis, decem hominibus vitam eripis, indicta causa, iniudicatis, incondemnatis.’’</text:p>
      <text:p text:style-name="Text_20_body">‘Item M. Cato in orationis principio, quam dixit in senatu <text:span text:style-name="Emphasis">Pro</text:span> <text:span text:style-name="Emphasis">Rodiensibus,</text:span> cum vellet res nimis prosperas dicere, tribus vocabulis idem sentientibus dixit.’</text:p>
      <text:p text:style-name="Text_20_body">‘Verba eius haec sunt: ‘Scio solere plerisque hominibus in rebus secundis atque prolixis atque prosperis animum excellere atque superbiam atque ferociam augescere.’’</text:p>
      <text:p text:style-name="Text_20_body">‘Itidem Cato ex <text:span text:style-name="Emphasis">Originum </text:span>VII., in oratione quam <text:span text:style-name="Emphasis">Contra Servium Galbam</text:span> dixit, conpluribus vocabulis super eadem re usus est: ‘Multa me dehortata sunt huc prodire, anni, aetas, vox, vires, senectus; verum enimvero cum tantam rem peragier arbitrarer […]’’</text:p>
      <text:p text:style-name="Text_20_body">‘Sed ante omnis apud Homerum eiusdem rei atque sententiae luculenta exaggeratio est: Item alio in versu: ’</text:p>
      <text:p text:style-name="Text_20_body">‘Nam cum omnia ista utrubique multa et cognominata nihil plus demonstrent quam ‘proelium,’ huius tamen rei varia facies delectabiliter ac decore multis variisque verbis depicta est.’</text:p>
      <text:p text:style-name="Text_20_body">‘Neque non illa quoque aput eundem poetam una in duobus verbis sententia cum egregia ratione repetita est; Idaeus enim, cum inter Aiacem et Hectorem decertantes armis intercederet, his ad eos verbis usus est: ’</text:p>
      <text:p text:style-name="Text_20_body">‘in quo versu non oportet videri alterum verbum, idem quod superius significans, supplendi numeri causa extrinsecus additum et consarcinatum. Est enim hoc inane admodum et futtile. Sed cum in iuvenibus gloriae studio flagrantibus pervicaciam ferociamque et cupidinem pugnae leniter tamen ac placide obiurgaret, atrocitatem rei et culpam perseverandi bis idem dicendo alio atque alio verbo auxit inculcavitque, duplexque eadem conpellatio admonitionem facit instantiorem.’</text:p>
      <text:p text:style-name="Text_20_body">‘Ne illa quidem significationis eiusdemi repetitio ignava et frigida videri debet: quod bis idem, <text:span text:style-name="Emphasis">θάνατον</text:span> et <text:span text:style-name="Emphasis">μόρον,</text:span> dixerit; indignitas enim moliendae tam acerbae tamque iniustae necis miranda mortis iteratione defleta est.’</text:p>
      <text:p text:style-name="Text_20_body">‘Ceterum quis tam obtunso ingeniost, quin intellegat: et: verba idem duo significantia non frustra posita esse <text:span text:style-name="Emphasis">ἐκ παραλλήλων,</text:span> ut quidam putant, sed hortamentum esse acre imperatae celeritatis?’</text:p>
      <text:p text:style-name="Text_20_body">‘Verba quoque illa M. Ciceronis <text:span text:style-name="Emphasis">In L. Pisonen</text:span> trigemina, etiamsi durae auris hominibus non placent, non venustatem modo numeris quaesiverunt, sed figuram simulationemque oris pluribus simul vocibus everberaverunt:’</text:p>
      <text:p text:style-name="Text_20_body">‘‘Vultus denique,’ inquit, ‘totus, qui sermo quidam tacitus mentis est, hic in fraudem homines impulit, hic eos quibus erat ignotus decepit, fefellit, induxit.’’</text:p>
      <text:p text:style-name="Text_20_body">‘Quid igitur? Simile est,’ inquit, ‘apud eundem in ‘praeda’ et ‘manubiis’? Nihil profecto istiusmodi est.’</text:p>
      <text:p text:style-name="Text_20_body">‘Nam neque ornatius fit additis ‘manubiis’ neque exaggeratius modulatiusve; sed aliud omnino ‘praeda’ est, ut in libris rerum verborumque veterum scriptum est,’</text:p>
      <text:p text:style-name="Text_20_body">‘aliud ‘manubiae.’ Nam ‘praeda’ dicitur corpora ipsa rerum quae capta sunt, ‘manubiae’’</text:p>
      <text:p text:style-name="Text_20_body"><text:soft-page-break/>‘vero appellatae sunt pecunia a quaestore ex venditione praedae redacta. Utrumque ergo dixit M. Tullius cumulandae invidiae gratia decemviros ablaturos persecuturosque: et praedam quae nondum esset venundata, et pecuniam quae ex venditione praedae percepta esset.’</text:p>
      <text:p text:style-name="Text_20_body">‘Itaque haec inscriptio quam videtis: ‘Ex manubiis,’ non res corporaque ipsa praedae demonstrat, nihil enim captum est horum a Traiano ex hostibus, sed facta esse haec conparataque ‘ex manubiis,’ id est ex pecunia praedaticia, declarat.’</text:p>
      <text:p text:style-name="Text_20_body">‘‘Manubiae’ enim sunt, sicuti iam dixi, non praeda,’</text:p>
      <text:p text:style-name="Text_20_body">‘sed pecunia per quaestorem populi Romani ex praeda vendita contracta. Quod ‘per quaestorem’ autem dixi, intellegi nunc oportet praefectum aerario significari.’</text:p>
      <text:p text:style-name="Text_20_body">‘Nam cura aerarii a quaestoribus ad praefectos translata est. Est tamen nonnusquam invenire ita scripsisse quosdam non ignobiles scriptores, ut aut temere aut incuriose ‘praedam’ pro ‘manubiis’ et ‘manubias’ pro ‘praeda’ posuerint, aut tropica quadam figura mutationem vocabuli fecerint, quod facere concessum est scite id periteque facientibus.’</text:p>
      <text:p text:style-name="Text_20_body">‘Sed enim, qui proprie atque signate locuti sunt, sicut hoc in loco M. Tullius, ‘manubias’ pecuniam dixerunt.’</text:p>
      <text:h text:style-name="Heading_20_3" text:outline-level="3">XXVI</text:h>
      <text:h text:style-name="Heading_20_4" text:outline-level="4">Argument</text:h>
      <text:p text:style-name="Text_20_body">Verba P. Nigidii quibus dicit in nomine Valeri in casu vocandi primam syllabam acuendam esse; et item alia ex eiusdem verbis ad rectam scripturam pertinentia.</text:p>
      <text:p text:style-name="Text_20_body">P. NIGIDII verba sunt ex <text:span text:style-name="Emphasis">Commentariorum Grammaticorum</text:span> vicesimo quarto, hominis in disciplinis doctrinarum omnium praecellentis: ‘Deinde,’ inquit, ‘voculatio qui poterit servari, si non sciemus in nominibus, ut ‘Valeri,’ utrum interrogandi an vocandi sint? Nam interrogandi secunda syllaba superiore tonost quam prima, deinde novissima deicitur; at in casu vocandi summo tonost prima, deinde gradatim descendunt.’</text:p>
      <text:p text:style-name="Text_20_body">Sic quidem Nigidius dici praecipit. Sed si quis nunc, Valerium appellans, in casu vocandi secundum id praeceptum Nigidii acuerit primam, non aberit quin rideatur. </text:p>
      <text:p text:style-name="Text_20_body">‘Summum’ autem ‘tonum’ <text:span text:style-name="Emphasis">προσῳδίαν</text:span> acutam dicit et quem ‘accentum’ nos dicimus ‘voculationem’ appellat et ‘casum interrogandi’ eum dicit, quem nunc nos ‘genetivum’ dicimus.</text:p>
      <text:p text:style-name="Text_20_body">Id quoque in eodem libro Nigidiano animadvertimus: ‘Si ‘huius,’’ inquit, ‘‘amici’ vel ‘huius magni’ scribas, unum i facito extremum, sin vero ‘hei magnei,’ ‘hei amicei,’ casu multitudinis recto, tum ante i scribendum erit e, atque id ipsum facies in similibus. Item si ‘huius terrai’ scribas, i littera fit extrema, si ‘huic terrae,’ per e scribendum est. Item ‘mei’ qui scribit in casu interrogandi, velut cum dicimus ‘mei studiosus,’ per i unum scribat, non per e; at cum ‘mehei,’ tum per e et i scribendum est, quia dandi casus est.’</text:p>
      <text:p text:style-name="Text_20_body">Haec nos auctoritate doctissimi hominis adducti, propter eos qui harum quoque rerum scientiam quaerunt, non praetermittenda existimavimus. </text:p>
      <text:h text:style-name="Heading_20_3" text:outline-level="3"><text:soft-page-break/>XXVII</text:h>
      <text:h text:style-name="Heading_20_4" text:outline-level="4">Argument</text:h>
      <text:p text:style-name="Text_20_body">De versibus, quos Vergilius sectatus videtur, Homeri ac Partheni.</text:p>
      <text:p text:style-name="Text_20_body">PARTHENI poetae versus est: </text:p>
      <text:p text:style-name="Text_20_body">Eum versum Vergilius aemulatus est, itaque fecit duobus vocabulis venuste inmutatis parem: </text:p>
      <text:p text:style-name="Text_20_body">Sed illi Homerico non sane re parem neque similem fecit; esse enim videtur Homeri simplicior et sincerior, Vergilii autem <text:span text:style-name="Emphasis">νεωτερικώτερος</text:span> et quodam quasi ferumine inmisso fucatior:</text:p>
      <text:h text:style-name="Heading_20_3" text:outline-level="3">XXVIII</text:h>
      <text:h text:style-name="Heading_20_4" text:outline-level="4">Argument</text:h>
      <text:p text:style-name="Text_20_body">De sententia Panaetii philosophi, quam scripsit in libro <text:span text:style-name="Emphasis">De Officiis</text:span> secundo, qua hortatur ut homines ad cavendas iniurias in omni loco intenti paratique sint.</text:p>
      <text:p text:style-name="Text_20_body">LEGEBATUR Panaetii philosophi liber <text:span text:style-name="Emphasis">De (Oficiis</text:span> secundus ex tribus illis inclitis libris, quos M. Tullius magno cum studio maximoque opere aemulatus est.</text:p>
      <text:p text:style-name="Text_20_body">Ibi scriptum est, cum multa alia ad bonam frugem ducentia, tum vel maxime quod esse haerereque in animo debet. </text:p>
      <text:p text:style-name="Text_20_body">Id autem est ad hanc fere sententiam: ‘Vita,’ inquit, ‘hominum qui aetatem in medio rerum agunt ac sibi suisque esse usui volunt, negotia periculaque ex improviso adsidua et prope cotidiana fert. Ad ea cavenda atque declinanda perinde esse oportet animo prompto semper atque intento, ut sunt athletarum, qui ‘pancratiastae’ vocantur.’</text:p>
      <text:p text:style-name="Text_20_body">‘Nam sicut illi ad certandum vocati proiectis alte brachiis consistunt caputque et os suum manibus oppositis quasi vallo praemuniunt, membraque eorum omnia, priusquam pugna mota est, aut ad vitandos ictus cauta sunt aut ad faciendos parata—ita animus atque mens viri prudentis, adversus vim et petulantias iniuriarum omni in loco atque in tempore prospiciens, esse debet erecta, ardua, saepta solide, expedita in sollicitis, numquam conivens, nusquam aciem suam flectens, consilia cogitationesque contra fortunae verbera contraque insidias iniquorum, quasi brachia et manus, protendens, ne qua in re adversa et repentina incursio inparatis inprotectisque nobis oboriatur.’</text:p>
      <text:h text:style-name="Heading_20_3" text:outline-level="3">XXIX</text:h>
      <text:h text:style-name="Heading_20_4" text:outline-level="4">Argument</text:h>
      <text:p text:style-name="Text_20_body">Quod Quadrigarius ‘cum multis mortalibus’ dixit; an quid et quantum differret, si dixisset ‘cum multis hominibus.’</text:p>
      <text:p text:style-name="Text_20_body">VERBA sunt Claudi Quadrigarii ex <text:span text:style-name="Emphasis">Annalium</text:span> eius XIII: ‘Contione dimissa, Metellus in Capitolium venit cum mortalibus multis; inde domum proficiscitur, tota civitas eum reduxit.’</text:p>
      <text:p text:style-name="Text_20_body"><text:soft-page-break/>Cum is liber eaque verba M. Frontoni, nobis ei ac plerisque aliis adsidentibus, legerentur et cuidam haut sane viro indocto videretur ‘mortalibus multis’ pro ‘hominibus multis’ inepte frigideque in historia nimisque id poetice dixisse, tum Fronto illi cui hoc videbatur: ‘Ain tu,’ inquit, ‘aliarum homo rerum iudicii elegantissimi, ‘mortalibus multis’ ineptum tibi videri et frigidum, nil autem arbitrare causae fuisse quod vir modesti atque puri ac prope cotidiani sermonis ‘mortalibus’ maluit quam ‘hominibus’ dicere, eandemque credis futuram fuisse multitudinis demonstrationem, si ‘cum multis hominibus,’ ac non ‘cum multis mortalibus’ diceret?’</text:p>
      <text:p text:style-name="Text_20_body">‘Ego quidem,’ inquit, ‘sic existimo, nisi si me scriptoris istius omnisque antiquae orationis amor atque veneratio caeco esse iudicio facit, longe longeque esse amplius, prolixius, fusius, in significanda totius prope civitatis multitudine ‘mortales’ quam ‘homines’ dixisse.’</text:p>
      <text:p text:style-name="Text_20_body">‘Namque ‘multorum hominum’ appellatio intra modicum quoque numerum cohiberi atque includi potest, ‘multi’ autem ‘mortales’ nescio quo pacto et quodam sensu inenarrabili omne fere genus quod in civitate est et ordinum et aetatum et sexus conprehendunt; quod scilicet Quadrigarius, ita ut res erat, ingentem atque promiscam multitudinem volens ostendere, ‘cum multis mortalibus’ Metellum in Capitolium venisse dixit <text:span text:style-name="Emphasis">ἐμφατικώτερον</text:span> quam si ‘cum multis hominibus’ dixisset.’</text:p>
      <text:p text:style-name="Text_20_body">Ea nos omnia quae Fronto dixit, cum ita ut par erat, non adprobantes tantum, sed admirantes quoque audiremus, ‘Videte tamen,’ inquit, ‘ne existimetis, semper atque in omni loco ‘mortales multos’ pro ‘multis hominibus’ dicendum, ne plane fiat Graecum illud de Varronis <text:span text:style-name="Emphasis">Satura</text:span> proverbium <text:span text:style-name="Emphasis">τὸ ἐπὶ τῇ φακῇ μύρον.</text:span>’</text:p>
      <text:p text:style-name="Text_20_body">Hoc iudicium Frontonis, etiam in parvis minutisque vocabulis, non praetermittendum putavi, ne nos forte fugeret lateretque subtilior huiuscemodi verborum consideratio.</text:p>
      <text:h text:style-name="Heading_20_3" text:outline-level="3">XXX</text:h>
      <text:h text:style-name="Heading_20_4" text:outline-level="4">Argument</text:h>
      <text:p text:style-name="Text_20_body">Non hactenus esse ‘faciem’ qua vulgo dicitur.</text:p>
      <text:p text:style-name="Text_20_body">ANIMADVERTERE est pleraque verborum Latinorum ex ea significatione de qua nata sunt decessisse vel in aliam longe vel in proximam, eamque decessionem factam esse consuetudine et inscitia temere dicentium quae cuimodi sint non didicerint. </text:p>
      <text:p text:style-name="Text_20_body">Sicuti quidam ‘faciem’ esse hominis putant os tantum et oculos et genas, quod Graeci <text:span text:style-name="Emphasis">πρόσωπον</text:span> dicunt, quando ‘facies’ sit forma omnis et modus et factura quaedam corporis totius, a ‘faciendo’ dicta, ut ab ‘aspectu’ ‘species’ et a ‘fingendo’ ‘figura.’</text:p>
      <text:p text:style-name="Text_20_body">Itaque Pacuvius in tragoedia, quae <text:span text:style-name="Emphasis">Niptra</text:span> inscribitur, ‘faciem’ dixit hominis pro corporis longitudine:</text:p>
      <text:p text:style-name="Text_20_body">Non solum autem in hominum corporibus, sed etiam in rerum cuiusquemodi aliarum ‘facies’ dicitur. Nam montis et caeli et maris ‘facies,’ si tempestive dicatur, probe dicitur.</text:p>
      <text:p text:style-name="Text_20_body">Sallustii verba sunt ex <text:span text:style-name="Emphasis">Historia</text:span> secunda: ‘Sardinia in Africo mari facie vestigii humani in orientem quam occidentem latior prominet.’</text:p>
      <text:p text:style-name="Text_20_body"><text:soft-page-break/>Ecce autem id quoque in mentem venit, quod etiam Plautus in <text:span text:style-name="Emphasis">Poenulo</text:span> ‘faciem’ pro</text:p>
      <text:p text:style-name="Text_20_body">totius corporis colorisque habitu dixit. Verba Plauti haec sunt: </text:p>
      <text:p text:style-name="Text_20_body">Praeterea memini Quadrigarium in undevicesimo ‘faciem’ pro statura totiusque corporis figura dixisse.</text:p>
      <text:h text:style-name="Heading_20_3" text:outline-level="3">XXXI</text:h>
      <text:h text:style-name="Heading_20_4" text:outline-level="4">Argument</text:h>
      <text:p text:style-name="Text_20_body">Quid sit in satura M. Varronis ‘caninum prandium.’</text:p>
      <text:p text:style-name="Text_20_body">LAUDABAT venditabatque se nuper quispiam in libraria sedens homo inepte gloriosus, tamquam unus esset in omni caelo <text:span text:style-name="Emphasis">Saturarum</text:span> M. Varronis enarrator, quas partim <text:span text:style-name="Emphasis">Cynicas,</text:span> alii <text:span text:style-name="Emphasis">Menippeas</text:span> appellant. Et iaciebat inde quaedam non admodum difficilia, ad quae conicienda adspirare posse neminem dicebat.</text:p>
      <text:p text:style-name="Text_20_body">Tum forte ego eum librum ex isdem saturis ferebam, qui <text:span text:style-name="Emphasis">Ὑδροκύων</text:span> inscriptus est. Propius igitur accessi et:</text:p>
      <text:p text:style-name="Text_20_body">‘Nosti,’ inquam, ‘magister, verbum illud scilicet e Graecia vetus, musicam quae sit abscondita, eam esse nulli rei? Oro ergo te, legas hos versus pauculos et proverbii istius quod in his versibus est sententiam dicas mihi.’</text:p>
      <text:p text:style-name="Text_20_body">‘Lege,’ inquit, ‘tu mihi potius quae non intellegis, ut ea tibi ego enarrem.’</text:p>
      <text:p text:style-name="Text_20_body">‘Quonam,’ inquam, ‘pacto legere ego possum quae non adsequor? Indistincta namque et confusa fient quae legero, et tuam quoque impedient intentionem.’</text:p>
      <text:p text:style-name="Text_20_body">Tunc aliis etiam qui ibi aderant compluribus idem comprobantibus desiderantibusque, accipit a me librum veterem fidei spectatae, luculente scriptum. </text:p>
      <text:p text:style-name="Text_20_body">Accipit autem inconstantissimo vultu et maestissimo. Sed quid deinde dicam? </text:p>
      <text:p text:style-name="Text_20_body">Non audeo hercle postulare ut id credatur mihi. </text:p>
      <text:p text:style-name="Text_20_body">Pueri in ludo rudes, si eum librum accepissent, non hi magis in legendo deridiculi fuissent, ita et sententias intercidebat et verba corrupte pronuntiabat. </text:p>
      <text:p text:style-name="Text_20_body">Reddit igitur mihi librum, multis iam ridentibus, et ‘Vides,’ inquit, ‘oculos meos aegros adsiduisque lucubrationibus prope iam perditos; vix ipsos litterarum apices potui conprehendere; cum valebo ab oculis, revise ad me et librum istum tibi totum legam.’</text:p>
      <text:p text:style-name="Text_20_body">‘Recte,’ inquam, ‘sit oculis, magister, tuis;’</text:p>
      <text:p text:style-name="Text_20_body">‘sed, in quo illis nihil opus est, id, rogo te, dicas mihi: ‘caninum prandium’ in hoc loco quem legisti quid significat?’</text:p>
      <text:p text:style-name="Text_20_body">Atque ille egregius nebulo, quasi difficili quaestione proterritus, exurgit statim et abiens, ‘Non,’ <text:soft-page-break/>inquit, ‘parvam rem quaeris; talia ego gratis non doceo.’</text:p>
      <text:p text:style-name="Text_20_body">Eius autem loci, in quo id proverbium est, verba haec sunt: ‘Non vides apud Mnesitheum scribi tria genera esse vini, nigrum, album, medium, quod vocant <text:span text:style-name="Emphasis">κιρρόν,</text:span> et novum, vetus, medium? Et efficere nigrum virus, album urinam, medium <text:span text:style-name="Emphasis">πέψιν̣</text:span>? Novum refrigerare, vetus calefacere, medium esse prandium caninum?’</text:p>
      <text:p text:style-name="Text_20_body">Quid significet prandium caninum, rem leviculam, diu et anxie quaesivimus. </text:p>
      <text:p text:style-name="Text_20_body">Prandium autem abstemium, in quo nihil potatur, ‘caninum’ dicitur, quoniam canis vino caret.</text:p>
      <text:p text:style-name="Text_20_body">Cum igitur ‘medium vinum’ appellasset, quod neque novum esset neque vetus—et plerumque homines ita loquantur, ut omne vinum aut novum esse dicant aut vetus —nullam vim habere significavit neque novi neque veteris quod medium esset, et idcirco pro vino non habendum, quia neque refrigeraret neque calefaceret. ‘Refrigerare’ id dicit quod Graece ‘<text:span text:style-name="Emphasis">ψύχειν</text:span>’ dicitur.</text:p>
      <text:h text:style-name="Heading_20_2" text:outline-level="2">Liber Quartus Decimus</text:h>
      <text:h text:style-name="Heading_20_3" text:outline-level="3">I</text:h>
      <text:h text:style-name="Heading_20_4" text:outline-level="4">Argument</text:h>
      <text:p text:style-name="Text_20_body">Dissertatio Favorini philosophi adversus cos qui Chaldaei appellantur, et ex coetu motibusque siderum et stellarum fata hominum dicturos pollicentur.</text:p>
      <text:p text:style-name="Text_20_body">ADVERSUM istos qui sese ‘Chaldaeos’ seu ‘genethliacos’ appellant ac de motu deque positu [stellarum] dicere posse quae futura sunt profitentur, audivimus quondam Favorinum philosophum Romae Graece disserentem egregia atque inlustri oratione;</text:p>
      <text:p text:style-name="Text_20_body">exercendi autem, non ostentandi, gratia ingenii, an quod ita serio iudicatoque existimaret, non habeo dicere. Capita autem locorum argumentorumque quibus usus est, quod eius meminisse potui, egressus ibi ex auditione propere adnotavi, eaque fuerunt ad hanc ferme sententiam: disciplinam istam Chaldaeorum tantae vetustatis non esse quantae videri volunt, neque eos principes eius auctoresque esse, quos ipsi ferant, sed id praestigiarum atque offuciarum genus commentos esse homines aeruscatores et cibum quaestumque ex mendaciis captantes. </text:p>
      <text:p text:style-name="Text_20_body">Atque eos, </text:p>
      <text:p text:style-name="Text_20_body">quoniam viderent terrena quaedam inter homines caelestium rerum sensu atque ductu moveri, quale est quod oceanus quasi lunae comes cum ea simul senescit adolescitque, hinc videlicet sibi argumentum ad suadendum paravisse ut crederemus omnia rerum humanarum et parva et maxima, tamquam stellis atque sideribus evincta, duci et regi. </text:p>
      <text:p text:style-name="Text_20_body">Esse autem nimis quam ineptum absurdumque, ut, quoniam aestus oceani cum lunae curriculo congruit, negotium quoque alicuius, quod ei forte de aquae ductu cum rivalibus aut de communi pariete cum vicino apud iudicem est, ut existimemus, id negotium quasi habena quadam de caelo vinctum gubernari. </text:p>
      <text:p text:style-name="Text_20_body">Quod etsi vi et ratione quapiam divina fieri potest, nequaquam id tamen censebat in tam brevi <text:soft-page-break/>exiguoque vitae spatio quantovis hominis ingenio conprehendi posse et percipi, set coniectari pauca quaedam, ut verbo ipsius utar, <text:span text:style-name="Emphasis">παχυμερέστερον,</text:span> nullo scientiae fundo concepto, sed fusa et vaga et arbitraria, qualis longinqua oculorum acies est per intervalla media caligantium;</text:p>
      <text:p text:style-name="Text_20_body">tolli enim quod maxime inter deos atque homines differt, si homines quoque res omnis post futuras praenoscerent. </text:p>
      <text:p text:style-name="Text_20_body">Ipsam deinde siderum stellarumque observationem, quam esse originem scientiae suae praedicarent, hautquaquam putabat liquide consistere. </text:p>
      <text:p text:style-name="Text_20_body">‘Nam si principes Chaldaei, qui in patentibus campis colebant, stellarum motus et vias et discessiones et coetus intuentes, quid ex his efficeretur observaverunt, procedat,’ inquit, ‘haec sane disciplina, set sub ea modo inclinatione caeli, sub qua tunc Chaldaei fuerunt; non enim potest,’ inquit, ‘ratio Chaldaeorum observationis manere, si quis ea uti velit sub diversis caeli regionibus. Nam quanta,’ inquit, ‘partium circulorumque caeli ex devergentia et convexionibus mundi varietas sit, quis non videt?’</text:p>
      <text:p text:style-name="Text_20_body">‘Eaedem igitur stellae, per quas omnia divina humanaque fieri contendunt, sicuti non usquequaque pruinas aut calores cient, sed mutant et variant tempestatesque eodem in tempore alibi placidas, alibi violentas movent, cur non eventa quoque rerum ac negotiorum alia efficiunt in Chaldaeis, alia in Gaetulis, alia aput Danuvium, alia aput Nilum?’</text:p>
      <text:p text:style-name="Text_20_body">‘Per autem,’ inquit, ‘inconsequens, ipsum quidem corpus et habitum tam profundi aeris sub alio atque alio caeli curvamine non eundem manere, in hominum autem negotiis stellas istas opinari idem semper ostendere, si eas ex quacumque terra conspexeris.’</text:p>
      <text:p text:style-name="Text_20_body">Praeterea mirabatur id cuiquam pro percepto liquere, stellas istas quas a Chaldaeis et Babyloniis sive Aegyptiis observatas ferunt, quas multi ‘erraticas,’ Nigidius ‘errones’ vocat, non esse plures quam volgo dicerentur;</text:p>
      <text:p text:style-name="Text_20_body">posse enim fieri existimabat ut et alii quidam planetes pari potestate essent, sine quibus recta </text:p>
      <text:p text:style-name="Text_20_body">atque perpetua observatio perfici non quiret, neque eos tamen cernere homines possent propter exuperantiam vel splendoris vel altitudinis. </text:p>
      <text:p text:style-name="Text_20_body">‘Nam et quaedam,’ inquit,‘sidera a quibusdam terris conspiciuntur earumque terrarum hominibus nota sunt; sed eadem ipsa ex alia omni terra non videntur et sunt aliis omnino ignarissima.’</text:p>
      <text:p text:style-name="Text_20_body">‘Atque uti demus,’ inquit, ‘et has tantummodo stellas et ex una parte terrae observari debuisse, quae tandem finis observationis istius fuit et quae tempora satis esse visa sunt ad percipiendum quid praemonstraret aut coetus stellarum aut circuitus aut transitus?’</text:p>
      <text:p text:style-name="Text_20_body">‘Nam si isto modo coepta fieri observatio est, ut animadverteretur quo habitu quaque forma quaque positura stellarum aliquis nasceretur, tum deinceps ab ineunte vita fortuna eius et mores et ingenium et circumstantia rerum negotiorumque et ad [postremum] finis etiam vitae spectaretur eaque omnia, ut usu venerant, litteris mandarentur ac postea longis temporibus, cum ipsae illae eodem in loco eodemque habitu forent, eadem ceteris quoque eventura existimarentur,’</text:p>
      <text:p text:style-name="Text_20_body">‘qui eodem illo tempore nati fuissent—si isto,’ inquit, ‘modo observari coeptum et ex ea observatione conposita quaedam disciplina est, nullo id pacto potest procedere.’</text:p>
      <text:p text:style-name="Text_20_body"><text:soft-page-break/>‘Dicant enim quot tandem annis vel potius quot saeculis orbis hic observationis perfici quiverit.’</text:p>
      <text:p text:style-name="Text_20_body">Constare quippe inter astrologos dicebat, stellas istas quas ‘erraticas’ dicerent,</text:p>
      <text:p text:style-name="Text_20_body">quae esse omnium rerum fatales viderentur, infinito prope et innumerabili numero annorum ad eundem locum, cum eodem abitu simul omnes reverti unde profectae sunt, ut neque ullus observationis tenor neque memoriae ulla effigies litterarum tanto aevo potuerint edurare.</text:p>
      <text:p text:style-name="Text_20_body">Atque illud etiam cuimodi esset considerandum putabat, quod aliud stellarum agmen foret quo [primum] tempore conciperetur homo in utero matris, aliud postea cum in decem mensibus proximis in lucem ederetur, quaerebatque qui conveniret diversam super eodem fieri demonstrationem, si, ut ipsi putarent, alius atque alius earundem stellarum situs atque ductus alias atque alias fortunas daret.</text:p>
      <text:p text:style-name="Text_20_body">Sed et nuptiarum tempore, ex quibus liberi quaererentur, atque ipso etiam illo maris et feminae iam declarari coitu oportere dicebat certo quodam et necessario stellarum ordine quales qualique fortuna homines gignerentur; ac multo etiam ante, cum pater ipse atque mater nascerentur, ex eorum genitura debuisse iam tunc prospici quinam olim futuri essent quos hi creaturi forent; et supra [longe] atque longe per infinitum, ut, si disciplina ista fundamento aliquo veritatis nixa est, centesimo usque abhinc saeculo vel magis primo caeli atque mundi exordio atque inde iam deinceps continua significatione, quotiens generis auctores eiusdem homines nascerentur, stellae istae praemonstrare debuerint qualis qualique fato futurus sit quisquis hodie natus est.</text:p>
      <text:p text:style-name="Text_20_body">‘Quo autem,’ inquit, ‘pacto credi potest, uniuscuiusque stellarum formae et positionis sortem atque fortunam uni omnino homini certam destinatamque esse eamque formam post longissima saeculorum spatia restitui, si vitae [fortunarumque] eiusdem hominis indicia in tam brevibus intervallis per singulos maiorum eius gradus perque infinitum successionum ordinem tam saepe ac tam multipliciter eadem ipsa, non eadem stellarum facie denotantur?’</text:p>
      <text:p text:style-name="Text_20_body">‘Quod si id fieri potest eaque diversitas atque varietas admittitur per omnis antiquitatis gradus ad significanda eorum hominum qui post nascentur exordia imparilitas haec turbat observationem omnisque ratio disciplinae confunditur.’</text:p>
      <text:p text:style-name="Text_20_body">[iam] vero id minime ferundum censebat, quod non modo casus et eventa quae evenirent extrinsecus, sed consilia quoque ipsa hominum et arbitria et varias voluntates adpetitionesque et declinationes et fortuitos repentinosque in levissimis rebus animorum impetus recessusque moveri agitarique desuper e caelo putarent; tamquam quod forte ire in balneas volueris ac deinde nolueris atque id rursus volueris, non ex aliqua dispari variaque animi agitatione, sed ex necessaria quadam errantium siderum reciprocatione contigerit, ut plane homines non, quod dicitur, <text:span text:style-name="Emphasis">λογικὰ ζῶα,</text:span> sed ludicra et ridenda quaedam neurospasta esse videantur, si nihil sua sponte, nihil arbitratu suo faciunt, sed ducentibus stellis et aurigantibus.</text:p>
      <text:p text:style-name="Text_20_body">‘Ac si,’ inquit, ‘potuisse praedici adfirmant Pyrrusne rex an Manius Curius proelio victurus esset, cur tandem non de alea quoque ac de calculis et alveolo audent dicere, quisnam ibi ludentium vincat? An videlicet magna sciunt, parva nesciunt, et minora maioribus inperceptiora sunt?’</text:p>
      <text:p text:style-name="Text_20_body">‘Sed si magnitudines rerum sibi vindicant magisque esse perspicuas et facilius comprehendi posse dicunt, volo,’ inquit, ‘mili respondeant quid in hac totius mundi contemplatione, prae tantis naturae operibus, in tam parvis atque brevibus negotiis fortunisque hominum magnum putent?’</text:p>
      <text:p text:style-name="Text_20_body"><text:soft-page-break/>‘Atque id velim etiam,’ inquit, ‘ut respondeant: si tam parvum atque rapidum est momentum temporis, in quo homo nascens fatum accipit, ut in eodem illo puncto sub eodem circulo caeli plures simul ad eandem competentiam nasci non queant, et si [idcirco] gemini quoque non eadem vitae sorte sunt, quoniam non eodem temporis puncto editi sunt peto,’ inquit, ‘respondeant, cursum illum temporis transvolantis, qui vix cogitatione animi conprehendi potest, quonam pacto aut consulto adsequi queant aut ipsi perspicere et reprehendere, cum in tam praecipiti dierum noctiumque vertigine minima momenta ingentes facere dicant mutationes?’</text:p>
      <text:p text:style-name="Text_20_body">Ad postremum autem et quid esset quod adversum hoc dici posset requirebat, quod homines utriusque sexus, omnium aetatum, diversis stellarum motibus in vitam editi, regionibus sub quibus geniti sunt longe distantibus, omnes tamen isti, aut hiantibus terris aut labentibus tectis aut oppidorum expugnationibus aut eadem in navi fluctu obruti, eodem genere mortis eodemque ictu temporis universi simul interirent. </text:p>
      <text:p text:style-name="Text_20_body">‘Quod scilicet,’ inquit, ‘numquam eveniret, si momenta nascendi singulis adtributa suas unumquidque leges haberent.’</text:p>
      <text:p text:style-name="Text_20_body">‘Quod si quaedam,’ inquit, ‘in hominum morte atque vita etiam diversis temporibus editorum per stellarum pares quosdam postea conventus paria nonnulla et consimilia posse dicunt optingere, cur non aliquando possint omnia quoque paria usu venire, ut existant per huiuscemodi stellarum concursiones et similitudines Socratae simul et Antisthenae et Platones multi genere, forma, ingenio, moribus, vita omni et morte pari? Quod nequaquam,’ inquit, ‘prorsus fieri potest.’</text:p>
      <text:p text:style-name="Text_20_body">‘Non igitur hac causa probe uti queunt adversum hominum impares ortus, interitus pares.’</text:p>
      <text:p text:style-name="Text_20_body">Illud autem condonare se his dicebat quod non id quoque requireret: si vitae mortisque hominum rerumque humanarum omnium tempus et ratio et causa in caelo et apud stellas foret, quid de muscis aut vermiculis aut echinis, multis aliis minutissimis terra marique animantibus dicerent? An istaec quoque isdem, quibus homines, legibus nascerentur isdemque itidem extinguerentur? ut aut ranunculis quoque et culicibus nascendi fata sint de caelestium siderum motibus adtributa aut, si id non putarent, nulla ratio videretur cur ea siderum vis in hominibus valeret, deficeret in ceteris.</text:p>
      <text:p text:style-name="Text_20_body">Haec nos sicca et incondita et propemodum ieiuna oratione [adtingimus]. Set Favorinus, ut hominis ingenium fuit utque est Graecae facundiae copia simul et venustas, latius ea et amoenius et splendidius et profluentius exequebatur, atque identidem</text:p>
      <text:p text:style-name="Text_20_body">commonebat ut caveremus ne qua nobis isti sycophantae ad faciendam fidem inreperent, quod viderentur quaedam interdum vera effutire aut spargere. </text:p>
      <text:p text:style-name="Text_20_body">‘Non enim comprehensa,’ inquit, ‘neque definita neque percepta dicunt, sed lubrica atque ambagiosa coniectatione nitentes, inter falsa atque vera pedetemptim quasi per tenebras ingredientes, eunt et aut multa temptando incidunt repente inprudentes in veritatem aut ipsorum, qui eos consulunt, multa credulitate ducente perveniunt callide ad ea quae vera sunt, et idcirco videntur in praeteritis rebus quan in futuris veritatem facilius imitari. Ista tamen omnia quae aut tenere aut astute vera dicunt, prae ceteris,’ inquit, ‘quae mentiuntur, pars ea non sit millesima.’</text:p>
      <text:p text:style-name="Text_20_body">Praeter haec autem quae dicentem Favorinum audivimus, multa etiam memini poetarum veterum testimonia, quibus [huiuscemodi] ambages fallaciosae confutantur. Ex quibus est Pacuvianum illud:</text:p>
      <text:p text:style-name="Text_20_body">item Accianum illud:</text:p>
      <text:p text:style-name="Text_20_body"><text:soft-page-break/>Idem Favorinus, deterrere volens ac depellere adulescentes a [genethliacis] istis et quibusdam aliis id genus, qui prodigiosis artibus futura omnia dicturos pollicentur, nullo pacto adeundos eos esse consulendosque huiuscemodi [argumentis] concludebat:</text:p>
      <text:p text:style-name="Text_20_body">‘Aut adversa,’ inquit, ‘eventura dicunt, aut prospera. Si dicunt prospera et fallunt, miser fies frustra expectando; si adversa dicunt et mentiuntur, miser [fies] frustra [timendo]; sin vera respondent eaque sunt non prospera, iam inde ex animo miser fies, antequam e fato fias; si felicia promittunt eaque eventura sunt, tum plane duo erunt incommoda: et expectatio te spei suspensum fatigabit et futurum gaudii fructum spes tibi iam praefloraverit. Nullo igitur pacto utendum est istiusmodi hominibus res futuras praesagientibus.’</text:p>
      <text:h text:style-name="Heading_20_3" text:outline-level="3">II</text:h>
      <text:h text:style-name="Heading_20_4" text:outline-level="4">Argument</text:h>
      <text:p text:style-name="Text_20_body">Quem in modum disseruerit Favorinus consultus a me super officio iudicis.</text:p>
      <text:p text:style-name="Text_20_body">Quo primum tempore a [praetoribus] lectus in iudices sum, ut iudicia quae appellantur ‘privata’ susciperem, libros utriusque linguae de officio iudicis scriptos conquisivi, ut homo adulescens, a poetarum fabulis et a rhetorum epilogis ad iudicandas lites vocatus, rem iudiciariam, quoniam ‘vocis,’ ut dicitur, ‘vivae’ penuria erat, ex ‘mutis,’ quod aiunt, ‘magistris’ cognoscerem. Atque in dierum quidem diffissionibus conperendinationibusque et aliis quibusdam legitimis ritibus ex ipsa lege Iulia et ex Sabini Masurii et quorundam aliorum iurisperitorum commentariis commoniti et adminiculati sumus.</text:p>
      <text:p text:style-name="Text_20_body">In his </text:p>
      <text:p text:style-name="Text_20_body">autem, quae existere solent, negotiorum ambagibus et in ancipiti rationum diversarum circumstantia nihil quicquam nos huiuscemodi libri iuverunt. Nam. </text:p>
      <text:p text:style-name="Text_20_body">etsi consilia iudicibus ex praesentium causarum statu capienda sunt, generalia tamen quaedam praemonita et praecepta sunt, quibus ante causam praemuniri iudex praepararique ad incertos casus futurarum difficultatum debeat, sicut illa mihi tunc accidit inexplicabilis reperiendae sententiae ambiguitas.</text:p>
      <text:p text:style-name="Text_20_body">Petebatur apud me pecunia, quae dicebatur data numerataque, sed qui petebat neque tabulis neque testibus id factum docebat et [argumentis] admodum exilibus nitebatur.</text:p>
      <text:p text:style-name="Text_20_body">Sed eum constabat virum esse firme bonum notaeque et expertae fidei et vitae inculpatissimae, multaque et inlustria exempla probitatis sinceritatisque eius expromebantur; </text:p>
      <text:p text:style-name="Text_20_body">ilium autem unde petebatur hominem esse non bonae rei vitaque turpi et sordida convictumque volgo in mendaciis plenumque esse perfidiarum et fraudum ostendebatur. </text:p>
      <text:p text:style-name="Text_20_body">Is tamen cum suis multis patronis clamitabat probari apud me debere pecuniam datam consuetis modis, ‘expensi latione,’ ‘mensae rationibus,’ ‘chirographi exhibitione’ ‘tabularum obsignatione,’ ‘testium intercessione,’</text:p>
      <text:p text:style-name="Text_20_body">ex quibus omnibus si nulla re probaretur, dimitti iam se sane oportere et adversarium de calumnia <text:soft-page-break/>damnari, quod de utriusque autem vita atque factis diceretur, frustra id fieri atque dici; rem enim de petenda pecunia apud iudicem privatum agi, non apud censores de moribus.</text:p>
      <text:p text:style-name="Text_20_body">Tunc ibi amici mei, quos rogaveram in consilium, viri exercitati atque in patrociniis et in operis fori celebres semperque se circumundique distrahentibus causis festinantes, non sedendum diutius ac nihil esse dubium dicebant quin absolvendus foret, quem accepisse pecuniam nulla probatione sollemni docebatur. </text:p>
      <text:p text:style-name="Text_20_body">Sed enim ego homines cum considerabam, alterum fidei, alterum probri plenum spurcissimaeque vitae ac defamatissimae, nequaquam adduci potui ad absolvendum. </text:p>
      <text:p text:style-name="Text_20_body">Iussi igitur diem diffindi atque inde a subselliis pergo ire ad Favorinum philosophum, quem in eo tempore Romae plurimum sectabar, atque ei de causa ac de hominibus quae apud me dicta fuerant, uti res erat, narro omnia ac peto ut et ipsum illud in quo haerebam, et cetera etiam quae observanda mihi forent in officio iudicis, faceret me ut earum rerum essem prudentior.</text:p>
      <text:p text:style-name="Text_20_body">Tum Favorinus, religione illa cunctationis et sollicitudinis nostrae conprobata: ‘Id quidem,’ inquit, ‘super quo nunc deliberas, videri potest specie tenui parvaque esse. Sed si de omni quoque officio iudicis praeire tibi me vis, nequaquam est vel loci huius vel temporis;’</text:p>
      <text:p text:style-name="Text_20_body">‘est enim disceptatio ista multiiugae et sinuosae quaestionis multaque et anxia cura et circumspicientia indigens.’</text:p>
      <text:p text:style-name="Text_20_body">‘Namque, ut pauca tibi nunc quaestionum capita adtingam, iam omnium primum hoc de iudicis officio quaeritur: si iudex forte id sciat, super qua re apud eum litigatur, eaque res uni ei, priusquam agi coepta aut in iudicium deducta sit, ex alio quodam negotio casuve aliquo cognita liquido et comperta sit, neque id tamen in agenda causa probetur, oporteatne eum secundum ea quae sciens venit iudicare, an secundum ea quae aguntur?’</text:p>
      <text:p text:style-name="Text_20_body">‘Id etiam,’ inquit, ‘quaeri solet, an deceat atque conveniat iudici causa iam cognita, si facultas esse videatur conponendi negotii, officio paulisper iudicis dilato communis amicitiae et quasi pacificatoris partes recipere?’</text:p>
      <text:p text:style-name="Text_20_body">‘Atque illud amplius ambigi ac dubitari scio, debeatne iudex inter cognoscendum ea quae dicto quaesitoque opus est dicere et quaerere, etiamsi cuius ea dici quaerique interest neque dicat neque postulet? Patrocinari enim prorsus hoc esse aiunt, non iudicare.’</text:p>
      <text:p text:style-name="Text_20_body">‘Praeter haec super ea quoque re dissentitur, an ex usu exque officio sit iudicis, rem causamque de qua cognoscit interlocutionibus suis ita exprimere consignareque, ut ante sententiae tempus, ex iis quae apud eum in praesens confuse varieque dicuntur, proinde ut quoquo in loco ac tempore movetur, signa et indicia faciat motus atque sensus sui.’</text:p>
      <text:p text:style-name="Text_20_body">‘Nam qui iudices,’ inquit, ‘acres atque celeres videntur, non aliter existimant rem qua de agitur indagari conprehendique posse, nisi is qui iudicat crebris interrogationibus necessariisque interlocutionibus et suos sensus aperiat et litigantium deprehendat.’</text:p>
      <text:p text:style-name="Text_20_body">‘Contra autem qui sedatiores et graviores putantur negant iudicem debere ante sententiam, dum causa utrumque agitatur, quotiens aliqua re proposita motus est, totiens significare quid sentiat. Eventurum enim aiunt, ut, quia pro varietate propositionum argumentorumque alius atque alius motus animi patiendus est, aliter atque aliter eadem in causa eodemque in tempore sentire et <text:soft-page-break/>interloqui videantur.’</text:p>
      <text:p text:style-name="Text_20_body">‘Sed de his,’ inquit, ‘et ceteris huiuscemodi iudicialis officii tractatibus et nos posthac, cum erit otium, dicere quid sentiamus conabimur et praecepta Aelii Tuberonis super officio iudicis, quae nuperrime legi, recensebimus.’</text:p>
      <text:p text:style-name="Text_20_body">‘Quod autem ad pecuniam pertinet quam apud iudicem peti dixisti, suadeo hercle tibi, utare M. Catonis, prudentissimi viri, consilio, qui, in oratione quam <text:span text:style-name="Emphasis">Pro L. Turio</text:span> contra Cn. Gellium dixit, ita esse a maioribus traditum observatumque ait, ut si quod inter duos actum est neque tabulis neque testibus planum fieri [possit], tum apud iudicem qui de ea re cognosceret, uter ex his vir melior esset quaereretur et, si pares essent seu boni pariter seu mali, tum illi unde petitur crederetur ac secundum eum iudicaretur.’</text:p>
      <text:p text:style-name="Text_20_body">‘In hac autem causa de qua tu ambigis, optimus est qui petit, unde petitur deterrimus, et res est inter duos acta sine testibus.’</text:p>
      <text:p text:style-name="Text_20_body">‘Eas igitur et credas ei qui petit, condemnesque eum de quo petitur, quoniam, sicuti dicis, duo pares non sunt et qui petit melior est.’</text:p>
      <text:p text:style-name="Text_20_body">Hoc quidem mihi tum Favorinus, ut virum philosophum decuit, suasit. </text:p>
      <text:p text:style-name="Text_20_body">Sed maius ego altiusque id esse existimavi quam quod meae aetati et mediocritati conveniret, ut cognovisse et condemnasse de moribus, non de probationibus rei gestae viderer; ut absolverem tamen inducere in animum non quivi et propterea iuravi, mihi non liquere, atque ita iudicatu illo solutus sum.</text:p>
      <text:p text:style-name="Text_20_body">Verba ex oratione M. Catonis cuius commeminit Favorinus, haec sunt: ‘Atque ego a maioribus memoria sic [accepi]: si quis quid alter ab altero peterent, si ambo pares essent, sive boni sive mali essent, quod duo res gessissent uti testes non interessent, illi unde petitur, ei potius credendum esse. Nunc si sponsionem fecissent Gellius cum Turio: ‘Ni vir melior esset Gellius quam Turius,’ nemo, opinor, tam insanus esset qui iudicaret meliorem esse Gellium quam Turium; si non melior Gellius est Turio, potius oportet credi unde petitur.’</text:p>
      <text:h text:style-name="Heading_20_3" text:outline-level="3">III</text:h>
      <text:h text:style-name="Heading_20_4" text:outline-level="4">Argument</text:h>
      <text:p text:style-name="Text_20_body">An aemuli offensique inter sese fuerint Xenophon et Plato.</text:p>
      <text:p text:style-name="Text_20_body">Qui de Xenophontis Platonisque vita et moribus pleraque omnia exquisitissime scripsere, non afuisse ab eis motus quosdam tacitos et occultos simultatis aemulationisque mutuae putaverunt et eius rei argumenta quaedam coniectaria ex eorum scriptis protulerunt. </text:p>
      <text:p text:style-name="Text_20_body">Ea sunt profecto huiuscemodi: quod neque a Platone in tot numero libris mentio usquam facta sit Xenophontis neque item contra ab eo in suis libris Platonis, quamquam uterque ac maxime Plato complurium Socratis sectatorum in sermonibus quos scripsit commermerit. </text:p>
      <text:p text:style-name="Text_20_body">Id etiam esse non sincerae neque amicae voluntatis indicium crediderunt, quod Xenophon inclito illi operi Platonis, quod de optimo statu reipublicae civitatisque administrandae scriptum est, lectis ex <text:soft-page-break/>eo duobus fere libris qui primi in volgus exierant, opposuit contra conscripsitque diversum regiae administrationis genus, quod <text:span text:style-name="Emphasis">Παιδείας Κύρου</text:span> inscriptum est.</text:p>
      <text:p text:style-name="Text_20_body">Eo facto scriptoque eius usque adeo permotum esse Platonem ferunt, ut quodam in libro, mentione Cyri regis habita, retractandi levandique eius operis gratia, virum quidem Cyrum navum et strenuum fuisse dixerit, <text:span text:style-name="Emphasis">παιδείας δὲ οὐκ ὀρθῶς ἧφθαι τὸ</text:span> <text:span text:style-name="Emphasis">παράπαν;</text:span> haec enim verba sunt de Cyro Platonis.</text:p>
      <text:p text:style-name="Text_20_body">Praeterea putant id quoque ad ista, quae dixi, </text:p>
      <text:p text:style-name="Text_20_body">accedere: quod Xenophon, in libris quos dictorum atque factorum Socratis commentarios composuit, negat Socraten de caeli atque naturae causis rationibusque umquam disputavisse, ac ne disciplinas quidem ceteras, quae <text:span text:style-name="Emphasis">μαθήματα</text:span> Graeci appellant, quae ad bene beateque vivendum non pergerent, aut attigisse aut comprobasse, idcircoque turpiter eos mentiri dicit, qui dissertationes istiusmodi Socrati adtribuerent.</text:p>
      <text:p text:style-name="Text_20_body">‘Hoc autem,’ inquiunt, ‘Xenophon cum scripsit, Platonem videlicet notat, in cuius libris Socrates [physica] et musica et geometrica disserit.’</text:p>
      <text:p text:style-name="Text_20_body">Sed enim de viris optimis et gravissimis si credendum hoc aut suspicandum fuit, causam equidem esse arbitror non obtrectationis nec invidiae neque de gloria maiore parienda certationis; haec enim procul a moribus philosophiae absunt, in quibus illi duo omnium iudicio excelluerunt. Quae igitur est opinionis istius ratio? </text:p>
      <text:p text:style-name="Text_20_body">Haec profecto est: aequiperatio ipsa plerumque et parilitas virtutum inter sese consimilium, etiamsi contentionis studium et voluntas abest, speciem tamen aemulationis creat. </text:p>
      <text:p text:style-name="Text_20_body">Nam cum ingenia quaedam magna duorum pluriumve in eiusdem rei studio inlustrium aut pari sunt fama aut proxima, oritur apud diversos favisores eorum industriae laudisque aestumandae contentio.</text:p>
      <text:p text:style-name="Text_20_body">Tum postea ex alieno certamine ad eos quoque ipsos contagium certationis adspirat cursusque eorum ad eandem virtutis calcem pergentium, quando est compar vel [ambiguus], in aemulandi</text:p>
      <text:p text:style-name="Text_20_body">suspiciones non suo, sed faventium studio delabitur. </text:p>
      <text:p text:style-name="Text_20_body">Proinde igitur et Xenophon et Plato, Socraticae amoenitatis duo lumina, certare aemularique inter sese existimati sunt, quia de his apud alios uter esset [exsuperantior] certabatur et quia duae eminentiae, cum simul iunctae in arduum nituntur, simulacrum quoddam contentionis aemulae pariunt.</text:p>
      <text:h text:style-name="Heading_20_3" text:outline-level="3">IV</text:h>
      <text:h text:style-name="Heading_20_4" text:outline-level="4">Argument</text:h>
      <text:p text:style-name="Text_20_body">Quod apte Chrysippus et graphice imaginem Iustitiae modulis coloribusque verborum depinxit.</text:p>
      <text:p text:style-name="Text_20_body">CONDIGNE mehercule et condecore Chrysippus, in librorum qui inscribuntur <text:span text:style-name="Emphasis">Περὶ Καλοῦ καὶ Ἡδονῆς</text:span> primo, os et oculos Iustitiae vultumque eius severis atque venerandis verborum coloribus depinxit.</text:p>
      <text:p text:style-name="Text_20_body"><text:soft-page-break/>Facit quippe imaginem Iustitiae fierique solitam esse dicit a pictoribus rhetoribusque antiquioribus ad hunc ferme modum: ‘Forma atque filo virginali, aspectu vehementi et formidabili, luminibus oculorum acribus, neque humilis neque atrocis, sed reverendae cuiusdam tristitiae dignitate.’</text:p>
      <text:p text:style-name="Text_20_body">Ex imaginis autem istius significatione intellegi voluit, iudicem, qui Iustitiae antistes est, oportere esse grave, sanctum, severum, incorruptum, inadulabilem contraque improbos nocentesque inmisericordem atque inexorabilem erectumque et arduum ac potentem, vi et maiestate aequitatis veritatisque terrificum. </text:p>
      <text:p text:style-name="Text_20_body">Verba ipsa Chrysippi de Iustitia scripta haec </text:p>
      <text:p text:style-name="Text_20_body">sunt: <text:span text:style-name="Emphasis">Παρθένος δὲ εἶναι λέγεται κατὰ σύμβολον τοῦ</text:span> <text:span text:style-name="Emphasis">ἀδιάφθορος εἶναι καὶ μηδαμῶς ἐνδιδόναι τοῖς κακούργοις,</text:span> <text:span text:style-name="Emphasis">μηδὲ προσίεσθαι μήτε τοὺς ἐπιεικεῖς λόγους μήτε παραίτησιν καὶ δέησιν μήτε κολακείαν μήτε ἄλλο μηδὲν τῶν</text:span> <text:span text:style-name="Emphasis">τοιούτων· οἷς ἀκολούθως καὶ σκυθρωπὴ γράφεται καὶ</text:span> <text:span text:style-name="Emphasis">συνεστηκὸς ἔχουσα τὸ πρόσωπον καὶ ἔντονον καὶ δεδορκὸς</text:span> <text:span text:style-name="Emphasis">βλέπουσα, ὥστε τοῖς μὲν ἀδίκοις φόβον ἐμποεῖν, τοῖς δὲ</text:span> <text:span text:style-name="Emphasis">δικαίοις θάρσος· τοῖς μὲν προσφιλοῦς ὄντος τοῦ τοιούτου</text:span> <text:span text:style-name="Emphasis">προσώπου, τοῖς δὲ ἑτέροις προσάντους.</text:span></text:p>
      <text:p text:style-name="Text_20_body">Haec verba Chrysippi eo etiam magis ponenda existimavi, ut prompta ad considerandum iudicandumque sint, quoniam legentibus ea nobis delicatiorum quidam disciplinarum philosophi, Saevitiae imaginem istam esse, non Iustitiae, dixerunt.</text:p>
      <text:h text:style-name="Heading_20_3" text:outline-level="3">V</text:h>
      <text:h text:style-name="Heading_20_4" text:outline-level="4">Argument</text:h>
      <text:p text:style-name="Text_20_body">Lis atque contentio grammaticorum Romae inlustrium enarrata, super casu vocativo vocabuli quod est ‘egregius.’</text:p>
      <text:p text:style-name="Text_20_body">DEFESSUS ego quondam diutina commentatione laxandi levandique animi gratia in Agrippae campo deambulabam. Atque ibi duos forte grammaticos conspicatus non parvi in urbe Roma [nominis], certationi eorum acerrimae adfui, cum alter in casu</text:p>
      <text:p text:style-name="Text_20_body">vocativo ‘vir egregi’ dicendum contenderet, alter ‘vir egregie.’</text:p>
      <text:p text:style-name="Text_20_body">Ratio autem eius, qui ‘egregi’ oportere dici censebat, huiuscemodi fuit: ‘Quaecumque,’ inquit, ‘nomina seu vocabula recto casu numero singulari ‘us’ syllaba finiuntur, in quibus ante ultimam syllabam posita est <text:span text:style-name="Emphasis">i</text:span> littera, ea omnia casu vocativo <text:span text:style-name="Emphasis">i</text:span> littera terminantur, ut ‘Caelius Caeli,’ ‘modius modi,’ ‘tertius terti,’ ‘Accius Acci,’ ‘Titius Titi’ et similia omnia; sic igitur ‘egregius,’ quoniam ‘us’ syllaba in casu nominandi finitur eamque syllabam praecedit <text:span text:style-name="Emphasis">i</text:span> littera, habere debebit in casu vocandi <text:span text:style-name="Emphasis">i</text:span> litteram extremam et idcirco ‘egregi,’ non ‘egregie,’ rectius dicetur. Nam ‘divus’ et ‘rivus’ et ‘clivus’ non ‘us’ syllaba terminantur, sed ea quae per duo <text:span text:style-name="Emphasis">u</text:span> scribenda est, propter cuius syllabae sonum declarandum reperta erat nova littera, quae ‘[digamma]’ appellabatur.’</text:p>
      <text:p text:style-name="Text_20_body">Hoc ubi ille alter audivit, ‘O,’ inquit, ‘egregie grammatice vel, si id mavis, egregissime, die, oro te, ‘inscius’ et ‘impius’ et ‘sobrius’ et ‘ebrius’ et ‘proprius’ et ‘propitius’ et ‘anxius’ et ‘contrarius,’ quae ‘us’ syllaba finiuntur, in quibus ante ultimam syllabam <text:span text:style-name="Emphasis">i</text:span> littera est, quem casum vocandi habent? Me enim pudor et verecundia tenent, pronuntiare ea secundum tuam definitionem.’</text:p>
      <text:p text:style-name="Text_20_body">Sed cum ille paulisper oppositu horum vocabulorum commotus reticuisset et mox tamen se <text:soft-page-break/>conlegisset eandemque illam quam definierat regulam retineret </text:p>
      <text:p text:style-name="Text_20_body">et propugnaret diceretque et ‘proprium’ et ‘propitium’ et ‘anxium’ et ‘contrarium’ itidem in casu vocativo dicendum, ut ‘adversarius’ et ‘extrarius’ diceretur; ‘inscium’ quoque et ‘impium’ et ‘ebrium’ et ‘sobrium’ [insolentius] quidem paulo, sed rectius per <text:span text:style-name="Emphasis">i</text:span> litteram, non per <text:span text:style-name="Emphasis">e,</text:span> in eodem casu pronuntiandum, eaque inter eos contentio longius duceretur, non arbitratus ego operae pretium esse eadem istaec diutius audire, clamantes conpugnantesque illos reliqui.</text:p>
      <text:h text:style-name="Heading_20_3" text:outline-level="3">VI</text:h>
      <text:h text:style-name="Heading_20_4" text:outline-level="4">Argument</text:h>
      <text:p text:style-name="Text_20_body">[Cuimodi] sint quae speciem doctrinarum habeant, sed neque delectent neque utilia sint; atque inibi de vocabulis singularum urbium regionumque inmutatis.</text:p>
      <text:p text:style-name="Text_20_body">HOMO nobis familiaris, in litterarum cultu non ignobilis magnamque aetatis partem in libris versatus ‘Adiutum,’ inquit, ‘[ornatumque] volo ire <text:span text:style-name="Emphasis">Noctes</text:span> tuas’; et simul dat mihi librum grandi volumine doctrinae omnigenus, ut ipse dicebat, praescatentem, quem sibi elaboratum esse ait ex multis et variis et remotis lectionibus, ut ex eo sumerem quantum liberet rerum memoria dignarum. Accipio cupidus et libens,</text:p>
      <text:p text:style-name="Text_20_body">tamquam si copiae cornum nactus essem, et recondo me penitus, ut sine arbitris legam.</text:p>
      <text:p text:style-name="Text_20_body">At quae ibi scripta erant, pro Iuppiter, mera miracula! quo nomine fuerit qui primus ‘grammaticus’ appellatus est; et quot fuerint Pythagorae nobiles, quot Hippocratae; et cuiusmodi fuisse</text:p>
      <text:p text:style-name="Text_20_body">Homerus dicat in Ulixis domo <text:span text:style-name="Emphasis">λαύρην;</text:span> et quam ob causam Telemachus cubans iunctim sibi cubantem Pisistratum non manu adtigerit, sed pedis ictu excitarit; et Euryclia Telemachum quo genere claustri incluserit; et quapropter idem poeta rosam non norit, oleum ex rosa norit. Atque illud etiam scriptum fuit, quae nomina fuerint sociorum Ulixis, qui a Scylla rapti laceratique sunt; utrum <text:span text:style-name="Emphasis">ἐν τῇ</text:span> <text:span text:style-name="Emphasis">ἔσω θαλάσσῃ</text:span> Ulixes erraverit <text:span text:style-name="Emphasis">κατʼ Ἀρίσταρχον</text:span> an <text:span text:style-name="Emphasis">ἐν τῇ ἔξω κατὰ Κράτητα;</text:span> item etiam istic scriptum fuit, qui sint apud Homerum versus isopsephi;</text:p>
      <text:p text:style-name="Text_20_body">et quorum ibi nominum <text:span text:style-name="Emphasis">παραστιχίς</text:span> reperiatur; et quis adeo versus sit, qui per singula vocabula singulis syllabis increscat; ac deinde qua ratione dixerit singulas pecudes in singulos annos terna parere; et ex quinque operimentis quibus Achillis clipeus munitus est, quod factum ex auro est summum sit an medium, et praeterea quibus urbibus regionibusque vocabula iam mutata sint, quod Boeotia ante appellata fuerit ‘Aonia,’ quod Aegyptus ‘Aeria,’ quod Creta quoque eodem nomine ‘Aeria’ dicta sit, quod Attice ‘<text:span text:style-name="Emphasis">Ἀκτή,</text:span>’ quod Corinthus ‘Ephyre,’ quod Macedonia ‘<text:span text:style-name="Emphasis">Ἠμαθία,</text:span>’ quod Thessalia ‘<text:span text:style-name="Emphasis">Αἱμονία,</text:span>’ quod Tyros ‘Sarra,’ quod Thracia ante ‘Sithonia’ dicta sit, quod Paestum ‘<text:span text:style-name="Emphasis">Ποσειδώνιον.</text:span>’</text:p>
      <text:p text:style-name="Text_20_body">Haec item atque alia multa istiusmodi scripta in eo libro fuerunt.</text:p>
      <text:p text:style-name="Text_20_body">Quem cum statim properans redderem: ‘<text:span text:style-name="Emphasis">Ὄναιό</text:span> <text:span text:style-name="Emphasis">σου,</text:span>’ inquam, ‘doctissime virorum, <text:span text:style-name="Emphasis">ταύτης τῆς πολυμαθίας</text:span> et librum hunc opulentissimum recipe, nil prosus ad nostras paupertinas litteras congruentem. Nam meae <text:span text:style-name="Emphasis">Noctes,</text:span> quas instructum ornatumque isti, de uno maxime illo versu Homeri quaerunt, quem Socrates prae omnibus semper rebus sibi esse cordi dicebat: ’</text:p>
      <text:h text:style-name="Heading_20_3" text:outline-level="3"><text:soft-page-break/>VII</text:h>
      <text:h text:style-name="Heading_20_4" text:outline-level="4">Argument</text:h>
      <text:p text:style-name="Text_20_body">Quod M. Varro Cn. Pompeio, consuli primum designato, commentarium dedit, quem appellavit ipse <text:span text:style-name="Emphasis">Εἰσαγωγικόν,</text:span> de officio senatus habendi.</text:p>
      <text:p text:style-name="Text_20_body">GNAEO POMPEIO consulatus primus cum M. Crasso designatus est. </text:p>
      <text:p text:style-name="Text_20_body">Eum magistratum Pompeius cum initurus foret, quoniam per militiae tempora senatus habendi consulendique, <text:span text:style-name="tei_5f_inlineNote">consulendique </text:span><text:span text:style-name="tei_5f_inlineNote"><text:span text:style-name="Emphasis">deleted by C.W. F. Müller;</text:span></text:span><text:span text:style-name="tei_5f_inlineNote"> reliquarumque rerum, </text:span><text:span text:style-name="tei_5f_inlineNote"><text:span text:style-name="Emphasis">Mommsen;</text:span></text:span><text:span text:style-name="tei_5f_inlineNote"> omninoque rerum, </text:span><text:span text:style-name="tei_5f_inlineNote"><text:span text:style-name="Emphasis">Mähly.</text:span></text:span><text:span text:style-name="tei_5f_inlineNote">] </text:span>rerum expers urbanarum fuit, M. Varronem, familiarem suum, rogavit uti commentarium faceret <text:span text:style-name="Emphasis">Εἰσαγωγικόν</text:span>—sic enim Varro ipse appellat—, ex quo disceret quid facere dicereque deberet, cum senatum consuleret.</text:p>
      <text:p text:style-name="Text_20_body">Eum librum commentarium, quem super ea re Pompeio fecerat, perisse Varro ait in litteris quas ad Oppianum </text:p>
      <text:p text:style-name="Text_20_body">dedit, quae sunt in libro <text:span text:style-name="Emphasis">Epistolicarum Quaestionum</text:span> quarto, in quibus litteris, quoniam quae ante scripserat non comparebant, docet rursum multa ad [eam] rem ducentia.</text:p>
      <text:p text:style-name="Text_20_body">Primum ibi ponit qui fuerint per quos more maiorum senatus haberi soleret eosque nominat: ‘dictatorem, consules, praetores, tribunos plebi, interregem, praefectum urbi,’ neque alii praeter hos ius fuisse dixit facere senatusconsultum, quotiensque usus venisset ut omnes isti magistratus eodem tempore Romae essent, tum quo supra ordine scripti essent, qui eorum prior aliis esset, ei potissimum senatus consulendi ius fuisse ait,</text:p>
      <text:p text:style-name="Text_20_body">deinde extraordinario iure tribunos quoque militares, qui pro consulibus fuissent, item decemviros, quibus imperium consulare tum esset, item triumviros reipublicae constituendae causa creatos ius consulendi senatum habuisse.</text:p>
      <text:p text:style-name="Text_20_body">Postea scripsit de intercessionibus dixitque intercedendi ne senatusconsultum fieret ius fuisse iis solis qui eadem potestate qua ii qui senatusconsultum facere vellent maioreve essent.</text:p>
      <text:p text:style-name="Text_20_body">Tum adscripsit de locis in quibus senatusconsultum fieri iure posset, docuitque confirmavitque, nisi in loco per augurem constitute, quod </text:p>
      <text:p text:style-name="Text_20_body">‘templum’ appellaretur, senatusconsultum factum esset, iustum id non fuisse. Propterea et in curia Hostilia et in Pompeia et post in Iulia, cum profana ea loca fuissent, templa esse per augures constituta, ut in iis senatusconsulta more maiorum iusta fieri possent. Inter quae id quoque scriptum reliquit, non omnes aedes sacras templa esse ac ne aedem quidem Vestae templum esse.</text:p>
      <text:p text:style-name="Text_20_body">Post haec deinceps dicit senatusconsultum ante exortum aut post occasum solem factum ratum non fuisse, opus etiam censorium fecisse existimatos per quos eo tempore senatusconsultum factum esset.</text:p>
      <text:p text:style-name="Text_20_body">Docet deinde inibi multa: quibus diebus habere senatum ius non sit; immolareque hostiam prius auspicarique debere, qui senatum habiturus esset, de rebusque divinis prius quam humanis ad senatum referendum esse; tum porro referri oportere aut infinite de republica aut de singulis rebus finite; senatusque consultum fieri duobus modis: aut per discessionem, si consentiretur, aut, si res <text:soft-page-break/>dubia esset, per singulorum sententias exquisitas; singulos autem </text:p>
      <text:p text:style-name="Text_20_body">debere consuli gradatim incipique a consulari gradu. Ex quo gradu semper quidem antea primum rogari solitum, qui princeps in senatum lectus esset; tum autem, cum haec scriberet, novum morem institutum refert per ambitionem gratiamque, ut is primus rogaretur quem rogare vellet qui haberet senatum, dum is tamen ex gradu consulari esset. </text:p>
      <text:p text:style-name="Text_20_body">Praeter haec de pignore quoque capiendo disserit deque multa dicenda senatori qui, cum in senatum venire deberet, non adesset. </text:p>
      <text:p text:style-name="Text_20_body">Haec et alia quaedam id genus in libro quo supra dixi M. Varro epistula ad Oppianum scripta executus est.</text:p>
      <text:p text:style-name="Text_20_body">Sed quod ait senatusconsultum duobus modis fieri solere, aut conquisitis sententiis aut per discessionem, parum convenire videtur cum eo quod Ateius Capito in <text:span text:style-name="Emphasis">Coniectaneis</text:span> scriptum reliquit.</text:p>
      <text:p text:style-name="Text_20_body">Nam in libro VIIII. Tuberonem dicere ait nullum senatusconsultum fieri posse non discessione facta, quia in omnibus senatusconsultis, etiam in iis quae per relationem fierent, discessio esset necessaria, idque ipse Capito verum esse adfirmat. Sed de hac omni re alio in loco plenius accuratiusque nos memini scribere.</text:p>
      <text:h text:style-name="Heading_20_3" text:outline-level="3">VIII</text:h>
      <text:h text:style-name="Heading_20_4" text:outline-level="4">Argument</text:h>
      <text:p text:style-name="Text_20_body">[Quaesitum] esse dissensumque an praefectus Latinarum causa creatus [ius] senatus convocandi consulendique habeat.</text:p>
      <text:p text:style-name="Text_20_body">PRAEFECTUM urbi Latinarum causa relictum senatum habere posse Iunius negat, quoniam ne senator quidem sit neque ius habeat sententiae dicendae, cum ex ea aetate praefectus fiat quae non sit senatoria. </text:p>
      <text:p text:style-name="Text_20_body">M. autem Varro in quarto <text:span text:style-name="Emphasis">Epistolicarum Quaestionum</text:span> et Ateius Capito in <text:span text:style-name="Emphasis">[coniectaneorum]</text:span> VIII., ius esse praefecto senatus habendi dicunt; deque ea re adsensum esse Capito Varronem Tuberoni contra sententiam Iunii refert: ‘Nam et tribunis,’ inquit, ‘plebis senatus habendi ius erat, quamquam senatores non essent ante Atinium plebiscitum.’</text:p>
      <text:h text:style-name="Heading_20_2" text:outline-level="2">Liber Quintus Decimus</text:h>
      <text:h text:style-name="Heading_20_3" text:outline-level="3">I</text:h>
      <text:h text:style-name="Heading_20_4" text:outline-level="4">Argument</text:h>
      <text:p text:style-name="Text_20_body">Quod in Quinti Claudii <text:span text:style-name="Emphasis">Annalibus</text:span> scriptum est lignum alumine oblitum non ardere.</text:p>
      <text:p text:style-name="Text_20_body">DECLAMAVERAT Antonius Iulianus rhetor, praeterquam semper alias, tum vero nimium quantum delectabiliter et feliciter. Sunt enim ferme scholasticae istae declamationes eiusdem hominis <text:soft-page-break/>eiusdemque facundiae, non eiusdem tamen cotidie felicitatis. </text:p>
      <text:p text:style-name="Text_20_body">Nos ergo familiares eius circumfusi undique eum prosequebamur domum, cum inde subeuntes montem Cispium conspicimus insulam quandam occupatam igni multis arduisque tabulatis editam et propinqua iam omnia flagrare vasto incendio. </text:p>
      <text:p text:style-name="Text_20_body">Tum quispiam ibi ex comitibus Iuliani: ‘Magni,’ inquit, ‘reditus urbanorum praediorum, sed pericula sunt longe maxima. Si quid autem posset remedii fore, ut ne tam adsidue domus Romae arderent, venum hercle dedissem res rusticas et urbicas emissem.’</text:p>
      <text:p text:style-name="Text_20_body">Atque illi [Iulianus] laeta, ut mos eius fuit, inter fabulandum venustate: ‘Si <text:span text:style-name="Emphasis">Annalem,</text:span>’ inquit, ‘undevicensimum Q. Claudi legisses, optumi et sincerissimi scriptoris, docuisset te profecto Archelaus, regis Mitridati praefectus, qua medella quaque sollertia ignem defenderes, ut ne ulla tua aedificatio e ligno correpta atque insinuata flammis arderet.’</text:p>
      <text:p text:style-name="Text_20_body">Percontatus ego sum quid esset illud mirum Quadrigarii. </text:p>
      <text:p text:style-name="Text_20_body">Repetit: ‘In eo igitur libro scriptum inveni, cum obpugnaret L. Sulla in terra Attica Piraeum et contra Archelaus regis Mitridati praefectus ex eo oppido propugnaret, turrim ligneam defendendi gratia structam, cum ex omni latere circumplexa igni foret, ardere non quisse, quod alumine ab Archelao oblita fuisset.’</text:p>
      <text:p text:style-name="Text_20_body">Verba Quadrigarii ex eo libro haec sunt: ‘Cum Sulla conatus esset tempore magno, eduxit copias, ut Archelai turrim unam quam ille interposuit ligneam incenderet. Venit, accessit, ligna subdidit, submovit Graecos, ignem admovit; satis sunt diu conati, numquam quiverunt incendere, ita Archelaus omnem materiam obleverat alumine, quod Sulla atque milites mirabantur, et postquam non succendit, reduxit copias.’</text:p>
      <text:h text:style-name="Heading_20_3" text:outline-level="3">II</text:h>
      <text:h text:style-name="Heading_20_4" text:outline-level="4">Argument</text:h>
      <text:p text:style-name="Text_20_body">Quod Plato in libris quos <text:span text:style-name="Emphasis">De Legibus</text:span> composuit largiores laetioresque in conviviis invitatiunculas vini non inutiles esse existimavit.</text:p>
      <text:p text:style-name="Text_20_body">Ex insula Creta quispiam aetatem Athenis agens Platonicum sese philosophum dicebat et viderier gestibat. </text:p>
      <text:p text:style-name="Text_20_body">Erat autem nihili homo et nugator atque in </text:p>
      <text:p text:style-name="Text_20_body">Graecae facundiae gloria iactabundus et praeterea vini libidine adusque ludibria ebriosus. </text:p>
      <text:p text:style-name="Text_20_body">Is in conviviis iuvenum, quae agitare Athenis hebdomadibus lunae sollemne nobis fuit, simulatque modus epulis factus et utiles delectabilesque sermones coeperant, tum, silentio ad audiendum petito, loqui coeptabat atque id genus vili et incondita verborum caterva hortabatur omnes ad bibendum, idque se facere ex decreto Platonico praedicabat, tamquam Plato in libris quos <text:span text:style-name="Emphasis">De Legibus</text:span> composuit laudes ebrietatis copiosissime scripsisset utilemque esse eam bonis ac fortibus viris censuisset; ac simul inter eiusmodi orationem crebris et ingentibus poculis ingenium omne ingurgitabat, fomitem esse quendam dicens et ignitabulum ingenii virtutisque, si mens et corpus <text:soft-page-break/>hominis vino flagraret.</text:p>
      <text:p text:style-name="Text_20_body">Sed enim Plato in primo et secundo <text:span text:style-name="Emphasis">De Legibus</text:span> non, ut ille nebulo opinabatur, ebrietatem istam turpissimam quae labefacere et inminuere hominum mentes solet laudavit, sed hanc largiorem paulo iucundioremque vini invitationem, quae fieret sub quibusdam quasi arbitris et magistris conviviorum sobriis, non inprobavit.</text:p>
      <text:p text:style-name="Text_20_body">Nam et modicis honestisque inter bibendum remissionibus refici integrarique animos ad instauranda sobrietatis officia existumavit reddique eos [sensim] laetiores atque ad intentiones rursum capiendas fieri habiliores, et simul, si qui penitus in his adfectionum cupiditatumque errores inessent, quos</text:p>
      <text:p text:style-name="Text_20_body">aliquis pudor reverens concelaret, ea omnia sine gravi periculo, libertate per vinum data detegi et ad corrigendum medendumque fieri oportuniora.</text:p>
      <text:p text:style-name="Text_20_body">Atque hoc etiam Plato ibidem dicit, non defugiendas esse neque respuendas huiuscemodi exercitationes adversum propulsandam vini violentiam neque ullum umquam continentem prorsum ac temperantem satis fideliter visum esse, cuius vita victusque non inter ipsa errorum pericula et in mediis voluptatum inlecebris explorata sit. </text:p>
      <text:p text:style-name="Text_20_body">Nam cui libentiae gratiaeque omnes conviviorum incognitae sint quique illarum omnino expers sit, si eum forte ad participandas eiusmodi voluptates aut voluntas tulerit aut casus induxerit aut necessitas compulerit, deleniri plerumque et capi, neque mentem animumque eius consistere, sed vi quadam nova ictum labascere. </text:p>
      <text:p text:style-name="Text_20_body">Congrediendum igitur censuit et, tamquam in acie quadam, cum voluptariis rebus cumque ista vini licentia comminus decernendum, ut adversum eas non fuga simus tuti nec absentia, sed vigore animi et constanti praesentia moderatoque usu temperantiam continentiamque tueamur et calefacto simul refotoque animo, si quid in eo vel frigidae tristitiae vel torpentis verecundiae fuerit, deluamus.</text:p>
      <text:h text:style-name="Heading_20_3" text:outline-level="3">III</text:h>
      <text:h text:style-name="Heading_20_4" text:outline-level="4">Argument</text:h>
      <text:p text:style-name="Text_20_body">Quid M. Cicero de particula ista senserit scripseritque quae praeposita est verbis ‘aufugio’ et ‘aufero’; et an in verbo ‘autumo’ eadem istaec praepositio esse videri debeat.</text:p>
      <text:p text:style-name="Text_20_body">LEGIMUS librum M. Ciceronis qui inscriptus est <text:span text:style-name="Emphasis">Orator.</text:span></text:p>
      <text:p text:style-name="Text_20_body">In eo libro Cicero, cuin dixisset verba haec ‘aufugio’ et ‘aufero’ composita quidem esse ex praepositione ‘ab’ et ex verbis ‘fugio’ et ‘fero,’ sed eam praepositionem, quo fieret vox pronuntiatu audituque lenior, versam mutatamque esse in ‘<text:span text:style-name="Emphasis">au</text:span>’ syllabam coeptumque esse dici ‘aufugio’ et ‘aufero’ pro ‘abfugio’ et ‘abfero’—</text:p>
      <text:p text:style-name="Text_20_body">cum haec, inquam, ita dixisset, tum postea [ibidem] super eadem particula ita scripsit: ‘Haec,’ intuit, ‘praepositio praeter haec duo verba nullo alio in verbo reperietur.’</text:p>
      <text:p text:style-name="Text_20_body">Invenimus autem in <text:span text:style-name="Emphasis">[conmentario]</text:span> Nigidiano, verbum ‘[autumo]’ [compositum] ex ‘ab’ [praepositione] et verbo ‘aestumo’ dictunque intercise ‘autumo’ quasi ‘abaestumo,’ quod significaret ‘totum aestumo,’ tamquam ‘[abnumero].’</text:p>
      <text:p text:style-name="Text_20_body"><text:soft-page-break/>Sed, quod sit cum honore multo dictum P. Nigidii, hominis eruditissimi, audacius hoc argutiusque esse videtur quam verius. </text:p>
      <text:p text:style-name="Text_20_body">‘Autumo’ enim non id solum significat, ‘aestumo,’ sed et ‘dico’ et ‘opinor’ et ‘censeo,’ cum quibus verbis praepositio ista neque cohaerentia vocis neque</text:p>
      <text:p text:style-name="Text_20_body">significatione sententiae convenit. </text:p>
      <text:p text:style-name="Text_20_body">Praeterea vir acerrimae in studio litterarum diligentiae M. Tullius non sola esse haec duo verba dixisset, si reperiri posset ullum tertium. </text:p>
      <text:p text:style-name="Text_20_body">Sed illud magis inspici quaerique dignum est, versane sit et mutata ‘ab’ praepositio in ‘au’ syllabam propter lenitatem vocis, an potius ‘au’ particula sua sit propria origine et proinde ut pleraeque aliae praepositiones a Graecis, ita haec quoque inde accepta sit; sicuti est in illo versu Homeri:</text:p>
      <text:p text:style-name="Text_20_body">et:</text:p>
      <text:h text:style-name="Heading_20_3" text:outline-level="3">IV</text:h>
      <text:h text:style-name="Heading_20_4" text:outline-level="4">Argument</text:h>
      <text:p text:style-name="Text_20_body">Historia de Ventidio Basso, ignobili homine, quem primum de Parthis triumphasse memoriae traditum est.</text:p>
      <text:p text:style-name="Text_20_body">IN sermonibus nuper fuit seniorum hominum et eruditorum, multos in vetere memoria altissimum dignitatis gradum ascendisse ignobilissimos prius homines et despicatissimos. </text:p>
      <text:p text:style-name="Text_20_body">Nihil adeo de quoquam tantae admirationi fuit, quantae fuerunt quae de Ventidio Basso scripta sunt: </text:p>
      <text:p text:style-name="Text_20_body">eum Picentem fuisse genere et loco humili; et matrem eius a Pompeio </text:p>
      <text:p text:style-name="Text_20_body">Strabone, Pompei Magni patre, bello sociali, quo Asculanos subegit, captam cum ipso esse; mox triumphante Pompeio Strabone eum quoque puerum inter ceteros ante currum imperatoris sinu matris vectum esse; post, cum adolevisset, victum sibi aegre quaesisse eumque sordide invenisse comparandis mulis et vehiculis, quae magistratibus qui sortiti provincias forent praebenda publice conduxisset. In isto quaestu notum esse coepisse C. Caesari et cum eo profectum esse in Gallias. Tum, quia in ea provincia satis naviter versatus esset et deinceps civili bello mandata sibi pleraque inpigre et strenue fecisset, non modo in amicitiam Caesaris, sed ex ea in amplissimum quoque ordinem pervenisse; mox tribunum quoque plebi ac deinde praetorem creatum atque in eo tempore iudicatum esse a senatu hostem cum M. Antonio; post vero coniunctis partibus non pristinam tantum dignitatem reciperasse, sed pontificatum ac deinde consulatum quoque adeptum esse, eamque rem tam intoleranter tulisse populum Romanum, qui Ventidium Bassum meminerat curandis mulis victitasse, ut vulgo per vias urbis versiculi proscriberentur:</text:p>
      <text:p text:style-name="Text_20_body">Eundem Bassum Suetonius Tranquillus praepositum esse a M. Antonio provinciis orientalibus Parthosque in Syriam introrumpentis tribus ab eo proelis fusos scribit, eumque primum omnium de Parthis triumphasse et morte obita publico funere sepultum esse. </text:p>
      <text:h text:style-name="Heading_20_3" text:outline-level="3"><text:soft-page-break/>V</text:h>
      <text:h text:style-name="Heading_20_4" text:outline-level="4">Argument</text:h>
      <text:p text:style-name="Text_20_body">Verbum ‘profligo’ a plerisque dici inproprie insciteque.</text:p>
      <text:p text:style-name="Text_20_body">SICUT alia verba pleraque, ignoratione et inscitia improbe dicentium quae non intellegant, deflexa ac depravata sunt a ratione recta et consuetudine, ita huius quoque verbi, quod est ‘profligo,’ significatio versa et corrupta est.</text:p>
      <text:p text:style-name="Text_20_body">Nam cum ab adfligendo et ad perniciem interitumque deducendo inclinatum id tractumque sit, semperque eo verbo qui diligenter locuti sunt ita usi sint, ut ‘profligare’ dicerent ‘prodigere’ et ‘deperdere’ ‘profligatasque res’ quasi ‘[proflictas]’ ‘perditas’ appellarent, nunc audio aedificia et templa et alia fere multa quae prope absoluta adfectaque sunt ‘in nrofligato’ esse dici ipsaque esse iam ‘profligata.’</text:p>
      <text:p text:style-name="Text_20_body">Quapropter urbanissime respondisse praetorem, non indoctum virum, barunculo cuidam ex advocatorum turba, Sulpicius Apollinaris in quadam epistula scriptum</text:p>
      <text:p text:style-name="Text_20_body">reliquit. </text:p>
      <text:p text:style-name="Text_20_body">‘Nam cum ille,’ inquit, ‘rabula audaculus ita postulasset verbaque ita fecisset: ‘Omnia, vir clarissime, negotia de quibus te cogniturum esse hodie dixisti diligentia et velocitate tua profligata sunt, unum id solum relictum est, de quo, rogo, audias,’ tum praetor satis ridicule: ‘An illa negotia de quibus iam cognovisse me dicis profligata sint equidem nescio; hoc autem negotium quod in te incidit, procul dubio, sive id audiam sive non audiam, profligatum est.’’</text:p>
      <text:p text:style-name="Text_20_body">Quod significare autem volunt qui ‘[profligatum]’ dicunt, hi qui Latine locuti sunt non ‘profligatum,’ sed ‘adfectum’ dixerunt, sicuti M. Cicero in oratione, quam habuit <text:span text:style-name="Emphasis">De Provinciis Consularibus.</text:span></text:p>
      <text:p text:style-name="Text_20_body">Eius verba haec sunt: ‘Bellum adfectum videmus et, vere ut dicam, paene confectum.’</text:p>
      <text:p text:style-name="Text_20_body">Item infra: ‘Nam ipse Caesar quid est quod in ea provincia commorari velit, nisi ut ea quae per eum adfecta sunt, perfecta reipublicae tradat?’</text:p>
      <text:p text:style-name="Text_20_body">Idem Cicero in <text:span text:style-name="Emphasis">Oeconomico:</text:span> ‘Cum vero adfecta iam prope aestate uvas a sole mitescere tempus est.’</text:p>
      <text:h text:style-name="Heading_20_3" text:outline-level="3">VI</text:h>
      <text:h text:style-name="Heading_20_4" text:outline-level="4">Argument</text:h>
      <text:p text:style-name="Text_20_body">In libro M. Ciceronis <text:span text:style-name="Emphasis">De Gloria</text:span> secundo manifestum erratum, in ea parte in qua scriptum est super Hectore et Aiace.</text:p>
      <text:p text:style-name="Text_20_body"><text:span text:style-name="Emphasis">IN</text:span> libro M. Tulli, qui est secundus <text:span text:style-name="Emphasis">De Gloria,</text:span> manifestus error est non magnae rei, quem errorem</text:p>
      <text:p text:style-name="Text_20_body">esse possit cognoscere non aliquis eruditorum, sed qui tantum legerit <text:span text:style-name="Emphasis">Ὁμήρου τὸ Ηʹ.</text:span></text:p>
      <text:p text:style-name="Text_20_body"><text:soft-page-break/>Quamobrem non tam id mirabamur errasse in ea re M. Tullium, quam non esse animadversum hoc postea correctumque vel ab ipso vel a Tirone, liberto eius, diligentissimo homine et librorum patroni sui studiosissimo. </text:p>
      <text:p text:style-name="Text_20_body">Ita enim scriptum in eo libro est: ‘Apud eundem poetam Aiax cum Hectore congrediens depugnandi causa agit ut sepeliatur, si sit forte victus, declaratque se velle ut suum tumulum multis etiam post saeculis praetereuntes sic loquantur: ’</text:p>
      <text:p text:style-name="Text_20_body">Huius autem sententiae versus, quos Cicero in linguam Latinam vertit, non Aiax apud Homerum dicit neque Aiax agit ut sepeliatur, sed Hector dicit et Hector de sepultura agit, priusquam sciat an Aiax secum depugnandi causa congressurus sit. </text:p>
      <text:h text:style-name="Heading_20_3" text:outline-level="3">VII</text:h>
      <text:h text:style-name="Heading_20_4" text:outline-level="4">Argument</text:h>
      <text:p text:style-name="Text_20_body">Observatum esse in senibus quod annum fere aetatis tertium et sexagesimum agant aut laboribus aut interitu aut clade aliqua insignitum; atque inibi super eadem observatione exemplum adpositum epistulae divi Augusti ad Gaium filium.</text:p>
      <text:p text:style-name="Text_20_body">OBSERVATUM in multa hominum memoria expertumque est, senioribus plerisque omnibus sexagesimum </text:p>
      <text:p text:style-name="Text_20_body">tertium vitae annum cum periculo et clade aliqua venire aut corporis morbique gravioris aut vitae interitus aut animi aegritudinis. </text:p>
      <text:p text:style-name="Text_20_body">Propterea, qui rerum verborumque istiusmodi studio tenentur eum aetatis annum appellant <text:span text:style-name="Emphasis">κλιμακτηρικόν.</text:span></text:p>
      <text:p text:style-name="Text_20_body">Nocte quoque ista proxima superiore, cum librum <text:span text:style-name="Emphasis">Epistularum</text:span> divi Augusti, quas ad Gaium nepotem suum scripsit, legeremus duceremurque elegantia orationis neque morosa neque anxia, sed facili hercle et simplici, id ipsum in quadam epistula super eodem anno scriptum offendimus; eiusque epistula exemplum hoc est:</text:p>
      <text:p text:style-name="Text_20_body">‘<text:span text:style-name="Emphasis">Ave,</text:span> mi Gai, meus asellus iucundissimus, quem semper medius fidius desidero, cum a me abes. Set praecipue diebus talibus, qualis est hodiernus, oculi mei requirunt meum Gaium, quem, ubicumque hoc die fuisti, spero laetum et bene valentem celebrasse quartum et sexagesimum natalem meum. Nam, ut vides, <text:span text:style-name="Emphasis">κλιμακτῆρα</text:span> communem seniorum omnium tertium et sexagesimum annum evasimus. Deos autem oro ut mihi quantumcumque superest temporis, id salvis nobis traducere liceat in statu reipublicae felicissimo, <text:span text:style-name="Emphasis">ἀνδραγαθούντων ὑμῶν καὶ διαδεχομένων</text:span> stationem meam.’</text:p>
      <text:h text:style-name="Heading_20_3" text:outline-level="3">VIII</text:h>
      <text:h text:style-name="Heading_20_4" text:outline-level="4">Argument</text:h>
      <text:p text:style-name="Text_20_body">Locus ex oratione Favoni, veteris oratoris, de cenarum atque luxuriae obprobratione, qua usus est cum legem Liciniam de sumptu minuendo suasit.</text:p>
      <text:p text:style-name="Text_20_body">CUM legeremus orationem veterem Favoni, non indiserti viri, qua oratione […] totum, ut <text:soft-page-break/>meminisse possemus odio esse hercle istiusmodi sumptus atque victus, perdidicimus.</text:p>
      <text:p text:style-name="Text_20_body">Verba haec, quae adposuimus, Favoni sunt: ‘Praefecti popinae atque luxuriae negant cenam lautam esse, nisi cum lubentissime edis, tum auferatur et alia esca melior atque amplior succenturietur. Is nunc flos cenae habetur inter istos quibus sumptus et fastidium pro facetiis procedit, qui negant ullam avem praeter ficedulam totam comesse oportere; ceterarum avium atque altilium nisi tantum adponatur, ut a cluniculis inferiore parte saturi fiant, convivium putant inopia sordere, superiorem partem avium atque altilium qui edint, eos palatum parum delicatum habere. Si proportione pergit luxuria crescere, quid relinquitur, nisi ut delibari sibi cenas iubeant, ne edendo defetigentur, quando stratus lectuls auro, argento, purpura amplior aliquot hominibus quam dis inmortalibus adornatur?’</text:p>
      <text:h text:style-name="Heading_20_3" text:outline-level="3">IX</text:h>
      <text:h text:style-name="Heading_20_4" text:outline-level="4">Argument</text:h>
      <text:p text:style-name="Text_20_body">Quod Caecilius poeta ‘frontem’ genere virili non poetice, sed cum probatione et cum analogia appellavit.</text:p>
      <text:p text:style-name="Text_20_body">VERE ac diserte Caecilius hoc in <text:span text:style-name="Emphasis">Subditivo</text:span> scripsit:</text:p>
      <text:p text:style-name="Text_20_body">Hos ego versus, cum de quodam istiusmodi homine sermones essent, in circulo forte iuvenum eruditiorum dixi. </text:p>
      <text:p text:style-name="Text_20_body">Tum de [grammaticorum] volgo quispiam nobiscum ibi adsistens non sane ignobilis, ‘Quanta,’ inquit, ‘licentia audaciaque Caecilius hic fuit, cum ‘fronte hilaro,’ non ‘fronte hilara’ dixit et tam inmanem soloecismum nihil veritus est!’</text:p>
      <text:p text:style-name="Text_20_body">‘Immo,’ inquam, ‘potius nos et quam audaces et quam licentes sumus, qui ‘[frontem]’ inprobe indocteque non virili genere dicimus, cum et ratio proportionis,<text:span text:style-name="tei_5f_inlineNote"> </text:span>quae ‘analogia’ appellatur, et veterum auctoritates non ‘hanc,’ sed ‘hunc frontem’ debere dici suadeant. Quippe M. Cato in primo <text:span text:style-name="Emphasis">Originum</text:span> ita scripsit:’</text:p>
      <text:p text:style-name="Text_20_body">‘‘Postridie signis conlatis, aequo fronte, peditatu, equitibus atque alis cum hostium legionibus pugnavimus.’ ‘Recto’ quoque ‘fronte’ idem Cato in libro eodem dicit.’</text:p>
      <text:p text:style-name="Text_20_body">At ille semidoctus grammaticus: ‘Missas,’ inquit, ‘auctoritates facias, quas quidem ut habeas posse fieri puto, sed rationem dic, quam non habes.’</text:p>
      <text:p text:style-name="Text_20_body">Atque ego his eius verbis, ut tum ferebat aetas, inritatior, ‘Audi,’ inquam, ‘mi magister, rationem falsam quidem, sed quam redarguere falsam esse tu non queas.’</text:p>
      <text:p text:style-name="Text_20_body">‘Omnia,’ inquam, ‘vocabula tribus litteris finita quibus ‘frons’ finitur, generis masculini sunt, si in genetivo quoque casu eadem syllaba finiantur, ut ‘mons,’ ‘fons,’ ‘pons,’ ‘frons.’’</text:p>
      <text:p text:style-name="Text_20_body">At ille contra renidens: ‘Audi,’ inquit, ‘discipule, plura alia consimilia, quae non sint generis masculini.’</text:p>
      <text:p text:style-name="Text_20_body">Petebant ibi omnes ut vel unum statim diceret. Sed cum homo voltum intorqueret et non hisceret et colores [mutaret], tum ego intercessi et ‘Vade,’ inquam, ‘nunc et habeto ad requirendum triginta <text:soft-page-break/>dies; postquam inveneris, repetes nos.’</text:p>
      <text:p text:style-name="Text_20_body">Atque ita hominem nulli rei ad indagandum vocabulum, quo rescinderet finitionem fictam, dimisimus. </text:p>
      <text:h text:style-name="Heading_20_3" text:outline-level="3">X</text:h>
      <text:h text:style-name="Heading_20_4" text:outline-level="4">Argument</text:h>
      <text:p text:style-name="Text_20_body">De voluntario et admirando interitu virginum Milesiarum.</text:p>
      <text:p text:style-name="Text_20_body">PLUTARCHUS in librorum quos <text:span text:style-name="Emphasis">Περὶ Ψυχῆς</text:span> inscripsit primo, cum de morbis dissereret in animos hominum incidentibus, virgines dixit Milesii nominis fere quot tum in ea civitate erant repente sine ulla evidenti causa voluntatem cepisse obeundae mortis ac deinde plurimas vitam suspendio amisisse.</text:p>
      <text:p text:style-name="Text_20_body">Id cum accideret in dies crebrius neque animis earum mori perseverantium medicina adhiberi quiret, decrevisse Milesios ut virgines quae corporibus suspensis </text:p>
      <text:p text:style-name="Text_20_body">demortuae forent, ut hae omnes nudae, cum eodem laqueo quo essent praevinctae efferrentur. Post id decretum virgines voluntariam mortem non petisse pudore solo deterritas tam inhonesti funeris. </text:p>
      <text:h text:style-name="Heading_20_3" text:outline-level="3">XI</text:h>
      <text:h text:style-name="Heading_20_4" text:outline-level="4">Argument</text:h>
      <text:p text:style-name="Text_20_body">Verba senatusconsulti de exigendis urbe Roma philosophis; item verba edicti censorum, quo inprobati et coerciti sunt qui disciplinam [rhetoricam] instituere et exercere Romae coeperant.</text:p>
      <text:p text:style-name="Text_20_body">C. FANNIO STRABONE, M. Valerio Messala coss. senatusconsultum de philosophis et de rhetoribus Latinis factum est: ‘M. Pomponius praetor senatum consuluit. Quod verba facta sunt de [philosophis] et de rhetoribus, de ea re ita censuerunt, ut M. Pomponius praetor animadverteret curaretque, uti ei e republica fideque sua videretur, uti Romae ne essent.’</text:p>
      <text:p text:style-name="Text_20_body">Aliquot deinde annis post id senatusconsultum Cn. Domitius Ahenobarbus et L. Licinius Crassus censores de [coercendis] rhetoribus Latinis ita edixerunt: ‘Renuntiatum est nobis esse homines, qui novum genus disciplinae instituerunt, ad quos iuventus in ludum conveniat; eos sibi nomen inposuisse Latinos rhetoras; ibi homines adulescentulos dies totos desidere. Maiores nostri quae liberos suos discere et quos in ludos itare vellent instituerunt. Haec nova, quae praeter consuetudinem ac morem maiorum fiunt, neque placent neque recta videntur. Quapropter et his qui eos ludos habent, et his qui eo venire consuerunt, visum est faciundum, ut ostenderemus nostram sententiam, nobis non placere.’</text:p>
      <text:p text:style-name="Text_20_body">Neque illis solum temporibus, nimis rudibus necdum Graeca disciplina expolitis, philosophi ex urbe Roma pulsi sunt, </text:p>
      <text:p text:style-name="Text_20_body">verum etiam Domitiano imperante senatusconsulto eiecti atque urbe et Italia interdicti sunt. </text:p>
      <text:p text:style-name="Text_20_body">Qua tempestate Epictetus quoque philosophus propter id senatusconsultum Nicopolim Roma <text:soft-page-break/>decessit. </text:p>
      <text:h text:style-name="Heading_20_3" text:outline-level="3">XII</text:h>
      <text:h text:style-name="Heading_20_4" text:outline-level="4">Argument</text:h>
      <text:p text:style-name="Text_20_body">Locus ex oratione Gracchi de parsimonia ac de pudicitia sua memoratissimus.</text:p>
      <text:p text:style-name="Text_20_body">C. GRACCHUS cum ex Sardinia rediit, orationem ad populum in contione habuit. </text:p>
      <text:p text:style-name="Text_20_body">Ea verba haec sunt: ‘Versatus sum,’ inquit, ‘in provincia, quomodo ex usu vestro existimabam esse, non quomodo ambitioni meae conducere arbitrabar. Nulla apud me fuit popina, neque pueri eximia facie stabant, et in convivio liberi vestri modestius erant quam apud principia.’</text:p>
      <text:p text:style-name="Text_20_body">Post deinde haec dicit: ‘Ita versatus sum in provincia, uti nemo posset vere dicere assem aut eo plus in muneribus me accepisse, aut mea opera quemquam sumptum fecisse. Biennium fui in provincia; si ulla meretrix domum meam introivit aut cuiusquam servulus propter me sollicitatus est, omnium nationum postremissimum nequissimumque existimatote. Cum a servis eorum tam caste me habuerim, inde poteritis considerare quomodo me putetis cum liberis vestris vixisse.’</text:p>
      <text:p text:style-name="Text_20_body">Atque ibi ex intervallo: ‘Itaque,’ inquit, ‘Quirites, cum Romam profectus sum, zonas quas plenas argenti extuli, eas ex provincia inanes retuli. Alii vini amphoras quas plenas tulerunt, eas argento repletas domum reportaverunt.’</text:p>
      <text:h text:style-name="Heading_20_3" text:outline-level="3">XIII</text:h>
      <text:h text:style-name="Heading_20_4" text:outline-level="4">Argument</text:h>
      <text:p text:style-name="Text_20_body">De verbis inopinatis, quae utroque versum dicuntur et a grammaticis ‘communia’ vocantur.</text:p>
      <text:p text:style-name="Text_20_body">‘UTOR’ et ‘vereor’ et ‘consolor’ communia verba sunt ac dici utroque versus possunt: ‘vereor te’ et ‘vereor abs te,’ id est ‘tu me vereris’; ‘utor te’ et ‘utor abs te,’ id est ‘tu me uteris’; <text:span text:style-name="tei_5f_inlineNote">uteris, </text:span><text:span text:style-name="tei_5f_inlineNote"><text:span text:style-name="Emphasis">ς;</text:span></text:span><text:span text:style-name="tei_5f_inlineNote"> id (pro id, Q) factum, </text:span><text:span text:style-name="tei_5f_inlineNote"><text:span text:style-name="Emphasis">ω</text:span></text:span><text:span text:style-name="tei_5f_inlineNote">.] </text:span>‘hortor te’ et ‘hortor abs te,’ id est ‘tu me hortaris’; ‘consolor te’ et ‘consolor abs te,’ id est ‘tu me consolaris’; ‘testor’ quoque et ‘interpretor’ significatione reciproca dicuntur.</text:p>
      <text:p text:style-name="Text_20_body">Sunt autem verba </text:p>
      <text:p text:style-name="Text_20_body">haec omnia ex altera parte inusitata, et an dicta sint in eam quoque partem quaeri solet.</text:p>
      <text:p text:style-name="Text_20_body">Afranius in <text:span text:style-name="Emphasis">Consobrinis:</text:span></text:p>
      <text:p text:style-name="Text_20_body">Hic ‘vereri’ ex ea parte dictum est quae est non usitatior.</text:p>
      <text:p text:style-name="Text_20_body">Novius in <text:span text:style-name="Emphasis">Lignaria</text:span> verbum quod est ‘utitur’ ex contraria parte dicit:</text:p>
      <text:p text:style-name="Text_20_body">id est ‘quae usui non est.’</text:p>
      <text:p text:style-name="Text_20_body">M. Cato in quinta <text:span text:style-name="Emphasis">Origine:</text:span> ‘Exercitum,’ inquit, ‘<text:span text:style-name="Emphasis">suum</text:span> pransum, paratum, cohortatum eduxit foras atque instruxit.’</text:p>
      <text:p text:style-name="Text_20_body"><text:soft-page-break/>‘Consolor’ quoque in partem alteram, praeterquam dici solitum est, scriptum invenimus in epistula Q. Metelli, quam, cum in exilio esset, ad Cn. et ad L. Domitios dedit. ‘At cum animum,’ inquit, ‘vestrum erga me video, vehementer consolor et fides virtusque vestra mihi ante oculos versatur.’</text:p>
      <text:p text:style-name="Text_20_body">‘Testata’ itidem et ‘interpretata’ eadem ratione dixit M. Tullius in primo libro <text:span text:style-name="Emphasis">De Divinatione,</text:span> ut ‘testor’ ‘interpretor’que verba communia videri debeant.</text:p>
      <text:p text:style-name="Text_20_body">Sallustius quoque eodem modo: ‘dilargitis proscriptorum bonis’ dicit, tamquam verbum ‘largior’ sit ex verbis communibus.</text:p>
      <text:p text:style-name="Text_20_body">‘Veritum’ autem, sicut ‘puditum’ et</text:p>
      <text:p text:style-name="Text_20_body">‘pigitum,’ non personaliter per infinitum modum dictum esse, non a vetustioribus tantum videmus, sed a M. quoque Tullio in secundo <text:span text:style-name="Emphasis">De Finibus.</text:span> ‘Primum,’ inquit, ‘Aristippi Cyrenaicorumque omnium, quos non est veritum in ea voluptate quae maxima dulcedine sensum moveret summum bonum ponere.’</text:p>
      <text:p text:style-name="Text_20_body">‘Dignor’ quoque et ‘veneror’ et ‘confiteor’ et ‘testor’ habita sunt in verbis communibus. Sic illa in Vergilio dicta sunt:</text:p>
      <text:p text:style-name="Text_20_body">et: </text:p>
      <text:p text:style-name="Text_20_body">‘Confessi’ autem ‘aeris,’ de quo facta confession est, in <text:span text:style-name="Emphasis">XII. Tabulis</text:span> scriptum est his verbis: ‘Aeris confessi rebusque iure iudicatis XXX. dies iusti sunto.’ Item ex isdem tabulis id quoque est. ‘Qui se si erit testarier libri pensve fuerit, ni testimonium fariatur, inprobus intestabilisque esto.’</text:p>
      <text:h text:style-name="Heading_20_3" text:outline-level="3">XIV</text:h>
      <text:h text:style-name="Heading_20_4" text:outline-level="4">Argument</text:h>
      <text:p text:style-name="Text_20_body">Quod Metellus Numidicus figuram orationis novam ex orationibus Graecis mutuatus est.</text:p>
      <text:p text:style-name="Text_20_body">APUT Q. Metellum Numidicum in libro accusationis <text:span text:style-name="Emphasis">In Valerium Messalam</text:span> tertio nove dictum esse adnotavimus.</text:p>
      <text:p text:style-name="Text_20_body">Verba ex oratione eius haec sunt: ‘Cum sese sciret in tantum crimen venisse atque socios ad senatum questum flentes venisse, sese pecunias maximas exactos esse.’</text:p>
      <text:p text:style-name="Text_20_body">‘Sese pecunias,’ inquit, ‘maximas exactos esse’ pro eo quod est: ‘pecunias a se esse maximas exactas.’</text:p>
      <text:p text:style-name="Text_20_body">Id nobis videbatur Graeca figura dictum; Graeci enim dicunt: <text:span text:style-name="Emphasis">εἰσεπράξατό με ἀργύριον,</text:span> id significat ‘exegit me pecuniam.’ Quod si id dici potest, etiam ‘exactus esse aliqui pecuniam’ dici potest,</text:p>
      <text:p text:style-name="Text_20_body">Caeciliusque eadem figura in <text:span text:style-name="Emphasis">Hypobolimaeo Aeschino</text:span> usus videtur:</text:p>
      <text:p text:style-name="Text_20_body">id est ‘nihilominus exigitur de me portorium.’</text:p>
      <text:h text:style-name="Heading_20_3" text:outline-level="3"><text:soft-page-break/>XV</text:h>
      <text:h text:style-name="Heading_20_4" text:outline-level="4">Argument</text:h>
      <text:p text:style-name="Text_20_body">‘Passis velis’ et ‘passis manibus’ dixisse veteres non a verbo suo, quod est ‘patior,’ sed ab alieno, quod est ‘pando.’</text:p>
      <text:p text:style-name="Text_20_body">AB eo quod est ‘pando’ ‘passum’ veteres dixerunt, non ‘pansum,’ et cum ‘ex’</text:p>
      <text:p text:style-name="Text_20_body">praepositione ‘expassum,’ non ‘expansum.’</text:p>
      <text:p text:style-name="Text_20_body">Caecilius in <text:span text:style-name="Emphasis">Synaristosis:</text:span> Heri vero prospexisse eum se ex tégulis, Haec [nuntiasse] et flámmeum expassúm domi ‘Capillo’ quoque esse mulier ‘passo’ dicitur,</text:p>
      <text:p text:style-name="Text_20_body">quasi porrecto et expanso, et ‘passis manibus’ et ‘velis passis’ dicimus, quod significat diductis atque distentis.</text:p>
      <text:p text:style-name="Text_20_body">Itaque Plautus in <text:span text:style-name="Emphasis">Milite Glorioso,</text:span> a littera in <text:span text:style-name="Emphasis">e</text:span> mutata per compositi vocabuli morem, ‘dispessis’ dicit pro eo, quod est ‘dispassis’:</text:p>
      <text:h text:style-name="Heading_20_3" text:outline-level="3">XVI</text:h>
      <text:h text:style-name="Heading_20_4" text:outline-level="4">Argument</text:h>
      <text:p text:style-name="Text_20_body">De novo genere interitus Crotoniensis Milonis.</text:p>
      <text:p text:style-name="Text_20_body">MILO Crotoniensis, athleta inlustris, quem in chronicis scriptum est Olympiade LXII primum coronatum esse, exitum habuit e vita miserandum et mirandum.</text:p>
      <text:p text:style-name="Text_20_body">Cum iam natu grandis artem athleticam desisset iterque faceret forte solus in locis Italiae silvestribus, quercum vidit proxime viam patulis in parte media rimis hiantem. </text:p>
      <text:p text:style-name="Text_20_body">Tum experiri, credo, etiam tunc volens an ullae sibi reliquae vires </text:p>
      <text:p text:style-name="Text_20_body">adessent, inmissis in cavernas arboris digitis, diducere et rescindere quercum conatus est. Ac mediam quidem partem discidit divellitque;</text:p>
      <text:p text:style-name="Text_20_body">quercus autem in duas diducta partis, cum ille, quasi perfecto quod erat conixus, manus laxasset, cessante vi rediit in naturam manibusque eius retentis inclusisque stricta denuo et cohaesa, dilacerandum hominem feris praebuit. </text:p>
      <text:h text:style-name="Heading_20_3" text:outline-level="3">XVII</text:h>
      <text:h text:style-name="Heading_20_4" text:outline-level="4">Argument</text:h>
      <text:p text:style-name="Text_20_body">Quam ob causam nobiles pueri Atheniensium tibiis canere desierint, cum patrium istum morem canendi haberent.</text:p>
      <text:p text:style-name="Text_20_body">ALCIBIADES Atheniensis, cum apud avunculum Periclen puer artibus ac disciplinis liberalibus <text:soft-page-break/>erudiretur et arcessi Pericles Antigenidam tibicinem iussisset, ut eum canere tibiis, quod honestissimum tum videbatur, doceret, traditas sibi tibias, cum ad os adhibuisset inflassetque, pudefactus oris deformitate abiecit infregitque. </text:p>
      <text:p text:style-name="Text_20_body">Ea res cum percrebuisset, omnium tum Atheniensium consensu disciplina tibiis canendi desita est. </text:p>
      <text:p text:style-name="Text_20_body">Scriptum hoc in <text:span text:style-name="Emphasis">Commentario</text:span> Pamphilae nono et vicesimo.</text:p>
      <text:h text:style-name="Heading_20_3" text:outline-level="3">XVIII</text:h>
      <text:h text:style-name="Heading_20_4" text:outline-level="4">Argument</text:h>
      <text:p text:style-name="Text_20_body">Quod [pugna] belli civilis victoriaque Gai Caesaris, quam vicit in Pharsaliis campis, nuntiata praedictaque est per cuiuspiam sacerdotis vaticinium eodem ipso die in Italia Patavi.</text:p>
      <text:p text:style-name="Text_20_body">Quo C. Caesar et Cn. Pompeius die per civile bellum signis conlatis in Thessalia conflixerunt, res accidit Patavi in transpadana Italia memorari digna. </text:p>
      <text:p text:style-name="Text_20_body">Cornelius quidam sacerdos, et nobilis et sacerdotii religionibus venerandus et castitate vitae sanctus, repente mota mente conspicere se procul dixit pugnam acerrimam pugnari, ac deinde alios cedere, alios urgere, caedem, fugam, tela volantia, instaurationem pugnae, inpressionem, gemitus, vulnera, proinde ut si ipse in proelio versaretur, coram videre sese vociferatus est ac postea subito exclamavit Caesarem vicisse.</text:p>
      <text:p text:style-name="Text_20_body">Ea Cornelii sacerdotis ariolatio levis tum quidem visa est et vecors. Magnae mox admirationi fuit, quod non modo pugnae dies quae in Thessalia pugnata est, neque proelii exitus qui erat praedictus, idem fuit, sed omnes quoque pugnandi reciprocae vices et ipsa exercituum duorum conflictatio vaticinantis motu atque verbis repraesentata est.</text:p>
      <text:h text:style-name="Heading_20_3" text:outline-level="3">XIX</text:h>
      <text:h text:style-name="Heading_20_4" text:outline-level="4">Argument</text:h>
      <text:p text:style-name="Text_20_body">Verba M. Varronis memoria digna ex <text:span text:style-name="Emphasis">Satura,</text:span> quae inscribitur <text:span text:style-name="Emphasis">Περὶ Ἐδεσμάτων.</text:span></text:p>
      <text:p text:style-name="Text_20_body">NON paucissimi sunt in quos potest convenire id quod M. Varro dicit in Satura quae inscribitur <text:span text:style-name="Emphasis">Περὶ Ἐδεσμάτων.</text:span></text:p>
      <text:p text:style-name="Text_20_body">Verba haec sunt: ‘Si, quantum operae sumpsisti ut tuus pistor bonum faceret panem, eius duodecimam philosophiae dedisses, ipse bonus iampridem esses factus. Nunc ilium qui norunt volunt emere milibus centum, te qui novit nemo centussis.’</text:p>
      <text:h text:style-name="Heading_20_3" text:outline-level="3">XX</text:h>
      <text:h text:style-name="Heading_20_4" text:outline-level="4">Argument</text:h>
      <text:p text:style-name="Text_20_body">Notata quaedam de Euripidis poetae genere, vita, moribus deque eiusdem fine vitae.</text:p>
      <text:p text:style-name="Text_20_body"><text:soft-page-break/>EURIPIDI poetae matrem Theopompus agrestia olera vendentem victum quaesisse dicit. </text:p>
      <text:p text:style-name="Text_20_body">Patri autem eius nato illo responsum est a Chaldaeis eum puerum, cum adolevisset, victorem in certaminibus fore; id ei puero fatum esse. </text:p>
      <text:p text:style-name="Text_20_body">Pater interpretatus athletam debere esse, roborato exercitatoque filii sui corpore, Olympiam certaturum eum inter athletas pueros deduxit. Ac primo quidem in certamen per ambiguam aetatem receptus non est, post Eleusino et Theseo certamine pugnavit et coronatus est. </text:p>
      <text:p text:style-name="Text_20_body">Mox a corporis cura ad excolendi animi studium transgressus, auditor fuit physici Anaxagorae et Prodici rhetoris, in morali autem philosophia Socratis. Tragoediam scribere natus annos duodeviginti adortus est. </text:p>
      <text:p text:style-name="Text_20_body">Philochorus refert in insula Salamine speluncam esse taetram et horridam, quam nos vidimus, in qua Euripides tragoedias scriptitarit.</text:p>
      <text:p text:style-name="Text_20_body">Mulieres fere omnes in maiorem modum exosus fuisse dicitur, sive quod natura abhorruit a mulierum coetu sive quod duas simul uxores habuerat, cum id decreto ab Atheniensibus facto ius esset, quarum matrimonii pertaedebat. </text:p>
      <text:p text:style-name="Text_20_body">Eius odii in mulieres Aristophanes quoque meminit <text:span text:style-name="Emphasis">ἐν ταῖς τροτέραις</text:span> <text:span text:style-name="Emphasis">Θεσμοφοριαζούσαις</text:span> in his versibus:</text:p>
      <text:p text:style-name="Text_20_body">Alexander autem Aetolus hos de Euripide versus composuit:</text:p>
      <text:p text:style-name="Text_20_body">Is cum in Macedonia apud Archelaum regem esset utereturque eo rex familiariter, rediens nocte ab eius cena, canibus a quodam aemulo inmissis </text:p>
      <text:p text:style-name="Text_20_body">dilaceratus est et ex his vulneribus mors secuta est. </text:p>
      <text:p text:style-name="Text_20_body">Sepulchrum autem eius et memoriam Macedones eo dignati sunt honore, ut in gloriae quoque loco praedicarent: <text:span text:style-name="Emphasis">οὔποτʼ ἂν</text:span> <text:span text:style-name="Emphasis">σὸν μνῆμα, Εὐρίπιδες, ὄλοιτό</text:span> <text:span text:style-name="Emphasis">που,</text:span> quod egregius poeta morte obita sepultus in eorum terra foret. Quamobrem cum legati ad eos ab Atheniensibus missi petissent ut ossa Athenas in terram illius patriam permitterent transferri, maximo consensu Macedones in ea re deneganda perstiterunt.</text:p>
      <text:h text:style-name="Heading_20_3" text:outline-level="3">XXI</text:h>
      <text:h text:style-name="Heading_20_4" text:outline-level="4">Argument</text:h>
      <text:p text:style-name="Text_20_body">Quod a poetis Iovis filii prudentissimi humanissimique, Neptuni autem ferocissimi et inhumanissimi traduntur.</text:p>
      <text:p text:style-name="Text_20_body">PRAESTANTISSIMOS virtute, prudentia, viribus Iovis filios poetae appellaverunt, ut Aeacum et Minoa et Sarpedona; ferocissimos et inmanes et alienos ab omni humanitate, tamquam e mari genitos, Neptuni filios dixerunt, Cyclopa et Cercyona et Scirona et Laestrygonas.</text:p>
      <text:h text:style-name="Heading_20_3" text:outline-level="3"><text:soft-page-break/>XXII</text:h>
      <text:h text:style-name="Heading_20_4" text:outline-level="4">Argument</text:h>
      <text:p text:style-name="Text_20_body">Historia de Sertorio, egregio duce, deque astu eius commenticiisque simulamentis quibus ad barbaros milites continendos conciliandosque sibi utebatur.</text:p>
      <text:p text:style-name="Text_20_body">SERTORIUS, vir acer egregiusque dux, et utendi regendique exercitus peritus fuit.</text:p>
      <text:p text:style-name="Text_20_body">Is in temporibus </text:p>
      <text:p text:style-name="Text_20_body">difficillimis et mentiebatur ad milites, si mendaciumn prodesset, et litteras compositas pro veris legebat et somnium simulabat et falsas religiones conferebat, si quid istae res eum apud militum animos adiuvabant. Illud adeo Sertori nobile est: </text:p>
      <text:p text:style-name="Text_20_body">Cerva alba eximiae pulchritudinis et vivacissimae celeritatis a Lusitano ei quodam dono data est. </text:p>
      <text:p text:style-name="Text_20_body">Hanc sibi oblatam divinitus et instinctam Dianae numine conloqui secum monereque et docere quae utilia factu essent, persuadere omnibus institit ac, si quid durius videbatur quod imperandum militibus foret, a cerva sese [monitum] praedicabat. Id cum dixerat, universi, tamquam si deo, libentes parebant.</text:p>
      <text:p text:style-name="Text_20_body">Ea cerva quodam die, cum incursio esset hostium nuntiata, festinatione ac tumultu consternata in fugam se [prorupit] atque in palude proxima delituit et frustra requisita perisse credita est.</text:p>
      <text:p text:style-name="Text_20_body">Neque multis diebus post inventam esse cervam Sertorio nuntiatur. </text:p>
      <text:p text:style-name="Text_20_body">Tum qui nuntiaverat iussit tacere, ac ne cui palam diceret interminatus est, praecepitque ut eam postero die repente in eum locum in quo ipse cum amicis esset inmitteret. Admissis deinde amicis postridie, visum sibi esse ait in quiete cervam quae perisset ad se reverti et, ut prius consuerat, quod opus esset facto praedicere; </text:p>
      <text:p text:style-name="Text_20_body">tum servo quod imperaverat significat, cerva emissa in cubiculum Sertorii introrupit, clamor factus et orta admiratio est.</text:p>
      <text:p text:style-name="Text_20_body">Eaque hominum barbarorum credulitas Sertorio in magnis rebus magno usui fuit. </text:p>
      <text:p text:style-name="Text_20_body">Memoria prodita est, ex his nationibus quae cum Sertorio faciebant, cum multis proeliis superatus esset, neminem umquam ab eo descivisse, quamquam id genus hominum esset mobilissimum. </text:p>
      <text:h text:style-name="Heading_20_3" text:outline-level="3">XXIII</text:h>
      <text:h text:style-name="Heading_20_4" text:outline-level="4">Argument</text:h>
      <text:p text:style-name="Text_20_body">De aetatibus historicorum nobilium, Hellanici, Herodoti, Thucydidis.</text:p>
      <text:p text:style-name="Text_20_body">HELLANICUS, Herodotus, Thucydides, historiae scriptores, in isdem fere temporibus laude ingenti floruerunt et non nimis longe distantibus fuerunt aetatibus. </text:p>
      <text:p text:style-name="Text_20_body">Nam Hellanicus initio belli Peloponnesiaci fuisse quinque et sexaginta annos natus videtur, <text:soft-page-break/>Herodotus tres et quinquaginta, Thucydides quadraginta. Scriptum est hoc in libro undecimo Pamphilae. </text:p>
      <text:h text:style-name="Heading_20_3" text:outline-level="3">XXIV</text:h>
      <text:h text:style-name="Heading_20_4" text:outline-level="4">Argument</text:h>
      <text:p text:style-name="Text_20_body">Quid Vulcacius Sedigitus, in libro quem <text:span text:style-name="Emphasis">De Poetis</text:span> scripsit, de comicis Latinis iudicarit.</text:p>
      <text:p text:style-name="Text_20_body">SEDIGITUS in libro quem scripsit <text:span text:style-name="Emphasis">De Poetis,</text:span> quid de his sentiat qui comoedias fecerunt, et quem ex omnibus praestare ceteris putet, ac deinceps quo quemque in loco et honore ponat, his versibus suis demonstrate:</text:p>
      <text:h text:style-name="Heading_20_3" text:outline-level="3">XXV</text:h>
      <text:h text:style-name="Heading_20_4" text:outline-level="4">Argument</text:h>
      <text:p text:style-name="Text_20_body">De verbis quibusdam novis, quae in Gnaei Mati <text:span text:style-name="Emphasis">Mimiambis</text:span> offenderamus.</text:p>
      <text:p text:style-name="Text_20_body">CN. MATIUS, vir eruditus, in <text:span text:style-name="Emphasis">[mimiambis]</text:span> suis non absurde neque absone finxit ‘recentatur’ pro eo, quod Graeci dicunt <text:span text:style-name="Emphasis">ἀνανεοῦται,</text:span> id est ‘denuo nascitur atque iterum fit recens.’ Versus, in quibus hoc verbum est, hi sunt:</text:p>
      <text:p text:style-name="Text_20_body">Idem Matius in isdem <text:span text:style-name="Emphasis">Mimiambis</text:span> edulcare dicit, quod est ‘dulcius reddere,’ in his versibus:</text:p>
      <text:h text:style-name="Heading_20_3" text:outline-level="3">XXVI</text:h>
      <text:h text:style-name="Heading_20_4" text:outline-level="4">Argument</text:h>
      <text:p text:style-name="Text_20_body">Quibus verbis Aristoteles philosophus definierit syllogismum; eiusque definitionis interpretamentum verbis Latinis factum.</text:p>
      <text:p text:style-name="Text_20_body">ARISTOTELES, quid ‘syllogismus’ esset, his versibus definivit: <text:span text:style-name="Emphasis">Λόγος, ἐν τεθέντων τινῶν, ἕτερόν τι τῶν</text:span> <text:span text:style-name="Emphasis">κειμένων ἐξ ἀνάγκης συμβαίνει διὰ τῶν κειμένων.</text:span></text:p>
      <text:p text:style-name="Text_20_body">definitionis non videbatur habere incommode interpretatio facta hoc modo: ‘Syllogismus est oratio, in qua, consensis quibusdam et concessis, aliud quid quam quae concessa sunt, per ea quae concessa sunt, necessario conficitur.’</text:p>
      <text:h text:style-name="Heading_20_3" text:outline-level="3">XXVII</text:h>
      <text:h text:style-name="Heading_20_4" text:outline-level="4">Argument</text:h>
      <text:p text:style-name="Text_20_body">Quid sint ‘comitia calata,’ quid ‘curiata,’ quid ‘centuriata,’ quid ‘[tributa],’ quid ‘concilium’; atque inibi quaedam eiusdemmodi.</text:p>
      <text:p text:style-name="Text_20_body">IN libro Laelii Felicis <text:span text:style-name="Emphasis">Ad Q. Mucium</text:span> primo scriptum est Labeonem scribere ‘calata’ comitia esse quae pro conlegio pontificum habentur, aut regis aut flaminum inaugurandorum causa.</text:p>
      <text:p text:style-name="Text_20_body"><text:soft-page-break/>Eorum autem alia esse ‘curiata,’ alia ‘centuriata’; ‘curiata’ per lictorem curiatum ‘calari,’ id est ‘convocari,’ ‘centuriata’ per cornicinem.</text:p>
      <text:p text:style-name="Text_20_body">Isdem comitiis, quae ‘calata’ appellari diximus, et sacrorum detestatio et testamenta fieri solebant. Tria enim genera testamentorum fuisse accepimus: unum, quod calatis comitiis in populi contione fieret, alterum in procinctu, cum viri ad proelium faciendum in aciem vocabantur, tertium per familiae emancipationem, cui aes et libra adhiberetur.</text:p>
      <text:p text:style-name="Text_20_body">In eodem Laeli Felicis libro haec scripta sunt: ‘Is qui non universum populum, sed partem aliquam adesse iubet, non ‘comitia,’ sed ‘concilium’ edicere debet. Tribuni autem neque advocant patricios neque ad eos referre ulla de re possunt. Ita ne ‘leges’ quidem proprie, sed ‘plebisscita’ appellantur quae tribunis plebis ferentibus [accepta] sunt, quibus rogationibus ante patricii non tenebantur, donec Q. Hortensius dictator legem tulit, ut eo iure quod plebs statuisset omnes Quirites tenerentur.’</text:p>
      <text:p text:style-name="Text_20_body">Item n eodem libro hoc scriptum est: ‘Cum ex generibus hominum suffragium feratur, ‘curiata’ comitia esse, cum ex censu et aetate ‘centuriata,’ cum ex regionibus et locis, ‘tributa’; centuriata autem comitia intra pomerium fieri nefas esse, quia exercitum extra urbem imperari oporteat, intra urbem imperari ius non sit. Propterea centuriata in campo Martio haberi exercitumque imperari praesidii causa solitum, quoniam populus esset in suffragiis ferendis occupatus.’</text:p>
      <text:h text:style-name="Heading_20_3" text:outline-level="3">XXVIII</text:h>
      <text:h text:style-name="Heading_20_4" text:outline-level="4">Argument</text:h>
      <text:p text:style-name="Text_20_body">Quod erravit Cornelius Nepos, cum scripsit Ciceronem tres et viginti annos natum causam pro Sexto Roscio dixisse.</text:p>
      <text:p text:style-name="Text_20_body">CORNELIUS NEPOS et rerum memoriae non indiligens et M. Ciceronis ut qui maxime amicus familiaris fuit. </text:p>
      <text:p text:style-name="Text_20_body">Atque is tamen, in primo librorum quos de vita illius composuit, errasse videtur, cum eum scripsit tres et viginti annos natum primum causam iudicii publici egisse Sextumque Roscium parricidii reum defendisse. </text:p>
      <text:p text:style-name="Text_20_body">Dinumeratis quippe annis a Q. Caepione et Q. Serrano, quibus consulibus ante diem tertium Nonas Ianuar. M. Cicero natus est, ad M. Tullium et Cn. Dolabellam quibus consulibus causam privatam <text:span text:style-name="Emphasis">Pro Quinctio</text:span> apud Aquilium Gallum iudicem dixit, sex et viginti anni reperiuntur. Neque dubium est quin post annum quam <text:span text:style-name="Emphasis">Pro Quinctio</text:span> dixerat, Sex. Roscium reum parricidii defenderit, annos iam septem atque viginti natus, L. Sulla Felice II. Q. Metello Pio consulibus.</text:p>
      <text:p text:style-name="Text_20_body">In qua re etiam Fenestellam errasse Pedianus Asconius animadvertit, quod eum scripserit sexto vicesimo aetatis anno pro Sex. Roscio dixisse. </text:p>
      <text:p text:style-name="Text_20_body">Longior autem Nepotis quam Fenestellae error est, nisi quis vult in animum inducere Nepotem, studio </text:p>
      <text:p text:style-name="Text_20_body">amoris et amicitiae adductum, amplificandae admirationis gratia quadriennium suppressisse, ut M. Cicero orationem florentissimam dixisse <text:span text:style-name="Emphasis">Pro Roscio</text:span> admodum adulescens videretur.</text:p>
      <text:p text:style-name="Text_20_body"><text:soft-page-break/>Illud adeo ab utriusque oratoris studiosis animadversum et scriptum est, quod Demosthenes et Cicero pari aetate inlustrissimas primas orationes in causis dixerunt, alter <text:span text:style-name="Emphasis">Κατὰ Ἀνδροτίωνος</text:span> et <text:span text:style-name="Emphasis">Κατὰ Τιμοκράτους</text:span> septem et viginti annos natus, alter anno minor <text:span text:style-name="Emphasis">Pro P. Quinctio</text:span> septimoque et vicesimo <text:span text:style-name="Emphasis">Pro Sex. Roscio.</text:span></text:p>
      <text:p text:style-name="Text_20_body">Vixerunt quoque non nimis [numerum] annorum diversum; alter tres et sexaginta annos, Demosthenes sexaginta.</text:p>
      <text:h text:style-name="Heading_20_3" text:outline-level="3">XXIX</text:h>
      <text:h text:style-name="Heading_20_4" text:outline-level="4">Argument</text:h>
      <text:p text:style-name="Text_20_body">Quali figura orationis et quam nova L. Piso annalium scriptor usus sit.</text:p>
      <text:p text:style-name="Text_20_body">DUAE istae in loquendo figurae notae satis usitataeque sunt: ‘mihi nomen est Iulius’ et ‘mihi nomen est Iulio’;</text:p>
      <text:p text:style-name="Text_20_body">tertiam figuram novam hercle repperi apud Pisonem in secundo <text:span text:style-name="Emphasis">Annalium.</text:span> Verba Pisonis haec sunt: ‘L. Tarquinium, collegam suum quia Tarquinio nomine esset, metuere; eumque orat uti sua voluntate Roma concedat.’ ‘Quia Tarquinio,’ inquit, ‘nomine esset’; hoc proinde est, tamquam si ego dicam: ‘mihi nomen est Iulium.’</text:p>
      <text:h text:style-name="Heading_20_3" text:outline-level="3">XXX</text:h>
      <text:h text:style-name="Heading_20_4" text:outline-level="4">Argument</text:h>
      <text:p text:style-name="Text_20_body">Vehiculum quod ‘petorritum’ appellatur, cuiatis linguae vocabulum sit, Graecae an Gallicae.</text:p>
      <text:p text:style-name="Text_20_body">Qui ab alio genere vitae detriti iam et retorridi ad litterarum disciplinas serius adeunt, si forte idem sunt garruli natura et subargutuli, oppido quam fiunt in litterarum ostentatione inepti et frivoli. </text:p>
      <text:p text:style-name="Text_20_body">Quod genus profecto ille homo est, qui de ‘petorritis’ nuper argutissimas nugas dixit.</text:p>
      <text:p text:style-name="Text_20_body">Nam cum quaereretur, ‘petorritum’ quali forma vehiculum cuiatisque linguae vocabulum esset, et faciem vehiculi ementitus est longe alienam falsamque et vocabulum Graecum esse dixit atque adsignificare volucres rotas interpretatus est, commutataque una littera ‘petorritum’ esse dictum volebat quasi ‘petorrotum’;</text:p>
      <text:p text:style-name="Text_20_body">scriptum etiam hoc esse a Valerio Probo contendit.</text:p>
      <text:p text:style-name="Text_20_body">Ego, cum Probi multos admodum <text:span text:style-name="Emphasis">Commentationum</text:span> libros adquisierim, neque scriptum in his inveni nec usquam alioqui Probum scripsisse credo; ‘petorritum’ enim est non ex Graecia dimidiatum,</text:p>
      <text:p text:style-name="Text_20_body">sed totum Transalpibus; nam est vox Gallica.</text:p>
      <text:p text:style-name="Text_20_body">Id scriptum est in libro M. Varronis quarto decimo <text:span text:style-name="Emphasis">Rerum Divinarum,</text:span> quo in loco Varro, cum de ‘petorrito’ dixisset, esse id verbum Gallicum, ‘lanceam’ quoque dixit non Latinum, set Hispanicum verbum esse.</text:p>
      <text:h text:style-name="Heading_20_3" text:outline-level="3"><text:soft-page-break/>XXXI</text:h>
      <text:h text:style-name="Heading_20_4" text:outline-level="4">Argument</text:h>
      <text:p text:style-name="Text_20_body">Quae verba legaverint Rodii ad hostium ducem Demetrium, cum ab eo obsiderentur, super illa incluta Ialysi imagine.</text:p>
      <text:p text:style-name="Text_20_body">RODUM insulam celebritatis antiquissimae oppidumque in ea pulcherrimum ornatissimumque obsidebat obpugnabatque Demetrius, dux aetatis suae inclutus, cui a peritia disciplinaque faciendi obsidii machinarumque sollertia ad capienda oppida repertarum cognomentum <text:span text:style-name="Emphasis">Πολιορκητής</text:span> fuit.</text:p>
      <text:p text:style-name="Text_20_body">Tum ibi in obsidione aedes quasdam publice factas, quae extra urbis muros cum parvo praesidio erant, adgredi et vastare atque absumere igni parabat.</text:p>
      <text:p text:style-name="Text_20_body">In eis aedibus erat memoratissima illa imago Ialysi, Protogenis manu facta, inlustris pictoris, cuius operis pulchritudinem praestantiamque ira percitus Rodiis invidebat. </text:p>
      <text:p text:style-name="Text_20_body">Mittunt Rodii ad Demetrium legatos cum his verbis: ‘Quae, malum,’ inquiunt, ‘ratiost ut tu imaginem istam velis incendio aedium facto disperdere? Nam si nos omnes superaveris et oppidum hoc totum ceperis, imagine quoque illa integra et incolumi per victoriam potieris; sin vero nos vincere obsidendo nequiveris, petimus consideres ne turpe tibi sit, quia non potueris bello Rodios vincere, bellum cum Protogene mortuo gessisse.’</text:p>
      <text:p text:style-name="Text_20_body">Hoc ubi ex legatis audivit, obpugnatione desita et imagini et civitati pepercit. </text:p>
      <text:h text:style-name="Heading_20_2" text:outline-level="2">Liber Sextus Decimus</text:h>
      <text:h text:style-name="Heading_20_3" text:outline-level="3">I</text:h>
      <text:h text:style-name="Heading_20_4" text:outline-level="4">Argument</text:h>
      <text:p text:style-name="Text_20_body">Verba Musoni philosophi Graeca, digna atque utilia audiri observarique; eiusdemque utilitatis sententia a M. Catone multis ante annis Numantiae ad equites dicta.</text:p>
      <text:p text:style-name="Text_20_body">ADULESCENTULI cum etiamtum in scholis essemus, <text:span text:style-name="Emphasis">ἐνθυμημάτιον</text:span> hoc Graecum quod adposui dictum esse a Musonio philosopho audiebamus et, quoniam vere atque luculente dictum verbisque est brevibus et rotundis vinctum, perquam libenter memineramus:</text:p>
      <text:p text:style-name="Text_20_body"><text:span text:style-name="Emphasis">Ἄν τι πράξῃς καλὸν μετὰ πόνου, ὁ μὲν πόνος οἴχεται, τὸ</text:span> <text:span text:style-name="Emphasis">δὲ καλὸν μένει· ἄν τι ποιήσῃς αἰσχρὸν μετὰ ἡδονῆς, τὸ</text:span> <text:span text:style-name="Emphasis">μὲν ἡδὺ οἴχεται, τὸ δὲ αἰσχρὸν μένει.</text:span></text:p>
      <text:p text:style-name="Text_20_body">Postea istam ipsam sententiam in Catonis oratione, quam dixit <text:span text:style-name="Emphasis">Numantiae apud Equites,</text:span> positam legimus. Quae etsi laxioribus paulo longioribusque verbis comprehensa est praequam illud Graecum quod diximus, quoniam tamen prior tempore antiquiorque est, venerabilior videri debet.</text:p>
      <text:p text:style-name="Text_20_body">Verba ex oratione haec sunt: ‘Cogitate cum animis vestris, si quid vos per laborem recte feceritis, labor ille a vobis cito recedet, bene factum a vobis, dum vivitis, non abscedet; sed si qua per voluptatem nequiter feceritis, voluptas cito abibit, nequiter factum illud apud vos [semper] manebit.’</text:p>
      <text:h text:style-name="Heading_20_3" text:outline-level="3"><text:soft-page-break/>II</text:h>
      <text:h text:style-name="Heading_20_4" text:outline-level="4">Argument</text:h>
      <text:p text:style-name="Text_20_body">Cuiusmodi sit lex apud dialecticos percontandi disserendique; et quae sit eius legis reprehensio.</text:p>
      <text:p text:style-name="Text_20_body">LEGEM esse aiunt disciplinae dialecticae, si de quapiam re quaeratur disputeturque atque ibi quid rogere ut respondeas, tum ne amplius quid dicas quam id solum quod es rogatus aut aias aut neges; </text:p>
      <text:p text:style-name="Text_20_body">eamque legem qui non servent, et aut plus aut aliter quam sunt rogati respondeant, [existumantur] indoctique esse disputandique morem atque rationem non tenere. Hoc quidem quod dicunt in plerisque disputationibus procul dubio fieri oportet.</text:p>
      <text:p text:style-name="Text_20_body">Indefinitus namque inexplicabilisque sermo fiet, nisi interrogationibus responsionibusque simplicibus fuerit determinatus.</text:p>
      <text:p text:style-name="Text_20_body">Sed enim esse quaedam videntur, in quibus si breviter et ad id quod rogatus fueris respondeas, capiare. </text:p>
      <text:p text:style-name="Text_20_body">Nam si quis his verbis interroget: ‘Postulo uti respondeas desierisne facere adulterium an non,’ utrumcumque dialectica lege responderis, sive aias seu neges, haerebis in captione, tamquam si te dicas adulterum quam si neges; <text:span text:style-name="tei_5f_inlineNote">neges, </text:span><text:span text:style-name="tei_5f_inlineNote"><text:span text:style-name="Emphasis">ς;</text:span></text:span><text:span text:style-name="tei_5f_inlineNote"> tamquam si te dicas adulterum […] negent, </text:span><text:span text:style-name="tei_5f_inlineNote"><text:span text:style-name="Emphasis">MSS.</text:span></text:span><text:span text:style-name="tei_5f_inlineNote">] </text:span></text:p>
      <text:p text:style-name="Text_20_body">nam qui facere non desinit, non id necessario etiam fecit. </text:p>
      <text:p text:style-name="Text_20_body">Falsa igitur est species istius captionis et nequaquam procedere ad id potest, ut conligi concludique possit eum facere adulterium qui se negaverit facere desisse. </text:p>
      <text:p text:style-name="Text_20_body">Quid autem legis istius propugnatores in illa captiuncula facient, in qua haerere eos necessum est, si nihil amplius quam quod interrogati erunt responderint? </text:p>
      <text:p text:style-name="Text_20_body">Nam, si ita ego istorum aliquem rogem: </text:p>
      <text:p text:style-name="Text_20_body">‘Quicquid non perdidisti habeasne an non habeas postulo ut aias aut neges,’ utrumcumque breviter respondent, capietur.</text:p>
      <text:p text:style-name="Text_20_body">Nam si habere se negaverit quod non perdidit, colligetur oculos eum non habere, quos non perdidit; sin vero habere se dixerit, colligetur habere eum cornua, quae non perdidit.</text:p>
      <text:p text:style-name="Text_20_body">Rectius igitur cautiusque ita respondebitur: ‘Quicquid habui, id habeo, si id non perdidi.’</text:p>
      <text:p text:style-name="Text_20_body">Sed huiuscemodi responsio non fit ex ea lege quam diximus; plus enim, quam quod rogatus est, respondet. </text:p>
      <text:p text:style-name="Text_20_body">Propterea id quoque ad eam legem addi solet, non esse captiosis interrogationibus respondendum. </text:p>
      <text:h text:style-name="Heading_20_3" text:outline-level="3"><text:soft-page-break/>III</text:h>
      <text:h text:style-name="Heading_20_4" text:outline-level="4">Argument</text:h>
      <text:p text:style-name="Text_20_body">Quanam ratione effici dixerit Erasistratus medicus, si cibus forte deerit, ut tolerari aliquantisper inedia possit et tolerari fames; verbaque ipsa Erasistrati super ea re scripta.</text:p>
      <text:p text:style-name="Text_20_body">Cum Favorino Romae dies plerumque totos eramus tenebatque animos nostros homo ille fandi dulcissimus atque eum, quoquo iret, quasi ex lingua prorsum eius capti<text:span text:style-name="tei_5f_inlineNote"> </text:span>prosequebamur; ita sermonibus usquequaque amoenissimis demulcebat.</text:p>
      <text:p text:style-name="Text_20_body">Tum ad quendam aegrum cum isset visere nosque cum eo una introissemus multaque ad medicos, qui [tum] forte istic erant, valitudinis eius gratia oratione Graeca dixisset, ‘Ac ne hoc quidem mirum,’ inquit, ‘videri debet, quod, cum antehac semper edundi fuerit adpetens, nunc post imperatam inediam tridui omnis eius adpetitio pristina elanguerit.’</text:p>
      <text:p text:style-name="Text_20_body">‘Nam quod Erasistratus scriptum,’ inquit, ‘reliquit propemodum verum est: esuritionem faciunt inanes patentesque intestinorum fibrae et cava intus ventris ac stomachi vacua et hiantia; quae ubi aut cibo conplentur aut inanitate diutina contrahuntur et conivent, tunc loco, in quem cibus capitur, vel stipato vel adducto, voluntas capiendi eius desiderandique restinguitur.’</text:p>
      <text:p text:style-name="Text_20_body">Scythas quoque ait eundem Erasistratum dicere, cum sit usus ut famem longius tolerent, fasceis ventrem strictissime circumligare. Ea ventris conpressione esuritionem posse depelli creditum est.</text:p>
      <text:p text:style-name="Text_20_body">Haec tum Favorinus multaque istiusmodi alia adfabilissime dicebat, </text:p>
      <text:p text:style-name="Text_20_body">nos autem postea, cum librum forte Erasistrati legeremus <text:span text:style-name="Emphasis">Διαιρέσεων</text:span> primum, id ipsum in eo libro, quod Favorinum [audiebamus] dicere, scripture offendimus.</text:p>
      <text:p text:style-name="Text_20_body">Verba Erasistrati ad eam rem pertinentia haec sunt: <text:span text:style-name="Emphasis">Ἐλογιζόμεθα οὖν</text:span> <text:span text:style-name="Emphasis">παρὰ τὴν ἰσχυρὰν σύμπτωσιν τῆς κοιλίας εἶναι τὴν</text:span> <text:span text:style-name="Emphasis">σφόδρα ἀσιτίαν· καὶ γὰρ τοῖς ἐπίπλεον ἀσιτοῦσιν κατὰ</text:span> <text:span text:style-name="Emphasis">προαίρεσιν ἐν τοῖς πρώτοις χρόνοις ἡ πεῖνα παρακολουθεῖ,</text:span> <text:span text:style-name="Emphasis">ὕστερον δὲ οὐκέτι.</text:span> Deinde paululum infra:</text:p>
      <text:p text:style-name="Text_20_body"><text:span text:style-name="Emphasis">Εἰθισμένοι δέ εἰσιν καὶ οἱ Σκύθαι, ὅταν διά τινα καιρὸν ἀναγκάζωνται ἀσιτεῖν, ζώναις πλατείαις τὴν κοιλίαν διασφίγγειν,</text:span> <text:span text:style-name="Emphasis">ὡς τῆς πείνης αὐτοὺς ἧττον ἐνοχλούσης· σχεδὸν δὲ καὶ</text:span> <text:span text:style-name="Emphasis">ὅταν πλήρης κοιλία ᾖ, διὰ τὸ κένωμα ἐν αὐτῇ μηδὲν εἶναι,</text:span> <text:span text:style-name="Emphasis">διὰ τοῦτο οὐ πεινῶσιν, ὅταν δὲ σφόδρα συμπεπτωκυῖα ᾖ,</text:span> <text:span text:style-name="Emphasis">κένωμα οὐκ ἔχει.</text:span></text:p>
      <text:p text:style-name="Text_20_body">In eodem libro Erasistratus vim quandam famis non tolerabilem, quam Graeci <text:span text:style-name="Emphasis">βούλιμον</text:span> appellant, in diebus frigidissimis multo facilius accidere ait quam cum serenum atque placidum est, atque eius rei causas, cur is morbus in eo plerumque tempore oriatur, nondum sibi esse compertas dicit.</text:p>
      <text:p text:style-name="Text_20_body">Verba quibus id dicit, haec sunt: <text:span text:style-name="Emphasis">Ἄπορον δὲ καὶ δεόμενον</text:span> <text:span text:style-name="Emphasis">ἐπισκέψεως καὶ ἐπὶ τούτου καὶ ἐπὶ τῶν λοιπῶν βουλιμιώντων, διὰ τί ἐν τοῖς ψύχεσιν μᾶλλον τὸ σύμπτωμα</text:span> <text:span text:style-name="Emphasis">τοῦτο γίνεται ἢ ἐν ταῖς εὐδίαις;</text:span></text:p>
      <text:h text:style-name="Heading_20_3" text:outline-level="3"><text:soft-page-break/>IV</text:h>
      <text:h text:style-name="Heading_20_4" text:outline-level="4">Argument</text:h>
      <text:p text:style-name="Text_20_body">Quo ritu quibusque verbis fetialis populi Romani bellum indicere solitus sit his quibus populus bellum fieri iusserat; et item in quae verba conceptum fuerit iusiurandum de furtis militaribus sanciendis; et uti milites scripti intra praedictum diem in loco certo [frequentarent], causis quibusdam exceptis, propter quas id iusiurandum remitti [aecum] esset.</text:p>
      <text:p text:style-name="Text_20_body">CINCIUS in libro tertio <text:span text:style-name="Emphasis">De Re Militari,</text:span> fetialem populi Romani bellum indicentem hostibus telumque in agrum eorum iacientem, hisce verbis uti scripsit: ‘Quod populus Hermundulus hominesque populi Hermunduli adversus populum Romanum bellum fecere deliqueruntque, quodque populus Romanus cum populo Hermundulo hominibusque Hermundulis bellum iussit, ob eam rem ego populusque Romanus populo Hermundulo hominibusque Hermundulis bellum dico facioque.’</text:p>
      <text:p text:style-name="Text_20_body">Item in libro eiusdem Cincii <text:span text:style-name="Emphasis">De Re Militari</text:span></text:p>
      <text:p text:style-name="Text_20_body">quinto ita scriptum est: ‘Cum dilectus antiquitus fieret et milites scriberentur, iusiurandum eos tribunus militaris adigebat in verba haec (magistratus verba): ‘C. Laelii C. fili consulis, L. Cornelii P. fili consulis in exercitu, decemque milia passuum prope, furtum non facies dolo malo solus neque cum pluribus pluris nummi argentei in dies singulos; extraque hastam, hastile, ligna, poma, pabulum, utrem, follem, faculam si quid ibi inveneris sustulerisve quod tuum non erit, quod pluris nummi argentei erit, uti tu ad C. Laelium C. filium consulem Luciumve Cornelium P. filium sive quem ad tuter eorum iusserit proferes, aut profitebere in [triduo] proximo quidquid inveneris sustulerisve dolo malo, aut domino suo, cuium id censebis esse, reddes, uti quod rectum factum esse voles.’’</text:p>
      <text:p text:style-name="Text_20_body">‘Militibus autem scriptis, dies praefinibatur quo die adessent et citanti consuli responderent; deinde concipiebatur iusiurandum,’</text:p>
      <text:p text:style-name="Text_20_body">‘ut adessent, his additis exceptionibus: ‘Nisi harunce quae causa erit: funus familiare feriaeve denicales, quae non eius rei causa in eum diem conlatae sint, quo is eo die minus ibi esset, morbus sonticus auspiciumve quod sine piaculo praeterire non liceat, sacrificiumve anniversarium quod recte fieri non possit nisi ipsus eo die ibi sit, vis hostesve, status condictusve dies cum hoste; si cui eorum harunce quae causa erit, tum se postridie quam per eas causas licebit, eo die venturum adiuturumque eum qui eum pagum, vicum, oppidumve delegerit.’’</text:p>
      <text:p text:style-name="Text_20_body">Item in eodem libro verba haec sunt: ‘Miles cum die, qui prodictus est, aberat neque excusatus erat, infrequens notabatur.’<text:span text:style-name="tei_5f_inlineNote"> </text:span></text:p>
      <text:p text:style-name="Text_20_body">Item in libro sexto hoc scriptum est: ‘Alae dictae exercitus equitum ordines, quod circum legiones dextra sinistraque tamquam alae in avium corporibus locabantur. In legione sunt centuriae sexaginta, manipuli triginta, cohortes decem.’</text:p>
      <text:h text:style-name="Heading_20_3" text:outline-level="3"><text:soft-page-break/>V</text:h>
      <text:h text:style-name="Heading_20_4" text:outline-level="4">Argument</text:h>
      <text:p text:style-name="Text_20_body">‘Vestibulum’ quid significet; deque eius vocabuli rationibus.</text:p>
      <text:p text:style-name="Text_20_body">PLERAQUE sunt vocabula quibus vulgo utimur, neque tamen liquido scimus quid ea proprie atque vere significent; sed incompertam et vulgariam traditionem rei non exploratae secuti, videmur magis dicere quod volumus, quam dicimus; sicuti est ‘vestibulum,’ verbum in sermonibus celebre atque obvium, non omnibus tamen qui illo facile utuntur satis spectatum.</text:p>
      <text:p text:style-name="Text_20_body">Animadverti enim quosdam </text:p>
      <text:p text:style-name="Text_20_body">hautquaquam indoctos viros opinari ‘vestibulum’ esse partem domus primorei, quam vulgus ‘atrium’ vocat.</text:p>
      <text:p text:style-name="Text_20_body">C. Aelius Gallus, in libro <text:span text:style-name="Emphasis">De Significatione [verborum] Quae ad Ius Civile [pertinent]</text:span> secundo, ‘vestibulum’ esse dicit non in ipsis aedibus neque partem aedium, sed locum ante [ianuam] domus vacuum, per quem a via aditus accessusque ad aedis est, cum dextra sinistraque ianuam tecta saepiunt viae iuncta atque ipsa ianua procul a via est, area vacanti intersita.</text:p>
      <text:p text:style-name="Text_20_body">Quae porro huic vocabulo ratio sit, quaeri multum solet; sed quae scripta legi, ea ferme omnia inconcinna atque absurda visa sunt. </text:p>
      <text:p text:style-name="Text_20_body">Quod Sulpicium autem Apollinarem memini dicere, virum elegant scientia ornatum, huiuscemodi est: ‘‘Ve’ particula, sicuti quaedam alia, tum intentionem significat, tum minutionem.’</text:p>
      <text:p text:style-name="Text_20_body">‘Nam ‘vetus’ et ‘vehemens’, alterum ab aetatis [magnitudine] [compositum] elisumque est, alterum a mentis vi atque impetu dicitur. ‘Vescum’ autem, quod ex ‘ve’ particula et ‘esca’ copulatum est, utriusque diversae significationis vim capit.’</text:p>
      <text:p text:style-name="Text_20_body">‘Aliter enim Lucretius ‘vescum’ salem dicit ex edendi intentione, aliter Lucilius ‘vescum’ appellat cum edendi fastidio.’</text:p>
      <text:p text:style-name="Text_20_body">‘Qui domos igitur amplas antiquitus faciebant, locum ante ianuam vacuum relinquebant, qui inter fores domus et viam medius esset.’</text:p>
      <text:p text:style-name="Text_20_body">‘In eo loco, qui dominum eius domus salutatum venerant, priusquam admitterentur, consistebant et neque in via stabant, neque intra aedis erant.’</text:p>
      <text:p text:style-name="Text_20_body">‘Ab illa ergo grandis loci consistione et quasi quadam stabulatione ‘vestibula’ appellate sunt spatia, sicuti diximus, grandia ante fores aedium relicta, in quibus starent qui venissent, priusquam in [domum] intromitterentur.’</text:p>
      <text:p text:style-name="Text_20_body">‘Meminisse autem debebimus id vocabulum non [semper] a veteribus scriptoribus proprie, sed per quasdam translationes esse dictum, quae tamen ita sunt factae, ut ab ista de qua diximus proprietate non longe desciverint, sicut illud in sexto Vergilii: ’</text:p>
      <text:p text:style-name="Text_20_body">‘non enim ‘vestibulum’ priorem<text:span text:style-name="tei_5f_inlineNote"> </text:span>partem domus infernae esse dicit, quod obrepere potest tamquam si ita dicatur, sed loca duo demonstrat extra Orci fores, ‘vestibulum’ et ‘fauces,’ ex quibus <text:soft-page-break/>‘vestibulum’ appellate ante ipsam quasi domum et ante ipsa Orci penetralia, ‘fauces’ autem vocat iter angustum, per quod ad vestibulum adiretur.’</text:p>
      <text:h text:style-name="Heading_20_3" text:outline-level="3">VI</text:h>
      <text:h text:style-name="Heading_20_4" text:outline-level="4">Argument</text:h>
      <text:p text:style-name="Text_20_body">Hostiae quae dicuntur ‘bidentes,’ quid sint et quam ob causam ita appellatae sint; superque ea re P. Nigidii et Iulii Hygini sententiae.</text:p>
      <text:p text:style-name="Text_20_body">REDEUNTES ex Graecia, Brundisium navem advertimus. Ibi quispiam linguae Latinae litterator, Roma a Brundisinis accersitus, experiundum sese vulgo dabat.</text:p>
      <text:p text:style-name="Text_20_body">Imus ad eum nos quoque oblectamenti gratia, erat enim fessus atque languens animus de aestu maris. </text:p>
      <text:p text:style-name="Text_20_body">Legebat barbare insciteque Vergilii septimum, in quo libro hic versus est: Centum lanigeras mactabat rite bidentis, </text:p>
      <text:p text:style-name="Text_20_body">et iubebat rogare se si quis quid omnium rerum vellet discere. </text:p>
      <text:p text:style-name="Text_20_body">Tum ego, indocti hominis confidentiam demiratus: ‘Docesne,’ inquam, ‘nos, magister, cur ‘bidentes’ dicantur?’</text:p>
      <text:p text:style-name="Text_20_body">‘‘Bidentes,’’ inquit, ‘oves appellatae, idcircoque lanigeras dixit, ut oves planius demonstraret.’</text:p>
      <text:p text:style-name="Text_20_body">‘Posthac,’ inquam, ‘videbimus an oves solae, ut tu ais, bidentes dicantur et an Pomponius, Atellanarum poeta, in <text:span text:style-name="Emphasis">Gallis Transalpinis</text:span> erraverit, cum hoc scripsit: ’</text:p>
      <text:p text:style-name="Text_20_body">‘sed nunc ego a te rogavi ecquam scias esse huiusce vocabuli rationem.’</text:p>
      <text:p text:style-name="Text_20_body">Atque ille nihil cunctatus, sed nimium quantum audacter: ‘Oves,’ inquit, ‘‘bidentes’ dictae, quod duos tantum dentes habeant.’</text:p>
      <text:p text:style-name="Text_20_body">‘Ubi terrarum, quaeso te,’ inquam, ‘duos solos per naturam dentes habere ovem vidisti? Ostentum enim est et piaculis factis procurandum.’</text:p>
      <text:p text:style-name="Text_20_body">Tum ille permotus mili et inritatus: ‘Quaere,’ inquit, ‘ea potius quae e grammatico quaerenda sunt; nam de ovium dentibus opiliones percontantur.’</text:p>
      <text:p text:style-name="Text_20_body">Facetias nebulonis hominis risi et reliqui.</text:p>
      <text:p text:style-name="Text_20_body">P. autem Nigidius, in libro quem <text:span text:style-name="Emphasis">De [extis]</text:span> composuit, ‘bidentes’ appellari ait non oves solas, sed omnes bimas hostias, neque tamen dixit apertius, cur ‘bidentes’;</text:p>
      <text:p text:style-name="Text_20_body">sed, quod ultro existumabamus, id scriptum invenimus in commentariis [quibusdam] ad ius pontificum pertinentibus, ‘bidennes’ primo dictas, <text:span text:style-name="Emphasis">d</text:span> littera inmissa, quasi ‘biennes,’ tum longo usu loquendi corruptam vocem esse et ex ‘bidennibus’ ‘bidentes’ factum,.quoniam id videbatur esse dictu facilius leniusque.</text:p>
      <text:p text:style-name="Text_20_body"><text:soft-page-break/>Hyginus tamen Iulius, qui ius pontificum non videtur ignorasse, in quarto librorum quos <text:span text:style-name="Emphasis">De Vergilio</text:span> fecit, ‘bidentes’ appellari scripsit hostias quae per aetatem duos dentes altiores haberent.</text:p>
      <text:p text:style-name="Text_20_body">Verba illius ipsa posui: ‘Quae ‘bidens’ est,’ inquit, ‘hostia, oportet habeat dentes octo, sed ex his duo ceteris altiores, per quos appareat ex minore aetate in maiorem transcendisse.’ Haec Hygini opinio an vera sit, non argui argumentis, sed oculis videri potest.</text:p>
      <text:h text:style-name="Heading_20_3" text:outline-level="3">VII</text:h>
      <text:h text:style-name="Heading_20_4" text:outline-level="4">Argument</text:h>
      <text:p text:style-name="Text_20_body">Quod Laberius verba pleraque licentius petulantiusque finxit; et quod multis item verbis utitur de quibus an sint Latina quaeri solet.</text:p>
      <text:p text:style-name="Text_20_body">LABERIUS, in mimis quos scriptitavit, oppido quam verba finxit praelicenter. </text:p>
      <text:p text:style-name="Text_20_body">Nam et ‘mendicimonium’ dicit et ‘[moechimonium]’ et ‘adulterionem’ ‘adulteritatemque’ pro ‘adulterio’ et ‘depudicavit’ pro ‘stupravit’ et ‘abluvium’ pro ‘diluvio’ et, quod in mimo ponit quem <text:span text:style-name="Emphasis">Cophinum</text:span> inscripsit, </text:p>
      <text:p text:style-name="Text_20_body">‘manuatus est’ pro ‘furatus est’ et item in <text:span text:style-name="Emphasis">Fullone</text:span> furem ‘manuarium’ appellat:</text:p>
      <text:p text:style-name="Text_20_body">multaque alia huiuscemodi novat. </text:p>
      <text:p text:style-name="Text_20_body">Neque non obsoleta quoque et maculantia ex sordidiore vulgi usu ponit, quale est in <text:span text:style-name="Emphasis">Staminariis:</text:span></text:p>
      <text:p text:style-name="Text_20_body">Et ‘elutriare lintea’ et ‘lavandaria’ dicit, quae ad lavandum sint data, et:</text:p>
      <text:p text:style-name="Text_20_body">et: </text:p>
      <text:p text:style-name="Text_20_body">Item in <text:span text:style-name="Emphasis">Restione</text:span> ‘talabarriunculos’ dicit, quos vulgus ‘talabarriones,’</text:p>
      <text:p text:style-name="Text_20_body">item in <text:span text:style-name="Emphasis">Compitalibus:</text:span></text:p>
      <text:p text:style-name="Text_20_body">item in <text:span text:style-name="Emphasis">Cacomnemone:</text:span></text:p>
      <text:p text:style-name="Text_20_body">item in mimo, </text:p>
      <text:p text:style-name="Text_20_body">qui inscribitur <text:span text:style-name="Emphasis">[Natalicius],</text:span> ‘cippum’ dicit et ‘obbam’ et ‘camellam’ et ‘pittacium’ et ‘capitium’:</text:p>
      <text:p text:style-name="Text_20_body">Praeterea in <text:span text:style-name="Emphasis">Anna Peranna</text:span> ‘gubernium’ pro ‘gubernatore’ et ‘planum’ pro ‘sycophanta’ et ‘nanum’ pro ‘pumilione’ dicit; quamquam ‘planum’ pro ‘sycophanta’ M. quoque Cicero in oratione scriptum reliquit, quam <text:span text:style-name="Emphasis">Pro Cluentio</text:span> dixit.</text:p>
      <text:p text:style-name="Text_20_body">Atque item, in mimo qui <text:span text:style-name="Emphasis">Saturnalia</text:span> inscriptus est, ‘botulum’ pro ‘farcimine’ appellat et ‘hominem levennam’ pro ‘levi.’</text:p>
      <text:p text:style-name="Text_20_body">Item in <text:span text:style-name="Emphasis">[Necyomantia]</text:span> ‘cocionem’ pervulgate dicit, quem veteres ‘arillatorem’ dixerunt. Verba Laberi haec sunt:</text:p>
      <text:p text:style-name="Text_20_body"><text:soft-page-break/>Sed enim, in mimo quem inscripsit <text:span text:style-name="Emphasis">Alexandream,</text:span> eodem quidem quo vulgus, sed probe Latineque usus est Graeco vocabulo; ‘emplastrum’ enim dixit <text:span text:style-name="Emphasis">οὐθετέρως,</text:span> non genere feminino, ut isti novicii semidocti.</text:p>
      <text:p text:style-name="Text_20_body">Verba ex eo mimo adposui: </text:p>
      <text:h text:style-name="Heading_20_3" text:outline-level="3">VIII</text:h>
      <text:h text:style-name="Heading_20_4" text:outline-level="4">Argument</text:h>
      <text:p text:style-name="Text_20_body">Quid significet et quid a nostris appellatum sit quod ‘axioma’ dialectici dicunt; et quaedam alia quae prima in disciplina dialectica traduntur.</text:p>
      <text:p text:style-name="Text_20_body">CUM in disciplinas dialecticas induci atque imbui vellemus, necessus fuit adire atque cognoscere quas vocant dialectici <text:span text:style-name="Emphasis">εἰσαγωγάς.</text:span></text:p>
      <text:p text:style-name="Text_20_body">Tum, quia in primo </text:p>
      <text:p text:style-name="Text_20_body"><text:span text:style-name="Emphasis">περὶ ἀξιωμάτων</text:span> discendum, quae M. Varro alias ‘profata,’ alias ‘proloquia’ appellat, <text:span text:style-name="Emphasis">[commentarium] De Proloquiis</text:span> L. Aelii, docti hominis, qui magister Varronis fuit, studiose quaesivimus eumque in Pacis bibliotheca repertun legimus.</text:p>
      <text:p text:style-name="Text_20_body">Sed in eo nihil edocenter neque ad instituendum explanate scriptum est, fecisseque videtur eum librum Aelius sui magis admonendi quam aliorum docendi gratia.</text:p>
      <text:p text:style-name="Text_20_body">Redimus igitur necessario ad Graecos libros. Ex quibus accepimus <text:span text:style-name="Emphasis">ἀξίωμα</text:span> esse his verbis definitum: <text:span text:style-name="Emphasis">λεκτὸν αὐτοτελὲς ἀπόφαντον ὅσον ἐφʼ αὑτῷ.</text:span> Hoc ego supersedi vertere, quia novis et inconditis vocibus utendum fuit, quas pati aures per insolentiam vix possent.</text:p>
      <text:p text:style-name="Text_20_body">Sed M. Varro in libro <text:span text:style-name="Emphasis">De Lingua Latina</text:span> ad Ciceronem quarto vicesimo expeditissime ita finit: ‘Proloquium est sententia in qua nihil desideratur.’</text:p>
      <text:p text:style-name="Text_20_body">Erit autem planius quid istud sit, si exemplum eius dixerimus. <text:span text:style-name="Emphasis">Ἀξίωμα</text:span> igitur, sive id ‘proloquium’ dicere placet, [huiusmodi] est: ‘Hannibal Poenus fuit’; ‘Scipio Numantiam delevit’; ‘Milo caedis damnatus est’;</text:p>
      <text:p text:style-name="Text_20_body">‘neque bonum est voluptas neque malum’; et omnino quicquid ita dicitur plena atque perfecta verborum sententia, ut id necesse sit aut verum aut falsum esse, id a dialecticis <text:span text:style-name="Emphasis">ἀξίωμα</text:span> appellatum est, a M. Varrone, sicuti dixi, ‘proloquium,’ a M. autem Cicerone ‘pronuntiatum,’ quo</text:p>
      <text:p text:style-name="Text_20_body">ille tamen vocabulo tantisper uti se adtestatus est, ‘quoad melius,’ inquit, ‘invenero.’</text:p>
      <text:p text:style-name="Text_20_body">Sed quod Graeci <text:span text:style-name="Emphasis">συνημμένον ἀξίωμα</text:span> dicunt, id alii nostrorum ‘adiunctum,’ alii ‘conexum’ dixerunt. Id ‘conexum’ tale est: ‘si Plato ambulat, Plato movetur’; ‘si dies est, sol super terras est.’</text:p>
      <text:p text:style-name="Text_20_body">Item quod illi <text:span text:style-name="Emphasis">συμπεπλεγμένον,</text:span> nos vel ‘coniunctum’ vel ‘copulatum’ dicimus, quod est [huiuscemodi]: ‘P. Scipio, Pauli filius, et bis consul fuit et triumphavit et censura functus est et collega in censura L. Mummi fuit.’</text:p>
      <text:p text:style-name="Text_20_body">In omni autem coniuncto si unum est mendacium, etiamsi cetera vera sunt, totum esse mendacium <text:soft-page-break/>dicitur. Nam si ad ea omnia quae de Scipione illo vera dixi, addidero ‘et Hannibalem in Africa superavit,’ quod est falsum, universa quoque illa quae coniuncte dicta sunt, propter hoc unum quod falsum accesserit, quia simul dicentur, vera non erunt.</text:p>
      <text:p text:style-name="Text_20_body">Est item aliud quod Graeci <text:span text:style-name="Emphasis">διεζευγμένον ἀξίωμα,</text:span> nos ‘disiunctum’ dicimus. Id [huiusmodi] est: ‘Aut malum est voluptas aut bonum, aut neque bonum neque malum est.’</text:p>
      <text:p text:style-name="Text_20_body">Omnia autem quae disiunguntur pugnantia esse inter sese oportet, eorumque opposita, quae <text:span text:style-name="Emphasis">ἀντικείμενα</text:span> Graeci dicunt, ea quoque ipsa inter se adversa esse. Ex omnibus quae disiunguntur unum esse verum debet, falsa cetera.</text:p>
      <text:p text:style-name="Text_20_body">Quod si aut nihil omnium verum aut omnia plurave quam unum vera erunt, aut quae disiuncta sunt non pugnabunt, aut quae opposita eorum sunt contraria inter sese non erunt, tunc id disiunctum mendacium est et </text:p>
      <text:p text:style-name="Text_20_body">appellatur <text:span text:style-name="Emphasis">παραδιεζευγμένον,</text:span> sicuti hoc est, in quo quae opposita non sunt contraria: ‘Aut curris aut ambulas aut stas.’ Nam ipsa quidem inter se adversa sunt, sed opposita eorum non pugnant: ‘non ambulare’ enim et ‘non stare’ et ‘non currere’ contraria inter sese non sunt, quoniam ‘contraria’ ea dicuntur quae simul vera esse non queunt; possis enim simul eodemque tempore neque ambulare neque stare neque currere.</text:p>
      <text:p text:style-name="Text_20_body">Sed hoc iam breve ex dialectica libamentum dedisse. </text:p>
      <text:p text:style-name="Text_20_body">nunc satis erit atque id solum addendum admonendumque est, quod huius disciplinae studium atque cognitio in principiis quidem taetra et aspernabilis insuavisque esse et inutilis videri solet, sed, ubi aliquantum processeris, tum denique et emolumentum eius in animo tuo dilucebit et sequitur quaedam discendi voluptas insatiabilis, </text:p>
      <text:p text:style-name="Text_20_body">cui sane nisi modum feceris, periculum non mediocre erit ne, ut plerique alii, tu quoque in illis dialecticae gyris atque [maeandris], tamquam apud Sirenios scopulos, consenescas.</text:p>
      <text:h text:style-name="Heading_20_3" text:outline-level="3">IX</text:h>
      <text:h text:style-name="Heading_20_4" text:outline-level="4">Argument</text:h>
      <text:p text:style-name="Text_20_body">Quid significet verbum in libris veterum creberrime positum ‘susque deque.’</text:p>
      <text:p text:style-name="Text_20_body">‘SUSQUE deque fero’ aut ‘susque deque sum’ aut ‘susque deque habeo’—his enim omnibus modis</text:p>
      <text:p text:style-name="Text_20_body">dicitur—verbum est ex hominum doctorum sermonibus. In poematis quoque et in epistulis veterum scriptum est plurifariam; sed facilius reperias qui verbum ostentent quam qui intellegant. </text:p>
      <text:p text:style-name="Text_20_body">Ita plerique nostrum quae remotiora verba invenimus dicere ea properamus, non discere. </text:p>
      <text:p text:style-name="Text_20_body">Significat autem ‘susque deque ferre’ animo aequo esse et quod accidit non magni pendere atque interdum neglegere et contemnere, et propemodum id valet quod dicitur Graece <text:span text:style-name="Emphasis">ἀδιαφορεῖν.</text:span></text:p>
      <text:p text:style-name="Text_20_body">Laberius in <text:span text:style-name="Emphasis">Compitalibus:</text:span></text:p>
      <text:p text:style-name="Text_20_body">M. Varro in <text:span text:style-name="Emphasis">Sisenna vel De Historia:</text:span></text:p>
      <text:p text:style-name="Text_20_body"><text:soft-page-break/>‘Quod si non horum omnium similia essent principia ac postprincipia, susque deque esset.’</text:p>
      <text:p text:style-name="Text_20_body">Lucilius in tertio:</text:p>
      <text:h text:style-name="Heading_20_3" text:outline-level="3">X</text:h>
      <text:h text:style-name="Heading_20_4" text:outline-level="4">Argument</text:h>
      <text:p text:style-name="Text_20_body">Quid sint ‘proletarii,’ quid ‘capite censi’; quid item sit in <text:span text:style-name="Emphasis">XII. Tabulis</text:span> ‘adsiduus’; et quae eius vocabuli ratio sit.</text:p>
      <text:p text:style-name="Text_20_body">OTIUM erat quodam die Romae in foro a negotiis et laeta quaedam celebritas feriarum legebaturque in consessu forte conplurium Enni liber ex <text:span text:style-name="Emphasis">Annalibus.</text:span> In eo libro versus hi fuerunt:</text:p>
      <text:p text:style-name="Text_20_body">Tum ibi quaeri coeptum est, quid esset ‘proletarius.’</text:p>
      <text:p text:style-name="Text_20_body">Atque ego, aspiciens quempiam in eo circulo ius civile callentem, familiarem meum, rogabam ut id verbum nobis enarraret, </text:p>
      <text:p text:style-name="Text_20_body">et cum illic se iuris, non rei grammaticae peritum esse respondisset, ‘Eo maxime,’ inquam, ‘te dicere hoc oportet, quando, ut praedicas, peritus iuris es.’</text:p>
      <text:p text:style-name="Text_20_body">‘Nam Q. Ennius verbum hoc ex <text:span text:style-name="Emphasis">Duodecim Tabulis</text:span> vestris accepit, in quibus, si recte commemini, ita scriptum est: ‘Adsiduo vindex adsiduus esto. Proletario iam civi quis volet vindex esto.’’</text:p>
      <text:p text:style-name="Text_20_body">‘Petimus igitur ne <text:span text:style-name="Emphasis">Annalem</text:span> nunc Q. Ennii, sed <text:span text:style-name="Emphasis">Duodecim Tabulas</text:span> legi arbitrere et quid sit in ea lege ‘proletarius civis’ interpretere.’</text:p>
      <text:p text:style-name="Text_20_body">‘Ego vero,’ inquit ille, ‘dicere atque interpretari hoc deberem, si ius Faunorum et Aboriginum didicissem.’</text:p>
      <text:p text:style-name="Text_20_body">‘Sed enim cum ‘proletarii’ et ‘adsidui’ et ‘sanates’ et ‘vades’ et ‘subvades’ et ‘viginti quinque asses’ et ‘taliones.’ furtorumque quaestio ‘cum lance et licio’ evanuerint omnisque illa <text:span text:style-name="Emphasis">Duodecim Tabularum</text:span> antiquitas, nisi in legis actionibus centumviralium causarum lege Aebutia lata consopita sit, studium scientiamque ego praestare debeo iuris et legum vocumque earum quibus utimur.’</text:p>
      <text:p text:style-name="Text_20_body">Tum forte quadam Iulium [Paulum], poetam memoriae nostrae doctissimum, praetereuntem conspeximus.</text:p>
      <text:p text:style-name="Text_20_body">Is a nobis salutatur, rogatusque uti de sententia deque ratione istius vocabuli nos doceret, ‘Qui in plebe,’ inquit, ‘[Romana] tenuissimi pauperrimique erant neque amplius quam mille quingentum aeris in censum deferebant, ‘proletarii’ appellati sunt, qui vero nullo aut perquam parvo aere censebantur, ‘capite censi’ vocabantur, extremus autem census capite censorum aeris fuit trecentis septuaginta quinque.’</text:p>
      <text:p text:style-name="Text_20_body">‘Sed quoniam res pecuniaque familiaris obsidis vicem pignerisque esse apud rempublicam videbatur amorisque in patriam fides quaedam in ea firmamentumque erat, neque proletarii neque capite censi milites, nisi in tumultu maximo, scribebantur, quia familia pecuniaque his aut tenuis aut nulla esset.’</text:p>
      <text:p text:style-name="Text_20_body"><text:soft-page-break/>‘Proletariorum tamen ordo honestior aliquanto et re et nomine quam capite censorum fuit;’</text:p>
      <text:p text:style-name="Text_20_body">‘nam et asperis reipublicae temporibus, cum iuventutis inopia esset, in militiam tumultuariam legebantur armaque is sumptu publico praebebantur, et non capitis censione, sed prosperiore vocabulo a munere officioque prolis edendae appellati sunt, quod, cum re familiari parva minus possent rempublicam iuvare, subolis tamen gignendae copia civitatem frequentarent.’</text:p>
      <text:p text:style-name="Text_20_body">‘Capite censos autem primus C. Marius, ut quidam ferunt bello Cimbrico, difficillimis reipublicae temporibus, vel potius, ut Sallustius ait, bello Iugurthino, milites scripsisse traditur, cum id factum ante in nulla memoria extaret.’</text:p>
      <text:p text:style-name="Text_20_body">‘‘Adsiduus’ in <text:span text:style-name="Emphasis">XII. Tabulis</text:span> pro locuplete et facile facienti dictus aut ab assibus, id est, aere dando, cum id tempora reipublicae postularent, aut a muneris pro familiari copia faciendi adsiduitate.’</text:p>
      <text:p text:style-name="Text_20_body">Verba autem Sallusti in <text:span text:style-name="Emphasis">Historia Iugurthina</text:span> de C. Mario consule et de capite censis haec sunt: ‘Ipse interea milites scribere, non more maiorum nec ex classibus, sed ut libido cuiusque erat, capite censos plerosque. Id factum alii inopia bonorum, alii per ambitionem consulis memorabant, quod ab eo genere celebratus auctusque erat, et homini [potentiam] quaerenti egentissimus quisque oportunissimus.’</text:p>
      <text:h text:style-name="Heading_20_3" text:outline-level="3">XI</text:h>
      <text:h text:style-name="Heading_20_4" text:outline-level="4">Argument</text:h>
      <text:p text:style-name="Text_20_body">Historia ex Herodoti libris sumpta de Psyllorum interitu, qui in Syrtibus Africanis colebant.</text:p>
      <text:p text:style-name="Text_20_body">GENS in Italia Marsorum orta fertur a Circae filio. </text:p>
      <text:p text:style-name="Text_20_body">Propterea Marsis hominibus, quorum dumtaxat familiae cum externis cognationibus nondum etiam permixtae corruptaeque sunt, vi quadam genitali datum ut et serpentium [virulentorum] [domitores] sint et incentionibus herbarumque sucis faciant medellarum miracula.</text:p>
      <text:p text:style-name="Text_20_body">Hac eadem vi praeditos esse quosdam videmus, qui ‘Psylli’ vocantur. Quorum super nomine et genere cum in veteribus litteris quaesissem, in quarto denique Herodoti libro fabulam de Psyllis hanc invenimus:</text:p>
      <text:p text:style-name="Text_20_body">Psyllos quondam fuisse in terra Africa conterminos Nasamonibus Austrumque in finibus eorum quodam in tempore perquam validum ac diutinum flavisse; </text:p>
      <text:p text:style-name="Text_20_body">eo flatu aquam omnem in locis in quibus colebant exaruisse; </text:p>
      <text:p text:style-name="Text_20_body">Psyllos, re aquaria defectos, eam iniuriam graviter Austro suscensuisse decretumque fecisse, uti armis sumptis ad Austrum, proinde quasi ad hostem, iure belli res petitum proficiscerentur. </text:p>
      <text:p text:style-name="Text_20_body">Atque ita profectis ventum Austrum </text:p>
      <text:p text:style-name="Text_20_body">magno spiritus agmine venisse obviam eosque universos cum omnibus copiis armisque, cumulis montibusque harenarum supervectis, operuisse. </text:p>
      <text:p text:style-name="Text_20_body">Eo facto Psyllos ad unum omnis interisse, itaque eorum fines a Nasamonibus occupatos. </text:p>
      <text:h text:style-name="Heading_20_3" text:outline-level="3"><text:soft-page-break/>XII</text:h>
      <text:h text:style-name="Heading_20_4" text:outline-level="4">Argument</text:h>
      <text:p text:style-name="Text_20_body">De his vocabulis quae Cloatius Verus aut satis commode aut nimis absurde et inlepide ad origines linguae Graecae redigit.</text:p>
      <text:p text:style-name="Text_20_body">CLOATIUS VERUS in libris quos inscripsit <text:span text:style-name="Emphasis">Verborum a Graecis Tractorum,</text:span> non pauca hercle dicit curiose et sagaciter conquisita, neque non tamen quaedam futtilia et frivola.</text:p>
      <text:p text:style-name="Text_20_body">‘Errare,’ inquit, ‘dictum est <text:span text:style-name="Emphasis">ἀπὸ τοῦ ἔρρειν,</text:span>’ versumque infert Homeri, in quo id verbum est:</text:p>
      <text:p text:style-name="Text_20_body">Item ‘alucinari’ factum scripsit ex eo, quod dicitur Graece <text:span text:style-name="Emphasis">ἀλύειν,</text:span> unde ‘elucum’ quoque esse dictum putat, <text:span text:style-name="Emphasis">a</text:span> littera in <text:span text:style-name="Emphasis">e</text:span> versa, tarditatem quandam animi et stuporem, qui alucinantibus plerumque usu venit.</text:p>
      <text:p text:style-name="Text_20_body">Item ‘fascinum’ appellatum quasi ‘bascanum’ et ‘fascinare’ esse quasi ‘bascinare.’</text:p>
      <text:p text:style-name="Text_20_body">Commode haec sane omnia et conducenter. Sed in libro quarto: ‘Faenerator,’ inquit, ‘appellatus est quasi <text:span text:style-name="Emphasis">φαινεράτωρ, ἀπὸ τοῦ φαίνεσθαι ἐπὶ τὸ</text:span> <text:span text:style-name="Emphasis">χρηστότερον,</text:span> quoniam id genus hominum speciem ostentent [humanitatis] et commodi esse videantur inopibus nummos desiderantibus,’</text:p>
      <text:p text:style-name="Text_20_body">idque dixisse ait Hypsicraten quempiam grammaticum, cuius libri sane nobiles sunt super his, quae a Graecis accepta sunt. Sive hoc autem ipse Cloatius sive nescio quis alius nebulo effutivit, nihil potest dici insulsius. </text:p>
      <text:p text:style-name="Text_20_body">‘Faenerator’ enim, sicuti M. Varro in libro tertio <text:span text:style-name="Emphasis">De [sermone] Latino</text:span> [scripsit], a faenore est nominatus; ‘faenus’ autem dictum ait a fetu et quasi a fetura quadam pecuniae parientis atque increscentis.</text:p>
      <text:p text:style-name="Text_20_body">Idcirco et M. Catonem et ceteros aetatis eius ‘feneratorem’ sine a littera pronuntiasse tradit, sicuti ‘fetus’ ipse et ‘fecunditas’ appellata.</text:p>
      <text:h text:style-name="Heading_20_3" text:outline-level="3">XIII</text:h>
      <text:h text:style-name="Heading_20_4" text:outline-level="4">Argument</text:h>
      <text:p text:style-name="Text_20_body">Quid sit ‘municipium’ et quid a ‘colonia’ differat; et quid sint ‘municipes’ quaeque sit eius vocabuli ratio ac proprietas; atque inibi, quod divus Hadrianus in senatu de iure atque vocabulo municipum verba fecit.</text:p>
      <text:p text:style-name="Text_20_body">‘MUNICIPES’ et ‘municipia’ verba sunt dictu facilia et usu obvia, et neutiquam reperias qui haec dicit, quin scire se plane putet quid dicat. Sed profecto aliud est, atque aliter dicitur.</text:p>
      <text:p text:style-name="Text_20_body">Quotus enim fere nostrum est, qui, cum ex colonia populi Romani sit, non se ‘municipem’ esse et [populares]</text:p>
      <text:p text:style-name="Text_20_body">suos ‘municipes’ esse dicat, quod est a ratione et a veritate longe aversum?</text:p>
      <text:p text:style-name="Text_20_body"><text:soft-page-break/>Sic adeo et ‘municipia’ quid et quo iure sint quantumque a ‘colonia’ differant ignoramus, existimamusque meliore condicione esse ‘colonias’ quam ‘municipia.’</text:p>
      <text:p text:style-name="Text_20_body">De cuius opinationis tam promiscae erroribus divus Hadrianus in oratione, quam <text:span text:style-name="Emphasis">De Italicensibus,</text:span> unde ipse ortus fuit, in senatu habuit, peritissime disseruit mirarique se ostendit quod et ipsi Italicenses et quaedam item alia municipia antiqua, in quibus Uticenses nominat, cum suis moribus legibusque uti possent, in ius coloniarum mutari gestiverint.</text:p>
      <text:p text:style-name="Text_20_body">Praenestinos autem refert maximo opere a Tiberio imperatore petisse orasseque ut ex colonia in municipii statum redigerentur, idque illis Tiberium pro ferenda gratia tribuisse, quod in eorum finibus sub ipso oppido ex capitali morbo revaluisset.</text:p>
      <text:p text:style-name="Text_20_body">‘Municipes’ ergo sunt cives Romani ex municipiis, legibus suis et suo iure utentes, muneris tantum cum populo Romano honorari participes, a quo munere capessendo appellati videntur, nullis aliis necessitatibus neque ulla populi Romani lege adstricti, nisi in quam populus eorum fundus factus est.</text:p>
      <text:p text:style-name="Text_20_body">Primos autem municipes sine suffragii iure Caerites esse factos accepimus concessumque illis ut civitatis Romanae honorem quidem caperent, sed negotiis tamen atque oneribus vacarent, pro sacris </text:p>
      <text:p text:style-name="Text_20_body">bello Gallico receptis custoditisque. Hinc ‘tabulae Caerites’ appellatae versa vice, in quas censores referri iubebant quos notae causa suffragiis privabant.</text:p>
      <text:p text:style-name="Text_20_body">Sed ‘coloniarum’ alia necessitudo est; non enim veniunt extrinsecus in civitatem nec suis radicibus nituntur, sed ex civitate quasi propagatae sunt et iura institutaque omnia populi Romani, non sui arbitrii, habent.</text:p>
      <text:p text:style-name="Text_20_body">Quae tamen condicio, cum sit magis obnoxia et minus libera, potior tamen et praestabilior existimatur propter amplitudinem maiestatemque populi Romani, cuius istae coloniae quasi effigies parvae simulacraque esse quaedam videntur, et simul quia obscura oblitterataque sunt municipiorum iura, quibus uti iam per [ignotitiam] non queunt.</text:p>
      <text:h text:style-name="Heading_20_3" text:outline-level="3">XIV</text:h>
      <text:h text:style-name="Heading_20_4" text:outline-level="4">Argument</text:h>
      <text:p text:style-name="Text_20_body">Quod M. Cato differre dixit ‘properare’ et ‘festinare’; et quam incommode Verrius Flaccus verbi quod est ‘festinat’ <text:span text:style-name="Emphasis">ἔτυμον</text:span> interpretatus est.</text:p>
      <text:p text:style-name="Text_20_body">‘FESTINARE’ et ‘properare’ idem significare atque in eandem rem dici videntur.</text:p>
      <text:p text:style-name="Text_20_body">Sed M. Cato id differre existimat eaque hoc modo divisa—verba sunt ipsius ex oratione, quam <text:span text:style-name="Emphasis">De Suis Virtutibus</text:span></text:p>
      <text:p text:style-name="Text_20_body">habuit—: ‘Aliud est ‘properare,’ aliud ‘festinare.’ Qui unum quid mature transigit, is properat; qui multa simul incipit neque perficit, is festinat.’</text:p>
      <text:p text:style-name="Text_20_body">Verrius Flaccus rationem dicere volens differentiae huius: ‘‘Festinat,’’ inquit, ‘a fando dicitur, quoniam isti ignaviores, qui nihil perficere possunt, plus verborum quam operae habent.’</text:p>
      <text:p text:style-name="Text_20_body"><text:soft-page-break/>Sed id nimis coactum atque absurdum videtur neque tanti esse momenti potest prima in utroque verbo littera, ut propter eam unam tam diversa verba ‘festinare’ et ‘fari’ eadem videri debeant.</text:p>
      <text:p text:style-name="Text_20_body">Commodius autem propiusque visum est, ‘festinare’ esse quasi ‘fessum esse.’ Nam qui multis simul rebus properandis defessus est, is iam non properat, set festinat.</text:p>
      <text:h text:style-name="Heading_20_3" text:outline-level="3">XV</text:h>
      <text:h text:style-name="Heading_20_4" text:outline-level="4">Argument</text:h>
      <text:p text:style-name="Text_20_body">Quid Theophrastus mirum de perdicibus scriptum reliquerit et quid Theopompus de leporibus.</text:p>
      <text:p text:style-name="Text_20_body">THEOPHRASTUS, philosophorum peritissimus, omnes in Paphlagonia perdices bina corda habere dicit, Theopompus in Bisaltia lepores bina iecora.</text:p>
      <text:h text:style-name="Heading_20_3" text:outline-level="3">XVI</text:h>
      <text:h text:style-name="Heading_20_4" text:outline-level="4">Argument</text:h>
      <text:p text:style-name="Text_20_body">‘Agrippas’ a partus aegri et inprosperi vitio appellatos; deque his deabus quae vocantur ‘Prorsa’ et ‘Postverta.’</text:p>
      <text:p text:style-name="Text_20_body">QUORUM in nascendo non caput, sed pedes primi extiterant, qui partus difficillimus [aegerrimusque] habetur, ‘Agrippae’ appellati, vocabulo ab aegritudine et pedibus conficto.</text:p>
      <text:p text:style-name="Text_20_body">Esse autem pueros in utero Varro dicit capite infimo nixos, sursum pedibus elatis, non ut hominis natura est, sed ut arboris. </text:p>
      <text:p text:style-name="Text_20_body">Nam pedes cruraque arboris ramos appellat, caput stirpem atque caudicem. </text:p>
      <text:p text:style-name="Text_20_body">‘Quando igitur,’ inquit, ‘contra naturam forte conversi in pedes, brachiis plerumque diductis, retineri solent, aegriusque tunc mulieres enituntur, huius periculi deprecandi gratia arae statutae sunt Romae duabus Carmentibus, quarum altera ‘Postverta’ [cognominatast], ‘Prorsa’ altera, a recti perversique partus et potestate et nomine.’</text:p>
      <text:h text:style-name="Heading_20_3" text:outline-level="3">XVII</text:h>
      <text:h text:style-name="Heading_20_4" text:outline-level="4">Argument</text:h>
      <text:p text:style-name="Text_20_body">Quae ratio vocabuli sit agri Vaticani.</text:p>
      <text:p text:style-name="Text_20_body">ET agrum Vaticanum et eiusdem agri deum praesidem appellatum acceperamus a vaticiniis quae vi </text:p>
      <text:p text:style-name="Text_20_body">atque instinctu eius dei in eo agro fieri solita essent. </text:p>
      <text:p text:style-name="Text_20_body">Sed praeter hanc causam M. Varro in libris <text:span text:style-name="Emphasis">[divinarum]</text:span> aliam esse tradit istius nominis rationem: ‘Nam sicut Aius,’ inquit, ‘deus appellatus araque ei statuta est quae est infima nova via, quod eo in loco divinitus vox edita erat, ita Vaticanus deus nominatus penes quem essent vocis humanae initia, <text:soft-page-break/>quoniam pueri, simul atque parti sunt, eam primam vocem edunt quae prima in Vaticano syllabast idcircoque ‘vagire.’ dicitur, exprimente verbo sonum vocis recentis.’</text:p>
      <text:h text:style-name="Heading_20_3" text:outline-level="3">XVIII</text:h>
      <text:h text:style-name="Heading_20_4" text:outline-level="4">Argument</text:h>
      <text:p text:style-name="Text_20_body">Lepida quaedam et memoratu et cognitu de parte geometriae quae <text:span text:style-name="Emphasis">ὀπτική</text:span> appellatur, et item alia quae <text:span text:style-name="Emphasis">κανονική,</text:span> et tertia itidem quae dicitur <text:span text:style-name="Emphasis">μετρική.</text:span></text:p>
      <text:p text:style-name="Text_20_body">PARS quaedam geometriae <text:span text:style-name="Emphasis">ὀπτική</text:span> appellatur quae ad oculos pertinet, pars altera, quae ad auris, <text:span text:style-name="Emphasis">κανονική</text:span> vocatur, qua musici ut fundamento artis suae utuntur.</text:p>
      <text:p text:style-name="Text_20_body">Utraque harum spatiis et intervallis linearum et ratione numerorum constat.</text:p>
      <text:p text:style-name="Text_20_body"><text:span text:style-name="Emphasis">Ὀπτική</text:span> facit multa demiranda id genus, ut in speculo uno imagines unius rei plures appareant; item ut speculum in loco certo positum nihil imaginet, aliorsum translatum faciat imagines; item si rectus speculum spectes, imago fiat tua eiusmodi, ut</text:p>
      <text:p text:style-name="Text_20_body">caput deorsum videatur, pedes sursum. Reddit etiam causas ea disciplina cur istae quoque visiones fallant, ut quae in aqua conspiciuntur maiora ad oculos fiant, quae procul ab oculis sunt, minora.</text:p>
      <text:p text:style-name="Text_20_body"><text:span text:style-name="Emphasis">Κανονική</text:span> autem longitudines et altitudines vocis emetitur. Longior mensura vocis <text:span text:style-name="Emphasis">ῥυθμός</text:span> dicitur, <text:span text:style-name="Emphasis">μέλος.</text:span></text:p>
      <text:p text:style-name="Text_20_body">Est et alia species <text:span text:style-name="Emphasis">κανονικῆς,</text:span> quae appellatur <text:span text:style-name="Emphasis">μετρική,</text:span> per quam syllabarum longarum et brevium et mediocrium iunctura et modus congruens cum principiis geometriae aurium mensura examinatum.</text:p>
      <text:p text:style-name="Text_20_body">‘Sed haec,’ inquit M. Varro, ‘aut omnino non discimus aut prius desistimus quam intellegamus cur discenda sint. Voluptas autem,’ inquit, ‘vel utilitas talium disciplinarum in postprincipiis existit, cum perfectae absolutaeque sunt; in principiis vero ipsis ineptae et insuaves videntur.’</text:p>
      <text:h text:style-name="Heading_20_3" text:outline-level="3">XIX</text:h>
      <text:h text:style-name="Heading_20_4" text:outline-level="4">Argument</text:h>
      <text:p text:style-name="Text_20_body">Sumpta historia ex Herodoti libro super fidicine Arione.</text:p>
      <text:p text:style-name="Text_20_body">CELERI admodum et cohibili oratione vocumque filo tereti et candido fabulam scripsit Herodotus super fidicine illo Arione. </text:p>
      <text:p text:style-name="Text_20_body">‘Vetus,’ inquit, ‘et nobilis Arion cantator fidibus fuit.’</text:p>
      <text:p text:style-name="Text_20_body">‘Is loco et oppido Methymnaeus, terra atque insula omni Lesbius fuit.’</text:p>
      <text:p text:style-name="Text_20_body">‘Eum Arionem rex Corinthi Periander amicum amatumque habuit artis gratia.’</text:p>
      <text:p text:style-name="Text_20_body">‘Is inde a rege proficiscitur,’</text:p>
      <text:p text:style-name="Text_20_body"><text:soft-page-break/>‘terras inclutas Siciliam atque Italiam visere. Ubi eo venit auresque omnium mentesque in utriusque terrae urbibus demulsit, in quaestibus istic et voluptatibus amoribusque hominum fuit.’</text:p>
      <text:p text:style-name="Text_20_body">‘Is tum postea grandi pecunia et re bona multa copiosus Corinthum instituit redire,’</text:p>
      <text:p text:style-name="Text_20_body">‘vnavem igitur et navitas, ut notiores amicioresque sibi, Corinthios delegit.’</text:p>
      <text:p text:style-name="Text_20_body">Sed eos Corinthios, homine accepto navique in altum provecta, praedae pecuniaeque cupidos cepisse consilium de necando Arione. </text:p>
      <text:p text:style-name="Text_20_body">Tum ilium ibi, pernicie intellecta, pecuniam ceteraque sua, ut haberent, dedisse, vitam modo sibi ut parcerent oravisse. </text:p>
      <text:p text:style-name="Text_20_body">Navitas precum eius harum commiseritum esse illactenus ut ei necem adferre per vim suis manibus temperarent, sed imperavisse ut iam statim coram desiliret praeceps in mare. </text:p>
      <text:p text:style-name="Text_20_body">‘Homo,’ inquit, ‘ibi territus, spe omni vitae perdita, id unum postea oravit, ut priusquam mortem obpeteret, induere permitterent sua sibi omnia indumenta et fides capere et canere carmen casus illius sui consolabile.’</text:p>
      <text:p text:style-name="Text_20_body">‘Feros et inmanes navitas prolubium tamen audiendi subit; quod oraverat impetrat.’</text:p>
      <text:p text:style-name="Text_20_body">‘Atque ibi mox de more cinctus, amictus, ornatus stansque in summae puppis foro, carmen quod ‘orthium’ dicitur voce sublatissima cantavit.’</text:p>
      <text:p text:style-name="Text_20_body">‘Ad postrema cantus cum fidibus ornatuque omni, sicut stabat canebatque, iecit sese procul in profundum. Navitae, hautquaquam dubitantes quin perisset, cursum quem facere coeperant tenuerunt.’</text:p>
      <text:p text:style-name="Text_20_body">‘Sed novum et mirum et pium facinus contigit.’ Delphinum repente inter undas adnavisse fluitantique sese homini subdidisse et dorso super fluctus edito vectavisse incolumique eum corpore et ornatu Taenarum in terram Laconicam devexisse.</text:p>
      <text:p text:style-name="Text_20_body">Tum Arionem prorsus ex eo loco Corinthum petivisse talemque Periandro regi, qualis delphino vectus fuerat, inopinanti sese optulisse eique rem, sicuti acciderat, narravisse. </text:p>
      <text:p text:style-name="Text_20_body">Regem istaec parum credidisse, Arionem, quasi falleret, custodiri iussisse, navitas inquisitos, </text:p>
      <text:p text:style-name="Text_20_body">ablegato Arione, dissimulanter interrogasse ecquid audissent in his locis unde venissent super Arione? </text:p>
      <text:p text:style-name="Text_20_body">Eos dixisse, hominem, cum inde irent, in terra Italia fuisse eumque illic bene agitare et studiis delectationibusque urbium florere atque in gratia pecuniaque magna opulentum fortunatumque esse. </text:p>
      <text:p text:style-name="Text_20_body">Tum inter haec eorum verba Arionem cum fidibus et indumentis cum quibus se in salum eiaculaverat extitisse, </text:p>
      <text:p text:style-name="Text_20_body">navitas stupefactos convictosque ire infitias non quisse. </text:p>
      <text:p text:style-name="Text_20_body">Eam fabulam dicere Lesbios et Corinthios atque esse fabulae argumentum, quod simulacra duo <text:soft-page-break/>aenea ad Taenarum viserentur, delphinus vehens et homo insidens. </text:p>
      <text:h text:style-name="Heading_20_2" text:outline-level="2">Liber Septimus Decimus</text:h>
      <text:h text:style-name="Heading_20_3" text:outline-level="3">I</text:h>
      <text:h text:style-name="Heading_20_4" text:outline-level="4">Argument</text:h>
      <text:p text:style-name="Text_20_body">Quod Gallus Asinius et Largius Licinus sententiam M. Ciceronis reprehenderunt ex oratione quam dixit <text:span text:style-name="Emphasis">Pro M. [Caelio];</text:span> et quid ad versus homines stolidissimos pro eadem sententia vere digneque dici possit.</text:p>
      <text:p text:style-name="Text_20_body">UT quidam fuerunt monstra hominum, quod de dis inmortalibus impias falsasque opiniones prodiderunt, ita nonnulli tam prodigiosi tamque vecordes extiterunt, in quibus sunt Gallus Asinius et Largius Licinus, cuius liber etiam fertur infando titulo <text:span text:style-name="Emphasis">Ciceromastix,</text:span> ut scribere ausi sint M. Ciceronem parum integre atque inproprie atque inconsiderate locutum.</text:p>
      <text:p text:style-name="Text_20_body">Atque alia quidem quae reprehenderunt neque dictu neque auditu digna sunt, </text:p>
      <text:p text:style-name="Text_20_body">sed enim hoc, in quo sibimet ipsi praeter cetera esse visi sunt verborum pensitatores subtilissimi, cedo, quale id sit consideremus.</text:p>
      <text:p text:style-name="Text_20_body">M. Cicero <text:span text:style-name="Emphasis">Pro M. Caelio</text:span> ita scribit: ‘Nam quod obiectum est de pudicitia quodque omnium accusatorum non criminibus, sed vocibus maledictisque celebratum est, id numquam tam acerbe feret M. Caelius, ut eum paeniteat non deformem esse natum.’</text:p>
      <text:p text:style-name="Text_20_body">Non existumant verbo proprio esse usum, quod ait ‘paeniteat,’ atque id prope ineptum etiam</text:p>
      <text:p text:style-name="Text_20_body">esse dicunt. </text:p>
      <text:p text:style-name="Text_20_body">‘Nam ‘paenitere,’’ inquiunt, ‘tum dicere solemus, cum quae ipsi fecimus aut quae de nostra voluntate nostroque consilio facta sunt, ea nobis post incipiunt displicere sententiamque in iis nostram demutamus’;</text:p>
      <text:p text:style-name="Text_20_body">neminem autem recte ita loqui ‘paenitere sese, quod natus sit’ aut ‘paenitere, quod mortalis sit’ aut ‘quod ex offenso forte vulneratoque corpore dolorem sentiat,’ quando istiusmodi rerum nec consilium sit nostrum nec arbitrium, sed ea ingratis nostris vi ac necessitate naturae nobis accidant: ‘Sicut hercle,’ inquiunt,</text:p>
      <text:p text:style-name="Text_20_body">‘non voluntarium fuit M. Caelio, quali forma nasceretur, cuius eum dixit ‘non paenitere,’ tamquam in ea causa res esset ut rationem caperet paenitendi.’</text:p>
      <text:p text:style-name="Text_20_body">Est haec quidem, quam dicunt, verbi huiusce sententia et ‘paenitere’ nisi in voluntariis rebus non probe dicitur, tametsi antiquiores verbo ipso alio quoque modo usitati sunt et ‘paenitet’ ab eo quod est ‘paene’ et ‘paenuria’ dixerunt. Sed id aliorsum pertinet atque alio in loco dicetur.</text:p>
      <text:p text:style-name="Text_20_body">Nunc autem, sub hac eadem significatione quae vulgo nota est, non modo ineptum hoc non est quod M. Cicero dixit, sed festivissimum adeo et facetissimum est. </text:p>
      <text:p text:style-name="Text_20_body"><text:soft-page-break/>Nam cum adversarii et obtrectatores M. Caeli, quoniam erat pulchro corpore, formam eius et faciem in suspiciones inpudicitiae accerserent, inludens Cicero tam absurdam criminationem, quod formam, quam natura fecerat, vitio darent, eodem ipso errore quem inludebat sciens usus est et ‘non paenitet,’ inquit, ‘M. Caelium, non deformem esse natum,’ ut vel hac ipsa re, quod ita dicebat, obprobraret adversariis ac per facetias ostentaret facere eos deridiculum, quod proinde Caelio formam crimini darent, quasi arbitrium eius fuisset, quali forma nasceretur.</text:p>
      <text:h text:style-name="Heading_20_3" text:outline-level="3">II</text:h>
      <text:h text:style-name="Heading_20_4" text:outline-level="4">Argument</text:h>
      <text:p text:style-name="Text_20_body">Verba quaedam ex Q. Claudi <text:span text:style-name="Emphasis">Annalium</text:span> primo cursim in legendo notata.</text:p>
      <text:p text:style-name="Text_20_body">CUM librum veteris scriptoris legebamus, conabamur postea memoriae vegetandae gratia indipisci animo ac recensere quae in eo libro scripta essent in utrasque existimationes laudis aut culpae adnotamentis digna, eratque hoc sane quam utile exercitium ad conciliandas nobis, ubi venisset usus, verborum [sententiarumque] elegantium recordationes.</text:p>
      <text:p text:style-name="Text_20_body">Velut haec verba ex Q. Claudi primo <text:span text:style-name="Emphasis">Annali,</text:span> quae meminisse potui, notavi, quem librum legimus biduo proximo superiore.</text:p>
      <text:p text:style-name="Text_20_body">‘Arma,’ inquit, ‘plerique abiciunt atque inermi inlatebrant sese.’ ‘Inlatebrant’ verbum poeticum visum est, sed non absurdum neque asperum.</text:p>
      <text:p text:style-name="Text_20_body">‘Ea,’ inquit, ‘dum fiunt, Latini subnixo animo ex victoria inerti consilium ineunt.’ ‘Subnixo animo’ <text:span text:style-name="tei_5f_inlineNote">animo, </text:span><text:span text:style-name="tei_5f_inlineNote"><text:span text:style-name="Emphasis">supplied by Hertzfrom Nonius</text:span></text:span><text:span text:style-name="tei_5f_inlineNote"> iv, </text:span><text:span text:style-name="tei_5f_inlineNote"><text:span text:style-name="Emphasis">p.</text:span></text:span><text:span text:style-name="tei_5f_inlineNote"> , ; et victoria certi, </text:span><text:span text:style-name="tei_5f_inlineNote"><text:span text:style-name="Emphasis">Canter.</text:span></text:span><text:span text:style-name="tei_5f_inlineNote">] </text:span>quasi [sublimi] et supra nixo, verbum bene significans et non fortuitum; demonstratque animi altitudinem fiduciamque, quoniam quibus innitimur, iis quasi erigimur attollimurque.</text:p>
      <text:p text:style-name="Text_20_body">‘Domus,’ inquit, ‘suas quemque ire iubet et sua omnia frunisci.’ ‘Frunisci’ rarius quidem fuit in aetate M. Tulli ac deinceps infra rarissimum, dubitatunque est ab inperitis antiquitatis an Latinum foret.</text:p>
      <text:p text:style-name="Text_20_body">Non modo autem Latinum, sed iucundius amoeniusque etiam verbum est ‘fruniscor’ quam ‘fruor,’ et ut ‘fatiscor’ a ‘fateor,’ ita ‘fruniscor’ factum est a ‘fruor.’</text:p>
      <text:p text:style-name="Text_20_body">Q. Metellus Numidicus, qui caste pureque lingua usus Latina videtur, in epistula quam exul <text:span text:style-name="Emphasis">Ad Domitios</text:span> misit, ita scripsit: ‘Illi vero omni iure atque honestate interdicti, ego neque aqua neque igni careo et summa gloria fruniscor.’</text:p>
      <text:p text:style-name="Text_20_body">Novius, in Atellania quae <text:span text:style-name="Emphasis">Parcus</text:span> inscripta est, hoc verbo ita utitur:</text:p>
      <text:p text:style-name="Text_20_body">‘<text:span text:style-name="Emphasis">Et</text:span> Romani,’ inquit, ‘multis armis et magno commeatu praedaque ingenti copiantur.’ ‘Copiantur’ verbum castrense est nec facile id reperias apud civilium causarum oratores, ex eademque figura est qua ‘lignantur’ et ‘pabulantur’ et ‘aquantur.’ ‘Sole,’ inquit, ‘occaso.’</text:p>
      <text:p text:style-name="Text_20_body">‘Sole occaso’ non insuavi vetustate est, si quis aurem habeat non sordidam nec proculcatam; in <text:span text:style-name="Emphasis">Duodecim</text:span> autem</text:p>
      <text:p text:style-name="Text_20_body"><text:soft-page-break/><text:span text:style-name="Emphasis">Tabulis</text:span> verbum hoc ita scriptum est: ‘Ante meridiem causam coniciunto, cum perorant ambo praesentes. Post meridiem praesenti litem addicito. Si ambo praesentes, sol occasus suprema tempestas esto.’</text:p>
      <text:p text:style-name="Text_20_body">‘Nos,’ inquit, ‘in medium relinquemus.’ Vulgus ‘in medio’ dicit; nam vitium esse istuc putat et, si dicas ‘in medium ponere,’ id quoque esse soloecon putant; set probabilius significantiusque sic dici videbitur, si quis ea verba non incuriose introspiciat; Graece quoque <text:span text:style-name="Emphasis">θεῖναι εἰς μέσον,</text:span> vitium id non est.</text:p>
      <text:p text:style-name="Text_20_body">‘Postquam nuntiatum est,’ inquit, ‘ut pugnatum esset in Gallos, id civitas graviter tulit.’ ‘In Gallos’ mundius subtiliusque est quam ‘cum Gallis’ aut ‘contra Gallos’; nam pinguiora haec obsoletioraque sunt.</text:p>
      <text:p text:style-name="Text_20_body">‘Simul,’ inquit, ‘forma, factis, eloquentia, dignitate, acrimonia, confidentia pariter praecellebat, ut facile intellegeretur magnum viaticum ex se atque in se ad rempublicam evertendam habere.’ ‘Magnum viaticum’ pro magna facultate et paratu magno nove positum est, videturque Graecos secutus, qui <text:span text:style-name="Emphasis">ἐφόδιον</text:span> a sumptu viae ad aliarum quoque rerum apparatus traducunt ac saepe <text:span text:style-name="Emphasis">ἐφοδίασον</text:span> pro eo dicunt, quod est ‘institue’ et ‘instrue.’</text:p>
      <text:p text:style-name="Text_20_body">‘Nam Marcus,’ inquit, ‘Manlius, quem Capitolium servasse a Gallis supra ostendi cuiusque operam cum M. Furio dictatore apud Gallos cumprime fortem atque exsuperabilem respublica sensit, is et genere et vi et virtute bellica nemini concedebat.’ ‘Adprime’ crebrius est, ‘cumprime’ rarius traductumque ex eo est, quod ‘cumprimis’ dicebant pro quod est ‘inprimis.’</text:p>
      <text:p text:style-name="Text_20_body">‘[Nihil] sibi,’ inquit, ‘divitias opus esse.’ Nos ‘divitiis’ dicimus. Sed vitium hoc orationis nullum est ac ne id quidem est quod figura dici solet; recta enim istaec oratio est et veteres conpluscule ita dixerunt, nec ratio dici potest, cur rectius sit ‘divitiis opus esse’ quam ‘divitias,’ nisi qui grammaticorum nova instituta ut <text:span text:style-name="Emphasis">τεμένων ἱερά</text:span> observant.</text:p>
      <text:p text:style-name="Text_20_body">‘Nam hac,’ inquit, ‘maxime versatur deorum iniquitas, quod deteriores sunt incolumiores neque optimum quemquam inter nos sinunt diurnare.’ Inusitate ‘diurnare’ dixit pro ‘diu vivere,’ sed ex ea figuratione est, qua dicimus ‘perennare.’ ‘Cum iis,’ inquit, ‘consermonabatur.’</text:p>
      <text:p text:style-name="Text_20_body">‘Sermonari’ rusticius videtur, sed rectius est, ‘sermocinari’ tritius, sed corruptius est.</text:p>
      <text:p text:style-name="Text_20_body">‘Sese,’ inquit, ‘ne id quoque, quod tum suaderet, facturum esse.’ ‘Ne id quoque’ dixit pro ‘ne id quidem,’ infrequens nunc in loquendo, sed in libris veterum creberrimum.</text:p>
      <text:p text:style-name="Text_20_body">‘Tanta,’ inquit, ‘sanctitudo fani est, ut numquam quisquam violare sit ausus.’ ‘Sanctitas’ quoque et ‘sanctimonia’ non minus Latine dicuntur, sed nescio quid maioris dignitatis est verbum ‘sanctitudo,’</text:p>
      <text:p text:style-name="Text_20_body">sicuti M. Cato <text:span text:style-name="Emphasis">In L. Veturium</text:span> ‘duritudinem’ quam ‘duritiam’ dicere gravius putavit: ‘Qui illius,’ inquit, ‘impudentiam norat et duritudinem.’</text:p>
      <text:p text:style-name="Text_20_body">‘Cum tantus,’ inquit, ‘arrabo penes Samnites populi Romani esset.’ ‘Arrabonem’ dixit sescentos obsides et id maluit quam pignus dicere, quoniam vis huius vocabuli in ea sententia gravior acriorque est; sed nunc ‘arrabo’ in sordidis verbis haberi coeptus ac multo videtur sordidius ‘arra,’ quamquam ‘arra’ quoque veteres saepe dixerint et conpluriens Laberius.</text:p>
      <text:p text:style-name="Text_20_body">‘Miserrimas,’ inquit, ‘vitas exegerunt,’ et: ‘hic nimiis in otiis,’ inquit, ‘consumptus est.’ Elegantia <text:soft-page-break/>utrobique ex multitudine numeri quaesita est.</text:p>
      <text:p text:style-name="Text_20_body">‘Cominius,’ inquit, ‘qua ascenderat, descendit atque verba Gallis dedit.’ ‘Verba Cominium dedisse Gallis’ dicit, qui nihil quicquam cuiquam dixerat; neque eum Galli, qui Capitolium obsidebant, ascendentem aut descendentem viderant. Sed ‘verba dedit’ haut secus posuit quam si tu dicas ‘latuit atque obrepsit.’</text:p>
      <text:p text:style-name="Text_20_body">‘Convalles,’ inquit, ‘et arboreta magna erant.’</text:p>
      <text:p text:style-name="Text_20_body">‘Arboreta’ ignobilius verbum, ‘arbusta’ celebratius.</text:p>
      <text:p text:style-name="Text_20_body">‘Putabant,’ inquit, ‘eos qui foris atque qui in arce erant inter se commutationes et consilia facere.’ ‘Commutationes,’ id est conlationes communicationesque, non usitate dixit, set non hercle inscite nec ineleganter.</text:p>
      <text:p text:style-name="Text_20_body">Haec ego pauca interim super eo libro, quorum memoria post lectionem subpetierat, mihi notavi. </text:p>
      <text:h text:style-name="Heading_20_3" text:outline-level="3">III</text:h>
      <text:h text:style-name="Heading_20_4" text:outline-level="4">Argument</text:h>
      <text:p text:style-name="Text_20_body">Verba M. Varronis ex libro quinto et vicesimo <text:span text:style-name="Emphasis">Humanarum,</text:span> quibus contra opinionem volgariam interpretatus est Homeri versum.</text:p>
      <text:p text:style-name="Text_20_body">IN sermonibus forte quos de temporibus rerum ad usus hominum repertarum agitabamus, adulescens quispiam non indoctus sparti quoque usum in terra Graecia diu incognitum fuisse dixit multisque post Ilium captum tempestatibus ex terra Hispania advectum. </text:p>
      <text:p text:style-name="Text_20_body">Riserunt hoc ad inludendum ex his, qui ibi aderant, unus atque alter, male homines litterati, quod genus <text:span text:style-name="Emphasis">ἀγοραίους</text:span> Graeci appellant, atque eum qui id dixerat librum legisse Homeri aiebant, cui versus hic forte deesset:</text:p>
      <text:p text:style-name="Text_20_body">Tum ille prorsum inritatus: ‘Non,’ inquit, ‘meo libro versus iste, sed vobis plane magister defuit, si creditis in eo versu <text:span text:style-name="Emphasis">σπάρτα</text:span> id significare quod nos ‘spartum’ dicimus.’</text:p>
      <text:p text:style-name="Text_20_body">Maiorem illi risum subiciunt, neque id desierunt, nisi liber ab eo prolatus esset M. Varronis vicesimus quintus <text:span text:style-name="Emphasis">Humanarum,</text:span> in quo de isto Homeri verbo a Varrone ita scriptum est: ‘Ego <text:span text:style-name="Emphasis">σπάρτα</text:span> apud Homerum non plus ‘spartum’ significare puto quam <text:span text:style-name="Emphasis">σπάρτους,</text:span> qui dicuntur in agro Thebano nati. In Graecia sparti copia modo coepit esse ex Hispania. Neque ea ipsa facultate usi Liburni; sed hi plerasque naves loris suebant, Graeci magis cannabo et stuppa ceterisque sativis rebus, a quibus <text:span text:style-name="Emphasis">σπάρτα</text:span> appellabant.’</text:p>
      <text:p text:style-name="Text_20_body">Quod cum ita Varro dicat, dubito hercle, an posterior syllaba in eo verbo, quod apud Homerum est, acuenda sit, nisi quia voces huiusmodi, cum ex communi significatione in rei certae proprietatem concedunt, diversitate accentuum separantur. </text:p>
      <text:h text:style-name="Heading_20_3" text:outline-level="3"><text:soft-page-break/>IV</text:h>
      <text:h text:style-name="Heading_20_4" text:outline-level="4">Argument</text:h>
      <text:p text:style-name="Text_20_body">Quid Menander poeta Philemoni poetae dixerit, a quo saepe indigne in [certaminibus] comoediarum superatus est; et quod saepissime Euripides in tragoedia ab ignobilibus poetis victus est.</text:p>
      <text:p text:style-name="Text_20_body">MENANDER a Philemone, nequaquam pari scriptore, in certaminibus comoediarum ambitu gratiaque et factionibus saepenumero vincebatur. </text:p>
      <text:p text:style-name="Text_20_body">Eum cum forte habuisset obviam, ‘Quaeso,’ inquit, ‘Philemo, bona venia dic mihi, cum me vincis, non erubescis?’</text:p>
      <text:p text:style-name="Text_20_body">Euripidem quoque M. Varro ait, cum quinque et septuaginta tragoedias scripserit, in quinque solis vicisse, cum eum saepe vincerent aliquot poetae ignavissimi. </text:p>
      <text:p text:style-name="Text_20_body">Menandrum autem alii centum octo, partim centum novem reliquisse comoedias ferunt. </text:p>
      <text:p text:style-name="Text_20_body">Sed Apollodori, scriptoris celebratissimi, hos de Menandro versus legimus in libro qui <text:span text:style-name="Emphasis">Chronica</text:span> inscriptus est:</text:p>
      <text:p text:style-name="Text_20_body">Ex istis tamen centum et quinque omnibus, solis eum octo vicisse, idem Apollodorus eodem in libro scripsit. </text:p>
      <text:h text:style-name="Heading_20_3" text:outline-level="3">V</text:h>
      <text:h text:style-name="Heading_20_4" text:outline-level="4">Argument</text:h>
      <text:p text:style-name="Text_20_body">Nequaquam esse verum, quod minutis quibusdam rhetoricae artificibus videatur, M. Ciceronem in libro quem <text:span text:style-name="Emphasis">De Amicitia</text:span> scripsit vitioso argumento usum, <text:span text:style-name="Emphasis">ἀμφισβητούμενον</text:span> <text:span text:style-name="Emphasis">ἀντὶ ὁμολογουμένου</text:span> posuisse; totumque id consideratius tractatum exploratumque.</text:p>
      <text:p text:style-name="Text_20_body">M. CICERO, in dialogo cui titulus est <text:span text:style-name="Emphasis">Laelius</text:span> vel <text:span text:style-name="Emphasis">De Amicitia,</text:span> docere volens amicitiam non spe expectationeque utilitatis neque pretii mercedisque causa colendam, sed quod ipsa per sese plena virtutis honestatisque sit expetendam diligendamque esse, etiamsi nihil opis nihilque emolumenti ex ea percipi queat, hac sententia atque his verbis usus est eaque dicere</text:p>
      <text:p text:style-name="Text_20_body">facit C. Laelium, sapientem virum, qui Publii Africani fuerat amicissimus: ‘Quid enim?’</text:p>
      <text:p text:style-name="Text_20_body">‘Africanus indigens mei? Ne ego quidem illius. Sed ego admiratione quadam virtutis eius, ille vicissim opinione fortasse nonnulla quam de meis moribus habebat me dilexit; auxit benivolentiam consuetudo. Sed quamquam utilitates multae et magnae consecutae sunt, non sunt tamen ab earum spe causae diligendi profectae. Ut enim benefici liberalesque sumus, non ut exigamus gratiam—neque enim beneficium faeneramur, sed natura propensi ad liberalitatem sumus—, sic amicitiam non spe mercedis adducti, sed quod omnis eius fructus in ipso amore inest, expetendam putamus.’</text:p>
      <text:p text:style-name="Text_20_body">Hoc cum legeretur in coetu forte hominum doctorum, rhetoricus quidam sophista, utriusque linguae callens, haut sane ignobilis ex istis acutulis et minutis doctoribus qui <text:span text:style-name="Emphasis">τεχνικοί</text:span> appellantur, atque in disserendo tamen non impiger, usum esse existimabat argumento M. Tullium non probo neque <text:soft-page-break/>apodictico, sed eiusdem quaestionis, cuius esset ea ipsa res de qua quaereretur; verbisque id vitium Graecis appellat, quod accepisset <text:span text:style-name="Emphasis">ἀμφισβητούμενον ἀντὶ ὁμολογουμένου.</text:span></text:p>
      <text:p text:style-name="Text_20_body">‘Nam ‘beneficos,’’ inquit, ‘et ‘liberales’ sumpsit ad confirmandum id quod de amicitia dicebat, cum ipsum illud et soleat quaeri et debeat, quisquis liberaliter et benigne facit, qua mente quoque consilio benignus liberalisque sit? utrum, quia mutuam gratiam speret et eum in quem benignus sit ad parem curam sui provocet, quod facere plerique omnes videntur, an, quia natura sit benivolus benignitasque eum per sese ipsa et liberalitas delectet sine ulla recipiendae gratiae procuratione, quod est omnium ferme rarissimum?’</text:p>
      <text:p text:style-name="Text_20_body">Argumenta autem censebat aut probabilia esse debere aut perspicua et minime controversa, idque ‘apodixin’ vocari dicebat, cum ea quae dubia aut obscura sunt, per ea quae ambigua non sunt inlustrantur.</text:p>
      <text:p text:style-name="Text_20_body">Atque, ut ostenderet beneficos liberalesque ad id quod de amicitia quaereretur quasi argumentum exemplumve sumi non oportere, ‘Eodem,’ inquit, ‘simulacro eademque rationis imagine amicitia invicem pro argumento sumi potest, si quis adfirmet homines beneficos liberalesque esse debere, non spe aliqua compendii, set amore et studio honestatis.’</text:p>
      <text:p text:style-name="Text_20_body">‘Poterit enim consimiliter ita dicere: ‘Namque, ut amicitiam non spe utilitatis amplectimur, sic benefici liberalesque non gratiae reciperandae studio esse debemus.’’</text:p>
      <text:p text:style-name="Text_20_body">‘Poterit sane,’ inquit, ‘ita dicere, sed neque amicitia liberalitati neque liberalitas amicitiae praebere argumentum potest, cum de utraque pariter quaeratur.’</text:p>
      <text:p text:style-name="Text_20_body">Haec ille rhetoricus artifex dicere quibusdam videbatur perite et scienter, sed videlicet eum vocabula rerum vera ignoravisse. </text:p>
      <text:p text:style-name="Text_20_body">Nam ‘beneficum et liberalem’ Cicero appellat, ita ut philosophi appellandum esse censent, non eum qui, ut ipse ait, beneficia faeneratur, sed qui benigne facit, nulla tacita ratione ad utilitates suas redundante.</text:p>
      <text:p text:style-name="Text_20_body">Non ergo obscuro neque ambiguo argumento usus est, sed certo atque perspicuo, siquidem, qui vere beneficus liberalisque est, qua mente bene aut liberaliter facit non quaeritur. </text:p>
      <text:p text:style-name="Text_20_body">Aliis enim longe nominibus appellandus est, si, cum talia facit, sui potius quam alterius iuvandi causa facit. </text:p>
      <text:p text:style-name="Text_20_body">Processisset autem argutatori isti fortassean reprehensio, si Cicero ita dixisset: ‘Ut enim benefice liberaliterque facimus, non ut exigamus gratiam’; videretur enim benefice facere etiam in non beneficum cadere posse, si id per aliquam circumstantiam fieret, non per ipsam perpetuae benignitatis constantiam.</text:p>
      <text:p text:style-name="Text_20_body">Sed cum ‘beneficos liberalesque’ dixerit neque alius modi isti sint quam cuius esse eos supra diximus, ‘inlotis,’ quod aiunt, ‘pedibus’ et verbis reprehendit doctissimi viri orationem.</text:p>
      <text:h text:style-name="Heading_20_3" text:outline-level="3"><text:soft-page-break/>VI</text:h>
      <text:h text:style-name="Heading_20_4" text:outline-level="4">Argument</text:h>
      <text:p text:style-name="Text_20_body">Falsum esse, quod Verrius Flaccus, in libro secundo quos <text:span text:style-name="Emphasis">De Obscuris M. Catonis</text:span> composuit, de servo recepticio scriptum reliquit.</text:p>
      <text:p text:style-name="Text_20_body">M. CATO Voconiam legem suadens verbis hisce usus est: ‘Principio vobis mulier magnam dotem adtulit; tum magnam pecuniam recipit, quam in viri potestatem non conmittit, eam pecuniam viro mutuam dat; postea, ubi irata facta est, servum recepticium sectari atque flagitare virum iubet.’</text:p>
      <text:p text:style-name="Text_20_body">Quaerebatur, ‘servus recepticius’ quid esset. Libri statim quaesiti allatique sunt Verrii Flacci <text:span text:style-name="Emphasis">De Obscuris Catonis.</text:span> In libro secundo scriptum et inventum est, ‘recepticium servum’ dici nequam et nulli pretii, qui, cum venum esset datus, redhibitus ob aliquod vitium receptusque sit.</text:p>
      <text:p text:style-name="Text_20_body">‘Propterea,’ inquit, ‘servus eiusmodi sectari maritum et flagitare pecuniam iubebatur, ut eo ipso dolor maior et contumelia gravior viro fieret, quod eum servus nihili petendae pecuniae causa conpellaret.’</text:p>
      <text:p text:style-name="Text_20_body">Cum pace autem cumque venia istorum, si qui sunt, qui Verrii Flacci auctoritate capiuntur, dictum hoc sit. </text:p>
      <text:p text:style-name="Text_20_body">‘Recepticius’ enim ‘servus,’ in ea re quam dicit Cato, aliud omnino est quam Verrius scripsit.</text:p>
      <text:p text:style-name="Text_20_body">Atque id cuivis facile intellectu est; res enim procul dubio sic est: quando mulier dotem </text:p>
      <text:p text:style-name="Text_20_body">marito dabat, tum quae ex suis bonis retinebat neque ad virum tramittebat, ea ‘recipere’ dicebatur, sicuti [nunc] quoque in venditionibus ‘recipi’ dicuntur, quae excipiuntur neque veneunt.</text:p>
      <text:p text:style-name="Text_20_body">Quo verbo Plautus quoque in <text:span text:style-name="Emphasis">Trinummo</text:span> usus est in hoc versu:</text:p>
      <text:p text:style-name="Text_20_body">id est: cum aedis vendidit, particulam quandam quae post eas aedis erat non vendidit, sed retinuit. </text:p>
      <text:p text:style-name="Text_20_body">Ipse etiam Cato mulierem demonstrare locupletem volens: ‘Mulier,’ inquit, ‘et magnam dotem dat et magnam pecuniam recipit,’ hoc est: et magnam dotem dat et magnam pecuniam retinet.</text:p>
      <text:p text:style-name="Text_20_body">Ex ea igitur re familiari, quam sibi dote data retinuit, pecuniam viro mutuam dat. </text:p>
      <text:p text:style-name="Text_20_body">Eam pecuniam cum viro forte irata repetere instituit, adponit ei flagitatorem ‘servum recepticium,’ hoc est proprium servum suum, quem cum pecunia reliqua receperat neque dederat doti, sed retinuerat; non enim servo mariti imperare hoc mulierem fas erat, sed proprio suo.</text:p>
      <text:p text:style-name="Text_20_body">Plura dicere quibus hoc nostrum tuear supersedeo; ipsa enim sunt per sese evidentia et quod a Verrio dicitur et a nobis; quod utrum ergo videbitur cuique verius, eo utatur.</text:p>
      <text:h text:style-name="Heading_20_3" text:outline-level="3">VII</text:h>
      <text:h text:style-name="Heading_20_4" text:outline-level="4">Argument</text:h>
      <text:p text:style-name="Text_20_body">Verba haec ex Atinia lege: ‘quod subruptum erit, eius rei aeterna auctoritas esto,’ P. Nigidio et Q. <text:soft-page-break/>Scaevolae visa esse non minus de praeterito furto quam de futuro cavisse.</text:p>
      <text:p text:style-name="Text_20_body">LEGIS veteris Atiniae verba sunt: ‘Quod subruptum erit, eius rei aeterna auctoritas esto.’</text:p>
      <text:p text:style-name="Text_20_body">Quis aliud putet in hisce verbis quam de tempore tantum futuro legem loqui? </text:p>
      <text:p text:style-name="Text_20_body">Sed Q. Scaevola patrem suum et Brutum et Manilium, viros adprime doctos, quaesisse ait dubitasseque utrumne in post facta modo furta lex valeret an etiam in ante facta; quoniam ‘subruptum erit’ utrumque tempus videretur ostendere, tam praeteritum quam futurum.</text:p>
      <text:p text:style-name="Text_20_body">Itaque P. Nigidius, civitatis Romanae doctissimus, super dubitatione hac eorum scripsit in tertio vicesimo <text:span text:style-name="Emphasis">Grammaticorum Commentariorum.</text:span> Atque ipse quoque idem putat, incertam esse temporis demonstrationem,</text:p>
      <text:p text:style-name="Text_20_body">sed anguste perquam et obscure disserit, ut signa rerum ponere videas ad subsidium magis memoriae suae quam ad legentium disciplinam. </text:p>
      <text:p text:style-name="Text_20_body">Videbatur tamen hoc dicere, suum verbum et ‘est’ esse et ‘erit’; quando per sese ponuntur, habent atque retinent tempus suum, cum vero praeterito iunguntur, vim temporis sui amittunt et in praeteritum contendunt.</text:p>
      <text:p text:style-name="Text_20_body">Cum enim dico: ‘in campo est’ et ‘in comitio est,’ tempus instans significo; item cum dico</text:p>
      <text:p text:style-name="Text_20_body">‘in campo erit,’ tempus futurum demonstro; at cum dico: ‘factum est,’ ‘scriptum est,’ ‘subruptum est,’ quamquam ‘est’ verbum temporis est praesentis, confunditur tamen cum praeterito et praesens esse desinit.</text:p>
      <text:p text:style-name="Text_20_body">‘Sic igitur,’ inquit, ‘etiam istud quod in lege est; si dividas separesque duo verba haec ‘subruptum’ et ‘erit,’ ut sic audias ‘subruptum erit,’ tamquam ‘[certamen] erit’ aut ‘sacrificium erit,’ [tum] videbitur lex in postfuturum loqui; si vero copulate permixteque dictum intellegas, ut ‘subruptum erit’ non duo, sed unum verbum sit idque unitum patiendi declinatione sit, Tum hoc verbo non minus praeteritum tempus ostenditur quam futurum.’</text:p>
      <text:h text:style-name="Heading_20_3" text:outline-level="3">VIII</text:h>
      <text:h text:style-name="Heading_20_4" text:outline-level="4">Argument</text:h>
      <text:p text:style-name="Text_20_body">In sermonibus apud mensam Tauri philosophi quaeri agitarique eiusmodi solita: ‘cur oleum saepe et facile, vina rarius congelascant, acetum haut fere umquam’ et ‘quod aquae fluviorum fontiumque durentur, mare gelu non duretur.’</text:p>
      <text:p text:style-name="Text_20_body">PHILOSOPHUS TAURUS accipiebat nos Athenis cena plerumque ad id diei ubi iam vesperaverat; </text:p>
      <text:p text:style-name="Text_20_body">id enim est tempus istic cenandi. Frequens eius cenae fundus et firmamentum omne erat aula una lentis Aegyptiae et cucurbitae inibi minutim caesae.</text:p>
      <text:p text:style-name="Text_20_body">Ea quodam die ubi paratis et expectantibus nobis adlata atque inposita mensae est, puerum iubet Taurus oleum in aulam indere. </text:p>
      <text:p text:style-name="Text_20_body">Erat is puer genere Atticus, ad annos maxime natus octo, festivissimis aetatis et gentis argutiis <text:soft-page-break/>scatens. </text:p>
      <text:p text:style-name="Text_20_body">Gutum Samium ore tenus inprudens inanem, tamquam si inesset oleum, adfert convertitque eum et, ut solitum est, circumegit per omnem partem aulae manum: nullum inde ibat oleum.</text:p>
      <text:p text:style-name="Text_20_body">Aspicit puer gutum atrocibus oculis stomachabundus et concussum vehementius iterum in aulam vertit; </text:p>
      <text:p text:style-name="Text_20_body">idque cum omnes sensim atque summissim rideremus, tum puer Graece, et id quidem perquam Attice ‘<text:span text:style-name="Emphasis">μὴ γελᾶτε,</text:span>’ inquit, ‘<text:span text:style-name="Emphasis">ἔνι</text:span> <text:span text:style-name="Emphasis">τοὔλαιον· ἀλλʼ οὐκ ἴστε, οἷα φρίκη περὶ τὸν ὄρθρον γέγονε</text:span> <text:span text:style-name="Emphasis">τήμερον; κεκρυστάλλωται.</text:span>’</text:p>
      <text:p text:style-name="Text_20_body">‘Verbero,’ inquit ridens Taurus, ‘nonne is curriculo atque oleum petis?’</text:p>
      <text:p text:style-name="Text_20_body">Sed cum puer foras emptum isset, nihil ipse ista mora offensior: ‘Aula,’ inquit, ‘oleo indiget et, ut video, intolerandum fervit; cohibeamus manus atque interea, quoniam puer nunc admonuit solere oleum congelascere, consideremus cur oleum quidem saepe et facile, set vina rarenter congelascant?’</text:p>
      <text:p text:style-name="Text_20_body">Atque aspicit me et iubet quid sentiam dicere. </text:p>
      <text:p text:style-name="Text_20_body">Tum ego respondi coniectare me vinum idcirco minus cito congelascere, quod semina quaedam caldoris in sese haberet essetque natura ignitius, ob eamque rem dictum esse ab Homero <text:span text:style-name="Emphasis">αἴθοπα οἶνον,</text:span> non, ut alii putarent, propter colorem.</text:p>
      <text:p text:style-name="Text_20_body">‘Est quidem,’ inquit Taurus, ‘ita ut dicis; nam ferme convenit vinum, ubi potum est, calefacere corpora.’</text:p>
      <text:p text:style-name="Text_20_body">‘Sed non secus oleum quoque calorificum est neque minorem vim in corporibus calefaciendis habet.’</text:p>
      <text:p text:style-name="Text_20_body">‘Ad hoc, si istaec quae calidiora sunt difficilius gelu coguntur, congruens est ut quae frigidiora sunt facile cogantur.’</text:p>
      <text:p text:style-name="Text_20_body">‘Acetum autem omnium maxime frigorificum est atque id numquam tamen concrescit.’</text:p>
      <text:p text:style-name="Text_20_body">‘Num igitur magis causa oleo coaguli celerioris in levitate est? Faciliora enim ad coeundum videntur quae levatiora levioraque sunt.’</text:p>
      <text:p text:style-name="Text_20_body">Praeterea id quoque ait quaeri dignum, cur fluviorum et fontium aquae gelu durentur, mare omne incongelabile sit. ‘Tametsi Herodotus,’ inquit, ‘historiae scriptor, contra omnium ferme qui haec quaesiverunt opinionem, scribit mare Bosporicum, quod ‘Cimmerium’ appellatur, earumque partium mare omne quod ‘Scythicum’ dicitur, gelu stringi et consistere.’</text:p>
      <text:p text:style-name="Text_20_body">Dum haec Taurus, interea puer venerat et aula deferbuerat tempusque esse coeperat edendi et tacendi. </text:p>
      <text:h text:style-name="Heading_20_3" text:outline-level="3"><text:soft-page-break/>IX</text:h>
      <text:h text:style-name="Heading_20_4" text:outline-level="4">Argument</text:h>
      <text:p text:style-name="Text_20_body">De notis litterarum quae in C. Caesaris epistulis reperiuntur; deque aliis clandestinis litteris ex vetere historia petitis; et quid <text:span text:style-name="Emphasis">σκυτάλη</text:span> sit Laconica.</text:p>
      <text:p text:style-name="Text_20_body">LIBRI sunt epistularum C. Caesaris ad C. Oppium et Balbum Cornelium, qui rebus eius absentis </text:p>
      <text:p text:style-name="Text_20_body">curabant. </text:p>
      <text:p text:style-name="Text_20_body">In his epistulis quibusdam in locis inveniuntur litterae singulariae sine coagmentis syllabarum, quas tu putes positas incondite; nam verba ex his litteris confici nulla possunt. </text:p>
      <text:p text:style-name="Text_20_body">Erat autem conventum inter eos clandestinum de commutando situ litterarum, ut in scripto quidem alia aliae locum et nomen teneret, sed in legendo locus cuique suus et potestas restitueretur; </text:p>
      <text:p text:style-name="Text_20_body">quaenam vero littera pro qua scriberetur, ante is, sicuti dixi, conplacebat qui hane scribendi latebram parabant. </text:p>
      <text:p text:style-name="Text_20_body">Est adeo Probi grammatici commentarius satis curiose factus <text:span text:style-name="Emphasis">De Occulta Litterarum Significatione in Epistularum C. Caesaris Scriptura.</text:span> </text:p>
      <text:p text:style-name="Text_20_body">Lacedaemonii autem veteres, cum dissimulare et occultare litteras publice ad imperatores suos missas volebant, ne, si ab hostibus eae captae forent, consilia sua noscerentur, epistulas id genus factas mittebant.</text:p>
      <text:p text:style-name="Text_20_body">Surculi duo erant teretes, oblonguli, pari crassamento eiusdemque longitudinis, derasi atque ornati consimiliter; </text:p>
      <text:p text:style-name="Text_20_body">unus imperatori in bellum proficiscenti dabatur, alterum domi magistratus cum iure atque cum signo habebant.</text:p>
      <text:p text:style-name="Text_20_body">Quando usus venerat litterarum secretiorum, circum eum surculum lorum modicae tenuitatis, longum autem quantum rei satis erat, conplicabant, volumine rotundo et simplici, ita uti orae adiunctae undique et cohaerentes lori, quod plicabatur, coirent. </text:p>
      <text:p text:style-name="Text_20_body">Litteras deinde in eo loro per transversas iuncturarum oras </text:p>
      <text:p text:style-name="Text_20_body">versibus a summo ad imum proficiscentibus inscribebant; </text:p>
      <text:p text:style-name="Text_20_body">id lorum litteris ita perscriptis revolutum ex surculo imperatori commenti istius conscio mittebant; </text:p>
      <text:p text:style-name="Text_20_body">resolutio autem lori litteras truncas atque mutilas reddebat membraque earum et apices in partis diversissimas spargebat; </text:p>
      <text:p text:style-name="Text_20_body">propterea, si id lorum in manus hostium inciderat, nihil quicquam coniectari ex eo scripto quibat; </text:p>
      <text:p text:style-name="Text_20_body">sed ubi ille ad quem erat missum acceperat, surculo conpari, quem habebat, a capite ad finem, proinde ut debere fieri sciebat, circumplicabat, atque ita litterae per eundem ambitum surculi <text:soft-page-break/>coalescentes rursum coibant integramque et incorruptam epistulam et facilem legi praestabant.</text:p>
      <text:p text:style-name="Text_20_body">Hoc genus epistulae Lacedaemonii <text:span text:style-name="Emphasis">σκυτάλην</text:span> appellant.</text:p>
      <text:p text:style-name="Text_20_body">Legebamus id quoque in vetere historia rerum Poenicarum, virum indidem quempiam inlustrem—sive ille Hasdrubal sive quis alius est non retineo—epistulam scriptam super rebus arcanis hoc modo abscondisse: </text:p>
      <text:p text:style-name="Text_20_body">pugillaria nova, nondum etiam cera inlita, accepisse, litteras in lignum incidisse, postea tabulas, uti solitum est, cera conlevisse easque tabulas, tamquam non scriptas, cui facturum id praedixerat misisse; eum deinde ceram derasisse litterasque incolumes ligno incisas legisse.</text:p>
      <text:p text:style-name="Text_20_body">Est et alia in monumentis rerum Graecarum profunda quaedam et inopinabilis latebra, barbarico astu excogitata. </text:p>
      <text:p text:style-name="Text_20_body">Histiaeus nomine fuit, loco natus in terra Asia non ignobili. </text:p>
      <text:p text:style-name="Text_20_body">Asiam tunc tenebat </text:p>
      <text:p text:style-name="Text_20_body">imperio rex Darius. </text:p>
      <text:p text:style-name="Text_20_body">Is Histiaeus, cum in Persis apud Darium esset, Aristagorae cuipiam res quasdam occultas nuntiare furtivo scripto volebat. </text:p>
      <text:p text:style-name="Text_20_body">Comminiscitur opertum hoc litterarum admirandum. Servo suo diu oculos aegros habenti capillum ex capite omni tamquam medendi gratia deradit caputque eius leve in litterarum formas conpungit. </text:p>
      <text:p text:style-name="Text_20_body">His litteris quae voluerat perscripsit, hominem postea quoad capillus adolesceret domo continuit. </text:p>
      <text:p text:style-name="Text_20_body">Ubi id factum est, ire ad Aristagoran iubet et ‘Cum ad eum,’ inquit,</text:p>
      <text:p text:style-name="Text_20_body">‘veneris, mandasse me dicito ut caput tuum, sicut nuper egomet feci, deradat.’</text:p>
      <text:p text:style-name="Text_20_body">Servus, ut imperatum erat, ad Aristagoran venit mandatumque domini adfert. </text:p>
      <text:p text:style-name="Text_20_body">Atque ille id non esse frustra ratus, quod erat mandatum fecit. Ita litterae perlatae sunt. </text:p>
      <text:h text:style-name="Heading_20_3" text:outline-level="3">X</text:h>
      <text:h text:style-name="Heading_20_4" text:outline-level="4">Argument</text:h>
      <text:p text:style-name="Text_20_body">Quid de versibus Vergilii Favorinus existumarit, quibus in describenda flagrantia montis Aetnae Pindarum poetam secutus est; conlataque ab eo super eadem re utriusque carmina et diiudicata. </text:p>
      <text:p text:style-name="Text_20_body">FAVORINUM philosophum, cum in hospitis sui Antiatem villam aestu anni concessisset nosque ad eum videndum Roma venissemus, memini super Pindaro poeta et Vergilio in hunc ferme modum disserere: </text:p>
      <text:p text:style-name="Text_20_body">‘Amici,’ inquit, ‘familiaresque P. Vergilii, in his quae de ingenio moribusque eius memoriae tradiderunt, dicere eum solitum ferunt parere se versus more atque ritu ursino.’</text:p>
      <text:p text:style-name="Text_20_body"><text:soft-page-break/>‘Namque ut illa bestia fetum ederet ineffigiatum informemque lambendoque id postea quod ita edidisset conformaret et fingeret, proinde ingenii quoque sui partus recentes rudi esse facie et inperfecta, sed deinceps tractando colendoque reddere iis se oris et vultus liniamenta.’</text:p>
      <text:p text:style-name="Text_20_body">‘Hoc virum iudicii subtilissimi ingenue atque vere dixisse, res,’ inquit, ‘indicium facit.’</text:p>
      <text:p text:style-name="Text_20_body">‘Nam quae reliquit perfecta expolitaque quibusque inposuit census atque dilectus sui supremam manum,’</text:p>
      <text:p text:style-name="Text_20_body">‘omni poeticae venustatis laude florent; sed quae procrastinata sunt ab eo, ut post recenserentur, et absolvi, quoniam mors praeverterat, nequiverunt, nequaquam poetarum elegantissimi nomine atque iudicio digna sunt.’</text:p>
      <text:p text:style-name="Text_20_body">‘Itaque cum morbo obpressus adventare mortem viderat, petivit oravitque a suis amicissimis inpense, ut Aeneida, quam nondum satis elimavisset, adolerent.’</text:p>
      <text:p text:style-name="Text_20_body">‘In his autem,’ inquit, ‘quae videntur retractari et corrigi debuisse, is maxime locus est qui de monte Aetna factus est. Nam cum Pindari, veteris poetae, carmen quod de natura atque flagrantia montis eius compositum est, aemulari vellet, eiusmodi sententias et verba molitus est, ut Pindaro quoque ipso, qui nimis opima pinguique esse facundia existimatus est, insolentior hoc quidem in loco tumidiorque sit.’</text:p>
      <text:p text:style-name="Text_20_body">‘Atque uti vosmet ipsos,’ inquit, ‘<text:span text:style-name="Emphasis">eius</text:span> quod dico arbitros faciam, carmen Pindari quod est super monte Aetna, quantulum est mihi memoriae, dicam: ’</text:p>
      <text:p text:style-name="Text_20_body">‘Audite nunc,’ inquit, ‘Vergilii versus, quos inchoasse eum verius dixerim, quam fecisse: ’</text:p>
      <text:p text:style-name="Text_20_body">‘Iam principio,’ inquit, ‘Pindarus, veritati magis obsecutus, id dixit quod res erat quodque istic usu veniebat quodque oculis [videbatur], interdius fumare Aetnam, noctu flammigare;’</text:p>
      <text:p text:style-name="Text_20_body">‘Vergilius autem, dum in strepitu sonituque verborum conquirendo laborat, utrumque tempus, nulla discretione facta, confudit.’</text:p>
      <text:p text:style-name="Text_20_body">‘Atque ille Graecus quidem fontes imitus ignis eructari et fluere amnes fumi et flammarum fulva et tortuosa volumina in plagas maris ferre, quasi quosdam igneos angues, luculente dixit;’</text:p>
      <text:p text:style-name="Text_20_body">‘at hic noster ‘atram nubem turbine piceo et favilla fumantem’ <text:span text:style-name="Emphasis">ῥόον καπνοῦ αἴθωνα</text:span> interpretari volens, crasse et inmodice congessit,’</text:p>
      <text:p text:style-name="Text_20_body">‘‘globos’ quoque ‘[flammarum],’ quod ille <text:span text:style-name="Emphasis">κρουνούς</text:span> dixerat, duriter et <text:span text:style-name="Emphasis">ἀκύρως</text:span> transtulit.’</text:p>
      <text:p text:style-name="Text_20_body">‘Item quod ait: ‘sidera lambit,’ vacanter hoc etiam,’ inquit, ‘accumulavit et inaniter.’</text:p>
      <text:p text:style-name="Text_20_body">Neque non id quoque inenarrabile esse ait et propemodum insensibile, quod ‘nubem atram fumare’ dixit ‘turbine piceo et favilla candente.’</text:p>
      <text:p text:style-name="Text_20_body">‘Non enim fumare,’ inquit, ‘solent neque atra esse quae sunt candentia; nisi si ‘candenti’ dixit pervulgate et inproprie pro ferventi favilla, non pro ignea et relucenti. Nam ‘candens’ scilicet a candore dictum, non a calore.’</text:p>
      <text:p text:style-name="Text_20_body"><text:soft-page-break/>‘Quod ‘saxa’ autem ‘et scopulos eructari et erigi’ eosdemque ipsos statim ‘liquefieri et gemere atque glomerari sub auras’ dixit, hoc,’ inquit, ‘nec a Pindaro scriptum nec umquam fando auditum et omnium, quae monstra dicuntur, monstruosissimum est.’</text:p>
      <text:h text:style-name="Heading_20_3" text:outline-level="3">XI</text:h>
      <text:h text:style-name="Heading_20_4" text:outline-level="4">Argument</text:h>
      <text:p text:style-name="Text_20_body">Quod Plutarchus in libris <text:span text:style-name="Emphasis">Symposiacis</text:span> opinionem Platonis de habitu atque natura stomachi, fistulaeque eius quae <text:span text:style-name="Emphasis">τραχεῖα</text:span> dicitur, adversum Erasistratum medicum tutatus est, auctoritate adhibita antiqui medici Hippocratis.</text:p>
      <text:p text:style-name="Text_20_body">ET Plutarchus et alii quidam docti viri reprehensum esse ab Erasistrato, nobili medico, [Platonem] scripsere, quod potum dixit defluere ad pulmonem eoque satis humectato demanare per eum, quia sit rimosior, et confluere inde in vesicam, errorisque istius fuisse Alcaeum ducem, qui in poematis suis scriberet:</text:p>
      <text:p text:style-name="Text_20_body">ipsum autem Erasistratum dicere duas esse quasi canaliculas quasdam vel fistulas easque ab oris faucibus proficisci deorsum, per earumque alteram deduci delabique in stomachum esculenta omnia et posculenta ex eoque ferri in ventriculum, quae Graece appellatur; <text:span text:style-name="Emphasis">ἡ κάτω κοιλία,</text:span> atque ibi subigi digerique, ac deinde aridiora ex his recrementa in alvum convenire, quod Graece <text:span text:style-name="Emphasis">κόλον</text:span> dicitur, humidiora per renes in vesicam.</text:p>
      <text:p text:style-name="Text_20_body">Per alteram autem fistulam, quae Graece nominatur <text:span text:style-name="Emphasis">τραχεῖα ἀρτηρία,</text:span> spiritum a summo ore in pulmonem atque inde rursum in os et in nares commeare,</text:p>
      <text:p text:style-name="Text_20_body">perque eandem viam vocis quoque </text:p>
      <text:p text:style-name="Text_20_body">fieri meatum ac, ne potus cibusve aridior, quem oporteret in stomachum ire, procideret ex ore labereturque in eam fistulam per quam spiritus reciprocatur, eaque offensione intercluderetur animae via, inpositam esse arte quadam et ope naturae inde apud duo ista foramina, quae dicitur <text:span text:style-name="Emphasis">ἐπιγλωττίς,</text:span> quasi claustra quaedam mobilia, coniventia vicissim et resurgentia,</text:p>
      <text:p text:style-name="Text_20_body">eamque <text:span text:style-name="Emphasis">ἐπιγλωττίδα</text:span> inter edendum bibendumque operire atque protegere <text:span text:style-name="Emphasis">τὴν τραχεῖαν ἀρτηρίαν,</text:span> ne quid ex esca potuve incideret in illud quasi aestuantis animae iter; ac propterea nihil humoris influere in pulmonem ore ipso arteriae communito. Haec Erasistratus medicus adversum Platonem.</text:p>
      <text:p text:style-name="Text_20_body">Sed Plutarchus in libro <text:span text:style-name="Emphasis">Symposiacorum</text:span> auctorem Platonis sententiae Hippocraten dicit fuisse idemque esse opinatos et Philistiona Locrum et Dioxippum Hippocraticum, veteres medicos et nobiles; atque illam, de qua Erasistratus dixerat, <text:span text:style-name="Emphasis">ἐπιγλωττίδα</text:span> non idcirco eo in loco constitutam, ne quid ex potu influeret in arteriam; nam pulmoni quoque fovendo rigandoque utiles necessariosque humores videri, set adpositam quasi moderatricem quandam et arbitram prohibendi admittendive quod ex salutis usu foret, uti edulia quidem omnia defenderet ab arteria depelleretque in stomachum, potum autem partiretur inter stomachum et pulmonem et quod ex eo admitti in pulmonem per arteriam deberet, non rapidum id neque universum, sed quadam quasi obice sustenta</text:p>
      <text:p text:style-name="Text_20_body">tum ac repressum sensim paulatimque tramitteret atque omne reliquum in alteram stomachi fistulam derivaret. </text:p>
      <text:h text:style-name="Heading_20_3" text:outline-level="3"><text:soft-page-break/>XII</text:h>
      <text:h text:style-name="Heading_20_4" text:outline-level="4">Argument</text:h>
      <text:p text:style-name="Text_20_body">De materiis infamibus, quas Graeci <text:span text:style-name="Emphasis">ἀδόξους</text:span> appellant, a Favorino exercendi gratia disputatis.</text:p>
      <text:p text:style-name="Text_20_body">INFAMES materias, sive quis mavult dicere ‘inopinabiles,’ quas Graeci <text:span text:style-name="Emphasis">ἀδόξους ὑποθέσεις</text:span> appellant, et veteres adorti sunt, non sophistae solum, sed philosophi quoque, et noster Favorinus oppido quam libens in eas materias se deiciebat, vel ingenio expergificando ratus idoneas vel exercendis argutiis vel edomandis usu difficultatibus;</text:p>
      <text:p text:style-name="Text_20_body">sicuti, cum Thersitae laudes quaesivit et cum febrim quartis diebus recurrentem laudavit, lepida sane multa et non facilia inventu in utramque causam dixit eaque scripta in libris reliquit.</text:p>
      <text:p text:style-name="Text_20_body">Sed in febris laudibus [testem] etiam Platonem produxit, quem scripsisse ait qui quartanam passus convaluerit viresque integras recuperaverit, fidelius constantiusque postea valiturum. Atque inibi in isdem laudibus non hercle hac sententiola invenuste lusit:</text:p>
      <text:p text:style-name="Text_20_body">‘Versus,’ inquit, ‘est longo hominum aevo probatus: Eo versu significatur, non omni die bene esse posse, sed isto bene atque alio male.’</text:p>
      <text:p text:style-name="Text_20_body">‘Quod cum ita sit,’ inquit, ‘ut in rebus humanis bene aut male vice alterna sit, haec biduo medio intervallata febris quanto est fortunatior, in qua est <text:span text:style-name="Emphasis">μία μητρυιά, δύο</text:span> <text:span text:style-name="Emphasis">μητέρες!</text:span>’</text:p>
      <text:h text:style-name="Heading_20_3" text:outline-level="3">XIII</text:h>
      <text:h text:style-name="Heading_20_4" text:outline-level="4">Argument</text:h>
      <text:p text:style-name="Text_20_body">‘Quin’ particula quot qualesque varietates significationis habeat et quam saepe in veterum scriptis obscura sit.</text:p>
      <text:p text:style-name="Text_20_body">‘QUIN’ particula, quam grammatici coniunctionem appellant, variis modis sententiisque conectere orationem videtur.</text:p>
      <text:p text:style-name="Text_20_body">Aliter enim dici putatur, cum quasi increpantes vel interrogantes vel exhortantes dicimus ‘quin venis?’ ‘quin legis?’ ‘quin fugis?’ aliter, cum ita confirmamus: ‘non dubium est, quin M. Tullius omnium sit eloquentissimus,’ aliter autem, cum sic componimus, quod quasi prior videtur contrarium: ‘non idcirco causas Isocrates non defendit, quin id utile esse et honestum existumarit’;</text:p>
      <text:p text:style-name="Text_20_body">a quo illa significatio non abhorret, quae est in tertia <text:span text:style-name="Emphasis">Origine</text:span> M. Catonis. ‘Haut eos,’ inquit, ‘eo postremum scribo, quin populi et boni et strenui sient.’</text:p>
      <text:p text:style-name="Text_20_body">In secunda quoque <text:span text:style-name="Emphasis">Origine</text:span> M. Cato non longe secus hac particula usus est: ‘Neque satis,’ inquit, ‘habuit quod eum in occulto vitiaverat, quin eius famam prostitueret.’</text:p>
      <text:p text:style-name="Text_20_body">Praeterea animadvertimus Quadrigarium in octavo <text:span text:style-name="Emphasis">Annalium</text:span> particula ista usum esse obscurissime. Verba ipsius posuimus: ‘Romam venit; vix superat quin triumphus decernatur.’</text:p>
      <text:p text:style-name="Text_20_body">Item in sexto <text:span text:style-name="Emphasis">Annali</text:span> eiusdem verba haec sunt: ‘Paene factum est quin castra relinquerent atque <text:soft-page-break/>cederent hosti.’</text:p>
      <text:p text:style-name="Text_20_body">Non me autem praeterit dicere aliquem posse de summo pectore nil esse in his verbis negotii; </text:p>
      <text:p text:style-name="Text_20_body">nam ‘quin’ utrobique positum pro ‘ut’ planissimumque esse, si ita dicas: ‘Romam venit; vix superat, ut triumphus decernatur’; item alio in loco: ‘Paene factum est, ut castra relinquerent atque cederent hosti.’</text:p>
      <text:p text:style-name="Text_20_body">Sed utantur sane, qui tam expediti sunt, perfugiis commutationum in verbis quae non intelleguntur, utantur tamen, ubi id facere poterunt, verecundius.</text:p>
      <text:p text:style-name="Text_20_body">Hanc particulam de qua dicimus, nisi si quis didicerit compositam copulatamque esse neque vim tantum coniungendi habere, sed certa quadam significatione factam, numquam profecto rationes ac varietates istius comprehensurus est. </text:p>
      <text:p text:style-name="Text_20_body">Quod quia longioris dissertationis est, poterit, cui otium est, reperire hoc in P. Nigidii <text:span text:style-name="Emphasis">Commentariis,</text:span> quos <text:span text:style-name="Emphasis">Grammaticos</text:span> inscripsit.</text:p>
      <text:h text:style-name="Heading_20_3" text:outline-level="3">XIV</text:h>
      <text:h text:style-name="Heading_20_4" text:outline-level="4">Argument</text:h>
      <text:p text:style-name="Text_20_body">Sententiae ex Publili <text:span text:style-name="Emphasis">[mimis]</text:span> selectae lepidiores.</text:p>
      <text:p text:style-name="Text_20_body">PUBLILIUS mimos scriptitavit. Dignus habitus est qui subpar Laberio iudicaretur. </text:p>
      <text:p text:style-name="Text_20_body">C. autem Caesarem ita Laberii maledicentia et adrogantia offendebat, ut acceptiores sibi esse Publili quam Laberii mimos praedicaret.</text:p>
      <text:p text:style-name="Text_20_body">Huius Publili sententiae feruntur pleraeque lepidae et ad communem sermonum usum commendatissimae, ex quibus sunt istae singulis versibus circumscriptae, </text:p>
      <text:p text:style-name="Text_20_body">quas libitum hercle est adscribere:</text:p>
      <text:h text:style-name="Heading_20_3" text:outline-level="3">XV</text:h>
      <text:h text:style-name="Heading_20_4" text:outline-level="4">Argument</text:h>
      <text:p text:style-name="Text_20_body">Quod Carneades Academicus [elleboro] stomachum purgavit, [scripturus] adversus Zenonis Stoici [decreta]; deque natura medellaque [ellebori] candidi et nigri.</text:p>
      <text:p text:style-name="Text_20_body">CARNEADES Academicus, scripturus adversum Stoici Zenonis libros, superior corporis elleboro candido purgavit, ne quid ex corruptis in stomacho humoribus ad domicilia usque animi redundaret et instantiam </text:p>
      <text:p text:style-name="Text_20_body">vigoremque mentis labefaceret; tanta cura tantoque [apparatu] sui vir ingenio praestanti ad refellenda quae scripserat Zeno aggressus;</text:p>
      <text:p text:style-name="Text_20_body">idque cum in historia Graeca legissem, quod ‘elleboro candido’ scriptum erat, quid esset quaesivi.</text:p>
      <text:p text:style-name="Text_20_body"><text:soft-page-break/>Tum comperi duas species ellebori esse discerniculo coloris insignes, candidi et nigri; eos autem colores non in semine ellebori neque in virgultis, sed in radice dinosci; candido stomachum et ventrem superiorem vomitionibus purgari; nigro alvum, quae ‘inferior’ vocatur, dilui, utriusque esse hanc vim, ut [humores] noxios in quibus causae morborum sunt extrahant.</text:p>
      <text:p text:style-name="Text_20_body">Esse autem periculum ne inter causas morborum, omni corporum via patefacta, ea quoque ipsa, in quibus causa vivendi est, effluant amissoque omni naturalis alimoniae fundamento homo exhaustus intereat.</text:p>
      <text:p text:style-name="Text_20_body">Set elleborum sumi posse tutissime in insula Anticyra Plinius Secundus in libris <text:span text:style-name="Emphasis">Naturalis Historiae</text:span> scripsit. Propterea Livium Drusum, qui tribunus plebi fuit, cum morbum qui ‘comitialis’ dicitur pateretur, Anticyram navigasse et in ea insula elleborum bibisse ait, atque ita inorbo liberatum.</text:p>
      <text:p text:style-name="Text_20_body">Praeterea scriptum legimus Gallos in venatibus tinguere elleboro sagittas, quod his ictae, exanimatae ferae teneriores ad epulas fiant; sed propter ellebori contagium vulnera ex sagittis facta circumcidere latius dicuntur. </text:p>
      <text:h text:style-name="Heading_20_3" text:outline-level="3">XVI</text:h>
      <text:h text:style-name="Heading_20_4" text:outline-level="4">Argument</text:h>
      <text:p text:style-name="Text_20_body">Anates Ponticas vim habere venenis digerendis potentem; atque inibi de Mitridati regis in id genus [medicamentis] sollertia.</text:p>
      <text:p text:style-name="Text_20_body">ANATES Ponticas dicitur edundis vulgo venenis victitare. </text:p>
      <text:p text:style-name="Text_20_body">Scriptum etiam a Lenaeo, Cn. Pompei liberto, Mitridatem illum Ponti regem medicinae rei et remediorum id genus sollertem fuisse solitumque earum sanguine miscere medicamentis quae digerendis venenis valent, eumque sanguinein vel </text:p>
      <text:p text:style-name="Text_20_body">potentissimum esse in ea confectione; </text:p>
      <text:p text:style-name="Text_20_body">ipsum autem regem adsiduo talium medellarum usu a clandestinis epularum insidiis cavisse, </text:p>
      <text:p text:style-name="Text_20_body">quin et scientem quoque ultro et ostentandi gratia venenum rapidum et velox saepenumero hausisse, atque id tamen sine noxa fuisse. </text:p>
      <text:p text:style-name="Text_20_body">Quamobrem postea, cum proelio victus in ultima regni refugisset et mori decrevisset, venena violentissima festinandae necis causa frustra expertus, suo se ipse gladio transegit. </text:p>
      <text:p text:style-name="Text_20_body">Huius regis antidotus celebratissima est, quae ‘Mitridatios’ vocatur.</text:p>
      <text:h text:style-name="Heading_20_3" text:outline-level="3">XVII</text:h>
      <text:h text:style-name="Heading_20_4" text:outline-level="4">Argument</text:h>
      <text:p text:style-name="Text_20_body">Mitridatem, Ponti regem, quinque et viginti gentium linguis locutum; Quintumque Ennium tria corda habere sese dixisse, quod tris linguas percalluisset, Graecam, Oscam, Latinam.</text:p>
      <text:p text:style-name="Text_20_body"><text:soft-page-break/>QUINTUS ENNIUS tria corda habere sese dicebat, quod loqui Graece et Osce et Latine sciret. </text:p>
      <text:p text:style-name="Text_20_body">Mitridates autem, Ponti atque Bithyniae rex inclutus, qui a Cn; Pompeio bello superatus est, quinque et viginti gentium quas sub dicione habuit linguas percalluit earumque omnium gentium viris haut umquam per interpretem conlocutus est, sed ut quemque ab eo appellari usus fuit, proinde lingua et oratione ipsius non minus scite quam si gentilis eius esset locutus est.</text:p>
      <text:h text:style-name="Heading_20_3" text:outline-level="3">XVIII</text:h>
      <text:h text:style-name="Heading_20_4" text:outline-level="4">Argument</text:h>
      <text:p text:style-name="Text_20_body">Quod M. Varro C. Sallustium. historiae scriptorem, deprehensum ab Annio Milone in adulterio scribit et loris caesum pecuniaque data [dimissum].</text:p>
      <text:p text:style-name="Text_20_body">M. VARRO, in litteris atque vita fide homo multa et gravis, in libro quem inscripsit <text:span text:style-name="Emphasis">Pius aut De Pace,</text:span> C. Sallustium scriptorem seriae illius et severae orationis, in cuius historia notiones censorias fieri atque exerceri videmus, in adulterio deprehensum ab Annio Milone loris bene caesuin dicit et, cum dedisset pecuniam, dimissum.</text:p>
      <text:h text:style-name="Heading_20_3" text:outline-level="3">XIX</text:h>
      <text:h text:style-name="Heading_20_4" text:outline-level="4">Argument</text:h>
      <text:p text:style-name="Text_20_body">Quid Epictetus philosophus dicere solitus sit [hominibus] [nequam] et inpuris, disciplinas [philosophiae] studiose tractantibus; et quae duo verba observanda praeceperit [omnium] rerum [longe] saluberrima. </text:p>
      <text:p text:style-name="Text_20_body">[Favorinum] ego audivi dicere Epictetum philosophum dixisse plerosque istos, qui [philosophari] viderentur, philosophos esse [huiuscemodi] <text:span text:style-name="Emphasis">ἄνευ τοῦ</text:span> <text:span text:style-name="Emphasis">πράττειν, μέχρι τοῦ λέγειν</text:span>; id significat ‘factis procul, verbis tenus.’</text:p>
      <text:p text:style-name="Text_20_body">Iam illud est vehementius quod Arrianus solitum eum dictitare, in libris quos de dissertationibus eius composuit, scriptum reliquit. </text:p>
      <text:p text:style-name="Text_20_body">‘Nam cum,’ inquit, ‘animadverterat hominem pudore amisso, inportuna industria, corruptis moribus, audacem, confidentem lingua ceteraque omnia praeterquam animam procurantem, istiusmodi hominem cum viderat studia quoque et disciplinas philosophiae contrectare et physica adire et meditari dialectica multaque id genus theoremata auspicari sciscitarique, inclamabat deum atque horminum fidem ac plerumque inter clamandum his eum verbis increpabat: ‘<text:span text:style-name="Emphasis">Ἄνθρωπε, ποῦ βάλλεις; σκέψαι εἰ κεκάθαρται τὸ ἀγγεῖον· ἂν γὰρ εἰς τὴν οἴησιν αὐτὰ βάλλῃς, ἀπώλετο· ἢν σαπῇ, οὖρον ἢ ὄξος γένοιτο ἢ εἴ τι τούτων χεῖρον</text:span>.’’</text:p>
      <text:p text:style-name="Text_20_body">Nil profecto his verbis gravius, nil verius, quibus declarabat maximus philosophorum, litteras atque doctrinas philosophiae, cum in hominem falsum atque degenerem tamquam in vas spurcum atque pollutum influxissent, verti, mutari, corrumpi et, quod ipse <text:span text:style-name="Emphasis">κυνικώτερον</text:span> ait, urinam fieri aut si quid est urina spurcius.</text:p>
      <text:p text:style-name="Text_20_body">Praeterea idem ille Epictetus, quod ex eodem Favorino audivimus, solitus dicere est duo esse vitia multo omnium gravissima ac taeterrima, intolerantiam et incontinentiam, cum aut iniurias quae sunt <text:soft-page-break/>ferendae non toleramus neque ferimus, aut a quibus rebus voluptatibusque nos tenere debemus, non tenemus. </text:p>
      <text:p text:style-name="Text_20_body">‘Itaque,’ inquit, ‘si quis haec duo verba cordi habeat eaque sibi imperando atque observando curet, is erit pleraque inpeccabilis vitamque vivet tranquillissimam.’ Verba haec duo dicebat: <text:span text:style-name="Emphasis">ἀνέχου</text:span> et <text:span text:style-name="Emphasis">ἀπέχου.</text:span></text:p>
      <text:h text:style-name="Heading_20_3" text:outline-level="3">XX</text:h>
      <text:h text:style-name="Heading_20_4" text:outline-level="4">Argument</text:h>
      <text:p text:style-name="Text_20_body">Verba [sumpta] ex [Symposio] [Platonis], [numeris] coagmentisque verborum scite [modulateque] apta, [exercendi] gratia in Latinam orationem versa.</text:p>
      <text:p text:style-name="Text_20_body">[Symposium] Platonis apud philosophum Taurum legebatur.</text:p>
      <text:p text:style-name="Text_20_body">Verba illa Pausaniae inter convivas amorem vice <text:span text:style-name="Emphasis">sua</text:span> laudantis, ea verba ita prorsum amavimus, ut meminisse etiam [studuerimus].</text:p>
      <text:p text:style-name="Text_20_body">Sunt adeo, quae meminimus, verba haec: <text:span text:style-name="Emphasis">Πᾶσα γὰρ πρᾶξις ὧδε ἔχει· αὐτὴ ἐφʼ αὑτῆς πραττομένη οὔτε καλὴ οὔτε αἰσχρά· οἷον ὃ νῦν ἡμεῖς ποιοῦμεν, ἢ πίνειν ἢ ᾁδειν ἢ διαλέγεσθαι. οὐκ ἔστι τούτων αὐτὸ καθʼ αὑτὸ καλὸν αὐδέν, ἀλλʼ ἐν τῇ πράξει, ὡς ἂν πραχθῇ, τοιοῦτον ἀπέβη· καλῶς μὲν γὰρ πραττόμενον καὶ ὀρθῶς καλὸν γίγνεται, μὴ ὀρθῶς δὲ αἰσχρόν· οὕτω δὴ καὶ τὸ ἐρᾶ, καὶ ὁ Ἔρως οὐ πᾶς ἐστὶν καλὸς οὐδὲ ἄξιος ἐγκωμιάζεσθαι, ἀλλʼ ὁ καλῶς προτρέπων ἐρᾶν.</text:span></text:p>
      <text:p text:style-name="Text_20_body">Haec verba ubi lecta sunt, atque ibi Taurus mihi ‘Heus,’ inquit, ‘tu, rhetorisce,’—sic enim me in [principio] recens in diatribam [acceptum] appellitabat, existimans eloquentiae unius extundendae gratia Athenas venisse,—‘videsne,’ inquit, ‘<text:span text:style-name="Emphasis">ἐνφύμημα</text:span> crebrum et coruscum et convexun brevibusque et rotundis numeris cum [quadam] aequabili circumactione devinctum?’</text:p>
      <text:p text:style-name="Text_20_body">‘Habesne nobis dicere in libris rhetorum vestrorum tam apte tamque modulate compositam orationem? Sed hos,’ inquit, ‘tamen numeros censeo videas <text:span text:style-name="Emphasis">ὁδοῦ πάρεργον.</text:span>’</text:p>
      <text:p text:style-name="Text_20_body">‘Ad ipsa enim Platonis penetralia ipsarumque rerum pondera et dignitates pergendum est, non ad vocularum eius amoenitatem nec ad verborum venustates deversitandum.’</text:p>
      <text:p text:style-name="Text_20_body">Haec admonitio Tauri de orationis Platonicae modulis non modo non repressit, sed instrinxit etiam nos ad elegantiam Graecae orationis verbis Latinis adfectandam; </text:p>
      <text:p text:style-name="Text_20_body">atque uti quaedam animalium parva et vilia ad imitandum sunt quas res cumque audierint viderintve petulantia, proinde nos ea quae in Platonis oratione demiramur non aemulari quidem, sed lineas umbrasque facere ausi sumus. Velut ipsum hoc est, quod ex isdem illis verbis eius effinximus: </text:p>
      <text:p text:style-name="Text_20_body">‘Omne,’ inquit, ‘omnino factum sic sese habet; neque turpe est, quantum in eo est, neque honestum: velut est, quas nunc facimus ipsi res, bibere, cantare, disserere. Nihil namque horum ipsum ex sese honestum est; quali cum fieret modo factum est, tale extitit; si recte honesteque factum est, tum honestum fit; sin parum recte, turpe fit. Sic amiare; sic amor non honestus omnis neque omnis laude dignus, sed qui facit nos ut [honeste] amemus.’</text:p>
      <text:h text:style-name="Heading_20_3" text:outline-level="3"><text:soft-page-break/>XXI</text:h>
      <text:h text:style-name="Heading_20_4" text:outline-level="4">Argument</text:h>
      <text:p text:style-name="Text_20_body">Quibus temporibus post Romam conditam Graeci Romanique inlustres viri floruerint ante secundum bellum Carthaginiensium.</text:p>
      <text:p text:style-name="Text_20_body">UT conspectum quendam aetatum antiquissimarum, item virorum inlustrium qui in his aetatibus nati fuissent haberemus, ne in sermonibus forte inconspectum aliquid super aetate atque vita [clarorum] hominum temere diceremus, sicuti sophista ille <text:span text:style-name="Emphasis">ἀπαίδευτος,</text:span> qui publice nuper disserens Carneaden philosophum a rege Alexandro, Philippi filio, [pecunia] donatum et Panaetium Stoicum cum superiore Africano vixisse dixit; [ut] ab [istiusmodi], [inquam], temporum [aetatumque] erroribus caveremus, et excerpebiamus ex [libris] qui chronici appellantur [quibus] temporibus floruissent Graeci simul atque Romani viri, qui vel ingenio vel imperio nobiles [insignesque] post conditam Romam fuissent ante secundum bellum Carthaginiensium, easque nunc excerptiones nostras variis diversisque in locis factas cursim digessimus. Neque enim id nobis negotium fuit, ut acri atque subtili cura excellentium in utraque [gente] [hominum] <text:span text:style-name="Emphasis">συγχρονισμούς</text:span> componeremus, sed ut Noctes istae</text:p>
      <text:p text:style-name="Text_20_body">[quadamtenus] his quoque historiae flosculis leviter iniectis aspergerentur.</text:p>
      <text:p text:style-name="Text_20_body">Satis autem visum est in hoc conmentario de temporibus paucorum hominum dicere, ex quorum aetatibus de pluribus quoque, quos non nominaremus, haut difficilis coniectura fieri posset.</text:p>
      <text:p text:style-name="Text_20_body">Incipiemus igitur a Solone claro, quoniam de Homero et Hesiodo inter omnes fere scriptores constitit aetatem eos egisse vel isdem fere temporibus vel Homerum aliquanto antiquiorem, utrumque tamen ante Romam conditam vixisse, Silviis Albae regnantibus, annis post bellum Troianum, ut Cassius in prino <text:span text:style-name="Emphasis">Annalium</text:span> de Homero atque Hesiodo scriptum reliquit, plus centum atque sexaginta, ante Romam autem conditam, ut Cornelius Nepos in primo <text:span text:style-name="Emphasis">Chronico</text:span> de Homero dicit, annis circiter centum et sexaginta.</text:p>
      <text:p text:style-name="Text_20_body">Solonem ergo accepimus, unum ex illo nobili numero sapientium, leges scripsisse Atheniensium, Tarquinio Prisco Romae regnante, anno regni eius tricesimo tertio. </text:p>
      <text:p text:style-name="Text_20_body">Servio autem Tullio regnante, Pisistratus Athenis tyrannus fuit, Solone ante in exilium voluntarium profecto, quoniam id ei praedicenti non creditum est. </text:p>
      <text:p text:style-name="Text_20_body">Postea Pythagoras Samius in Italiam venit, Tarquini filio regnum optinente, cui cognomentum Superbus fuit, </text:p>
      <text:p text:style-name="Text_20_body">isdemque temporibus </text:p>
      <text:p text:style-name="Text_20_body">occisus est Athenis ab [Harmodio] et Aristogitone Hipparchus, Pisistrati filius, Hippiae tyranni frater Archilochum autem Nepos Cornelius tradit,</text:p>
      <text:p text:style-name="Text_20_body">Tullo Hostilio Romae regnante, iam tunc fuisse poematis clarum et nobilem.</text:p>
      <text:p text:style-name="Text_20_body">Ducentesimo deinde et sexagesimo anno post Romam conditam, aut non [longe] amplius, victos esse ab [Atheniensibus] Persas [memoriae] traditum est pugnam illam inclutam Marathoniam, Miltiade duce, qui post eam victoriam damnatus a populo Atheniensi in vinculis publicis mortem <text:soft-page-break/>obiit.</text:p>
      <text:p text:style-name="Text_20_body">Tum Aeschylus Athenis tragoediarum poeta celebris fuit. Romae autem istis ferme temporibus tribunos et aediles tum [primum] per seditionem sibi plebes creavit ac non diu post Cn. Marcius Coriolanus exagitatus vexatusque a tribunis plebi ad Vulscos,</text:p>
      <text:p text:style-name="Text_20_body">qui tum hostes erant, a rep. descivit bellumque populo Romano fecit. </text:p>
      <text:p text:style-name="Text_20_body">Post deinde paucis annis Xerxes rex ab Atheniensibus et pleraque Graecia, [Themistocle] duce, navali proelio quod ad Salamina factum est victus fugatusque est.</text:p>
      <text:p text:style-name="Text_20_body">Inde anno fere quarto, Menenio Agrippa, M. Horatio Pulvillo consulibus, bello Veienti apud fluvium Cremeram Fabii sex et trecenti patricii cum [familiis] suis universi ab hostibus [circumuenti] perierunt.</text:p>
      <text:p text:style-name="Text_20_body">Iuxta ea tempora Empedocles Agrigentinus in philosophiae naturalis studio floruit. </text:p>
      <text:p text:style-name="Text_20_body">Romae autem per eas tempestates decemviros legibus scribundis creatos constitit tabulasque ab his primo decem conscriptas, mox alias duas additas.</text:p>
      <text:p text:style-name="Text_20_body">Bellum deinde in terra Graecia maximum Peloponnensiacum, quod Thucydides memoriae mandavit, coeptum est circa annum fere post conditam Romam trecentesimum vicesimum tertium. </text:p>
      <text:p text:style-name="Text_20_body">Qua tempestate Olus Postumius Tubertus dictator Romae fuit, qui filium suum, quod contra suum dictum in hostem pugnaverat, securi necavit. Hostes tunc populi Romani fuerunt Fidenates atque Aequi. </text:p>
      <text:p text:style-name="Text_20_body">In hoc tempore nobiles celebresque erant Sophocles ac deinde Euripides tragici poetae et Hippocrates medicus et philosophus Democritus, quibus Socrates Atheniensis natu quidem posterior fuit, sed quibusdam temporibus isdem vixerunt. </text:p>
      <text:p text:style-name="Text_20_body">Iam deinde, tribunis militaribus consulari imperio rempublicam Romae regentibus, ad annum fere conditae urbis trecentesimum quadragesimum septimum, triginta illi tyranni praepositi sunt a Lacedaemoniis Atheniensibus et in Sicilia Dionysius superior tyrannidem tenuit, paucisque annis post Socrates Athenis capitis damnatus est et in carcere veneno necatus. </text:p>
      <text:p text:style-name="Text_20_body">Set ea fere tempestate Romae M. Furius Camillus</text:p>
      <text:p text:style-name="Text_20_body">dictator [fuit] et Veios cepit;</text:p>
      <text:p text:style-name="Text_20_body">ac post non longo tempore bellum Senonicum fuit, </text:p>
      <text:p text:style-name="Text_20_body">cum Galli Romam praeter Capitolium [ceperunt].</text:p>
      <text:p text:style-name="Text_20_body">Neque multo postea Eudoxus astrologus in terra Graecia nobilitatus est Lacedaemoniique ab Atheniensibus apud Corinthun superati duce Phormione, </text:p>
      <text:p text:style-name="Text_20_body">et M. Manlius Romae, qui Gallos in obsidione Capitolii obrepentes per ardua depulerat, convictus est consilium de regno occupando inisse, [damnatusque] capitis e saxo Tarpeio, ut M. Varro ait, praeceps datus, ut Cornelius autem Nepos scriptum reliquit, verberando necatus est;</text:p>
      <text:p text:style-name="Text_20_body"><text:soft-page-break/>eoque ipso anno, qui erat post reciperatam urbem septimus, Aristotelem philosophum natum esse memoriae mandatum est.</text:p>
      <text:p text:style-name="Text_20_body">Aliquot deinde annis post bellum Senonicum Thebani [Lacedaemonios] duce [Epaminonda] apud Leuctra superaverunt</text:p>
      <text:p text:style-name="Text_20_body">ac brevi post [tempore] in urbe Roma lege Licinii Stolonis consules creari etiam ex plebe coepti, cum antea ius non esset nisi ex patriciis gentibus fieri consulem.</text:p>
      <text:p text:style-name="Text_20_body">Circa annum [deinde] urbis conditae [quadringentesimum] Philippus, Amyntae filius, Alexandri pater, regnum Macedoniae adeptus est inque eo tempore Alexander natus est</text:p>
      <text:p text:style-name="Text_20_body">paucisque inde annis post Plato philosophus ad [Dionysium] Siciliae tyrannum posteriorem profectus est;</text:p>
      <text:p text:style-name="Text_20_body">post deinde aliquanto tempore Philippus apud Chaeroneam proelio magno </text:p>
      <text:p text:style-name="Text_20_body">Athenienses vicit. </text:p>
      <text:p text:style-name="Text_20_body">Tum Demosthenes orator ex eo proelio salutem fuga quaesivit, cumque id ei quod fugerat probrose obiceretur, versu illo notissimo elusit: </text:p>
      <text:p text:style-name="Text_20_body">Postea Philippus ex insidiis occiditur; </text:p>
      <text:p text:style-name="Text_20_body">at Alexander regnum adeptus ad subigendos Persas in Asiam atque in Orientem transgressus est. </text:p>
      <text:p text:style-name="Text_20_body">Alter autem Alexander, cui cognomentum Molosso fuit, in Italiam venit, bellum populo Romano facturus—iam enim fama virtutis felicitatisque Romanae apud exteras gentes enitescere inceptabat—, sed priusquam bellum faceret, vita decessit. Eum Molossum, cum in Italiam transiret, dixisse accepimus se quidem ad Romanos ire quasi in andronitin, Macedonem ad Persas quasi in gynaeconitin. </text:p>
      <text:p text:style-name="Text_20_body">Postea Macedo Alexander, pleraque parte orientali subacta, cum annos undecim regnavisset, obiit mortis diem. </text:p>
      <text:p text:style-name="Text_20_body">Neque haut longe post Aristoteles philosophus et post aliquanto Demosthenes vita functi sunt isdemque </text:p>
      <text:p text:style-name="Text_20_body">ferme tempestatibus populus Romanus gravi ac diutino Samnitium bello conflictatus est consulesque Tiberius Veturius et Spurius Postumius, in locis iniquis apud Caudium a Samnitibus circumvallati ac subiugi missi, turpi foedere facto discesserunt, ob eamque causam, populi iussu Samnitibus per fetiales dediti, recepti non sunt.</text:p>
      <text:p text:style-name="Text_20_body">Post annum deinde urbis conditae quadringentesimum fere et septuagesimum bellum cum rege Pyrro </text:p>
      <text:p text:style-name="Text_20_body">sumptum est. </text:p>
      <text:p text:style-name="Text_20_body">Ea tempestate Epicurus Atheniensis et Zeno Citiensis philosophi celebres erant, </text:p>
      <text:p text:style-name="Text_20_body"><text:soft-page-break/>eodemque tempore C. Fabricius Luscinus et Q. Aemilius Papus censores Romae fuerunt et P. Cornelium Rufinum, qui bis consul et dictator fuerat, senatu moverunt; causamque isti notae subscripserunt, quod eum comperissent argenti facti cenae gratia decem pondo libras habere.</text:p>
      <text:p text:style-name="Text_20_body">Anno deinde post Romam conditam quadringentesimo ferme et nonagesimo, consulibus Appio Claudio, cui cognomentum Caudex fuit, Appii illius Caeci fratre, et Marco Fulvio Flacco, bellum adversum Poenos primum coeptum est, </text:p>
      <text:p text:style-name="Text_20_body">neque diu post Callimachus, poeta Cyrenensis, Alexandriae apud Ptolemaeum regem celebratus est.</text:p>
      <text:p text:style-name="Text_20_body">Annis deinde postea paulo pluribus quam viginti, pace cum Poenis facta, consulibus C. Claudio Centhone, Appii Caeci filio, et M. [Sempronio] Tuditano, primus omnium L. Livius poeta tabulas docere Romae coepit post Sophoclis et Euripidis mortem annis plus fere centum et sexaginta, post Menandri annis circiter quinquaginta duobus.</text:p>
      <text:p text:style-name="Text_20_body">Claudium et Tuditanum consules secuntur Q. Valerius et C. Mamilius, quibus natum esse Q. Ennium poetam M. Varro in primo <text:span text:style-name="Emphasis">De Poetis</text:span> libro scripsit eumque, cum septimum et sexagesimum annum haberet, duodecimum <text:span text:style-name="Emphasis">Annalem</text:span> scripsisse, idque ipsum Ennium in eodem libro dicere.</text:p>
      <text:p text:style-name="Text_20_body">Anno deinde post Romam conditam </text:p>
      <text:p text:style-name="Text_20_body">quingentesimo undevicesimo Sp. Carvilius Ruga primus Romae de amicorum sententia divortium cum uxore fecit, quod sterila esset iurassetque apud censores, uxorem se liberum quaerundorum causa habere,</text:p>
      <text:p text:style-name="Text_20_body">eodemque anno Cn. Naevius poeta fabulas apud populum dedit, quem M. Varro in libro <text:span text:style-name="Emphasis">De Poetis</text:span> primo stipendia fecisse ait bello Poenico primo, idque ipsum Naevium dicere in eo carmine quod de eodem bello scripsit. Porcius autem Licinus serius poeticam Romae coepisse dicit <text:span text:style-name="tei_5f_inlineNote">dicere, </text:span><text:span text:style-name="tei_5f_inlineNote"><text:span text:style-name="Emphasis">Ritschl, Schanz, Rhein. Mus.</text:span></text:span><text:span text:style-name="tei_5f_inlineNote"> liv. .] </text:span>in his versibus:</text:p>
      <text:p text:style-name="Text_20_body">Ac deinde annis fere post quindecim bellum adversum </text:p>
      <text:p text:style-name="Text_20_body">Poenos sumptum est atque non nimium longe M. Cato orator in civitate et Plautus poeta in scaena [floruerunt];</text:p>
      <text:p text:style-name="Text_20_body">isdemque temporibus Diogenes Stoicus et Carneades Academicus et Critolaus Peripateticus ab Atheniensibus ad senatum populi Romani negotii publici gratia legati sunt. </text:p>
      <text:p text:style-name="Text_20_body">Neque magno intervallo postea Q. Ennius et iuxta Caecilius </text:p>
      <text:p text:style-name="Text_20_body">et Terentius et subinde et Pacuvius et Pacuvio iam sene Accius clariorque tunc in poematis eorum obtrectandis Lucilius fuit.</text:p>
      <text:p text:style-name="Text_20_body">Sed progressi longius sumus, cum finem proposuerimus adnotatiunculis istis bellum Poenorum secundum. </text:p>
      <text:h text:style-name="Heading_20_2" text:outline-level="2"><text:soft-page-break/>Liber Octavus Decimus</text:h>
      <text:h text:style-name="Heading_20_3" text:outline-level="3">I</text:h>
      <text:h text:style-name="Heading_20_4" text:outline-level="4">Argument</text:h>
      <text:p text:style-name="Text_20_body">Disputationes a [philosopho] Stoico et contra a Peripatetico, arbitro Favorino, factae; quaesitumque inter eos quantum in [perficienda] vita beata virtus valeret quantumque esset in his quae dicuntur extranea.</text:p>
      <text:p text:style-name="Text_20_body">FAMILIARES Favorini erant duo quidam non incelebres in urbe Roma philosophi. Eorum fuit unus Peripateticae [disciplinae] sectator, alter Stoicae.</text:p>
      <text:p text:style-name="Text_20_body">His quondam ego acriter atque contente pro suis utrimque decretis propugnantibus, cum essemus una [omnes] Ostiae cum Favorino, interfui.</text:p>
      <text:p text:style-name="Text_20_body">Ambulabamus autem in litore, cum iam advesperasceret, aestate anni novi. </text:p>
      <text:p text:style-name="Text_20_body">Atque ibi Stoicus censebat et vitam beatam homini virtute animi sola et [miseriam] summam malitia sola posse effici, etiamsi cetera bona omnia quae corporalia et externa appellarentur virtuti deessent, malitiae adessent.</text:p>
      <text:p text:style-name="Text_20_body">Ille contra Peripateticus miseram quidem vitam vitiis animi et malitia sola fieri concedebat, sed ad conplendos omnes vitae beatae numeros virtutem solam nequaquam satis esse existimabat, quoniam et corporis integritas sanitasque et honestus modus formae et pecunia familiaris et bona existimatio ceteraque omnia corporis et fortunae bona necessaria viderentur perficiendae vitae beatae.</text:p>
      <text:p text:style-name="Text_20_body">Reclamabat hoc in loco Stoicus et, tamquam duas ille res diversas poneret, mirabatur, quod, cum essent malitia et virtus duo contraria, vita misera et beata quoque aeque contraria, non servaret in utrisque vim </text:p>
      <text:p text:style-name="Text_20_body">et [naturam] contrarii et ad miseriam quidem vitae conficiendam satis valere malitiam solam putaret, ad praestandam vero beatam vitam non satis solam esse virtutem diceret.</text:p>
      <text:p text:style-name="Text_20_body">Atque id maxime dissidere neque convenire dicebat, quod qui profiteretur vitam nullo pacto beatam effici posse si virtus sola abesset, idem contra negaret, beatam fieri vitam cum sola virtus adesset, et quem daret haberetque virtuti absenti honorem, eundem petenti atque praesenti adimeret.</text:p>
      <text:p text:style-name="Text_20_body">Tum Peripateticus perquam hercle festive: ‘Rogo te,’ inquit, ‘cum bona venia respondeas an existimes esse vini amphoram, cum abest ab ea unus congius?’</text:p>
      <text:p text:style-name="Text_20_body">‘Minime,’ inquit, ‘vini amphora dici potest ex qua abest congius.’</text:p>
      <text:p text:style-name="Text_20_body">Hoc ubi accepit Peripateticus, ‘Unus igitur,’ inquit, ‘congius amphoram facere dici debebit, quoniam, cum deest ille unus, non fit amphora vini et, cum accessit, fit amphora. Quod si id dicere absurdum est, uno congio solo fieri amphoram, itidem absurdum est una sola virtute vitam fieri beatam dicere, quoniam, cum virtus abest, beata esse vita numquam potest.’ </text:p>
      <text:p text:style-name="Text_20_body">Tum Favorinus aspiciens Peripateticum, ‘Est quidem,’ inquit, ‘argutiola haec qua de congio vini <text:soft-page-break/>usus es exposita in libris; sed, ut scis, captio magis lepida quam probum aut simile argumentum videri debet.’</text:p>
      <text:p text:style-name="Text_20_body">‘Congius enim, cum deest, efficit quidem ne sit iustae mensurae amphora; sed cum accedit et additur, non ille unus facit amphoram, sed supplet.’</text:p>
      <text:p text:style-name="Text_20_body">‘Virtus autem, ut isti dicunt, non accessio neque supplementum, sed sola ipsa vitae beatae instar est et propterea beatam vitam sola una, cum adest, facit.’</text:p>
      <text:p text:style-name="Text_20_body">Haec atque alia quaedam minuta magis et nodosa, tamquam apud arbitrum Favorinum, in suam uterque sententiam conferebant. </text:p>
      <text:p text:style-name="Text_20_body">Sed cum iam prima fax noctis et densiores esse tenebrae coepissent, prosecuti Favorinum in domum, ad quam devertebat, discessimus. </text:p>
      <text:h text:style-name="Heading_20_3" text:outline-level="3">II</text:h>
      <text:h text:style-name="Heading_20_4" text:outline-level="4">Argument</text:h>
      <text:p text:style-name="Text_20_body">[Cuiusmodi] quaestionum certationibus Saturnalicia [ludicra] Athenis agitare soliti sinus; atque inibi expressa quaedam sophismatia et [aenigmata] oblectatoria</text:p>
      <text:p text:style-name="Text_20_body">SATURNALIA Athenis agitabamus hilare prorsum ac modeste, non, ut dicitur, ‘remittentes animum’— nam ‘<text:span text:style-name="Emphasis">remittere,</text:span>’ inquit Musonius, ‘animum quasi amittere est’—,</text:p>
      <text:p text:style-name="Text_20_body">sed demulcentes eum paulum atque laxantes iucundis honestisque sermonum inlectationibus. [conueniebamus] autem ad eandem cenam conplusculi, qui Romani in Graeciam veneramus [quique] easdem auditiones eosdemque doctores colebamus.</text:p>
      <text:p text:style-name="Text_20_body">Tum qui et cenulam ordine suo curabat, praemium [soluendae] quaestionis ponebat librum</text:p>
      <text:p text:style-name="Text_20_body">veteris scriptoris vel Graecum vel Latinum et coronam e lauro plexam, totidemque res quaerebat quot homines istic eramus; cumque eas omnis exposuerat, rem locumque dicendi sors dabat. </text:p>
      <text:p text:style-name="Text_20_body">Quaestio igitur soluta corona et praemio donabatur, non soluta autem tramittebatur ad eum qui sortito successerat, idque in orbem vice pari servabatur. </text:p>
      <text:p text:style-name="Text_20_body">Si nemo dissolvebat, corona eius quaestionis deo cuius id festum erat dicabatur. </text:p>
      <text:p text:style-name="Text_20_body">Quaerebantur autem res huiuscemodi: aut sententia poetae veteris lepide obscura, non anxie, aut historiae antiquioris requisitio, aut decreti cuiuspiam ex philosophia perperam invulgati purgatio, aut captionis sophisticae solutio, aut inopinati rariorisque verbi indagatio, aut tempus item in verbo perspicuo obscurissimum.</text:p>
      <text:p text:style-name="Text_20_body">Itaque nuper quaesita esse memini numero septem, quorum prima fuit enarratio horum versuum, qui sunt in <text:span text:style-name="Emphasis">Saturis</text:span> Quinti Enni uno multifariam verbo concinniter inplicati. Quorum exemplum hoc est:</text:p>
      <text:p text:style-name="Text_20_body">Secunda quaestio fuit quonam modo audiri atque accipi deberet, quod Plato, in civitate quam in libris </text:p>
      <text:p text:style-name="Text_20_body"><text:soft-page-break/>suis condidit, <text:span text:style-name="Emphasis">κοινὰς τὰς γυναῖκας,</text:span> id est communes esse mulieres, censuit et praemia viris fortissimis summisque bellatoribus posuit saviationes puerorum et puellarum.</text:p>
      <text:p text:style-name="Text_20_body">Tertio in loco hoc quaesitum est, in quibus verbis captionum istarum fraus esset et quo pacto distingui resolvique possent: ‘Quod non perdidisti, habes; cornua non perdidisti: [habes] igitur cornua,’ item altera captio: ‘quod ego sum, id tu non es; homo ego sum: homo igitur tu non es.’</text:p>
      <text:p text:style-name="Text_20_body">Quaesitum ibi est quae esset huius quoque sophismatis resolutio: ‘<text:span text:style-name="Emphasis">Cum</text:span> mentior et mentiri me dico, mentior an verum dico?’</text:p>
      <text:p text:style-name="Text_20_body">Postea quaestio istaec fuit, quam ob causam patricii Megalensibus mutitare soliti sint, plebes Cerealibus. </text:p>
      <text:p text:style-name="Text_20_body">Secundum ea hoc quaesitum est: verbum ‘verant,’ quod significat ‘vera dicunt,’ quisnam poetarum veterum dixerit?</text:p>
      <text:p text:style-name="Text_20_body">Sexta quaestio [fuit], ‘[asphodelum]’ cuiusmodi herba sit, quod Hesiodus in isto versu posuerit:</text:p>
      <text:p text:style-name="Text_20_body">et quid item Hesiodus se dicere sentiat, cum dimidium plus esse toto dicit. </text:p>
      <text:p text:style-name="Text_20_body">Postrema [quaestionum]</text:p>
      <text:p text:style-name="Text_20_body">omnium haec fuit: ‘Scripserim,’ ‘legerim,’ ‘venerim,’ cuius temporis verba sint, praeteriti an futuri an utriusque?</text:p>
      <text:p text:style-name="Text_20_body">Haec ubi ordine quo dixi proposita atque singulis sorte ductis disputata explanataque sunt, libris coronisque omnes donati sumus, nisi ob unam quaestionem, quae fuit de verbo ‘verant.’</text:p>
      <text:p text:style-name="Text_20_body">Nemo enim tum commeminerat, dictum esse a Q. Ennio id verbum in tertio decimo <text:span text:style-name="Emphasis">Annalium</text:span> in isto versu:</text:p>
      <text:p text:style-name="Text_20_body">Corona igitur huius quaestionis deo feriarum istarum Saturno datast. </text:p>
      <text:h text:style-name="Heading_20_3" text:outline-level="3">III</text:h>
      <text:h text:style-name="Heading_20_4" text:outline-level="4">Argument</text:h>
      <text:p text:style-name="Text_20_body">Quid Aeschines rhetor, in oratione qua Timarchum de inpudicitia accusavit, Lacedaemonios statuisse dixerit super sententia probatissima, quam inprobatissimus homo dixisset</text:p>
      <text:p text:style-name="Text_20_body">AESCHINES, vel acerrimus prudentissimusque oratorum qui apud contiones Atheniensium floruerunt, in oratione illa saeva criminosaque et virulenta, qua Timarchum de inpudicitia graviter insigniterque accusabat, nobile et inlustre consilium [Lacedaemoniis] dedisse dicit virum indidem civitatis eiusdem principem, virtute atque aetate magna praeditum.</text:p>
      <text:p text:style-name="Text_20_body">‘Populus,’ inquit, ‘Lacedaemonius de summa republica sua, quidnam esset utile et honestum deliberabat.’</text:p>
      <text:p text:style-name="Text_20_body">‘Tum [exsurgit] sententiae dicendae gratia homo quispiam turpitudine pristinae vitae diffamatissimus, sed lingua tunc atque facundia nimium quanto praestabilis.’</text:p>
      <text:p text:style-name="Text_20_body"><text:soft-page-break/>‘Consilium quod dabat, quodque oportere fieri suadebat, acceptum ab universis et conplacitum est [futurumque] erat ex eius sententia populi decretum.’</text:p>
      <text:p text:style-name="Text_20_body">‘Ibi unus ex illo principum ordine quos Lacedaemonii, aetatis dignitatisque maiestate, tamquam arbitros et magistros disciplinae publicae verebantur, commoto irritatoque animo exilit, et ‘Quaenam,’ inquit, ‘Lacedaemonii, ratio aut quae tandem spes erit urbem hanc et [hanc] rempublicam salvam [inexpugnabilemque] esse diutius posse, si huiuscemodi anteactae vitae hominibus consiliariis utemur? Quod si proba istaec et honesta sententia est, quaeso vos, non sinamus eandem dehonestari turpissimi auctoris contagio.’’</text:p>
      <text:p text:style-name="Text_20_body">‘Atque ubi hoc dixit, elegit virum fortitudine atque iustitia praeter alios praestantem, sed inopi lingua et infacundum, iussitque eum consensus petituque omnium eandem illam sententiam diserti viri cuimodi posset verbis dicere, ut nulla prioris mentione habita, scitum atque decretum populi ex eius unius nomine fieret qui id<text:span text:style-name="tei_5f_inlineNote"> </text:span>ipsum denuo dixerat.’</text:p>
      <text:p text:style-name="Text_20_body">‘Atque ita, ut suaserat prudentissimus senex, factum est.’</text:p>
      <text:p text:style-name="Text_20_body">‘Sic bona sententia mansit, turpis auctor mutatus est.’</text:p>
      <text:h text:style-name="Heading_20_3" text:outline-level="3">IV</text:h>
      <text:h text:style-name="Heading_20_4" text:outline-level="4">Argument</text:h>
      <text:p text:style-name="Text_20_body">Quod Sulpicius Apollinaris praedicantem quendam a sese uno Sallusti historias intellegi inlusit, quaestione proposita quid verba ista apud Sallustium significarent: ‘incertum, stolidior an vanior.’</text:p>
      <text:p text:style-name="Text_20_body">CUM iam adulescentuli Romae praetextam et puerilem togam mutassemus magistrosque tunc nobis nosmet ipsi exploratiores quaereremus, in Sandaliario forte apud [librarios] fuimus, cum ibi in multorum hominum coetu Apollinaris Sulpicius, vir in memoria nostra praeter alios doctus, iactatorem quempiam et venditatorem Sallustianae lectionis inrisit inlusitque genere illo facetissimae dissimulationis, qua Socrates ad sophistas utebatur.</text:p>
      <text:p text:style-name="Text_20_body">Nam cum ille se unum et unicum lectorem esse enarratoremque Sallustii diceret neque primam tantum cutem ac speciem sententiarum, sed sanguinem quoque ipsum ac medullam verborum eius eruere atque introspicere penitus praedicaret, tum Apollinaris amplecti venerarique se doctrinas illius dicens: ‘Per,’ inquit, ‘magister optume, exoptatus mihi nunc venis cum sanguine et medulla Sallusti verborum.’</text:p>
      <text:p text:style-name="Text_20_body">‘Hesterno enim die quaerebatur ex me quidnam verba haec eius in quarto <text:span text:style-name="Emphasis">Historiarum</text:span> libro de Cn. Lentulo scripta significent, de quo incertum fuisse ait, stolidiorne esset an vanior,’</text:p>
      <text:p text:style-name="Text_20_body">eaque ipsa verba, uti sunt a Sallustio scripta, dixit: ‘At Cn. Lentulus patriciae gentis; collega eius, cui cognomentum Clodiano fuit, perincertum stolidior an vanior, legem de pecunia quamn Sulla emptoribus bonorum remiserat exigenda promulgavit.’</text:p>
      <text:p text:style-name="Text_20_body">Quaesitum ergo ex se Apollinaris neque id se dissolvere potuisse adseverabat, quid esset ‘vanior’ et quid ‘stolidior,’ quoniam Sallustius sic ea separasse atque opposuisse inter se videretur, [tamquam] diversa ac dissimilia nec eiusdem utraque vitii forent, ac propterea petebat uti se doceret significationes utriusque vocis et origines.</text:p>
      <text:p text:style-name="Text_20_body"><text:soft-page-break/>Tum ille rictu oris [labearumque] ductu contemni a se ostendens et rem de qua quaereretur et hominem ipsum qui quaereret, ‘Priscorum,’ inquit, ‘et remotorum ego verborum medullas et sanguinem, sicuti dixi, perspicere et elicere soleo, non istorum quae proculcata vulgo et protrita sunt. Ipso illo [quippe] Cn. [Lentulo] ‘stolidior’ est et ‘vanior’ qui ignorat eiusdem stultitiae esse vanitatem et stoliditatem.’</text:p>
      <text:p text:style-name="Text_20_body">Sed ubi hoc dixit, media ipsa sermonum reliquit et abire coepit. </text:p>
      <text:p text:style-name="Text_20_body">Nos deinde eum tenebamus urgebamusque, et cumprimis Apollinaris, ut de vocabulorum vel differentia vel, si ei ita videretur, similitudine plenius apertiusque dissereret et, ut ne sibi invideret discere volenti, orabat.</text:p>
      <text:p text:style-name="Text_20_body">Atque ille, se iam plane inludi ratus, negotium sibi esse causatur et digreditur. </text:p>
      <text:p text:style-name="Text_20_body">Nos autem [postea] ex Apollinari didicimus, ‘vanos’ proprie dici, non ut vulgus diceret, desipientis aut hebetes aut ineptos, sed, ut veterum doctissimi [dixissent],</text:p>
      <text:p text:style-name="Text_20_body">mendaces et infidos et levia inaniaque pro gravibus et veris astutissime componentes; ‘stolidos’ autem vocari non tam stultos et excordes quam taetros et molestos et inlepidos, quos Graeci <text:span text:style-name="Emphasis">μχθηροὺς καὶ</text:span> <text:span text:style-name="Emphasis">φορτικούς</text:span> dicerent.</text:p>
      <text:p text:style-name="Text_20_body">Etyma quoque harum vocum et origines scriptas esse dicebat in libris Nigidianis. Quas requisitas ego et repertas cum primarum significationum exemplis, ut commentariis harum <text:span text:style-name="Emphasis">Noctium</text:span> inferrem, notavi et intulisse iam me aliquo in loco commentationibus istis existimo.</text:p>
      <text:h text:style-name="Heading_20_3" text:outline-level="3">V</text:h>
      <text:h text:style-name="Heading_20_4" text:outline-level="4">Argument</text:h>
      <text:p text:style-name="Text_20_body">Quod Q. Ennius in septimo <text:span text:style-name="Emphasis">Annali</text:span> ‘quadrupes eques’ ac non ‘quadrupes equus,’ ut legunt multi, scriptum reliquit.</text:p>
      <text:p text:style-name="Text_20_body">CUM Antonio Iuliano rhetore, viro hercle bono et facundiae florentis, complures adulescentuli, familiares eius, Puteolis aestivarum feriarum ludum et iocum in litteris amoenioribus et in voluptatibus pudicis honestisque agitabamus. </text:p>
      <text:p text:style-name="Text_20_body">Atque ibi tunc [Iuliano] nuntiatur, <text:span text:style-name="Emphasis">ἀναγνώστην</text:span> quendam, non indoctum hominem, voce admodum scita et canora Ennii <text:span text:style-name="Emphasis">Annales</text:span> legere ad populum in theatro. ‘Eamus,’</text:p>
      <text:p text:style-name="Text_20_body">inquit, ‘auditum nescio quem istum Ennianistam’; hoc enim se ille nomine appellari volebat.</text:p>
      <text:p text:style-name="Text_20_body">Quem cum iam inter ingentes clamores legentem invenissemus—legebat autem librum ex <text:span text:style-name="Emphasis">[annalibus]</text:span> Ennii septimum—, hos eum primum versus perperam pronuntiantem audivimus:</text:p>
      <text:p text:style-name="Text_20_body">neque multis postea versibus additis, celebrantibus eum laudantibusque omnibus, discessit.</text:p>
      <text:p text:style-name="Text_20_body">Tum Iulianus egrediens e theatro: ‘Quid vobis,’ inquit, ‘de hoc anagnosta et de quadrupede equo videtur? sic enim profecto legit: ’</text:p>
      <text:p text:style-name="Text_20_body">‘Ecquid putatis, si magistrum praelectoremque habuisset alicuius aeris,<text:span text:style-name="tei_5f_inlineNote"> </text:span>‘quadrupes equus’ dicturum <text:soft-page-break/>fuisse ac non ‘quadrupes eques,’ quod ab Ennio ita scriptum relictumque esse nemo unus litterarum veterum diligens dubitavit?’</text:p>
      <text:p text:style-name="Text_20_body">Cumque aliquot eorum qui aderant ‘quadrupes equus’ apud suum quisque [grammaticum] legisse se dicerent et mirarentur quidnam esset ‘quadrupes eques,’ ‘Vellem vos,’ inquit, ‘optimi iuvenes, tam accurate Q. Ennium legisse quam P. Vergilius legerat, qui [hunc] eius versum secutus in <text:span text:style-name="Emphasis">Georgicis</text:span> suis ‘equitem’ pro ‘equo’ posuit his in versibus: In quo loco equitem, si quis modo non inscite inepteque argutior sit, nihil potest accipi aliud nisi ‘equum’;’</text:p>
      <text:p text:style-name="Text_20_body">‘pleraque enim veterum aetas et hominem equo insidentem et equum cui insideretur ‘equitem’ dixerunt.’</text:p>
      <text:p text:style-name="Text_20_body">‘Propterea ‘equitare’ etiam, quod verbum e vocabulo ‘equitis’ inclinatum est, et homo equo utens et equus sub homine gradiens dicebatur.’</text:p>
      <text:p text:style-name="Text_20_body">‘Lucilius adeo, vir adprime linguae Latinae sciens, ‘ecum equitare’ dicit his versibus: ’</text:p>
      <text:p text:style-name="Text_20_body">‘Sed enim contentus,’ inquit, ‘ego his non fui et, ut non turbidae fidei nec ambiguae, sed ut purae liquentisque esset, ‘equus’ne an ‘eques’ scriptum Ennius reliquisset, librum summae atque reverendae [vetustatis], quem fere constabat Lampadionis manu emendatum, studio pretioque multo unius versus inspiciendi gratia conduxi et ‘eques,’ non ‘equus,’ scriptum in eo versu inveni.’</text:p>
      <text:p text:style-name="Text_20_body">Hoc tum nobis Iulianus et multa alia lucide simul et adfabiliter dixit. Sed eadem ipsa post etiam in pervulgatis commentariis scripta offendimus. </text:p>
      <text:h text:style-name="Heading_20_3" text:outline-level="3">VI</text:h>
      <text:h text:style-name="Heading_20_4" text:outline-level="4">Argument</text:h>
      <text:p text:style-name="Text_20_body">Quod Aelius Melissus, in libro cui titulum fecit <text:span text:style-name="Emphasis">De Loquendi</text:span> [proprietate], [quem], cum ederet, cornuin esse copiae dicebat, rem scripsit neque dictu neque audit dignam, cum differre ‘matronam’ et ‘matrem familias’ existimavit differentia longe [vanissima].</text:p>
      <text:p text:style-name="Text_20_body">AELIUS MELISSUS in nostra [memoria] fuit Romae summi quidem loci inter [grammaticos] id temporis; sed maiore in litteris erat [iactantia] et <text:span text:style-name="Emphasis">σοφιστείᾳ</text:span> quam opera.</text:p>
      <text:p text:style-name="Text_20_body">Is praeter alia quae scripsit compluria, librum composuit, ut tum videbatur cum est [editus], doctrinae inclutae.</text:p>
      <text:p text:style-name="Text_20_body">Ei libro titulus est ingentis cuiusdam inlecebrae ad legendum; scriptus quippe est <text:span text:style-name="Emphasis">De Loquendi Proprietate.</text:span> Quis adeo existimet loqui se recte atque proprie posse, nisi illas Melissi proprietates perdidicerit?</text:p>
      <text:p text:style-name="Text_20_body">Ex eo libro verba haec suit: ‘Matrona’ est quae semel peperit, quae saepius, ‘mater familias’; sicuti sus quae semel peperit, ‘[porcetra],’ quae saepius, ‘scrofa.’</text:p>
      <text:p text:style-name="Text_20_body">Utrum autem hoc de matrona ac de [matrefamilias] Melissus excogitaverit ipse et coniectaverit, an scripture ab alio quo legerit, hariolis profecto est opus.</text:p>
      <text:p text:style-name="Text_20_body"><text:soft-page-break/>Nam de ‘porcetra’</text:p>
      <text:p text:style-name="Text_20_body">habet sane auctorem Pomponium in Atellania, quae hoc eodem vocabulo inscripta est; </text:p>
      <text:p text:style-name="Text_20_body">sed ‘matronam’ non esse appellatam nisi quae semel peperit, neque ‘matrem [familias]’ nisi quae saepius, nullis veterum scriptorum auctoritatibus confirmari potest.</text:p>
      <text:p text:style-name="Text_20_body">Enimvero illud impendio probabilius est quod idonei vocum antiquarum enarratores tradiderunt, ‘matronam’ dictam esse proprie quae in matrimonium cum viro convenisset, quoad in eo matrimonio maneret, etiamsi liberi nondum nati forent, dictamque ita esse a matris nomine, non adepto iam, sed cum spe et omine mox adipiscendi, unde ipsum quoque ‘matrimonium’</text:p>
      <text:p text:style-name="Text_20_body">dicitur, ‘matrem’ autem ‘familias’ appellatam esse eam solam quae in mariti manu mancipioque aut in eius in cuius maritus manu mancipioque esset, quoniam non in matrimonium tantum, sed in familiam quoque mariti et in sui heredis locum venisset.</text:p>
      <text:h text:style-name="Heading_20_3" text:outline-level="3">VII</text:h>
      <text:h text:style-name="Heading_20_4" text:outline-level="4">Argument</text:h>
      <text:p text:style-name="Text_20_body">Quem in modum Favorinus tractaverit intempestivum quendam de verborum ambiguitatibus quaerentem; atque ibi, quot significationes capiat ‘contio.’</text:p>
      <text:p text:style-name="Text_20_body">DOMITIO, homini docto celebrique in urbe Roma grammatico, cui cognomentum ‘Insano’ factum</text:p>
      <text:p text:style-name="Text_20_body">est, </text:p>
      <text:p text:style-name="Text_20_body">quoniam erat natura intractabilior et morosior, ei Domitio Favorinus noster cum forte apud fanum Carmentis obviam venisset atque ego cum Favorino essem, ‘Quaeso,’ inquit, ‘te, magister, dicas mili num erravi quod, cum vellem <text:span text:style-name="Emphasis">δηυμγορίας</text:span> Latine dicere, ‘contiones’ dixi? Dubito quippe et requiro an veterum eorum qui electius locuti sunt pro verbis et oratione dixerit quis ‘contionem.’’</text:p>
      <text:p text:style-name="Text_20_body">Tum Domitius voce atque vultu atrociore ‘Nulla,’ inquit, ‘prorsus bonae salutis spes reliqua est, cum vos quoque, philosophorum inlustrissimi, nihil iam aliud quam verba auctoritatesque verborum cordi habetis. Mittam autem librum tibi, in quo id reperias quod quaeris. Ego enim grammaticus vitae iam atque morum disciplinas quaero, vos [philosophi] mera estis, ut M. Cato ait, ‘mortualia’; [glossaria] [namque] conligitis et lexidia, res taetras et inanes et frivolas, tamquam mulierum voces praeficarum. Atque utinam,’ inquit, ‘muti omnes homines essemus! minus [improbitas] [instrumenti] haberet.’</text:p>
      <text:p text:style-name="Text_20_body">Cumque digressi essemus, ‘Non tempestive,’ inquit Favorinus, ‘hunc hominem accessimus. Videtur enim mihi <text:span text:style-name="Emphasis">ἐπισήμως μαίνεσθαι.</text:span> Scitote,’ inquit, ‘tamen intemperiem istam quae <text:span text:style-name="Emphasis">μελαγχολία</text:span> dicitur, non parvis nec abiectis ingeniis accidere, <text:span text:style-name="Emphasis">ἀλλὰ εἶναι σχεδόν τι τὸ πάθος ἡρωϊκόν</text:span> et veritates [plerumque] fortiter dicere, sed respectum non habere <text:span text:style-name="Emphasis">μήτε καιροῦ σχεδόν μήτε μέτρου.</text:span> Vel [ipsum] hoc quale existimatis quod nunc de philosophis dixit? Nonne, si id Antisthenes aut Diogenes dixisset, dignum memoria visum esset?’</text:p>
      <text:p text:style-name="Text_20_body">Misit autem paulo post Favorino librum quem promiserat—Verri, opinor, Flacci erat—, in quo [scripta] ad hoc genus quaestionis pertinentia haec fuerunt: ‘senatum’ dici et pro loco et pro <text:soft-page-break/>hominibus, ‘civitatem’ et pro loco et oppido et pro iure quoque omnium et pro hominum multitudine, ‘tribus’ quoque et ‘decurias’ dici et pro loco et pro iure et pro hominibus, ‘contionem’ autem tria significare:</text:p>
      <text:p text:style-name="Text_20_body">locum suggestumque unde verba fierent, </text:p>
      <text:p text:style-name="Text_20_body">sicut M. Tullius in oratione quae inscripta est <text:span text:style-name="Emphasis">Contra Contionem Q. Metelli:</text:span> ‘Escendi,’ inquit, ‘in contionem;’</text:p>
      <text:p text:style-name="Text_20_body">‘concursus est populi factus’; item significare coetum populi adsistentis, sicuti idem M. Tullius in <text:span text:style-name="Emphasis">Oratore</text:span> ait: ‘Contiones saepe exclamare vidi, cum apte verba cecidissent. Etenim expectant aures, ut verbis conligetur sententia’; item orationem ipsam quae ad populum diceretur.</text:p>
      <text:p text:style-name="Text_20_body">Exempla in eo libro scripta non erant. Sed nos postea Favorino desideranti harum omnium significationum monumenta apud Ciceronem, sicut supra scripsi, et apud elegantissimos veterum reperta exhibuimus;</text:p>
      <text:p text:style-name="Text_20_body">id autem quod potissimum expetebat, ‘contionem’ esse dictam pro verbis et oratione, docui titulo Tulliani libri, qui a M. Cicerone inscriptus est <text:span text:style-name="Emphasis">Contra Contionem Q. Metelli,</text:span> quo nihil</text:p>
      <text:p text:style-name="Text_20_body">profecto significatur aliud quam ipsa quae a Metello dicta est oratio. </text:p>
      <text:h text:style-name="Heading_20_3" text:outline-level="3">VIII</text:h>
      <text:h text:style-name="Heading_20_4" text:outline-level="4">Argument</text:h>
      <text:p text:style-name="Text_20_body"><text:span text:style-name="Emphasis">Ὁμοιοτέλευτα</text:span> et <text:span text:style-name="Emphasis">ὁμοιόπτωτα</text:span> atque alia id genus quae ornamenta orationis putantur inepta esse et puerilia, Lucili quoque versibus declarari.</text:p>
      <text:p text:style-name="Text_20_body"><text:span text:style-name="Emphasis">Ὁμοιοτέλευτα</text:span> et <text:span text:style-name="Emphasis">ἰσοκατάληκτα</text:span> et <text:span text:style-name="Emphasis">πάρισα</text:span> et <text:span text:style-name="Emphasis">ὁμοιόπτωτα</text:span> ceteraque huiusmodi scitamenta, quae isti apirocali qui se Isocratios videri volunt in conlocandis verbis immodice faciunt et rancide, quam sint insubida et inertia et puerilia facetissime hercle significat in quinto <text:span text:style-name="Emphasis">Saturarum</text:span> [Lucilius].</text:p>
      <text:p text:style-name="Text_20_body">Nam ubi est cum amico conquestus, quod ad se aegrotum non viseret, haec ibidem addit festiviter:</text:p>
      <text:h text:style-name="Heading_20_3" text:outline-level="3">IX</text:h>
      <text:h text:style-name="Heading_20_4" text:outline-level="4">Argument</text:h>
      <text:p text:style-name="Text_20_body">Quid significet apud M. Catonem verbum ‘insecenda’ quodque ‘insecenda’ potius legendum sit quam, quod plerique existimat, ‘insequenda.’</text:p>
      <text:p text:style-name="Text_20_body">IN libro vetere, in quo erat oratio M. Catonis <text:span text:style-name="Emphasis">De Ptolemaeo contra Thermum,</text:span> sic scriptum fuit: ‘Sed si omnia dolo fecit, omnia avaritiae atque pecuniae causa fecit, eiusmodi scelera nefaria, quae neque fando neque legendo audivimus, supplicium pro factis dare oportet.’ […]</text:p>
      <text:p text:style-name="Text_20_body">‘Insecenda’ quid esset quaeri coeptum. [tum] ex his qui aderant alter litterator fuit, alter litteras sciens, id est alter docens, doctus alter. Hi duo inter sese dissentiebant.</text:p>
      <text:p text:style-name="Text_20_body"><text:soft-page-break/>Et grammaticus quidem contendebat, ‘insequenda’ scribendum esse; <text:span text:style-name="tei_5f_inlineNote">esse </text:span><text:span text:style-name="tei_5f_inlineNote"><text:span text:style-name="Emphasis">added by Hertz.</text:span></text:span><text:span text:style-name="tei_5f_inlineNote">] </text:span>‘‘insequenda’ enim scribi,’ inquit, ‘debet, non ‘insecenda,’ quoniam ‘insequens’ significat traditumque esse ‘inseque’ quasi ‘perge dicere’ et ‘insequere’ itaque ab Ennio scriptum in his versibus: ’</text:p>
      <text:p text:style-name="Text_20_body">Alter autem ille eruditior, nihil mendum, sed recte atque integre scriptum esse perseverabat et Velio Longo, non homini indocto, fidem esse </text:p>
      <text:p text:style-name="Text_20_body">habendam, qui in commentario quod fecisset <text:span text:style-name="Emphasis">De Usu Antiquae Lectionis</text:span> scripserit non ‘inseque’ apud Ennium legendum, sed ‘insece’; ideoque a veteribus, quas ‘narrationes’ dicimus, ‘insectiones’ esse appellatas; Varronem quoque versum hunc Plauti de <text:span text:style-name="Emphasis">Menaechmis:</text:span></text:p>
      <text:p text:style-name="Text_20_body">sic enarrasse: ‘nihilo magis narranda esse quam si ea essent somnia.’ Haec illi inter se certabant.</text:p>
      <text:p text:style-name="Text_20_body">Ego arbitror et a M. Catone ‘insecenda’ et a Q. Ennio ‘insece’ scriptum sine u littera. Offendi enim in bibliotheca Patrensi librum verae vetustatis Livii Andronici, qui inscriptus est <text:span text:style-name="Emphasis">Ὀδύσσεια</text:span> in quo erat versus primus cum hoc verbo sine <text:span text:style-name="Emphasis">u</text:span> littera:</text:p>
      <text:p text:style-name="Text_20_body">cactus ex illo Homeri versu: </text:p>
      <text:p text:style-name="Text_20_body">Illic igitur aetatis et fidei magnae libro credo. </text:p>
      <text:p text:style-name="Text_20_body">Nam, quod in versu Plautino est: ‘sectius quam somnia,’ nihil in alteras partes argumenti habet.</text:p>
      <text:p text:style-name="Text_20_body">Etiamsi veteres autem non ‘inseque,’ sed ‘insece’ dixerunt, credo, quia erat lenius leviusque, tamen eiusdem sententiae verbum videtur.</text:p>
      <text:p text:style-name="Text_20_body">Nam et ‘sequo’ et ‘sequor’ et item ‘secta’ et ‘sectio’ consuetudine loquendi differunt; sed qui penitus inspexerit, origo et ratio utriusque una est.</text:p>
      <text:p text:style-name="Text_20_body">Doctores quoque et interpretes vocum Graecarum: <text:span text:style-name="Emphasis">Ἄνδρα μοι “ἔννεπε,” Μοῦσα</text:span> et: <text:span text:style-name="Emphasis">“Ἔσπετε” νῦν μοι, Μοῦσαι,</text:span> dictum putant, quod Latine ‘inseque’ dicitur; namque in altero <text:span text:style-name="Emphasis">ν</text:span> geminum, in altero <text:span text:style-name="Emphasis">ς</text:span> esse tralatum dicunt.</text:p>
      <text:p text:style-name="Text_20_body">Sed etiam ipsum illud ‘<text:span text:style-name="Emphasis">ἔπη,</text:span>’ quod significant verba aut versus, non aliunde esse dictum tradunt quam ‘<text:span text:style-name="Emphasis">ἀπὸ τοῦ ἕπεσθαι καὶ τοῦ</text:span> <text:span text:style-name="Emphasis">εἰπεῖν.</text:span>’</text:p>
      <text:p text:style-name="Text_20_body">Eadem ergo ratione antiqui nostri narrationes sermonesque ‘insectiones’ appellitaverunt.</text:p>
      <text:h text:style-name="Heading_20_3" text:outline-level="3">X</text:h>
      <text:h text:style-name="Heading_20_4" text:outline-level="4">Argument</text:h>
      <text:p text:style-name="Text_20_body">Errare istos qui in exploranda febri venarum pulsus [pertemptari] putant, non arteriarum.</text:p>
      <text:p text:style-name="Text_20_body">IN Herodis, C. V., villam, quae est in agro Attico, loco qui appellatur Cephisiae, aquis lucidis et nemoribus frequentem, aestu anni medio concesseram.</text:p>
      <text:p text:style-name="Text_20_body">Ibi alvo mihi cita et accedente febri rapida decubueram. </text:p>
      <text:p text:style-name="Text_20_body"><text:soft-page-break/>Eo Calvisius Taurus philosophus et alii quidam sectatores eius cum Athenis visendi mei gratia venissent, medicus, qui tum in his locis repertus adsidebat mihi, narrare Tauro coeperat quid incommodi paterer et quibus modulis quibusque intervallis accederet febris decederetque. </text:p>
      <text:p text:style-name="Text_20_body">Tum in eo sermone, cum iam me sinceriore corpusculo factum diceret, ‘Potes,’ inquit Tauro, ‘tu quoque id ipsum comprehendere, <text:span text:style-name="Emphasis">ἐὰν ἅψῃ αὐτοῦ αὐτοῦ τῆς φλεβός</text:span> quod nostris verbi [profecto] ita dicitur: ‘si attigeris venam illius.’’</text:p>
      <text:p text:style-name="Text_20_body">Hanc loquendi imperitiam, quod venam pro arteria dixisset, cum in eo docti homines qui cum Tauro erant, tamquam in minime utili medico offendissent atque id murmure et vultu ostenderent, tum ibi Taurus, ut mos eius fuit, satis leniter: ‘Certi,’ inquit, ‘sumus, vir bone. non ignorare te quid ‘vena’ appelletur et quid ‘arteria,’ quod venae quidem suapte vi inmobiles sint et sanguinis tantum [demittendi] gratia explorentur, arteriae autem motu atque pulsu suo habitum et modum febrium demonstrent;’</text:p>
      <text:p text:style-name="Text_20_body">‘sed, ut video, pervulgate magis quam inscite locutus es; non enim te solum, sed alios quoque itidem errantis audivi venam pro arteria dicere.’</text:p>
      <text:p text:style-name="Text_20_body">‘Fac igitur ut experiamur elegantiorem esse te in medendo quam in dicendo. et cum dis bene volentibus opera tua sistas hunc nobis sanum atque validum quam citissime.’</text:p>
      <text:p text:style-name="Text_20_body">Hoc ego postea cum in medico reprehensum esse meminissem, existimavi non medico soli, sed omnibus quoque hominibus liberis liberaliterque institutis, turpe esse ne ea quidem cognovisse ad notitiam corporis nostri pertinentia, quae non altius occultiusque remota sunt et quae natura nobis tuendae valitudinis causa et in promptu esse et in propatulo voluerit; ac propterea, quantum habui temporis subsicivi, medicinae quoque disciplinae libros attigi, quos arbitrabar esse idoneos ad docendum, et ex his cum alia pleraque ab isto humanitatis usu non aliena, tum de venis quoque et arteriis didicisse videor ad hunc ferme modum: </text:p>
      <text:p text:style-name="Text_20_body">‘Vena’ est conceptaculum sanguinis,</text:p>
      <text:p text:style-name="Text_20_body">quod <text:span text:style-name="Emphasis">ἀγγεῖον</text:span> medici vocant, mixti confusique cum spiritu naturali, in quo plus sanguinis est, minus spiritus; ‘arteria’ est conceptaculum spiritus naturalis mixti confusique cum sanguine, in quo plus spiritus est, minus sanguinis;</text:p>
      <text:p text:style-name="Text_20_body"><text:span text:style-name="Emphasis">σφυγμός</text:span> autem est intentio motus et remissio in corde et in arteria naturalis, non arbitraria.</text:p>
      <text:p text:style-name="Text_20_body">Medicis autem veteribus oratione Graeca ita definitus est: ‘<text:span text:style-name="Emphasis">Σφυγμός ἐστιν διαστολή τε καὶ συστολὴ ἀπροαίρετος ἀρτηρ́ας καὶ καρδίας.</text:span>’</text:p>
      <text:h text:style-name="Heading_20_3" text:outline-level="3">XI</text:h>
      <text:h text:style-name="Heading_20_4" text:outline-level="4">Argument</text:h>
      <text:p text:style-name="Text_20_body">Verba ex carminibus Furi Antiatis inscite a Cãesellio Vindice reprehensa; versusque ipsi in quibus ea verba sunt subscripti.</text:p>
      <text:p text:style-name="Text_20_body">non hercle idem sentio cum Caesellio Vindice, grammatico, ut mea opinio est, hautquaquam inerudito. </text:p>
      <text:p text:style-name="Text_20_body"><text:soft-page-break/>Verum hoc tamen petulanter insciteque, quod Furium, veterem poetam, dedecorasse linguam Latinam scripsit huiuscemodi vocum [fictionibus] quae mihi quidem neque abhorrere a poetica facultate visae sunt neque dictu profatuque ipso taetrae aut insuaves esse, sicuti sunt quaedam alia ab inlustribus poetis ficta dure et rancide.</text:p>
      <text:p text:style-name="Text_20_body">Quae reprehendit autem Caesellius Furiana haec sunt: quod terram in lutum versam ‘lutescere’ dixerit et tenebras in noctis modum factas ‘noctescere’ et pristinas reciperare vires ‘virescere,’ et quod ventus si mare caerulum crispicans nitefacit ‘purpurat’ dixerit, et opulentum fieri ‘opulescere.’</text:p>
      <text:p text:style-name="Text_20_body">Versus autem ipsos ex poematis Furianis, in quibus verba haec sunt, subdidi:</text:p>
      <text:h text:style-name="Heading_20_3" text:outline-level="3">XII</text:h>
      <text:h text:style-name="Heading_20_4" text:outline-level="4">Argument</text:h>
      <text:p text:style-name="Text_20_body">Morem istum veteribus nostris fuisse verba patiendi mutare ac vetere in agendi nodum.</text:p>
      <text:p text:style-name="Text_20_body">ID quoque habitum est in oratione facienda elegantiae genus, ut pro verbis habentibus patiendi figuram agentia ponerent ac deinde haec vice inter sese mutua verterent. </text:p>
      <text:p text:style-name="Text_20_body">Iuventius in comoedia:</text:p>
      <text:p text:style-name="Text_20_body">Nonne hoc inpendio venustius gratiusque est quam si diceret ‘maculetur’?</text:p>
      <text:p text:style-name="Text_20_body">Plautus etiam non dissimiliter: </text:p>
      <text:p text:style-name="Text_20_body">Itidem Plautus ‘pulveret’ dicit, quod non pulvere impleat, set ipsum pulveris plenum sit:</text:p>
      <text:p text:style-name="Text_20_body">In <text:span text:style-name="Emphasis">Asinaria</text:span> quoque ‘contemples’ dicit pro ‘contempleris’:</text:p>
      <text:p text:style-name="Text_20_body">Cn. Gellius in <text:span text:style-name="Emphasis">Annalibus:</text:span></text:p>
      <text:p text:style-name="Text_20_body">‘Postquam tempestas sedavit, Atherbal taurum immolavit.’</text:p>
      <text:p text:style-name="Text_20_body">M. Cato in <text:span text:style-name="Emphasis">Originibus:</text:span>‘Eodem convenae conplures ex agro accessitavere.’</text:p>
      <text:p text:style-name="Text_20_body">‘Eo res eorum auxit.’ Varro libris quos ad Marcellum <text:span text:style-name="Emphasis">De Lingua [Latina]</text:span> fecit: ‘In priore verbo graves prosodiae, quae fuerunt, manent, reliquae mutant,’ ‘mutant’ inquit elegantissime pro ‘mutantur.’</text:p>
      <text:p text:style-name="Text_20_body">Potest etiam id quoque ab eodem Varrone in septimo <text:span text:style-name="Emphasis">Divinarum</text:span> similiter dictum videri: ‘Inter duas filias regum quid mutet, inter Antigonam et Tulliam, est animadvertere.’</text:p>
      <text:p text:style-name="Text_20_body">Verba autem patiendi pro agentibus in omnibus ferme modum veterum scriptis reperiuntur. Ex quibus sunt pauca ista, [quae] [nunc] meminimus: ‘muneror te’ pro ‘munero’ et ‘significor’ pro ‘significo’ et ‘sacrificor’ pro ‘sacrifico’ et ‘adsentior’ pro ‘adsentio’ et ‘faeneror’ pro ‘faenero’ et ‘pigneror’ pro ‘pignero’ et alia istiusmodi pleraque, quae, proinde ut in legendo fuerint obvia, notabuntur.</text:p>
      <text:h text:style-name="Heading_20_3" text:outline-level="3"><text:soft-page-break/>XIII</text:h>
      <text:h text:style-name="Heading_20_4" text:outline-level="4">Argument</text:h>
      <text:p text:style-name="Text_20_body">Quali talione Diogenes philosophus usus sit, pertemptatus a dialectico [quodam] [sophismatio] [inpudenti].</text:p>
      <text:p text:style-name="Text_20_body">SATURNALIBUS Athenis alea quadam festiva et honesta lusitabamus huiuscemodi: </text:p>
      <text:p text:style-name="Text_20_body">ubi conveneramus conplusculi eiusdem studii homines ad lavandi tempus, captiones quae ‘sophismata’ appellantur mente agitabamus easque, quasi talos aut tesserulas, in medium vice sua quisque iaciebamus.</text:p>
      <text:p text:style-name="Text_20_body">Captionis solutae aut parum intellectae praemium poenave erat nummus unus sestertius. </text:p>
      <text:p text:style-name="Text_20_body">Hoc aere conlecto, quasi manuario, cenula curabatur omnibus qui eum lusum luseramus. </text:p>
      <text:p text:style-name="Text_20_body">Erant autem captiones ad hoc fere exemplum, tametsi Latina oratione non satis scite ac paene etiam inlepide exponuntur: ‘Quod nix est, hoc grando non est; nix autem alba est: grando igitur alba non est.’ Item aliud non dissimile: ‘Quod homo est, non est hoc equus; homo autem animal est: equus igitur animal non est.’</text:p>
      <text:p text:style-name="Text_20_body">Dicere ergo debebat qui ad sophisma diluendum ac refellendum ritu aleatorio vocatus erat, in qua parte quoque in verbo captio foret, quid dari concedique non oporteret; nisi dixerat, nummo singulo multabatur. Ea multa cenam iuvabat.</text:p>
      <text:p text:style-name="Text_20_body">Libet autem dicere quam facete Diogenes sophisma id genus, quod supra dixi, a quodam dialectico ex Platonis diatriba per contumeliam propositum, remuneratus sit. </text:p>
      <text:p text:style-name="Text_20_body">Nam cum ita rogasset </text:p>
      <text:p text:style-name="Text_20_body">dialecticus: ‘Quod ego sum, id tu non es?’ et Diogenes adnuisset, atque ille addidisset: ‘Homo autem ego sum,’ cum id quoque adsensus esset, contra dialecticus ita conclusisset: ‘Homo igitur tu non es,’ ‘Hoc quidem,’ inquit Diogenes, ‘falsum est, et si verum fieri vis, a me incipe.’</text:p>
      <text:h text:style-name="Heading_20_3" text:outline-level="3">XIV</text:h>
      <text:h text:style-name="Heading_20_4" text:outline-level="4">Argument</text:h>
      <text:p text:style-name="Text_20_body">Quid sit numerus ‘hemiolios,’ quid ‘epitritos’; et quod vocabula ista non facile nostri ausi sunt convertere in linguam Latinam.</text:p>
      <text:p text:style-name="Text_20_body">FIGURAE quaedam numerorum, quas Graeci certis nominibus appellant, vocabula in lingua Latina non habent. </text:p>
      <text:p text:style-name="Text_20_body">Sed qui de numeris Latine scripserunt Graeca ipsa dixerunt, fingere autem nostra, quoniam id absurde futurum erat, noluerunt. </text:p>
      <text:p text:style-name="Text_20_body">Quale enim fieri nomen posset ‘hemiolio’ numero aut ‘epitrito’?</text:p>
      <text:p text:style-name="Text_20_body"><text:soft-page-break/>Est autem ‘hemiolios’ qui numerum aliquem totum in sese habet dimidiumque eius, ut tres ad duo, quindecim ad decem, triginta ad viginti;</text:p>
      <text:p text:style-name="Text_20_body">‘epitritos’ est qui habet totum aliquem numerum et eiusdem partem tertiam, ut quattuor ad tres, duodecim ad novem, quadraginta ad triginta.</text:p>
      <text:p text:style-name="Text_20_body">Haec autem notare meminisseque non esse abs re visum est, quoniam vocabula ista numerorum nisi intelleguntur, rationes quaedam subtilissimae in libris philosophorum scriptae percipi non queunt.</text:p>
      <text:h text:style-name="Heading_20_3" text:outline-level="3">XV</text:h>
      <text:h text:style-name="Heading_20_4" text:outline-level="4">Argument</text:h>
      <text:p text:style-name="Text_20_body">Quod M. Varro in herois versibus observaverit rem nimis anxiae et curiosae observationis.</text:p>
      <text:p text:style-name="Text_20_body">IN longis versibus qui ‘hexametri’ vocantur, item in senariis, animadverterunt metrici primos duos pedes, item extremos duos, habere singulos posse integras partes orationis, medios haut umquam posse, sed constare eos semper ex verbis aut divisis aut mixtis atque confusis.</text:p>
      <text:p text:style-name="Text_20_body">M. etiam Varro in libris <text:span text:style-name="Emphasis">[disciplinarum]</text:span> scripsit, observasse sese in versu hexametro, quod omnimodo quintus semipes verbum finiret et quod priores quinque semipedes aeque magnam vim haberent in efficiendo versu atque alii posteriores septem, idque ipsum ratione quadam geometrica fieri disserit.</text:p>
      <text:h text:style-name="Heading_20_2" text:outline-level="2">Liber Nonus Decimus</text:h>
      <text:h text:style-name="Heading_20_3" text:outline-level="3">I</text:h>
      <text:h text:style-name="Heading_20_4" text:outline-level="4">Argument</text:h>
      <text:p text:style-name="Text_20_body">Responsio cuiusdam philosophi, interrogati quam ob causam maris tempestate palluerit. </text:p>
      <text:p text:style-name="Text_20_body">NAVIGABAMUS a Cassiopa Brundisium mare Ionium violentum et vastum et iactabundum. </text:p>
      <text:p text:style-name="Text_20_body">Nox deinde quae diem primum secuta est, in ea fere tota ventus a latere saeviens navem undis compleverat. </text:p>
      <text:p text:style-name="Text_20_body">Tum postea, complorantibus nostris omnibus atque in sentina satis agentibus, dies quidem tandem inluxit. Sed nihil de periculo neque de saevitia venti remissum, quin turbines etiam crebriores et caelum atrum et fumigantes globi et figurae quaedam nubium metuendae quos ‘typhonas’ vocabant, inpendere inminereque ac depressurae navem videbantur.</text:p>
      <text:p text:style-name="Text_20_body">In eadem fuit philosophus in disciplina Stoica celebratus, quem ego A the nis cognoveram non parva virum auctoritate satisque attente discipulos iuvenes continentem. </text:p>
      <text:p text:style-name="Text_20_body">Eum tunc in tantis periculis inque illo tumultu caeli marisque requirebam oculis, scire cupiens quonam statu animi et an interritus intrepidusque esset. </text:p>
      <text:p text:style-name="Text_20_body"><text:soft-page-break/>Atque ibi hominem conspicimus </text:p>
      <text:p text:style-name="Text_20_body">pavidum et expallidum, ploratus quidem nullos, sicuti ceteri omnes, nec ullas [eiusmodi] voces cientem, sed coloris et voltus turbatione non multum a ceteris differenten.</text:p>
      <text:p text:style-name="Text_20_body">At ubi caelum enituit et deferbuit mare et ardor ille periculi deflagravit, accedit ad Stoicum Graecus quispiam dives ex Asia, magno, ut videbamus, cultu paratuque rerum et familiae, atque ipse erat multis corporis animique deliciis affluens. </text:p>
      <text:p text:style-name="Text_20_body">Is quasi inludens: ‘Quid hoc,’ inquit, ‘est, o philosophe, quod, cum in periculis essemus, timuisti tu et palluisti? Ego neque timui neque pallui.’</text:p>
      <text:p text:style-name="Text_20_body">Et philosophus aliquantum cunctatus an respondere ei conveniret, ‘Si quid ego,’ inquit. ‘in tanta violentia tempestatum videor paulum pavefactus, non tu istius rei ratione audienda dignus es.’</text:p>
      <text:p text:style-name="Text_20_body">‘Set tibi sane Aristippus, ille Socratis discipulus, pro me responderit, qui in simili tempore a simillimo tui homine interrogatus quare philosophus timeret, cum ille contra nihil metueret, non eandem esse causam sibi atque illi respondit, quoniam is quidem esset non magnopere sollicitus pro anima nequissimi nebulonis, ipsum autem pro Aristippi anima timere.’</text:p>
      <text:p text:style-name="Text_20_body">His tunc verbis Stoicus divitem ilium Asiaticum a sese molitus est. </text:p>
      <text:p text:style-name="Text_20_body">Sed postea, cum Brundisium adventaremus malaciaque esset venti ac maris, percontatus eum sum quaenam illa ratio esset pavoris sui, quam dicere ei supersedisset a quo fuerat non satis digne compellatus? </text:p>
      <text:p text:style-name="Text_20_body">Atque ille mihi placide et </text:p>
      <text:p text:style-name="Text_20_body">comiter: ‘Quoniam,’ inquit, ‘audiendi cupidus es, audi quid super isto brevi quidem, sed necessario et naturali pavore maiores nostri, conditores sectae Stoicae, senserint, vel potius,’ inquit, ‘lege; nam et facilius credideris, si legas, et memineris magis.’</text:p>
      <text:p text:style-name="Text_20_body">Atque ibi coram ex sarcinula sua librum protulit Epicteti philosophi quintum <text:span text:style-name="Emphasis">Διαλέξεων,</text:span> quas ab Arriano digestas congruere scriptis <text:span text:style-name="Emphasis">ζήνωνος</text:span> et Chrysippi non dubium est.</text:p>
      <text:p text:style-name="Text_20_body">In eo libro Graeca scilicet oratione scriptam hanc sententiam legimus: ‘Visa animi, quas <text:span text:style-name="Emphasis">φαντασίας</text:span> philosophi appellant, quibus mens hominis prima statim specie accidentis ad animum rei pellitur, non voluntatis sunt neque arbitrariae, sed vi quadam sua inferunt sese hominibus noscitanda;’</text:p>
      <text:p text:style-name="Text_20_body">‘probationes autem, quas <text:span text:style-name="Emphasis">συγκαταφέσεις</text:span> vocant, quibus eadem visa noscuntur, voluntariae sunt fiuntque hominum arbitratu.’</text:p>
      <text:p text:style-name="Text_20_body">‘Propterea cum sonus aliquis formidabilis aut caelo aut ex ruina aut repentinus nescio cuius periculi nuntius vel quid aliud est eiusmodi factum, sapientis quoque animum paulisper moveri et contrahi et pallescere necessum est, non opinione alicuius mali praecepta, sed quibusdam motibus rapidis et inconsultis, officium mentis atque rationis praevertentibus.’</text:p>
      <text:p text:style-name="Text_20_body">‘Mox tamen ille sapiens ibidem <text:span text:style-name="Emphasis">τὰς τοιαύτας φαντασίας</text:span> id est visa istaec animi sui terrifica, non adprobat, hoc est <text:span text:style-name="Emphasis">οὐ συγκαττατιθεται οὐδὲ προσεπιδοξάζει,</text:span> sed abicit respuitque nec ei metuendum esse in his quicquam videtur.’</text:p>
      <text:p text:style-name="Text_20_body"><text:soft-page-break/>‘Atque hoc inter insipientis sapientisque animum differre dicunt, quod insipiens, qualia sibi esse primo animi sui pulsu visa sunt saeva et aspera, talia esse vero putat et eadem incepta, tamquam si iure metuenda sint, sua quoque adsensione adprobat <text:span text:style-name="Emphasis">καὶ προσεπιδοξάζει</text:span> hoc enim verbo Stoici, cum super [ista] disserunt, utuntur.’</text:p>
      <text:p text:style-name="Text_20_body">‘Sapiens autem, cum breviter et strictim colore atque vultu motus est, <text:span text:style-name="Emphasis">οὐ συγκατατίθεαι,</text:span> sed statum vigoremque sententiae suae retinet quam de huiuscemodi visis semper habuit, ut de minime metuendis, sed fronte falsa et [formidine] inani territantibus.’</text:p>
      <text:p text:style-name="Text_20_body">Haec Epictetum philosophum ex decretis Stoicorum sensisse atque dixisse, in eo quo dixi libro legimus adnotandaque esse idcirco existimavimus, ut rebus forte id genus quibus dixi obortis pavescere sensim et quasi albescere, non insipientis esse hominis neque ignavi putemus et in eo tamen brevi motu naturali magis infirmitati cedamus quam quod esse ea qualia visa sunt censeamus. </text:p>
      <text:h text:style-name="Heading_20_3" text:outline-level="3">II</text:h>
      <text:h text:style-name="Heading_20_4" text:outline-level="4">Argument</text:h>
      <text:p text:style-name="Text_20_body">Ex quinque corporis sensibus duos esse cum beluis maxiem communes; quodque turpis et improba est voluptas quae ex auditu, visu odoratuque procedit, quae vero ex gustu tactuque est, rerum omium foedissima est, cum hae duae bestiarum etiam sint, reliquae hominum tantum.</text:p>
      <text:p text:style-name="Text_20_body">QUINQUE sunt hominum sensus, quos Graeci <text:span text:style-name="Emphasis">αἰσθήσεις</text:span> appellant, per quos voluptas animo aut</text:p>
      <text:p text:style-name="Text_20_body">corpori quaeri videtur: gustus, tactus, odoratus, visus, auditus. Ex his omnibus quae inmodice voluptas capitur, ea turpis atque [inproba] existimatur.</text:p>
      <text:p text:style-name="Text_20_body">Sed enim quae nimia ex gustu atque tactu est, ea voluptas, sicuti sapientes viri censuerunt, omnium rerum foedissima est, eosque maxime qui duabus istis beluinis voluptatibus sese dediderunt, gravissimi vitii vocabulis Graeci appellant vel <text:span text:style-name="Emphasis">ἀκρατεῖς</text:span> vel <text:span text:style-name="Emphasis">ἀκολάστους</text:span>; nos eos vel ‘incontinentes’ dicimus vel ‘intemperantes’: <text:span text:style-name="Emphasis">ἀκολάστους</text:span> enim, si interpretari coactius velis, nimis id verbum insolens erit.</text:p>
      <text:p text:style-name="Text_20_body">Istae autem voluptates duae gustus atque tactus, id est libidines in cibos atque in Venerem prodigae, solae sunt hominibus communes cum beluis et idcirco in pecudum ferorumque animalium numero habetur, quisquis est his ferinis voluptatibus praevinctus; </text:p>
      <text:p text:style-name="Text_20_body">ceterae ex tribus aliis sensibus proficiscentes hominum esse tantum propriae videntur.</text:p>
      <text:p text:style-name="Text_20_body">Verba super hac re Aristotelis philosophi adscripsi, ut vel auctoritas clari atque incluti viri tam infamibus nos voluptatibus deterreret: <text:span text:style-name="Emphasis">Διὰ τί οἱ κατὰ τὴν τῆς ἁφῆς ἢ γεύσεως ἡδονὴν</text:span> <text:span text:style-name="Emphasis">γιγνομένην, ἂν ὑπερβάλλωσιν, ἀκρατεῖς λέγονται; οἵ τε γὰρ περὶ τὰ ἀφροδίσια ἀκόλαστοι τοιοῦτοι,</text:span> <text:span text:style-name="Emphasis">οἵ τε περὶ τὰς τῆς τροφῆς ἀπολαύσεις· τῶν δὲ κατὰ τὴν τροφήν, ἀπʼ ἐνίων μὲν ἐν τῇ γλώττῃ τὸ ἡδύ, ἀπʼ ἐνίων δὲ ἐν τῷ λάρυγγι, διὸ καὶ Φιλόξενος γεράνου λάρυγγα</text:span> <text:span text:style-name="Emphasis">εὔχετο ἔχειν· ἢ διὰ τὸ τὰς ἀπὸ τούτων γιγνομένας ἡδονὰς κοινὰς εἶναι ἡμῖν καὶ τοῖς ἄλλοις ζώοις; ἅτε</text:span> <text:span text:style-name="Emphasis">οὐσῶν κοινῶν,</text:span> <text:span text:style-name="Emphasis">ἀτιμόταταί εἰσι καὶ μάλιστα ἢ μόναι ἐπονείδιστοι, ὡς τὸν</text:span> <text:span text:style-name="Emphasis">ὑπὸ τούτων ἡττώ</text:span>-</text:p>
      <text:p text:style-name="Text_20_body"><text:span text:style-name="Emphasis">μενον ψέγομεν καὶ ἀκρατῆ καὶ ἀκόλαστον λέγομεν διὰ τὸ ὑπὸ τῶν χειρίστων ἡδονῶν ἡττᾶσθαι. οὐσῶν δὲ τῶν αἰσθήσεων πέντε, τὰ ἄλλα ζῶα ἀπὸ τῶν δύο μόνων τῶν προειρημένων ἥδεται, κατὰ δὲ </text:span><text:soft-page-break/><text:span text:style-name="Emphasis">τὰς ἄλλας ἢ ὅλως οὐχ ἥδεται ἢ κατὰ συμβεβηκὸς τοῦτο πάσχει.</text:span></text:p>
      <text:p text:style-name="Text_20_body">Quis igitur habens aliquid humani pudoris voluptatibus istis duabus coeundi atque comedendi, quae sunt homini cum sue atque asino communes, gaudeat? </text:p>
      <text:p text:style-name="Text_20_body">Socrates quidem dicebat multos homines propterea velle vivere, ut ederent et biberent, se bibere atque esse, ut viveret. </text:p>
      <text:p text:style-name="Text_20_body">Hippocrates autem, divina vir scientia, de coitu venerio ita existimabat, partem esse quandam morbi taeterrimi, quem nostri ‘comitialem’ dixerunt; namque ipsius verba haec traduntur: <text:span text:style-name="Emphasis">τὴν συνουσίαν εἶναι μικρὰν ἐπιληψίαν.</text:span></text:p>
      <text:h text:style-name="Heading_20_3" text:outline-level="3">III</text:h>
      <text:h text:style-name="Heading_20_4" text:outline-level="4">Argument</text:h>
      <text:p text:style-name="Text_20_body">Quod turpius est frigide laudari quam acerbius vituperari.</text:p>
      <text:p text:style-name="Text_20_body">TURPIUS esse dicebat Favorinus philosophus exigue atque frigide laudari quam insectanter et graviter vituperari: </text:p>
      <text:p text:style-name="Text_20_body">‘Quoniam,’ inquit, ‘qui maledicit et vituperat, quanto id acerbius facit, tam maximo ille pro inimico et iniquo ducitur et plerumque propterea fidem non capit. Sed qui infecunde atque ieiune laudat destitui a causa videtur et amicus quidem creditur eius quem laudare vult, sed nihil posse reperire quod [iure] laudet.’</text:p>
      <text:h text:style-name="Heading_20_3" text:outline-level="3">IV</text:h>
      <text:h text:style-name="Heading_20_4" text:outline-level="4">Argument</text:h>
      <text:p text:style-name="Text_20_body">Quamobrem venter repentino timore effluat; quare etiam ignis urinam lacessat.</text:p>
      <text:p text:style-name="Text_20_body">ARISTOTELIS libri sunt, qui <text:span text:style-name="Emphasis">Problemata Physica</text:span> inscribuntur, lepidissimi et elegantiarum omnigenus referti.</text:p>
      <text:p text:style-name="Text_20_body">In his quaerit quam ob causam eveniat ut quibus invasit repentinus rei magnae timor, plerumque alvo statim cita fiant. </text:p>
      <text:p text:style-name="Text_20_body">Item quaerit cur accidat ut eum qui propter ignem diutius stetit libido urinae lacessat. </text:p>
      <text:p text:style-name="Text_20_body">Ac de alvo quidem inter timendum prona atque praecipiti causam esse dicit quod timor omnis sit algificus, quem ille appellat <text:span text:style-name="Emphasis">ψυχροποιόν,</text:span> eaque vi frigoris sanguine caldoremque omnem de summa corporis cute cogat penitus et depellat faciatque simul ut qui timent, sanguine ex ore decedente, pallescant.</text:p>
      <text:p text:style-name="Text_20_body">‘Is autem,’ inquit, ‘sanguis et caldor in intuma coactus movet plerumque alvum et incitat.’</text:p>
      <text:p text:style-name="Text_20_body">De urina celebri, ex igni proximo facta, verba haec posuit: <text:span text:style-name="Emphasis">Τὸ δὲ πῦρ διαχαλᾷ τὸ πεπηγός,</text:span> <text:span text:style-name="Emphasis">ὥσπρ ἥλιος τὴν χιόνα.</text:span></text:p>
      <text:h text:style-name="Heading_20_3" text:outline-level="3"><text:soft-page-break/>V</text:h>
      <text:h text:style-name="Heading_20_4" text:outline-level="4">Argument</text:h>
      <text:p text:style-name="Text_20_body">Ex Aristotelis libris sumptum quod nivis aqua potui pessima sit; et quod ex nive crystallus concreatur.</text:p>
      <text:p text:style-name="Text_20_body">IN Tiburte rus concesseramus hominis amici divitis aestate anni flagrantissima ego et quidam alii aequales </text:p>
      <text:p text:style-name="Text_20_body">et familiares mei, eloquentiae aut philosophiae sectatores. </text:p>
      <text:p text:style-name="Text_20_body">Erat nobiscum vir bonus ex peripatetica disciplina, bene doctus et Aristotelis unice studiosissimus. </text:p>
      <text:p text:style-name="Text_20_body">Is nos aquam multam ex diluta nive bibentes coercebat severiusque increpabat. Adhibebat nobis auctoritates nobilium medicorum et cumprimis Aristotelis philosophi, rei omnis humanae peritissimi, qui aquam nivalem frugibus sane et arboribus fecundam diceret, sed hominibus potu nimio insalubrem esse tabemque et morbos sensim atque in diem longam visceribus inseminare.</text:p>
      <text:p text:style-name="Text_20_body">Haec quidem ille ad nos prudenter et benivole et adsidue dictitabat. Sed cum bibendae nivis pausa fieret nulla, profit e bibliotheca Tiburti, quae tunc in Herculis templo satis commode instructa libris erat, Aristotelis librum eumque ad nos adfert et ‘Huius saltem,’ inquit, ‘sapientissimi viri verbis credite ac desinite valitudinem vestram profligare.’</text:p>
      <text:p text:style-name="Text_20_body">In eo libro scriptum fuit deterrimam esse potu aquam e nive itemque solidius latiusque concretam esse eam, quam <text:span text:style-name="Emphasis">κρύσταλλον</text:span> Graeci appellant; causaque ibi adscripta est huiuscemodi:</text:p>
      <text:p text:style-name="Text_20_body">‘Quoniam, cum aqua frigore aeris duratur et coit, necessum est fieri evaporationem et quandam quasi auram tenuissimam exprimi ex ea et emanare.’</text:p>
      <text:p text:style-name="Text_20_body">‘Id autem,’ inquit, ‘in ea levissimum est quod evaporatur; manet autem quod est gravius et sordidius et insalubrius, atque id, pulsu aeris verberatum, in modum coloremque spumae candidae oritur.’</text:p>
      <text:p text:style-name="Text_20_body">‘Sed aliquantum quod est salubrius difflari atque evaporari ex nive indicium illud est, quod minor fit illo, quod ante fuerat quam concresceret.’</text:p>
      <text:p text:style-name="Text_20_body">Verba ipsa Aristotelis ex eo libro pauca sumpsi et adscripsi: <text:span text:style-name="Emphasis">Διὰ τί τὰ ἀπὸ χιόνος καὶ κρυστάλλων ὕδατα φαὐλά ἐστιν; ὅτι παντὸς ὕδατος πηγνυμένου τὸ λεπτότατον καὶ κουφότατον ἐξατμίζει. σημεῖον δέ, ὅτι ἔλαττον γίνεται ἢ πρότερον, ὅταν τακῇ παγέν. ἀπεληλυθότος οὖν τοῦ ὑγιεινοτάτου, ἀνάγκη ἀεί, τὸ καταλειμόμενον χεῖρον εἶναι.</text:span></text:p>
      <text:p text:style-name="Text_20_body">Hoc ubi legimus, placuit honorem doctissimo viro haberi Aristoteli. Atque ita postea ego bellum et odium nivi indixi, alii indutias cum ea varie factitabant. </text:p>
      <text:h text:style-name="Heading_20_3" text:outline-level="3">VI</text:h>
      <text:h text:style-name="Heading_20_4" text:outline-level="4">Argument</text:h>
      <text:p text:style-name="Text_20_body">Quod pudor sanguinem ad extera diffundit, timor vero contrahit.</text:p>
      <text:p text:style-name="Text_20_body"><text:soft-page-break/>IN <text:span text:style-name="Emphasis">Problematig</text:span> Aristotelis philosophi ita scriptum est: <text:span text:style-name="Emphasis">Διὰ τί οἱ μὲν αἰσχυνόμενοι ἐρυθριῶσιν, οἱ δὲ φοβούμενοι ὠχριῶσιν, παραπλησίων τῶν παθῶν ὄντων; ὅτι τῶν μὲν αἰσχυνομένων διαχεῖται τὸ αἷμα ἐκ τῆς καρδίας εἰς ἅπαντα τὰ μέρη τοῦ σώματος, ὥστε ἐπιπολάζειν· τοῖς δὲ φοβηθεῖσιν συντρέχει εἰς τὴν καρδίαν, ὥστε ἐκλείπειν ἐκ τῶν ἄλλων μερῶν.</text:span></text:p>
      <text:p text:style-name="Text_20_body">Hoc ego Athenis cum Tauro nostro legissem </text:p>
      <text:p text:style-name="Text_20_body">percontatusque essem quid de ratione ista reddita sentiret, ‘Dixit quidem,’ inquit, ‘probe et vere quid accideret diffuso sanguine aut contracto, sed cur ita fieret non dixit.’</text:p>
      <text:p text:style-name="Text_20_body">‘Adhuc enim quaeri potest quam ob causam pudor sanguinem diffundat, timor contrahat, cum sit pudor species timoris atque ita definiatur: ‘timor iustae reprehensionis.’ Ita enim philosophi definiunt: <text:span text:style-name="Emphasis">αἰσχύνη ἐστὶν φόβος δικαίου ψόγου.</text:span>’</text:p>
      <text:h text:style-name="Heading_20_3" text:outline-level="3">VII</text:h>
      <text:h text:style-name="Heading_20_4" text:outline-level="4">Argument</text:h>
      <text:p text:style-name="Text_20_body">Quid sit ‘obesum’; nonnullaque alia prisca vocabula.</text:p>
      <text:p text:style-name="Text_20_body">IN agro Vaticano Iulius Paulus poeta, vir bonus et rerum litterarumque veterum inpense doctus, herediolum tenue possidebat. Eo saepe nos ad sese vocabat et olusculis pomisque satis comiter copioseque invitabat. </text:p>
      <text:p text:style-name="Text_20_body">Atque ita molli quodam tempestatis autumnae die ego et Iulius Celsinus, cum ad eum cenassemus et apud mensam eius audissemus legi Laevi <text:span text:style-name="Emphasis">Alcestin</text:span> rediremusque in urbem sole iam fere occiduo, figuras habitusque verborum nove aut insigniter dictorum in Laeviano illo carmine ruminabamur et, ut quaeque vox indidem digna animadverti subvenerat, qua nos quoque possemus uti, memoriae mandabamus.</text:p>
      <text:p text:style-name="Text_20_body">Erant autem verba quae tunc suppetebant, huiuscemodi:</text:p>
      <text:p text:style-name="Text_20_body">‘Obesum’ hic notavimus proprie magis, quam usitate dictum pro exili atque gracilento; vulgus enim <text:span text:style-name="Emphasis">ἀκύρως</text:span> vel <text:span text:style-name="Emphasis">κατὰ ἀντίφρασιν</text:span> ‘obesum’ pro ‘uberi’ atque ‘pingui’ dicit.</text:p>
      <text:p text:style-name="Text_20_body">Item [notavimus] quod ‘oblitteram’ gentem pro ‘oblitterata’ dixit;</text:p>
      <text:p text:style-name="Text_20_body">item quod hostis qui foedera frangerent, ‘foedifragos,’ non ‘foederifragos’ dixit;</text:p>
      <text:p text:style-name="Text_20_body">item, quod rubentem auroram ‘pudoricolorem’ appellavit et Memnonem ‘nocticolorem’;</text:p>
      <text:p text:style-name="Text_20_body">item, quod ‘forte’ dubitanter et ab eo quod est ‘sileo,’ ‘silenta loca’ dixit et ‘pulverulenta’ et ‘pestilenta’ et quod ‘carendum tui est’ pro ‘te’ quodque ‘magno impete’ pro ‘impetu’;</text:p>
      <text:p text:style-name="Text_20_body">item quod ‘fortescere’ posuit pro ‘fortem fieri’ quodque ‘dolentiam’ pro ‘dolore’ et ‘avens’ pro ‘libens’;</text:p>
      <text:p text:style-name="Text_20_body">item ‘curis intolerantibus’ pro ‘intolerandis,’ quodque ‘manciolis,’ inquit, ‘tenellis’ pro ‘manibus’ et ‘quis tam siliceo?’ Item ‘fiere,’ inquit, ‘inpendio infit,’ id est ‘fieri inpense incipit’;</text:p>
      <text:p text:style-name="Text_20_body"><text:soft-page-break/>quodque ‘accipitret’ posuit pro ‘laceret.’</text:p>
      <text:p text:style-name="Text_20_body">His nos inter viam verborum Laevianorum adnotatiunculis oblectabamus. </text:p>
      <text:p text:style-name="Text_20_body">Cetera enim, quae videbantur nimium poetica, ex prosae orationis usu alieniora praetermisimus; veluti fuit quod de Nestore ait ‘trisaeclisenex’ et ‘dulciorelocus iste,’</text:p>
      <text:p text:style-name="Text_20_body">quod de tumidis magnisque fluctibus inquit ‘multigrumis’ et</text:p>
      <text:p text:style-name="Text_20_body">flumina gelu concreta ‘tegimine’ esse ‘onychino’ dixit,</text:p>
      <text:p text:style-name="Text_20_body">et quae multiplica ludens conposuit, quale illud est, quod vituperones suos ‘subductisupercilicarptores’ appellavit.</text:p>
      <text:h text:style-name="Heading_20_3" text:outline-level="3">VIII</text:h>
      <text:h text:style-name="Heading_20_4" text:outline-level="4">Argument</text:h>
      <text:p text:style-name="Text_20_body">Quaestio an ‘harena.’ ‘caelum,’ ‘triticum’ pluralia inveniantur; atque inibi de ‘quadrigis,’ ‘inimicitiis,’ nonnullis praeterea vocabulis, an singulari numero comperiantur.</text:p>
      <text:p text:style-name="Text_20_body">ADULESCENTULUS Romae, priusquam Athenas concederern, quando erat a magistris auditionibusque obeundis otium, ad Frontonem Cornelium visendi gratia [pergebam] sermonibusque eius purissimis bonarumque doctrinarum plenis fruebar. Nec umquam factum est, quotiens eum vidimus loquentemque audivimus, quin rediremus fere cultiores doctioresque.</text:p>
      <text:p text:style-name="Text_20_body">Veluti fuit illa quodam die sermocinatio illius, levi quidem de re, sed a Latinae tamen linguae studio non abhorrens. </text:p>
      <text:p text:style-name="Text_20_body">Nam, cum quispiam familiaris eius, bene eruditus homo et tum poeta inlustris, liberatum esse se aquae intercutis morbo diceret, quod ‘harenis calentibus’ esset usus, tum adludens Fronto: ‘Morbo quidem,’ inquit, ‘cares, sed verbi vitio non cares. Gaius enim Caesar, ille perpetuus dictator, Cn. Pompei socer, a quo familia et appellatio Caesarum deinceps propagata est, vir ingenii praecellentis, sermonis praeter alios suae aetatis castissimi, in libris, quos ad M. Ciceronem <text:span text:style-name="Emphasis">De Analogia</text:span> conscripsit, ‘harenas’ vitiose dici existimat, quod ‘harena’ numquam multitudinis numero appellanda sit, sicuti neque ‘caelum’ neque ‘triticum’;’</text:p>
      <text:p text:style-name="Text_20_body">‘contra autem ‘quadrigas,’ etiamsi currus unus, equorum quattuor iunctorum agmen unum sit, plurativo semper numero dicendas putat, sicut ‘[arma]’ et ‘moenia’ et ‘comitia’ et ‘inimicitias’—nisi quid contra ea dicis, poetarum pulcherrime, quo et te purges et non esse id vitium demonstres.’</text:p>
      <text:p text:style-name="Text_20_body">‘De ‘caelo,’’ inquit ille, ‘et ‘tritico’ non infitias eo, quin singulo semper numero dicenda sint, neque de ‘armis’ et ‘moenibus’ et ‘comitiis,’ quin [figura] multitudinis perpetua censeantur;’</text:p>
      <text:p text:style-name="Text_20_body">‘videbimus autem potius de ‘inimicitiis’ et ‘quadrigis.’ Ac fortassean de ‘quadrigis’ veterum auctoritati concessero, ‘inimicitiam’ tamen, sicuti ‘inscientiam’ et ‘inpotentiam’ et ‘iniuriam,’ quae ratio est quamobrem C. Caesar vel dictam esse a veteribus vel dicendam a nobis non putat, quando Plautus, linguae Latinae decus, ‘deliciam.’ quoque <text:span text:style-name="Emphasis">ἐνικῶς</text:span> dixerit pro ‘deliciis’? ‘Inimicitiam’ autem Q. Ennius in illo memoratissimo libro dixit: Sed enim ‘harenas’ parum Latine dici, quis, oro te, alius <text:soft-page-break/>aut scripsit aut dixit? Ac propterea peto ut, si Gai Caesaris liber prae manibus est, promi iubeas, ut quam confidenter hoc indicat aestimari a te possit.’</text:p>
      <text:p text:style-name="Text_20_body">Tunc, prolato libro <text:span text:style-name="Emphasis">De Analogia</text:span> primo, verba haec ex eo pauca memoriae mandavi.</text:p>
      <text:p text:style-name="Text_20_body">Nam, cum supra dixisset, neque ‘caelum’ neque ‘triticum’ neque ‘[harenam]’ multitudinis significationem pati, ‘Num tu,’ inquit, ‘harum rerum natura accidere arbitraris quod ‘unam terram’ ac ‘plures terras’ et ‘urbem’ et ‘urbes’ et ‘imperium’ et ‘imperia’ dicamus, neque ‘quadrigas’ in unam nominis figuram redigere neque ‘harenam’ multitudinis appellatione convertere possimus?’</text:p>
      <text:p text:style-name="Text_20_body">His deinde verbis lectis ibi Fronto ad illum poetam: ‘Videturne tibi,’ inquit, ‘C. Caesar de statu verbi contra te satis aperte satisque constanter pronuntiasse?’</text:p>
      <text:p text:style-name="Text_20_body">Tunc permotus auctoritate libri poeta: ‘Si a Caesare,’ inquit, ‘ius provocandi foret, ego nunc ab hoc Caesaris libro provocassem. Sed quoniam ipse rationem sententiae suae reddere supersedit, nos te nunc rogamus ut dicas quam esse causam vitii putes et in ‘quadriga’ dicenda et in ‘harenis.’’ </text:p>
      <text:p text:style-name="Text_20_body">Tum Fronto ita respondit: ‘‘Quadrigae’ semper, etsi multiiugae non sunt, multitudinis tamen numero tenentur, quoniam quattuor simul equi iuncti ‘quadrigae,’ quasi ‘quadriiugae,’ vocantur, neque debet prorsus appellatio equorum plurium includi in singularis numeri unitatem.’</text:p>
      <text:p text:style-name="Text_20_body">‘Eandemque rationem ‘harenae’ habendam, sed in specie dispari; nam cum ‘harena’ singulari in numero dicta multitudinem tamen et copiam significet minimarum, ex quibus constat, partium, indocte et inscite ‘harenae’ dici videntur, tamquam id vocabulum indigeat numeri amplitudine, cum ei singulariter dicto ingenita sit naturalis sui multitudo. Sed haec ego,’ inquit, ‘dixi, non ut huius sententiae legisque fundus subscriptorque fierem, sed ut ne Caesaris, viri docti, opinionem <text:span text:style-name="Emphasis">ἀπαραμύθητον</text:span> destituerem. Nam cum ‘caelum’ semper <text:span text:style-name="Emphasis">ἑνικῶς</text:span> dicatur,’</text:p>
      <text:p text:style-name="Text_20_body">‘‘mare’ et ‘terra’ non semper, et ‘pulvis,’ ‘ventus’ et ‘fumus.’ non semper, cur‘indutias’ et ‘caerimonias’ scriptores veteres nonnumquam singulari numero appellaverunt, ‘ferias’ et ‘nundinas.’ et ‘inferias.’ et ‘exequias’ numquam? Cur ‘mel’ et ‘vinum’ atque id genus cetera numerum multitudinis capiunt, ‘lacte’ non capiat?’</text:p>
      <text:p text:style-name="Text_20_body">‘Quaeri, inquam, ista omnia et enucleari et extundi ab hominibus negotiosis in civitate tam occupata non queunt. Quin his quoque ipsis quae iam dixi demoratos vos esse video, alicui, opinor, negotio destinatos.’</text:p>
      <text:p text:style-name="Text_20_body">‘Ite ergo nunc et, quando forte erit otium, quaerite an ‘quadrigam’ et ‘harenas’ dixerit e cohorte illa dumtaxat antiquiore vel oratorum aliquis vel poetarum, id est classicus adsiduusque aliquis scriptor, non proletarius.’</text:p>
      <text:p text:style-name="Text_20_body">Haec quidem Fronto requirere nos iussit vocabula non ea re, opinor, quod scripta esse in ullis veterum libris existumaret, sed ut nobis studium lectitandi in quaerendis rarioribus verbis exerceret. </text:p>
      <text:p text:style-name="Text_20_body">Quod unum </text:p>
      <text:p text:style-name="Text_20_body">ergo rarissimum videbatur, invenimus ‘quadrigam’ numero singulari dictam in libro <text:span text:style-name="Emphasis">Saturarum</text:span> M. Varronis, qui inscriptus est <text:span text:style-name="Emphasis">Ecdemeticus.</text:span></text:p>
      <text:p text:style-name="Text_20_body">‘Harenas’ autem <text:span text:style-name="Emphasis">πληθυντικῶς</text:span> dictas minore studio quaerimus, quia praeter C. Caesarem, quod <text:soft-page-break/>equidem meminerim, nemo id doctorum hominum dedit.</text:p>
      <text:h text:style-name="Heading_20_3" text:outline-level="3">IX</text:h>
      <text:h text:style-name="Heading_20_4" text:outline-level="4">Argument</text:h>
      <text:p text:style-name="Text_20_body">[Adulescens] Iuliani in convivio ad quosdam Graecos lepidissima responsio.</text:p>
      <text:p text:style-name="Text_20_body">ADULESCENS e terra Asia de equestri loco, laetae indolis moribusque et fortuna bene ornatus et ad rem musicam facili ingenio ac lubenti, cenam dabat amicis ac magistris sub urbe in rusculo celebrandae lucis annuae, quam principem sibi vitae habuerat. </text:p>
      <text:p text:style-name="Text_20_body">Venerat tum nobiscum ad eandem cenam Antonius Iulianus rhetor, docendis publice iuvenibus magister, Hispano ore florentisque homo facundiae et rerum litterarumque veterum peritus. </text:p>
      <text:p text:style-name="Text_20_body">Is, ubi eduliis finis et poculis mox sermonibusque tempus fuit, desideravit exhiberi, quos habere eum adulescentem sciebat, scitissimos utriusque sexus, qui canerent voce et qui psallerent. </text:p>
      <text:p text:style-name="Text_20_body">Ac posteaquam introducti pueri puellaeque sunt, iucundum in modum <text:span text:style-name="Emphasis">Ἀνακρεόντεια</text:span> pleraque et Sapphica et poetarum quoque recentium <text:span text:style-name="Emphasis">ἐλεγεῖα</text:span> quaedam erotica dulcia et venusta cecinerunt.</text:p>
      <text:p text:style-name="Text_20_body">Oblectati autem sumus praeter multa alia versiculis lepidissimis Anacreontis senis, quos equidem scripsi, ut interea labor hic vigiliarum et inquies suavitate paulisper vocum atque modulorum adquiesceret:</text:p>
      <text:p text:style-name="Text_20_body">Tum Graeci plusculi qui in eo convivio erant, homines amoeni et nostras quoque litteras haut incuriose docti, [Iulianum] rhetorem lacessere insectarique adorti sunt tamquam prorsus barbarum et agrestem, qui ortus terra Hispania foret clamatorque tantum et facundia rabida iurgiosaque esset eiusque linguae exercitationes doceret quae nullas voluptates nullamque mulcedinem Veneris atque Musae haberet; saepeque eum percontabantur quid de Anacreonte ceterisque id genus poetis sentiret et ecquis nostrorum poetarum tam fluentes carminum delicias fecisset. ‘Nisi Catullus,’ inquiunt, ‘forte pauca et Calvus itidem pauca. Nam Laevius inplicata et Hortensius invenusta et Cinna inlepida et Memmius dura ac deinceps omnes rudia fecerunt atque absona.’</text:p>
      <text:p text:style-name="Text_20_body">Tum ille pro lingua patria, tamquam pro aris et focis, animo inritato indignabundus: ‘Cedere equidem,’ inquit, ‘vobis debui, ut in tali asotia atque nequitia [Alcinoum] vinceretis et sicut in voluptatibus cultus atque victus, ita in cantilenarum quoque mollitiis anteiretis.’</text:p>
      <text:p text:style-name="Text_20_body">‘Sed ne nos, id est nomen Latinum, tamquam profecto vastos quosdam et insubidos, <text:span text:style-name="Emphasis">ἀναφροδισίας</text:span> condemnetis, permittite mihi, quaeso, operire pallio caput, quod in quadam parum pudica oratione Socraten fecisse aiunt, et audite ac discite nostros quoque antiquiores ante eos quos nominastis poetas amasios ac venerios fuisse.’</text:p>
      <text:p text:style-name="Text_20_body">Tum resupinus, capite convelato, voce admodum quam suavi, versus cecinit Valeri Aeditui, veteris poetae, item Porcii Licini et Q. Catuli, quibus mundius, venustius, limatius, tersius, Graecum Latinumve nihil quicquam reperiri puto.</text:p>
      <text:p text:style-name="Text_20_body">Aeditui versus: </text:p>
      <text:p text:style-name="Text_20_body"><text:soft-page-break/>Atque item alios versus eiusdem addidit, non hercle minus dulces quam priores: </text:p>
      <text:p text:style-name="Text_20_body">Item dixit versus Porcii Licini hosce: </text:p>
      <text:p text:style-name="Text_20_body">Quinti Catuli versus illi fuerunt: </text:p>
      <text:h text:style-name="Heading_20_3" text:outline-level="3">X</text:h>
      <text:h text:style-name="Heading_20_4" text:outline-level="4">Argument</text:h>
      <text:p text:style-name="Text_20_body">Verba haec, ‘praeter propter,’ in usu vulgi protrita, etiam Ennii fuisse.</text:p>
      <text:p text:style-name="Text_20_body">MEMINI me quondam et Celsinum Iulium Numidam ad Frontonem Cornelium, pedes tunc graviter aegrum, ire et visere. Atque ubi introducti sumus, offendimus eum cubantem in scimpodio Graeciensi,</text:p>
      <text:p text:style-name="Text_20_body">circumundique sedentibus multis doctrina aut genere aut fortuna nobilibus viris. </text:p>
      <text:p text:style-name="Text_20_body">Adsistebant fabri aedium complures, balneis novis moliendis adhibiti, ostendebantque </text:p>
      <text:p text:style-name="Text_20_body">depictas in membranulis varias species balnearum. Ex quibus cum elegisset unam formam speciemque operis, interrogavit quantus esset pecuniae sumptus ad id totum opus absolvendum.</text:p>
      <text:p text:style-name="Text_20_body">Cumque architectus dixisset necessaria videri esse sestertia ferme trecenta, unus ex amicis Frontonis: ‘Et praeterpropter,’ inquit, ‘alia quinquaginta.’</text:p>
      <text:p text:style-name="Text_20_body">Tum Fronto, dilatis sermonibus quos habere de balnearum sumptu institerat, aspiciens ad eum amicum qui dixerat quinquaginta esse alia praeterpropter necessaria, <text:span text:style-name="tei_5f_inlineNote">praeterpropter </text:span><text:span text:style-name="tei_5f_inlineNote"><text:span text:style-name="Emphasis">supplied by Skutsch.</text:span></text:span><text:span text:style-name="tei_5f_inlineNote">] </text:span>eum interrogavit quid significaret verbum ‘praeterpropter.’</text:p>
      <text:p text:style-name="Text_20_body">Atque ille amicus: ‘Non [meum],’ inquit, ‘hoc verbum est, sed multorum [hominum] quos loquentis id audias;’</text:p>
      <text:p text:style-name="Text_20_body">‘quid autem id verbum significet, non ex me, sed ex grammatico quaerundum est,’ ac simul digito demonstrat grammaticum, haud incelebri nomine Romae docentem unaque ibi sedentem. Tum grammaticus usitati pervulgatique verbi obscuritate motus:</text:p>
      <text:p text:style-name="Text_20_body">‘Quaerimus,’ inquit, ‘quod honore quaestionis minime dignum est.’</text:p>
      <text:p text:style-name="Text_20_body">‘Nam nescio quid hoc praenimis plebeium est et in opificum sermonibus quam in hominum doctorum notius.’</text:p>
      <text:p text:style-name="Text_20_body">At enim Fronto, iam voce atque vultu intentiore: ‘Itane,’ inquit, ‘magister, dehonestum tibi deculpatumque hoc verbum videtur, quo et M. Cato et M. Varro et pleraque aetas superior ut necessario et Latino usi sunt?’</text:p>
      <text:p text:style-name="Text_20_body">Atque ibi Iulius Celsinus admonuit, in tragoedia quoque Enni quae <text:span text:style-name="Emphasis">Iphigenia</text:span> inscripta est, id ipsum de quo quaerebatur scriptum esse et a grammaticis contaminari magis solitum quam enarrari.</text:p>
      <text:p text:style-name="Text_20_body">Quocirca statim proferri <text:span text:style-name="Emphasis">Iphigeniam</text:span> Q. Enni iubet. In eius tragoediae choro inscriptos esse hos <text:soft-page-break/>versus legimus:</text:p>
      <text:p text:style-name="Text_20_body">Hoc ibi lectum est, tum deinde Fronto ad grammaticum iam labentem: ‘Audistine,’ inquit, ‘magister optime, Ennium tuum dixisse ‘praeterpropter’ et cum sententia quidem tali, quali severissimae philosophorum esse obiurgationes solent? Petimus igitur dicas, quoniam de Enniano iam verbo quaeritur, qu sit remotus huiusce versus sensus: ’</text:p>
      <text:p text:style-name="Text_20_body">Et grammaticus sudans multum ac rubens multum, cum id plerique prolixius riderent, [exsurgit] et abiens: ‘Tibi,’ inquit, ‘Fronto, postea uni dicam, ne inscitiores audiant ac discant.’ Atque ita omnes, relicta ibi quaestione verbi, consurreximus.</text:p>
      <text:h text:style-name="Heading_20_3" text:outline-level="3">XI</text:h>
      <text:h text:style-name="Heading_20_4" text:outline-level="4">Argument</text:h>
      <text:p text:style-name="Text_20_body">Ponit versus Platonis amatorios quos admodum iuvenis lusit, dum tragoediis contendit.</text:p>
      <text:p text:style-name="Text_20_body">CELEBRANTUR duo isti Graeci versiculi multorumque doctorum hominum memoria dignantur, quod sint lepidissimi et venustissimae brevitatis. </text:p>
      <text:p text:style-name="Text_20_body">Neque adeo pauci sunt veteres scriptores, qui quidem eos Platonis esse philosophi adfirmant, quibus ille adulescens luserit, cum tragoediis quoque eodem tempore faciendis praeluderet:</text:p>
      <text:p text:style-name="Text_20_body">Hoc <text:span text:style-name="Emphasis">δίστιχον</text:span> amicus meus, <text:span text:style-name="Emphasis">οὐκ ἄμουσος</text:span> adulescens, in plures versiculos licentius liberiusque vertit. Qui quoniam mihi quidem visi sunt non esse memoratu indigni, subdidi:</text:p>
      <text:h text:style-name="Heading_20_3" text:outline-level="3">XII</text:h>
      <text:h text:style-name="Heading_20_4" text:outline-level="4">Argument</text:h>
      <text:p text:style-name="Text_20_body">Dissertatio Herodis Attici super vi et natura doloris suaeque opinionis affirmatio per exemplum indocti rustici, qui cum rubis fructiferas arbores praecidit.</text:p>
      <text:p text:style-name="Text_20_body">HERODEM ATTICUM, consularem virum, Athenis disserentem audivi Graeca oratione, in qua fere omnes memoriae nostrae universos gravitate atque copia et elegantia vocum longe praestitit. </text:p>
      <text:p text:style-name="Text_20_body">Disseruit autem contra <text:span text:style-name="Emphasis">ἀπάθειαν</text:span> Stoicorum, lacessitus a quodam Stoico, tamquam minus sapienter et parum viriliter dolorem ferret ex morte pueri quem amaverat.</text:p>
      <text:p text:style-name="Text_20_body">In </text:p>
      <text:p text:style-name="Text_20_body">ea dissertione, quantulum memini, huiuscemodi sensus est: quod nullus usquam homo, qui secundum naturam sentiret et saperet, adfectionibus istis animi, quas <text:span text:style-name="Emphasis">πάθη</text:span> appellabat, aegritudinis, cupiditatis, timoris, irae, voluptatis, carere et vacare totis posset, atque, si posset etiam obniti ut totis careret, non fore id melius, quoniam langueret animus et torperet, adfectionum quarundam adminiculis, ut necessaria plurimum temperie privatus.</text:p>
      <text:p text:style-name="Text_20_body">Dicebat enim sensus istos motusque animi, qui cum inmoderatiores sunt vitia fiunt, innexos inplicatosque esse vigoribus quibusdam mentium et alacritatibus, </text:p>
      <text:p text:style-name="Text_20_body"><text:soft-page-break/>ac propterea, si omnino omnis eos inperitius convellamus, periculum esse ne eis adhaerentes bonas quoque et utiles animi indoles amittamus.</text:p>
      <text:p text:style-name="Text_20_body">Moderandos esse igitur et scite considerateque purgandos censebat, ut ea tantum quae aliena sunt contraque naturam videntur et cum pernicie adgnata sunt detrahantur, ne profecto id accidat quod cuipiam Thraco insipienti et rudi in agro quem emerat procurando venisse usu fabulast.</text:p>
      <text:p text:style-name="Text_20_body">‘Homo Thracus,’ inquit, ‘ex ultima barbaria, ruris colendi insolens, cum in terras cultiores humanioris vitae cupidine commigrasset, fundum mercatus est oleo atque vino consitum. Qui cum nihil admodum super vite aut arbore colenda sciret, videt forte vicinum rubos alte atque late obortas excidentem, fraxinos ad summum prope verticem deputantem, suboles vitium e radicibus caudicum super terrain fusas revellentem, stolones in pomis aut in oleis proceros atque derectos amputantem, acceditque prope et cur tantam ligni atque frondium caedem faceret percontatus est.’</text:p>
      <text:p text:style-name="Text_20_body">‘Et vicinus ita respondit: ‘Ut ager,’ inquit, ‘mundus purusque fiat, eius arbor atque vitis fecundior.’’</text:p>
      <text:p text:style-name="Text_20_body">‘Discedit ille a vicino gratias agens et laetus, tamquam adeptus rei rusticae disciplinam. Tum falcem ibi ac securim capit: atque ibi homo misere inperitus vites suas sibi omnis et oleas detruncat comasque arborum laetissimas uberrimosque vitium palmites decidit et frutecta atque virgulta simul omnia, pomis frugibusque gignendis felicia, cum sentibus et rubis purificandi agri gratia convellit, mala mercede doctus audaciam fiduciamque peccandi imitatione falsa eruditus.’</text:p>
      <text:p text:style-name="Text_20_body">‘Sic,’ inquit, ‘isti apathiae sectatores, qui videri se esse tranquillos et intrepidos et inmobiles volunt, dum nihil cupiunt, nihil dolent, nihil irascuntur, nihil gaudent, omnibus vehementioris animi officiis amputatis, in torpore ignavae et quasi enervatae vitae consenescunt.’</text:p>
      <text:h text:style-name="Heading_20_3" text:outline-level="3">XIII</text:h>
      <text:h text:style-name="Heading_20_4" text:outline-level="4">Argument</text:h>
      <text:p text:style-name="Text_20_body">Quos ‘pumiliones’ dicimus, Graece <text:span text:style-name="Emphasis">νάνους</text:span> appellari.</text:p>
      <text:p text:style-name="Text_20_body">STABANT forte una in vestibulo Palatii [fabulantes] Fronto Cornelius et Festus Postumius et Apollinaris Sulpicius, atque ego ibi adsistens cum quibusdam</text:p>
      <text:p text:style-name="Text_20_body">aliis sermones eorum, quos de litterarum disciplinis habebant, curiosius captabam. </text:p>
      <text:p text:style-name="Text_20_body">Tum Fronto Apollinari: ‘Fac me,’ inquit, ‘oro, magister, ut sim certus an recte supersederim ‘nanos’ dicere parva [nimis] statura homines maluerimque eos ‘pumiliones’ appellare, quoniam hoc scriptum esse in libris veterum memineram, ‘nanos’ autem sordidum esse verbum et barbarum credebam?’</text:p>
      <text:p text:style-name="Text_20_body">‘Est quidem,’ inquit, ‘hoc’ Apollinaris, ‘in consuetudine inperiti vulgi frequens, sed barbarum non est censeturque linguae Graecae origine; <text:span text:style-name="Emphasis">νάνους</text:span> enim Graeci vocaverunt brevi atque humili corpore homines paulum supra terrain extantes idque ita dixerunt adhibita quadam ratione etymologiae cum sententia vocabuli competente et, si memoria,’ inquit, ‘mihi non labat scriptun hoc est in comoedia Aristophanis, cui nomen est <text:span text:style-name="Emphasis">Ὁλκάδες.</text:span> Fuisset autem verbum hoc a te civitate donatum aut in Latinam [coloniam] deductum, si tu eo uti dignatus fores, essetque id inpendio probabilius quam quae a Laberio ignobilia nimis et sordentia in usum linguae Latinae intromissa sunt.’</text:p>
      <text:p text:style-name="Text_20_body"><text:soft-page-break/>Tum Festus Postumius grammatico cuipiam Latino, Frontonis familiari: ‘Docuit,’ inquit, ‘nos Apollinaris, ‘nanos’ verbum Graecum esse, tu nos doce, quoniam de mulis aut eculeis humilioribus vulgo dicitur, anne Latinum sit et aput quem scriptum reperiatur?’</text:p>
      <text:p text:style-name="Text_20_body">Atque ille grammaticus, homo sane perquam in noscendis veteribus scriptis exercitus: ‘Si [piaculum],’ inquit, ‘non [committitur], praesente Apollinare, quid de voce ulla Graeca Latinave sentiam dicere, audeo tibi, Feste, quaerenti respondere esse hoc verbum Latinum scriptumque inveniri in [poematis] Helvi Cinnae, non ignobilis neque indocti poetae,’ versusque eius ipsos dixit, quos, quoniam memoriae mihi forte aderant, adscripsi: At nunc me Genumana per salicta Bigis raeda rapit citata nanis.</text:p>
      <text:h text:style-name="Heading_20_3" text:outline-level="3">XIV</text:h>
      <text:h text:style-name="Heading_20_4" text:outline-level="4">Argument</text:h>
      <text:p text:style-name="Text_20_body">Contemporaneos fuisse Caesari et Ciceroni M. Varronem et P. Nigidium, aetatis suae doctissimos Ronanos; et quod Nigidii commentationes propter earum obscuritatem subtilitatemque in vulgus non exeunt.</text:p>
      <text:p text:style-name="Text_20_body">AETAS M. Ciceronis et C. Caesaris praestanti facundia paucos habuit, doctrinarum autem multiformium variarumque artium quibus humanitas erudita est columina habuit M. Varronem et P. Nigidium. </text:p>
      <text:p text:style-name="Text_20_body">Sed Varronis quidem monumenta rerum ac disciplinarum, quae per litteras condidit, in propatulo frequentique usu feruntur, </text:p>
      <text:p text:style-name="Text_20_body">Nigidianae autem commentationes non proinde in volgus exeunt et obscuritas subtilitasque earum tamquam parum utilis derelicta est. </text:p>
      <text:p text:style-name="Text_20_body">Sicuti sunt quae paulo ante legimus in <text:span text:style-name="Emphasis">Commentariis</text:span> eius, quos <text:span text:style-name="Emphasis">Grammaticos</text:span> inscripsit, ex quibus quaedam ad demonstrandum [scripturae] genus exempli gratia [sumpsi].</text:p>
      <text:p text:style-name="Text_20_body">Nam, cum de natura atque ordine litterarum dissereret quas grammatici ‘vocales’ appellant, verba</text:p>
      <text:p text:style-name="Text_20_body">haec scripsit, quae reliquimus inenarrata ad exercendam legentium intentionem: </text:p>
      <text:p text:style-name="Text_20_body">‘<text:span text:style-name="Emphasis">A</text:span> et <text:span text:style-name="Emphasis">o</text:span> semper principes sunt, <text:span text:style-name="Emphasis">i</text:span> et <text:span text:style-name="Emphasis">u</text:span> semper subditae, <text:span text:style-name="Emphasis">e</text:span> et subit et praeit; praeit in ‘Euripo,’ subit in ‘Aemilio.’ Si quis putat praeire <text:span text:style-name="Emphasis">u</text:span> in his verbis: ‘Valerius,’ ‘Vennonius,’ ‘Volusius,’ aut <text:span text:style-name="Emphasis">i</text:span> in his: ‘[iampridem],’ ‘iecur,’ ‘iocus,’ ‘iucundum,’ errabit, quod hae litterae, cum praeeunt, ne vocales quidem sunt.’</text:p>
      <text:p text:style-name="Text_20_body">Item ex eodem libro verba haec sunt: ‘Inter litteram <text:span text:style-name="Emphasis">n</text:span> et <text:span text:style-name="Emphasis">g</text:span> est alia vis, ut in nomine ‘anguis’ et ‘[angari]’ et ‘ancorae’ et ‘increpat’ et ‘incurrit’ et ‘[ingenuus].’ In omnibus his non verum <text:span text:style-name="Emphasis">n,</text:span> sed adulterinum ponitur. Nam <text:span text:style-name="Emphasis">n</text:span> non esse lingua indicio est; nam si ea littera esset, lingua palatum tangeret.’</text:p>
      <text:p text:style-name="Text_20_body">Alio deinde in loco ita scriptum: ‘Graecos non tantae inscitiae arcesso, qui <text:span text:style-name="Emphasis">ou</text:span> ex <text:span text:style-name="Emphasis">o</text:span> et <text:span text:style-name="Emphasis">u</text:span> scripserunt, quantae qui <text:span text:style-name="Emphasis">ei</text:span> ex <text:span text:style-name="Emphasis">e</text:span> et <text:span text:style-name="Emphasis">i;</text:span> illud enim inopia fecerunt, hoc nulla re subacti.’</text:p>
      <text:h text:style-name="Heading_20_2" text:outline-level="2"><text:soft-page-break/>Liber Vicesimus</text:h>
      <text:h text:style-name="Heading_20_3" text:outline-level="3">I</text:h>
      <text:h text:style-name="Heading_20_4" text:outline-level="4">Argument</text:h>
      <text:p text:style-name="Text_20_body">Disputatio Sex. Caecilii iureconsulti et Favorini philosophi de legibus <text:span text:style-name="Emphasis">Duodecim Tabularum.</text:span></text:p>
      <text:p text:style-name="Text_20_body">SEXTUS CAECILIUS in disciplina iuris atque in legibus populi Romani noscendis interpretandisque scientia, usu auctoritateque inlustris fuit. </text:p>
      <text:p text:style-name="Text_20_body">Ad eum forte in area Palatina, cum salutationem Caesaris opperiremur, philosophus Favorinus accessit conlocutusque est, nobis multisque aliis praesentibus. </text:p>
      <text:p text:style-name="Text_20_body">In illis tunc eorum sermonibus orta mentiost legum decemviralium, quas decemviri eius rei gratia a populo creati conposuerunt, in duodecim tabulas conscripserunt.</text:p>
      <text:p text:style-name="Text_20_body">Eas leges cum Sex. Caecilius, inquisitis exploratisque multarum urbium legibus, eleganti atque absoluta brevitate verborum scriptas diceret, ‘Sit,’ inquit, ‘hoc’ Favorinus, ‘in pleraque earum legum parte ita uti dicis; non enim minus cupide tabulas istas [duodecim] legi quam illos duodecim libros Platonis <text:span text:style-name="Emphasis">De Legibus.</text:span> Sed quaedam istic esse animadvertuntur aut obscurissima aut durissima aut lenia contra nimis et remissa aut nequaquam ita, ut scriptum est, consistentia.’</text:p>
      <text:p text:style-name="Text_20_body">‘Obscuritates,’ inquit Sex.</text:p>
      <text:p text:style-name="Text_20_body">Caecilius, ‘non adsignemus culpae scribentium, sed inscitiae non adsequentium, quamquam hi quoque ipsi, qui quae [scripta] sunt minus percipiunt culpa vacant.’</text:p>
      <text:p text:style-name="Text_20_body">‘Nam longa aetas verba atque mores veteres oblitteravit, quibus verbis moribusque sententia legum conprehensa est. Trecentesimo quoque anno post Romam conditam tabulae conpositae scriptaeque sunt, a quo tempore ad hunc diem anni esse non longe minus sescenti videntur.’</text:p>
      <text:p text:style-name="Text_20_body">‘Dure autem scriptum esse in istis legibus quid existimari potest? nisi duram esse [legem] putas, quae iudicem arbitrumve iure datum, qui ob rem iudicandam pecuniam accepisse convictus est, capite poenitur aut quae [furem] manifestum ei cui furtum factum est in servitutem tradit, nocturnum autem furem ius occidendi tribuit.’</text:p>
      <text:p text:style-name="Text_20_body">‘Dic enim, quaeso, die, vir sapientiae studiosissime, an aut iudicis illius perfidiam contra omnia divina atque humana iusiurandum suum pecunia vendentis aut furis manifesti intolerandam audaciam aut nocturni grassatoris insidiosam violentiam non dignam esse capitis poena existumes?’</text:p>
      <text:p text:style-name="Text_20_body">‘Noli,’ inquit Favorinus, ‘ex me quaerere quid ego existumem. Scis enim solitum esse me, pro disciplina sectae quam colo, inquirere potius quam decernere.’</text:p>
      <text:p text:style-name="Text_20_body">‘Sed non levis existimator neque aspernabilis est populus Romanus, cui delicta quidem istaec vindicanda, poenae tamen huiuscemodi nimis durae esse visae sunt; passus enim est leges istas de tam inmodico supplicio situ atque senio emori.’</text:p>
      <text:p text:style-name="Text_20_body">‘Sicut illud quoque [non] scriptum improbavit, quod, si homo in ius vocatus, morbo aut aetate aeger <text:soft-page-break/>ad ingrediendum invalidus est, ‘arcera non sternitur,’ sed ipse aufertur et iumento imponitur atque ex domo sua ad praetorem in comitium nova funeris facie effertur. Quam enim ob causam morbo adfectus et ad respondendum pro sese non idoneus, iumento adhaerens in ius adversario deportatur?’</text:p>
      <text:p text:style-name="Text_20_body">‘Quod vero dixi videri quaedam esse inpendio molliora, nonne tibi quoque videtur nimis esse dilutum quod ita de iniuria poenienda scriptum est: ‘Si iniuriam alteri faxsit, viginti quinque aeris poenae sunto’? Quis enim erit tam inops, quem ab iniuriae faciendae libidine viginti quinque asses deterreant?’</text:p>
      <text:p text:style-name="Text_20_body">‘Itaque cum eam legem Labeo quoque vester in libris, quos <text:span text:style-name="Emphasis">Ad Duodecimn Tabulas</text:span> conscripsit, non probaret: ‘Quidam,’ inquit, ‘L. Veratius fuit egregie homo inprobus atque inmani vecordia. Is pro delectamento habebat, os hominis liberi manus suae palma verberare. Eum servus sequebatur ferens crumenam plenam assium; ut quemque depalmaverat, numerari statim secundum <text:span text:style-name="Emphasis">Duodecim Tabulas</text:span> quinque et viginti asses iubebat.’ Propterea,’</text:p>
      <text:p text:style-name="Text_20_body">inquit, ‘praetores postea hanc abolescere et relinqui censuerunt iniuriisque aestumandis recuperatores se daturos edixerunt.’</text:p>
      <text:p text:style-name="Text_20_body">‘Nonnulla autem in istis legibus ne consistere quidem, sicuti dixi, visa sunt, velut illa lex talionis, cuius verba, nisi memoria me fallit, haec sunt: ‘Si merbrum rupit, ni cum e pacto, talio esto.’’</text:p>
      <text:p text:style-name="Text_20_body">‘Praeter enim [ulciscendi] acerbitatem ne procedere quoque executio iustae talionis potest. Nam cui membrum ab alio ruptum est, si ipsi itidem rumpere per talionem velit, quaero, an efficere possit rumpendi pariter membri aequilibrium? In qua re primum ea difficultas est inexplicabilis.’</text:p>
      <text:p text:style-name="Text_20_body">‘Quid si membrum,’ inquit, ‘alteri inprudens ruperit? Quod enim inprudentia factum est, retaliari per inprudentiam debet. Ictus quippe fortuitus et consultus non cadunt sub eiusdem talionis similitudinem. Quonam igitur modo inprudentem poterit imitari, qui in exequenda talione non licentiae ius habet, sed inprudentiae?’</text:p>
      <text:p text:style-name="Text_20_body">‘Sed et si prudens ruperit, nequaquam patietur aut altius se laedi aut latius. Quod [cuimodi] libra atque mensura caveri possit, non reperio.’</text:p>
      <text:p text:style-name="Text_20_body">‘Quin etiam, si quid plus erit aliterve conmissum, res fiet ridiculae atrocitatis, ut contraria actio [mutuae] talionis oriatur et adolescat infinita quaedam reciprocatio talionum.’</text:p>
      <text:p text:style-name="Text_20_body">‘Nam de inmanitate illa secandi partiendique humani corporis, si unus ob pecuniam debitam iudicatus addictusque sit pluribus, non libet meminisse et piget dicere. Quid enim videri potest efferatius, quid ab hominis ingenio diversius quam quod membra inopis debitoris acerbissimo laniatu distrahebantur, sicuti nunc bona venum distrahuntur?’</text:p>
      <text:p text:style-name="Text_20_body">Tum Sex. Caecilius amplexus utraque manu Favorinum, ‘Tu es,’ inquit, ‘unus profecto in nostra [memoria] non Graecae modo, sed Romanae quoque rei peritissimus. Quis enim philosophorum disciplinae suae leges tam scite atque docte callet quam leges tu nostras decemvirales percalluisti?’</text:p>
      <text:p text:style-name="Text_20_body">‘Sed, quaeso tecum tamen, degrediare [paulisper] curriculis istis disputationum vestrarum academicis omissoque studio, quicquid lubitum est arguendi tuendique, consideres gravius [cuimodi] sint ea quae reprehendisti,’</text:p>
      <text:p text:style-name="Text_20_body"><text:soft-page-break/>‘nec ideo contemnas legum istarum antiquitates, quod plerisque ipse iam populus Romanus uti desiverit. Non enim profecto ignoras legum [oportunitates] et medellas pro [temporum] moribus et pro rerum publicarum generibus ac pro utilitatum praesentium rationibus proque vitiorum quibus medendum est fervoribus mutari atque flecti neque uno statu consistere, quin, ut facies caeli et maris, ita rerum atque fortunae tempestatibus varientur.’</text:p>
      <text:p text:style-name="Text_20_body">‘Quid salubrius visum est rogatione illa Stolonis iugerum de numero praefinito? Quid utilius plebisscito Voconio de coercendis mulierum hereditatibus? Quid tam necessarium existimatum est propulsandae civium luxuriae quam lex Licinia et Fannia aliaeque item leges sumptuariae? Omnia tamen haec oblitterata et operta sunt civitatis opulentia quasi quibusdam fluctibus exaestuantis.’</text:p>
      <text:p text:style-name="Text_20_body">‘Sed cur tibi esse visa est inhumana lex omnium mea quidem sententia humanissima, quae iumentum dari iubet aegro aut seni in ius vocato?’</text:p>
      <text:p text:style-name="Text_20_body">‘Verba sunt haec de lege ‘Si in ius vocat’: ‘Si morbus aevitasve vitium escit, qui in ius vocabit iumentum dato; si nolet,’’</text:p>
      <text:p text:style-name="Text_20_body">‘‘arceram ne sternito.’ An tu forte morbum appellari hic putas aegrotationem graver cum febri rapida et quercera, iumentumque dici pecus aliquod unicum tergo vehens? ac propterea minus fuisse humanum existumas aegrotum domi suae cubantem iumento inpositum in ius rapi?’</text:p>
      <text:p text:style-name="Text_20_body">‘Hoc, mi Favorine, nequaquam ita est. Nam morbus in lege ista non febriculosus neque nimium gravis, sed vitium aliquod inbecillitatis atque invalentiae demonstratur, non periculum vitae ostenditur. Ceteroqui morbum vehementiorem, vim graviter nocendi habenten, legum istarum scriptores alio in loco, non per se ‘morbum,’ sed ‘morbum sonticum’ appellant.’</text:p>
      <text:p text:style-name="Text_20_body">‘Iumentum quoque non id solum significat quod nunc dicitur, sed vectabulum etiam quod a iunctis pecoribus trahebatur; veteres nostri ‘iumentum.’ a ‘iungendo’ dixerunt.’</text:p>
      <text:p text:style-name="Text_20_body">‘‘Arcera’ autem vocabatur plaustrum tectum undique et munitum, quasi area quaedam magna, vestimentis instrata, qua nimis aegri aut senes portari cubantes solebant.’</text:p>
      <text:p text:style-name="Text_20_body">‘Quaenam tibi igitur acerbitas esse visa est, quod in ius vocato paupertino homini vel inopi, qui aut pedibus forte aegris esset aut quo alio casu ingredi non quiret, plaustrum esse dandum censuerunt? neque insterni tamen delicate arceram iusserunt, quoniam satis esset invalido cuimodi vectabulum. Atque id fecerunt, ne causatio ista aegri corporis perpetuam vocationem daret fidem detractantibus iurisque actiones declinantibus; sed enim insubide. ’</text:p>
      <text:p text:style-name="Text_20_body">‘Iniurias factas quinque et viginti assibus sanxerunt. Non omnino omnes, mi Favorine, iniurias aere isto pauco diluerunt, tametsi haec ipsa paucitas assium grave pondus aeris fuit; nam librariis assibus in ea tempestate populus usus est.’</text:p>
      <text:p text:style-name="Text_20_body">‘Sed iniurias atrociores, ut de osse fracto, non liberis modo, verum etiam servis factas, inpensiore damno vindicaverunt, quibusdam autem iniuriis talionem quoque adposuerunt.’</text:p>
      <text:p text:style-name="Text_20_body">‘Quam quidem tu talionem, vir optime, iniquius paulo insectatus es ac ne consistere quidem dixisti lepida quadam sollertia verborum, quoniam talioni par non sit talio neque rumpi membrum facile possit ad alterius rupturae, ut ais tu, ‘aequilibrium.’’</text:p>
      <text:p text:style-name="Text_20_body">‘Verumst, mi Favorine, talionem parissimam fieri difficillime. Sed decemviri minuere atque <text:soft-page-break/>extinguere volentes huiuscemodi violentiam pulsandi atque laedendi talione, eo quoque metu coercendos esse homines putaverunt neque eius qui membrum alteri rupisset et pacisci tamen de talione redimenda nollet tantam esse habendam rationem arbitrati sunt, ut an prudens inprudensne rupisset spectandum putarent aut talionem in eo vel ad amussim aequiperarent vel in librili perpenderent; sed potius eundem animum eundemque impetum in eadem parte corporis rumpenda, non eundem quoque casum exigi voluerunt, quoniam modus voluntatis praestari posset, casus ictus non posset.’</text:p>
      <text:p text:style-name="Text_20_body">‘Quod si ita est ut dico, et ut ipse aequitatis habitus demonstrat, taliones illae tuae reciprocae argutiores profecto quam veriores fuerunt.’</text:p>
      <text:p text:style-name="Text_20_body">‘Sed quoniam acerbum quoque esse hoc genus poenae putas, quae, obsecro te, ista acerbitas est, si idem fiat in te quod tute in alio feceris? praesertim cum habeas facultatem paciscendi et non necesse sit pati talionem, nisi eam tu elegeris.’</text:p>
      <text:p text:style-name="Text_20_body">‘Quod edictum autem praetorum de aestimandis iniuriis probabilius esse existimas, nolo hoc ignores, hanc quoque ipsam talionem ad aestimationem iudicis redigi necessario solitam.’</text:p>
      <text:p text:style-name="Text_20_body">‘Nam si reus, qui depecisci noluerat, iudici talionem imperanti non parebat, aestimata lite iudex hominem pecuniae damnabat, atque ita, si reo et pactio gravis et acerba talio visa fuerat, severitas legis ad pecuniae multam redibat.’</text:p>
      <text:p text:style-name="Text_20_body">‘Restat, ut ei quod de sectione partitioneque que corporis inmanissimum esse tibi visum est respondeam. Omnibus quidem virtutum generibus exercendis colendisque populus Romanus e parva origine ad tantae amplitudinis instar emicuit, sed omnium maxime atque praecipue fidem coluit sanctamque habuit tam privatim quam publice.’</text:p>
      <text:p text:style-name="Text_20_body">‘Sic consules, clarissimos viros, hostibus confirmandae fidei publicae causa dedidit, sic clientem in fidem acceptum cariorem haberi quam propinquos tuendumque esse contra cognatos censuit, neque peius ullum facinus existimatum est quam si cui [probaretur] clientem divisui habuisse.’</text:p>
      <text:p text:style-name="Text_20_body">‘Hanc autem fidem maiores nostri non modo in officiorum [vicibus], sed in negotiorum quoque contractibus sanxerunt maximeque in pecuniae mutuaticae usu atque commercio; adimi enim putaverunt subsidium hoc inopiae temporariae, quo [communis] omnium vita indiget, si perfidia debitorum sine gravi poena eluderet.’</text:p>
      <text:p text:style-name="Text_20_body">‘Confessi igitur aeris ac debiti iudicatis triginta dies sunt dati conquirendae pecuniae causa, quam dissolverent,’</text:p>
      <text:p text:style-name="Text_20_body">‘eosque dies decemviri ‘iustos’ appellaverunt, velut quoddam iustitium, id est iuris inter eos quasi interstitionem quandam et cessationem, quibus diebus nihil cum his agi iure posset.’</text:p>
      <text:p text:style-name="Text_20_body">‘Post deinde, nisi dissolverant, ad praetorem vocabantur et ab eo quibus erant iudicati addicebantur, nervo quoque aut [compedibus] vinciebantur.’</text:p>
      <text:p text:style-name="Text_20_body">‘Sic enim sunt, opinor, verba legis: ‘Aeris confessi rebusque iure iudicatis triginta dies iusti sunto. Post deinde manus iniectio esto, in ius ducito. Ni iudicatum facit aut quis endo eo in iure vindicit, secum ducito, vincito aut nervo aut compedibus. Quindecim pondo ne minore aut si volet maiore vincito. Si volet suo vivito. Ni suo vivit, qui eum vinctum habebit, libras farris endo dies dato. Si volet plus dato.’’</text:p>
      <text:p text:style-name="Text_20_body"><text:soft-page-break/>‘Erat autem ius interea paciscendi ac, nisi pacti forent, habebantur in vinculis dies sexaginta.’</text:p>
      <text:p text:style-name="Text_20_body">‘Inter eos dies trinis nundinis continuis ad praetorem in comitium producebantur, quantaeque pecuniae iudicati essent praedicabatur. Tertiis autem nundinis capite poenas dabant aut trans Tiberim peregre venum ibant.’</text:p>
      <text:p text:style-name="Text_20_body">‘Sed eam capitis poenam sanciendae, sicuti dixi, fidei gratia horrificam atrocitatis ostentu novisque terroribus metuendam reddiderunt. Nam si plures forent, quibus reus esset iudicatus, secare, si vellent, atque partiri corpus addicti sibi hominis permiserunt.’</text:p>
      <text:p text:style-name="Text_20_body">‘Et quidem verba ipsa legis dicam, ne existimes invidiam me istam forte formidare: ‘Tertiis,’ inquit, ‘nundinis partis secanto. Si plus minusve secuerunt, se fraude esto.’’</text:p>
      <text:p text:style-name="Text_20_body">‘Nihil profecto inmitius, nihil inmanius, nisi, ut re ipsa apparet, eo consilio tanta inmanitas poenae denuntiatast, ne ad eam umquam perveniretur.’</text:p>
      <text:p text:style-name="Text_20_body">‘Addici namque nunc et vinciri multos videmus, quia vinculorum poenam deterrimi homines contemnunt,’</text:p>
      <text:p text:style-name="Text_20_body">‘dissectum esse antiquitus neminem equidem legi neque audivi, quoniam saevitia ista poenae contemni non quitast.’</text:p>
      <text:p text:style-name="Text_20_body">‘An putas, Favorine, si non illa etiam ex <text:span text:style-name="Emphasis">Duodecim Tabulis</text:span> de testimoniis falsis poena abolevisset et si nunc quoque, ut antea, qui falsum testimonium dixisse convictus esset, e saxo Tarpeio deiceretur, mentituros fuisse pro testimonio tam multos quam videmus? Acerbitas plerumque ulciscendi maleficii bene atque caute vivendi disciplinast.’</text:p>
      <text:p text:style-name="Text_20_body">‘Historia de Metto Fufetio Albano nobis quoque, non admodum numero istiusmodi libros lectitantibus, ignota non est, qui, quoniam pactum atque condictum cum rege populi Romani perfide ruperat, binis quadrigis evinctus in diverse nitentibus laceratus est; novum atque asperum supplicium quis negat? sed, quid elegantissimus poeta dicat, vide: ’</text:p>
      <text:p text:style-name="Text_20_body">Haec taliaque alia ubi Sextus Caecilius, omnibus qui aderant, ipso quoque Favorino adprobante atque laudante, disseruit, nuntiatum est Caesarem iam salutari, et separati sumus.</text:p>
      <text:h text:style-name="Heading_20_3" text:outline-level="3">II</text:h>
      <text:h text:style-name="Heading_20_4" text:outline-level="4">Argument</text:h>
      <text:p text:style-name="Text_20_body">Vocabulum ‘siticinum’ in M. Catonis oratione quid significet.</text:p>
      <text:p text:style-name="Text_20_body">‘SITICINES’ scriptum est in oratione M. Catonis, quae scribitur <text:span text:style-name="Emphasis">Ne Imperium sit Veteri, ubi Nouus Venerit.</text:span> ‘Siticines,’ intuit, ‘et liticines et tubicines.’</text:p>
      <text:p text:style-name="Text_20_body">Sed Caesellius Vindex in <text:span text:style-name="Emphasis">Conmentariis Lectionum Antiquarum</text:span> scire quidem se ait, ‘liticines’ lituo cantare et ‘tubicines’ tuba; quid istuc autem sit, quo ‘siticines’ cantant, homo ingenuae veritatis scire sese negat.</text:p>
      <text:p text:style-name="Text_20_body">Nos autem in Capitonis Atei <text:span text:style-name="Emphasis">Coniectaneis</text:span> invenimus, ‘siticines’ appellatos qui apud ‘sitos’ canere <text:soft-page-break/>soliti essent, hoc est vita functos et sepultos, eosque habuisse proprium genus tubae, qua canerent, a ceterorum tubicinum differens.</text:p>
      <text:h text:style-name="Heading_20_3" text:outline-level="3">III</text:h>
      <text:h text:style-name="Heading_20_4" text:outline-level="4">Argument</text:h>
      <text:p text:style-name="Text_20_body">Quam ob causam L. Accius poeta in <text:span text:style-name="Emphasis">Pragmaticis</text:span> sicinnistas ‘nebuloso nomine’ esse dixerit.</text:p>
      <text:p text:style-name="Text_20_body">Quos ‘sicinistas’ vulgus dicit, qui rectius locuti sunt,‘sicinnistas’ littera <text:span text:style-name="Emphasis">n</text:span> gemina dixerunt.</text:p>
      <text:p text:style-name="Text_20_body">‘Sicinnium’ enim genus veteris saltationis fuit. Saltabundi autem canebant, quae nunc stantes canunt.</text:p>
      <text:p text:style-name="Text_20_body">Posuit hoc verbum L. Accius poeta in <text:span text:style-name="Emphasis">Pragmaticis</text:span> appellarique ‘sicinnistas’ ait ‘nebuloso nomine,’ credo propterea ‘nebuloso,’ quod, ‘sicinnium’ cur diceretur, obscurum esset.</text:p>
      <text:h text:style-name="Heading_20_3" text:outline-level="3">IV</text:h>
      <text:h text:style-name="Heading_20_4" text:outline-level="4">Argument</text:h>
      <text:p text:style-name="Text_20_body">Artificum scaenicorum studium amoremque inhonestum probrosumque esse; et super ea re verba Aristotelis philosophi adscripta.</text:p>
      <text:p text:style-name="Text_20_body">COMOEDOS quispiam et tragoedos et tibicines dives adulescens, Tauri philosophi discipulus, ut liberos homines in deliciis atque in delectamentis habebat.</text:p>
      <text:p text:style-name="Text_20_body">Id genus autem artifices Graece appellantur <text:span text:style-name="Emphasis">οἱ περὶ</text:span> <text:span text:style-name="Emphasis">τὸν Διόνυσον τεχνῖται.</text:span></text:p>
      <text:p text:style-name="Text_20_body">Eum adulescentem Taurus a sodalitatibus convictuque hominum scaenicorum abducere volens, misit ei verba haec ex Aristotelis libro exscripta, qui <text:span text:style-name="Emphasis">Προβλήματα Ἐγκύκλια</text:span> inscriptus est,</text:p>
      <text:p text:style-name="Text_20_body">iussitque uti ea cotidie lectitaret: <text:span text:style-name="Emphasis">Διὰ τὶ οἱ</text:span> <text:span text:style-name="Emphasis">Διονυσιακοὶ τεχνῖται ὡς ἐπὶ τὸ πολὺ πονηροί εἰσιν; ἢ</text:span> <text:span text:style-name="Emphasis">ὅτι ἥκιστα λόγου καὶ</text:span> <text:span text:style-name="Emphasis">φιλοσοφίας</text:span> <text:span text:style-name="Emphasis">κοινωνοῦσι διὰ τὸ περὶ τὰς ἀναγκαίας τέχνας τὸ πολὺ μέρος τοῦ βίου εἶναι, καὶ ὅτι ἐν ἀκρασίαις τὸν πολὺν χρόνον εἰσίν, ὁτὲ δὲ ἐν ἀποριαις;</text:span> <text:span text:style-name="Emphasis">ἀμφότερα δὲ φαυλότητος παρασκευαστικά.</text:span></text:p>
      <text:h text:style-name="Heading_20_3" text:outline-level="3">V</text:h>
      <text:h text:style-name="Heading_20_4" text:outline-level="4">Argument</text:h>
      <text:p text:style-name="Text_20_body">Exempla epistularum Alexandri regis et Aristotelis philosophi, ita uti sunt edita; eaque in lingua Latinam versa.</text:p>
      <text:p text:style-name="Text_20_body">COMMENTATIONUM suarum artiumque quas discipulis tradebat Aristoteles philosophus, regis Alexandri magister, duas species habuisse dicitur. Alia erant, quae nominabat <text:span text:style-name="Emphasis">ἐξωτερικά,</text:span> alia, quae</text:p>
      <text:p text:style-name="Text_20_body">appellabat <text:span text:style-name="Emphasis">ἀκροατικά.</text:span></text:p>
      <text:p text:style-name="Text_20_body"><text:soft-page-break/><text:span text:style-name="Emphasis">Ἐξωτερικά</text:span> dicebantur, quae ad rhetoricas meditationes facultatemque argutiarum civiliumque rerum notitiam conducebant, <text:span text:style-name="Emphasis">ἀκροατικά</text:span> autem vocabantur,</text:p>
      <text:p text:style-name="Text_20_body">in quibus philosophia remotior subtiliorque agitabatur quaeque ad naturae contemplationes disceptationesve dialecticas pertinebant. </text:p>
      <text:p text:style-name="Text_20_body">Huic disciplinae, quam dixi, <text:span text:style-name="Emphasis">ἀκροατικῇ</text:span> tempus exercendae dabat in Lycio matutinum nec ad eam quemquam [temere] admittebat, nisi quorum ante ingenium et eruditionis elementa atque in discendo studium laboremque explorasset.</text:p>
      <text:p text:style-name="Text_20_body">Illas vero exotericas auditiones exercitiumque dicendi eodem in loco vesperi faciebat easque vulgo iuvenibus sine dilectu praebebat, atque eum <text:span text:style-name="Emphasis">δειλινὸν</text:span> <text:span text:style-name="Emphasis">περίπατον</text:span> appellabat, ilium alterum supra <text:span text:style-name="Emphasis">ἐωθινόν</text:span>; utroque enim tempore ambulans disserebat.</text:p>
      <text:p text:style-name="Text_20_body">Libros quoque suos, earum omnium rerum conmentarios, seorsum divisit, ut alii ‘exoterici’ dicerentur, partim ‘acroatici.’</text:p>
      <text:p text:style-name="Text_20_body">Eos libros generis ‘acroatici’ cum in vulgus ab eo editos rex Alexander cognovisset atque ea tempestate armis exercitam omnem prope Asiam teneret regemque ipsum Darium proeliis et victoriis urgeret, in illis tamen tantis negotiis litteras ad Aristotelem misit, non eum recte fecisse, quod disciplinas acroaticas, quibus ab eo ipse eruditus</text:p>
      <text:p text:style-name="Text_20_body">foret, libris foras editis involgasset: </text:p>
      <text:p text:style-name="Text_20_body">‘Nam qua,’ inquit, ‘alia re praestare ceteris poterimus, si ea quae ex te [accepimus] omnium prosus fient communia? Quippe ego doctrina anteire malim quam copiis atque opulentiis.’</text:p>
      <text:p text:style-name="Text_20_body">Rescripsit ei Aristoteles ad hanc sententiam: ‘Acroaticos libros, quos editos quereris et non proinde ut arcana absconditos, neque editos scito esse neque non editos, quoniam his solis cognobiles erunt, qui nos audiverunt.’ <text:span text:style-name="tei_5f_inlineNote">audiverunt </text:span><text:span text:style-name="tei_5f_inlineNote"><text:span text:style-name="Emphasis">added by Hertz.</text:span></text:span><text:span text:style-name="tei_5f_inlineNote">] </text:span></text:p>
      <text:p text:style-name="Text_20_body">Exempla utrarumque litterarum sumpta ex Andronici philosophi libro subdidi; amavi prosus in utriusque epistula brevitatis elegantissimae filum tenuissimum:</text:p>
      <text:p text:style-name="Text_20_body"><text:span text:style-name="Emphasis">Ἀλέξανδρος Ἀριστοτέλει εὖ πράττειν.</text:span></text:p>
      <text:p text:style-name="Text_20_body"><text:span text:style-name="Emphasis">Οὐκ ὀρθῶς ἐποίησας, ἐκδοὺς τοὺς ἀκροατικοὺς</text:span><text:span text:style-name="Emphasis"><text:span text:style-name="tei_5f_inlineNote"> </text:span></text:span><text:span text:style-name="Emphasis">τῶν λόγων· τίνι γὰρ δὴ διοίσομεν ἡμεῖς τῶν ἄλλων, εἰ καθʼ οὓς ἐπαιδεύθημεν λόγους, οὗτοι πάντων ἔσονται κοινοί; ἐγὼ δὲ βουλοίμην ἂν ταῖς περὶ τὰ ἄριστα ἐμπειράαις ἢ ταῖς δυνάμεσιν διαφέρειν. ἔρρωσο.</text:span></text:p>
      <text:p text:style-name="Text_20_body"><text:span text:style-name="Emphasis">Ἀριστοτέλης βασιλεῖ Ἀλεξάνδρῳ εὖ πράττειν.</text:span></text:p>
      <text:p text:style-name="Text_20_body"><text:span text:style-name="Emphasis">Ἔγραψάς μοι περὶ τῶν ἀκροατικῶν λόγων, οἰόμενος δεῖν αὐτοὺς φυλάττειν ἐν ἀπορρήτοις. ἴσθι οὖν αὐτοὺς καὶ ἐκδεδομένους καὶ μὴ ἐκδεδομένουσ· ξυνετοὶ γάρ εἰσιν μόνοις τοῖς ἡμῶν ἀκούσασιν. ἔρρωσο, Ἀλέξανδρε βασιλεῦ.</text:span></text:p>
      <text:p text:style-name="Text_20_body">Hoc ego verbum <text:span text:style-name="Emphasis">ξυνετοὶ γὰρ εἰσιν</text:span> quaerens uno itidem verbo dicere, aliud non repperi quam quod est scriptum a M. Catone in sexta <text:span text:style-name="Emphasis">Origine:</text:span> ‘Itaque ego,’ inquit, ‘cognobiliorem cognitionem esse arbitror.’</text:p>
      <text:h text:style-name="Heading_20_3" text:outline-level="3"><text:soft-page-break/>VI</text:h>
      <text:h text:style-name="Heading_20_4" text:outline-level="4">Argument</text:h>
      <text:p text:style-name="Text_20_body">Quaesitum atque tractatum utrumn siet rectius dicere ‘habeo curam vestri,’ an ‘vestrum.’</text:p>
      <text:p text:style-name="Text_20_body">PERCONTABAR Apollinarem Sulpicium, cum eum Romae adulescentulus sectarer, qua ratione diceretur ‘habeo curam vestri’ aut ‘misereor vestri’ et iste casus ‘vestri’ eo in loco quem videretur habere casum rectum.</text:p>
      <text:p text:style-name="Text_20_body">Is hic mihi ita respondit: ‘Quaeris,’ inquit, ‘ex me, quod mihi quoque est iamdiu in perpetua quaestione. Videtur enim non ‘vestri’ oportere dici, sed ‘vestrum,’ sicuti Graeci locuntur: <text:span text:style-name="Emphasis">ἐπιμελοῦμαι ὑμῶν, κήδομαι ὑμῶν,</text:span> in quo loco <text:span text:style-name="Emphasis">ὑμῶν</text:span> aptius ‘vestrum’ dicitur quam ‘vestri’ et habet casum nominandi, quem tu ‘rectum’ appellasti, ‘vos.’ ’</text:p>
      <text:p text:style-name="Text_20_body">‘Invenio tamen,’ inquit, ‘non paucis in locis ‘nostri’ atque ‘vestri’ dictum, non ‘nostrum’ aut ‘vestrum.’ L. Sulla <text:span text:style-name="Emphasis">Rerum Gestarum</text:span> libro secundo: ‘Quod si fieri potest, ut etiam nunc nostri vobis in mentem veniat, nosque magis dignos creditis quibus civibus quam hostibus utamini quique pro vobis potius quam contra vos pugnemus, neque nostro neque maiorum nostrorum inmmerito ’ nobis id continget.’</text:p>
      <text:p text:style-name="Text_20_body">‘Terentius in <text:span text:style-name="Emphasis">Phormione:</text:span> ’</text:p>
      <text:p text:style-name="Text_20_body">‘Afranius in togata: ’</text:p>
      <text:p text:style-name="Text_20_body">‘Et Laberius in <text:span text:style-name="Emphasis">Necyomantia:</text:span> ’</text:p>
      <text:p text:style-name="Text_20_body">‘Dubium porro,’ inquit, ‘non est, quin eodem haec omnia casu dicantur: ‘nostri paenitet,’ ‘nostri oblitus est,’ ‘nostri misertus est,’ quo dicitur: ‘mei paenitet,’ ‘mei misertus est,’ ‘mei oblitus est.’’</text:p>
      <text:p text:style-name="Text_20_body">‘‘Mei’ autem casus interrogandi est, quem ‘genetivum’ grammatici vocant, et ab eo declinatur, quod est ‘ego’; huius deinde plurativum est ‘nos.’ ‘Tui’ aeque declinatur ab eo, quod est ‘tu’; huius itidem plurativum est ‘vos.’’</text:p>
      <text:p text:style-name="Text_20_body">‘Sic namque Plautus declinavit in <text:span text:style-name="Emphasis">[Pseudulo]</text:span> in hisce versibus: ‘Mei’ enim Plautus hoc in loco non ab eo dixit, quod est ‘meus,’ sed ab eo, quod est ‘ego.’’</text:p>
      <text:p text:style-name="Text_20_body">‘Itaque si dicere velis ‘patrem mei’ pro ‘patrem meum,’ quo Graeci modo <text:span text:style-name="Emphasis">τὸν πατέρα μου</text:span> dicunt, inusitate quidem, sed recte profecto eaque ratione dices, qua Plautus dixit ‘labori mei’ pro ‘labori meo.’’</text:p>
      <text:p text:style-name="Text_20_body">‘Haec autem ipsa ratio est in numero plurativo, qua Gracchus ‘misereri vestrum’ dixit et qua M. Cicero ‘contentio vestrum’ et ‘contentione nostrum’ dixit quaque item ratione Quadrigarius in <text:span text:style-name="Emphasis">Annali</text:span> undevicesimo verba haec posuit: ‘C. Mari, ecquando te nostrum et reipublicae miserebitur!’ Cur igitur Terentius ‘paenitet nostri,’ non ‘nostrum,’ et Afranius ‘nostri miseritus est,’ non ‘nostrum’?’</text:p>
      <text:p text:style-name="Text_20_body">‘Nihil hercle,’ inquit, ‘mihi de ista re in mentem venit, nisi auctoritas quaedam vetustatis non nimis anxie neque superstitiose loquentis. Nam sicuti multifariam scriptum est ‘vestrorum’ pro‘vestrum,’ ut in Plauti <text:span text:style-name="Emphasis">[Mustellaria]</text:span> in hoc versu: cum vellet ‘maxima pars’ dicere ‘vestrum,’ ita nonnumquam <text:soft-page-break/>‘vestri’ quoquc dictum est pro ‘vestrum.’’</text:p>
      <text:p text:style-name="Text_20_body">‘Sed [procul] dubio qui rectissime loqui volet ‘vestrum’ potius dixerit quam ‘vestri.’’</text:p>
      <text:p text:style-name="Text_20_body">‘Et [idcirco] inportunissime,’ inquit, ‘fecerunt, qui in plerisque Sallusti exemplaribus scripturam istam sincerissimam corruperunt. Nam cum ita in <text:span text:style-name="Emphasis">Catilina</text:span> scriptum esset: ‘Saepe maiores vestrum miseriti plebis Romanae,’ ‘vestrum’ obleverunt et ‘vestri’ superscripserunt. Ex quo in plures libros mendae istius indoles manavit.’</text:p>
      <text:p text:style-name="Text_20_body">Haec memini mihi Apollinarem dicere, eaque tunc ipsa, ita ut dicta fuerant, notavi.</text:p>
      <text:h text:style-name="Heading_20_3" text:outline-level="3">VII</text:h>
      <text:h text:style-name="Heading_20_4" text:outline-level="4">Argument</text:h>
      <text:p text:style-name="Text_20_body">Quam diversae Graecorum sint sententiae super numero Niobae filiorum. </text:p>
      <text:p text:style-name="Text_20_body">MIRA et prope adeo ridicula diversitas fabulae apud Graecos poetas deprenditur super numero Niobae filiorum. </text:p>
      <text:p text:style-name="Text_20_body">Nam Homerus pueros puellasque eius bis senos dicit fuisse, Euripides bis septenos, Sappho bis novenos, Bacchylides et Pindarus bis denos, quidam alii scriptores tres fuisse solos dixerunt. </text:p>
      <text:h text:style-name="Heading_20_3" text:outline-level="3">VIII</text:h>
      <text:h text:style-name="Heading_20_4" text:outline-level="4">Argument</text:h>
      <text:p text:style-name="Text_20_body">De his quae habere <text:span text:style-name="Emphasis">συμπτωσίαν</text:span> videntur cum luna iuvenescente ac senescente.</text:p>
      <text:p text:style-name="Text_20_body">ANNIANUS poeta in fundo suo, quem in agro Falisco possidebat, agitare erat solitus vindemiam hilare atque amoeniter. </text:p>
      <text:p text:style-name="Text_20_body">Ad eos dies me et quosdam item alios familiaris vocavit. </text:p>
      <text:p text:style-name="Text_20_body">Ibi tum cenantibus nobis magnus ostrearum numerus Roma missus est. Quae cum adpositae fuissent et multae quidem, sed inuberes macriusculaeque essent: ‘Luna,’ inquit Annianus, ‘nunc videlicet senescit; ea re ostrea quoque, sicuti quaedam alia, tenuis exsuctaque est.’</text:p>
      <text:p text:style-name="Text_20_body">Cum quaereremus quae alia item senescente luna tabescerent, ‘Nonne Lucilium,’ inquit, ‘nostrum meministis dicere: ’</text:p>
      <text:p text:style-name="Text_20_body">‘Eadem autem ipsa quae crescente luna gliscunt, deficiente contra defiunt.’</text:p>
      <text:p text:style-name="Text_20_body">‘Aelurorum quoque oculi ad easdem vices lunae aut ampliores fiunt aut minores.’</text:p>
      <text:p text:style-name="Text_20_body">‘Id etiam,’ inquit, ‘multo mirandum est magis, quod apud Plutarchum in quarto <text:span text:style-name="Emphasis">In Hesiodum Commentario</text:span> legi: ‘Cepetum revirescit et congerminat decedente luna, contra autem inarescit adolescente. Eam causam esse dicunt sacerdotes Aegyptii, cur Pelusiotae cepe non edint, quia solum olerum omnium contra lunae augmenta atque damna vices minuendi et augendi habeat contrarias.’’</text:p>
      <text:h text:style-name="Heading_20_3" text:outline-level="3"><text:soft-page-break/>IX</text:h>
      <text:h text:style-name="Heading_20_4" text:outline-level="4">Argument</text:h>
      <text:p text:style-name="Text_20_body">Qualibus verbis delectari solitus sit Antonius Iulianus, positis in <text:span text:style-name="Emphasis">[mimiambis]</text:span> Cn. <text:span text:style-name="tei_5f_inlineNote">quam </text:span><text:span text:style-name="tei_5f_inlineNote"><text:span text:style-name="Emphasis">added by L. Müller.</text:span></text:span><text:span text:style-name="tei_5f_inlineNote">] </text:span>Matii; et quid [significet] M. Cato in oratione quam scripsit de innocentia sua, [cum] ita dictitat: ‘numquam [vestimenta] a populo [poposci].’</text:p>
      <text:p text:style-name="Text_20_body">Delectari mulcerique aures suas dicebat Antonius Iulianus figmentis verborum novis Cn. Matii, hominis eruditi, </text:p>
      <text:p text:style-name="Text_20_body">qualia haec quoque essent, quae scripta ab eo in <text:span text:style-name="Emphasis">Mimiambis</text:span> memorabat:</text:p>
      <text:p text:style-name="Text_20_body">Item id quoque iucunde lepideque fictum dictitabat: </text:p>
      <text:h text:style-name="Heading_20_3" text:outline-level="3">X</text:h>
      <text:h text:style-name="Heading_20_4" text:outline-level="4">Argument</text:h>
      <text:p text:style-name="Text_20_body">Quid vocabulum ‘ex iure manuni consertum’ signiticet. </text:p>
      <text:p text:style-name="Text_20_body">‘Ex iure manum consertum’ verba sunt ex antiquis actionibus, quae, cum lege agitur et vindiciae contenduntur, dici nunc quoque apud praetorem solent.</text:p>
      <text:p text:style-name="Text_20_body">Rogavi ego Romae grammaticum, celebri hominem fama et multo nomine, quid haec verba essent. Tum ille me despiciens: ‘Aut erras,’ inquit, ‘adulescens, aut ludis; rem enim doceo grammaticam, non ius respondeo; si quid igitur ex Vergilio, Plauto, Ennio quaerere habes, quaeras licet.’</text:p>
      <text:p text:style-name="Text_20_body">‘Ex Ennio ergo,’ inquam, ‘est, magister, quod quaero.’</text:p>
      <text:p text:style-name="Text_20_body">‘Ennius enim verbis hisce usus est.’ Cumque ille demiratus aliena haec esse a poetis et haud usquam inveniri in carminibus Ennii diceret, [tum] ego hos versus ex octavo <text:span text:style-name="Emphasis">Annali</text:span> absentes dixi, nam forte eos tamquam insigniter praeter alios factos</text:p>
      <text:p text:style-name="Text_20_body">Cum hos ego versus Ennianos dixissem, ‘Credo,’ inquit grammaticus, ‘<text:span text:style-name="Emphasis">iam</text:span> tibi. Sed tu velim credas mihi, Quintum Ennium didicisse hoc non ex poeticae litteris, set ex iuris aliquo perito. Eas igitur tu quoque,’ inquit, ‘et discas unde Ennius didicit.’</text:p>
      <text:p text:style-name="Text_20_body">Usus consilio sum magistri, quod docere ipse debuerat a quo discerem praetermonstrantis. Itaque id quod ex iureconsultis quodque ex libris eorum didici inferendum his commentariis existimavi, quoniam in medio rerum et hominum vitam qui colunt ignorare non oportet verba actionum civilium celebriora. </text:p>
      <text:p text:style-name="Text_20_body">‘Manum conserere’ […] Nam de qua re disceptatur in [iure] in re praesenti, sive ager sive quid aliud est, cum adversario simul manu prendere et in ea re sollemnibus verbis vindicare, id est ‘vindicia.’</text:p>
      <text:p text:style-name="Text_20_body">Correptio manus in re atque in loco praesenti apud praetorem ex <text:span text:style-name="Emphasis">Duodecim Tabulis</text:span> fiebat, in quibus ita scriptum est: ‘Si qui in iure manum conserunt.’</text:p>
      <text:p text:style-name="Text_20_body"><text:soft-page-break/>Sed postquam praetores, propagatis Italiae finibus, satis iurisdictionis negotiis occupati, proficisci vindiciarum dicendarum causa ad </text:p>
      <text:p text:style-name="Text_20_body">longinquas res gravabantur, institutum est contra <text:span text:style-name="Emphasis">Duodecim Tabulas</text:span> tacito consensus, ut litigantes non in iure apud praetorem manum consererent, sed ‘ex iure manum consertum’ vocarent, id est alter alterum ex iure ad conserendam manum in rem de qua ageretur vocaret atque profecti simul in agrum de quo litigabatur, terrae aliquid ex eo, uti unam glebam, in ius in urbem ad praetorem deferrent et in ea gleba, tamquam in toto agro, vindicarent.</text:p>
      <text:p text:style-name="Text_20_body">Idcirco Ennius significare volens gestum, non, ut ad praetorem solitum est, legitimis actionibus neque ex iure manum consertum, sed bello ferroque et vera vi atque [solida] rem repeti dixit; quod videtur dixisse, conferens vim illam civilem et festucariam, quae verbo diceretur, non quae manu fieret, cum vi bellica et cruenta.</text:p>
      <text:h text:style-name="Heading_20_3" text:outline-level="3">XI</text:h>
      <text:h text:style-name="Heading_20_4" text:outline-level="4">Argument</text:h>
      <text:p text:style-name="Text_20_body">Quid sit ‘sculuae’ verbum positum apud M. Varronem.</text:p>
      <text:p text:style-name="Text_20_body">P. LAVINI liber est non incuriose factus. Is inscriptus est <text:span text:style-name="Emphasis">De [verbis] Sordidis.</text:span></text:p>
      <text:p text:style-name="Text_20_body">In eo scripsit ‘sculnam’ vulgo dici, quasi ‘seculnam’; ‘quem qui elegantius,’ inquit, ‘loquuntur ‘sequestrem’ appellant.’</text:p>
      <text:p text:style-name="Text_20_body">Utrumque vocabulum a sequendo factum est, quod [eius] qui electus sit utraque pars fidem</text:p>
      <text:p text:style-name="Text_20_body">sequatur. </text:p>
      <text:p text:style-name="Text_20_body">‘Sculnam’ autem scriptum esse in <text:span text:style-name="Emphasis">Logistorico</text:span> M. Varronis, qui inscribitur <text:span text:style-name="Emphasis">Catus,</text:span> idem Lavinius in eodem libro admonet.</text:p>
      <text:p text:style-name="Text_20_body">Sed quod apud sequestrem depositum erat, ‘sequestro positum’ per adverbium dicebant. Cato <text:span text:style-name="Emphasis">De Ptolomaeo contra Thermum:</text:span>‘Per deos immortalis, nolite vos at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6.01pt" fo:margin-bottom="6.01pt"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2.86pt" fo:margin-bottom="0pt" loext:contextual-spacing="false"/>
      <style:text-properties fo:font-variant="small-caps" fo:font-weight="bold"/>
    </style:style>
    <style:style style:name="l" style:family="paragraph" style:parent-style-name="Speaker">
      <style:paragraph-properties fo:margin-left="5.64pt" fo:margin-right="0pt" fo:margin-top="0pt" fo:margin-bottom="0pt" loext:contextual-spacing="false" fo:text-indent="0pt" style:auto-text-indent="false"/>
      <style:text-properties fo:font-variant="normal" fo:text-transform="none" fo:font-weight="normal"/>
    </style:style>
    <style:style style:name="Stage" style:family="paragraph" style:parent-style-name="l">
      <style:paragraph-properties fo:margin-left="0pt" fo:margin-right="0pt" fo:margin-top="2.86pt" fo:margin-bottom="0pt" loext:contextual-spacing="false" fo:text-indent="0pt"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pt" fo:margin-right="0pt" fo:margin-top="0pt" fo:margin-bottom="0pt" loext:contextual-spacing="false" fo:text-indent="0pt" style:auto-text-indent="false"/>
      <style:text-properties fo:font-weight="bold"/>
    </style:style>
    <style:style style:name="List_20_Contents" style:display-name="List Contents" style:family="paragraph" style:parent-style-name="Standard" style:class="html">
      <style:paragraph-properties fo:margin-left="28.35pt" fo:margin-right="0pt" fo:margin-top="0pt" fo:margin-bottom="0pt" loext:contextual-spacing="false" fo:text-indent="0pt"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14.14pt" fo:margin-right="0pt" fo:margin-top="0pt" fo:margin-bottom="0pt" loext:contextual-spacing="false" fo:text-indent="-14.14pt"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14.14pt" fo:margin-right="0pt" fo:margin-top="0pt" fo:margin-bottom="0pt" loext:contextual-spacing="false" fo:text-indent="-14.14pt"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pt" fo:margin-right="0pt" fo:margin-top="0pt" fo:margin-bottom="0pt" loext:contextual-spacing="false" fo:text-indent="0pt" style:auto-text-indent="false"/>
      <style:text-properties fo:font-size="18pt" fo:font-weight="bold"/>
    </style:style>
    <style:style style:name="Contents_20_8" style:display-name="Contents 8" style:family="paragraph" style:parent-style-name="Index" style:class="index">
      <style:paragraph-properties fo:margin-left="99.04pt" fo:margin-right="0pt" fo:margin-top="0pt" fo:margin-bottom="0pt" loext:contextual-spacing="false" fo:text-indent="0pt" style:auto-text-indent="false">
        <style:tab-stops>
          <style:tab-stop style:position="382.79pt"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6.01pt" fo:margin-right="6.01pt" fo:margin-top="0pt" fo:margin-bottom="0pt" loext:contextual-spacing="false" fo:text-indent="0pt"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10.01pt" fo:margin-right="0pt" fo:margin-top="0pt" fo:margin-bottom="0pt" loext:contextual-spacing="false" fo:text-indent="-10.01pt" style:auto-text-indent="false">
        <style:tab-stops/>
      </style:paragraph-properties>
    </style:style>
    <style:style style:name="Text_20_body_20_indent" style:display-name="Text body indent" style:family="paragraph" style:parent-style-name="Text_20_body" style:class="text">
      <style:paragraph-properties fo:margin-left="14.14pt" fo:margin-right="0pt" fo:margin-top="0pt" fo:margin-bottom="0pt" loext:contextual-spacing="false" fo:text-indent="0pt"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tei_5f_displayNote" style:display-name="tei_displayNote" style:family="paragraph" style:parent-style-name="Stage" style:class="text">
      <style:paragraph-properties fo:margin-left="5.64pt" fo:margin-right="5.64pt" fo:margin-top="5.64pt" fo:margin-bottom="5.64pt" loext:contextual-spacing="false" fo:text-indent="0pt" style:auto-text-indent="false"/>
      <style:text-properties fo:font-style="normal"/>
    </style:style>
    <style:style style:name="Heading_20_4" style:display-name="Heading 4" style:family="paragraph" style:parent-style-name="Heading" style:next-style-name="Text_20_body" style:default-outline-level="4" style:class="text">
      <style:paragraph-properties fo:margin-top="6.01pt" fo:margin-bottom="6.01pt"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95.25pt" fo:page-height="841.86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Mpm2">
      <style:page-layout-properties fo:page-width="595.25pt" fo:page-height="841.86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office:automatic-styles>
  <office:master-styles>
    <style:master-page style:name="Standard" style:page-layout-name="Mpm1">
      <style:header>
        <text:p text:style-name="Header"/>
      </style:header>
      <style:footer>
        <text:p text:style-name="MP1"><text:page-number text:select-page="current">369</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MacOSX_X86_64 LibreOffice_project/86daf60bf00efa86ad547e59e09d6bb77c699acb</meta:generator>
    <dc:title>Attic Nights — Machine readable text</dc:title>
    <dc:description/>
    <dc:subject/>
    <meta:creation-date>2009-10-07 1927</meta:creation-date>
    <dc:date>2018-11-28T23:05:51.257223282</dc:date>
    <dc:language>en</dc:language>
    <meta:editing-cycles>8</meta:editing-cycles>
    <meta:editing-duration>PT1H19M38S</meta:editing-duration>
    <dc:creator>Aurélien Berra</dc:creator>
    <meta:document-statistic meta:table-count="0" meta:image-count="0" meta:object-count="0" meta:page-count="369" meta:paragraph-count="6030" meta:word-count="120803" meta:character-count="843846" meta:non-whitespace-character-count="727500"/>
    <meta:user-defined meta:name="Info 1"/>
    <meta:user-defined meta:name="Info 2"/>
    <meta:user-defined meta:name="Info 3"/>
    <meta:user-defined meta:name="Info 4"/>
  </office:meta>
</office:document-meta>
</file>